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6-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Kupyansk Directive Russian Army Sheled Kamyanka, Novomolinsk, Dvorichny, West, Kislivka ...</text:span>
</text:h>
      <text:p text:style-name="P4">
Authors: liveuamap (Language: en)</text:p>
      <text:p text:style-name="P4">
Time: 2023-05-31T-73:44:00</text:p>
      <text:p text:style-name="P4">
Location: Svatove (Latitude:49.46801 Longtitude:37.91021)</text:p>
      <text:p text:style-name="P4">
Videos: []</text:p>
      <text:p text:style-name="P4">
Images: []</text:p>
      <text:p text:style-name="P4">
Tags: ["Russia"]</text:p>
      <text:p text:style-name="P4">
Id: 22566743</text:p>
      <!--METADATA-->
      <text:p text:style-name="P4">
At Kupiansk direction Russian army shelled Kamyanka, Novomlynsk, Dvorichna,Zapadne, Kyslivka, Kotlyarivka, Berestove of Kharkiv region. Russian aviationconducted airstrike at Kotlyarivka of Kharkiv region and Stelmakhivka ofLuhansk region, - General Staff of Armed Forces of Ukraine says in the morningreport</text:p>
      <text:p text:style-name="P4">
News Collection Link: <text:a xlink:type="simple" xlink:href="https://liveuamap.com/en/2023/31-may-at-kupiansk-direction-russian-army-shelled-kamyanka" text:style-name="Internet_20_link" text:visited-style-name="Visited_20_Internet_20_Link">
https://liveuamap.com/en/2023/31-may-at-kupiansk-direction-russian-army-shelled-kamyanka</text:a>
</text:p>
      <text:p text:style-name="P4">
News Source: <text:a xlink:type="simple" xlink:href="https://t.me/lumsrc/4948" text:style-name="Internet_20_link" text:visited-style-name="Visited_20_Internet_20_Link">
https://t.me/lumsrc/4948</text:a>
</text:p>
      <!--NEWS-->
      <text:h text:style-name="P10" text:outline-level="1">
<text:span text:style-name="T4">
At Lyman direction Russian army shelled Nevske, Bilohorivka of Luhansk region and Spirne of D...</text:span>
</text:h>
      <text:p text:style-name="P4">
Authors: liveuamap (Language: en)</text:p>
      <text:p text:style-name="P4">
Time: 2023-05-31T-75:44:00</text:p>
      <text:p text:style-name="P4">
Location: Luhansk (Latitude:49.07015 Longtitude:37.95279)</text:p>
      <text:p text:style-name="P4">
Videos: []</text:p>
      <text:p text:style-name="P4">
Images: []</text:p>
      <text:p text:style-name="P4">
Tags: ["Russia"]</text:p>
      <text:p text:style-name="P4">
Id: 22566742</text:p>
      <!--METADATA-->
      <text:p text:style-name="P4">
At Lyman direction Russian army shelled Nevske, Bilohorivka of Luhansk regionand Spirne of Donetsk region. Russian aviation conducted airstrikes atBilohorivka of Luhansk region and Yampolivka of Donetsk region, - GeneralStaff of Armed Forces of Ukraine says in the morning report</text:p>
      <text:p text:style-name="P4">
News Collection Link: <text:a xlink:type="simple" xlink:href="https://liveuamap.com/en/2023/31-may-at-lyman-direction-russian-army-shelled-nevske-bilohorivka" text:style-name="Internet_20_link" text:visited-style-name="Visited_20_Internet_20_Link">
https://liveuamap.com/en/2023/31-may-at-lyman-direction-russian-army-shelled-nevske-bilohorivka</text:a>
</text:p>
      <text:p text:style-name="P4">
News Source: <text:a xlink:type="simple" xlink:href="https://t.me/lumsrc/4949" text:style-name="Internet_20_link" text:visited-style-name="Visited_20_Internet_20_Link">
https://t.me/lumsrc/4949</text:a>
</text:p>
      <!--NEWS-->
      <text:h text:style-name="P10" text:outline-level="1">
<text:span text:style-name="T4">
JSU Bakhmut Directio Rusian Army Shelled Orikhovo-Vasylivka, Bogdanivka, Chrome, Ivanovo ...</text:span>
</text:h>
      <text:p text:style-name="P4">
Authors: liveuamap (Language: en)</text:p>
      <text:p text:style-name="P4">
Time: 2023-05-31T-77:44:00</text:p>
      <text:p text:style-name="P4">
Location: Bakhmut (Latitude:48.74238 Longtitude:38.14487)</text:p>
      <text:p text:style-name="P4">
Videos: []</text:p>
      <text:p text:style-name="P4">
Images: []</text:p>
      <text:p text:style-name="P4">
Tags: ["Russia"]</text:p>
      <text:p text:style-name="P4">
Id: 22566739</text:p>
      <!--METADATA-->
      <text:p text:style-name="P4">
At Bakhmut direction Russian army shelled Orikhovo-Vasylivka, Bohdanivka,Khromove, Ivanivske, Bila Hora, Pivnichne, Zalizne and New York of Donetskregion. Russian aviation conducted airstrikes at Vesele and missile strikenear New York of Donetsk region, - General Staff of Armed Forces of Ukrainesays in the morning report</text:p>
      <text:p text:style-name="P4">
News Collection Link: <text:a xlink:type="simple" xlink:href="https://liveuamap.com/en/2023/31-may-at-bakhmut-direction-russian-army-shelled-orikhovovasylivka" text:style-name="Internet_20_link" text:visited-style-name="Visited_20_Internet_20_Link">
https://liveuamap.com/en/2023/31-may-at-bakhmut-direction-russian-army-shelled-orikhovovasylivka</text:a>
</text:p>
      <text:p text:style-name="P4">
News Source: <text:a xlink:type="simple" xlink:href="https://t.me/lumsrc/4950" text:style-name="Internet_20_link" text:visited-style-name="Visited_20_Internet_20_Link">
https://t.me/lumsrc/4950</text:a>
</text:p>
      <!--NEWS-->
      <text:h text:style-name="P10" text:outline-level="1">
<text:span text:style-name="T4">
JSC Avdiivka Directio Rusian Army Shelled Avdiivka, Orlovka, Pervomaisky, Netilee of Don ...</text:span>
</text:h>
      <text:p text:style-name="P4">
Authors: liveuamap (Language: en)</text:p>
      <text:p text:style-name="P4">
Time: 2023-05-31T-79:44:00</text:p>
      <text:p text:style-name="P4">
Location: Donetsk (Latitude:48.10502 Longtitude:37.55608)</text:p>
      <text:p text:style-name="P4">
Videos: []</text:p>
      <text:p text:style-name="P4">
Images: []</text:p>
      <text:p text:style-name="P4">
Tags: ["Russia"]</text:p>
      <text:p text:style-name="P4">
Id: 22566738</text:p>
      <!--METADATA-->
      <text:p text:style-name="P4">
At Avdiyivka direction Russian army shelled Avdiyivka, Orlivka, Pervomayske,Netaylove of Donetsk region. Russian aviation conducted airstrike atAvdiyivka, - General Staff of Armed Forces of Ukraine says in the morningreport</text:p>
      <text:p text:style-name="P4">
News Collection Link: <text:a xlink:type="simple" xlink:href="https://liveuamap.com/en/2023/31-may-at-avdiyivka-direction-russian-army-shelled-avdiyivka" text:style-name="Internet_20_link" text:visited-style-name="Visited_20_Internet_20_Link">
https://liveuamap.com/en/2023/31-may-at-avdiyivka-direction-russian-army-shelled-avdiyivka</text:a>
</text:p>
      <text:p text:style-name="P4">
News Source: <text:a xlink:type="simple" xlink:href="https://t.me/lumsrc/4951" text:style-name="Internet_20_link" text:visited-style-name="Visited_20_Internet_20_Link">
https://t.me/lumsrc/4951</text:a>
</text:p>
      <!--NEWS-->
      <text:h text:style-name="P10" text:outline-level="1">
<text:span text:style-name="T4">
At Maryinka direction Russian army shelled Heorhiyivka and Pobyeda of Donetsk region. Russian...</text:span>
</text:h>
      <text:p text:style-name="P4">
Authors: liveuamap (Language: en)</text:p>
      <text:p text:style-name="P4">
Time: 2023-05-31T-81:44:00</text:p>
      <text:p text:style-name="P4">
Location: Marinka, Donetsk Oblast (Latitude:47.94556 Longtitude:37.49153)</text:p>
      <text:p text:style-name="P4">
Videos: []</text:p>
      <text:p text:style-name="P4">
Images: []</text:p>
      <text:p text:style-name="P4">
Tags: ["Russia"]</text:p>
      <text:p text:style-name="P4">
Id: 22566737</text:p>
      <!--METADATA-->
      <text:p text:style-name="P4">
At Maryinka direction Russian army shelled Heorhiyivka and Pobyeda of Donetskregion. Russian aviation conducted airstrike at Maryinka, - General Staff ofArmed Forces of Ukraine says in the morning report</text:p>
      <text:p text:style-name="P4">
News Collection Link: <text:a xlink:type="simple" xlink:href="https://liveuamap.com/en/2023/31-may-at-maryinka-direction-russian-army-shelled-heorhiyivka" text:style-name="Internet_20_link" text:visited-style-name="Visited_20_Internet_20_Link">
https://liveuamap.com/en/2023/31-may-at-maryinka-direction-russian-army-shelled-heorhiyivka</text:a>
</text:p>
      <text:p text:style-name="P4">
News Source: <text:a xlink:type="simple" xlink:href="https://t.me/lumsrc/4952" text:style-name="Internet_20_link" text:visited-style-name="Visited_20_Internet_20_Link">
https://t.me/lumsrc/4952</text:a>
</text:p>
      <!--NEWS-->
      <text:h text:style-name="P10" text:outline-level="1">
<text:span text:style-name="T4">
JSC Shakhtar Directio Rusian of the Army Shelled Kalledar, Novoukrainka, Wondering, Golden H ...</text:span>
</text:h>
      <text:p text:style-name="P4">
Authors: liveuamap (Language: en)</text:p>
      <text:p text:style-name="P4">
Time: 2023-05-31T-83:44:00</text:p>
      <text:p text:style-name="P4">
Location: Velyka Novosilka (Latitude:47.83125 Longtitude:36.83664)</text:p>
      <text:p text:style-name="P4">
Videos: []</text:p>
      <text:p text:style-name="P4">
Images: []</text:p>
      <text:p text:style-name="P4">
Tags: ["Russia"]</text:p>
      <text:p text:style-name="P4">
Id: 22566736</text:p>
      <!--METADATA-->
      <text:p text:style-name="P4">
At Shakhtarske direction Russian army shelled Vuhledar, Novoukrayinka,Prechystivka, Zolota Nyva and Shakhtarske. Russian aviation conductedairstrikes at Vodyane, Prechystivka and Velyka Novosilka, - General Staff ofArmed Forces of Ukraine says in the morning report</text:p>
      <text:p text:style-name="P4">
News Collection Link: <text:a xlink:type="simple" xlink:href="https://liveuamap.com/en/2023/31-may-at-shakhtarske-direction-russian-army-shelled-vuhledar" text:style-name="Internet_20_link" text:visited-style-name="Visited_20_Internet_20_Link">
https://liveuamap.com/en/2023/31-may-at-shakhtarske-direction-russian-army-shelled-vuhledar</text:a>
</text:p>
      <text:p text:style-name="P4">
News Source: <text:a xlink:type="simple" xlink:href="https://t.me/lumsrc/4953" text:style-name="Internet_20_link" text:visited-style-name="Visited_20_Internet_20_Link">
https://t.me/lumsrc/4953</text:a>
</text:p>
      <!--NEWS-->
      <text:h text:style-name="P10" text:outline-level="1">
<text:span text:style-name="T4">
At Zaporizhzhia and Kherson directions Russian army shelled Zelene Pole, Novopil, Temyrivka o...</text:span>
</text:h>
      <text:p text:style-name="P4">
Authors: liveuamap (Language: en)</text:p>
      <text:p text:style-name="P4">
Time: 2023-05-31T-85:44:00</text:p>
      <text:p text:style-name="P4">
Location: Ukraine (Latitude:47.5639 Longtitude:35.77749)</text:p>
      <text:p text:style-name="P4">
Videos: []</text:p>
      <text:p text:style-name="P4">
Images: []</text:p>
      <text:p text:style-name="P4">
Tags: ["Russia"]</text:p>
      <text:p text:style-name="P4">
Id: 22566734</text:p>
      <!--METADATA-->
      <text:p text:style-name="P4">
At Zaporizhzhia and Kherson directions Russian army shelled Zelene Pole,Novopil, Temyrivka of Donetsk region; Olhivske, Huliaipole, Mala Tokmachka,Novodanylivka, Orikhiv, Novoandriyivka and Stepove of Zaporizhzhia region,Sadove, Komyshany, Kizomys of Kherson region, Kherson, also Ochakiv ofMykolayiv. Russian aviation conducted airstrike at Orikhov of Zaporizhzhiaregion, - General Staff of Armed Forces of Ukraine says in the morning report</text:p>
      <text:p text:style-name="P4">
News Collection Link: <text:a xlink:type="simple" xlink:href="https://liveuamap.com/en/2023/31-may-at-zaporizhzhia-and-kherson-directions-russian-army" text:style-name="Internet_20_link" text:visited-style-name="Visited_20_Internet_20_Link">
https://liveuamap.com/en/2023/31-may-at-zaporizhzhia-and-kherson-directions-russian-army</text:a>
</text:p>
      <text:p text:style-name="P4">
News Source: <text:a xlink:type="simple" xlink:href="https://t.me/lumsrc/4954" text:style-name="Internet_20_link" text:visited-style-name="Visited_20_Internet_20_Link">
https://t.me/lumsrc/4954</text:a>
</text:p>
      <!--NEWS-->
      <text:h text:style-name="P10" text:outline-level="1">
<text:span text:style-name="T4">
Russian forces conducting offensive actions in Donetsk and Luhansk regions. Ukrainian militar...</text:span>
</text:h>
      <text:p text:style-name="P4">
Authors: liveuamap (Language: en)</text:p>
      <text:p text:style-name="P4">
Time: 2023-05-31T-87:44:00</text:p>
      <text:p text:style-name="P4">
Location: Kharkiv Oblast (Latitude:50.22557 Longtitude:36.59168)</text:p>
      <text:p text:style-name="P4">
Videos: []</text:p>
      <text:p text:style-name="P4">
Images: []</text:p>
      <text:p text:style-name="P4">
Tags: ["Russia"]</text:p>
      <text:p text:style-name="P4">
Id: 22566732</text:p>
      <!--METADATA-->
      <text:p text:style-name="P4">
Russian forces conducting offensive actions in Donetsk and Luhansk regions.Ukrainian military had 22 combat engagements with Russian forces nearMasutivka of Kharkiv, Novoselivske of Luhansk region, Kuzmyne, Syeverne,Maryinka, Pobyeda and Novomykhaylivka. Russian saboteur group attempted tocross state border near Zelene of Kharkiv region, - General Staff of ArmedForces of Ukraine says in the morning report</text:p>
      <text:p text:style-name="P4">
News Collection Link: <text:a xlink:type="simple" xlink:href="https://liveuamap.com/en/2023/31-may-russian-forces-conducting-offensive-actions-in-donetsk" text:style-name="Internet_20_link" text:visited-style-name="Visited_20_Internet_20_Link">
https://liveuamap.com/en/2023/31-may-russian-forces-conducting-offensive-actions-in-donetsk</text:a>
</text:p>
      <text:p text:style-name="P4">
News Source: <text:a xlink:type="simple" xlink:href="https://t.me/lumsrc/4955" text:style-name="Internet_20_link" text:visited-style-name="Visited_20_Internet_20_Link">
https://t.me/lumsrc/4955</text:a>
</text:p>
      <!--NEWS-->
      <text:h text:style-name="P10" text:outline-level="1">
<text:span text:style-name="T4">
Kharkiv, Kharkivska Oblast(21:52). Red Alert: aerial threat. Sirens sounding. Take cover now!</text:span>
</text:h>
      <text:p text:style-name="P4">
Authors: liveuamap (Language: en)</text:p>
      <text:p text:style-name="P4">
Time: 2023-05-31T15:53:00</text:p>
      <text:p text:style-name="P4">
Location: Kharkiv (Latitude:49.98012 Longtitude:36.25395)</text:p>
      <text:p text:style-name="P4">
Videos: []</text:p>
      <text:p text:style-name="P4">
Images: []</text:p>
      <text:p text:style-name="P4">
Tags: ["Europe", "Central and Eastern Europe"]</text:p>
      <text:p text:style-name="P4">
Id: 22566837</text:p>
      <!--METADATA-->
      <text:p text:style-name="P4">
Kharkiv, Kharkiv region(21:52). Red Alert: aerial threat. Sirens sounding.Take cover now!</text:p>
      <text:p text:style-name="P4">
News Collection Link: <text:a xlink:type="simple" xlink:href="https://liveuamap.com/en/2023/31-may-kharkiv-kharkivska-oblast2152-red-alerg" text:style-name="Internet_20_link" text:visited-style-name="Visited_20_Internet_20_Link">
https://liveuamap.com/en/2023/31-may-kharkiv-kharkivska-oblast2152-red-alerg</text:a>
</text:p>
      <text:p text:style-name="P4">
News Source: <text:a xlink:type="simple" xlink:href="https://t.me/suspilnekharkiv/25382" text:style-name="Internet_20_link" text:visited-style-name="Visited_20_Internet_20_Link">
https://t.me/suspilnekharkiv/25382</text:a>
</text:p>
      <!--NEWS-->
      <text:h text:style-name="P10" text:outline-level="1">
<text:span text:style-name="T4">
Kharkiv, Kharkivska Oblast(01:38). Red Alert: aerial threat. Sirens sounding. Take cover now!</text:span>
</text:h>
      <text:p text:style-name="P4">
Authors: liveuamap (Language: en)</text:p>
      <text:p text:style-name="P4">
Time: 2023-05-31T19:38:00</text:p>
      <text:p text:style-name="P4">
Location: Kharkiv (Latitude:49.98146 Longtitude:36.25318)</text:p>
      <text:p text:style-name="P4">
Videos: []</text:p>
      <text:p text:style-name="P4">
Images: []</text:p>
      <text:p text:style-name="P4">
Tags: ["Europe", "Central and Eastern Europe"]</text:p>
      <text:p text:style-name="P4">
Id: 22566839</text:p>
      <!--METADATA-->
      <text:p text:style-name="P4">
Kharkiv, Kharkiv region(01:38). Red Alert: aerial threat. Sirens sounding.Take cover now!</text:p>
      <text:p text:style-name="P4">
News Collection Link: <text:a xlink:type="simple" xlink:href="https://liveuamap.com/en/2023/31-may-kharkiv-kharkivska-oblast0138-red-alerg" text:style-name="Internet_20_link" text:visited-style-name="Visited_20_Internet_20_Link">
https://liveuamap.com/en/2023/31-may-kharkiv-kharkivska-oblast0138-red-alerg</text:a>
</text:p>
      <text:p text:style-name="P4">
News Source: <text:a xlink:type="simple" xlink:href="https://t.me/suspilnekharkiv/25384" text:style-name="Internet_20_link" text:visited-style-name="Visited_20_Internet_20_Link">
https://t.me/suspilnekharkiv/25384</text:a>
</text:p>
      <!--NEWS-->
      <text:h text:style-name="P10" text:outline-level="1">
<text:span text:style-name="T4">
Poltavska Oblast(01:42). Red Alert: aerial threat. Sirens sounding. Take cover now!</text:span>
</text:h>
      <text:p text:style-name="P4">
Authors: liveuamap (Language: en)</text:p>
      <text:p text:style-name="P4">
Time: 2023-05-31T19:43:00</text:p>
      <text:p text:style-name="P4">
Location: Poltavska Oblast (Latitude:49.47705000 Longtitude:33.81866000)</text:p>
      <text:p text:style-name="P4">
Videos: []</text:p>
      <text:p text:style-name="P4">
Images: []</text:p>
      <text:p text:style-name="P4">
Tags: ["Europe", "Central and Eastern Europe"]</text:p>
      <text:p text:style-name="P4">
Id: 22566840</text:p>
      <!--METADATA-->
      <text:p text:style-name="P4">
Poltava(01:42). Red Alert: aerial threat. Sirens sounding. Take covernow!</text:p>
      <text:p text:style-name="P4">
News Collection Link: <text:a xlink:type="simple" xlink:href="https://liveuamap.com/en/2023/31-may-poltavska-oblast0142-red-alert-aerial-g" text:style-name="Internet_20_link" text:visited-style-name="Visited_20_Internet_20_Link">
https://liveuamap.com/en/2023/31-may-poltavska-oblast0142-red-alert-aerial-g</text:a>
</text:p>
      <text:p text:style-name="P4">
News Source: <text:a xlink:type="simple" xlink:href="https://t.me/suspilnepoltava/11356" text:style-name="Internet_20_link" text:visited-style-name="Visited_20_Internet_20_Link">
https://t.me/suspilnepoltava/11356</text:a>
</text:p>
      <!--NEWS-->
      <text:h text:style-name="P10" text:outline-level="1">
<text:span text:style-name="T4">
Sumy region, Chernihiv region, Dnipro, Dnipropetrovsk region (01: hp). Red Alrt: Aerial ...</text:span>
</text:h>
      <text:p text:style-name="P4">
Authors: liveuamap (Language: en)</text:p>
      <text:p text:style-name="P4">
Time: 2023-05-31T19:44:00</text:p>
      <text:p text:style-name="P4">
Location: Sumska Oblast (Latitude:51.00000000 Longtitude:34.00000000)</text:p>
      <text:p text:style-name="P4">
Videos: []</text:p>
      <text:p text:style-name="P4">
Images: []</text:p>
      <text:p text:style-name="P4">
Tags: ["Europe", "Central and Eastern Europe"]</text:p>
      <text:p text:style-name="P4">
Id: 22566841</text:p>
      <!--METADATA-->
      <text:p text:style-name="P4">
Sumy region, Chernihiv region, Dnipro, Dnipropetrovsk region(01:44). RedAlert: aerial threat. Sirens sounding. Take cover now!</text:p>
      <text:p text:style-name="P4">
News Collection Link: <text:a xlink:type="simple" xlink:href="https://liveuamap.com/en/2023/31-may-sumska-oblast-chernihivska-oblast-dnipg" text:style-name="Internet_20_link" text:visited-style-name="Visited_20_Internet_20_Link">
https://liveuamap.com/en/2023/31-may-sumska-oblast-chernihivska-oblast-dnipg</text:a>
</text:p>
      <text:p text:style-name="P4">
News Source: <text:a xlink:type="simple" xlink:href="https://t.me/air_alert_ua/46940" text:style-name="Internet_20_link" text:visited-style-name="Visited_20_Internet_20_Link">
https://t.me/air_alert_ua/46940</text:a>
</text:p>
      <!--NEWS-->
      <text:h text:style-name="P10" text:outline-level="1">
<text:span text:style-name="T4">
Kyiv(01:49). Red Alert: aerial threat. Sirens sounding. Take cover now!</text:span>
</text:h>
      <text:p text:style-name="P4">
Authors: liveuamap (Language: en)</text:p>
      <text:p text:style-name="P4">
Time: 2023-05-31T19:50:00</text:p>
      <text:p text:style-name="P4">
Location: Kyiv (Latitude:50.44343 Longtitude:30.53022)</text:p>
      <text:p text:style-name="P4">
Videos: []</text:p>
      <text:p text:style-name="P4">
Images: []</text:p>
      <text:p text:style-name="P4">
Tags: ["Europe", "Central and Eastern Europe"]</text:p>
      <text:p text:style-name="P4">
Id: 22566842</text:p>
      <!--METADATA-->
      <text:p text:style-name="P4">
Kyiv(01:49). Red Alert: aerial threat. Sirens sounding. Take cover now!</text:p>
      <text:p text:style-name="P4">
News Collection Link: <text:a xlink:type="simple" xlink:href="https://liveuamap.com/en/2023/31-may-kyiv0149-red-alert-aerial-threat-sireng" text:style-name="Internet_20_link" text:visited-style-name="Visited_20_Internet_20_Link">
https://liveuamap.com/en/2023/31-may-kyiv0149-red-alert-aerial-threat-sireng</text:a>
</text:p>
      <text:p text:style-name="P4">
News Source: <text:a xlink:type="simple" xlink:href="https://t.me/KyivCityOfficial/6889" text:style-name="Internet_20_link" text:visited-style-name="Visited_20_Internet_20_Link">
https://t.me/KyivCityOfficial/6889</text:a>
</text:p>
      <!--NEWS-->
      <text:h text:style-name="P10" text:outline-level="1">
<text:span text:style-name="T4">
Kyiv Oblast(01:49). Red Alert: aerial threat. Sirens sounding. Take cover now!</text:span>
</text:h>
      <text:p text:style-name="P4">
Authors: liveuamap (Language: en)</text:p>
      <text:p text:style-name="P4">
Time: 2023-05-31T19:51:00</text:p>
      <text:p text:style-name="P4">
Location: Kyiv Oblast (Latitude:50.24018000 Longtitude:30.23163000)</text:p>
      <text:p text:style-name="P4">
Videos: []</text:p>
      <text:p text:style-name="P4">
Images: []</text:p>
      <text:p text:style-name="P4">
Tags: ["Europe", "Central and Eastern Europe"]</text:p>
      <text:p text:style-name="P4">
Id: 22566843</text:p>
      <!--METADATA-->
      <text:p text:style-name="P4">
Kyiv region(01:49). Red Alert: aerial threat. Sirens sounding. Take cover now!</text:p>
      <text:p text:style-name="P4">
News Collection Link: <text:a xlink:type="simple" xlink:href="https://liveuamap.com/en/2023/31-may-kyiv-oblast0149-red-alert-aerial-threag" text:style-name="Internet_20_link" text:visited-style-name="Visited_20_Internet_20_Link">
https://liveuamap.com/en/2023/31-may-kyiv-oblast0149-red-alert-aerial-threag</text:a>
</text:p>
      <text:p text:style-name="P4">
News Source: <text:a xlink:type="simple" xlink:href="https://t.me/air_alert_ua/46942" text:style-name="Internet_20_link" text:visited-style-name="Visited_20_Internet_20_Link">
https://t.me/air_alert_ua/46942</text:a>
</text:p>
      <!--NEWS-->
      <text:h text:style-name="P10" text:outline-level="1">
<text:span text:style-name="T4">
Donetsk Oblast(02:03). Red Alert: aerial threat. Sirens sounding. Take cover now!</text:span>
</text:h>
      <text:p text:style-name="P4">
Authors: liveuamap (Language: en)</text:p>
      <text:p text:style-name="P4">
Time: 2023-05-31T20:04:00</text:p>
      <text:p text:style-name="P4">
Location: Donetsk Oblast (Latitude:48.72744 Longtitude:37.5781)</text:p>
      <text:p text:style-name="P4">
Videos: []</text:p>
      <text:p text:style-name="P4">
Images: []</text:p>
      <text:p text:style-name="P4">
Tags: ["Europe", "Central and Eastern Europe"]</text:p>
      <text:p text:style-name="P4">
Id: 22566844</text:p>
      <!--METADATA-->
      <text:p text:style-name="P4">
Donetsk Oblast(02:03). Red Alert: aerial threat. Sirens sounding. Take covernow!</text:p>
      <text:p text:style-name="P4">
News Collection Link: <text:a xlink:type="simple" xlink:href="https://liveuamap.com/en/2023/01-june-donetsk-oblast0203-red-alert-aerial-tg" text:style-name="Internet_20_link" text:visited-style-name="Visited_20_Internet_20_Link">
https://liveuamap.com/en/2023/01-june-donetsk-oblast0203-red-alert-aerial-tg</text:a>
</text:p>
      <text:p text:style-name="P4">
News Source: <text:a xlink:type="simple" xlink:href="https://t.me/air_alert_ua/46943" text:style-name="Internet_20_link" text:visited-style-name="Visited_20_Internet_20_Link">
https://t.me/air_alert_ua/46943</text:a>
</text:p>
      <!--NEWS-->
      <text:h text:style-name="P10" text:outline-level="1">
<text:span text:style-name="T4">
Zaporizka Oblast(02:09). Red Alert: aerial threat. Sirens sounding. Take cover now!</text:span>
</text:h>
      <text:p text:style-name="P4">
Authors: liveuamap (Language: en)</text:p>
      <text:p text:style-name="P4">
Time: 2023-05-31T20:11:00</text:p>
      <text:p text:style-name="P4">
Location: Zaporizka Oblast (Latitude:47.612021 Longtitude:35.765261)</text:p>
      <text:p text:style-name="P4">
Videos: []</text:p>
      <text:p text:style-name="P4">
Images: []</text:p>
      <text:p text:style-name="P4">
Tags: ["Europe", "Central and Eastern Europe"]</text:p>
      <text:p text:style-name="P4">
Id: 22566845</text:p>
      <!--METADATA-->
      <text:p text:style-name="P4">
Zaporizhzhia region(02:09). Red Alert: aerial threat. Sirens sounding. Take covernow!</text:p>
      <text:p text:style-name="P4">
News Collection Link: <text:a xlink:type="simple" xlink:href="https://liveuamap.com/en/2023/01-june-zaporizka-oblast0209-red-alert-aerialg" text:style-name="Internet_20_link" text:visited-style-name="Visited_20_Internet_20_Link">
https://liveuamap.com/en/2023/01-june-zaporizka-oblast0209-red-alert-aerialg</text:a>
</text:p>
      <text:p text:style-name="P4">
News Source: <text:a xlink:type="simple" xlink:href="https://t.me/air_alert_ua/46944" text:style-name="Internet_20_link" text:visited-style-name="Visited_20_Internet_20_Link">
https://t.me/air_alert_ua/46944</text:a>
</text:p>
      <!--NEWS-->
      <text:h text:style-name="P10" text:outline-level="1">
<text:span text:style-name="T4">
Dnipro(02:32). Red Alert: aerial threat. Sirens sounding. Take cover now!</text:span>
</text:h>
      <text:p text:style-name="P4">
Authors: liveuamap (Language: en)</text:p>
      <text:p text:style-name="P4">
Time: 2023-05-31T20:36:00</text:p>
      <text:p text:style-name="P4">
Location: Dnipro (Latitude:48.45978 Longtitude:35.03853)</text:p>
      <text:p text:style-name="P4">
Videos: []</text:p>
      <text:p text:style-name="P4">
Images: []</text:p>
      <text:p text:style-name="P4">
Tags: ["Europe", "Central and Eastern Europe"]</text:p>
      <text:p text:style-name="P4">
Id: 22566847</text:p>
      <!--METADATA-->
      <text:p text:style-name="P4">
Dnipro(02:32). Red Alert: aerial threat. Sirens sounding. Take cover now!</text:p>
      <text:p text:style-name="P4">
News Collection Link: <text:a xlink:type="simple" xlink:href="https://liveuamap.com/en/2023/01-june-dnipro0232-red-alert-aerial-threat-sig" text:style-name="Internet_20_link" text:visited-style-name="Visited_20_Internet_20_Link">
https://liveuamap.com/en/2023/01-june-dnipro0232-red-alert-aerial-threat-sig</text:a>
</text:p>
      <text:p text:style-name="P4">
News Source: <text:a xlink:type="simple" xlink:href="https://t.me/chanel24/90580" text:style-name="Internet_20_link" text:visited-style-name="Visited_20_Internet_20_Link">
https://t.me/chanel24/90580</text:a>
</text:p>
      <!--NEWS-->
      <text:h text:style-name="P10" text:outline-level="1">
<text:span text:style-name="T4">
Explosions in Belgorod, missile launches</text:span>
</text:h>
      <text:p text:style-name="P4">
Authors: liveuamap (Language: en)</text:p>
      <text:p text:style-name="P4">
Time: 2023-05-31T21:23:00</text:p>
      <text:p text:style-name="P4">
Location: Belgorod, Belgorodskaya oblast' (Latitude:50.59065 Longtitude:36.61142)</text:p>
      <text:p text:style-name="P4">
Videos: []</text:p>
      <text:p text:style-name="P4">
Images: ["<text:a xlink:type="simple" xlink:href="https://liveuamap.com/pics/2023/06/01/22566851_0.jpg" text:style-name="Internet_20_link" text:visited-style-name="Visited_20_Internet_20_Link">
22566851_0.jpg</text:a>
"]</text:p>
      <text:p text:style-name="P4">
Tags: ["Russia", "Central and Eastern Europe"]</text:p>
      <text:p text:style-name="P4">
Id: 22566851</text:p>
      <!--METADATA-->
      <text:p text:style-name="P4">
Explosions in Belgorod, missile launches</text:p>
      <text:p text:style-name="P4">
<draw:frame draw:style-name="fr1" draw:name="Image2" text:anchor-type="as-char" svg:width="6.675in" svg:height="10.0in" draw:z-index="0">
<draw:image xlink:href="../Images/liveuamap/2023-05-31T21-23-00/22566851_0.jpg" xlink:type="simple" xlink:show="embed" xlink:actuate="onLoad" draw:mime-type="image/jpeg"/>
</draw:frame>
News Collection Link: <text:a xlink:type="simple" xlink:href="https://liveuamap.com/en/2023/1-june-explosions-in-belgorod-missile-launches-" text:style-name="Internet_20_link" text:visited-style-name="Visited_20_Internet_20_Link">
https://liveuamap.com/en/2023/1-june-explosions-in-belgorod-missile-launches-</text:a>
</text:p>
      <text:p text:style-name="P4">
News Source: <text:a xlink:type="simple" xlink:href="https://t.me/zhest_belgorod/27506" text:style-name="Internet_20_link" text:visited-style-name="Visited_20_Internet_20_Link">
https://t.me/zhest_belgorod/27506</text:a>
</text:p>
      <!--NEWS-->
      <text:h text:style-name="P10" text:outline-level="1">
<text:span text:style-name="T4">
Shelling reported in Schebekyne district</text:span>
</text:h>
      <text:p text:style-name="P4">
Authors: liveuamap (Language: en)</text:p>
      <text:p text:style-name="P4">
Time: 2023-05-31T22:21:00</text:p>
      <text:p text:style-name="P4">
Location: Belgorod (Latitude:50.40184 Longtitude:36.89896)</text:p>
      <text:p text:style-name="P4">
Videos: []</text:p>
      <text:p text:style-name="P4">
Images: []</text:p>
      <text:p text:style-name="P4">
Tags: ["Russia", "Central and Eastern Europe"]</text:p>
      <text:p text:style-name="P4">
Id: 22566852</text:p>
      <!--METADATA-->
      <text:p text:style-name="P4">
Shelling reported in Schebekyne district</text:p>
      <text:p text:style-name="P4">
News Collection Link: <text:a xlink:type="simple" xlink:href="https://liveuamap.com/en/2023/1-june-shelling-reported-in-schebekyne-district-" text:style-name="Internet_20_link" text:visited-style-name="Visited_20_Internet_20_Link">
https://liveuamap.com/en/2023/1-june-shelling-reported-in-schebekyne-district-</text:a>
</text:p>
      <text:p text:style-name="P4">
News Source: <text:a xlink:type="simple" xlink:href="https://t.me/zhest_belgorod/27512" text:style-name="Internet_20_link" text:visited-style-name="Visited_20_Internet_20_Link">
https://t.me/zhest_belgorod/27512</text:a>
</text:p>
      <!--NEWS-->
      <text:h text:style-name="P10" text:outline-level="1">
<text:span text:style-name="T4">
Damage in Dniprovsky district of Kyiv as result of fall of debris of shot down missile</text:span>
</text:h>
      <text:p text:style-name="P4">
Authors: liveuamap (Language: en)</text:p>
      <text:p text:style-name="P4">
Time: 2023-05-31T22:52:00</text:p>
      <text:p text:style-name="P4">
Location: Kyiv, Kyiv city (Latitude:50.45624 Longtitude:30.61237)</text:p>
      <text:p text:style-name="P4">
Videos: []</text:p>
      <text:p text:style-name="P4">
Images: ["<text:a xlink:type="simple" xlink:href="https://liveuamap.com/pics/2023/06/01/22566850_0.jpg" text:style-name="Internet_20_link" text:visited-style-name="Visited_20_Internet_20_Link">
22566850_0.jpg</text:a>
", "<text:a xlink:type="simple" xlink:href="https://liveuamap.com/pics/2023/06/01/22566850_1.jpg" text:style-name="Internet_20_link" text:visited-style-name="Visited_20_Internet_20_Link">
22566850_1.jpg</text:a>
", "<text:a xlink:type="simple" xlink:href="https://liveuamap.com/pics/2023/06/01/22566850_2.jpg" text:style-name="Internet_20_link" text:visited-style-name="Visited_20_Internet_20_Link">
22566850_2.jpg</text:a>
", "<text:a xlink:type="simple" xlink:href="https://liveuamap.com/pics/2023/06/01/22566850_3.jpg" text:style-name="Internet_20_link" text:visited-style-name="Visited_20_Internet_20_Link">
22566850_3.jpg</text:a>
"]</text:p>
      <text:p text:style-name="P4">
Tags: []</text:p>
      <text:p text:style-name="P4">
Id: 22566850</text:p>
      <!--METADATA-->
      <text:p text:style-name="P4">
Damage in Dniprovsky district of Kyiv as result of fall of debris of shot downmissile</text:p>
      <text:p text:style-name="P4">
<draw:frame draw:style-name="fr1" draw:name="Image3" text:anchor-type="as-char" svg:width="6.9236in" svg:height="9.231467in" draw:z-index="0">
<draw:image xlink:href="../Images/liveuamap/2023-05-31T22-52-00/22566850_0.jpg" xlink:type="simple" xlink:show="embed" xlink:actuate="onLoad" draw:mime-type="image/jpeg"/>
</draw:frame>
<draw:frame draw:style-name="fr1" draw:name="Image4" text:anchor-type="as-char" svg:width="6.9236in" svg:height="9.231467in" draw:z-index="0">
<draw:image xlink:href="../Images/liveuamap/2023-05-31T22-52-00/22566850_1.jpg" xlink:type="simple" xlink:show="embed" xlink:actuate="onLoad" draw:mime-type="image/jpeg"/>
</draw:frame>
<draw:frame draw:style-name="fr1" draw:name="Image5" text:anchor-type="as-char" svg:width="6.9236in" svg:height="9.231467in" draw:z-index="0">
<draw:image xlink:href="../Images/liveuamap/2023-05-31T22-52-00/22566850_2.jpg" xlink:type="simple" xlink:show="embed" xlink:actuate="onLoad" draw:mime-type="image/jpeg"/>
</draw:frame>
<draw:frame draw:style-name="fr1" draw:name="Image6" text:anchor-type="as-char" svg:width="6.9236in" svg:height="9.231467in" draw:z-index="0">
<draw:image xlink:href="../Images/liveuamap/2023-05-31T22-52-00/22566850_3.jpg" xlink:type="simple" xlink:show="embed" xlink:actuate="onLoad" draw:mime-type="image/jpeg"/>
</draw:frame>
News Collection Link: <text:a xlink:type="simple" xlink:href="https://liveuamap.com/en/2023/1-june-damage-in-dniprovsky-district-of-kyiv-as-result-of" text:style-name="Internet_20_link" text:visited-style-name="Visited_20_Internet_20_Link">
https://liveuamap.com/en/2023/1-june-damage-in-dniprovsky-district-of-kyiv-as-result-of</text:a>
</text:p>
      <text:p text:style-name="P4">
News Source: <text:a xlink:type="simple" xlink:href="https://t.me/Tsaplienko/32950" text:style-name="Internet_20_link" text:visited-style-name="Visited_20_Internet_20_Link">
https://t.me/Tsaplienko/32950</text:a>
</text:p>
      <!--NEWS-->
      <text:h text:style-name="P10" text:outline-level="1">
<text:span text:style-name="T4">
Damage to clinic in Desniansky district of Kyiv</text:span>
</text:h>
      <text:p text:style-name="P4">
Authors: liveuamap (Language: en)</text:p>
      <text:p text:style-name="P4">
Time: 2023-05-31T22:55:00</text:p>
      <text:p text:style-name="P4">
Location: Kyiv,Kyiv city (Latitude:50.48413 Longtitude:30.61993)</text:p>
      <text:p text:style-name="P4">
Videos: []</text:p>
      <text:p text:style-name="P4">
Images: ["<text:a xlink:type="simple" xlink:href="https://liveuamap.com/pics/2023/06/01/22566849_0.jpg" text:style-name="Internet_20_link" text:visited-style-name="Visited_20_Internet_20_Link">
22566849_0.jpg</text:a>
"]</text:p>
      <text:p text:style-name="P4">
Tags: ["Europe", "Central and Eastern Europe"]</text:p>
      <text:p text:style-name="P4">
Id: 22566849</text:p>
      <!--METADATA-->
      <text:p text:style-name="P4">
Damage to clinic in Desniansky district of Kyiv</text:p>
      <text:p text:style-name="P4">
<draw:frame draw:style-name="fr1" draw:name="Image7" text:anchor-type="as-char" svg:width="6.9236in" svg:height="5.1927in" draw:z-index="0">
<draw:image xlink:href="../Images/liveuamap/2023-05-31T22-55-00/22566849_0.jpg" xlink:type="simple" xlink:show="embed" xlink:actuate="onLoad" draw:mime-type="image/jpeg"/>
</draw:frame>
News Collection Link: <text:a xlink:type="simple" xlink:href="https://liveuamap.com/en/2023/1-june-damage-to-clinic-in-desniansky-district-of-kyiv" text:style-name="Internet_20_link" text:visited-style-name="Visited_20_Internet_20_Link">
https://liveuamap.com/en/2023/1-june-damage-to-clinic-in-desniansky-district-of-kyiv</text:a>
</text:p>
      <text:p text:style-name="P4">
News Source: <text:a xlink:type="simple" xlink:href="https://t.me/Tsaplienko/32954" text:style-name="Internet_20_link" text:visited-style-name="Visited_20_Internet_20_Link">
https://t.me/Tsaplienko/32954</text:a>
</text:p>
      <!--NEWS-->
      <text:h text:style-name="P10" text:outline-level="1">
<text:span text:style-name="T4">
3 person killed, including 2 children, 14 more wounded by debris of Russian missiles, shot do...</text:span>
</text:h>
      <text:p text:style-name="P4">
Authors: liveuamap (Language: en)</text:p>
      <text:p text:style-name="P4">
Time: 2023-05-31T22:57:27</text:p>
      <text:p text:style-name="P4">
Location: Kyiv,Kyiv city (Latitude:50.48482 Longtitude:30.62748)</text:p>
      <text:p text:style-name="P4">
Videos: []</text:p>
      <text:p text:style-name="P4">
Images: ["<text:a xlink:type="simple" xlink:href="https://liveuamap.com/pics/2023/06/01/22566848_0.jpg" text:style-name="Internet_20_link" text:visited-style-name="Visited_20_Internet_20_Link">
22566848_0.jpg</text:a>
", "<text:a xlink:type="simple" xlink:href="https://liveuamap.com/pics/2023/06/01/22566848_1.jpg" text:style-name="Internet_20_link" text:visited-style-name="Visited_20_Internet_20_Link">
22566848_1.jpg</text:a>
", "<text:a xlink:type="simple" xlink:href="https://liveuamap.com/pics/2023/06/01/22566848_2.jpg" text:style-name="Internet_20_link" text:visited-style-name="Visited_20_Internet_20_Link">
22566848_2.jpg</text:a>
", "<text:a xlink:type="simple" xlink:href="https://liveuamap.com/pics/2023/06/01/22566848_3.jpg" text:style-name="Internet_20_link" text:visited-style-name="Visited_20_Internet_20_Link">
22566848_3.jpg</text:a>
", "<text:a xlink:type="simple" xlink:href="https://liveuamap.com/pics/2023/06/01/22566848_4.jpg" text:style-name="Internet_20_link" text:visited-style-name="Visited_20_Internet_20_Link">
22566848_4.jpg</text:a>
"]</text:p>
      <text:p text:style-name="P4">
Tags: []</text:p>
      <text:p text:style-name="P4">
Id: 22566848</text:p>
      <!--METADATA-->
      <text:p text:style-name="P4">
3 person killed, including 2 children, 14 more wounded by debris of Russianmissiles, shot down in a new ballistic and cruise missile attack in Kyiv</text:p>
      <text:p text:style-name="P4">
<draw:frame draw:style-name="fr1" draw:name="Image8" text:anchor-type="as-char" svg:width="6.9236in" svg:height="5.1927in" draw:z-index="0">
<draw:image xlink:href="../Images/liveuamap/2023-05-31T22-57-27/22566848_0.jpg" xlink:type="simple" xlink:show="embed" xlink:actuate="onLoad" draw:mime-type="image/jpeg"/>
</draw:frame>
<draw:frame draw:style-name="fr1" draw:name="Image10" text:anchor-type="as-char" svg:width="6.9236in" svg:height="9.231467in" draw:z-index="0">
<draw:image xlink:href="../Images/liveuamap/2023-05-31T22-57-27/22566848_2.jpg" xlink:type="simple" xlink:show="embed" xlink:actuate="onLoad" draw:mime-type="image/jpeg"/>
</draw:frame>
<draw:frame draw:style-name="fr1" draw:name="Image12" text:anchor-type="as-char" svg:width="6.9236in" svg:height="9.231467in" draw:z-index="0">
<draw:image xlink:href="../Images/liveuamap/2023-05-31T22-57-27/22566848_4.jpg" xlink:type="simple" xlink:show="embed" xlink:actuate="onLoad" draw:mime-type="image/jpeg"/>
</draw:frame>
News Collection Link: <text:a xlink:type="simple" xlink:href="https://liveuamap.com/en/2023/1-june-3-person-killed-including-2-children-14-more-wounded" text:style-name="Internet_20_link" text:visited-style-name="Visited_20_Internet_20_Link">
https://liveuamap.com/en/2023/1-june-3-person-killed-including-2-children-14-more-wounded</text:a>
</text:p>
      <text:p text:style-name="P4">
News Source: <text:a xlink:type="simple" xlink:href="https://t.me/ukrpravda_news/31224" text:style-name="Internet_20_link" text:visited-style-name="Visited_20_Internet_20_Link">
https://t.me/ukrpravda_news/31224</text:a>
</text:p>
      <!--NEWS-->
      <text:h text:style-name="P10" text:outline-level="1">
<text:span text:style-name="T4">
Hot water pipeline damaged in Dniprovsky district of Kyiv during Russian missile attack again...</text:span>
</text:h>
      <text:p text:style-name="P4">
Authors: liveuamap (Language: en)</text:p>
      <text:p text:style-name="P4">
Time: 2023-05-31T23:08:36</text:p>
      <text:p text:style-name="P4">
Location: Kyiv, Kyiv city (Latitude:50.45339 Longtitude:30.60911)</text:p>
      <text:p text:style-name="P4">
Videos: []</text:p>
      <text:p text:style-name="P4">
Images: ["<text:a xlink:type="simple" xlink:href="https://liveuamap.com/pics/2023/06/01/22566853_0.jpg" text:style-name="Internet_20_link" text:visited-style-name="Visited_20_Internet_20_Link">
22566853_0.jpg</text:a>
"]</text:p>
      <text:p text:style-name="P4">
Tags: ["Europe", "Central and Eastern Europe"]</text:p>
      <text:p text:style-name="P4">
Id: 22566853</text:p>
      <!--METADATA-->
      <text:p text:style-name="P4">
Hot water pipeline damaged in Dniprovsky district of Kyiv during Russianmissile attack against Kyiv</text:p>
      <text:p text:style-name="P4">
<draw:frame draw:style-name="fr1" draw:name="Image13" text:anchor-type="as-char" svg:width="6.9236in" svg:height="9.231467in" draw:z-index="0">
<draw:image xlink:href="../Images/liveuamap/2023-05-31T23-08-36/22566853_0.jpg" xlink:type="simple" xlink:show="embed" xlink:actuate="onLoad" draw:mime-type="image/jpeg"/>
</draw:frame>
News Collection Link: <text:a xlink:type="simple" xlink:href="https://liveuamap.com/en/2023/1-june-hot-water-pipeline-damaged-in-dniprovsky-district" text:style-name="Internet_20_link" text:visited-style-name="Visited_20_Internet_20_Link">
https://liveuamap.com/en/2023/1-june-hot-water-pipeline-damaged-in-dniprovsky-district</text:a>
</text:p>
      <text:p text:style-name="P4">
News Source: <text:a xlink:type="simple" xlink:href="https://t.me/channel24_ua/90597" text:style-name="Internet_20_link" text:visited-style-name="Visited_20_Internet_20_Link">
https://t.me/channel24_ua/90597</text:a>
</text:p>
      <!--NEWS-->
      <text:h text:style-name="P10" text:outline-level="1">
<text:span text:style-name="T4">
Our paratroopers learn to win</text:span>
</text:h>
      <text:p text:style-name="P4">
Author: ['АРМІЯINFORM']</text:p>
      <text:p text:style-name="P4">
Time: 2023-05-31T36:00:00-04:00</text:p>
      <text:p text:style-name="P4">
Description: The General Staff of the ZS Ukrainian, publishing the photo of the hoghing "Marunovikh Beretv". Budni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47414700_202011796102268_3778712221459190735_n1111-2.jpg" text:style-name="Internet_20_link" text:visited-style-name="Visited_20_Internet_20_Link">
347414700_202011796102268_3778712221459190735_n1111-2.jpg</text:a>
', '<text:a xlink:type="simple" xlink:href="https://armyinform.com.ua/wp-content/uploads/2023/05/347257777_558536336464306_8440842215017330238_n-2-150x150.jpg" text:style-name="Internet_20_link" text:visited-style-name="Visited_20_Internet_20_Link">
347257777_558536336464306_8440842215017330238_n-2-150x150.jpg</text:a>
', '<text:a xlink:type="simple" xlink:href="https://armyinform.com.ua/wp-content/uploads/2023/05/347260637_1405975436627348_5162577433351783347_n-2-150x150.jpg" text:style-name="Internet_20_link" text:visited-style-name="Visited_20_Internet_20_Link">
347260637_1405975436627348_5162577433351783347_n-2-150x150.jpg</text:a>
', '<text:a xlink:type="simple" xlink:href="https://armyinform.com.ua/wp-content/uploads/2023/05/347265889_1186934192019133_2319446696059550019_n-3-150x150.jpg" text:style-name="Internet_20_link" text:visited-style-name="Visited_20_Internet_20_Link">
347265889_1186934192019133_2319446696059550019_n-3-150x150.jpg</text:a>
', '<text:a xlink:type="simple" xlink:href="https://armyinform.com.ua/wp-content/uploads/2023/05/347428493_1432568087499940_9083553757080190440_n-1-150x150.jpg" text:style-name="Internet_20_link" text:visited-style-name="Visited_20_Internet_20_Link">
347428493_1432568087499940_9083553757080190440_n-1-150x150.jpg</text:a>
', '<text:a xlink:type="simple" xlink:href="https://armyinform.com.ua/wp-content/uploads/2023/05/347550920_158062447114003_6238660827712342632_n-150x150.jpg" text:style-name="Internet_20_link" text:visited-style-name="Visited_20_Internet_20_Link">
347550920_158062447114003_6238660827712342632_n-150x150.jpg</text:a>
']</text:p>
      <text:p text:style-name="P4">
Tags: ['STOPRUSSIA', 'ГШ ЗСУ', 'ДШВ ЗС УКРАЇНИ']</text:p>
      <text:p text:style-name="P4">
Category: News</text:p>
      <!--METADATA-->
      <text:p text:style-name="P4">
<draw:frame draw:style-name="fr1" draw:name="Image14" text:anchor-type="as-char" svg:width="6.9236in" svg:height="3.894525in" draw:z-index="0">
<draw:image xlink:href="../Images/AРМІЯINFORM/2023-05-31T36-00-00-04-00/347414700_202011796102268_3778712221459190735_n1111-2.jpg" xlink:type="simple" xlink:show="embed" xlink:actuate="onLoad" draw:mime-type="image/jpeg"/>
</draw:frame>
The General Staff of the Armed Forces of Ukraine <text:a xlink:type="simple" xlink:href="https://www.facebook.com/GeneralStaff.ua/posts/pfbid02rXVdxcVTpiAtJCFmUAAtdb4XHciJ9bbNCXfUyTUsX5tddeJoe81GZSUUQeUoeeCCl" text:style-name="Internet_20_link" text:visited-style-name="Visited_20_Internet_20_Link">
published</text:a>
Photo from the exercises of "Marun Berets".</text:p>
      <text:p text:style-name="P4">
Western paratroopers consist of constant training, field exits, training shooting, march-casting, tactical preparation, elaboration of assault. The landfills are honed by the skill of each serviceman and the right of actions within the unit.</text:p>
      <text:p text:style-name="P4">
<text:a xlink:type="simple" xlink:href="https://armyinform.com.ua/wp-content/uploads/2023/05/347257777_558536336464306_8440842215017330238_n-2.jpg" text:style-name="Internet_20_link" text:visited-style-name="Visited_20_Internet_20_Link">
!(Images/AРМІЯINFORM/2023-05-31T36-00-00-04-00/347257777_558536336464306_8440842215017330238_n-2-150x150.jpg)</text:a>
</text:p>
      <text:p text:style-name="P4">
<text:a xlink:type="simple" xlink:href="https://armyinform.com.ua/wp-content/uploads/2023/05/347260637_1405975436627348_5162577433351783347_n-2.jpg" text:style-name="Internet_20_link" text:visited-style-name="Visited_20_Internet_20_Link">
<draw:frame draw:style-name="fr1" draw:name="Image15" text:anchor-type="as-char" svg:width="6.9236in" svg:height="6.9236in" draw:z-index="0">
<draw:image xlink:href="../Images/AРМІЯINFORM/2023-05-31T36-00-00-04-00/347260637_1405975436627348_5162577433351783347_n-2-150x150.jpg" xlink:type="simple" xlink:show="embed" xlink:actuate="onLoad" draw:mime-type="image/jpeg"/>
</draw:frame>
</text:a>
</text:p>
      <text:p text:style-name="P4">
<text:a xlink:type="simple" xlink:href="https://armyinform.com.ua/wp-content/uploads/2023/05/347265889_1186934192019133_2319446696059550019_n-3.jpg" text:style-name="Internet_20_link" text:visited-style-name="Visited_20_Internet_20_Link">
<draw:frame draw:style-name="fr1" draw:name="Image16" text:anchor-type="as-char" svg:width="6.9236in" svg:height="6.9236in" draw:z-index="0">
<draw:image xlink:href="../Images/AРМІЯINFORM/2023-05-31T36-00-00-04-00/347265889_1186934192019133_2319446696059550019_n-3-150x150.jpg" xlink:type="simple" xlink:show="embed" xlink:actuate="onLoad" draw:mime-type="image/jpeg"/>
</draw:frame>
</text:a>
</text:p>
      <text:p text:style-name="P4">
<text:a xlink:type="simple" xlink:href="https://armyinform.com.ua/wp-content/uploads/2023/05/347428493_1432568087499940_9083553757080190440_n-1.jpg" text:style-name="Internet_20_link" text:visited-style-name="Visited_20_Internet_20_Link">
<draw:frame draw:style-name="fr1" draw:name="Image17" text:anchor-type="as-char" svg:width="6.9236in" svg:height="6.9236in" draw:z-index="0">
<draw:image xlink:href="../Images/AРМІЯINFORM/2023-05-31T36-00-00-04-00/347428493_1432568087499940_9083553757080190440_n-1-150x150.jpg" xlink:type="simple" xlink:show="embed" xlink:actuate="onLoad" draw:mime-type="image/jpeg"/>
</draw:frame>
</text:a>
</text:p>
      <text:p text:style-name="P4">
<text:a xlink:type="simple" xlink:href="https://armyinform.com.ua/wp-content/uploads/2023/05/347550920_158062447114003_6238660827712342632_n.jpg" text:style-name="Internet_20_link" text:visited-style-name="Visited_20_Internet_20_Link">
<draw:frame draw:style-name="fr1" draw:name="Image18" text:anchor-type="as-char" svg:width="6.9236in" svg:height="6.9236in" draw:z-index="0">
<draw:image xlink:href="../Images/AРМІЯINFORM/2023-05-31T36-00-00-04-00/347550920_158062447114003_6238660827712342632_n-150x150.jpg" xlink:type="simple" xlink:show="embed" xlink:actuate="onLoad" draw:mime-type="image/jpeg"/>
</draw:frame>
</text:a>
So everyone feels the elbow and shoulder of the brother. So the paratroopers learn to go over!</text:p>
      <text:p text:style-name="P4">
News Source: <text:a xlink:type="simple" xlink:href="https://armyinform.com.ua/2023/05/31/nashi-desantnyky-vchatsya-peremagaty/" text:style-name="Internet_20_link" text:visited-style-name="Visited_20_Internet_20_Link">
https://armyinform.com.ua/2023/05/31/nashi-desantnyky-vchatsya-peremagaty/</text:a>
</text:p>
      <!--NEWS-->
      <text:h text:style-name="P10" text:outline-level="1">
<text:span text:style-name="T4">
The SBU calls on street webcam owners to turn off online broadcast</text:span>
</text:h>
      <text:p text:style-name="P4">
Author: ['АРМІЯINFORM']</text:p>
      <text:p text:style-name="P4">
Time: 2023-05-31T37:00:00-04:00</text:p>
      <text:p text:style-name="P4">
Description: Service of the non-lappers of the plug-in-wool woolkani webcam is shared online translates of the sam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original.png" text:style-name="Internet_20_link" text:visited-style-name="Visited_20_Internet_20_Link">
original.png</text:a>
']</text:p>
      <text:p text:style-name="P4">
Tags: ['STOPRUSSIA', 'СБУ']</text:p>
      <text:p text:style-name="P4">
Category: News</text:p>
      <!--METADATA-->
      <text:p text:style-name="P4">
<draw:frame draw:style-name="fr1" draw:name="Image19" text:anchor-type="as-char" svg:width="6.9236in" svg:height="4.563806in" draw:z-index="0">
<draw:image xlink:href="../Images/AРМІЯINFORM/2023-05-31T37-00-00-04-00/original.png" xlink:type="simple" xlink:show="embed" xlink:actuate="onLoad" draw:mime-type="image/png"/>
</draw:frame>
The Security Service calls on street webcam owners to stop online broadcasting from their devices, and citizens-to report on the detected streams of such cameras on the official chatbot of the SBU: <text:a xlink:type="simple" xlink:href="https://armyinform.com.ua/reformator/t.me/stop_russian_war_bot" text:style-name="Internet_20_link" text:visited-style-name="Visited_20_Internet_20_Link">
t.me/top_russian_war_bot</text:a>
.</text:p>
      <text:p text:style-name="P4">
Насамперед це стосується автоматичної відеофіксації обстановки довколажитлових і соціальних споруд, дорожньо-транспортних, промислових іторговельних об’єктів.</text:p>
      <text:p text:style-name="P4">
рф використовує вразливість сучасних вебкамер, щоб здійснювати ракетніобстріли по Україні та коригувати їх у режимі реального часу,<text:a xlink:type="simple" xlink:href="https://ssu.gov.ua/novyny/sbu-zaklykaie-vlasnykiv-vulychnykh-vebkamer-vymknuty-onlaintransliatsiiu-shchob-ne-dopomahaty-rf-navodyty-rakety-na-ukrainu" text:style-name="Internet_20_link" text:visited-style-name="Visited_20_Internet_20_Link">
йдеться</text:a>
On the official site of the SBU.</text:p>
      <text:p text:style-name="P4">
Information from cameras can be obtained from online broadcasting through a streaming-naval platform or through a hacker "fracture".</text:p>
      <text:p text:style-name="P4">
The SBU also emphasizes that it is forbidden to shoot and publish photographs on the activity of defense forces and the consequences of hostile shelling. The extension of such records is a crime that provides punishment for up to 12 years.</text:p>
      <text:p text:style-name="P4">
Today, when all of Ukraine successfully opposes the undercover and treacherous enemy, it is extremely important not to give the invaders even the slightest opportunity to adjust the shelling.</text:p>
      <text:p text:style-name="P4">
So, we ask to be vigilant and follow security recommendations!</text:p>
      <text:p text:style-name="P4">
News Source: <text:a xlink:type="simple" xlink:href="https://armyinform.com.ua/2023/05/31/sbu-zaklykaye-vlasnykiv-vulychnyh-vebkamer-vymknuty-onlajn-translyacziyu-shhob-ne-dopomagaty-rf-navodyty-rakety-na-ukrayinu/" text:style-name="Internet_20_link" text:visited-style-name="Visited_20_Internet_20_Link">
https://armyinform.com.ua/2023/05/31/sbu-zaklykaye-vlasnykiv-vulychnyh-vebkamer-vymknuty-onlajn-translyacziyu-shhob-ne-dopomagaty-rf-navodyty-rakety-na-ukrayinu/</text:a>
</text:p>
      <!--NEWS-->
      <text:h text:style-name="P10" text:outline-level="1">
<text:span text:style-name="T4">
The occupier tells about his Zhpoly, who is profitable on the soldiers of the Russian Federation - GUR</text:span>
</text:h>
      <text:p text:style-name="P4">
Author: ['АРМІЯINFORM']</text:p>
      <text:p text:style-name="P4">
Time: 2023-05-31T38:00:00-04:00</text:p>
      <text:p text:style-name="P4">
Description: VIISKOVOVOVOVEV RF ROZPOVIDEN about their newspaper, Yakii to profit from soldier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ІЙНА', 'ВТОРГНЕННЯ РФ', 'ГУР', 'ГУР МО УКРАЇНИ']</text:p>
      <text:p text:style-name="P4">
Category: News</text:p>
      <!--METADATA-->
      <text:p text:style-name="P4">
The Russian serviceman tells about his Zaporogith, who is profitable. In a telephone conversation, the occupier tells about his intention - shotwriting in battle at the first opportunity.</text:p>
      <text:p text:style-name="P4">
"The masculine n… .Se, I ego in the first battle ...", - says the occupier.</text:p>
      <text:p text:style-name="P4">
Source: <text:a xlink:type="simple" xlink:href="https://gur.gov.ua/content/zlostnyi-p-s-voobshche-ia-eho-v-pervom-boiu-rasstreliaiu.html" text:style-name="Internet_20_link" text:visited-style-name="Visited_20_Internet_20_Link">
GUR MOU</text:a>
</text:p>
      <text:p text:style-name="P4">
News Source: <text:a xlink:type="simple" xlink:href="https://armyinform.com.ua/2023/05/31/okupant-rozpovidaye-pro-svogo-zampolita-yakyj-nazhyvayetsya-na-soldatah-rf-gur/" text:style-name="Internet_20_link" text:visited-style-name="Visited_20_Internet_20_Link">
https://armyinform.com.ua/2023/05/31/okupant-rozpovidaye-pro-svogo-zampolita-yakyj-nazhyvayetsya-na-soldatah-rf-gur/</text:a>
</text:p>
      <!--NEWS-->
      <text:h text:style-name="P10" text:outline-level="1">
<text:span text:style-name="T4">
SCO operators arranged a successful ambush on the occupiers</text:span>
</text:h>
      <text:p text:style-name="P4">
Author: ['АРМІЯINFORM']</text:p>
      <text:p text:style-name="P4">
Time: 2023-05-31T39:00:00-04:00</text:p>
      <text:p text:style-name="P4">
Description: In the distance, the Opera of the Ukrainian SCO for ... war with Ukraine 2022, the war with Ukraine latest news today, the war with Ukraine 2022 lasts the last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2023-05-30-2.png" text:style-name="Internet_20_link" text:visited-style-name="Visited_20_Internet_20_Link">
2023-05-30-2.png</text:a>
']</text:p>
      <text:p text:style-name="P4">
Tags: ['STOPRUSSIA', 'АГРЕСІЯ РФ', 'ВІЙНА', 'ВТОРГНЕННЯ РФ', 'ССО']</text:p>
      <text:p text:style-name="P4">
Category: News</text:p>
      <!--METADATA-->
      <text:p text:style-name="P4">
<draw:frame draw:style-name="fr1" draw:name="Image20" text:anchor-type="as-char" svg:width="6.9236in" svg:height="4.286862in" draw:z-index="0">
<draw:image xlink:href="../Images/AРМІЯINFORM/2023-05-31T39-00-00-04-00/2023-05-30-2.png" xlink:type="simple" xlink:show="embed" xlink:actuate="onLoad" draw:mime-type="image/png"/>
</draw:frame>
A successful ambush on the Russian military was arranged by the SCO operators of Ukraine in the southern area.</text:p>
      <text:p text:style-name="P4">
About it <text:a xlink:type="simple" xlink:href="https://www.facebook.com/usofcom/videos/2103356233335558" text:style-name="Internet_20_link" text:visited-style-name="Visited_20_Internet_20_Link">
reports</text:a>
Command of Special Operations forces of the Armed Forces of Ukraine.</text:p>
      <text:p text:style-name="P4">
“During the reconnaissance task, the soldiers of the forces of special operations were heard how a boat moves directly along the river. It turned out to be a bulroup of the Russian military. For the SCO soldiers, they were like a palm.</text:p>
      <text:p text:style-name="P4">
The operators of the combat group immediately opened fire on the enemy and immediately destroy the commander and the boat, which led the boat - this further confirmed the obtained. More details - in the story of the warrior of the Maritime Center of the SCO of Ukraine, who participated in the ambush, ”the message reads.</text:p>
      <text:p text:style-name="P4">
The operators of the combat group immediately opened fire on the enemy and immediately destroy the commander and the boat, which led the boat - this further confirmed the obtained. More details - in the story of the warrior of the Maritime Center of the SCO of Ukraine, who participated in the ambush, ”the message reads.</text:p>
      <text:p text:style-name="P4">
News Source: <text:a xlink:type="simple" xlink:href="https://armyinform.com.ua/2023/05/31/operatory-sso-vlashtuvaly-vdalu-zasidku-na-okupantiv/" text:style-name="Internet_20_link" text:visited-style-name="Visited_20_Internet_20_Link">
https://armyinform.com.ua/2023/05/31/operatory-sso-vlashtuvaly-vdalu-zasidku-na-okupantiv/</text:a>
</text:p>
      <!--NEWS-->
      <text:h text:style-name="P10" text:outline-level="1">
<text:span text:style-name="T4">
The Strongman Federation of Ukraine and the command of the Armed Forces of the Armed Forces of Ukraine entered into a memorandum of cooperation</text:span>
</text:h>
      <text:p text:style-name="P4">
Author: ['АРМІЯINFORM']</text:p>
      <text:p text:style-name="P4">
Time: 2023-05-31T40:00:00-04:00</text:p>
      <text:p text:style-name="P4">
Description: About the work on the Storinzi command of the dry VIISK ZS Ukrainian. “Timchasovy ... War with Ukraine 2022, War with Ukraine latest news today, News War with Ukraine 2022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50474996_798176362009451_7757079938832377622_n.jpg" text:style-name="Internet_20_link" text:visited-style-name="Visited_20_Internet_20_Link">
350474996_798176362009451_7757079938832377622_n.jpg</text:a>
']</text:p>
      <text:p text:style-name="P4">
Tags: ['STOPRUSSIA', 'АГРЕСІЯ РФ', 'ВІЙНА', 'ВТОРГНЕННЯ РФ']</text:p>
      <text:p text:style-name="P4">
Category: News</text:p>
      <!--METADATA-->
      <text:p text:style-name="P4">
<draw:frame draw:style-name="fr1" draw:name="Image21" text:anchor-type="as-char" svg:width="6.9236in" svg:height="4.615733in" draw:z-index="0">
<draw:image xlink:href="../Images/AРМІЯINFORM/2023-05-31T40-00-00-04-00/350474996_798176362009451_7757079938832377622_n.jpg" xlink:type="simple" xlink:show="embed" xlink:actuate="onLoad" draw:mime-type="image/jpeg"/>
</draw:frame>
About this <text:a xlink:type="simple" xlink:href="https://www.facebook.com/UALandForces/posts/pfbid0gABeGiBRpELhEv6fDADCuVPJQURRaWFASRfvCPNBVqe9G8r64mmP6iH9kFdu3aPvl" text:style-name="Internet_20_link" text:visited-style-name="Visited_20_Internet_20_Link">
it is referred</text:a>
on the page of the Command of the Land Forces of the Armed Forces of Ukraine.</text:p>
      <text:p text:style-name="P4">
“Temporary Acting Commander of the Land Forces of the Armed Forces of Ukraine General-Major Igor Palagnyuk and President of the Strongman Federation of Ukraine Sergiykonyushok have entered into a joint memorandum on cooperation in the field of physical rehabilitation</text:p>
      <text:p text:style-name="P4">
The main purpose of this cooperation is to create a system of sports and rehabilitation measures, which should improve both the physical and the moral state of Ukrainian defense defects and veterans. Restoration of physical health and the return of a rise to life is one of the components of future cooperation between Strongmen of Tukraine Defenders.</text:p>
      <text:p text:style-name="P4">
News Source: <text:a xlink:type="simple" xlink:href="https://armyinform.com.ua/2023/05/31/federacziya-strongmenu-ukrayiny-ta-komanduvannya-suhoputnyh-vijsk-zsu-uklaly-memorandum-pro-spivpraczyu/" text:style-name="Internet_20_link" text:visited-style-name="Visited_20_Internet_20_Link">
https://armyinform.com.ua/2023/05/31/federacziya-strongmenu-ukrayiny-ta-komanduvannya-suhoputnyh-vijsk-zsu-uklaly-memorandum-pro-spivpraczyu/</text:a>
</text:p>
      <!--NEWS-->
      <text:h text:style-name="P10" text:outline-level="1">
<text:span text:style-name="T4">
He created a pro -Russian site, which called on the Russian Federation to strike rocket strikes in the territory of Ukraine - convicted of a resident of Kharkiv region</text:span>
</text:h>
      <text:p text:style-name="P4">
Author: ['АРМІЯINFORM']</text:p>
      <text:p text:style-name="P4">
Time: 2023-05-31T41:00:00-04:00</text:p>
      <text:p text:style-name="P4">
Description: For the Piditrimanni of the Publnoye accusations by the prosecutors of the Kharkivskiyu prosecutors ... the war with Ukraine 2022, the war with Ukraine is the latest news today, the news war with Ukraine 2022 The last ones for today, will there be a war between Ukraine and Russia and when the war with Ukraine will be either in 2022 or there will be or there will be or there No, will there be a war with Ukraine in the near future, they say, the war with Ukraine, Ukrainian news today, Ukrainian news in Ukrainian media in Russian</text:p>
      <text:p text:style-name="P4">
Images: ['<text:a xlink:type="simple" xlink:href="https://armyinform.com.ua/wp-content/uploads/2023/05/img-0108.jpg" text:style-name="Internet_20_link" text:visited-style-name="Visited_20_Internet_20_Link">
img-0108.jpg</text:a>
']</text:p>
      <text:p text:style-name="P4">
Tags: ['STOPRUSSIA', 'КОЛОБОРАНТ', 'ОФІС ГЕНЕРАЛЬНОГО ПРОКУРОРА УКРАЇНИ']</text:p>
      <text:p text:style-name="P4">
Category: News</text:p>
      <!--METADATA-->
      <text:p text:style-name="P4">
<draw:frame draw:style-name="fr1" draw:name="Image22" text:anchor-type="as-char" svg:width="6.9236in" svg:height="5.169621in" draw:z-index="0">
<draw:image xlink:href="../Images/AРМІЯINFORM/2023-05-31T41-00-00-04-00/img-0108.jpg" xlink:type="simple" xlink:show="embed" xlink:actuate="onLoad" draw:mime-type="image/jpeg"/>
</draw:frame>
For maintaining public prosecution, the prosecutors of the Kharkiv Regional Prosecutor's Office were found guilty of an encroachment on the territorial integrity(Part 2 of Art. 110 of the Criminal Code of Ukraine, Part 2 of Art. 436-2 of the Criminal Code).</text:p>
      <text:p text:style-name="P4">
Йому призначено покарання у виді 5 років позбавлення волі,<text:a xlink:type="simple" xlink:href="https://www.gp.gov.ua/ua/posts/stvoriv-prorosiiskii-sait-na-yakomu-zaklikav-rf-zavdavati-raketnix-udariv-po-teritoriyi-ukrayini-zasudzeno-zitelya-xarkivshhini" text:style-name="Internet_20_link" text:visited-style-name="Visited_20_Internet_20_Link">
повідомляє</text:a>
Office of the Prosecutor General.</text:p>
      <text:p text:style-name="P4">
Prosecutors in court proved that in June 2022 a hospital security guard from Krasnograd for a monetary remuneration agreed to fulfill the order of the Russian representative for the creation of a propaganda website.</text:p>
      <text:p text:style-name="P4">
The Internet agitator spread materials on this site to support such a "special military operation" and anti-Ukrainian content aimed at inciting national hostility. The published articles were about the "feats of the Russian War", "The Hero of the Special Operation" and the setting "Front Novorossiya".</text:p>
      <text:p text:style-name="P4">
Common materials also contained an appeal to the military-aggressor state with calls for missile strokers of Ukraine, a statement on recognition of the legitimate activity of representatives of the occupation administration.</text:p>
      <text:p text:style-name="P4">
In early November, law enforcement officers detained the man in the order of Art. 208 of the CPU Ukraine.</text:p>
      <text:p text:style-name="P4">
The pre -trial investigation was carried out by the SBU management in Kharkiv region.</text:p>
      <text:p text:style-name="P4">
News Source: <text:a xlink:type="simple" xlink:href="https://armyinform.com.ua/2023/05/31/stvoryv-prorosijskyj-sajt-na-yakomu-zaklykav-rf-zavdavaty-raketnyh-udariv-po-terytoriyi-ukrayiny-zasudzheno-zhytelya-harkivshhyny/" text:style-name="Internet_20_link" text:visited-style-name="Visited_20_Internet_20_Link">
https://armyinform.com.ua/2023/05/31/stvoryv-prorosijskyj-sajt-na-yakomu-zaklykav-rf-zavdavaty-raketnyh-udariv-po-terytoriyi-ukrayiny-zasudzheno-zhytelya-harkivshhyny/</text:a>
</text:p>
      <!--NEWS-->
      <text:h text:style-name="P10" text:outline-level="1">
<text:span text:style-name="T4">
Payment of cash assistance to residents of liberated territories and evacuated is ongoing</text:span>
</text:h>
      <text:p text:style-name="P4">
Author: ['АРМІЯINFORM']</text:p>
      <text:p text:style-name="P4">
Time: 2023-05-31T42:00:00-04:00</text:p>
      <text:p text:style-name="P4">
Description: One iz in the Roboti Coordinating Headquarters of the Polen deoksovani Teritor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kpp80oj08ayvtfl55oe3dovwynpspra-1.jpg" text:style-name="Internet_20_link" text:visited-style-name="Visited_20_Internet_20_Link">
bkpp80oj08ayvtfl55oe3dovwynpspra-1.jpg</text:a>
']</text:p>
      <text:p text:style-name="P4">
Tags: ['STOPRUSSIA', 'МІНРЕІНТЕГРАЦІЇ', 'СОЦІАЛЬНА ДОПОМОГА']</text:p>
      <text:p text:style-name="P4">
Category: News</text:p>
      <!--METADATA-->
      <text:p text:style-name="P4">
<draw:frame draw:style-name="fr1" draw:name="Image23" text:anchor-type="as-char" svg:width="6.9236in" svg:height="4.610488in" draw:z-index="0">
<draw:image xlink:href="../Images/AРМІЯINFORM/2023-05-31T42-00-00-04-00/bkpp80oj08ayvtfl55oe3dovwynpspra-1.jpg" xlink:type="simple" xlink:show="embed" xlink:actuate="onLoad" draw:mime-type="image/jpeg"/>
</draw:frame>
One of the directions of work of the coordination headquarters on the issues of de -industrial territories to provide financial support to residents of released settlements with Taevakuized from dangerous territories.</text:p>
      <text:p text:style-name="P4">
Thus, within the joint project of the Ministry of Reintegration, Ukrposhta and International Organizations to residents(Dot)Currently, the money has been provided with a total amount of more than UAH 432 million.</text:p>
      <text:p text:style-name="P4">
It is about assistance in the amount of 1200 hryvnias from the Red Cross Society, which is paid to citizens for DOT of Kharkiv, Kherson, Donetsk, Luhansk and Mykolaiv regions. And also - about 2200 hryvnias in cash for 3 months the residents of the liberated territories of Kharkiv, Kherson and Donetsk region from the International Organization for Migration.</text:p>
      <text:p text:style-name="P4">
In addition, as of May 29, monetary care was paid in the amount of more than 50 million hryvnias to people who were evacuated from the dangerous territories of Donetsk, Kherson and Zaporizhzhya regions with free evacuation wagons of distances or evacoavtobus.</text:p>
      <text:p text:style-name="P4">
At arrival stations, evacuated guarantees are guaranteed to receive financial assistance from the state mobile branches. Adults are paid for 2000 UAH, children and persons with disabilities - 3000 UAH.</text:p>
      <text:p text:style-name="P4">
Money to provide such payments to the regional directorates of Ukrposhtihkirakhtrazhkih.</text:p>
      <text:p text:style-name="P4">
Source: <text:a xlink:type="simple" xlink:href="https://minre.gov.ua/2023/05/30/tryvaye-vyplata-groshovoyi-dopomogy-meshkanczyam-zvilnenyh-terytorij-ta-evakujovanym/" text:style-name="Internet_20_link" text:visited-style-name="Visited_20_Internet_20_Link">
Minretintegrats</text:a>
her</text:p>
      <text:p text:style-name="P4">
News Source: <text:a xlink:type="simple" xlink:href="https://armyinform.com.ua/2023/05/31/tryvaye-vyplata-groshovoyi-dopomogy-meshkanczyam-zvilnenyh-terytorij-ta-evakujovanym/" text:style-name="Internet_20_link" text:visited-style-name="Visited_20_Internet_20_Link">
https://armyinform.com.ua/2023/05/31/tryvaye-vyplata-groshovoyi-dopomogy-meshkanczyam-zvilnenyh-terytorij-ta-evakujovanym/</text:a>
</text:p>
      <!--NEWS-->
      <text:h text:style-name="P10" text:outline-level="1">
<text:span text:style-name="T4">
The FSB agent who prepared an air attack on the Kropyvnytskyi electrical substation will be held 15 years behind bars</text:span>
</text:h>
      <text:p text:style-name="P4">
Author: ['АРМІЯINFORM']</text:p>
      <text:p text:style-name="P4">
Time: 2023-05-31T43:00:00-04:00</text:p>
      <text:p text:style-name="P4">
Description: This was reported by the Security Service of Ukraine.</text:p>
      <text:p text:style-name="P4">
Images: ['<text:a xlink:type="simple" xlink:href="https://armyinform.com.ua/wp-content/uploads/2023/05/349953488_1307152159886146_8908618963019844913_n.jpg" text:style-name="Internet_20_link" text:visited-style-name="Visited_20_Internet_20_Link">
349953488_1307152159886146_8908618963019844913_n.jpg</text:a>
']</text:p>
      <text:p text:style-name="P4">
Tags: ['STOPRUSSIA', 'АГРЕСІЯ РФ', 'ВІЙНА', 'ВТОРГНЕННЯ РФ', 'СБУ']</text:p>
      <text:p text:style-name="P4">
Category: News</text:p>
      <!--METADATA-->
      <text:p text:style-name="P4">
<draw:frame draw:style-name="fr1" draw:name="Image24" text:anchor-type="as-char" svg:width="6.9236in" svg:height="4.615733in" draw:z-index="0">
<draw:image xlink:href="../Images/AРМІЯINFORM/2023-05-31T43-00-00-04-00/349953488_1307152159886146_8908618963019844913_n.jpg" xlink:type="simple" xlink:show="embed" xlink:actuate="onLoad" draw:mime-type="image/jpeg"/>
</draw:frame>
About it <text:a xlink:type="simple" xlink:href="https://www.facebook.com/SecurSerUkraine/posts/pfbid02iJgadmKSZi1Ur5X7o1cRiMZstmjzuFkaauvns59aWjMDgS8THDgcF3Fd4TwDGQazl" text:style-name="Internet_20_link" text:visited-style-name="Visited_20_Internet_20_Link">
reports</text:a>
Security Service of Ukraine.</text:p>
      <text:p text:style-name="P4">
"For 15 years, the FSB agent who prepared an air attack by the electric substation of Kropyvnytsky will be conducted.</text:p>
      <text:p text:style-name="P4">
At the instructions of the Russian intelligence service, the agent had to install a GPS tracker near one transformer substation in the regional center.</text:p>
      <text:p text:style-name="P4">
According to the signals, the occupants wanted to adjust the missile strike of the Ukrainian energy object, ”the message reads.</text:p>
      <text:p text:style-name="P4">
It is noted that the SBU employees detained the attacker at the end of January 2023 during the installation of a "GPS-Power" on the city electrical substation.</text:p>
      <text:p text:style-name="P4">
According to the materials of the Ukrainian special service, the court appointed him 15 years in prison with confiscation of property.</text:p>
      <text:p text:style-name="P4">
According to investigators, the hostile associate was a local resident, who was recruited by the FSBDstyststent after the start of a full -scale invasion.</text:p>
      <text:p text:style-name="P4">
In the field of view of the Russian intelligence service, he got through his pro -Kremlin views, which he repeatedly published among others.</text:p>
      <text:p text:style-name="P4">
On the basis of the evidence collected, the court found the attacker guilty under Part 2 of Art. 111 Criminal Code of Ukraine(A state betrayal committed in a military -habitat).</text:p>
      <text:p text:style-name="P4">
Служба безпеки наголошує на невідворотності покарання за злочини проти нашоїдержави.</text:p>
      <text:p text:style-name="P4">
Розслідування проводили співробітники СБУ в Кіровоградській області підпроцесуальним керівництвом обласної прокуратури.</text:p>
      <text:p text:style-name="P4">
News Source: <text:a xlink:type="simple" xlink:href="https://armyinform.com.ua/2023/05/31/15-rokiv-za-gratamy-provede-agent-fsb-yakyj-gotuvav-povitryanu-ataku-na-elektropidstancziyi-kropyvnyczkogo/" text:style-name="Internet_20_link" text:visited-style-name="Visited_20_Internet_20_Link">
https://armyinform.com.ua/2023/05/31/15-rokiv-za-gratamy-provede-agent-fsb-yakyj-gotuvav-povitryanu-ataku-na-elektropidstancziyi-kropyvnyczkogo/</text:a>
</text:p>
      <!--NEWS-->
      <text:h text:style-name="P10" text:outline-level="1">
<text:span text:style-name="T4">
Ukrainian aviation has made 11 beats in the racist concentration areas</text:span>
</text:h>
      <text:p text:style-name="P4">
Author: ['АРМІЯINFORM']</text:p>
      <text:p text:style-name="P4">
Time: 2023-05-31T44:00:00-04:00</text:p>
      <text:p text:style-name="P4">
Description: Avіaatsіya forces of defense for Past Dob took 11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u-25_vogon.jpg" text:style-name="Internet_20_link" text:visited-style-name="Visited_20_Internet_20_Link">
su-25_vogon.jpg</text:a>
']</text:p>
      <text:p text:style-name="P4">
Tags: ['STOPRUSSIA', 'АГРЕСІЯ РФ', 'ВІЙНА', 'ВТОРГНЕННЯ РФ', 'ГШ ЗСУ', 'ХРОНІКА ОБОРОНИ']</text:p>
      <text:p text:style-name="P4">
Category: News</text:p>
      <!--METADATA-->
      <text:p text:style-name="P4">
<draw:frame draw:style-name="fr1" draw:name="Image25" text:anchor-type="as-char" svg:width="6.9236in" svg:height="4.670393in" draw:z-index="0">
<draw:image xlink:href="../Images/AРМІЯINFORM/2023-05-31T44-00-00-04-00/su-25_vogon.jpg" xlink:type="simple" xlink:show="embed" xlink:actuate="onLoad" draw:mime-type="image/jpeg"/>
</draw:frame>
** 🔥I</text:p>
      <text:p text:style-name="P4">
The aviation of the Defense Forces for the last day has made 11 beats in the areas of concentration of the personal staff and military equipment of the enemy, as well as a blow to his and aircraft missile complex, <text:a xlink:type="simple" xlink:href="https://www.facebook.com/GeneralStaff.ua/posts/pfbid02uiiPm6t8Vs2MNWfw85K5HTeNyWoCbdpzhVtqVYid976UCQF3Sx6A47DS842uj33Pl" text:style-name="Internet_20_link" text:visited-style-name="Visited_20_Internet_20_Link">
reports</text:a>
The General Staff of the Armed Forces of Ukraine.</text:p>
      <text:p text:style-name="P4">
Over the past 24 hours, our defenders destroyed 32 shaped UAVs.</text:p>
      <text:p text:style-name="P4">
Units of missile troops and artillery were struck by 3 management points, an enemy's livelihood district, 4 artillery units on a fire service, anti-aircraft missile complex, 3 warehouses of fuel and lubricants Tasting of radio electronic struggle.</text:p>
      <text:p text:style-name="P4">
News Source: <text:a xlink:type="simple" xlink:href="https://armyinform.com.ua/2023/05/31/ukrayinska-aviacziya-zavdala-11-udariv-po-rajonah-zoseredzhennya-rashystiv/" text:style-name="Internet_20_link" text:visited-style-name="Visited_20_Internet_20_Link">
https://armyinform.com.ua/2023/05/31/ukrayinska-aviacziya-zavdala-11-udariv-po-rajonah-zoseredzhennya-rashystiv/</text:a>
</text:p>
      <!--NEWS-->
      <text:h text:style-name="P10" text:outline-level="1">
<text:span text:style-name="T4">
During the day our defenders repelled 22 hostile attacks</text:span>
</text:h>
      <text:p text:style-name="P4">
Author: ['АРМІЯINFORM']</text:p>
      <text:p text:style-name="P4">
Time: 2023-05-31T45:00:00-04:00</text:p>
      <text:p text:style-name="P4">
Description: The enemy is the sinking of Zoedzhuvati basic Zuill at the pursuing of a redundant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bojovi-diyi-2.jpg" text:style-name="Internet_20_link" text:visited-style-name="Visited_20_Internet_20_Link">
bojovi-diyi-2.jpg</text:a>
']</text:p>
      <text:p text:style-name="P4">
Tags: ['STOPRUSSIA', 'АГРЕСІЯ РФ', 'ВІЙНА', 'ВТОРГНЕННЯ РФ', 'ГШ ЗСУ']</text:p>
      <text:p text:style-name="P4">
Category: News</text:p>
      <!--METADATA-->
      <text:p text:style-name="P4">
<draw:frame draw:style-name="fr1" draw:name="Image26" text:anchor-type="as-char" svg:width="6.9236in" svg:height="3.894525in" draw:z-index="0">
<draw:image xlink:href="../Images/AРМІЯINFORM/2023-05-31T45-00-00-04-00/bojovi-diyi-2.jpg" xlink:type="simple" xlink:show="embed" xlink:actuate="onLoad" draw:mime-type="image/jpeg"/>
</draw:frame>
<text:span text:style-name="T4">
 🔥 Situation on Russian invasion </text:span>
</text:p>
      <text:p text:style-name="P4">
The enemy continues to concentrate the basic efforts on attempts from full occupation of the Luhansk and Donetsk regions. During the last day, the units of the Defense Forces have reflected 22 enemy attacks, <text:a xlink:type="simple" xlink:href="https://www.facebook.com/GeneralStaff.ua/posts/pfbid02uiiPm6t8Vs2MNWfw85K5HTeNyWoCbdpzhVtqVYid976UCQF3Sx6A47DS842uj33Pl" text:style-name="Internet_20_link" text:visited-style-name="Visited_20_Internet_20_Link">
reports</text:a>
The General Staff of the Armed Forces of Ukraine.</text:p>
      <text:p text:style-name="P4">
In total, during the past day, the enemy inflicted 64 aircraft and a 1st ramp, made 88 shelling of rocket launchers.</text:p>
      <text:p text:style-name="P4">
The likelihood of missile and aviation strikes throughout Ukraine is high.</text:p>
      <text:p text:style-name="P4">
News Source: <text:a xlink:type="simple" xlink:href="https://armyinform.com.ua/2023/05/31/protyagom-doby-nashi-zahysnyky-vidbyly-22-vorozhyh-ataky/" text:style-name="Internet_20_link" text:visited-style-name="Visited_20_Internet_20_Link">
https://armyinform.com.ua/2023/05/31/protyagom-doby-nashi-zahysnyky-vidbyly-22-vorozhyh-ataky/</text:a>
</text:p>
      <!--NEWS-->
      <text:h text:style-name="P10" text:outline-level="1">
<text:span text:style-name="T4">
The occupiers continue to plant Russian citizenship to the residents of Tot</text:span>
</text:h>
      <text:p text:style-name="P4">
Author: ['АРМІЯINFORM']</text:p>
      <text:p text:style-name="P4">
Time: 2023-05-31T46:00:00-04:00</text:p>
      <text:p text:style-name="P4">
Description: At the Timchasovo blessed yalti, Arim Rosіyska Percopul Vladi is illegally wound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STOPRUSSIA', 'АГРЕСІЯ РФ', 'ВІЙНА', 'ВТОРГНЕННЯ РФ', 'ТИМЧАСОВО ОКУПОВАНІ ТЕРИТОРІЇ']</text:p>
      <text:p text:style-name="P4">
Category: News</text:p>
      <!--METADATA-->
      <text:p text:style-name="P4">
<draw:frame draw:style-name="fr1" draw:name="Image27" text:anchor-type="as-char" svg:width="6.9236in" svg:height="4.615733in" draw:z-index="0">
<draw:image xlink:href="../Images/AРМІЯINFORM/2023-05-31T46-00-00-04-00/okupanty-na-donechchyni.-ilyustratyvne-foto.jpg" xlink:type="simple" xlink:show="embed" xlink:actuate="onLoad" draw:mime-type="image/jpeg"/>
</draw:frame>
The invaders in the Donetsk region. Illustrative photo</text:p>
      <text:p text:style-name="P4">
In the temporarily occupied Yalta, the Crimea, the Russian occupation authorities illegally select real estate from citizens of Ukraine, who, during the occupation period, adopted Russian citizenship. To such homes, Russian occupation troops are inhabited by the servicemen of Russian occupation troops, <text:a xlink:type="simple" xlink:href="https://www.facebook.com/GeneralStaff.ua/posts/pfbid02uiiPm6t8Vs2MNWfw85K5HTeNyWoCbdpzhVtqVYid976UCQF3Sx6A47DS842uj33Pl" text:style-name="Internet_20_link" text:visited-style-name="Visited_20_Internet_20_Link">
reports</text:a>
The General Staff of the Armed Forces of Ukraine.</text:p>
      <text:p text:style-name="P4">
The invaders continue to plant Russian citizenship to the population in various ways. In particular, in the village of Lugansk, employees of one of the budgetary institutions preceded that in June, only those who have transformed the Russian bank in June will be able to receive wages in June.</text:p>
      <text:p text:style-name="P4">
News Source: <text:a xlink:type="simple" xlink:href="https://armyinform.com.ua/2023/05/31/okupanty-prodovzhuyut-nasadzhuvaty-rosijske-gromadyanstvo-meshkanczyam-tot/" text:style-name="Internet_20_link" text:visited-style-name="Visited_20_Internet_20_Link">
https://armyinform.com.ua/2023/05/31/okupanty-prodovzhuyut-nasadzhuvaty-rosijske-gromadyanstvo-meshkanczyam-tot/</text:a>
</text:p>
      <!--NEWS-->
      <text:h text:style-name="P10" text:outline-level="1">
<text:span text:style-name="T4">
Ukrainian defenders per day eliminated nearly 500 invaders, destroyed 15 Artisystems and 3 BBM</text:span>
</text:h>
      <text:p text:style-name="P4">
Author: ['АРМІЯINFORM']</text:p>
      <text:p text:style-name="P4">
Time: 2023-05-31T47:00:00-04:00</text:p>
      <text:p text:style-name="P4">
Description: Zagalni Boyov, take the enemy on 02.24.22 to 05/3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5941641d-a6c8-4556-ab46-a39992fbb498-scaled.jpg" text:style-name="Internet_20_link" text:visited-style-name="Visited_20_Internet_20_Link">
5941641d-a6c8-4556-ab46-a39992fbb498-scaled.jpg</text:a>
']</text:p>
      <text:p text:style-name="P4">
Tags: ['STOPRUSSIA', 'АГРЕСІЯ РФ', 'ВТОРГНЕННЯ РФ', 'ВТРАТИ ВОРОГА']</text:p>
      <text:p text:style-name="P4">
Category: News</text:p>
      <!--METADATA-->
      <text:p text:style-name="P4">
<draw:frame draw:style-name="fr1" draw:name="Image28" text:anchor-type="as-char" svg:width="6.9236in" svg:height="6.975527in" draw:z-index="0">
<draw:image xlink:href="../Images/AРМІЯINFORM/2023-05-31T47-00-00-04-00/5941641d-a6c8-4556-ab46-a39992fbb498-scaled.jpg" xlink:type="simple" xlink:show="embed" xlink:actuate="onLoad" draw:mime-type="image/jpeg"/>
</draw:frame>
The total enemy's combat losses from 24.02.22 to 31.05.23 will be orientated:</text:p>
      <text:p text:style-name="P4">
<text:span text:style-name="T4">
<text:span text:style-name="T5">
 Personnel - </text:span>
* 207910(+470)persons eliminated</text:span>
<text:span text:style-name="T5">
 tanks - </text:span>
<text:span text:style-name="T5">
 3802(0)</text:span>
<text:span text:style-name="T4">
 combat armored vehicles - </text:span>
 7472(+3)<text:span text:style-name="T4">
<text:span text:style-name="T5">
 Artillery systems - </text:span>
<text:span text:style-name="T5">
 3460(+15)</text:span>
 </text:span>
 RSZV - <text:span text:style-name="T4">
 575(0)</text:span>
<text:span text:style-name="T5">
 air defense - </text:span>
<text:span text:style-name="T5">
 333(+1)</text:span>
<text:span text:style-name="T4">
 aircraft - </text:span>
 313(0)<text:span text:style-name="T4">
<text:span text:style-name="T5">
 helicopters - </text:span>
* 298(0)</text:span>
<text:span text:style-name="T5">
 UAV Operative Tactical Level-</text:span>
<text:span text:style-name="T5">
 3124(+32)</text:span>
<text:span text:style-name="T4">
 Winged missiles - </text:span>
 1107(0)<text:span text:style-name="T4">
<text:span text:style-name="T5">
 ships / boats - </text:span>
* 18(0)</text:span>
<text:span text:style-name="T5">
 Automobile equipment and tanks - </text:span>
<text:span text:style-name="T5">
 6230(+11)</text:span>
<text:span text:style-name="T4">
 Special Technique - </text:span>
 454(0)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1.05.23.</text:p>
      <text:p text:style-name="P4">
News Source: <text:a xlink:type="simple" xlink:href="https://armyinform.com.ua/2023/05/31/ukrayinski-zahysnyky-za-dobu-likviduvaly-majzhe-500-okupantiv-znyshhyly-15-artsystem-i-3-bbm/" text:style-name="Internet_20_link" text:visited-style-name="Visited_20_Internet_20_Link">
https://armyinform.com.ua/2023/05/31/ukrayinski-zahysnyky-za-dobu-likviduvaly-majzhe-500-okupantiv-znyshhyly-15-artsystem-i-3-bbm/</text:a>
</text:p>
      <!--NEWS-->
      <text:h text:style-name="P10" text:outline-level="1">
<text:span text:style-name="T4">
Adriatic Strike-2023 has begun in Slovenia with the participation of 30 countries</text:span>
</text:h>
      <text:p text:style-name="P4">
Author: ['АРМІЯINFORM']</text:p>
      <text:p text:style-name="P4">
Time: 2023-05-31T48:00:00-04:00</text:p>
      <text:p text:style-name="P4">
Description: Slovenia Partsil Partoles to carry out Bagatonatzionalni Adriatic Strike-2023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strike02.jpg" text:style-name="Internet_20_link" text:visited-style-name="Visited_20_Internet_20_Link">
strike02.jpg</text:a>
', '<text:a xlink:type="simple" xlink:href="https://armyinform.com.ua/wp-content/uploads/2023/05/strike03.jpg" text:style-name="Internet_20_link" text:visited-style-name="Visited_20_Internet_20_Link">
strike03.jpg</text:a>
', '<text:a xlink:type="simple" xlink:href="https://armyinform.com.ua/wp-content/uploads/2023/05/strike01.jpg" text:style-name="Internet_20_link" text:visited-style-name="Visited_20_Internet_20_Link">
strike01.jpg</text:a>
', '<text:a xlink:type="simple" xlink:href="https://armyinform.com.ua/wp-content/uploads/2023/05/strike04.jpg" text:style-name="Internet_20_link" text:visited-style-name="Visited_20_Internet_20_Link">
strike04.jpg</text:a>
']</text:p>
      <text:p text:style-name="P4">
Tags: ['НАВЧАННЯ', 'НАТО', 'СЛОВЕНІЯ']</text:p>
      <text:p text:style-name="P4">
Category: News</text:p>
      <!--METADATA-->
      <text:p text:style-name="P4">
<draw:frame draw:style-name="fr1" draw:name="Image29" text:anchor-type="as-char" svg:width="6.9236in" svg:height="3.894525in" draw:z-index="0">
<draw:image xlink:href="../Images/AРМІЯINFORM/2023-05-31T48-00-00-04-00/strike02.jpg" xlink:type="simple" xlink:show="embed" xlink:actuate="onLoad" draw:mime-type="image/jpeg"/>
</draw:frame>
Slovenia in a row conducts Multinational Exercises AdriaticSstrike-2023(<text:span text:style-name="T5">
 "Adriatic Urudes-2023" _ </text:span>
-Ed ._).</text:p>
      <text:p text:style-name="P4">
Про це <text:a xlink:type="simple" xlink:href="https://ac.nato.int/archive/2023/AdriaticStrike23_SVN" text:style-name="Internet_20_link" text:visited-style-name="Visited_20_Internet_20_Link">
повідомляє</text:a>
The press service of the United NATO Air Force Command.</text:p>
      <text:p text:style-name="P4">
Slovenia's armed forces and 29 other NATO partner countries and partner countries by 9th 2023 will take place realistic simulation training(JTAC)with the support of several participants.</text:p>
      <text:p text:style-name="P4">
<draw:frame draw:style-name="fr1" draw:name="Image30" text:anchor-type="as-char" svg:width="6.9236in" svg:height="3.894525in" draw:z-index="0">
<draw:image xlink:href="../Images/AРМІЯINFORM/2023-05-31T48-00-00-04-00/strike03.jpg" xlink:type="simple" xlink:show="embed" xlink:actuate="onLoad" draw:mime-type="image/jpeg"/>
</draw:frame>
“Slovenia is proud of these exercises, which have become a traditional educational event in the JTac Community Calendar. Again, we have created the assignee of allies and partners so that they can train their skills in the air-to-air integration in a safe environment. It is very important that in these training we offer a multinational environment that allows our specialists to train and apply standard tactics, methods and processes in a realistic environment, ”said the commander of the Air Force Slovenipol Colonel Jonez Gaube.</text:p>
      <text:p text:style-name="P4">
About 800 participants take part in the exercises.</text:p>
      <text:p text:style-name="P4">
<draw:frame draw:style-name="fr1" draw:name="Image31" text:anchor-type="as-char" svg:width="6.9236in" svg:height="3.894525in" draw:z-index="0">
<draw:image xlink:href="../Images/AРМІЯINFORM/2023-05-31T48-00-00-04-00/strike01.jpg" xlink:type="simple" xlink:show="embed" xlink:actuate="onLoad" draw:mime-type="image/jpeg"/>
</draw:frame>
JTAC training is supported by helicopters, jet and screw aircraft, as well as unmanned aviation systems. There are several aircraft on the church-bozi-Ob-Krki, while others depart from their bases for non-medium aviation support, convoy monitoring and other missionary support for land troops.</text:p>
      <text:p text:style-name="P4">
The basic training is in four places throughout Slovenia. At the Chief Polygon of the Slovenian Armed Forces in the city of Postoyna Aviation, tanks and mortars are supported by combat fire support, and in the area of Bohin, Idriya and Belcraine the planes imitate support tasks.</text:p>
      <text:p text:style-name="P4">
<draw:frame draw:style-name="fr1" draw:name="Image32" text:anchor-type="as-char" svg:width="6.9236in" svg:height="3.894525in" draw:z-index="0">
<draw:image xlink:href="../Images/AРМІЯINFORM/2023-05-31T48-00-00-04-00/strike04.jpg" xlink:type="simple" xlink:show="embed" xlink:actuate="onLoad" draw:mime-type="image/jpeg"/>
</draw:frame>
The main task task is to advise the commander in the field in order to use aviation and other types of fire support(marine, mortar, artillery). Спільні ударні групи консультують командира щодо правильноговикористання вогневої підтримки та контролюють операції після їх проведення. Упольових умовах вони забезпечують підтримку у вигляді розвідки, супроводуконвоїв та спостереження за околицями, щоб забезпечити всебічний захистдружніх сил.</text:p>
      <text:p text:style-name="P4">
News Source: <text:a xlink:type="simple" xlink:href="https://armyinform.com.ua/2023/05/31/u-sloveniyi-pochalysya-navchannya-adriatic-strike-2023-za-uchasti-30-krayin/" text:style-name="Internet_20_link" text:visited-style-name="Visited_20_Internet_20_Link">
https://armyinform.com.ua/2023/05/31/u-sloveniyi-pochalysya-navchannya-adriatic-strike-2023-za-uchasti-30-krayin/</text:a>
</text:p>
      <!--NEWS-->
      <text:h text:style-name="P10" text:outline-level="1">
<text:span text:style-name="T4">
Relatives of captive Marines met with representatives of the coordination headquarters</text:span>
</text:h>
      <text:p text:style-name="P4">
Author: ['АРМІЯINFORM']</text:p>
      <text:p text:style-name="P4">
Time: 2023-05-31T49:00:00-04:00</text:p>
      <text:p text:style-name="P4">
Description: At the coordinating headquarters, Zustinich Zustyunov Zkhisnikov Kremoi brigades of Morskoe ... War with Ukraine 2022, War with Ukraine Latest News today, News War with Ukraine 2022 Last today, there will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b7b823b-f3ef-4143-8d93-fda93ab7ee79-1.jpg" text:style-name="Internet_20_link" text:visited-style-name="Visited_20_Internet_20_Link">
1b7b823b-f3ef-4143-8d93-fda93ab7ee79-1.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3" text:anchor-type="as-char" svg:width="6.9236in" svg:height="3.894525in" draw:z-index="0">
<draw:image xlink:href="../Images/AРМІЯINFORM/2023-05-31T49-00-00-04-00/1b7b823b-f3ef-4143-8d93-fda93ab7ee79-1.jpg" xlink:type="simple" xlink:show="embed" xlink:actuate="onLoad" draw:mime-type="image/jpeg"/>
</draw:frame>
The Coordination Headquarters met with the families of defenders of the Separate Brigade of the Marine Corps named after Mikhail Bilynsky. The representative of the coordination headquarters communicated with relatives of the deplorable and the missing persons of the Marines.</text:p>
      <text:p text:style-name="P4">
About it <text:a xlink:type="simple" xlink:href="https://t.me/Koord_shtab/1149" text:style-name="Internet_20_link" text:visited-style-name="Visited_20_Internet_20_Link">
reports</text:a>
Coordinating headquarters of inquiries for the treatment of prisoners of war.</text:p>
      <text:p text:style-name="P4">
Among other things, they raised the question that there were still families who have not received a military unit about captivity or the disappearance of their people.</text:p>
      <text:p text:style-name="P4">
According to the headquarters, the mechanism of official investigation is clearly regulated. As a result, the relatives must receive the appropriate notification. Communication by interviewees of families and military units occurs through territorial centrifugal and social support(TCC and JV - former military enlistment offices).</text:p>
      <text:p text:style-name="P4">
Слід зазначити, що родичі можуть робити запити для отримання витягів з актівслужбових розслідувань та інших документів. Військова частина може надативідповідні матеріали, але лише у випадку, коли вони не мають обмеження вдоступі.</text:p>
      <text:p text:style-name="P4">
Окремо зупинилися й на процедурі зміни облікової категорії військовослужбовця.Як зазначив представник Штабу, підставою для зміни облікової категорії можебути поява нової інформації про зниклого безвісти військовослужбовця, зокрема,й підтвердження його полону міністерством оборони російської федерації черезМіжнародний комітет Червоного Хреста.</text:p>
      <text:p text:style-name="P4">
News Source: <text:a xlink:type="simple" xlink:href="https://armyinform.com.ua/2023/05/31/rodychi-polonenyh-morpihiv-zustrilysya-z-predstavnykamy-koordynaczijnogo-shtabu-3/" text:style-name="Internet_20_link" text:visited-style-name="Visited_20_Internet_20_Link">
https://armyinform.com.ua/2023/05/31/rodychi-polonenyh-morpihiv-zustrilysya-z-predstavnykamy-koordynaczijnogo-shtabu-3/</text:a>
</text:p>
      <!--NEWS-->
      <text:h text:style-name="P10" text:outline-level="1">
<text:span text:style-name="T4">
The occupiers have made five beats on the settlements of Sumy and Chernihiv region</text:span>
</text:h>
      <text:p text:style-name="P4">
Author: ['АРМІЯINFORM']</text:p>
      <text:p text:style-name="P4">
Time: 2023-05-31T96:00:00-04:00</text:p>
      <text:p text:style-name="P4">
Description: The village of Vechir 31 ADDITIONS FREED OF THE PARTILIV BROWNLE CHERNIGIGIVKO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040b0000-0aff-0242-bf1a-08da2211372a_cx0_cy13_cw75_w1023_r1_s-1-e1679402165761-960x540-1-1.jpg" text:style-name="Internet_20_link" text:visited-style-name="Visited_20_Internet_20_Link">
040b0000-0aff-0242-bf1a-08da2211372a_cx0_cy13_cw75_w1023_r1_s-1-e1679402165761-960x540-1-1.jpg</text:a>
']</text:p>
      <text:p text:style-name="P4">
Tags: ['STOPRUSSIA', 'ВОЄННІ ЗЛОЧИНИ ЗС РФ', 'ВТОРГНЕННЯ РФ', 'ОК «ПІВНІЧ»']</text:p>
      <text:p text:style-name="P4">
Category: News</text:p>
      <!--METADATA-->
      <text:p text:style-name="P4">
<draw:frame draw:style-name="fr1" draw:name="Image34" text:anchor-type="as-char" svg:width="6.9236in" svg:height="3.894525in" draw:z-index="0">
<draw:image xlink:href="../Images/AРМІЯINFORM/2023-05-31T96-00-00-04-00/040b0000-0aff-0242-bf1a-08da2211372a_cx0_cy13_cw75_w1023_r1_s-1-e1679402165761-960x540-1-1.jpg" xlink:type="simple" xlink:show="embed" xlink:actuate="onLoad" draw:mime-type="image/jpeg"/>
</draw:frame>
As of May 31, five shelling of border and Sumy regions, carried out by Russian troops, was recorded.</text:p>
      <text:p text:style-name="P4">
About it <text:a xlink:type="simple" xlink:href="https://www.facebook.com/kommander.nord/posts/pfbid03Qx3i7onMqrLehTSje9a45tuT9ahHbB2AjAEU3dRmeoKzqPfZWfYtsrixpfmhGYzl" text:style-name="Internet_20_link" text:visited-style-name="Visited_20_Internet_20_Link">
reports</text:a>
OK "North".</text:p>
      <text:p text:style-name="P4">
The report states: “As of 21:00 on May 31, Russian troops fired at the border of Chernihiv and Sumy regions.</text:p>
      <text:p text:style-name="P4">
From 12:40 to 13:00 there were 6 parishes, probably with a mortar 120 mm, in the rayon. Studenok. There was no information about losses among the local population or damage to civil infrastructure.</text:p>
      <text:p text:style-name="P4">
From 11:55 to 13:05 25 parishes were recorded, probably from the artillery, Uda NP. Janzhulivka. There was no information about the losses among the local population or damage to civilian infrastructure.</text:p>
      <text:p text:style-name="P4">
From 15:20 to 15:25 there were 2 parishes, probably with a mortar 120 mm, in the district. Progress. There was no information about losses among the local population or damage to civil infrastructure.</text:p>
      <text:p text:style-name="P4">
From 19:40 to 20:05 there were 3 parishes, probably with a mortar 120 mm, in the district. Karpovichi. There was no information about losses among the local population or damage to civil infrastructure.</text:p>
      <text:p text:style-name="P4">
From 19:40 to 20:00 there were 6 parishes, probably from the artillery, Urny NP. Timonovichi. There was no information about the losses among the local population or damage to civilian infrastructure. ”</text:p>
      <text:p text:style-name="P4">
News Source: <text:a xlink:type="simple" xlink:href="https://armyinform.com.ua/2023/05/31/okupanty-zavdaly-pyat-udariv-po-naselenym-punktam-sumshhyny-i-chernigivshhyny/" text:style-name="Internet_20_link" text:visited-style-name="Visited_20_Internet_20_Link">
https://armyinform.com.ua/2023/05/31/okupanty-zavdaly-pyat-udariv-po-naselenym-punktam-sumshhyny-i-chernigivshhyny/</text:a>
</text:p>
      <!--NEWS-->
      <text:h text:style-name="P10" text:outline-level="1">
<text:span text:style-name="T4">
Martha Kostyuk went to the second circle "Rolan Harros" in a paired discharge</text:span>
</text:h>
      <text:p text:style-name="P4">
Authors: Ukrinform (Person)</text:p>
      <text:p text:style-name="P4">
Publisher: Укринформ (Organization)</text:p>
      <text:p text:style-name="P4">
Published Time: 2023-06-01T-149:56:00+03:00</text:p>
      <text:p text:style-name="P4">
Modified Time: 2023-06-01T15:56:00+03:00</text:p>
      <text:p text:style-name="P4">
Description: The Ukrainian-Romanian duo Marta Kostyuk-Elena-Gabriel Rusa overcame the starting circle of the second in the season of the Grand Slam of the Open Slam of the Open Tennis Championship (Rolan Harros). - Ukrinform.</text:p>
      <text:p text:style-name="P4">
Images: ['<text:a xlink:type="simple" xlink:href="https://static.ukrinform.com/photos/2023_06/thumb_files/630_360_1685624175-343.jpg" text:style-name="Internet_20_link" text:visited-style-name="Visited_20_Internet_20_Link">
630_360_16856...</text:a>
']</text:p>
      <text:p text:style-name="P4">
Tags: ['Теніс', 'Марта Костюк']</text:p>
      <text:p text:style-name="P4">
Type: Article</text:p>
      <!--METADATA-->
      <text:p text:style-name="P4">
<draw:frame draw:style-name="fr1" draw:name="Image35" text:anchor-type="as-char" svg:width="6.9236in" svg:height="3.956343in" draw:z-index="0">
<draw:image xlink:href="../Images/yкринформ/2023-06-01T-149-56-00-03-00/630_360_1685624175-343.jpg" xlink:type="simple" xlink:show="embed" xlink:actuate="onLoad" draw:mime-type="image/jpeg"/>
</draw:frame>
Ukrainian-Romanian duo Marta Kostyuk-Elena-Gabriel Rusa Overcome the second time in the season of the Grand Slam of the Open Championship of France Zetenis(«Rolan Garros»).</text:p>
      <text:p text:style-name="P4">
За вихід до другого раунду парного розряду посіяні під 13-м номером Костюк таРусе перемогли росіянок Анну Блінкову та Варвару Грачову - 6:3, 3:6, 6:2,передає Укрінформ.</text:p>
      <text:p text:style-name="P4">
Поєдинок тривав майже 2 години.</text:p>
      <text:p text:style-name="P4">
Путівку до третього кола змагань (1/8 finals)Kostyuk and Rusa play the Izbelgian-American tandem Kirsten Flipkens- Shelby Rogers, who diluted the Spanish-American pair of Nuria Parrisas-Dias- Sabrina Santamaria- 6: 1, 6: 1.</text:p>
      <text:p text:style-name="P4">
<text:span text:style-name="T4">
 Read also: </text:span>
 <text:a xlink:type="simple" xlink:href="https://www.ukrinform.ua/rubric-sports/3715213-kostuk-postupilasa-drugij-sianij-na-starti-rolan-garros.html" text:style-name="Internet_20_link" text:visited-style-name="Visited_20_Internet_20_Link">
Kostyuk gave way to the second "sown" at the start of "Rolangarros"</text:a>
Rolan Harros in Paris will last until June 11.</text:p>
      <text:p text:style-name="P4">
Photo: Getty Images.</text:p>
      <text:p text:style-name="P4">
News Source: <text:a xlink:type="simple" xlink:href="https://www.ukrinform.ua/rubric-sports/3717065-marta-kostuk-vijsla-do-drugogo-kola-rolan-garros-u-parnomu-rozradi.html" text:style-name="Internet_20_link" text:visited-style-name="Visited_20_Internet_20_Link">
https://www.ukrinform.ua/rubric-sports/3717065-marta-kostuk-vijsla-do-drugogo-kola-rolan-garros-u-parnomu-rozradi.html</text:a>
</text:p>
      <!--NEWS-->
      <text:h text:style-name="P10" text:outline-level="1">
<text:span text:style-name="T4">
The presidency in the UN Radbeza passed from Switzerland to the UAE</text:span>
</text:h>
      <text:p text:style-name="P4">
Authors: Ukrinform (Person)</text:p>
      <text:p text:style-name="P4">
Publisher: Укринформ (Organization)</text:p>
      <text:p text:style-name="P4">
Published Time: 2023-06-01T-14:56:00+03:00</text:p>
      <text:p text:style-name="P4">
Modified Time: 2023-06-01T23:56:00+03:00</text:p>
      <text:p text:style-name="P4">
Description: Since the beginning of June, the presidency in the UN Security Council has moved from Switzerland to the United Arab Emirates. - Ukrinform.</text:p>
      <text:p text:style-name="P4">
Images: ['<text:a xlink:type="simple" xlink:href="https://static.ukrinform.com/photos/2015_10/thumb_files/630_360_1445002358-2357.jpg" text:style-name="Internet_20_link" text:visited-style-name="Visited_20_Internet_20_Link">
630_360_14450...</text:a>
', '<text:a xlink:type="simple" xlink:href="https://static.ukrinform.com/photos/2023_06/1685649191-651.jpeg" text:style-name="Internet_20_link" text:visited-style-name="Visited_20_Internet_20_Link">
1685649191-65...</text:a>
']</text:p>
      <text:p text:style-name="P4">
Tags: ['ОАЕ', 'Швейцарія', 'Радбез ООН', 'Війна з Росією']</text:p>
      <text:p text:style-name="P4">
Type: Article</text:p>
      <!--METADATA-->
      <text:p text:style-name="P4">
<draw:frame draw:style-name="fr1" draw:name="Image36" text:anchor-type="as-char" svg:width="6.9236in" svg:height="3.956343in" draw:z-index="0">
<draw:image xlink:href="../Images/yкринформ/2023-06-01T-14-56-00-03-00/630_360_1445002358-2357.jpg" xlink:type="simple" xlink:show="embed" xlink:actuate="onLoad" draw:mime-type="image/jpeg"/>
</draw:frame>
In the beginning of June, the presidency of the UN Security Council moved from Switzerland of the completed Arab Emirates.</text:p>
      <text:p text:style-name="P4">
About it reports its own correspondent of Ukrinform in New York.</text:p>
      <text:p text:style-name="P4">
The UAE permanent representative at the UN Lana Nussibe, representing the Soviet Soviet Union this month, did not mention the Russian aggression of the anti -Ukraine aggression.</text:p>
      <text:p text:style-name="P4">
"There are no questions about Ukraine in the schedule for this month, but I think the member will initiate them," she said, answering questions of journalists.</text:p>
      <text:p text:style-name="P4">
<draw:frame draw:style-name="fr1" draw:name="Image37" text:anchor-type="as-char" svg:width="6.9236in" svg:height="3.89132in" draw:z-index="0">
<draw:image xlink:href="../Images/yкринформ/2023-06-01T-14-56-00-03-00/1685649191-651.jpeg" xlink:type="simple" xlink:show="embed" xlink:actuate="onLoad" draw:mime-type="image/jpeg"/>
</draw:frame>
The Ukrinform correspondent asked Nussabe why she did not mention the proven, Russian -solved, talking about the priorities of her presidency.</text:p>
      <text:p text:style-name="P4">
"I didn't mention any war, not just this," she said. "But I think, the issue of Ukraine and Russia will be considered in the Radbeza."</text:p>
      <text:p text:style-name="P4">
Post -UAE noted that in June, the UAE has submitted to the Tsar, Libya, the Democratic Republic of the Congo, Sudan, Afghanistan, Somalia, Syria to the agenda of the Security Council in June. Among the important areas of work of the RB this month, this month called the problem of the impact of climate change on peace and safety in the world, as well as a fleeting with hatred language.</text:p>
      <text:p text:style-name="P4">
*!(https://www.ukrinform.ua/rubric-polytics/3712371-v-op-zreaguvali-na-zaavu-guterresa-pro-neobhidnist-reformuvati-radbez-oon.html)At the same time, the Secretariat of the Security Council reported that in June it could hold "one or more meetings dedicated to the situation in Ukraine, depending on the development of events on the ground."</text:p>
      <text:p text:style-name="P4">
Presidency in the Security Council <text:a xlink:type="simple" xlink:href="https://www.ukrinform.ua/tag-oon" text:style-name="Internet_20_link" text:visited-style-name="Visited_20_Internet_20_Link">
UN</text:a>
It changes every month - alternately between its members. In May, Switzerland chaired, in July, according to the schedule - the United Kingdom.</text:p>
      <text:p text:style-name="P4">
News Source: <text:a xlink:type="simple" xlink:href="https://www.ukrinform.ua/rubric-world/3717236-golovuvanna-v-radbezi-oon-perejslo-vid-svejcarii-do-oae.html" text:style-name="Internet_20_link" text:visited-style-name="Visited_20_Internet_20_Link">
https://www.ukrinform.ua/rubric-world/3717236-golovuvanna-v-radbezi-oon-perejslo-vid-svejcarii-do-oae.html</text:a>
</text:p>
      <!--NEWS-->
      <text:h text:style-name="P10" text:outline-level="1">
<text:span text:style-name="T4">
WAKS reduced the pledge of Nasirov by half, to ₴ 261 million - the center of counteraction to corruption</text:span>
</text:h>
      <text:p text:style-name="P4">
Authors: Ukrinform (Person)</text:p>
      <text:p text:style-name="P4">
Publisher: Укринформ (Organization)</text:p>
      <text:p text:style-name="P4">
Published Time: 2023-06-01T-16:34:00+03:00</text:p>
      <text:p text:style-name="P4">
Modified Time: 2023-06-01T23:34:00+03:00</text:p>
      <text:p text:style-name="P4">
Description: The Supreme Anti -Corruption Court decided to reduce the amount of pledge for the former head of the State Fiscal Service Roman Nasirov from UAH 523 million to UAH 261 million - Ukrinform.</text:p>
      <text:p text:style-name="P4">
Images: ['<text:a xlink:type="simple" xlink:href="https://static.ukrinform.com/photos/2018_08/thumb_files/630_360_1535466553-4392.jpg" text:style-name="Internet_20_link" text:visited-style-name="Visited_20_Internet_20_Link">
630_360_15354...</text:a>
']</text:p>
      <text:p text:style-name="P4">
Tags: ['Насіров', 'Центр протидії корупції', 'Застава', 'Вищий антикорупційний суд']</text:p>
      <text:p text:style-name="P4">
Type: Article</text:p>
      <!--METADATA-->
      <text:p text:style-name="P4">
<draw:frame draw:style-name="fr1" draw:name="Image38" text:anchor-type="as-char" svg:width="6.9236in" svg:height="3.956343in" draw:z-index="0">
<draw:image xlink:href="../Images/yкринформ/2023-06-01T-16-34-00-03-00/630_360_1535466553-4392.jpg" xlink:type="simple" xlink:show="embed" xlink:actuate="onLoad" draw:mime-type="image/jpeg"/>
</draw:frame>
The High Anti -Corruption Court decided to reduce the amount of pledge for the former preservation fiscal service Roman Nasirov from UAH 523 million to UAH 261 million.</text:p>
      <text:p text:style-name="P4">
About it reports <text:a xlink:type="simple" xlink:href="https://t.me/fuckcorruption/2332" text:style-name="Internet_20_link" text:visited-style-name="Visited_20_Internet_20_Link">
Center for Combating Corruption</text:a>
transmits Ukrinform.</text:p>
      <text:p text:style-name="P4">
"The judges of the WACS partially granted the prosecutor's request for the extension of the expensive of the existing DFS Roman Nasirov, who is accused of receiving a bribe in the amount of UAH 722 million," the statement reads.</text:p>
      <text:p text:style-name="P4">
At the same time, as noted, instead of the previously established UAH 523 million, the monsters of Nasirov have to make 261 million UAH. Otherwise, it will be at least on July 30, 2023.</text:p>
      <text:p text:style-name="P4">
According to the CPC, <text:a xlink:type="simple" xlink:href="https://www.ukrinform.ua/tag-nasirov" text:style-name="Internet_20_link" text:visited-style-name="Visited_20_Internet_20_Link">
Nasirov</text:a>
стверджував, що не має можливості внести заставу в 523 млн грн, оскільки їїрозмір не відповідає його майновому стану. Крім цього він нібито має проблемизі здоровʼям, а в СІЗО йому не можуть забезпечити належну медичну допомогу.</text:p>
      <text:p text:style-name="P4">
<text:span text:style-name="T4">
Читайте також:</text:span>
 <text:a xlink:type="simple" xlink:href="https://www.ukrinform.ua/rubric-economy/3616770-apelacijnij-sud-lisiv-bez-zmin-arest-ta-zastavu-u-piv-milarda-nasirovu.html" text:style-name="Internet_20_link" text:visited-style-name="Visited_20_Internet_20_Link">
 Апеляційний суд лишив без змін арешт та заставу у півмільярда <text:span text:style-name="T4">
Насіров</text:span>
 у </text:a>
"Nasirov also reported that, in his opinion, a preventive measure is a blackmailing of prosecutors, which is aimed at having handed over the highest leadership," -comes to the CPC post.</text:p>
      <text:p text:style-name="P4">
According to the investigation, the former DFS head of the DFS was provided to legal entities under the control of agro-holding owner, VAT reimbursement of more than UAH 3,2LRD. For this he was wrongly received in his favor and for the benefit of the third time more than UAH 722 million.</text:p>
      <text:p text:style-name="P4">
News Source: <text:a xlink:type="simple" xlink:href="https://www.ukrinform.ua/rubric-society/3717240-vaks-zmensiv-zastavu-nasirovu-vdvici-do-261-miljona-centr-protidii-korupcii.html" text:style-name="Internet_20_link" text:visited-style-name="Visited_20_Internet_20_Link">
https://www.ukrinform.ua/rubric-society/3717240-vaks-zmensiv-zastavu-nasirovu-vdvici-do-261-miljona-centr-protidii-korupcii.html</text:a>
</text:p>
      <!--NEWS-->
      <text:h text:style-name="P10" text:outline-level="1">
<text:span text:style-name="T4">
Ukraine will receive € 50 million from the EU to restore critical infrastructure</text:span>
</text:h>
      <text:p text:style-name="P4">
Authors: Ukrinform (Person)</text:p>
      <text:p text:style-name="P4">
Publisher: Укринформ (Organization)</text:p>
      <text:p text:style-name="P4">
Published Time: 2023-06-01T-18:15:00+03:00</text:p>
      <text:p text:style-name="P4">
Modified Time: 2023-06-01T23:15:00+03:00</text:p>
      <text:p text:style-name="P4">
Description: The State Agency for Infrastructure Restoration and Development, the European Investment Bank and the EU Bank have signed a grant agreement on the allocation of more than 50 million euros to support critical infrastructure and to build temporary bridges in the affected regions. - Ukrinform.</text:p>
      <text:p text:style-name="P4">
Images: ['<text:a xlink:type="simple" xlink:href="https://static.ukrinform.com/photos/2023_06/thumb_files/630_360_1685650276-207.jpg" text:style-name="Internet_20_link" text:visited-style-name="Visited_20_Internet_20_Link">
630_360_16856...</text:a>
']</text:p>
      <text:p text:style-name="P4">
Tags: ['Євросоюз', 'Найєм', 'Критична інфраструктура', 'Відбудова']</text:p>
      <text:p text:style-name="P4">
Type: Article</text:p>
      <!--METADATA-->
      <text:p text:style-name="P4">
<draw:frame draw:style-name="fr1" draw:name="Image39" text:anchor-type="as-char" svg:width="6.9236in" svg:height="3.956343in" draw:z-index="0">
<draw:image xlink:href="../Images/yкринформ/2023-06-01T-18-15-00-03-00/630_360_1685650276-207.jpg" xlink:type="simple" xlink:show="embed" xlink:actuate="onLoad" draw:mime-type="image/jpeg"/>
</draw:frame>
The State Agency for Recovery and Infrastructure Development, the European Investment Bank and the EU Bank have signed a grant agreement on the allocation of more than 50 million euros to support critical infrastructure and the construction of temporary bridges of the emergency regions.</text:p>
      <text:p text:style-name="P4">
This was reported by the head of the Agency for Mustafa Nayem Recovery in <text:a xlink:type="simple" xlink:href="https://www.facebook.com/Mustafanayyem/posts/pfbid0TwCBQhMrMiCHNKPRUCNa3mBEhAJHWUfXUFDcEUxcj8SWdBLgPNrJ4Vt7Fgej6UWsl" text:style-name="Internet_20_link" text:visited-style-name="Visited_20_Internet_20_Link">
Facebook</text:a>
, reports Ukrinform.</text:p>
      <text:p text:style-name="P4">
"This is a huge contribution to the restoration of logistics in the most affected by wars regions <text:a xlink:type="simple" xlink:href="https://www.ukrinform.ua/tag-ukraina" text:style-name="Internet_20_link" text:visited-style-name="Visited_20_Internet_20_Link">
Ukraine</text:a>
, and I am sincerely grateful to partners for such support. The destruction of crossings on the roads leads to prepart or complete isolation of communities. For our team, the restoration of such staff during the war is one of the priority tasks for the rapid provision of transportation with affected settlements, ”he said.</text:p>
      <text:p text:style-name="P4">
Nayem reminded that since the beginning of a full -scale invasion, 85 -time crossings have been built for the establishment of transport routes to the affected areas. In total - 78 crossings last year, 7 - this year, another 3- in the work.</text:p>
      <text:p text:style-name="P4">
"Temporary structures will help to overcome the problems that have arisen as a result of Russian attacks, including to restore our citizens' access to vital humanitarian, medical care and basic public services," the recovery agency added.</text:p>
      <text:p text:style-name="P4">
<text:span text:style-name="T4">
 Read also: </text:span>
 [Taiwan will allocate $ 5 million to projects <text:span text:style-name="T4">
 Reconstruction </text:span>
 Ukraine started(https://www.ukrinform.ua/rubric-vidbudova/3717099-tajvan-vidilit-5-miljoniv-na-proekti-vidbudovi-ukraini-zapocatkovani-litvou.html)As reported, 346 bridges have been destroyed since the beginning of a full -scale invasion throughout Ukraine.</text:p>
      <text:p text:style-name="P4">
<text:span text:style-name="T5">
Foto: Mustafa Nayem / Facebook</text:span>
</text:p>
      <text:p text:style-name="P4">
News Source: <text:a xlink:type="simple" xlink:href="https://www.ukrinform.ua/rubric-vidbudova/3717239-ukraina-otrimae-vid-es-50-miljoniv-na-vidnovlenna-kriticnoi-infrastrukturi.html" text:style-name="Internet_20_link" text:visited-style-name="Visited_20_Internet_20_Link">
https://www.ukrinform.ua/rubric-vidbudova/3717239-ukraina-otrimae-vid-es-50-miljoniv-na-vidnovlenna-kriticnoi-infrastrukturi.html</text:a>
</text:p>
      <!--NEWS-->
      <text:h text:style-name="P10" text:outline-level="1">
<text:span text:style-name="T4">
Strengthening air defense and new sanctions against Russia: Zelensky met with Scholtz</text:span>
</text:h>
      <text:p text:style-name="P4">
Authors: Ukrinform (Person)</text:p>
      <text:p text:style-name="P4">
Publisher: Укринформ (Organization)</text:p>
      <text:p text:style-name="P4">
Published Time: 2023-06-01T-20:02:00+03:00</text:p>
      <text:p text:style-name="P4">
Modified Time: 2023-06-01T23:02:00+03:00</text:p>
      <text:p text:style-name="P4">
Description: In the fields of the European political community summit in Moldova, President of Ukraine Volodymyr Zelensky held a meeting with the German Federal Chancellor Olaf Solz. - Ukrinform.</text:p>
      <text:p text:style-name="P4">
Images: ['<text:a xlink:type="simple" xlink:href="https://static.ukrinform.com/photos/2023_06/thumb_files/630_360_1685649885-336.jpeg" text:style-name="Internet_20_link" text:visited-style-name="Visited_20_Internet_20_Link">
630_360_16856...</text:a>
']</text:p>
      <text:p text:style-name="P4">
Tags: ['Антиросійські санкції', 'Переговори', 'Зеленський', 'Шольц', 'Війна з Росією', 'ППО']</text:p>
      <text:p text:style-name="P4">
Type: Article</text:p>
      <!--METADATA-->
      <text:p text:style-name="P4">
<draw:frame draw:style-name="fr1" draw:name="Image40" text:anchor-type="as-char" svg:width="6.9236in" svg:height="3.956343in" draw:z-index="0">
<draw:image xlink:href="../Images/yкринформ/2023-06-01T-20-02-00-03-00/630_360_1685649885-336.jpeg" xlink:type="simple" xlink:show="embed" xlink:actuate="onLoad" draw:mime-type="image/jpeg"/>
</draw:frame>
At the Polyahsamite of the European Political Community in Moldova, President of Ukraine Volodymyrzelensky held a meeting with Federal Chancellor of Germany Olaf Sholtz.</text:p>
      <text:p text:style-name="P4">
About it reports <text:a xlink:type="simple" xlink:href="https://www.president.gov.ua/news/u-mezhah-samitu-yevropejskoyi-politichnoyi-spilnoti-volodimi-83353" text:style-name="Internet_20_link" text:visited-style-name="Visited_20_Internet_20_Link">
Presidential Office</text:a>
, reports Ukrinform.</text:p>
      <text:p text:style-name="P4">
Zelensky informed Scholz about the escalation of the Russian missile terrorist correspondence of Ukraine.</text:p>
      <text:p text:style-name="P4">
In this context, it was emphasized that the defense support of our country, first and foremost, increased the capacity of the Ukrainian air defense.</text:p>
      <text:p text:style-name="P4">
<text:span text:style-name="T5">
Video: <text:a xlink:type="simple" xlink:href="https://t.me/V_Zelenskiy_official/6452" text:style-name="Internet_20_link" text:visited-style-name="Visited_20_Internet_20_Link">
Presidential Office</text:a>
</text:span>
</text:p>
      <text:p text:style-name="P4">
The President expressed gratitude to the German Chancellor for the support of the Ukrainian formular and his willingness to join it. The parties discussed the joint preparation for the Global Peace Summit and attracting the most wide range of participants.</text:p>
      <text:p text:style-name="P4">
<text:span text:style-name="T4">
 Read also: </text:span>
 <text:a xlink:type="simple" xlink:href="https://www.ukrinform.ua/rubric-polytics/3717228-zelenskij-zustrivsa-z-premerom-portugalii-govorili-pro-navcanna-pilotiv-i-samit-nato.html" text:style-name="Internet_20_link" text:visited-style-name="Visited_20_Internet_20_Link">
Zelensky met with Prime Minister <text:span text:style-name="T4">
 Portugal </text:span>
 II: Talked about pilots and NATO summit</text:a>
It is noted that the leaders agreed that an important factor in pressure on the Russian Federation <text:a xlink:type="simple" xlink:href="https://www.ukrinform.ua/tag-sankcii" text:style-name="Internet_20_link" text:visited-style-name="Visited_20_Internet_20_Link">
sanctions</text:a>
Against the aggressor, in particular by inclusion in the new EU sanction package, the maximum efficiency against the Russian economy.</text:p>
      <text:p text:style-name="P4">
As it was reported, Volodymyr Zelenskyy and Emmanuel Macron during the meeting of Vyshishin <text:a xlink:type="simple" xlink:href="http://www.ukrinform.ua/rubric-polytics/3717214-zelenskij-zustrivsa-z-makronom-na-samiti-v-kisinevi.html" text:style-name="Internet_20_link" text:visited-style-name="Visited_20_Internet_20_Link">
confirmed his readiness to develop framework conditions</text:a>
To begin the preparation of pilots of the Armed Forces, it will be advisable.</text:p>
      <text:p text:style-name="P4">
<text:span text:style-name="T5">
Foto: op</text:span>
</text:p>
      <text:p text:style-name="P4">
News Source: <text:a xlink:type="simple" xlink:href="https://www.ukrinform.ua/rubric-polytics/3717238-posilenna-ppo-ta-novi-sankcii-proti-rosii-zelenskij-proviv-zustric-iz-solcom.html" text:style-name="Internet_20_link" text:visited-style-name="Visited_20_Internet_20_Link">
https://www.ukrinform.ua/rubric-polytics/3717238-posilenna-ppo-ta-novi-sankcii-proti-rosii-zelenskij-proviv-zustric-iz-solcom.html</text:a>
</text:p>
      <!--NEWS-->
      <text:h text:style-name="P10" text:outline-level="1">
<text:span text:style-name="T4">
At Kupiansk direction Russian army shelled Krasne Pershe, Fyholivka, Novomlynsk, Zapadne, Mas...</text:span>
</text:h>
      <text:p text:style-name="P4">
Authors: liveuamap (Language: en)</text:p>
      <text:p text:style-name="P4">
Time: 2023-06-01T-22:45:00</text:p>
      <text:p text:style-name="P4">
Location: Kupiansk (Latitude:49.64196 Longtitude:37.90541)</text:p>
      <text:p text:style-name="P4">
Videos: []</text:p>
      <text:p text:style-name="P4">
Images: []</text:p>
      <text:p text:style-name="P4">
Tags: ["Russia"]</text:p>
      <text:p text:style-name="P4">
Id: 22566918</text:p>
      <!--METADATA-->
      <text:p text:style-name="P4">
At Kupiansk direction Russian army shelled Krasne Pershe, Fyholivka,Novomlynsk, Zapadne, Masutivka, Kyslivka, Berestove of Kharkiv region andNovoselivske of Luhansk region. Russian aviation conducted airstrikes atKyslivka and Kotlyarivka of Kharkiv region, - General Staff of Armed Forces ofUkraine says in the morning report</text:p>
      <text:p text:style-name="P4">
News Collection Link: <text:a xlink:type="simple" xlink:href="https://liveuamap.com/en/2023/1-june-at-kupiansk-direction-russian-army-shelled-krasne" text:style-name="Internet_20_link" text:visited-style-name="Visited_20_Internet_20_Link">
https://liveuamap.com/en/2023/1-june-at-kupiansk-direction-russian-army-shelled-krasne</text:a>
</text:p>
      <text:p text:style-name="P4">
News Source: <text:a xlink:type="simple" xlink:href="https://t.me/lumsrc/4957" text:style-name="Internet_20_link" text:visited-style-name="Visited_20_Internet_20_Link">
https://t.me/lumsrc/4957</text:a>
</text:p>
      <!--NEWS-->
      <text:h text:style-name="P10" text:outline-level="1">
<text:span text:style-name="T4">
The Russians during the day 15 times fired at Sumy region - a hundred explosions were heard</text:span>
</text:h>
      <text:p text:style-name="P4">
Authors: Ukrinform (Person)</text:p>
      <text:p text:style-name="P4">
Publisher: Укринформ (Organization)</text:p>
      <text:p text:style-name="P4">
Published Time: 2023-06-01T-23:43:00+03:00</text:p>
      <text:p text:style-name="P4">
Modified Time: 2023-06-01T22:43:00+03:00</text:p>
      <text:p text:style-name="P4">
Description: The Russian army attacked the artillery and mortars in the day 15 times the border areas of Sumy region, resulting in a hundred explosions, there were damage.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ибух', 'Війна з Росією']</text:p>
      <text:p text:style-name="P4">
Type: Article</text:p>
      <!--METADATA-->
      <text:p text:style-name="P4">
<draw:frame draw:style-name="fr1" draw:name="Image41" text:anchor-type="as-char" svg:width="6.9236in" svg:height="3.956343in" draw:z-index="0">
<draw:image xlink:href="../Images/yкринформ/2023-06-01T-23-43-00-03-00/630_360_1667124180-530.jpg" xlink:type="simple" xlink:show="embed" xlink:actuate="onLoad" draw:mime-type="image/jpeg"/>
</draw:frame>
The Russian army attacked the artillery and mortars in the day 15 times the border territories of the Sumy region, resulting in a hundred explosions, there were damage.</text:p>
      <text:p text:style-name="P4">
According to Ukrinform, the Sumy Regional Military Administration reported in <text:a xlink:type="simple" xlink:href="https://t.me/Sumy_news_ODA/16632" text:style-name="Internet_20_link" text:visited-style-name="Visited_20_Internet_20_Link">
telegram</text:a>
.</text:p>
      <text:p text:style-name="P4">
In particular, the Velikopysar community is invaders <text:a xlink:type="simple" xlink:href="https://www.ukrinform.ua/tag-obstril" text:style-name="Internet_20_link" text:visited-style-name="Visited_20_Internet_20_Link">
fired</text:a>
From self -propelled artillery installations, causing 28 explosions.</text:p>
      <text:p text:style-name="P4">
The Krasnopil community suffered from the Russians of artillery shelling, which brought up to 40 explosions. Hostile fire damaged the buildings of the enterprise, a substance is not working today, as well as five private and two two -storeyed houses(knocked out windows, cut walls and fences, damaged).</text:p>
      <text:p text:style-name="P4">
Мінометних ударів російські війська завдали по Юнаківській і Середино-Будськійгромадах — відбулися п'ять й один вибух відповідно. В останній ворожимобстрілом пошкоджені два житлові будинки, літня кухня, дві господарчі спорудита нежитлова будівля.</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In the Belopil community, the invaders were beaten from self -propelled immetrastics, as a result of which five and 21 explosions were heard respectively.</text:p>
      <text:p text:style-name="P4">
As reported <text:a xlink:type="simple" xlink:href="https://www.ukrinform.ua/rubric-ato/3716731-protagom-dna-rosiani-10-raziv-obstrili-prikordonni-gromadi-sumsini.html" text:style-name="Internet_20_link" text:visited-style-name="Visited_20_Internet_20_Link">
Ukrinform</text:a>
, May 31, Russian troops fired at the border communities of Sumy region ten times, causing 42 explosions.</text:p>
      <text:p text:style-name="P4">
News Source: <text:a xlink:type="simple" xlink:href="https://www.ukrinform.ua/rubric-ato/3717234-rosiani-protagom-dna-15-raziv-obstrilali-prikordonna-sumsini-prolunali-sto-vibuhiv.html" text:style-name="Internet_20_link" text:visited-style-name="Visited_20_Internet_20_Link">
https://www.ukrinform.ua/rubric-ato/3717234-rosiani-protagom-dna-15-raziv-obstrilali-prikordonna-sumsini-prolunali-sto-vibuhiv.html</text:a>
</text:p>
      <!--NEWS-->
      <text:h text:style-name="P10" text:outline-level="1">
<text:span text:style-name="T4">
At Lyman direction Russian army shelled Nevske and Bilohorivka of Luhansk region and Novosado...</text:span>
</text:h>
      <text:p text:style-name="P4">
Authors: liveuamap (Language: en)</text:p>
      <text:p text:style-name="P4">
Time: 2023-06-01T-24:45:00</text:p>
      <text:p text:style-name="P4">
Location: Siversk (Latitude:48.86991 Longtitude:38.09561)</text:p>
      <text:p text:style-name="P4">
Videos: []</text:p>
      <text:p text:style-name="P4">
Images: []</text:p>
      <text:p text:style-name="P4">
Tags: ["Russia"]</text:p>
      <text:p text:style-name="P4">
Id: 22566914</text:p>
      <!--METADATA-->
      <text:p text:style-name="P4">
At Lyman direction Russian army shelled Nevske and Bilohorivka of Luhanskregion and Novosadove, Torske and Spirne of Donetsk region. Russian aviationconducted airstrike at Terny and Siversk of Donetsk region, - General Staff ofArmed Forces of Ukraine says in the morning report</text:p>
      <text:p text:style-name="P4">
News Collection Link: <text:a xlink:type="simple" xlink:href="https://liveuamap.com/en/2023/1-june-at-lyman-direction-russian-army-shelled-nevske-and" text:style-name="Internet_20_link" text:visited-style-name="Visited_20_Internet_20_Link">
https://liveuamap.com/en/2023/1-june-at-lyman-direction-russian-army-shelled-nevske-and</text:a>
</text:p>
      <text:p text:style-name="P4">
News Source: <text:a xlink:type="simple" xlink:href="https://t.me/lumsrc/4958" text:style-name="Internet_20_link" text:visited-style-name="Visited_20_Internet_20_Link">
https://t.me/lumsrc/4958</text:a>
</text:p>
      <!--NEWS-->
      <text:h text:style-name="P10" text:outline-level="1">
<text:span text:style-name="T4">
Zelensky discussed the issue of reconstruction of Ukraine with Aliyev with Aliyev</text:span>
</text:h>
      <text:p text:style-name="P4">
Authors: Ukrinform (Person)</text:p>
      <text:p text:style-name="P4">
Publisher: Укринформ (Organization)</text:p>
      <text:p text:style-name="P4">
Published Time: 2023-06-01T-25:41:00+03:00</text:p>
      <text:p text:style-name="P4">
Modified Time: 2023-06-01T22:41:00+03:00</text:p>
      <text:p text:style-name="P4">
Description: Within the summit of the European political community in Moldova, Volodymyr Zelenskyy met with the President of the Republic of Azerbaijani Ilham Aliyev. - Ukrinform.</text:p>
      <text:p text:style-name="P4">
Images: ['<text:a xlink:type="simple" xlink:href="https://static.ukrinform.com/photos/2023_06/thumb_files/630_360_1685647869-966.jpeg" text:style-name="Internet_20_link" text:visited-style-name="Visited_20_Internet_20_Link">
630_360_16856...</text:a>
']</text:p>
      <text:p text:style-name="P4">
Tags: ['Алієв', 'Азербайджан', 'Переговори', 'Зеленський', 'Відбудова']</text:p>
      <text:p text:style-name="P4">
Type: Article</text:p>
      <!--METADATA-->
      <text:p text:style-name="P4">
<draw:frame draw:style-name="fr1" draw:name="Image42" text:anchor-type="as-char" svg:width="6.9236in" svg:height="3.956343in" draw:z-index="0">
<draw:image xlink:href="../Images/yкринформ/2023-06-01T-25-41-00-03-00/630_360_1685647869-966.jpeg" xlink:type="simple" xlink:show="embed" xlink:actuate="onLoad" draw:mime-type="image/jpeg"/>
</draw:frame>
As part of the European political community in Moldova, Vladimir Zelensky has been with the President of the Republic of Azerbaijani Ilham Aliyev.</text:p>
      <text:p text:style-name="P4">
According to Ukrinform, it reports <text:a xlink:type="simple" xlink:href="https://www.president.gov.ua/news/prezident-ukrayini-proviv-zustrich-iz-prezidentom-azerbajdzh-83349" text:style-name="Internet_20_link" text:visited-style-name="Visited_20_Internet_20_Link">
Presidential Office</text:a>
.</text:p>
      <text:p text:style-name="P4">
The Head of State thanked Azerbaijan for the consistent support of Ukraine's territorial sake and sovereignty, support within international organizations, in particular during the votes for the UN General Assembly resolution.</text:p>
      <text:p text:style-name="P4">
<text:span text:style-name="T5">
Video: <text:a xlink:type="simple" xlink:href="https://www.facebook.com/president.gov.ua" text:style-name="Internet_20_link" text:visited-style-name="Visited_20_Internet_20_Link">
Presidential Office</text:a>
</text:span>
</text:p>
      <text:p text:style-name="P4">
Zelensky also noted comprehensive humanitarian aid, provided by the Azerbaijan.</text:p>
      <text:p text:style-name="P4">
“We appreciate the participation of Azerbaijan in the restoration of infrastructure objects in the Kiev region. We look forward to help in further reconstruction of Ukraine. The adventure period is counting on the active participation of Azerbaijan in investment projections in Ukraine, ”said the head of the Ukrainian state.</text:p>
      <text:p text:style-name="P4">
In addition, the interlocutors paid special attention to the experience <text:a xlink:type="simple" xlink:href="https://www.ukrinform.ua/tag-azerbajdzan" text:style-name="Internet_20_link" text:visited-style-name="Visited_20_Internet_20_Link">
Azerbaijan</text:a>
in the matter of humanitarian distinguishing areas.</text:p>
      <text:p text:style-name="P4">
<text:span text:style-name="T4">
 Read also: </text:span>
 <text:a xlink:type="simple" xlink:href="https://www.ukrinform.ua/rubric-economy/3714119-azerbajdzan-nadast-ukrainskim-avtopereviznikam-3000-dozvoliv-dla-tranzitu.html" text:style-name="Internet_20_link" text:visited-style-name="Visited_20_Internet_20_Link">
<text:span text:style-name="T4">
 Azerbaijan </text:span>
 will give Ukrainian car carriers 3000 permissions for transit</text:a>
"The President of Ukraine expressed his hope for the active involvement of Azerbaijan on support of our country's initiatives on the achievement of sustainable and fair liberty on the basis of the Ukrainian formula of peace," OP said.</text:p>
      <text:p text:style-name="P4">
As it was reported, Volodymyr Zelenskyy and Emmanuel Macron during the meeting of Vyshishin <text:a xlink:type="simple" xlink:href="http://www.ukrinform.ua/rubric-polytics/3717214-zelenskij-zustrivsa-z-makronom-na-samiti-v-kisinevi.html" text:style-name="Internet_20_link" text:visited-style-name="Visited_20_Internet_20_Link">
confirmed his readiness to develop framework conditions</text:a>
To begin the preparation of pilots of the Armed Forces, it will be advisable.</text:p>
      <text:p text:style-name="P4">
<text:span text:style-name="T5">
Foto: op</text:span>
</text:p>
      <text:p text:style-name="P4">
News Source: <text:a xlink:type="simple" xlink:href="https://www.ukrinform.ua/rubric-polytics/3717233-zelenskij-obgovoriv-z-alievim-pitanna-vidbudovi-ukraini.html" text:style-name="Internet_20_link" text:visited-style-name="Visited_20_Internet_20_Link">
https://www.ukrinform.ua/rubric-polytics/3717233-zelenskij-obgovoriv-z-alievim-pitanna-vidbudovi-ukraini.html</text:a>
</text:p>
      <!--NEWS-->
      <text:h text:style-name="P10" text:outline-level="1">
<text:span text:style-name="T4">
Bakhmut Directio Rusian Army Shelled Kramatorsk, Vasukivka, Orikhovo-Vasylivka, Novomar ...</text:span>
</text:h>
      <text:p text:style-name="P4">
Authors: liveuamap (Language: en)</text:p>
      <text:p text:style-name="P4">
Time: 2023-06-01T-26:45:00</text:p>
      <text:p text:style-name="P4">
Location: Novhorods'ke, Donetsk Oblast (Latitude:48.32613 Longtitude:37.84687)</text:p>
      <text:p text:style-name="P4">
Videos: []</text:p>
      <text:p text:style-name="P4">
Images: []</text:p>
      <text:p text:style-name="P4">
Tags: ["Russia"]</text:p>
      <text:p text:style-name="P4">
Id: 22566909</text:p>
      <!--METADATA-->
      <text:p text:style-name="P4">
At Bakhmut Direction Russian Army Shelled Kramatorsk, Vasukivka, Orikhovo-Vasylivka, Novomarkove, Hryhorivka, Chasiv Yar, Ivaniv, Predeche, Predeche, Predechie and New York of Donetsk Region, - General Staff Ofarmed Forces of Ukraine Says in the Morning Report</text:p>
      <text:p text:style-name="P4">
News Collection Link:(https://liveuamap.com/en/2023/1-june-at-bakhmut-direction-russian-army-shelled--kramatorsk)</text:p>
      <text:p text:style-name="P4">
News Source: <text:a xlink:type="simple" xlink:href="https://t.me/lumsrc/4959" text:style-name="Internet_20_link" text:visited-style-name="Visited_20_Internet_20_Link">
https://t.me/lumsrc/4959</text:a>
</text:p>
      <!--NEWS-->
      <text:h text:style-name="P10" text:outline-level="1">
<text:span text:style-name="T4">
Podolyak: On June 1, it finally reported that there was nothing to do with the modern civilization of the Russian Federation</text:span>
</text:h>
      <text:p text:style-name="P4">
Authors: Ukrinform (Person)</text:p>
      <text:p text:style-name="P4">
Publisher: Укринформ (Organization)</text:p>
      <text:p text:style-name="P4">
Published Time: 2023-06-01T-27:35:00+03:00</text:p>
      <text:p text:style-name="P4">
Modified Time: 2023-06-01T22:35:00+03:00</text:p>
      <text:p text:style-name="P4">
Description: The adviser to the head of the Presidential Office Mikhail Podolyak stated that the events of June 1 this year in Ukraine finally recorded that Russia has nothing to do with modern civilization. - Ukrinform.</text:p>
      <text:p text:style-name="P4">
Images: ['<text:a xlink:type="simple" xlink:href="https://static.ukrinform.com/photos/2023_01/thumb_files/630_360_1674754520-912.jpg" text:style-name="Internet_20_link" text:visited-style-name="Visited_20_Internet_20_Link">
630_360_16747...</text:a>
']</text:p>
      <text:p text:style-name="P4">
Tags: ['Діти', 'Обстріл', 'Подоляк', 'Війна з Росією']</text:p>
      <text:p text:style-name="P4">
Type: Article</text:p>
      <!--METADATA-->
      <text:p text:style-name="P4">
<draw:frame draw:style-name="fr1" draw:name="Image44" text:anchor-type="as-char" svg:width="6.9236in" svg:height="3.956343in" draw:z-index="0">
<draw:image xlink:href="../Images/yкринформ/2023-06-01T-27-35-00-03-00/630_360_1674754520-912.jpg" xlink:type="simple" xlink:show="embed" xlink:actuate="onLoad" draw:mime-type="image/jpeg"/>
</draw:frame>
Presidential Advisor Mikhail Podolyak stated that the events of June 1 this year in Ukraine have finally recorded that Russia has nothing to do with modern civilization.</text:p>
      <text:p text:style-name="P4">
He expressed this opinion in an interview "<text:a xlink:type="simple" xlink:href="https://24tv.ua/gromadyanska-viyna-rozval-shho-chekaye-rosiyu-mihaylo-podolyak_n2326010" text:style-name="Internet_20_link" text:visited-style-name="Visited_20_Internet_20_Link">
Channel 24</text:a>
”, Reports Ukrinform.</text:p>
      <text:p text:style-name="P4">
Commenting on the shelling of Russia on the Day of Children's Defense, Podolyak noted that <text:a xlink:type="simple" xlink:href="https://www.ukrinform.ua/tag-rosia" text:style-name="Internet_20_link" text:visited-style-name="Visited_20_Internet_20_Link">
RF</text:a>
shows his true face.</text:p>
      <text:p text:style-name="P4">
“They are like that. They were like that. They were masked for a long time, they always used to be propaganda to disguise their hateful sincere attitude around. And above all, to us. But they use this time that has fallen to them, the last summer to kill as many common people they hate as possible. That is, they are no longer masking anything, they are frank in their propaganda narratives, you see on the playgrounds, they will go: "Let's kill, to kill Ukrainians mercilessly, as many as we can," said Podolyak.</text:p>
      <text:p text:style-name="P4">
He believes that "Russia in this form is absolute evil."</text:p>
      <text:p text:style-name="P4">
“It is not just a Russian state, but a Russian community. It sincerely demonstrates what it is internally. And so we cannot look at them with normal behavior. One that is inherent in the modern world. No, we have to win in the war in order for them to be in fear of perennials forward. And when they see the word "Ukraine" that they may already be soaked, apologize, the trousers sat, etc. ”, - said the adviser to the head of the OP.</text:p>
      <text:p text:style-name="P4">
According to him, the Russians should be afraid that they will be mercilessly punished.</text:p>
      <text:p text:style-name="P4">
"Therefore, for me, for example, there are no other ways to come to the end of this war, except for the loss of Russia, fixing the legally of this loss, is tough enough," Podolyak said.</text:p>
      <text:p text:style-name="P4">
He believes that "it is not necessary to expect that they will behave in a different way."</text:p>
      <text:p text:style-name="P4">
“And, of course, on June 1 it was finally recorded that Russia has nothing to do Russia. It's all fiction. All these are: "We are there on June 1, We celebrate children's Day." No, this is not all. They celebrate Children's Day, and "The Day of Murder of Children". This is an official holiday, I will say, the official holiday of Russia - "Day of Murder of Children" June 1, " - emphasized the head of the OP.As reported <text:a xlink:type="simple" xlink:href="https://www.ukrinform.ua/rubric-kyiv/3716810-policia-utocnila-informaciu-pro-zagiblih-u-kievi-dvoe-zinok-i-devatiricna-ditina.html" text:style-name="Internet_20_link" text:visited-style-name="Visited_20_Internet_20_Link">
Ukrinform</text:a>
, in Kiev, three people were killed as a result of the attack of the Russian Federation, including a child who tried to get into a closed -fingered stomach during air anxiety. Kyiv police have launched on this fact of service.</text:p>
      <text:p text:style-name="P4">
In the framework of the investigation of tragic consequences, three officials of the district state administration and the guardian of the medical institution in Kyivvisatrified.</text:p>
      <text:p text:style-name="P4">
News Source: <text:a xlink:type="simple" xlink:href="https://www.ukrinform.ua/rubric-ato/3717232-podolak-1-cervna-ostatocno-zafiksuvalo-so-niakogo-vidnosenna-do-sucasnoi-civilizacii-rf-ne-mae.html" text:style-name="Internet_20_link" text:visited-style-name="Visited_20_Internet_20_Link">
https://www.ukrinform.ua/rubric-ato/3717232-podolak-1-cervna-ostatocno-zafiksuvalo-so-niakogo-vidnosenna-do-sucasnoi-civilizacii-rf-ne-mae.html</text:a>
</text:p>
      <!--NEWS-->
      <text:h text:style-name="P10" text:outline-level="1">
<text:span text:style-name="T4">
JSC Avdiivka Directio Rusian of the Army Shelled Novokalinova, Orlovka, Avdiivka, Tonny, Sever ...</text:span>
</text:h>
      <text:p text:style-name="P4">
Authors: liveuamap (Language: en)</text:p>
      <text:p text:style-name="P4">
Time: 2023-06-01T-28:45:00</text:p>
      <text:p text:style-name="P4">
Location: Donetsk Oblast (Latitude:48.05973 Longtitude:37.56964)</text:p>
      <text:p text:style-name="P4">
Videos: []</text:p>
      <text:p text:style-name="P4">
Images: []</text:p>
      <text:p text:style-name="P4">
Tags: ["Russia"]</text:p>
      <text:p text:style-name="P4">
Id: 22566903</text:p>
      <!--METADATA-->
      <text:p text:style-name="P4">
At Avdiyivka direction Russian army shelled Novokalynove, Orlivka, Avdiyivka,Tonenke, Syeverne, Netaylove, Karlivka, Pervomayske and Nevelske of Donetskregion. Russian aviation conducted airstrike at Avdiyivka, - General Staff ofArmed Forces of Ukraine says in the morning report</text:p>
      <text:p text:style-name="P4">
News Collection Link: <text:a xlink:type="simple" xlink:href="https://liveuamap.com/en/2023/1-june-at-avdiyivka-direction-russian-army-shelled-novokalynove" text:style-name="Internet_20_link" text:visited-style-name="Visited_20_Internet_20_Link">
https://liveuamap.com/en/2023/1-june-at-avdiyivka-direction-russian-army-shelled-novokalynove</text:a>
</text:p>
      <text:p text:style-name="P4">
News Source: <text:a xlink:type="simple" xlink:href="https://t.me/lumsrc/4960" text:style-name="Internet_20_link" text:visited-style-name="Visited_20_Internet_20_Link">
https://t.me/lumsrc/4960</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1T-29:30:00+03:00</text:p>
      <text:p text:style-name="P4">
Modified Time: 2023-06-01T22:30: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45" text:anchor-type="as-char" svg:width="6.9236in" svg:height="3.956343in" draw:z-index="0">
<draw:image xlink:href="../Images/yкринформ/2023-06-01T-29-30-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JSC Marinka Direcion Rusian Army Shelled Kurakhovo, Maximilyanivka, St. George, Marinka, ...</text:span>
</text:h>
      <text:p text:style-name="P4">
Authors: liveuamap (Language: en)</text:p>
      <text:p text:style-name="P4">
Time: 2023-06-01T-30:45:00</text:p>
      <text:p text:style-name="P4">
Location: Marinka, Donetsk Oblast (Latitude:47.9405 Longtitude:37.49325)</text:p>
      <text:p text:style-name="P4">
Videos: []</text:p>
      <text:p text:style-name="P4">
Images: []</text:p>
      <text:p text:style-name="P4">
Tags: ["Russia"]</text:p>
      <text:p text:style-name="P4">
Id: 22566892</text:p>
      <!--METADATA-->
      <text:p text:style-name="P4">
At Maryinka direction Russian army shelled Kurakhove, Maksymilyanivka,Heorhiyivka, Maryinka, Pobyeda, Yelyzavetivka, Katerynivka, Kostyantynivka andNovomykhaylivka of Donetsk region. Russian aviation conducted airstrike atMaryinka, - General Staff of Armed Forces of Ukraine says in the morningreport</text:p>
      <text:p text:style-name="P4">
News Collection Link: <text:a xlink:type="simple" xlink:href="https://liveuamap.com/en/2023/1-june-at-maryinka-direction-russian-army-shelled-kurakhove" text:style-name="Internet_20_link" text:visited-style-name="Visited_20_Internet_20_Link">
https://liveuamap.com/en/2023/1-june-at-maryinka-direction-russian-army-shelled-kurakhove</text:a>
</text:p>
      <text:p text:style-name="P4">
News Source: <text:a xlink:type="simple" xlink:href="https://t.me/lumsrc/4961" text:style-name="Internet_20_link" text:visited-style-name="Visited_20_Internet_20_Link">
https://t.me/lumsrc/4961</text:a>
</text:p>
      <!--NEWS-->
      <text:h text:style-name="P10" text:outline-level="1">
<text:span text:style-name="T4">
Zelensky met with Portugal Prime Minister: Talked about pilots and NATO summit</text:span>
</text:h>
      <text:p text:style-name="P4">
Authors: Ukrinform (Person)</text:p>
      <text:p text:style-name="P4">
Publisher: Укринформ (Organization)</text:p>
      <text:p text:style-name="P4">
Published Time: 2023-06-01T-31:21:00+03:00</text:p>
      <text:p text:style-name="P4">
Modified Time: 2023-06-01T22:21:00+03:00</text:p>
      <text:p text:style-name="P4">
Description: At a meeting with the Government of the Portuguese Republic Anthony, President of Ukraine Volodymyr Zelensky noted the readiness of this country to participate in Ukrainian pilots. - Ukrinform.</text:p>
      <text:p text:style-name="P4">
Images: ['<text:a xlink:type="simple" xlink:href="https://static.ukrinform.com/photos/2023_06/thumb_files/630_360_1685646628-910.jpeg" text:style-name="Internet_20_link" text:visited-style-name="Visited_20_Internet_20_Link">
630_360_16856...</text:a>
']</text:p>
      <text:p text:style-name="P4">
Tags: ['Переговори', 'Португалія', 'Саміт НАТО', 'Зеленський', 'Формула миру', 'Авіаційна коаліція']</text:p>
      <text:p text:style-name="P4">
Type: Article</text:p>
      <!--METADATA-->
      <text:p text:style-name="P4">
<draw:frame draw:style-name="fr1" draw:name="Image46" text:anchor-type="as-char" svg:width="6.9236in" svg:height="3.956343in" draw:z-index="0">
<draw:image xlink:href="../Images/yкринформ/2023-06-01T-31-21-00-03-00/630_360_1685646628-910.jpeg" xlink:type="simple" xlink:show="embed" xlink:actuate="onLoad" draw:mime-type="image/jpeg"/>
</draw:frame>
President of Ukraine Volodymyr Zelensky, at a meeting with the head of the Government of the Portugal Republic Anthony, noted the readiness of this country to participate in the training of Ukrainian pilots.</text:p>
      <text:p text:style-name="P4">
About it reports <text:a xlink:type="simple" xlink:href="http://www.president.gov.ua/news/prezident-ukrayini-zustrivsya-v-moldovi-z-premyer-ministrom-83341" text:style-name="Internet_20_link" text:visited-style-name="Visited_20_Internet_20_Link">
Presidential Office</text:a>
, reports Ukrinform.</text:p>
      <text:p text:style-name="P4">
"Within the framework of participation in the European Political Community summit, President of Ukraine Zelensky met with the Prime Minister of Portuguese Republictonium with money.</text:p>
      <text:p text:style-name="P4">
In particular, the President noted the readiness of Portugal to participate in the training of Ukrainian pilots.</text:p>
      <text:p text:style-name="P4">
Zelensky also informed the cost of the situation on the forefront and consequences of the massive missile strikes by Russia.</text:p>
      <text:p text:style-name="P4">
The parties discussed the future NATO summit in Vilnius. The President emphasized that the maximally strong and specific decisions of the Alliance are important for strengthening the safety of Europe and approaching the end of the war.</text:p>
      <text:p text:style-name="P4">
<text:span text:style-name="T4">
 Read also: </text:span>
 <text:a xlink:type="simple" xlink:href="https://www.ukrinform.ua/rubric-ato/3713040-portugalia-proponue-navcanna-ukrainskih-pilotiv-na-vinisuvacah-f16.html" text:style-name="Internet_20_link" text:visited-style-name="Visited_20_Internet_20_Link">
<text:span text:style-name="T4">
 Portugal </text:span>
 Ia offers training Ukrainian pilots F-16</text:a>
The head of state expressed the hope that <text:a xlink:type="simple" xlink:href="https://www.ukrinform.ua/tag-portugalia" text:style-name="Internet_20_link" text:visited-style-name="Visited_20_Internet_20_Link">
Portugal</text:a>
Together with other partners, it will support a clear algorithm for Ukraine's movement to NATO membership.</text:p>
      <text:p text:style-name="P4">
In addition, the interlocutors discussed the progress of Ukraine on the path of European integration. And they also exchanged views on further steps in order to implement the Ukrainian formula of peace and involve in this process of Portugal, in particular the innovation of the preparation of the Global Peace Summit.</text:p>
      <text:p text:style-name="P4">
As it was reported, Volodymyr Zelenskyy and Emmanuel Macron during the meeting of Vyshishin <text:a xlink:type="simple" xlink:href="https://www.ukrinform.ua/rubric-polytics/3717214-zelenskij-zustrivsa-z-makronom-na-samiti-v-kisinevi.html" text:style-name="Internet_20_link" text:visited-style-name="Visited_20_Internet_20_Link">
confirmed his readiness to develop framework conditions</text:a>
To begin the preparation of pilots of the Armed Forces, it will be advisable.</text:p>
      <text:p text:style-name="P4">
<text:span text:style-name="T5">
Foto: op</text:span>
</text:p>
      <text:p text:style-name="P4">
News Source: <text:a xlink:type="simple" xlink:href="https://www.ukrinform.ua/rubric-polytics/3717228-zelenskij-zustrivsa-z-premerom-portugalii-govorili-pro-navcanna-pilotiv-i-samit-nato.html" text:style-name="Internet_20_link" text:visited-style-name="Visited_20_Internet_20_Link">
https://www.ukrinform.ua/rubric-polytics/3717228-zelenskij-zustrivsa-z-premerom-portugalii-govorili-pro-navcanna-pilotiv-i-samit-nato.html</text:a>
</text:p>
      <!--NEWS-->
      <text:h text:style-name="P10" text:outline-level="1">
<text:span text:style-name="T4">
JSC Shakhtar Directio Rusian of the Army Shelled Bogoyavlenko, Village, Novoukrainka, Priest ...</text:span>
</text:h>
      <text:p text:style-name="P4">
Authors: liveuamap (Language: en)</text:p>
      <text:p text:style-name="P4">
Time: 2023-06-01T-32:45:00</text:p>
      <text:p text:style-name="P4">
Location: Velyka Novosilka (Latitude:47.85556 Longtitude:37.01448)</text:p>
      <text:p text:style-name="P4">
Videos: []</text:p>
      <text:p text:style-name="P4">
Images: []</text:p>
      <text:p text:style-name="P4">
Tags: ["Russia"]</text:p>
      <text:p text:style-name="P4">
Id: 22566888</text:p>
      <!--METADATA-->
      <text:p text:style-name="P4">
At Shakhtarske direction Russian army shelled Bohoyavlenka, Vuhledar,Novoukrayinka, Prechystivka, Zolota Nyva, Shakhtarske and Velyka Novosilka.Russian aviation conducted airstrikes at Vuhledar and Prechystivka, - GeneralStaff of Armed Forces of Ukraine says in the morning report</text:p>
      <text:p text:style-name="P4">
News Collection Link: <text:a xlink:type="simple" xlink:href="https://liveuamap.com/en/2023/1-june-at-shakhtarske-direction-russian-army-shelled-bohoyavlenka" text:style-name="Internet_20_link" text:visited-style-name="Visited_20_Internet_20_Link">
https://liveuamap.com/en/2023/1-june-at-shakhtarske-direction-russian-army-shelled-bohoyavlenka</text:a>
</text:p>
      <text:p text:style-name="P4">
News Source: <text:a xlink:type="simple" xlink:href="https://t.me/lumsrc/4962" text:style-name="Internet_20_link" text:visited-style-name="Visited_20_Internet_20_Link">
https://t.me/lumsrc/4962</text:a>
</text:p>
      <!--NEWS-->
      <text:h text:style-name="P10" text:outline-level="1">
<text:span text:style-name="T4">
In the Desnyanskiy district of Kiev dismantled emergency structures in damaged high -rises</text:span>
</text:h>
      <text:p text:style-name="P4">
Authors: Ukrinform (Person)</text:p>
      <text:p text:style-name="P4">
Publisher: Укринформ (Organization)</text:p>
      <text:p text:style-name="P4">
Published Time: 2023-06-01T-33:15:00+03:00</text:p>
      <text:p text:style-name="P4">
Modified Time: 2023-06-01T22:15:00+03:00</text:p>
      <text:p text:style-name="P4">
Description: In the Desnyanskiy district of Kyiv, employees of the municipal emergency service dismantled emergency structures in two nine-storey buildings, which were injured at night from the debris of the Russian rocket. - Ukrinform.</text:p>
      <text:p text:style-name="P4">
Images: ['<text:a xlink:type="simple" xlink:href="https://static.ukrinform.com/photos/2023_06/thumb_files/630_360_1685646827-6536.jpeg" text:style-name="Internet_20_link" text:visited-style-name="Visited_20_Internet_20_Link">
630_360_16856...</text:a>
']</text:p>
      <text:p text:style-name="P4">
Tags: ['Обстріл', 'Київ', 'Рятувальники']</text:p>
      <text:p text:style-name="P4">
Type: Article</text:p>
      <!--METADATA-->
      <text:p text:style-name="P4">
<draw:frame draw:style-name="fr1" draw:name="Image47" text:anchor-type="as-char" svg:width="6.9236in" svg:height="3.956343in" draw:z-index="0">
<draw:image xlink:href="../Images/yкринформ/2023-06-01T-33-15-00-03-00/630_360_1685646827-6536.jpeg" xlink:type="simple" xlink:show="embed" xlink:actuate="onLoad" draw:mime-type="image/jpeg"/>
</draw:frame>
The Udesnyansky district of Kyiv, employees of the municipal emergency and rescue service, disassembled emergency structures in two nine-storey buildings, which were injured at night by the wreckage of the Russian rocket.</text:p>
      <text:p text:style-name="P4">
According to Ukrinform, about it <text:a xlink:type="simple" xlink:href="https://kyivcity.gov.ua/news/ryatuvalniki_kars_rozibrali_avariyni_konstruktsi_u_dvokh_bagatopoverkhivkakh_u_desnyanskomu_rayoni_scho_postrazhdali_cherez_vorozhi_raketni_ataki/" text:style-name="Internet_20_link" text:visited-style-name="Visited_20_Internet_20_Link">
Kyiv City State Administration</text:a>
She reported with reference to the Municipal Security Department.</text:p>
      <text:p text:style-name="P4">
In particular, rescuers dismantled emergency windows and balcony blocks and high -rise buildings.</text:p>
      <text:p text:style-name="P4">
</text:p>
      <text:p text:style-name="P4">
The work lasted for four hours. The seven workers of the KARS “[Kyivska] were involved in them(https://www.ukrinform.ua/tag-kiiv)Service ”and one unit of equipment.</text:p>
      <text:p text:style-name="P4">
As reported by Ukrinform, at night on June 1 Russian troops <text:a xlink:type="simple" xlink:href="https://www.ukrinform.ua/rubric-ato/3716780-ppo-zbila-vsi-desat-iskanderiv-vipusenih-rosianami-ciei-noci.html" text:style-name="Internet_20_link" text:visited-style-name="Visited_20_Internet_20_Link">
attacked by Kyiv's ropes</text:a>
. The enemy released the Unapryamka of the capital ten "Iskander". All of them were destroyed by the forces of the air defense.</text:p>
      <text:p text:style-name="P4">
<text:span text:style-name="T4">
 Read also: </text:span>
 <text:a xlink:type="simple" xlink:href="https://www.ukrinform.ua/rubric-kyiv/3716763-pisla-padinna-ulamkiv-u-kievi-zagorivsa-avtomobil-kmva.html" text:style-name="Internet_20_link" text:visited-style-name="Visited_20_Internet_20_Link">
in <text:span text:style-name="T4">
 Desnyanskiy </text:span>
 District of Kiev The wreckage has fallen by the Napoliklinica - KMVA</text:a>
As a result of a rocket strike in Kiev at night 1 June <text:a xlink:type="simple" xlink:href="https://www.ukrinform.ua/rubric-kyiv/3716899-klicko-unaslidok-nicnoi-ataki-na-kiiv-16-ludej-poraneni-z-nih-semero-u-likarni.html" text:style-name="Internet_20_link" text:visited-style-name="Visited_20_Internet_20_Link">
affected</text:a>
19 people, three of them, have been coming, including a child. One person is in hospital in the department of intensity therapy.</text:p>
      <text:p text:style-name="P4">
News Source: <text:a xlink:type="simple" xlink:href="https://www.ukrinform.ua/rubric-kyiv/3717229-u-desnanskomu-rajoni-kieva-rozibrali-avarijni-konstrukcii-u-poskodzenih-bagatopoverhivkah.html" text:style-name="Internet_20_link" text:visited-style-name="Visited_20_Internet_20_Link">
https://www.ukrinform.ua/rubric-kyiv/3717229-u-desnanskomu-rajoni-kieva-rozibrali-avarijni-konstrukcii-u-poskodzenih-bagatopoverhivkah.html</text:a>
</text:p>
      <!--NEWS-->
      <text:h text:style-name="P10" text:outline-level="1">
<text:span text:style-name="T4">
At Zaporizhzhia and Kherson directions Russian army shelled Vremivka, Vilne Pole, Novosilka, ...</text:span>
</text:h>
      <text:p text:style-name="P4">
Authors: liveuamap (Language: en)</text:p>
      <text:p text:style-name="P4">
Time: 2023-06-01T-34:45:00</text:p>
      <text:p text:style-name="P4">
Location: Kherson (Latitude:46.64402 Longtitude:32.62819)</text:p>
      <text:p text:style-name="P4">
Videos: []</text:p>
      <text:p text:style-name="P4">
Images: []</text:p>
      <text:p text:style-name="P4">
Tags: ["Russia"]</text:p>
      <text:p text:style-name="P4">
Id: 22566885</text:p>
      <!--METADATA-->
      <text:p text:style-name="P4">
At Zaporizhzhzhia and Kherson Directions Russian Army Shelled Vremivka, Vilnepole, Novosilka, Zelene Pole, Novopil, Temyrivka of Donetsk Region; Olhivske, Malynivka, Huliaipole, Zaliznychne, Huliaipilske, Mala tokmachka, Novodanylivka, Novoandriyivka and Stepove, Kamyanske, of E, Ivanivka, Antonivka, Komyshaany, Dniprovske, Kizomys, Shyroka Balka of Kherson Region and Kherson City, - General Staff of Armedforces of Ukraine Says in the Morning Report</text:p>
      <text:p text:style-name="P4">
News Collection Link:(https://liveuamap.com/en/2023/1-june-at-zaporizhzhia-and-kherson-directions-russian-army)</text:p>
      <text:p text:style-name="P4">
News Source: <text:a xlink:type="simple" xlink:href="https://t.me/lumsrc/4963" text:style-name="Internet_20_link" text:visited-style-name="Visited_20_Internet_20_Link">
https://t.me/lumsrc/4963</text:a>
</text:p>
      <!--NEWS-->
      <text:h text:style-name="P10" text:outline-level="1">
<text:span text:style-name="T4">
The President has declared the preparation of new defense decisions for Ukraine</text:span>
</text:h>
      <text:p text:style-name="P4">
Authors: Ukrinform (Person)</text:p>
      <text:p text:style-name="P4">
Publisher: Укринформ (Organization)</text:p>
      <text:p text:style-name="P4">
Published Time: 2023-06-01T-35:06:00+03:00</text:p>
      <text:p text:style-name="P4">
Modified Time: 2023-06-01T22:06:00+03:00</text:p>
      <text:p text:style-name="P4">
Description: President Volodymyr Zelensky has declared the preparation of new defense decisions for Ukraine concerning air defense, aviation, promotion of the Ukrainian army on Earth.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Оборона', 'Україна', 'Зеленський', 'Війна з Росією']</text:p>
      <text:p text:style-name="P4">
Type: Article</text:p>
      <!--METADATA-->
      <text:p text:style-name="P4">
<draw:frame draw:style-name="fr1" draw:name="Image49" text:anchor-type="as-char" svg:width="6.9236in" svg:height="3.956343in" draw:z-index="0">
<draw:image xlink:href="../Images/yкринформ/2023-06-01T-35-06-00-03-00/630_360_1665719857-744.png" xlink:type="simple" xlink:show="embed" xlink:actuate="onLoad" draw:mime-type="image/png"/>
</draw:frame>
Presidential Divine Zelensky has declared preparation of new defense decisions for Ukraine concerning air defense, aviation, promotion of the Ukrainian army on Earth.</text:p>
      <text:p text:style-name="P4">
He said this in the evening <text:a xlink:type="simple" xlink:href="https://t.me/V_Zelenskiy_official/6447" text:style-name="Internet_20_link" text:visited-style-name="Visited_20_Internet_20_Link">
video closer</text:a>
, reports Ukrinform.</text:p>
      <text:p text:style-name="P4">
In particular, he informed that a Ukrainian delegation has been in Moldova at the European Political Community Summit to this morning.</text:p>
      <text:p text:style-name="P4">
<text:span text:style-name="T5">
Viso: <text:a xlink:type="simple" xlink:href="https://www.youtube.com/watch" text:style-name="Internet_20_link" text:visited-style-name="Visited_20_Internet_20_Link">
op</text:a>
</text:span>
</text:p>
      <text:p text:style-name="P4">
“Now here is the Center for Political Discussions on our continent. There were very important intervals. President of Moldova and President of France, Prime Minister of the UK President of the European Commission, President of Romania and Prime Minister of Portugal, Prime Minister and Prime Minister of Northern Macedonia, Prime Minister of Italy, President of Spain, President of Swiss, President of Czech. Lensky.</text:p>
      <text:p text:style-name="P4">
Also, he said, there was an expanded format with representatives of the Netherlands, Denmark, Sweden, Britain, Poland, Belgium. And, of course, meetings at the Polyasamit Polyhachita and a joint meeting of all participants of the summit.</text:p>
      <text:p text:style-name="P4">
“We are preparing new <text:a xlink:type="simple" xlink:href="https://www.ukrinform.ua/tag-oborona" text:style-name="Internet_20_link" text:visited-style-name="Visited_20_Internet_20_Link">
defensive</text:a>
Ukrainian solutions are both air defense, aviation, and our promotion on the ground. We are preparing a real political content for NATO Summit in Vilnius. We are preparing safety packs for our country on the way to the Alliance. We do our best to make the political decision of the European Union on membership for Ukraine. We are preparing Samitmir on the basis of the Ukrainian peace formula, ”the President said, thanked all the leaders, all countries that support Ukraine at these points.</text:p>
      <text:p text:style-name="P4">
He stressed that "it is not only the support of Ukraine is the support of real security for all of Europe."</text:p>
      <text:p text:style-name="P4">
"Separately, I want to thank Mrs. Ursula von der Liaien, the President of the European Commission, with the support of our initiatives to protect our children, to find and address those little Ukrainians and Ukrainian women who have been deported to Russia. We have to return them all, we have to do everything possible and impossible, we must do them all To give to all our people - to the maximum - from any Russian threats. I am sure that it is possible, ”Zelensky stressed.</text:p>
      <text:p text:style-name="P4">
<text:span text:style-name="T4">
 Read also: </text:span>
 [aircraft coalition: <text:span text:style-name="T4">
 Zelensky </text:span>
 and European leaders(https://www.ukrinform.ua/rubric-polytics/3717197-koalicia-litakiv-zelenskij-ta-evropejski-lideri-domovilisa-prodovziti-robotu-na-ramstajni.html)</text:p>
      <text:p text:style-name="P4">
"And I would like to thank Roberti Motzoli, the head of the European Parliament, a well -considered ammunition decision for Ukraine - with the support of the allocation of an additional 500 million euros for this," the President added.</text:p>
      <text:p text:style-name="P4">
It was reported that President Volodymyr Zelenskyy is on Thursday with a visit Moldova, where he participated in the opening of the European political community summit.</text:p>
      <text:p text:style-name="P4">
News Source: <text:a xlink:type="simple" xlink:href="https://www.ukrinform.ua/rubric-polytics/3717226-prezident-zaaviv-pro-pidgotovku-novih-oboronnih-risen-dla-ukraini.html" text:style-name="Internet_20_link" text:visited-style-name="Visited_20_Internet_20_Link">
https://www.ukrinform.ua/rubric-polytics/3717226-prezident-zaaviv-pro-pidgotovku-novih-oboronnih-risen-dla-ukraini.html</text:a>
</text:p>
      <!--NEWS-->
      <text:h text:style-name="P10" text:outline-level="1">
<text:span text:style-name="T4">
South Korea this year will hold the first military parade in 10 years</text:span>
</text:h>
      <text:p text:style-name="P4">
Authors: Ukrinform (Person)</text:p>
      <text:p text:style-name="P4">
Publisher: Укринформ (Organization)</text:p>
      <text:p text:style-name="P4">
Published Time: 2023-06-01T-37:01:00+03:00</text:p>
      <text:p text:style-name="P4">
Modified Time: 2023-06-01T22:01:00+03:00</text:p>
      <text:p text:style-name="P4">
Description: South Korea will hold the first military parade in the center of Seoul on September 26. - Ukrinform.</text:p>
      <text:p text:style-name="P4">
Images: ['<text:a xlink:type="simple" xlink:href="https://static.ukrinform.com/photos/2023_06/thumb_files/630_360_1685616524-769.jpg" text:style-name="Internet_20_link" text:visited-style-name="Visited_20_Internet_20_Link">
630_360_16856...</text:a>
']</text:p>
      <text:p text:style-name="P4">
Tags: ['Корея', 'Парад', 'США', 'Військові']</text:p>
      <text:p text:style-name="P4">
Type: Article</text:p>
      <!--METADATA-->
      <text:p text:style-name="P4">
<draw:frame draw:style-name="fr1" draw:name="Image50" text:anchor-type="as-char" svg:width="6.9236in" svg:height="3.956343in" draw:z-index="0">
<draw:image xlink:href="../Images/yкринформ/2023-06-01T-37-01-00-03-00/630_360_1685616524-769.jpg" xlink:type="simple" xlink:show="embed" xlink:actuate="onLoad" draw:mime-type="image/jpeg"/>
</draw:frame>
South Korea will hold the first military parade in the center of Seoul on September 26.</text:p>
      <text:p text:style-name="P4">
About it reports <text:a xlink:type="simple" xlink:href="https://www.nknews.org/2023/06/south-korea-to-hold-first-military-parade-in-downtown-seoul-in-10-years/" text:style-name="Internet_20_link" text:visited-style-name="Visited_20_Internet_20_Link">
NK News</text:a>
, reports Ukrinform.</text:p>
      <text:p text:style-name="P4">
It is noted that the military <text:a xlink:type="simple" xlink:href="https://www.ukrinform.ua/tag-parad" text:style-name="Internet_20_link" text:visited-style-name="Visited_20_Internet_20_Link">
parade</text:a>
It will consist of a street gait to Seoul's landmarks, including a platchwanchwamun, as well as a memorial event at the airway.</text:p>
      <text:p text:style-name="P4">
The events will be dedicated to the 75th Day of the Armed Forces and the 70th anniversary of diplomatic relations between the US and South Korea, said the Defense Ministry of Defense Chong Ha Gu. The Ministry does not reveal how many military people will participate in the event and what weapons will be presented.</text:p>
      <text:p text:style-name="P4">
<text:span text:style-name="T4">
 Read also: </text:span>
 <text:a xlink:type="simple" xlink:href="https://www.ukrinform.ua/rubric-technology/3716103-korea-ta-francia-pidpisali-ugodu-pro-vijskovokosmicne-partnerstvo.html" text:style-name="Internet_20_link" text:visited-style-name="Visited_20_Internet_20_Link">
<text:span text:style-name="T4">
 Korea </text:span>
 and France signed a military-space partnership</text:a>
The last military parade in the center of Seoul was held on October 1, 2013, to the 65th Armed Forces.</text:p>
      <text:p text:style-name="P4">
Meanwhile, North Korea continues to prepare for its own military parade, which is probably planned for the end of July.</text:p>
      <text:p text:style-name="P4">
<text:span text:style-name="T5">
Foto: Jeon Han, Rok Ministry of Culture, Sports and Tourism</text:span>
</text:p>
      <text:p text:style-name="P4">
News Source: <text:a xlink:type="simple" xlink:href="https://www.ukrinform.ua/rubric-world/3716984-pivdenna-korea-cogoric-provede-persij-za-10-rokiv-vijskovij-parad.html" text:style-name="Internet_20_link" text:visited-style-name="Visited_20_Internet_20_Link">
https://www.ukrinform.ua/rubric-world/3716984-pivdenna-korea-cogoric-provede-persij-za-10-rokiv-vijskovij-parad.html</text:a>
</text:p>
      <!--NEWS-->
      <text:h text:style-name="P10" text:outline-level="1">
<text:span text:style-name="T4">
Myron Markevich became the new head coach of the Carpathians</text:span>
</text:h>
      <text:p text:style-name="P4">
Authors: Ukrinform (Person)</text:p>
      <text:p text:style-name="P4">
Publisher: Укринформ (Organization)</text:p>
      <text:p text:style-name="P4">
Published Time: 2023-06-01T-40:54:00+03:00</text:p>
      <text:p text:style-name="P4">
Modified Time: 2023-06-01T21:54:00+03:00</text:p>
      <text:p text:style-name="P4">
Description: Myron Markevich became the new head coach of the Carpathians. - Ukrinform.</text:p>
      <text:p text:style-name="P4">
Images: ['<text:a xlink:type="simple" xlink:href="https://static.ukrinform.com/photos/2023_06/thumb_files/630_360_1685645587-784.jpeg" text:style-name="Internet_20_link" text:visited-style-name="Visited_20_Internet_20_Link">
630_360_16856...</text:a>
']</text:p>
      <text:p text:style-name="P4">
Tags: ['Футбол', 'Карпати', 'Маркевич']</text:p>
      <text:p text:style-name="P4">
Type: Article</text:p>
      <!--METADATA-->
      <text:p text:style-name="P4">
<draw:frame draw:style-name="fr1" draw:name="Image51" text:anchor-type="as-char" svg:width="6.9236in" svg:height="3.956343in" draw:z-index="0">
<draw:image xlink:href="../Images/yкринформ/2023-06-01T-40-54-00-03-00/630_360_1685645587-784.jpeg" xlink:type="simple" xlink:show="embed" xlink:actuate="onLoad" draw:mime-type="image/jpeg"/>
</draw:frame>
Myron Markevich became the new head coach of the Carpathians.</text:p>
      <text:p text:style-name="P4">
This was reported <text:a xlink:type="simple" xlink:href="https://fckarpaty.org.ua/news/miron-markevich-golovnii-trener-karpat/" text:style-name="Internet_20_link" text:visited-style-name="Visited_20_Internet_20_Link">
press service</text:a>
Lviv residents, Ukrinform reports.</text:p>
      <text:p text:style-name="P4">
The specialist has already worked with the team. He brought the Carpathians to the Cup of Ukraine and won the Bronze Awards of the 1998 Ukrainian Championship. He worked with the Carpathians in 1992-1995, 1996-1998 and 2001–2004.</text:p>
      <text:p text:style-name="P4">
He also coached Volyn, Podillya, Kryvbas, Zaporizhzhya Metalurg, Anzhi, Metalist, Dnipro and the national team of Ukraine.</text:p>
      <text:p text:style-name="P4">
Dnipro was the last team of 72-year-old Myron Markevich. He worked for Despine until 2016. After that coaching practice he did not.</text:p>
      <text:p text:style-name="P4">
<text:span text:style-name="T4">
 Read also: </text:span>
 <text:a xlink:type="simple" xlink:href="https://www.ukrinform.ua/rubric-sports/3716887-ukrainskij-futbolist-makarenko-zalisae-ugorskij-fehervar.html" text:style-name="Internet_20_link" text:visited-style-name="Visited_20_Internet_20_Link">
Ukrainian <text:span text:style-name="T4">
 Football </text:span>
 East Makarenko leaves Hungarian "Fechervar"</text:a>
As reported, Andrei Tlumak worked with the Carpathians in the Carpathian season. Rod by leadership, the team won 5th place in the championship group of the first ligat could not go to UPL.</text:p>
      <text:p text:style-name="P4">
Photo: Getty Images</text:p>
      <text:p text:style-name="P4">
News Source: <text:a xlink:type="simple" xlink:href="https://www.ukrinform.ua/rubric-sports/3717223-miron-markevic-stav-novim-golovnim-trenerom-karpat.html" text:style-name="Internet_20_link" text:visited-style-name="Visited_20_Internet_20_Link">
https://www.ukrinform.ua/rubric-sports/3717223-miron-markevic-stav-novim-golovnim-trenerom-karpat.html</text:a>
</text:p>
      <!--NEWS-->
      <text:h text:style-name="P10" text:outline-level="1">
<text:span text:style-name="T4">
Ukrainian Tsurenko went to the third circle "Rolan Harros" on the refusal of a rival</text:span>
</text:h>
      <text:p text:style-name="P4">
Authors: Ukrinform (Person)</text:p>
      <text:p text:style-name="P4">
Publisher: Укринформ (Organization)</text:p>
      <text:p text:style-name="P4">
Published Time: 2023-06-01T-42:49:00+03:00</text:p>
      <text:p text:style-name="P4">
Modified Time: 2023-06-01T21:49:00+03:00</text:p>
      <text:p text:style-name="P4">
Description: Ukrainian tennis player Lesya Turenko ( # 66 WTA) reached the third circle on Rolan Harros on the refusal of a rival. - Ukrinform.</text:p>
      <text:p text:style-name="P4">
Images: ['<text:a xlink:type="simple" xlink:href="https://static.ukrinform.com/photos/2023_06/thumb_files/630_360_1685645319-885.jpg" text:style-name="Internet_20_link" text:visited-style-name="Visited_20_Internet_20_Link">
630_360_16856...</text:a>
']</text:p>
      <text:p text:style-name="P4">
Tags: ['Цуренко', 'Теніс']</text:p>
      <text:p text:style-name="P4">
Type: Article</text:p>
      <!--METADATA-->
      <text:p text:style-name="P4">
<draw:frame draw:style-name="fr1" draw:name="Image52" text:anchor-type="as-char" svg:width="6.9236in" svg:height="3.956343in" draw:z-index="0">
<draw:image xlink:href="../Images/yкринформ/2023-06-01T-42-49-00-03-00/630_360_1685645319-885.jpg" xlink:type="simple" xlink:show="embed" xlink:actuate="onLoad" draw:mime-type="image/jpeg"/>
</draw:frame>
Ukrainian tennis player Lesya Tsurenko(№66 WTA)She went to the third circle on Rolanharros on the refusal of a rival.</text:p>
      <text:p text:style-name="P4">
American Lauren Davis(№52 WTA)She starred from the match with Tsurenko during the second -style, Ukrinform reports.</text:p>
      <text:p text:style-name="P4">
At the time of the match, the Ukrainian won the first set and led in the second - 6: 3,1: 0.</text:p>
      <text:p text:style-name="P4">
Tsurenko leads in personal meetings with a score of 2-0.</text:p>
      <text:p text:style-name="P4">
<text:span text:style-name="T4">
 Read also: </text:span>
 <text:a xlink:type="simple" xlink:href="https://www.ukrinform.ua/rubric-sports/3717167-rolan-garros-kostuk-zigrae-v-18-finalu-zmisanogo-rozradu.html" text:style-name="Internet_20_link" text:visited-style-name="Visited_20_Internet_20_Link">
Rolan Garros ": Kostyuk will play in 1/8 of the mixed discharge finals</text:a>
In the next circle, Lesya will meet with the winner of the match between Bianka Andreeskut Emma Navarro.</text:p>
      <text:p text:style-name="P4">
Photo: Getty Images</text:p>
      <text:p text:style-name="P4">
News Source: <text:a xlink:type="simple" xlink:href="https://www.ukrinform.ua/rubric-sports/3717221-ukrainka-curenko-vijsla-do-tretogo-kola-rolan-garros-na-vidmovi-supernici.html" text:style-name="Internet_20_link" text:visited-style-name="Visited_20_Internet_20_Link">
https://www.ukrinform.ua/rubric-sports/3717221-ukrainka-curenko-vijsla-do-tretogo-kola-rolan-garros-na-vidmovi-supernici.html</text:a>
</text:p>
      <!--NEWS-->
      <text:h text:style-name="P10" text:outline-level="1">
<text:span text:style-name="T4">
The enemy for eight times fired at the border of Sumy region and Chernihiv region - 65 hits</text:span>
</text:h>
      <text:p text:style-name="P4">
Authors: Ukrinform (Person)</text:p>
      <text:p text:style-name="P4">
Publisher: Укринформ (Organization)</text:p>
      <text:p text:style-name="P4">
Published Time: 2023-06-01T-44:49:00+03:00</text:p>
      <text:p text:style-name="P4">
Modified Time: 2023-06-01T21:49:00+03:00</text:p>
      <text:p text:style-name="P4">
Description: During the day, Russian troops fired at the border territories of Chernihiv and Sumy regions eight times, making 65 hits from artillery, mortars and aviat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Чернігівщина', 'Війна з Росією']</text:p>
      <text:p text:style-name="P4">
Type: Article</text:p>
      <!--METADATA-->
      <text:p text:style-name="P4">
<draw:frame draw:style-name="fr1" draw:name="Image53" text:anchor-type="as-char" svg:width="6.9236in" svg:height="3.956343in" draw:z-index="0">
<draw:image xlink:href="../Images/yкринформ/2023-06-01T-44-49-00-03-00/630_360_1640330796-210.jpeg" xlink:type="simple" xlink:show="embed" xlink:actuate="onLoad" draw:mime-type="image/jpeg"/>
</draw:frame>
During the day, Russian troops fired at the border territories of Chernihiv and Sumy regions eight times, making 65 hits from artillery, mortars and aviation.</text:p>
      <text:p text:style-name="P4">
According to Ukrinform, the operational command "North" reported on <text:a xlink:type="simple" xlink:href="https://www.facebook.com/kommander.nord/posts/pfbid02aAZwe6svu8iU7zsiR3nxtXKTpt8wRv8pHcD2ApZVU8Hi9sRahyhUTRHEd7K33PeKl" text:style-name="Internet_20_link" text:visited-style-name="Visited_20_Internet_20_Link">
Facebook</text:a>
.</text:p>
      <text:p text:style-name="P4">
Інформація про втрати серед місцевого населення не надходила, подекуди ворожим<text:a xlink:type="simple" xlink:href="https://www.ukrinform.ua/tag-obstril" text:style-name="Internet_20_link" text:visited-style-name="Visited_20_Internet_20_Link">
 вогнем </text:a>
Fires caused.</text:p>
      <text:p text:style-name="P4">
So, from 11:47 to 12:20 in the area of Yanzhulivka village there were four hit, probably from a mortar of a 120mm caliber.</text:p>
      <text:p text:style-name="P4">
From 11:50 to 12:35, 12 hits were recorded in the Yelina area, probably with a mortar82 mm caliber. The hostile shelling caught fire. From 14:25 to 15:30 in the area of the same village there were another 29 hits, probably from mortars of 120 mm caliber. The clarification is ongoing.</text:p>
      <text:p text:style-name="P4">
From 12:37 to 13:25, the invaders made eight hits, probably from the barrel artillery in the area of Vysyivka.</text:p>
      <text:p text:style-name="P4">
Around 2:50 pm in the city of the middle-building there was one hit, probably change. The explosion caught fire and outbuildings.</text:p>
      <text:p text:style-name="P4">
<text:span text:style-name="T4">
 Read also: </text:span>
 <text:a xlink:type="simple" xlink:href="https://www.ukrinform.ua/rubric-ato/3716990-u-harkovi-lunaut-vibuhi.html" text:style-name="Internet_20_link" text:visited-style-name="Visited_20_Internet_20_Link">
Russians <text:span text:style-name="T4">
 fire </text:span>
 fir Kharkiv and area of s -300 -scene rockets</text:a>
From 18:35 to 18:55, five hits were recorded, probably from a mortar120 mm in the Yanzhulivka area.</text:p>
      <text:p text:style-name="P4">
Subsequently, the enemy released from the helicopters on the border of the Chernihiv region, aviation missiles were released: at about 19:01 two trains took place in the district farm, from 19:26 to 19:27 - four hits in the region of Galaganivka.</text:p>
      <text:p text:style-name="P4">
As reported <text:a xlink:type="simple" xlink:href="https://www.ukrinform.ua/rubric-ato/3716935-rosiani-zranku-trici-obstrilali-prikordonna-cernigivsini-i-sumsini.html" text:style-name="Internet_20_link" text:visited-style-name="Visited_20_Internet_20_Link">
Ukrinform</text:a>
, from 06:05 to 11:20 on June 1, Russian troops fired at the border territories of Chernihiv region three times. Under the hostile fire were Timonovich, Berylivka and Mykolaivka.</text:p>
      <text:p text:style-name="P4">
News Source: <text:a xlink:type="simple" xlink:href="https://www.ukrinform.ua/rubric-ato/3717222-vorog-za-dobu-visim-raziv-obstrilav-prikordonna-sumsini-ta-cernigivsini-65-vlucan.html" text:style-name="Internet_20_link" text:visited-style-name="Visited_20_Internet_20_Link">
https://www.ukrinform.ua/rubric-ato/3717222-vorog-za-dobu-visim-raziv-obstrilav-prikordonna-sumsini-ta-cernigivsini-65-vlucan.html</text:a>
</text:p>
      <!--NEWS-->
      <text:h text:style-name="P10" text:outline-level="1">
<text:span text:style-name="T4">
Зеленський: Обовʼязок місцевої влади - забезпечити доступність укриттів цілодобово</text:span>
</text:h>
      <text:p text:style-name="P4">
Authors: Ukrinform (Person)</text:p>
      <text:p text:style-name="P4">
Publisher: Укринформ (Organization)</text:p>
      <text:p text:style-name="P4">
Published Time: 2023-06-01T-46:45:00+03:00</text:p>
      <text:p text:style-name="P4">
Modified Time: 2023-06-01T21:45:00+03:00</text:p>
      <text:p text:style-name="P4">
Description: The situation where people have died due to closed shelter, should never again happen again. Local authorities are obliged to ensure the availability and round -the -clock availability of shelters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Обстріл', 'Зеленський', 'Укриття', 'Війна з Росією']</text:p>
      <text:p text:style-name="P4">
Type: Article</text:p>
      <!--METADATA-->
      <text:p text:style-name="P4">
<draw:frame draw:style-name="fr1" draw:name="Image54" text:anchor-type="as-char" svg:width="6.9236in" svg:height="3.956343in" draw:z-index="0">
<draw:image xlink:href="../Images/yкринформ/2023-06-01T-46-45-00-03-00/630_360_1652263772-452.jpeg" xlink:type="simple" xlink:show="embed" xlink:actuate="onLoad" draw:mime-type="image/jpeg"/>
</draw:frame>
The situation where people have died due to the closed shelter, never have to be repeated again. Local authorities are obliged to ensure the presence and round -the -cost of shelter</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Dear Ukrainians!</text:span>
</text:p>
      <text:p text:style-name="P4">
This long and hard day is being completed.</text:p>
      <text:p text:style-name="P4">
First of all, my condolences to the relatives and relatives of whose lives were taken away by Russia.</text:p>
      <text:p text:style-name="P4">
We do the maximum to protect people. There was no such international meeting, there were no such international negotiations that would not raise the issue of the issue of Ukraine.</text:p>
      <text:p text:style-name="P4">
But protecting people is protection at all levels. The shelter should be available. The situation should no longer be repeated as this night in Kiev, when people came to the shelter and the shelter is closed. It is a duty of local departments, a very specific duty - to ensure the availability and availability of plates around the clock. It hurts to see a negligent attitude to this duty. It seems to see losses. And if the duty on the ground is not fulfilled, it is a direct obligation to law enforcement officers - to be held accountable.</text:p>
      <text:p text:style-name="P4">
Today in our country, as in many other countries, there is a day of protection of children. But on this day, the terrorist state claimed the life of the Ukrainian child. But on this day, Russia fired at our cities - from Kharkiv Daherson, from Kiev to Donbass. But we also used this day to the maximum to be defeated by terrorists. And this day became a time when we are approaching the responsibility of Russia - every murderer, every terrorist.</text:p>
      <text:p text:style-name="P4">
Our Ukrainian delegation - in Moldova at the Summit -European Political Community. Now here is the center of political discussions in the continent. There were very important negotiations. Moldova President of France, Prime Minister and the President of the European Commission, President of Romania and Prime Minister of Portugal, Prime Minister Albania and Prime Minister of Northern Majoria, premiere of Italy, President of Azer, President of Swiss, President, President, President, President.</text:p>
      <text:p text:style-name="P4">
There was also an extended format with representatives of the Netherlands, Denmark, Sweden, Britain, Poland, Belgium. And, of course, meetings in the fields of the summit and jointly ascending all participants of the summit ...And I thank all the leaders, all the countries that support us by these points. This only support for Ukraine is the support of real security for all of Europe.</text:p>
      <text:p text:style-name="P4">
Separately, I want to thank Ms. Ursuli von Der Lyen, the President of the European Commission, to retain our initiatives to protect our children, to find and return little Ukrainians and Ukrainian women who were deported to Russia. We have to return them all, we have to do everything possible and impossible to protect all people-to the maximum-from any Russian threats. I am sure that it is not enough.</text:p>
      <text:p text:style-name="P4">
I would like to thank President Michelle, the President of the European Council, held a special security session within the summit.</text:p>
      <text:p text:style-name="P4">
And separately I would like to thank Roberti Motzoli, the head of the European Parliament, a wearing decision on ammunition for Ukraine - with the support of the allocation of an additional 500 million euros for this. Thank you!</text:p>
      <text:p text:style-name="P4">
Thank you all our soldiers!Thank you all who train our warriors!Who helps weapons!Who treats our heroes after injuries!I thank all the rescuers, all our employees of the SES and other services that eliminate the consequences of Russia!I thank all the volunteers who help our warriors, our bride, our country!</text:p>
      <text:p text:style-name="P4">
I thank everyone with whom we go side by side to our victory, to our peace and the help of Russian terrorists.</text:p>
      <text:p text:style-name="P4">
<text:span text:style-name="T4">
Glory to Ukraine!</text:span>
</text:p>
      <text:p text:style-name="P4">
<text:span text:style-name="T5">
Foto: op</text:span>
</text:p>
      <text:p text:style-name="P4">
News Source: <text:a xlink:type="simple" xlink:href="https://www.ukrinform.ua/rubric-society/3717220-prezident-obovazok-miscevoi-vladi-zabezpeciti-dostupnist-ukrittiv-cilodobovo.html" text:style-name="Internet_20_link" text:visited-style-name="Visited_20_Internet_20_Link">
https://www.ukrinform.ua/rubric-society/3717220-prezident-obovazok-miscevoi-vladi-zabezpeciti-dostupnist-ukrittiv-cilodobovo.html</text:a>
</text:p>
      <!--NEWS-->
      <text:h text:style-name="P10" text:outline-level="1">
<text:span text:style-name="T4">
Kievans carry flowers, toys and sweets in the place of death of people from the Russian rocket</text:span>
</text:h>
      <text:p text:style-name="P4">
Authors: Ukrinform (Person)</text:p>
      <text:p text:style-name="P4">
Publisher: Укринформ (Organization)</text:p>
      <text:p text:style-name="P4">
Published Time: 2023-06-01T-48:36:00+03:00</text:p>
      <text:p text:style-name="P4">
Modified Time: 2023-06-01T21:36:00+03:00</text:p>
      <text:p text:style-name="P4">
Description: The people of Kiev have erected a makeshift memory site at the site of death as a result of the fall of the fragments of the Russian rocket of three people, including a 9-year-old girl. - Ukrinform.</text:p>
      <text:p text:style-name="P4">
Images: ['<text:a xlink:type="simple" xlink:href="https://static.ukrinform.com/photos/2023_06/thumb_files/630_360_1685644278-764.jpg" text:style-name="Internet_20_link" text:visited-style-name="Visited_20_Internet_20_Link">
630_360_16856...</text:a>
']</text:p>
      <text:p text:style-name="P4">
Tags: ['Загибель', 'Київ', 'Війна з Росією', 'Ракетний удар']</text:p>
      <text:p text:style-name="P4">
Type: Article</text:p>
      <!--METADATA-->
      <text:p text:style-name="P4">
<draw:frame draw:style-name="fr1" draw:name="Image55" text:anchor-type="as-char" svg:width="6.9236in" svg:height="3.956343in" draw:z-index="0">
<draw:image xlink:href="../Images/yкринформ/2023-06-01T-48-36-00-03-00/630_360_1685644278-764.jpg" xlink:type="simple" xlink:show="embed" xlink:actuate="onLoad" draw:mime-type="image/jpeg"/>
</draw:frame>
The people of Kiev have a makeshift platform of memory at the site of death as a result of the fragments of a Russian rocket of three people, including a 9-year-old girl.</text:p>
      <text:p text:style-name="P4">
According to Ukrinform correspondent, adults and <text:a xlink:type="simple" xlink:href="https://www.ukrinform.ua/tag-diti" text:style-name="Internet_20_link" text:visited-style-name="Visited_20_Internet_20_Link">
children</text:a>
They bring to the photo of the mothers killed by Russia in the territory of the destroyed polyclinic flowers, sweets, soft toys of the Ilya.</text:p>
      <text:p text:style-name="P4">
Someone also hung white angels on the tree.</text:p>
      <text:p text:style-name="P4">
There are also children's sheets for the dead of 9 years, people put candy and furnish lamps.</text:p>
      <text:p text:style-name="P4">
Rescuers have completed the analysis of dangerous structures around damaged homes, people continue to clean up the area and score windows with plywood.</text:p>
      <text:p text:style-name="P4">
*!(https://www.ukrinform.ua/rubric-kyiv/3717178-epicentr-vibuhu-v-darnici-koncentracia-bolu-vsa-ukraina-aka-peremoze.html)Volunteers were brought free of charge and distributed to those who need.</text:p>
      <text:p text:style-name="P4">
As reported by Ukrinform, [three people were killed in Kiev]](https://www.ukrinform.ua/rubric-kyiv/3716810-policia-utocnila-informaciu-pro-zagiblih-u-kievi-dvoe-zinok-i-devatiricna-ditina.html)who tried to get into the shelter on the site where the fragments of the Russian rocket fell during the air anxiety. 16 more people are injured.</text:p>
      <text:p text:style-name="P4">
News Source: <text:a xlink:type="simple" xlink:href="https://www.ukrinform.ua/rubric-kyiv/3717218-kiani-nesut-kviti-igraski-j-solodosi-na-misce-zagibeli-ludej-vid-rosijskoi-raketi.html" text:style-name="Internet_20_link" text:visited-style-name="Visited_20_Internet_20_Link">
https://www.ukrinform.ua/rubric-kyiv/3717218-kiani-nesut-kviti-igraski-j-solodosi-na-misce-zagibeli-ludej-vid-rosijskoi-raketi.html</text:a>
</text:p>
      <!--NEWS-->
      <text:h text:style-name="P10" text:outline-level="1">
<text:span text:style-name="T4">
Brazil's President explained why he tries to stay "neutral" about war</text:span>
</text:h>
      <text:p text:style-name="P4">
Authors: Ukrinform (Person)</text:p>
      <text:p text:style-name="P4">
Publisher: Укринформ (Organization)</text:p>
      <text:p text:style-name="P4">
Published Time: 2023-06-01T-50:31:00+03:00</text:p>
      <text:p text:style-name="P4">
Modified Time: 2023-06-01T21:31:00+03:00</text:p>
      <text:p text:style-name="P4">
Description: Brazil's President Luis Inasio Lula Da Silva criticized Russia's invasion of Ukraine, but said he was trying to remain "neutral" to be able to act as a mediator in potential peace talks. - Ukrinform.</text:p>
      <text:p text:style-name="P4">
Images: ['<text:a xlink:type="simple" xlink:href="https://static.ukrinform.com/photos/2023_06/thumb_files/630_360_1685644841-342.jpg" text:style-name="Internet_20_link" text:visited-style-name="Visited_20_Internet_20_Link">
630_360_16856...</text:a>
']</text:p>
      <text:p text:style-name="P4">
Tags: ['Бразилія', 'Президент', 'Україна', 'Війна з Росією']</text:p>
      <text:p text:style-name="P4">
Type: Article</text:p>
      <!--METADATA-->
      <text:p text:style-name="P4">
<draw:frame draw:style-name="fr1" draw:name="Image62" text:anchor-type="as-char" svg:width="6.9236in" svg:height="3.956343in" draw:z-index="0">
<draw:image xlink:href="../Images/yкринформ/2023-06-01T-50-31-00-03-00/630_360_1685644841-342.jpg" xlink:type="simple" xlink:show="embed" xlink:actuate="onLoad" draw:mime-type="image/jpeg"/>
</draw:frame>
Presidential Brazilian Luis Inasio Lula Da Daeva criticized Russia's invasion of Ukraine, but said he was trying to remain "neutral" in order to be able to make a mediator in potential peace talks.</text:p>
      <text:p text:style-name="P4">
As Ukrinform reports, it reports <text:a xlink:type="simple" xlink:href="https://www.devdiscourse.com/article/politics/2473213-brazils-lula-neutral-in-ukraine-war-in-order-to-broker-peace" text:style-name="Internet_20_link" text:visited-style-name="Visited_20_Internet_20_Link">
Devdiscourse</text:a>
.</text:p>
      <text:p text:style-name="P4">
On Thursday, June 1, Lula told journalists after meeting with President Finania Nininisto in Brazil's capital, which seeks to create conditions for the participation of both countries in peace talks to "stop the war when the parties are ready."</text:p>
      <text:p text:style-name="P4">
“<text:a xlink:type="simple" xlink:href="https://www.ukrinform.ua/tag-brazilia" text:style-name="Internet_20_link" text:visited-style-name="Visited_20_Internet_20_Link">
Brazil</text:a>
He works with other Ukrainians to reach peace, but nothing will happen until Ukraine and Russia are not heard, ”Lula said, adding that he had recently discussed this topic with other leaders, including China's leader Xi Jinping.</text:p>
      <text:p text:style-name="P4">
Instead, Finland President, whose country joined NATO in March, said every attempt to reach peace is valuable but “at the moment(Miru - Red.)not visible".</text:p>
      <text:p text:style-name="P4">
<text:span text:style-name="T4">
 Read also: </text:span>
 <text:a xlink:type="simple" xlink:href="https://www.ukrinform.ua/rubric-world/3714722-prezident-brazilii-vidmoviv-putinu-akij-zaprosiv-jogo-v-rosiu.html" text:style-name="Internet_20_link" text:visited-style-name="Visited_20_Internet_20_Link">
<text:span text:style-name="T4">
 President </text:span>
 <text:span text:style-name="T4">
 Brazili </text:span>
 <text:span text:style-name="T4">
 </text:span>
 refused <text:span text:style-name="T4">
 </text:span>
 Putin <text:span text:style-name="T4">
, </text:span>
 What <text:span text:style-name="T4">
 </text:span>
 invited <text:span text:style-name="T4">
 </text:span>
 its <text:span text:style-name="T4">
 in </text:span>
 Russia ** </text:a>
Lula calls himself a "peaceful mediator", but earlier this year he stated that the west "encouraged the war, arming Ukraine."</text:p>
      <text:p text:style-name="P4">
As <text:a xlink:type="simple" xlink:href="https://www.ukrinform.ua/rubric-world/3707135-prezident-brazilii-hoce-zaproponuvati-poserednictvo-dla-miru-v-ukraini.html" text:style-name="Internet_20_link" text:visited-style-name="Visited_20_Internet_20_Link">
reported</text:a>
, Presidential Brazil Luis Inasiu Lula da Silva once again declared his desire to act as an intermediary in peace talks between Ukraine and Russia.</text:p>
      <text:p text:style-name="P4">
News Source: <text:a xlink:type="simple" xlink:href="https://www.ukrinform.ua/rubric-world/3717219-prezident-brazilii-poasniv-comu-namagaetsa-zalisatisa-nejtralnim-sodo-vijni.html" text:style-name="Internet_20_link" text:visited-style-name="Visited_20_Internet_20_Link">
https://www.ukrinform.ua/rubric-world/3717219-prezident-brazilii-poasniv-comu-namagaetsa-zalisatisa-nejtralnim-sodo-vijni.html</text:a>
</text:p>
      <!--NEWS-->
      <text:h text:style-name="P10" text:outline-level="1">
<text:span text:style-name="T4">
In the case of closed shelter in Kiev detained four people</text:span>
</text:h>
      <text:p text:style-name="P4">
Authors: Ukrinform (Person)</text:p>
      <text:p text:style-name="P4">
Publisher: Укринформ (Organization)</text:p>
      <text:p text:style-name="P4">
Published Time: 2023-06-01T-52:29:00+03:00</text:p>
      <text:p text:style-name="P4">
Modified Time: 2023-06-01T21:29:00+03:00</text:p>
      <text:p text:style-name="P4">
Description: In connection with the death of people, three officials, including the first deputy head of the district state administration, and the guard of the medical institution, were detained in Kyiv. - Ukrinform.</text:p>
      <text:p text:style-name="P4">
Images: ['<text:a xlink:type="simple" xlink:href="https://static.ukrinform.com/photos/2023_06/thumb_files/630_360_1685644488-212.jpeg" text:style-name="Internet_20_link" text:visited-style-name="Visited_20_Internet_20_Link">
630_360_16856...</text:a>
']</text:p>
      <text:p text:style-name="P4">
Tags: ['Загибель', 'Лікарня', 'Затримання', 'Київ', 'Укриття']</text:p>
      <text:p text:style-name="P4">
Type: Article</text:p>
      <!--METADATA-->
      <text:p text:style-name="P4">
<draw:frame draw:style-name="fr1" draw:name="Image63" text:anchor-type="as-char" svg:width="6.9236in" svg:height="3.956343in" draw:z-index="0">
<draw:image xlink:href="../Images/yкринформ/2023-06-01T-52-29-00-03-00/630_360_1685644488-212.jpeg" xlink:type="simple" xlink:show="embed" xlink:actuate="onLoad" draw:mime-type="image/jpeg"/>
</draw:frame>
The death of people through a closed shelter in Kyiv detained three -persons, including the first deputy head of the district state administration, a tailor of the medical institution.</text:p>
      <text:p text:style-name="P4">
About it reports the Office of the Prosecutor General in <text:a xlink:type="simple" xlink:href="https://t.me/pgo_gov_ua/12790" text:style-name="Internet_20_link" text:visited-style-name="Visited_20_Internet_20_Link">
telegram</text:a>
, reports Ukrinform.</text:p>
      <text:p text:style-name="P4">
"In the framework of the investigation of tragic consequences due to the lack of citizens to the law enforcement officers in the order of Article 208 of the CPC of Ukraine, four persons -the first deputy of the Desnyansk Regional State Administration, the director of the medical institution and his deputy, as a guard. suspicion of official negligence caused(Part 2 of Art. 367 of the Criminal Code of Ukraine), and the guard - after the abandonment of the absence that led to death(Part 3 of Art. 135 of the Criminal Code of Ukraine)", - the testimony reads.</text:p>
      <text:p text:style-name="P4">
It is noted that within the framework of the investigation, prosecutors, together with the police, conducted two departments of the KSCA, the premises of the Desnyansk Regional State Administration and in <text:a xlink:type="simple" xlink:href="https://www.ukrinform.ua/tag-bolnica" text:style-name="Internet_20_link" text:visited-style-name="Visited_20_Internet_20_Link">
medical facility</text:a>
where during air alarm citizens were not given access to shelter.</text:p>
      <text:p text:style-name="P4">
<text:span text:style-name="T4">
 Read also: </text:span>
 <text:a xlink:type="simple" xlink:href="https://www.ukrinform.ua/rubric-kyiv/3717177-ukritta-u-kievi-maut-buti-vidcineni-postijno-kmda.html" text:style-name="Internet_20_link" text:visited-style-name="Visited_20_Internet_20_Link">
<text:span text:style-name="T4">
 shelter </text:span>
 in Kiev should be open constantly - KSCA</text:a>
Investigative actions in criminal proceedings are ongoing.</text:p>
      <text:p text:style-name="P4">
According to Ukrinform, three people were killed in Kiev, including a child who tried to get into a closed bomb shelter during air anxiety. Police began on this fact of proceedings on official negligence.</text:p>
      <text:p text:style-name="P4">
News Source: <text:a xlink:type="simple" xlink:href="https://www.ukrinform.ua/rubric-kyiv/3717216-u-spravi-pro-zakrite-ukritta-u-kievi-zatrimali-cotiroh-osib.html" text:style-name="Internet_20_link" text:visited-style-name="Visited_20_Internet_20_Link">
https://www.ukrinform.ua/rubric-kyiv/3717216-u-spravi-pro-zakrite-ukritta-u-kievi-zatrimali-cotiroh-osib.html</text:a>
</text:p>
      <!--NEWS-->
      <text:h text:style-name="P10" text:outline-level="1">
<text:span text:style-name="T4">
Meta introduced a new helmet with virtual reality</text:span>
</text:h>
      <text:p text:style-name="P4">
Authors: Ukrinform (Person)</text:p>
      <text:p text:style-name="P4">
Publisher: Укринформ (Organization)</text:p>
      <text:p text:style-name="P4">
Published Time: 2023-06-01T-54:21:00+03:00</text:p>
      <text:p text:style-name="P4">
Modified Time: 2023-06-01T21:21:00+03:00</text:p>
      <text:p text:style-name="P4">
Description: Meta Platforms Inc, American billionaire Mark Zuckerberg, presented a new helmet with Virtual Reality Quest 3. - Ukrinform.</text:p>
      <text:p text:style-name="P4">
Images: ['<text:a xlink:type="simple" xlink:href="https://static.ukrinform.com/photos/2023_06/thumb_files/630_360_1685643349-453.jpg" text:style-name="Internet_20_link" text:visited-style-name="Visited_20_Internet_20_Link">
630_360_16856...</text:a>
']</text:p>
      <text:p text:style-name="P4">
Tags: ['Технології', 'Віртуальна реальність', 'Гаджети', 'Meta']</text:p>
      <text:p text:style-name="P4">
Type: Article</text:p>
      <!--METADATA-->
      <text:p text:style-name="P4">
<draw:frame draw:style-name="fr1" draw:name="Image64" text:anchor-type="as-char" svg:width="6.9236in" svg:height="3.956343in" draw:z-index="0">
<draw:image xlink:href="../Images/yкринформ/2023-06-01T-54-21-00-03-00/630_360_1685643349-453.jpg" xlink:type="simple" xlink:show="embed" xlink:actuate="onLoad" draw:mime-type="image/jpeg"/>
</draw:frame>
Meta Platforms Inc, American billionaire Mark Zuckerberg, has been a new helmet with a virtual Quest 3 virtual reality on June 1.</text:p>
      <text:p text:style-name="P4">
As Ukrinform reports, it reports <text:a xlink:type="simple" xlink:href="https://www.cnbc.com/2023/06/01/meta-quest-3-unveiled-ahead-of-apples-planned-vr-headset-debut.html" text:style-name="Internet_20_link" text:visited-style-name="Visited_20_Internet_20_Link">
CNBC</text:a>
.</text:p>
      <text:p text:style-name="P4">
The price of Quest 3 will start from $ 499. Helmet is a successor to Metaquest 2, which was released in the fall of 2020 with an initial price of $ 299.</text:p>
      <text:p text:style-name="P4">
It is noted that Quest 3 is 40% thinner than its predecessor Quest 2. In addition to the new headset, the new generation of Qualcomm has been installed in the new headset.</text:p>
      <text:p text:style-name="P4">
It has at least three cameras in the front panel that can improve some when the user can see the real world around him, wearing cooking and interacting with applications.</text:p>
      <text:p text:style-name="P4">
"High -precision color, innovative machine learning and spatial understanding allow you to interact with virtual content and physical world at the same time, creating endless opportunities for research," the company said.</text:p>
      <text:p text:style-name="P4">
<text:span text:style-name="T4">
 Read also: </text:span>
 <text:a xlink:type="simple" xlink:href="https://www.ukrinform.ua/rubric-technology/3675760-xiaomi-predstavila-bezdrotovi-arokulari.html" text:style-name="Internet_20_link" text:visited-style-name="Visited_20_Internet_20_Link">
Xiaomi introduced wireless AR-OCCULARS</text:a>
Apple is expected to present its competitive headset next week.</text:p>
      <text:p text:style-name="P4">
As reported <text:a xlink:type="simple" xlink:href="https://www.ukrinform.ua/rubric-technology/3708226-u-meta-pocali-testuvati-reklamni-instrumenti-na-osnovi-stucnogo-intelektu.html" text:style-name="Internet_20_link" text:visited-style-name="Visited_20_Internet_20_Link">
Ukrinform</text:a>
, Meta Platforms Inc has declared the start of hand -based artificial intelligence.(Thor)that can create content such as background images and variations of written text.  <text:span text:style-name="T5">
Foto: Meta</text:span>
</text:p>
      <text:p text:style-name="P4">
News Source: <text:a xlink:type="simple" xlink:href="https://www.ukrinform.ua/rubric-technology/3717212-meta-predstavila-novij-solom-iz-virtualnou-realnistu.html" text:style-name="Internet_20_link" text:visited-style-name="Visited_20_Internet_20_Link">
https://www.ukrinform.ua/rubric-technology/3717212-meta-predstavila-novij-solom-iz-virtualnou-realnistu.html</text:a>
</text:p>
      <!--NEWS-->
      <text:h text:style-name="P10" text:outline-level="1">
<text:span text:style-name="T4">
Zelensky met with a macron at a summit in Chisinau</text:span>
</text:h>
      <text:p text:style-name="P4">
Authors: Ukrinform (Person)</text:p>
      <text:p text:style-name="P4">
Publisher: Укринформ (Organization)</text:p>
      <text:p text:style-name="P4">
Published Time: 2023-06-01T-56:17:00+03:00</text:p>
      <text:p text:style-name="P4">
Modified Time: 2023-06-01T21:17:00+03:00</text:p>
      <text:p text:style-name="P4">
Description: At a meeting in the capital of Moldova, the Presidents of Ukraine and France confirmed their readiness to develop framework conditions for starting the preparation of pilots of the Armed Forces, when it is appropriate. - Ukrinform.</text:p>
      <text:p text:style-name="P4">
Images: ['<text:a xlink:type="simple" xlink:href="https://static.ukrinform.com/photos/2023_05/thumb_files/630_360_1684099861-3760.jpeg" text:style-name="Internet_20_link" text:visited-style-name="Visited_20_Internet_20_Link">
630_360_16840...</text:a>
']</text:p>
      <text:p text:style-name="P4">
Tags: ['Авіація', 'Макрон', 'Молдова', 'Саміт', 'Зеленський', 'Війна з Росією']</text:p>
      <text:p text:style-name="P4">
Type: Article</text:p>
      <!--METADATA-->
      <text:p text:style-name="P4">
<draw:frame draw:style-name="fr1" draw:name="Image65" text:anchor-type="as-char" svg:width="6.9236in" svg:height="3.956343in" draw:z-index="0">
<draw:image xlink:href="../Images/yкринформ/2023-06-01T-56-17-00-03-00/630_360_1684099861-3760.jpeg" xlink:type="simple" xlink:show="embed" xlink:actuate="onLoad" draw:mime-type="image/jpeg"/>
</draw:frame>
Presidents of Ukraine and France, at a meeting in the capital of Moldova, confirmed the readiness to develop framework conditions for starting the preparation of pilots of the Armed Forces, when it is appropriate.</text:p>
      <text:p text:style-name="P4">
According to Ukrinform, this is stated in a joint statement by Vladimir Zelensky and Emmanuel Macron, published on the <text:a xlink:type="simple" xlink:href="http://www.president.gov.ua/news/spilna-zayava-prezidenta-ukrayini-volodimira-zelenskogo-ta-p-83333" text:style-name="Internet_20_link" text:visited-style-name="Visited_20_Internet_20_Link">
site of the Head of State.</text:a>
“We, presidents of Ukraine and France, have met today in Chisinau, Republicamomldova, in the fields of the second summit of the European political community. Presidents of Ukraine and France confirmed their arrangement, reached during a period of time in Paris on May 14, 2023, to protect Ukraine from Russian blows by supporting France Frances of Ukraine's air defense, ”the statement said.</text:p>
      <text:p text:style-name="P4">
<text:span text:style-name="T5">
Video: zelenskiy / official</text:span>
</text:p>
      <text:p text:style-name="P4">
According to the agreements on the 12th meeting in Ramstein format on May 25, 2023, the Presidents “confirmed the readiness to develop framework conditions for starting the preparation of Ukrainian combat pilots <text:a xlink:type="simple" xlink:href="https://www.ukrinform.ua/tag-litak" text:style-name="Internet_20_link" text:visited-style-name="Visited_20_Internet_20_Link">
aircraft</text:a>
When it is appropriate for the Air Force of the Armed Forces of Ukraine. ”</text:p>
      <text:p text:style-name="P4">
<text:span text:style-name="T4">
 Read also: </text:span>
 <text:a xlink:type="simple" xlink:href="https://www.ukrinform.ua/rubric-world/3716693-kraini-nato-maut-nadati-ukraini-nadijni-garantii-bezpeki-makron.html" text:style-name="Internet_20_link" text:visited-style-name="Visited_20_Internet_20_Link">
NATO countries should provide Ukraine with reliable security guarantees- <text:span text:style-name="T4">
 Macron </text:span>
</text:a>
“Taking into account parallel consultations with the US and other interested Ukrainians, we have instructed our defense ministers to work together in order to develop an official decision on specific volumes and mechanism of training of pilots and technical staff on the basis of the request of the Ukrainian side, which will be tentative at the next meeting in the format of all countries. Fighter aviation pilots, ”the leaders of the two -state said.</text:p>
      <text:p text:style-name="P4">
It was reported <text:a xlink:type="simple" xlink:href="http://www.ukrinform.ua/rubric-ato/3709682-francia-gotova-navcati-ukrainskih-lotcikiv-makron.html" text:style-name="Internet_20_link" text:visited-style-name="Visited_20_Internet_20_Link">
Emmanuel Macron stated</text:a>
, Francing and several other European countries are ready to start the Ukrainian military pilots soon.</text:p>
      <text:p text:style-name="P4">
<text:span text:style-name="T5">
Foto: op</text:span>
</text:p>
      <text:p text:style-name="P4">
News Source: <text:a xlink:type="simple" xlink:href="https://www.ukrinform.ua/rubric-polytics/3717214-zelenskij-zustrivsa-z-makronom-na-samiti-v-kisinevi.html" text:style-name="Internet_20_link" text:visited-style-name="Visited_20_Internet_20_Link">
https://www.ukrinform.ua/rubric-polytics/3717214-zelenskij-zustrivsa-z-makronom-na-samiti-v-kisinevi.html</text:a>
</text:p>
      <!--NEWS-->
      <text:h text:style-name="P10" text:outline-level="1">
<text:span text:style-name="T4">
In Donetsk, the Russians killed civilian, still seven wounded</text:span>
</text:h>
      <text:p text:style-name="P4">
Authors: Ukrinform (Person)</text:p>
      <text:p text:style-name="P4">
Publisher: Укринформ (Organization)</text:p>
      <text:p text:style-name="P4">
Published Time: 2023-06-01T-59:54:00+03:00</text:p>
      <text:p text:style-name="P4">
Modified Time: 2023-06-01T20:54:00+03:00</text:p>
      <text:p text:style-name="P4">
Description: Russian troops on Thursday, June 1, struck the next strikes in the Donetsk region, resulting in a civilian died, and seven more civilians were injured. - Ukrinform.</text:p>
      <text:p text:style-name="P4">
Images: ['<text:a xlink:type="simple" xlink:href="https://static.ukrinform.com/photos/2023_06/thumb_files/630_360_1685641798-178.jpg" text:style-name="Internet_20_link" text:visited-style-name="Visited_20_Internet_20_Link">
630_360_16856...</text:a>
']</text:p>
      <text:p text:style-name="P4">
Tags: ['Донеччина', 'Поранені', 'Загибель', 'Війна з Росією']</text:p>
      <text:p text:style-name="P4">
Type: Article</text:p>
      <!--METADATA-->
      <text:p text:style-name="P4">
<draw:frame draw:style-name="fr1" draw:name="Image66" text:anchor-type="as-char" svg:width="6.9236in" svg:height="3.956343in" draw:z-index="0">
<draw:image xlink:href="../Images/yкринформ/2023-06-01T-59-54-00-03-00/630_360_1685641798-178.jpg" xlink:type="simple" xlink:show="embed" xlink:actuate="onLoad" draw:mime-type="image/jpeg"/>
</draw:frame>
Ruskivska on Thursday, June 1, struck the next blows in the Donetsk region, resulting in the death of a peaceful resident, seven more civilians were injured.</text:p>
      <text:p text:style-name="P4">
According to Ukrinform, the prosecutor General's office reported in <text:a xlink:type="simple" xlink:href="https://t.me/pgo_gov_ua/12787" text:style-name="Internet_20_link" text:visited-style-name="Visited_20_Internet_20_Link">
telegram</text:a>
.</text:p>
      <text:p text:style-name="P4">
According to the facts of violation of the laws and customs of war(Part 1, 2 tbsp. 438 of the Criminal Code of Ukraine)Open criminal proceedings.</text:p>
      <text:p text:style-name="P4">
The investigation found that on June 1, Russian invaders once again <text:a xlink:type="simple" xlink:href="https://www.ukrinform.ua/tag-obstril" text:style-name="Internet_20_link" text:visited-style-name="Visited_20_Internet_20_Link">
hit</text:a>
in the settlements of the region, using, in particular, FAB-250 aviation bombs and artillery.</text:p>
      <text:p text:style-name="P4">
The enemy shellings were suffered, in particular, Krasnogorivka, New York, Toretsk, Lastochka and Antonovka. Seven -cynical injuries were injured.</text:p>
      <text:p text:style-name="P4">
<text:span text:style-name="T4">
 Read also: </text:span>
 [in Kherson and region as a result of Russian <text:span text:style-name="T4">
 shelling </text:span>
 15 people have been drilled]](https://www.ukrinform.ua/rubric-ato/3717125-u-hersoni-ta-oblasti-vnaslidok-rosijskogo-obstrilu-poraneni-15-ludej.html)A 47-year-old woman was killed in Avdiivka due to the Russians.</text:p>
      <text:p text:style-name="P4">
As reported <text:a xlink:type="simple" xlink:href="https://www.ukrinform.ua/rubric-regions/3716793-armia-rf-za-dobu-vbila-dvoh-mirnih-ziteliv-doneccini.html" text:style-name="Internet_20_link" text:visited-style-name="Visited_20_Internet_20_Link">
Ukrinform</text:a>
, last day in the Donetsk region, Russian troops killed two civilians, and five more were injured.</text:p>
      <text:p text:style-name="P4">
<text:span text:style-name="T5">
Foto: Office of Prosecutor General</text:span>
</text:p>
      <text:p text:style-name="P4">
News Source: <text:a xlink:type="simple" xlink:href="https://www.ukrinform.ua/rubric-ato/3717209-na-doneccini-rosiani-vbili-civilnu-se-simoh-poranili.html" text:style-name="Internet_20_link" text:visited-style-name="Visited_20_Internet_20_Link">
https://www.ukrinform.ua/rubric-ato/3717209-na-doneccini-rosiani-vbili-civilnu-se-simoh-poranili.html</text:a>
</text:p>
      <!--NEWS-->
      <text:h text:style-name="P10" text:outline-level="1">
<text:span text:style-name="T4">
Canada first introduced sanctions against pro -Russian figures of Moldova</text:span>
</text:h>
      <text:p text:style-name="P4">
Authors: Ukrinform (Person)</text:p>
      <text:p text:style-name="P4">
Publisher: Укринформ (Organization)</text:p>
      <text:p text:style-name="P4">
Published Time: 2023-06-01T-61:45:00+03:00</text:p>
      <text:p text:style-name="P4">
Modified Time: 2023-06-01T20:45:00+03:00</text:p>
      <text:p text:style-name="P4">
Description: Canada first imposed sanctions on a number of pro -Russian figures of Moldova. - Ukrinform.</text:p>
      <text:p text:style-name="P4">
Images: ['<text:a xlink:type="simple" xlink:href="https://static.ukrinform.com/photos/2023_06/thumb_files/630_360_1685641438-221.jpg" text:style-name="Internet_20_link" text:visited-style-name="Visited_20_Internet_20_Link">
630_360_16856...</text:a>
']</text:p>
      <text:p text:style-name="P4">
Tags: ['Канада', 'Молдова', 'Санкції', 'Росія']</text:p>
      <text:p text:style-name="P4">
Type: Article</text:p>
      <!--METADATA-->
      <text:p text:style-name="P4">
<draw:frame draw:style-name="fr1" draw:name="Image69" text:anchor-type="as-char" svg:width="6.9236in" svg:height="3.956343in" draw:z-index="0">
<draw:image xlink:href="../Images/yкринформ/2023-06-01T-61-45-00-03-00/630_360_1685641438-221.jpg" xlink:type="simple" xlink:show="embed" xlink:actuate="onLoad" draw:mime-type="image/jpeg"/>
</draw:frame>
Canadian first imposed sanctions on a number of pro -Russian figures of Moldova.</text:p>
      <text:p text:style-name="P4">
This was stated in the <text:a xlink:type="simple" xlink:href="https://www.canada.ca/fr/affaires-mondiales/nouvelles/2023/06/le-canada-annonce-des-sanctions-contre-des-collaborateurs-russes-en-moldova.html" text:style-name="Internet_20_link" text:visited-style-name="Visited_20_Internet_20_Link">
Ministry of Foreign Affairs of Canada</text:a>
, reports Ukrinform.</text:p>
      <text:p text:style-name="P4">
"Purposeful sanctions are intended to undermine the ability of Russia to rejoice their unjustified invasion of Ukraine through Moldova, counter -detestabilization actions of the Russian Federation in the region and support a democratically elected Odormoldov," the statement reads.</text:p>
      <text:p text:style-name="P4">
The Ministry of Foreign Affairs emphasized that “since Russia threatens to take advantage of its presence in the territory of Moldova against Ukraine,” these <text:a xlink:type="simple" xlink:href="https://www.ukrinform.ua/tag-sankcii" text:style-name="Internet_20_link" text:visited-style-name="Visited_20_Internet_20_Link">
sanctions</text:a>
It will prevent her efforts to limit the application of sovereignty over the entire territory of Ukraine by the National Government of Moldova.</text:p>
      <text:p text:style-name="P4">
It is noted that seven persons, as well as the Shore Party, which "tries to destabilize the democratically elected Moldova government in favor of the Russia."</text:p>
      <text:p text:style-name="P4">
In particular, Canada has imposed sanctions against the oligarchs of Vladimir Plahotniuk Tawyacheslav Plato, former deputy Vladimir Andronak, leader of the Party "Shore" Ilan Schora, Politic of Constantine Botnari, former deputy chairman of the chief police inspectorate of George.</text:p>
      <text:p text:style-name="P4">
All the property and funds of the sub -persons in Canada are frozen, and they are forbidden to enter the country.</text:p>
      <text:p text:style-name="P4">
*!(https://www.ukrinform.ua/rubric-world/3717064-kanada-vvede-sankcii-proti-rosijskih-oligarhiv-za-sprobu-vtrucanna-u-vnutrisni-spravi-moldovi.html)Canada is first introduced against pro -Russian figures in Moldova for the first time. Tsekrok was announced last month by Prime Minister Justin Trudeau Post-up with Moldova President I have Sanda in Ottawa.</text:p>
      <text:p text:style-name="P4">
As reported <text:a xlink:type="simple" xlink:href="https://www.ukrinform.ua/rubric-world/3695626-u-moldovi-zasudili-do-15-rokiv-vaznici-lidera-prorosijskoi-partii-sor.html" text:style-name="Internet_20_link" text:visited-style-name="Visited_20_Internet_20_Link">
Ukrinform</text:a>
, On April 13, the Chamber of Kishineva was condemned by a fugitive deputy, the leader of the Shore Party Ilan Shore Up to 15 years in prison with confiscation of themin for 5 billion lei(over $ 270 million). Також суд заборонивШору обіймати посади в банківській системі впродовж п'яти років та конфіскувавйого активи на користь держави.</text:p>
      <text:p text:style-name="P4">
News Source: <text:a xlink:type="simple" xlink:href="https://www.ukrinform.ua/rubric-world/3717208-kanada-vperse-zaprovadila-sankcii-proti-prorosijskih-diaciv-moldovi.html" text:style-name="Internet_20_link" text:visited-style-name="Visited_20_Internet_20_Link">
https://www.ukrinform.ua/rubric-world/3717208-kanada-vperse-zaprovadila-sankcii-proti-prorosijskih-diaciv-moldovi.html</text:a>
</text:p>
      <!--NEWS-->
      <text:h text:style-name="P10" text:outline-level="1">
<text:span text:style-name="T4">
Russia uses the territory of Belarus - Vereshchuk to deport Ukrainian children</text:span>
</text:h>
      <text:p text:style-name="P4">
Authors: Ukrinform (Person)</text:p>
      <text:p text:style-name="P4">
Publisher: Укринформ (Organization)</text:p>
      <text:p text:style-name="P4">
Published Time: 2023-06-01T-63:28:00+03:00</text:p>
      <text:p text:style-name="P4">
Modified Time: 2023-06-01T20:28:00+03:00</text:p>
      <text:p text:style-name="P4">
Description: The Russians use the territory of Belarus to export children from Ukraine. - Ukrinform.</text:p>
      <text:p text:style-name="P4">
Images: ['<text:a xlink:type="simple" xlink:href="https://static.ukrinform.com/photos/2022_11/thumb_files/630_360_1667700021-358.jpg" text:style-name="Internet_20_link" text:visited-style-name="Visited_20_Internet_20_Link">
630_360_16677...</text:a>
']</text:p>
      <text:p text:style-name="P4">
Tags: ['Депортація', 'Діти', 'Росія', 'Верещук', 'Війна з Росією', 'Єдині новини']</text:p>
      <text:p text:style-name="P4">
Type: Article</text:p>
      <!--METADATA-->
      <text:p text:style-name="P4">
<draw:frame draw:style-name="fr1" draw:name="Image70" text:anchor-type="as-char" svg:width="6.9236in" svg:height="3.956343in" draw:z-index="0">
<draw:image xlink:href="../Images/yкринформ/2023-06-01T-63-28-00-03-00/630_360_1667700021-358.jpg" xlink:type="simple" xlink:show="embed" xlink:actuate="onLoad" draw:mime-type="image/jpeg"/>
</draw:frame>
Russian is used to the territory of Belarus for the export of children from Ukraine.</text:p>
      <text:p text:style-name="P4">
Viceremier - Minister for Reintegration of the Temporarily Occupied T territory Irina Vereshchuk said on the air of the only news, Ukrinform reports.</text:p>
      <text:p text:style-name="P4">
“Indeed, Belarus is used as an area for the export of our children. And there are facts that confirm it, ”Vereshchuk said.</text:p>
      <text:p text:style-name="P4">
According to her, in <text:a xlink:type="simple" xlink:href="https://www.ukrinform.ua/tag-rosia" text:style-name="Internet_20_link" text:visited-style-name="Visited_20_Internet_20_Link">
Russia</text:a>
"There is a so -called children's bank, and now our Ukrainian children are there."</text:p>
      <text:p text:style-name="P4">
<text:span text:style-name="T4">
 Read also: </text:span>
 <text:a xlink:type="simple" xlink:href="https://www.ukrinform.ua/rubric-polytics/3717060-inozemni-posolstva-v-ukraini-zaklikali-rf-povernuti-deportovanih-ditej.html" text:style-name="Internet_20_link" text:visited-style-name="Visited_20_Internet_20_Link">
Foreign Embassies in Ukraine called on the Russian Federation to return <text:span text:style-name="T4">
 deport </text:span>
 of the Audy Children</text:a>
“More than 2, 5,000 such children have already counted the investigators. And this absolute crime, which is consciously, publicly committed by Russia. Now we are talking about where they are exported: throughout the territories, throughout Russia. That is the Caucasus and Siberia. Including, these are all other regions. And on today, it is very difficult to find information about them, but it is possible and we thank those who give us such information, ”Vereshchuk emphasized.</text:p>
      <text:p text:style-name="P4">
According to her, Ukraine has already returned 371 children.</text:p>
      <text:p text:style-name="P4">
“And this process is ongoing, it is really very difficult, because, in fact, the return of the children's community cannot be influenced. You have heard about volunteers probably, probably, about public organizations, how the state does, the alemage organizations are powerless. And here the question of the civilized world is to make those organizations that are intended and have a mandate to protect not only Ukrainian children - all in the world in the conflict zones, made all the depends and were attached to the mechanism of returning children. So far, there is no this mechanism as an effective format, ”Vereshchuk said.</text:p>
      <text:p text:style-name="P4">
<text:span text:style-name="T4">
 Read also: </text:span>
 <text:a xlink:type="simple" xlink:href="https://www.ukrinform.ua/rubric-society/3716771-rosia-deportuvala-ponad-45-tisaci-sirit-i-ditej-bez-batkivskogo-pikluvanna-veresuk.html" text:style-name="Internet_20_link" text:visited-style-name="Visited_20_Internet_20_Link">
Russia deported more than 4,5 thousand orphans and children of Bezbatkovsky care - <text:span text:style-name="T4">
 Vereshchuk </text:span>
</text:a>
Earlier, Irina Vereshchuk noted that at least 20,000 children deported by Russia have been identified, more than 4,5 thousand of whom orphans have or or are deprived of parental care.</text:p>
      <text:p text:style-name="P4">
<text:span text:style-name="T5">
Foto: Minregion</text:span>
</text:p>
      <text:p text:style-name="P4">
News Source: <text:a xlink:type="simple" xlink:href="https://www.ukrinform.ua/rubric-society/3717205-ukraini-vdalosa-povernuti-371-deportovanu-rosieu-ditinu-veresuk.html" text:style-name="Internet_20_link" text:visited-style-name="Visited_20_Internet_20_Link">
https://www.ukrinform.ua/rubric-society/3717205-ukraini-vdalosa-povernuti-371-deportovanu-rosieu-ditinu-veresuk.html</text:a>
</text:p>
      <!--NEWS-->
      <text:h text:style-name="P10" text:outline-level="1">
<text:span text:style-name="T4">
Suns: the legitimate place of Ukraine - in NATO</text:span>
</text:h>
      <text:p text:style-name="P4">
Authors: Ukrinform (Person)</text:p>
      <text:p text:style-name="P4">
Publisher: Укринформ (Organization)</text:p>
      <text:p text:style-name="P4">
Published Time: 2023-06-01T-65:27:00+03:00</text:p>
      <text:p text:style-name="P4">
Modified Time: 2023-06-01T20:27:00+03:00</text:p>
      <text:p text:style-name="P4">
Description: The Prime Minister of the United Kingdom, Risha Sun, said that Ukraine is in the North Atlantic Alliance. - Ukrinform.</text:p>
      <text:p text:style-name="P4">
Images: ['<text:a xlink:type="simple" xlink:href="https://static.ukrinform.com/photos/2023_05/thumb_files/630_360_1684488694-948.jpg" text:style-name="Internet_20_link" text:visited-style-name="Visited_20_Internet_20_Link">
630_360_16844...</text:a>
']</text:p>
      <text:p text:style-name="P4">
Tags: ['НАТО', 'Україна', 'Ріші Сунак']</text:p>
      <text:p text:style-name="P4">
Type: Article</text:p>
      <!--METADATA-->
      <text:p text:style-name="P4">
<draw:frame draw:style-name="fr1" draw:name="Image71" text:anchor-type="as-char" svg:width="6.9236in" svg:height="3.956343in" draw:z-index="0">
<draw:image xlink:href="../Images/yкринформ/2023-06-01T-65-27-00-03-00/630_360_1684488694-948.jpg" xlink:type="simple" xlink:show="embed" xlink:actuate="onLoad" draw:mime-type="image/jpeg"/>
</draw:frame>
The Prime Minister of the United Kingdom, Risha Sun, said that the legitimate place of Ukraine is the Rice of Ukraine.</text:p>
      <text:p text:style-name="P4">
As Ukrinform reports, he said in a comment <text:a xlink:type="simple" xlink:href="http://www.cnbc.com/2023/06/01/british-pm-rishi-sunak-says-ukraines-rightful-place-is-in-nato.html" text:style-name="Internet_20_link" text:visited-style-name="Visited_20_Internet_20_Link">
CNBC</text:a>
in Chisinau, where the second meeting of the European political community takes place.</text:p>
      <text:p text:style-name="P4">
"I agree with the NATO Secretary General: Ukraine is a legitimate place in NATO," Sunna said.</text:p>
      <text:p text:style-name="P4">
Prime Minister <text:a xlink:type="simple" xlink:href="https://www.ukrinform.ua/tag-britania" text:style-name="Internet_20_link" text:visited-style-name="Visited_20_Internet_20_Link">
UK</text:a>
He noted that the Union countries send a strong signal to the Russian President Putin that they will protect Ukraine's security in the long run.</text:p>
      <text:p text:style-name="P4">
“We want to make sure that we have introduced security measures for Ukraine for a long time and that we have sent a very strong signal to Vladimiruputin that we are not going anywhere. We remain here and continue to support Ukraine not only now, but also in the future, ”Snak said.</text:p>
      <text:p text:style-name="P4">
<text:span text:style-name="T4">
 Read also: </text:span>
 <text:a xlink:type="simple" xlink:href="https://www.ukrinform.ua/rubric-polytics/3717118-rumunia-pidtrimue-ukrainu-na-slahu-v-evrosouz-i-nato-prezidenti-pidpisali-deklaraciu.html" text:style-name="Internet_20_link" text:visited-style-name="Visited_20_Internet_20_Link">
Romania supports Ukraine on the way to the European Union and <text:span text:style-name="T4">
 NATO </text:span>
 - Presidents signed the declaration</text:a>
As reported by Ukrinform, on June 1 in Chisinau, a second meeting of the European political community was held, at which 47 heads of state and government discussed the joint efforts for peace in Ukraine, protecting democracy, strengthening the energy security and stability of European states.</text:p>
      <text:p text:style-name="P4">
Photo: Getty Images</text:p>
      <text:p text:style-name="P4">
News Source: <text:a xlink:type="simple" xlink:href="https://www.ukrinform.ua/rubric-polytics/3717204-sunak-zakonne-misce-ukraini-v-nato.html" text:style-name="Internet_20_link" text:visited-style-name="Visited_20_Internet_20_Link">
https://www.ukrinform.ua/rubric-polytics/3717204-sunak-zakonne-misce-ukraini-v-nato.html</text:a>
</text:p>
      <!--NEWS-->
      <text:h text:style-name="P10" text:outline-level="1">
<text:span text:style-name="T4">
Poltavska Oblast(06:02). Red Alert: aerial threat. Sirens sounding. Take cover now!</text:span>
</text:h>
      <text:p text:style-name="P4">
Authors: liveuamap (Language: en)</text:p>
      <text:p text:style-name="P4">
Time: 2023-06-01T00:02:00</text:p>
      <text:p text:style-name="P4">
Location: Poltavska Oblast (Latitude:49.47634 Longtitude:33.81864)</text:p>
      <text:p text:style-name="P4">
Videos: []</text:p>
      <text:p text:style-name="P4">
Images: []</text:p>
      <text:p text:style-name="P4">
Tags: ["Europe", "Central and Eastern Europe"]</text:p>
      <text:p text:style-name="P4">
Id: 22566855</text:p>
      <!--METADATA-->
      <text:p text:style-name="P4">
Poltava(06:02). Red Alert: aerial threat. Sirens sounding. Take covernow!</text:p>
      <text:p text:style-name="P4">
News Collection Link: <text:a xlink:type="simple" xlink:href="https://liveuamap.com/en/2023/01-june-poltavska-oblast0602-red-alert-aerialg" text:style-name="Internet_20_link" text:visited-style-name="Visited_20_Internet_20_Link">
https://liveuamap.com/en/2023/01-june-poltavska-oblast0602-red-alert-aerialg</text:a>
</text:p>
      <text:p text:style-name="P4">
News Source: <text:a xlink:type="simple" xlink:href="https://t.me/air_alert_ua/46955" text:style-name="Internet_20_link" text:visited-style-name="Visited_20_Internet_20_Link">
https://t.me/air_alert_ua/46955</text:a>
</text:p>
      <!--NEWS-->
      <text:h text:style-name="P10" text:outline-level="1">
<text:span text:style-name="T4">
Zaporizka Oblast(06:02). Red Alert: aerial threat. Sirens sounding. Take cover now!</text:span>
</text:h>
      <text:p text:style-name="P4">
Authors: liveuamap (Language: en)</text:p>
      <text:p text:style-name="P4">
Time: 2023-06-01T00:03:00</text:p>
      <text:p text:style-name="P4">
Location: Zaporizka Oblast (Latitude:47.611491 Longtitude:35.765141)</text:p>
      <text:p text:style-name="P4">
Videos: []</text:p>
      <text:p text:style-name="P4">
Images: []</text:p>
      <text:p text:style-name="P4">
Tags: ["Europe", "Central and Eastern Europe"]</text:p>
      <text:p text:style-name="P4">
Id: 22566856</text:p>
      <!--METADATA-->
      <text:p text:style-name="P4">
Zaporizhzhia region(06:02). Red Alert: aerial threat. Sirens sounding. Take covernow!</text:p>
      <text:p text:style-name="P4">
News Collection Link: <text:a xlink:type="simple" xlink:href="https://liveuamap.com/en/2023/01-june-zaporizka-oblast0602-red-alert-aerialg" text:style-name="Internet_20_link" text:visited-style-name="Visited_20_Internet_20_Link">
https://liveuamap.com/en/2023/01-june-zaporizka-oblast0602-red-alert-aerialg</text:a>
</text:p>
      <text:p text:style-name="P4">
News Source: <text:a xlink:type="simple" xlink:href="https://t.me/suspilnezaporizhzhya/13228" text:style-name="Internet_20_link" text:visited-style-name="Visited_20_Internet_20_Link">
https://t.me/suspilnezaporizhzhya/13228</text:a>
</text:p>
      <!--NEWS-->
      <text:h text:style-name="P10" text:outline-level="1">
<text:span text:style-name="T4">
Sumy region, Kharkiv, Kharkiv region, Donetsk region (06:04). Red Alrt: Aerial Tchretate. WITH...</text:span>
</text:h>
      <text:p text:style-name="P4">
Authors: liveuamap (Language: en)</text:p>
      <text:p text:style-name="P4">
Time: 2023-06-01T00:04:00</text:p>
      <text:p text:style-name="P4">
Location: Sumska Oblast (Latitude:51.00032 Longtitude:33.99931)</text:p>
      <text:p text:style-name="P4">
Videos: []</text:p>
      <text:p text:style-name="P4">
Images: []</text:p>
      <text:p text:style-name="P4">
Tags: ["Europe", "Central and Eastern Europe"]</text:p>
      <text:p text:style-name="P4">
Id: 22566857</text:p>
      <!--METADATA-->
      <text:p text:style-name="P4">
Sumy region, Kharkiv, Kharkiv region, Donetsk region(06:04). Red Alert:aerial threat. Sirens sounding. Take cover now!</text:p>
      <text:p text:style-name="P4">
News Collection Link: <text:a xlink:type="simple" xlink:href="https://liveuamap.com/en/2023/01-june-sumska-oblast-kharkiv-kharkivska-oblag" text:style-name="Internet_20_link" text:visited-style-name="Visited_20_Internet_20_Link">
https://liveuamap.com/en/2023/01-june-sumska-oblast-kharkiv-kharkivska-oblag</text:a>
</text:p>
      <text:p text:style-name="P4">
News Source: <text:a xlink:type="simple" xlink:href="https://t.me/air_alert_ua/46959" text:style-name="Internet_20_link" text:visited-style-name="Visited_20_Internet_20_Link">
https://t.me/air_alert_ua/46959</text:a>
</text:p>
      <!--NEWS-->
      <text:h text:style-name="P10" text:outline-level="1">
<text:span text:style-name="T4">
Dnipro, Dnipropetrovska Oblast(06:05). Red Alert: aerial threat. Sirens sounding. Take cover ...</text:span>
</text:h>
      <text:p text:style-name="P4">
Authors: liveuamap (Language: en)</text:p>
      <text:p text:style-name="P4">
Time: 2023-06-01T00:06:00</text:p>
      <text:p text:style-name="P4">
Location: Dnipro (Latitude:48.45930000 Longtitude:35.03865000)</text:p>
      <text:p text:style-name="P4">
Videos: []</text:p>
      <text:p text:style-name="P4">
Images: []</text:p>
      <text:p text:style-name="P4">
Tags: ["Europe", "Central and Eastern Europe"]</text:p>
      <text:p text:style-name="P4">
Id: 22566858</text:p>
      <!--METADATA-->
      <text:p text:style-name="P4">
Dnipro, Dnipropetrovsk region(06:05). Red Alert: aerial threat. Sirenssounding. Take cover now!</text:p>
      <text:p text:style-name="P4">
News Collection Link: <text:a xlink:type="simple" xlink:href="https://liveuamap.com/en/2023/01-june-dnipro-dnipropetrovska-oblast0605-redg" text:style-name="Internet_20_link" text:visited-style-name="Visited_20_Internet_20_Link">
https://liveuamap.com/en/2023/01-june-dnipro-dnipropetrovska-oblast0605-redg</text:a>
</text:p>
      <text:p text:style-name="P4">
News Source: <text:a xlink:type="simple" xlink:href="https://t.me/suspilnednipro/16125" text:style-name="Internet_20_link" text:visited-style-name="Visited_20_Internet_20_Link">
https://t.me/suspilnednipro/16125</text:a>
</text:p>
      <!--NEWS-->
      <text:h text:style-name="P10" text:outline-level="1">
<text:span text:style-name="T4">
Kyiv(06:29). Red Alert: aerial threat. Sirens sounding. Take cover now!</text:span>
</text:h>
      <text:p text:style-name="P4">
Authors: liveuamap (Language: en)</text:p>
      <text:p text:style-name="P4">
Time: 2023-06-01T00:30:00</text:p>
      <text:p text:style-name="P4">
Location: Kyiv (Latitude:50.44349 Longtitude:30.53029)</text:p>
      <text:p text:style-name="P4">
Videos: []</text:p>
      <text:p text:style-name="P4">
Images: []</text:p>
      <text:p text:style-name="P4">
Tags: ["Europe", "Central and Eastern Europe"]</text:p>
      <text:p text:style-name="P4">
Id: 22566860</text:p>
      <!--METADATA-->
      <text:p text:style-name="P4">
Kyiv(06:29). Red Alert: aerial threat. Sirens sounding. Take cover now!</text:p>
      <text:p text:style-name="P4">
News Collection Link: <text:a xlink:type="simple" xlink:href="https://liveuamap.com/en/2023/01-june-kyiv0629-red-alert-aerial-threat-sireg" text:style-name="Internet_20_link" text:visited-style-name="Visited_20_Internet_20_Link">
https://liveuamap.com/en/2023/01-june-kyiv0629-red-alert-aerial-threat-sireg</text:a>
</text:p>
      <text:p text:style-name="P4">
News Source: <text:a xlink:type="simple" xlink:href="https://t.me/KyivCityOfficial/6902" text:style-name="Internet_20_link" text:visited-style-name="Visited_20_Internet_20_Link">
https://t.me/KyivCityOfficial/6902</text:a>
</text:p>
      <!--NEWS-->
      <text:h text:style-name="P10" text:outline-level="1">
<text:span text:style-name="T4">
Kyiv Oblast(06:32). Red Alert: aerial threat. Sirens sounding. Take cover now!</text:span>
</text:h>
      <text:p text:style-name="P4">
Authors: liveuamap (Language: en)</text:p>
      <text:p text:style-name="P4">
Time: 2023-06-01T00:33:00</text:p>
      <text:p text:style-name="P4">
Location: Kyiv Oblast (Latitude:50.2409 Longtitude:30.23119)</text:p>
      <text:p text:style-name="P4">
Videos: []</text:p>
      <text:p text:style-name="P4">
Images: []</text:p>
      <text:p text:style-name="P4">
Tags: ["Europe", "Central and Eastern Europe"]</text:p>
      <text:p text:style-name="P4">
Id: 22566861</text:p>
      <!--METADATA-->
      <text:p text:style-name="P4">
Kyiv region(06:32). Red Alert: aerial threat. Sirens sounding. Take cover now!</text:p>
      <text:p text:style-name="P4">
News Collection Link: <text:a xlink:type="simple" xlink:href="https://liveuamap.com/en/2023/01-june-kyiv-oblast0632-red-alert-aerial-threg" text:style-name="Internet_20_link" text:visited-style-name="Visited_20_Internet_20_Link">
https://liveuamap.com/en/2023/01-june-kyiv-oblast0632-red-alert-aerial-threg</text:a>
</text:p>
      <text:p text:style-name="P4">
News Source: <text:a xlink:type="simple" xlink:href="https://t.me/air_alert_ua/46962" text:style-name="Internet_20_link" text:visited-style-name="Visited_20_Internet_20_Link">
https://t.me/air_alert_ua/46962</text:a>
</text:p>
      <!--NEWS-->
      <text:h text:style-name="P10" text:outline-level="1">
<text:span text:style-name="T4">
Volynska Oblast(07:00). Red Alert: aerial threat. Sirens sounding. Take cover now!</text:span>
</text:h>
      <text:p text:style-name="P4">
Authors: liveuamap (Language: en)</text:p>
      <text:p text:style-name="P4">
Time: 2023-06-01T01:02:00</text:p>
      <text:p text:style-name="P4">
Location: Volynska Oblast (Latitude:51.16667000 Longtitude:24.86667000)</text:p>
      <text:p text:style-name="P4">
Videos: []</text:p>
      <text:p text:style-name="P4">
Images: []</text:p>
      <text:p text:style-name="P4">
Tags: ["Europe", "Central and Eastern Europe"]</text:p>
      <text:p text:style-name="P4">
Id: 22566862</text:p>
      <!--METADATA-->
      <text:p text:style-name="P4">
Volyn region(07:00). Red Alert: aerial threat. Sirens sounding. Take covernow!</text:p>
      <text:p text:style-name="P4">
News Collection Link: <text:a xlink:type="simple" xlink:href="https://liveuamap.com/en/2023/01-june-volynska-oblast0700-red-alert-aerial-g" text:style-name="Internet_20_link" text:visited-style-name="Visited_20_Internet_20_Link">
https://liveuamap.com/en/2023/01-june-volynska-oblast0700-red-alert-aerial-g</text:a>
</text:p>
      <text:p text:style-name="P4">
News Source: <text:a xlink:type="simple" xlink:href="https://t.me/air_alert_ua/46970" text:style-name="Internet_20_link" text:visited-style-name="Visited_20_Internet_20_Link">
https://t.me/air_alert_ua/46970</text:a>
</text:p>
      <!--NEWS-->
      <text:h text:style-name="P10" text:outline-level="1">
<text:span text:style-name="T4">
Rivne, Rivnenska Oblast(07:02). Red Alert: aerial threat. Sirens sounding. Take cover now!</text:span>
</text:h>
      <text:p text:style-name="P4">
Authors: liveuamap (Language: en)</text:p>
      <text:p text:style-name="P4">
Time: 2023-06-01T01:03:00</text:p>
      <text:p text:style-name="P4">
Location: Rivne (Latitude:50.6034445 Longtitude:26.257603168487)</text:p>
      <text:p text:style-name="P4">
Videos: []</text:p>
      <text:p text:style-name="P4">
Images: []</text:p>
      <text:p text:style-name="P4">
Tags: ["Europe", "Central and Eastern Europe"]</text:p>
      <text:p text:style-name="P4">
Id: 22566863</text:p>
      <!--METADATA-->
      <text:p text:style-name="P4">
Rivne, Rivne region(07:02). Red Alert: aerial threat. Sirens sounding.Take cover now!</text:p>
      <text:p text:style-name="P4">
News Collection Link: <text:a xlink:type="simple" xlink:href="https://liveuamap.com/en/2023/01-june-rivne-rivnenska-oblast0702-red-alert-g" text:style-name="Internet_20_link" text:visited-style-name="Visited_20_Internet_20_Link">
https://liveuamap.com/en/2023/01-june-rivne-rivnenska-oblast0702-red-alert-g</text:a>
</text:p>
      <text:p text:style-name="P4">
News Source: <text:a xlink:type="simple" xlink:href="https://t.me/air_alert_ua/46971" text:style-name="Internet_20_link" text:visited-style-name="Visited_20_Internet_20_Link">
https://t.me/air_alert_ua/46971</text:a>
</text:p>
      <!--NEWS-->
      <text:h text:style-name="P10" text:outline-level="1">
<text:span text:style-name="T4">
Clashes at the border near Schebekyne. Reportedly Schebekyne border post was attacked by sabo...</text:span>
</text:h>
      <text:p text:style-name="P4">
Authors: liveuamap (Language: en)</text:p>
      <text:p text:style-name="P4">
Time: 2023-06-01T01:07:34</text:p>
      <text:p text:style-name="P4">
Location: Kharkiv Oblast (Latitude:50.34937 Longtitude:36.91507)</text:p>
      <text:p text:style-name="P4">
Videos: []</text:p>
      <text:p text:style-name="P4">
Images: []</text:p>
      <text:p text:style-name="P4">
Tags: ["Russia", "Central and Eastern Europe"]</text:p>
      <text:p text:style-name="P4">
Id: 22566865</text:p>
      <!--METADATA-->
      <text:p text:style-name="P4">
Clashes at the border near Schebekyne. Reportedly Schebekyne border post wasattacked by sabouters. Road between Maslova Prystan and Schebekyne closed</text:p>
      <text:p text:style-name="P4">
News Collection Link: <text:a xlink:type="simple" xlink:href="https://liveuamap.com/en/2023/1-june-clashes-at-the-border-near-schebekyne-reportedly-schebekyne" text:style-name="Internet_20_link" text:visited-style-name="Visited_20_Internet_20_Link">
https://liveuamap.com/en/2023/1-june-clashes-at-the-border-near-schebekyne-reportedly-schebekyne</text:a>
</text:p>
      <text:p text:style-name="P4">
News Source: <text:a xlink:type="simple" xlink:href="https://t.me/bazabazon/18165" text:style-name="Internet_20_link" text:visited-style-name="Visited_20_Internet_20_Link">
https://t.me/bazabazon/18165</text:a>
</text:p>
      <!--NEWS-->
      <text:h text:style-name="P10" text:outline-level="1">
<text:span text:style-name="T4">
Preliminary Ukrainian air defense shot down 10 of 10 Iskander missiles, launched at Kyiv and ...</text:span>
</text:h>
      <text:p text:style-name="P4">
Authors: liveuamap (Language: en)</text:p>
      <text:p text:style-name="P4">
Time: 2023-06-01T01:11:39</text:p>
      <text:p text:style-name="P4">
Location: Kyiv,Kyiv city (Latitude:50.48984 Longtitude:30.62525)</text:p>
      <text:p text:style-name="P4">
Videos: []</text:p>
      <text:p text:style-name="P4">
Images: []</text:p>
      <text:p text:style-name="P4">
Tags: ["Europe", "Central and Eastern Europe"]</text:p>
      <text:p text:style-name="P4">
Id: 22566866</text:p>
      <!--METADATA-->
      <text:p text:style-name="P4">
Preliminary Ukrainian air defense shot down 10 of 10 Iskander missiles,launched at Kyiv and region</text:p>
      <text:p text:style-name="P4">
News Collection Link: <text:a xlink:type="simple" xlink:href="https://liveuamap.com/en/2023/1-june-preliminary-ukrainian-air-defense-shot-down-10-of" text:style-name="Internet_20_link" text:visited-style-name="Visited_20_Internet_20_Link">
https://liveuamap.com/en/2023/1-june-preliminary-ukrainian-air-defense-shot-down-10-of</text:a>
</text:p>
      <text:p text:style-name="P4">
News Source: <text:a xlink:type="simple" xlink:href="https://t.me/suspilnechernihiv/19109" text:style-name="Internet_20_link" text:visited-style-name="Visited_20_Internet_20_Link">
https://t.me/suspilnechernihiv/19109</text:a>
</text:p>
      <!--NEWS-->
      <text:h text:style-name="P10" text:outline-level="1">
<text:span text:style-name="T4">
Ukrainian air defense shot down 7 Iskander-M SRBMs and 3 Iskander-K GLCMs in Kyiv and region</text:span>
</text:h>
      <text:p text:style-name="P4">
Authors: liveuamap (Language: en)</text:p>
      <text:p text:style-name="P4">
Time: 2023-06-01T01:21:02</text:p>
      <text:p text:style-name="P4">
Location: Kyiv, Kyiv city (Latitude:50.46603 Longtitude:30.53289)</text:p>
      <text:p text:style-name="P4">
Videos: []</text:p>
      <text:p text:style-name="P4">
Images: ["<text:a xlink:type="simple" xlink:href="https://liveuamap.com/pics/2023/06/01/22566868_0.jpg" text:style-name="Internet_20_link" text:visited-style-name="Visited_20_Internet_20_Link">
22566868_0.jpg</text:a>
"]</text:p>
      <text:p text:style-name="P4">
Tags: ["Europe", "Central and Eastern Europe"]</text:p>
      <text:p text:style-name="P4">
Id: 22566868</text:p>
      <!--METADATA-->
      <text:p text:style-name="P4">
Ukrainian air defense shot down 7 Iskander-M SRBMs and 3 Iskander-K GLCMs inKyiv and region</text:p>
      <text:p text:style-name="P4">
<draw:frame draw:style-name="fr1" draw:name="Image72" text:anchor-type="as-char" svg:width="6.9236in" svg:height="6.9236in" draw:z-index="0">
<draw:image xlink:href="../Images/liveuamap/2023-06-01T01-21-02/22566868_0.jpg" xlink:type="simple" xlink:show="embed" xlink:actuate="onLoad" draw:mime-type="image/jpeg"/>
</draw:frame>
News Collection Link: <text:a xlink:type="simple" xlink:href="https://liveuamap.com/en/2023/1-june-ukrainian-air-defense-shot-down-7-iskanderm-srbms" text:style-name="Internet_20_link" text:visited-style-name="Visited_20_Internet_20_Link">
https://liveuamap.com/en/2023/1-june-ukrainian-air-defense-shot-down-7-iskanderm-srbms</text:a>
</text:p>
      <text:p text:style-name="P4">
News Source: <text:a xlink:type="simple" xlink:href="https://t.me/kpszsu/2548" text:style-name="Internet_20_link" text:visited-style-name="Visited_20_Internet_20_Link">
https://t.me/kpszsu/2548</text:a>
</text:p>
      <!--NEWS-->
      <text:h text:style-name="P10" text:outline-level="1">
<text:span text:style-name="T4">
At Sivershchyna and Slobozhanschyna directions Russian army shelled Karpovychi, Tymonovychy, ...</text:span>
</text:h>
      <text:p text:style-name="P4">
Authors: liveuamap (Language: en)</text:p>
      <text:p text:style-name="P4">
Time: 2023-06-01T01:45:00</text:p>
      <text:p text:style-name="P4">
Location: Kharkiv Oblast (Latitude:50.33122 Longtitude:36.92162)</text:p>
      <text:p text:style-name="P4">
Videos: []</text:p>
      <text:p text:style-name="P4">
Images: []</text:p>
      <text:p text:style-name="P4">
Tags: ["Russia"]</text:p>
      <text:p text:style-name="P4">
Id: 22566926</text:p>
      <!--METADATA-->
      <text:p text:style-name="P4">
At sivershchyna and slBozhanschyna directions Russian army Shelledkarpovychi, Tymonovychy, Yanzhulivka, Halanivka of Chernihiv Region, Sereredyna, Sereredyna , Hirky, Atynske, SHPYL, UHROYIDY, VELYKA PYSARIVKA OF SUMY REGION, ALSO UDY, HOPTIVKA, LYPTSI, STRILECHA , Zelene, Ternova, Starytsya, Hatysche, Vovchansk, Pletenivka, Vovchanskikhutory, OhirtsEve, Mala Vovcha, Varvarivka, Chuhunivka, Ambarne, Hryvka, Ambarcha, Ambarcha, Ambarivka, Chuhunivka. Russian Aviation Conducted Airstrike at Pletenivka ofkharkiv Region, - General Staff of Armed Forces of Ukraine Says in the MorningReport</text:p>
      <text:p text:style-name="P4">
News Collection Link:(https://liveuamap.com/en/2023/1-june-at-sivershchyna-and-slobozhanschyna-directions-russian)</text:p>
      <text:p text:style-name="P4">
News Source: <text:a xlink:type="simple" xlink:href="https://t.me/lumsrc/4956" text:style-name="Internet_20_link" text:visited-style-name="Visited_20_Internet_20_Link">
https://t.me/lumsrc/4956</text:a>
</text:p>
      <!--NEWS-->
      <text:h text:style-name="P10" text:outline-level="1">
<text:span text:style-name="T4">
Russian forces conducting offensive actions in Donetsk and Luhansk regions. Ukrainian militar...</text:span>
</text:h>
      <text:p text:style-name="P4">
Authors: liveuamap (Language: en)</text:p>
      <text:p text:style-name="P4">
Time: 2023-06-01T01:50:22</text:p>
      <text:p text:style-name="P4">
Location: Marinka, Donetsk Oblast (Latitude:47.94176 Longtitude:37.49805)</text:p>
      <text:p text:style-name="P4">
Videos: []</text:p>
      <text:p text:style-name="P4">
Images: []</text:p>
      <text:p text:style-name="P4">
Tags: ["Russia"]</text:p>
      <text:p text:style-name="P4">
Id: 22566875</text:p>
      <!--METADATA-->
      <text:p text:style-name="P4">
Russian forces conducting offensive actions in Donetsk and Luhansk regions.Ukrainian military had 21 combat engagements with Russian forces nearMasutivka of Kharkiv region, Novoselivske and Stelmakhivka of Luhansk region,Bilohorivka, Orikhovo-Vasylivka and Bila Hora, Maryinka, - General Staff ofArmed Forces of Ukraine says in the morning report</text:p>
      <text:p text:style-name="P4">
News Collection Link: <text:a xlink:type="simple" xlink:href="https://liveuamap.com/en/2023/1-june-russian-forces-conducting-offensive-actions-in-donetsk" text:style-name="Internet_20_link" text:visited-style-name="Visited_20_Internet_20_Link">
https://liveuamap.com/en/2023/1-june-russian-forces-conducting-offensive-actions-in-donetsk</text:a>
</text:p>
      <text:p text:style-name="P4">
News Source: <text:a xlink:type="simple" xlink:href="https://t.me/lumsrc/4964" text:style-name="Internet_20_link" text:visited-style-name="Visited_20_Internet_20_Link">
https://t.me/lumsrc/4964</text:a>
</text:p>
      <!--NEWS-->
      <text:h text:style-name="P10" text:outline-level="1">
<text:span text:style-name="T4">
"Russian Volunteer Corps" and "Legion Freedom of Russia" published a video in which they say ...</text:span>
</text:h>
      <text:p text:style-name="P4">
Authors: liveuamap (Language: en)</text:p>
      <text:p text:style-name="P4">
Time: 2023-06-01T02:19:30</text:p>
      <text:p text:style-name="P4">
Location: Belgorod, Belgorodskaya oblast' (Latitude:50.32771 Longtitude:36.85295)</text:p>
      <text:p text:style-name="P4">
Videos: []</text:p>
      <text:p text:style-name="P4">
Images: []</text:p>
      <text:p text:style-name="P4">
Tags: ["Russia", "Central and Eastern Europe"]</text:p>
      <text:p text:style-name="P4">
Id: 22566929</text:p>
      <!--METADATA-->
      <text:p text:style-name="P4">
"Russian Volunteer Corps" and "Legion Freedom of Russia" published a video inwhich they say they are at the Russian border</text:p>
      <text:p text:style-name="P4">
News Collection Link: <text:a xlink:type="simple" xlink:href="https://liveuamap.com/en/2023/1-june-russian-volunteer-corps-and-legion-freedom-of-russia" text:style-name="Internet_20_link" text:visited-style-name="Visited_20_Internet_20_Link">
https://liveuamap.com/en/2023/1-june-russian-volunteer-corps-and-legion-freedom-of-russia</text:a>
</text:p>
      <text:p text:style-name="P4">
News Source: <text:a xlink:type="simple" xlink:href="https://twitter.com/Sota_Vision/status/1664150810186457088" text:style-name="Internet_20_link" text:visited-style-name="Visited_20_Internet_20_Link">
https://twitter.com/Sota_Vision/status/1664150810186457088</text:a>
</text:p>
      <!--NEWS-->
      <text:h text:style-name="P10" text:outline-level="1">
<text:span text:style-name="T4">
NATO secretary general says all allies agree that Ukraine will become a member of the allianc...</text:span>
</text:h>
      <text:p text:style-name="P4">
Authors: liveuamap (Language: en)</text:p>
      <text:p text:style-name="P4">
Time: 2023-06-01T02:21:38</text:p>
      <text:p text:style-name="P4">
Location: Oslo, Oslo (Latitude:59.91387 Longtitude:10.75225)</text:p>
      <text:p text:style-name="P4">
Videos: []</text:p>
      <text:p text:style-name="P4">
Images: []</text:p>
      <text:p text:style-name="P4">
Tags: ["Russia", "North Europe"]</text:p>
      <text:p text:style-name="P4">
Id: 22566933</text:p>
      <!--METADATA-->
      <text:p text:style-name="P4">
NATO secretary general says all allies agree that Ukraine will become a memberof the alliance, Russia cannot veto it</text:p>
      <text:p text:style-name="P4">
News Collection Link: <text:a xlink:type="simple" xlink:href="https://liveuamap.com/en/2023/1-june-nato-secretary-general-says-all-allies-agree-that" text:style-name="Internet_20_link" text:visited-style-name="Visited_20_Internet_20_Link">
https://liveuamap.com/en/2023/1-june-nato-secretary-general-says-all-allies-agree-that</text:a>
</text:p>
      <text:p text:style-name="P4">
News Source: <text:a xlink:type="simple" xlink:href="https://twitter.com/guyelster/status/1664149605557100550" text:style-name="Internet_20_link" text:visited-style-name="Visited_20_Internet_20_Link">
https://twitter.com/guyelster/status/1664149605557100550</text:a>
</text:p>
      <!--NEWS-->
      <text:h text:style-name="P10" text:outline-level="1">
<text:span text:style-name="T4">
Donetsk Oblast(08:59). Red Alert: aerial threat. Sirens sounding. Take cover now!</text:span>
</text:h>
      <text:p text:style-name="P4">
Authors: liveuamap (Language: en)</text:p>
      <text:p text:style-name="P4">
Time: 2023-06-01T03:02:00</text:p>
      <text:p text:style-name="P4">
Location: Donetsk Oblast (Latitude:48.72649 Longtitude:37.57807)</text:p>
      <text:p text:style-name="P4">
Videos: []</text:p>
      <text:p text:style-name="P4">
Images: []</text:p>
      <text:p text:style-name="P4">
Tags: ["Europe", "Central and Eastern Europe"]</text:p>
      <text:p text:style-name="P4">
Id: 22566981</text:p>
      <!--METADATA-->
      <text:p text:style-name="P4">
Donetsk Oblast(08:59). Red Alert: aerial threat. Sirens sounding. Take covernow!</text:p>
      <text:p text:style-name="P4">
News Collection Link: <text:a xlink:type="simple" xlink:href="https://liveuamap.com/en/2023/01-june-donetsk-oblast0859-red-alert-aerial-tg" text:style-name="Internet_20_link" text:visited-style-name="Visited_20_Internet_20_Link">
https://liveuamap.com/en/2023/01-june-donetsk-oblast0859-red-alert-aerial-tg</text:a>
</text:p>
      <text:p text:style-name="P4">
News Source: <text:a xlink:type="simple" xlink:href="https://t.me/air_alert_ua/46975" text:style-name="Internet_20_link" text:visited-style-name="Visited_20_Internet_20_Link">
https://t.me/air_alert_ua/46975</text:a>
</text:p>
      <!--NEWS-->
      <text:h text:style-name="P10" text:outline-level="1">
<text:span text:style-name="T4">
Kyiv(09:15). Red Alert: aerial threat. Sirens sounding. Take cover now!</text:span>
</text:h>
      <text:p text:style-name="P4">
Authors: liveuamap (Language: en)</text:p>
      <text:p text:style-name="P4">
Time: 2023-06-01T03:16:00</text:p>
      <text:p text:style-name="P4">
Location: Kyiv (Latitude:50.44272 Longtitude:30.53096)</text:p>
      <text:p text:style-name="P4">
Videos: []</text:p>
      <text:p text:style-name="P4">
Images: []</text:p>
      <text:p text:style-name="P4">
Tags: ["Europe", "Central and Eastern Europe"]</text:p>
      <text:p text:style-name="P4">
Id: 22566982</text:p>
      <!--METADATA-->
      <text:p text:style-name="P4">
Kyiv(09:15). Red Alert: aerial threat. Sirens sounding. Take cover now!</text:p>
      <text:p text:style-name="P4">
News Collection Link: <text:a xlink:type="simple" xlink:href="https://liveuamap.com/en/2023/01-june-kyiv0915-red-alert-aerial-threat-sireg" text:style-name="Internet_20_link" text:visited-style-name="Visited_20_Internet_20_Link">
https://liveuamap.com/en/2023/01-june-kyiv0915-red-alert-aerial-threat-sireg</text:a>
</text:p>
      <text:p text:style-name="P4">
News Source: <text:a xlink:type="simple" xlink:href="https://t.me/suspilnenews/21307" text:style-name="Internet_20_link" text:visited-style-name="Visited_20_Internet_20_Link">
https://t.me/suspilnenews/21307</text:a>
</text:p>
      <!--NEWS-->
      <text:h text:style-name="P10" text:outline-level="1">
<text:span text:style-name="T4">
Chernihivska Oblast, Kyiv Oblast(09:16). Red Alert: aerial threat. Sirens sounding. Take cove...</text:span>
</text:h>
      <text:p text:style-name="P4">
Authors: liveuamap (Language: en)</text:p>
      <text:p text:style-name="P4">
Time: 2023-06-01T03:17:00</text:p>
      <text:p text:style-name="P4">
Location: Chernihivska Oblast (Latitude:51.33333000 Longtitude:32.00000000)</text:p>
      <text:p text:style-name="P4">
Videos: []</text:p>
      <text:p text:style-name="P4">
Images: []</text:p>
      <text:p text:style-name="P4">
Tags: ["Europe", "Central and Eastern Europe"]</text:p>
      <text:p text:style-name="P4">
Id: 22566983</text:p>
      <!--METADATA-->
      <text:p text:style-name="P4">
Chernihiv region, Kyiv region(09:16). Red Alert: aerial threat. Sirenssounding. Take cover now!</text:p>
      <text:p text:style-name="P4">
News Collection Link: <text:a xlink:type="simple" xlink:href="https://liveuamap.com/en/2023/01-june-chernihivska-oblast-kyiv-oblast0916-rg" text:style-name="Internet_20_link" text:visited-style-name="Visited_20_Internet_20_Link">
https://liveuamap.com/en/2023/01-june-chernihivska-oblast-kyiv-oblast0916-rg</text:a>
</text:p>
      <text:p text:style-name="P4">
News Source: <text:a xlink:type="simple" xlink:href="https://t.me/air_alert_ua/46978" text:style-name="Internet_20_link" text:visited-style-name="Visited_20_Internet_20_Link">
https://t.me/air_alert_ua/46978</text:a>
</text:p>
      <!--NEWS-->
      <text:h text:style-name="P10" text:outline-level="1">
<text:span text:style-name="T4">
Zaporizka Oblast(09:26). Red Alert: aerial threat. Sirens sounding. Take cover now!</text:span>
</text:h>
      <text:p text:style-name="P4">
Authors: liveuamap (Language: en)</text:p>
      <text:p text:style-name="P4">
Time: 2023-06-01T03:28:00</text:p>
      <text:p text:style-name="P4">
Location: Zaporizka Oblast (Latitude:47.612191 Longtitude:35.765241)</text:p>
      <text:p text:style-name="P4">
Videos: []</text:p>
      <text:p text:style-name="P4">
Images: []</text:p>
      <text:p text:style-name="P4">
Tags: ["Europe", "Central and Eastern Europe"]</text:p>
      <text:p text:style-name="P4">
Id: 22566984</text:p>
      <!--METADATA-->
      <text:p text:style-name="P4">
Zaporizhzhia region(09:26). Red Alert: aerial threat. Sirens sounding. Take covernow!</text:p>
      <text:p text:style-name="P4">
News Collection Link: <text:a xlink:type="simple" xlink:href="https://liveuamap.com/en/2023/01-june-zaporizka-oblast0926-red-alert-aerialg" text:style-name="Internet_20_link" text:visited-style-name="Visited_20_Internet_20_Link">
https://liveuamap.com/en/2023/01-june-zaporizka-oblast0926-red-alert-aerialg</text:a>
</text:p>
      <text:p text:style-name="P4">
News Source: <text:a xlink:type="simple" xlink:href="https://t.me/air_alert_ua/46979" text:style-name="Internet_20_link" text:visited-style-name="Visited_20_Internet_20_Link">
https://t.me/air_alert_ua/46979</text:a>
</text:p>
      <!--NEWS-->
      <text:h text:style-name="P10" text:outline-level="1">
<text:span text:style-name="T4">
Kherson, Khersonska Oblast(09:52). Red Alert: aerial threat. Sirens sounding. Take cover now!</text:span>
</text:h>
      <text:p text:style-name="P4">
Authors: liveuamap (Language: en)</text:p>
      <text:p text:style-name="P4">
Time: 2023-06-01T03:54:00</text:p>
      <text:p text:style-name="P4">
Location: Kherson (Latitude:46.65581000 Longtitude:32.61780000)</text:p>
      <text:p text:style-name="P4">
Videos: []</text:p>
      <text:p text:style-name="P4">
Images: []</text:p>
      <text:p text:style-name="P4">
Tags: ["Europe", "Central and Eastern Europe"]</text:p>
      <text:p text:style-name="P4">
Id: 22566985</text:p>
      <!--METADATA-->
      <text:p text:style-name="P4">
Kherson, Kherson region(09:52). Red Alert: aerial threat. Sirens sounding.Take cover now!</text:p>
      <text:p text:style-name="P4">
News Collection Link: <text:a xlink:type="simple" xlink:href="https://liveuamap.com/en/2023/01-june-kherson-khersonska-oblast0952-red-aleg" text:style-name="Internet_20_link" text:visited-style-name="Visited_20_Internet_20_Link">
https://liveuamap.com/en/2023/01-june-kherson-khersonska-oblast0952-red-aleg</text:a>
</text:p>
      <text:p text:style-name="P4">
News Source: <text:a xlink:type="simple" xlink:href="https://t.me/air_alert_ua/46983" text:style-name="Internet_20_link" text:visited-style-name="Visited_20_Internet_20_Link">
https://t.me/air_alert_ua/46983</text:a>
</text:p>
      <!--NEWS-->
      <text:h text:style-name="P10" text:outline-level="1">
<text:span text:style-name="T4">
Poltavska Oblast(10:32). Red Alert: aerial threat. Sirens sounding. Take cover now!</text:span>
</text:h>
      <text:p text:style-name="P4">
Authors: liveuamap (Language: en)</text:p>
      <text:p text:style-name="P4">
Time: 2023-06-01T04:32:00</text:p>
      <text:p text:style-name="P4">
Location: Poltavska Oblast (Latitude:49.47604 Longtitude:33.81961)</text:p>
      <text:p text:style-name="P4">
Videos: []</text:p>
      <text:p text:style-name="P4">
Images: []</text:p>
      <text:p text:style-name="P4">
Tags: ["Europe", "Central and Eastern Europe"]</text:p>
      <text:p text:style-name="P4">
Id: 22566986</text:p>
      <!--METADATA-->
      <text:p text:style-name="P4">
Poltava(10:32). Red Alert: aerial threat. Sirens sounding. Take covernow!</text:p>
      <text:p text:style-name="P4">
News Collection Link: <text:a xlink:type="simple" xlink:href="https://liveuamap.com/en/2023/01-june-poltavska-oblast1032-red-alert-aerialg" text:style-name="Internet_20_link" text:visited-style-name="Visited_20_Internet_20_Link">
https://liveuamap.com/en/2023/01-june-poltavska-oblast1032-red-alert-aerialg</text:a>
</text:p>
      <text:p text:style-name="P4">
News Source: <text:a xlink:type="simple" xlink:href="https://t.me/suspilnepoltava/11363" text:style-name="Internet_20_link" text:visited-style-name="Visited_20_Internet_20_Link">
https://t.me/suspilnepoltava/11363</text:a>
</text:p>
      <!--NEWS-->
      <text:h text:style-name="P10" text:outline-level="1">
<text:span text:style-name="T4">
Sumy region, Zaporizhzhya region, Kharkiv, Kharkiv region, Donetsk region, Dnipro, Dnipro ...</text:span>
</text:h>
      <text:p text:style-name="P4">
Authors: liveuamap (Language: en)</text:p>
      <text:p text:style-name="P4">
Time: 2023-06-01T04:33:00</text:p>
      <text:p text:style-name="P4">
Location: Sumska Oblast (Latitude:50.99952 Longtitude:33.99885)</text:p>
      <text:p text:style-name="P4">
Videos: []</text:p>
      <text:p text:style-name="P4">
Images: []</text:p>
      <text:p text:style-name="P4">
Tags: ["Europe", "Central and Eastern Europe"]</text:p>
      <text:p text:style-name="P4">
Id: 22566987</text:p>
      <!--METADATA-->
      <text:p text:style-name="P4">
Sumy region, Zaporizhzhya region, Kharkiv, Kharkiv region, Donetsk region, Dnipro, Dnipropetrovsk region(10:33). Red Alert: aerial threat. Sirenssounding. Take cover now!</text:p>
      <text:p text:style-name="P4">
News Collection Link: <text:a xlink:type="simple" xlink:href="https://liveuamap.com/en/2023/01-june-sumska-oblast-zaporizka-oblast-kharkig" text:style-name="Internet_20_link" text:visited-style-name="Visited_20_Internet_20_Link">
https://liveuamap.com/en/2023/01-june-sumska-oblast-zaporizka-oblast-kharkig</text:a>
</text:p>
      <text:p text:style-name="P4">
News Source: <text:a xlink:type="simple" xlink:href="https://t.me/air_alert_ua/46993" text:style-name="Internet_20_link" text:visited-style-name="Visited_20_Internet_20_Link">
https://t.me/air_alert_ua/46993</text:a>
</text:p>
      <!--NEWS-->
      <text:h text:style-name="P10" text:outline-level="1">
<text:span text:style-name="T4">
Big fire as result of shelling in Schebekyne, Belgorod region</text:span>
</text:h>
      <text:p text:style-name="P4">
Authors: liveuamap (Language: en)</text:p>
      <text:p text:style-name="P4">
Time: 2023-06-01T04:54:27</text:p>
      <text:p text:style-name="P4">
Location: Belgorod (Latitude:50.4066 Longtitude:36.89145)</text:p>
      <text:p text:style-name="P4">
Videos: []</text:p>
      <text:p text:style-name="P4">
Images: []</text:p>
      <text:p text:style-name="P4">
Tags: ["Russia", "Central and Eastern Europe"]</text:p>
      <text:p text:style-name="P4">
Id: 22566988</text:p>
      <!--METADATA-->
      <text:p text:style-name="P4">
Big fire as result of shelling in Schebekyne, Belgorod region</text:p>
      <text:p text:style-name="P4">
News Collection Link: <text:a xlink:type="simple" xlink:href="https://liveuamap.com/en/2023/1-june-big-fire-as-result-of-shelling-in-schebekyne-belgorod" text:style-name="Internet_20_link" text:visited-style-name="Visited_20_Internet_20_Link">
https://liveuamap.com/en/2023/1-june-big-fire-as-result-of-shelling-in-schebekyne-belgorod</text:a>
</text:p>
      <text:p text:style-name="P4">
News Source: <text:a xlink:type="simple" xlink:href="https://t.me/breakingmash/44571" text:style-name="Internet_20_link" text:visited-style-name="Visited_20_Internet_20_Link">
https://t.me/breakingmash/44571</text:a>
</text:p>
      <!--NEWS-->
      <text:h text:style-name="P10" text:outline-level="1">
<text:span text:style-name="T4">
President Zelensky met President Maia Sandu during visit to Moldova</text:span>
</text:h>
      <text:p text:style-name="P4">
Authors: liveuamap (Language: en)</text:p>
      <text:p text:style-name="P4">
Time: 2023-06-01T05:23:26</text:p>
      <text:p text:style-name="P4">
Location: Chișinău, Chișinău (Latitude:47.02707 Longtitude:28.82616)</text:p>
      <text:p text:style-name="P4">
Videos: []</text:p>
      <text:p text:style-name="P4">
Images: ["<text:a xlink:type="simple" xlink:href="https://liveuamap.com/pics/2023/06/01/22566990_0.jpg" text:style-name="Internet_20_link" text:visited-style-name="Visited_20_Internet_20_Link">
22566990_0.jpg</text:a>
"]</text:p>
      <text:p text:style-name="P4">
Tags: ["Moldova", "Balkans"]</text:p>
      <text:p text:style-name="P4">
Id: 22566990</text:p>
      <!--METADATA-->
      <text:p text:style-name="P4">
President Zelensky met President Maia Sandu during visit to Moldova</text:p>
      <text:p text:style-name="P4">
<draw:frame draw:style-name="fr1" draw:name="Image73" text:anchor-type="as-char" svg:width="6.9236in" svg:height="6.9236in" draw:z-index="0">
<draw:image xlink:href="../Images/liveuamap/2023-06-01T05-23-26/22566990_0.jpg" xlink:type="simple" xlink:show="embed" xlink:actuate="onLoad" draw:mime-type="image/jpeg"/>
</draw:frame>
News Collection Link: <text:a xlink:type="simple" xlink:href="https://liveuamap.com/en/2023/1-june-president-zelensky-met-president-maia-sandu-during" text:style-name="Internet_20_link" text:visited-style-name="Visited_20_Internet_20_Link">
https://liveuamap.com/en/2023/1-june-president-zelensky-met-president-maia-sandu-during</text:a>
</text:p>
      <text:p text:style-name="P4">
News Source: <text:a xlink:type="simple" xlink:href="https://t.me/V_Zelenskiy_official/6437" text:style-name="Internet_20_link" text:visited-style-name="Visited_20_Internet_20_Link">
https://t.me/V_Zelenskiy_official/6437</text:a>
</text:p>
      <!--NEWS-->
      <text:h text:style-name="P10" text:outline-level="1">
<text:span text:style-name="T4">
Russian Ministry of Defense claims repelling Ukrainian cross-border attack in Belgorod region</text:span>
</text:h>
      <text:p text:style-name="P4">
Authors: liveuamap (Language: en)</text:p>
      <text:p text:style-name="P4">
Time: 2023-06-01T05:42:00</text:p>
      <text:p text:style-name="P4">
Location: Belgorod (Latitude:50.40261 Longtitude:36.91046)</text:p>
      <text:p text:style-name="P4">
Videos: []</text:p>
      <text:p text:style-name="P4">
Images: []</text:p>
      <text:p text:style-name="P4">
Tags: ["Russia", "Central and Eastern Europe"]</text:p>
      <text:p text:style-name="P4">
Id: 22566992</text:p>
      <!--METADATA-->
      <text:p text:style-name="P4">
Russian Ministry of Defense claims repelling Ukrainian cross-border attack inBelgorod region</text:p>
      <text:p text:style-name="P4">
News Collection Link: <text:a xlink:type="simple" xlink:href="https://liveuamap.com/en/2023/1-june-russian-ministry-of-defense-claims-repelling-ukrainian" text:style-name="Internet_20_link" text:visited-style-name="Visited_20_Internet_20_Link">
https://liveuamap.com/en/2023/1-june-russian-ministry-of-defense-claims-repelling-ukrainian</text:a>
</text:p>
      <text:p text:style-name="P4">
News Source: <text:a xlink:type="simple" xlink:href="https://t.me/rusbrief/122233" text:style-name="Internet_20_link" text:visited-style-name="Visited_20_Internet_20_Link">
https://t.me/rusbrief/122233</text:a>
</text:p>
      <!--NEWS-->
      <text:h text:style-name="P10" text:outline-level="1">
<text:span text:style-name="T4">
Russian army launched several S-300 missiles at Industrialny district of Kharkiv</text:span>
</text:h>
      <text:p text:style-name="P4">
Authors: liveuamap (Language: en)</text:p>
      <text:p text:style-name="P4">
Time: 2023-06-01T07:26:57</text:p>
      <text:p text:style-name="P4">
Location: Kharkiv (Latitude:49.9399 Longtitude:36.39706)</text:p>
      <text:p text:style-name="P4">
Videos: []</text:p>
      <text:p text:style-name="P4">
Images: []</text:p>
      <text:p text:style-name="P4">
Tags: ["Europe", "Central and Eastern Europe"]</text:p>
      <text:p text:style-name="P4">
Id: 22567020</text:p>
      <!--METADATA-->
      <text:p text:style-name="P4">
Russian army launched several S-300 missiles at Industrialny district ofKharkiv</text:p>
      <text:p text:style-name="P4">
News Collection Link: <text:a xlink:type="simple" xlink:href="https://liveuamap.com/en/2023/1-june-russian-army-launched-several-s300-missiles-at-industrialny" text:style-name="Internet_20_link" text:visited-style-name="Visited_20_Internet_20_Link">
https://liveuamap.com/en/2023/1-june-russian-army-launched-several-s300-missiles-at-industrialny</text:a>
</text:p>
      <text:p text:style-name="P4">
News Source: <text:a xlink:type="simple" xlink:href="https://t.me/huyovy_kharkiv/111487" text:style-name="Internet_20_link" text:visited-style-name="Visited_20_Internet_20_Link">
https://t.me/huyovy_kharkiv/111487</text:a>
</text:p>
      <!--NEWS-->
      <text:h text:style-name="P10" text:outline-level="1">
<text:span text:style-name="T4">
Explosions and fire reported in Belgorod</text:span>
</text:h>
      <text:p text:style-name="P4">
Authors: liveuamap (Language: en)</text:p>
      <text:p text:style-name="P4">
Time: 2023-06-01T10:22:46</text:p>
      <text:p text:style-name="P4">
Location: Belgorod, Belgorodskaya oblast' (Latitude:50.60165 Longtitude:36.62224)</text:p>
      <text:p text:style-name="P4">
Videos: []</text:p>
      <text:p text:style-name="P4">
Images: ["<text:a xlink:type="simple" xlink:href="https://liveuamap.com/pics/2023/06/01/22567022_0.jpg" text:style-name="Internet_20_link" text:visited-style-name="Visited_20_Internet_20_Link">
22567022_0.jpg</text:a>
"]</text:p>
      <text:p text:style-name="P4">
Tags: ["Russia"]</text:p>
      <text:p text:style-name="P4">
Id: 22567022</text:p>
      <!--METADATA-->
      <text:p text:style-name="P4">
Explosions and fire reported in Belgorod</text:p>
      <text:p text:style-name="P4">
<draw:frame draw:style-name="fr1" draw:name="Image74" text:anchor-type="as-char" svg:width="6.9236in" svg:height="8.833939in" draw:z-index="0">
<draw:image xlink:href="../Images/liveuamap/2023-06-01T10-22-46/22567022_0.jpg" xlink:type="simple" xlink:show="embed" xlink:actuate="onLoad" draw:mime-type="image/jpeg"/>
</draw:frame>
News Collection Link: <text:a xlink:type="simple" xlink:href="https://liveuamap.com/en/2023/1-june-explosions-and-fire-reported-in-belgorod-" text:style-name="Internet_20_link" text:visited-style-name="Visited_20_Internet_20_Link">
https://liveuamap.com/en/2023/1-june-explosions-and-fire-reported-in-belgorod-</text:a>
</text:p>
      <text:p text:style-name="P4">
News Source: <text:a xlink:type="simple" xlink:href="https://t.me/lachentyt/29938" text:style-name="Internet_20_link" text:visited-style-name="Visited_20_Internet_20_Link">
https://t.me/lachentyt/29938</text:a>
</text:p>
      <!--NEWS-->
      <text:h text:style-name="P10" text:outline-level="1">
<text:span text:style-name="T4">
Crashed drone caused explosion in Belgorod</text:span>
</text:h>
      <text:p text:style-name="P4">
Authors: liveuamap (Language: en)</text:p>
      <text:p text:style-name="P4">
Time: 2023-06-01T11:31:50</text:p>
      <text:p text:style-name="P4">
Location: Belgorod, Belgorodskaya oblast' (Latitude:50.57236 Longtitude:36.56898)</text:p>
      <text:p text:style-name="P4">
Videos: []</text:p>
      <text:p text:style-name="P4">
Images: []</text:p>
      <text:p text:style-name="P4">
Tags: ["Russia"]</text:p>
      <text:p text:style-name="P4">
Id: 22567023</text:p>
      <!--METADATA-->
      <text:p text:style-name="P4">
Crashed drone caused explosion in Belgorod</text:p>
      <text:p text:style-name="P4">
News Collection Link: <text:a xlink:type="simple" xlink:href="https://liveuamap.com/en/2023/1-june-crashed-drone-caused-explosion-in-belgorod-" text:style-name="Internet_20_link" text:visited-style-name="Visited_20_Internet_20_Link">
https://liveuamap.com/en/2023/1-june-crashed-drone-caused-explosion-in-belgorod-</text:a>
</text:p>
      <text:p text:style-name="P4">
News Source: <text:a xlink:type="simple" xlink:href="https://t.me/bazabazon/18190" text:style-name="Internet_20_link" text:visited-style-name="Visited_20_Internet_20_Link">
https://t.me/bazabazon/18190</text:a>
</text:p>
      <!--NEWS-->
      <text:h text:style-name="P10" text:outline-level="1">
<text:span text:style-name="T4">
3 person wounded as result of Russian drone attacks in Nikopol district of Dnipropetrovsk region</text:span>
</text:h>
      <text:p text:style-name="P4">
Authors: liveuamap (Language: en)</text:p>
      <text:p text:style-name="P4">
Time: 2023-06-01T12:32:00</text:p>
      <text:p text:style-name="P4">
Location: Zaporizhia (Latitude:47.56413 Longtitude:34.41313)</text:p>
      <text:p text:style-name="P4">
Videos: []</text:p>
      <text:p text:style-name="P4">
Images: ["<text:a xlink:type="simple" xlink:href="https://liveuamap.com/pics/2023/06/01/22567068_0.jpg" text:style-name="Internet_20_link" text:visited-style-name="Visited_20_Internet_20_Link">
22567068_0.jpg</text:a>
"]</text:p>
      <text:p text:style-name="P4">
Tags: ["Europe", "Central and Eastern Europe"]</text:p>
      <text:p text:style-name="P4">
Id: 22567068</text:p>
      <!--METADATA-->
      <text:p text:style-name="P4">
3 person wounded as result of Russian drone attacks in Nikopol district ofDnipropetrovsk region</text:p>
      <text:p text:style-name="P4">
<draw:frame draw:style-name="fr1" draw:name="Image75" text:anchor-type="as-char" svg:width="6.9236in" svg:height="5.1927in" draw:z-index="0">
<draw:image xlink:href="../Images/liveuamap/2023-06-01T12-32-00/22567068_0.jpg" xlink:type="simple" xlink:show="embed" xlink:actuate="onLoad" draw:mime-type="image/jpeg"/>
</draw:frame>
News Collection Link: <text:a xlink:type="simple" xlink:href="https://liveuamap.com/en/2023/1-june-3-person-wounded-as-result-of-russian-drone-attacks" text:style-name="Internet_20_link" text:visited-style-name="Visited_20_Internet_20_Link">
https://liveuamap.com/en/2023/1-june-3-person-wounded-as-result-of-russian-drone-attacks</text:a>
</text:p>
      <text:p text:style-name="P4">
News Source: <text:a xlink:type="simple" xlink:href="https://t.me/hyevuy_dnepr/53426" text:style-name="Internet_20_link" text:visited-style-name="Visited_20_Internet_20_Link">
https://t.me/hyevuy_dnepr/53426</text:a>
</text:p>
      <!--NEWS-->
      <text:h text:style-name="P10" text:outline-level="1">
<text:span text:style-name="T4">
Elon Musk’s Starlink wins Pentagon contract for satellite services to Ukraine - Reuters</text:span>
</text:h>
      <text:p text:style-name="P4">
Authors: liveuamap (Language: en)</text:p>
      <text:p text:style-name="P4">
Time: 2023-06-01T13:11:00</text:p>
      <text:p text:style-name="P4">
Location: Arlington, Virginia (Latitude:38.86941 Longtitude:-77.05621)</text:p>
      <text:p text:style-name="P4">
Videos: []</text:p>
      <text:p text:style-name="P4">
Images: []</text:p>
      <text:p text:style-name="P4">
Tags: []</text:p>
      <text:p text:style-name="P4">
Id: 22567071</text:p>
      <!--METADATA-->
      <text:p text:style-name="P4">
Elon Musk’s Starlink wins Pentagon contract for satellite services to Ukraine- Reuters</text:p>
      <text:p text:style-name="P4">
News Collection Link: <text:a xlink:type="simple" xlink:href="https://liveuamap.com/en/2023/1-june-elon-musks-starlink-wins-pentagon-contract-for-satellite" text:style-name="Internet_20_link" text:visited-style-name="Visited_20_Internet_20_Link">
https://liveuamap.com/en/2023/1-june-elon-musks-starlink-wins-pentagon-contract-for-satellite</text:a>
</text:p>
      <text:p text:style-name="P4">
News Source: <text:a xlink:type="simple" xlink:href="https://twitter.com/Breaking911/status/1664303709755523072" text:style-name="Internet_20_link" text:visited-style-name="Visited_20_Internet_20_Link">
https://twitter.com/Breaking911/status/1664303709755523072</text:a>
</text:p>
      <!--NEWS-->
      <text:h text:style-name="P10" text:outline-level="1">
<text:span text:style-name="T4">
In Ukraine launched a program</text:span>
</text:h>
      <text:p text:style-name="P4">
Authors: Ukrinform (Person)</text:p>
      <text:p text:style-name="P4">
Publisher: Укринформ (Organization)</text:p>
      <text:p text:style-name="P4">
Published Time: 2023-06-01T15:23:36+03:00</text:p>
      <text:p text:style-name="P4">
Modified Time: 2023-06-01T15:23:36+03:00</text:p>
      <text:p text:style-name="P4">
Description: On International Children's Day, on June 1, an experimental project for children who require special social attention and support was launched - "Monetization of children's health improvement on the principle of" money goes after the child ". - Ukrinform.</text:p>
      <text:p text:style-name="P4">
Images: ['<text:a xlink:type="simple" xlink:href="https://static.ukrinform.com/photos/2023_05/thumb_files/630_360_1683739005-148.jpg" text:style-name="Internet_20_link" text:visited-style-name="Visited_20_Internet_20_Link">
630_360_16837...</text:a>
']</text:p>
      <text:p text:style-name="P4">
Tags: ['Діти', 'Мінсоцполітики', 'Відпочинок']</text:p>
      <text:p text:style-name="P4">
Type: Article</text:p>
      <!--METADATA-->
      <text:p text:style-name="P4">
<draw:frame draw:style-name="fr1" draw:name="Image76" text:anchor-type="as-char" svg:width="6.9236in" svg:height="3.956343in" draw:z-index="0">
<draw:image xlink:href="../Images/yкринформ/2023-06-01T15-23-36-03-00/630_360_1683739005-148.jpg" xlink:type="simple" xlink:show="embed" xlink:actuate="onLoad" draw:mime-type="image/jpeg"/>
</draw:frame>
The International Day for the Protection of Children, on June 1, has been launched by the experimental projectory of children who need special social attention and support -"Monetization of children's health improvement on the principle of" money goes after the child ".</text:p>
      <text:p text:style-name="P4">
About it reports Ukrinform with reference to [press service(http://www.msp.gov.ua/news/22860.html).</text:p>
      <text:p text:style-name="P4">
It is noted that within the project a new mechanism for providing the service of cuckoo and recreation of children with disabilities and [children] has been introduced(https://www.ukrinform.ua/tag-diti)from large families. The funds for the purchase of fees will be paid to parents directly.</text:p>
      <text:p text:style-name="P4">
"This year to receive funds for the purchase of a voucher is eligible one of the parents(the person who/it replaces it)A child raised in a low -income family to dancing to categories such as a child with disabilities(capable of care)Or a child from a large family. At the same time, the location of such a child should be declared/registered in the territory of Dnipropetrovsk, Donetsk, Zaporizhia, Kyiv, Lugansk, Mykolaiv, Sumy, Kharkiv, Kherson and Chernihiv regions, "- the message reads.</text:p>
      <text:p text:style-name="P4">
The state directly lists parents for the rehabilitation of children who need support, are in the area of active fighting or at the border with Russian Federation.</text:p>
      <text:p text:style-name="P4">
"In this way, parents will have the opportunity to choose any institution that meets the conditions of safety, the criteria of health improvement, and to improve the child this period of time that will be comfortable for them," Oksana Zholnovich emphasized.</text:p>
      <text:p text:style-name="P4">
Even since June 1, the parents of children will start receiving a message to receive funds to purchase a ticket within the project. Self -to -check whether your family is in the list of recipients of funds for recovery child(http://e-ozdorovlennya.ioc.gov.ua/mop/e-health).</text:p>
      <text:p text:style-name="P4">
The parents of the children in this list should open the card at the JSC CB "PrivatBank" with a special mode of use, which will be credited with UAH 14,165 for each child. The next step is the election of one of the institutions of the highest category, which are contained in the State Register of property and recreation of children. They are all located in the Varpatian region.More information about the service provision mechanism, as well as the answers more common questions - on the website of the Ministry of Social Policy at <text:a xlink:type="simple" xlink:href="http://bit.ly/3otJP3v" text:style-name="Internet_20_link" text:visited-style-name="Visited_20_Internet_20_Link">
link</text:a>
.</text:p>
      <text:p text:style-name="P4">
The press service added that all other categories of children in need of special attention and support can receive a permit for the rehabilitation of the tavidochnoks according to the current mechanism of distribution to the state enterprise "International Children's Center" Artek ".</text:p>
      <text:p text:style-name="P4">
<text:span text:style-name="T4">
 Read also: </text:span>
 <text:a xlink:type="simple" xlink:href="https://www.ukrinform.ua/rubric-society/3712902-socviplati-dla-pereselenciv-u-2023-roci-budut-zberezeni-veresuk.html" text:style-name="Internet_20_link" text:visited-style-name="Visited_20_Internet_20_Link">
social payments for displaced persons in 2023 will be saved- Vereshchuk</text:a>
As it was reported, in the Carpathian region 18 health facilities were allowed to receive children in the summer. They will be celebrated from June 1.</text:p>
      <text:p text:style-name="P4">
<text:span text:style-name="T5">
Opto from open sources</text:span>
</text:p>
      <text:p text:style-name="P4">
News Source: <text:a xlink:type="simple" xlink:href="https://www.ukrinform.ua/rubric-society/3717039-v-ukraini-zapustili-programu-eozdorovlenna.html" text:style-name="Internet_20_link" text:visited-style-name="Visited_20_Internet_20_Link">
https://www.ukrinform.ua/rubric-society/3717039-v-ukraini-zapustili-programu-eozdorovlenna.html</text:a>
</text:p>
      <!--NEWS-->
      <text:h text:style-name="P10" text:outline-level="1">
<text:span text:style-name="T4">
The Russian Court fined Wikipedia for the article about the war in Ukraine</text:span>
</text:h>
      <text:p text:style-name="P4">
Authors: Ukrinform (Person)</text:p>
      <text:p text:style-name="P4">
Publisher: Укринформ (Organization)</text:p>
      <text:p text:style-name="P4">
Published Time: 2023-06-01T15:25:00+03:00</text:p>
      <text:p text:style-name="P4">
Modified Time: 2023-06-01T15:25:00+03:00</text:p>
      <text:p text:style-name="P4">
Description: In Moscow, a world judge awarded a fine of 3 million rubles of the Wikimedia Foundation, Inc, which is the owner of Wikipedia, for not receiving an article with information about the war of Russia against Ukraine. - Ukrinform.</text:p>
      <text:p text:style-name="P4">
Images: ['<text:a xlink:type="simple" xlink:href="https://static.ukrinform.com/photos/2017_04/thumb_files/630_360_1493463480-8463.jpg" text:style-name="Internet_20_link" text:visited-style-name="Visited_20_Internet_20_Link">
630_360_14934...</text:a>
']</text:p>
      <text:p text:style-name="P4">
Tags: ['Штраф', 'Україна', 'Вікіпедія', 'Війна з Росією']</text:p>
      <text:p text:style-name="P4">
Type: Article</text:p>
      <!--METADATA-->
      <text:p text:style-name="P4">
<draw:frame draw:style-name="fr1" draw:name="Image77" text:anchor-type="as-char" svg:width="6.9236in" svg:height="3.956343in" draw:z-index="0">
<draw:image xlink:href="../Images/yкринформ/2023-06-01T15-25-00-03-00/630_360_1493463480-8463.jpg" xlink:type="simple" xlink:show="embed" xlink:actuate="onLoad" draw:mime-type="image/jpeg"/>
</draw:frame>
The judge awarded a fine of 3 million rubles of the organization Wikimediafoundation, Inc, which is the owner of Wikipedia, for the non -admission of the article by the Ukrainian War on the War of Russia against Ukraine.</text:p>
      <text:p text:style-name="P4">
About it reports TV channel «<text:a xlink:type="simple" xlink:href="https://t.me/currenttime/24245" text:style-name="Internet_20_link" text:visited-style-name="Visited_20_Internet_20_Link">
infantry time</text:a>
»With reference to the court press service, reports Ukrinform.</text:p>
      <text:p text:style-name="P4">
“Wikimedia Foundation, Inc is found guilty of the administrative offense under Part 2 of Article 13.41 of the Code of the Russian Federation on Administrative Law, and she was sentenced to administrative punishment <text:a xlink:type="simple" xlink:href="https://www.ukrinform.ua/tag-straf" text:style-name="Internet_20_link" text:visited-style-name="Visited_20_Internet_20_Link">
fine</text:a>
in the amount of 3 000 000 rubles, ” -goes in the message of the court press service.</text:p>
      <text:p text:style-name="P4">
The fine was imposed for refusing to remove the article "Russian occupation of the Kharkiv region" from Wikipedia.</text:p>
      <text:p text:style-name="P4">
<text:span text:style-name="T4">
 Read also: </text:span>
 <text:a xlink:type="simple" xlink:href="https://www.ukrinform.ua/rubric-technology/3655349-u-vikipedii-vperse-za-10-rokiv-onovili-dizajn.html" text:style-name="Internet_20_link" text:visited-style-name="Visited_20_Internet_20_Link">
Wikipedia for the first time in 10 years updated design</text:a>
As it was reported, earlier Wikimedia Foundation was fined by similar articles 11 times. Lastly - for one and a half million rubles for refusing to remove information about the fighting for Okhtyrka in Sumy region.</text:p>
      <text:p text:style-name="P4">
News Source: <text:a xlink:type="simple" xlink:href="https://www.ukrinform.ua/rubric-world/3717040-rosijskij-sud-ostrafuvav-vikipediu-za-stattu-pro-vijnu-v-ukraini.html" text:style-name="Internet_20_link" text:visited-style-name="Visited_20_Internet_20_Link">
https://www.ukrinform.ua/rubric-world/3717040-rosijskij-sud-ostrafuvav-vikipediu-za-stattu-pro-vijnu-v-ukraini.html</text:a>
</text:p>
      <!--NEWS-->
      <text:h text:style-name="P10" text:outline-level="1">
<text:span text:style-name="T4">
The tragedy witness in the Desnyanskiy district called the statement lies that some people were able to go into shelter</text:span>
</text:h>
      <text:p text:style-name="P4">
Authors: Ukrinform (Person)</text:p>
      <text:p text:style-name="P4">
Publisher: Укринформ (Organization)</text:p>
      <text:p text:style-name="P4">
Published Time: 2023-06-01T15:26:00+03:00</text:p>
      <text:p text:style-name="P4">
Modified Time: 2023-06-01T15:26:00+03:00</text:p>
      <text:p text:style-name="P4">
Description: A witness to the tragedy in the Desnyanskiy district of the capital, a woman named Tatiana, who called her mother -in -law of a woman who died on Thursday as a result of the fall of the wreckage of an enemy rocket in Kiev, claims that all entrances to the shelter in the Polyclinic in the Desnyanskiy district were closed. - Ukrinform.</text:p>
      <text:p text:style-name="P4">
Images: ['<text:a xlink:type="simple" xlink:href="https://static.ukrinform.com/photos/2023_06/thumb_files/630_360_1685602829-7700.jpeg" text:style-name="Internet_20_link" text:visited-style-name="Visited_20_Internet_20_Link">
630_360_16856...</text:a>
']</text:p>
      <text:p text:style-name="P4">
Tags: ['Київ', 'Укриття', 'Війна з Росією', 'Повітряна атака']</text:p>
      <text:p text:style-name="P4">
Type: Article</text:p>
      <!--METADATA-->
      <text:p text:style-name="P4">
<draw:frame draw:style-name="fr1" draw:name="Image78" text:anchor-type="as-char" svg:width="6.9236in" svg:height="3.956343in" draw:z-index="0">
<draw:image xlink:href="../Images/yкринформ/2023-06-01T15-26-00-03-00/630_360_1685602829-7700.jpeg" xlink:type="simple" xlink:show="embed" xlink:actuate="onLoad" draw:mime-type="image/jpeg"/>
</draw:frame>
Witness Tragedy in the Desnyanskiy district of the capital, a woman named Tatiana, who called the woman who died on Thursday as a result of the fall of the fragments of enemy persecution in Kiev, claims that all entrances to the shelter in the Polyklinic were closed.</text:p>
      <text:p text:style-name="P4">
According to the Ukrinform correspondent, she stated this in a conversation with Meromkiev Vitaliy Klitschko.</text:p>
      <text:p text:style-name="P4">
The woman emphasizes that during the alarm, people, bypassing the building, found that there were notes in shelter.</text:p>
      <text:p text:style-name="P4">
"Everyone knows what was closed. People were bypassed - all the castles were closed!The people were sitting and the guard was sitting inside," she said.</text:p>
      <text:p text:style-name="P4">
<text:span text:style-name="T4">
 Read also: </text:span>
 <text:a xlink:type="simple" xlink:href="https://www.ukrinform.ua/rubric-kyiv/3716896-u-kievi-patrulni-pereviratimut-ci-vidcineni-ukritta-klicko.html" text:style-name="Internet_20_link" text:visited-style-name="Visited_20_Internet_20_Link">
in Kiev patrols will check if the <text:span text:style-name="T4">
 shelter is opened </text:span>
 - Klitschko</text:a>
According to her, the shelter has always been open, because there were locals during anxiety, but today it has proved to be inaccessible to residents. The woman also called the lie that "half of the people came" inside.</text:p>
      <text:p text:style-name="P4">
The Kiev urged the mayor to seek guilty of this incident.</text:p>
      <text:p text:style-name="P4">
As reported by Ukrinform, as a result of the night attack of the Russian army on Kiev <text:a xlink:type="simple" xlink:href="https://www.ukrinform.ua/rubric-kyiv/3716785-u-kvma-utocnili-vnaslidok-nicnoi-ataki-zaginula-ditina-dvoe-travmovani.html" text:style-name="Internet_20_link" text:visited-style-name="Visited_20_Internet_20_Link">
killed</text:a>
Three people, average child 9 years. A resident of Desnyanskiy district, whose wife died during the attacks of the Russians, told <text:a xlink:type="simple" xlink:href="http://t.me/suspilnenews/21302" text:style-name="Internet_20_link" text:visited-style-name="Visited_20_Internet_20_Link">
public</text:a>
that people came to the shelter at night, but no one opened them.</text:p>
      <text:p text:style-name="P4">
<text:span text:style-name="T4">
 Read also: </text:span>
 <text:a xlink:type="simple" xlink:href="https://www.ukrinform.ua/rubric-kyiv/3717006-za-tragediu-iz-zagiblimi-cerez-zacinene-ukritta-vidpovidalna-vlada-na-vsih-rivnah-nacalnik-kmva.html" text:style-name="Internet_20_link" text:visited-style-name="Visited_20_Internet_20_Link">
for the tragedy with the dead through the closed <text:span text:style-name="T4">
 shelter </text:span>
 Responsible power at all levels - KMVA Chief</text:a>
Kyiv Mayor Vitaliy Klitschko <text:a xlink:type="simple" xlink:href="https://www.ukrinform.ua/rubric-kyiv/3716802-zagibel-ludej-u-desnanskomu-rajoni-stolicna-vlada-zasue-comu-ne-bulo-dostupu-do-ukritta.html" text:style-name="Internet_20_link" text:visited-style-name="Visited_20_Internet_20_Link">
declared</text:a>
that the municipal safety specialist will find out why there was no access to the Dorkes in the Polyclinic of the Desnyanskiy District, which has fallen off the fragments of a downed missile.</text:p>
      <text:p text:style-name="P4">
In Kiev <text:a xlink:type="simple" xlink:href="https://www.ukrinform.ua/rubric-kyiv/3716818-u-kievi-skasovani-vsi-zahodi-do-dna-zahistu-ditej.html" text:style-name="Internet_20_link" text:visited-style-name="Visited_20_Internet_20_Link">
all measures have been canceled</text:a>
Before Children's Day.</text:p>
      <text:p text:style-name="P4">
News Source: <text:a xlink:type="simple" xlink:href="https://www.ukrinform.ua/rubric-kyiv/3717041-svidok-tragedii-u-desnanskomu-rajoni-nazvala-brehneu-zaavi-so-castina-ludej-zmogli-projti-v-ukritta.html" text:style-name="Internet_20_link" text:visited-style-name="Visited_20_Internet_20_Link">
https://www.ukrinform.ua/rubric-kyiv/3717041-svidok-tragedii-u-desnanskomu-rajoni-nazvala-brehneu-zaavi-so-castina-ludej-zmogli-projti-v-ukritta.html</text:a>
</text:p>
      <!--NEWS-->
      <text:h text:style-name="P10" text:outline-level="1">
<text:span text:style-name="T4">
Pentagon will buy a Gepard setting for almost $ 120 million for Ukraine</text:span>
</text:h>
      <text:p text:style-name="P4">
Authors: Ukrinform (Person)</text:p>
      <text:p text:style-name="P4">
Publisher: Укринформ (Organization)</text:p>
      <text:p text:style-name="P4">
Published Time: 2023-06-01T15:27:00+03:00</text:p>
      <text:p text:style-name="P4">
Modified Time: 2023-06-01T15:27:00+03:00</text:p>
      <text:p text:style-name="P4">
Description: American company Global Military Products Inc. It received a contract of $ 118, $ 3 million from the US Defense Defense for the purchase and delivery of Gepard anti -aircraft self -propelled installations for Ukraine. - Ukrinform.</text:p>
      <text:p text:style-name="P4">
Images: ['<text:a xlink:type="simple" xlink:href="https://static.ukrinform.com/photos/2023_03/thumb_files/630_360_1678102633-614.png" text:style-name="Internet_20_link" text:visited-style-name="Visited_20_Internet_20_Link">
630_360_16781...</text:a>
']</text:p>
      <text:p text:style-name="P4">
Tags: None</text:p>
      <text:p text:style-name="P4">
Type: Article</text:p>
      <!--METADATA-->
      <text:p text:style-name="P4">
<draw:frame draw:style-name="fr1" draw:name="Image79" text:anchor-type="as-char" svg:width="6.9236in" svg:height="3.956343in" draw:z-index="0">
<draw:image xlink:href="../Images/yкринформ/2023-06-01T15-27-00-03-00/630_360_1678102633-614.png" xlink:type="simple" xlink:show="embed" xlink:actuate="onLoad" draw:mime-type="image/png"/>
</draw:frame>
American company Global Military Products Inc. She received a contract for $ 118, $ 3 million for the purchase and delivery of the Gepard anti -aircraft market installations for Ukraine.</text:p>
      <text:p text:style-name="P4">
According to Ukrinform, this is stated in the Pentagon Presrection.</text:p>
      <text:p text:style-name="P4">
"Global Military Products Inc from Florida received a contract with a fixed price worth $ 118,375 740 for the purchase of 35 mm of Gepard 35 mm air defense systems," the statements said.</text:p>
      <text:p text:style-name="P4">
The contract will be executed in Amman(Jordan), approximate date of completion on May 30, 2024. Money for him is allocated from "funds for foreign sales sales(Initiative to promote Ukraine's security)".</text:p>
      <text:p text:style-name="P4">
<text:span text:style-name="T4">
 Read also: </text:span>
 <text:a xlink:type="simple" xlink:href="https://www.ukrinform.ua/rubric-ato/3714738-kanada-peredast-ukraini-majze-pat-tisac-avtomativ-ta-miljon-naboiv.html" text:style-name="Internet_20_link" text:visited-style-name="Visited_20_Internet_20_Link">
<text:span text:style-name="T4">
 Canada </text:span>
 <text:span text:style-name="T4">
 </text:span>
 Transfer <text:span text:style-name="T4">
 </text:span>
 <text:span text:style-name="T4">
 to Ukraine </text:span>
 <text:span text:style-name="T4">
 almost </text:span>
 n '<text:span text:style-name="T4">
 yat </text:span>
<text:span text:style-name="T4">
 thousand </text:span>
 <text:span text:style-name="T4">
 </text:span>
 machines <text:span text:style-name="T4">
 and </text:span>
 Million<text:span text:style-name="T5">
 </text:span>
<text:span text:style-name="T4">
 ammunition </text:span>
</text:a>
According to Ukrinform, in Germany, the RheinMetall concern will produce the Gepard Anti -aircraft SAU, which are actively used by the Armed Forces of Ukraine.</text:p>
      <text:p text:style-name="P4">
<text:span text:style-name="T5">
Foto: AFS</text:span>
</text:p>
      <text:p text:style-name="P4">
News Source: <text:a xlink:type="simple" xlink:href="https://www.ukrinform.ua/rubric-ato/3717042-pentagon-zakupit-dla-ukraini-ustanovki-gepard-na-majze-120-miljoniv.html" text:style-name="Internet_20_link" text:visited-style-name="Visited_20_Internet_20_Link">
https://www.ukrinform.ua/rubric-ato/3717042-pentagon-zakupit-dla-ukraini-ustanovki-gepard-na-majze-120-miljoniv.html</text:a>
</text:p>
      <!--NEWS-->
      <text:h text:style-name="P10" text:outline-level="1">
<text:span text:style-name="T4">
In Kiev presented a children's collection "Irpin - my house"</text:span>
</text:h>
      <text:p text:style-name="P4">
Authors: Ukrinform (Person)</text:p>
      <text:p text:style-name="P4">
Publisher: Укринформ (Organization)</text:p>
      <text:p text:style-name="P4">
Published Time: 2023-06-01T15:28:00+03:00</text:p>
      <text:p text:style-name="P4">
Modified Time: 2023-06-01T15:28:00+03:00</text:p>
      <text:p text:style-name="P4">
Description: The Irpin - My House collection, which includes the works of young residents of this city, will be a business card of victorious Ukraine. - Ukrinform.</text:p>
      <text:p text:style-name="P4">
Images: ['<text:a xlink:type="simple" xlink:href="https://static.ukrinform.com/photos/2023_06/thumb_files/630_360_1685628732-3785.jpeg" text:style-name="Internet_20_link" text:visited-style-name="Visited_20_Internet_20_Link">
630_360_16856...</text:a>
']</text:p>
      <text:p text:style-name="P4">
Tags: ['Діти', 'Ірпінь', 'Книги', 'Війна з Росією']</text:p>
      <text:p text:style-name="P4">
Type: Article</text:p>
      <!--METADATA-->
      <text:p text:style-name="P4">
<draw:frame draw:style-name="fr1" draw:name="Image80" text:anchor-type="as-char" svg:width="6.9236in" svg:height="3.956343in" draw:z-index="0">
<draw:image xlink:href="../Images/yкринформ/2023-06-01T15-28-00-03-00/630_360_1685628732-3785.jpeg" xlink:type="simple" xlink:show="embed" xlink:actuate="onLoad" draw:mime-type="image/jpeg"/>
</draw:frame>
The Irpin - My House collection, which included the works of young residents of this city, became the victorious Ukraine.</text:p>
      <text:p text:style-name="P4">
This belief was expressed by the participants of the book presentation that took place in <text:a xlink:type="simple" xlink:href="https://www.youtube.com/watch" text:style-name="Internet_20_link" text:visited-style-name="Visited_20_Internet_20_Link">
Ukrinform</text:a>
.</text:p>
      <text:p text:style-name="P4">
“In ancient culture, the concept of home was extremely important. In particular, it was extremely important for Odesseus to return to Itka. Today we are talking about the pro -Ukrainian Itta. Irpin has become a kind of concept that defines a new landscape of all -the -winning Ukraine, ”said Dmitry Drozdovsky, the editor -in -chief of the literary magazine" Universe ".</text:p>
      <text:p text:style-name="P4">
He stressed that the book "Irpin is my house" is not just a fixation of the first emotions of Irpin <text:a xlink:type="simple" xlink:href="https://www.ukrinform.ua/tag-diti" text:style-name="Internet_20_link" text:visited-style-name="Visited_20_Internet_20_Link">
children</text:a>
From the cruelty they faced at the beginning of the war, as well as a project of cultural distillation.</text:p>
      <text:p text:style-name="P4">
“This book will be a business card of new Ukraine, victorious Ukraine. It is painted pain, it is written by your sincerity, it is written by the voice of your truth, ”Drozdovsky emphasized.</text:p>
      <text:p text:style-name="P4">
In turn, the mayor of Irpen Alexander Markushin said that the children in this wrote write about the events that took place in Irpin, about the beginning of the war. Vinupeud is that this collection of poems and stories will enter the modern history of Ukraine.</text:p>
      <text:p text:style-name="P4">
Markushin said that the idea of the book arose after the kindergarten competition.</text:p>
      <text:p text:style-name="P4">
“Last year, we collected drawings of children, then made a picture of a picture on a T -shirt and staged a flash mob. And then we went on. There was an initiative of our teams to make a book in which the children would write poems, and we would print them, ”- added Irpen's mayor.</text:p>
      <text:p text:style-name="P4">
Designer Sophia Martyniuk said that the idea of the book originated about a year ago when she returned home after evacuation.</text:p>
      <text:p text:style-name="P4">
<text:span text:style-name="T4">
 Read also: </text:span>
 <text:a xlink:type="simple" xlink:href="https://www.ukrinform.ua/rubric-regions/3713924-do-irpena-vze-povernulisa-85-naselenna-mista-mer.html" text:style-name="Internet_20_link" text:visited-style-name="Visited_20_Internet_20_Link">
up to <text:span text:style-name="T4">
 Irpen </text:span>
 already returned 85% of the city's population - mayor</text:a>
“I really wanted to support those inhabitants of Irpen, who, unfortunately, did not have a lot to return to their homes because they were destroyed. Then this project "Irpin is my house" was mirrored, "the designer said.</text:p>
      <text:p text:style-name="P4">
</text:p>
      <text:p text:style-name="P4">
She stressed that every children's drawing included the history of the Starpen family.</text:p>
      <text:p text:style-name="P4">
The organizers of the event presented thanks to the children who joined the book.</text:p>
      <text:p text:style-name="P4">
News Source: <text:a xlink:type="simple" xlink:href="https://www.ukrinform.ua/rubric-culture/3717048-u-kievi-prezentuvali-ditacu-zbirku-irpin-mij-dim.html" text:style-name="Internet_20_link" text:visited-style-name="Visited_20_Internet_20_Link">
https://www.ukrinform.ua/rubric-culture/3717048-u-kievi-prezentuvali-ditacu-zbirku-irpin-mij-dim.html</text:a>
</text:p>
      <!--NEWS-->
      <text:h text:style-name="P10" text:outline-level="1">
<text:span text:style-name="T4">
Canada's Hockey players headed the IIHF rating, Ukraine's national team remains 27th</text:span>
</text:h>
      <text:p text:style-name="P4">
Authors: Ukrinform (Person)</text:p>
      <text:p text:style-name="P4">
Publisher: Укринформ (Organization)</text:p>
      <text:p text:style-name="P4">
Published Time: 2023-06-01T15:30:37+03:00</text:p>
      <text:p text:style-name="P4">
Modified Time: 2023-06-01T15:30:37+03:00</text:p>
      <text:p text:style-name="P4">
Description: The International Hockey Federation (IIHF) has updated the rating of the strongest men's national teams in the world. - Ukrinform.</text:p>
      <text:p text:style-name="P4">
Images: ['<text:a xlink:type="simple" xlink:href="https://static.ukrinform.com/photos/2023_06/thumb_files/630_360_1685622574-731.jpg" text:style-name="Internet_20_link" text:visited-style-name="Visited_20_Internet_20_Link">
630_360_16856...</text:a>
']</text:p>
      <text:p text:style-name="P4">
Tags: ['хокей', 'Рейтинг', 'Збірна України']</text:p>
      <text:p text:style-name="P4">
Type: Article</text:p>
      <!--METADATA-->
      <text:p text:style-name="P4">
<draw:frame draw:style-name="fr1" draw:name="Image84" text:anchor-type="as-char" svg:width="6.9236in" svg:height="3.956343in" draw:z-index="0">
<draw:image xlink:href="../Images/yкринформ/2023-06-01T15-30-37-03-00/630_360_1685622574-731.jpg" xlink:type="simple" xlink:show="embed" xlink:actuate="onLoad" draw:mime-type="image/jpeg"/>
</draw:frame>
International Hockey Federation(IIHF)Updated the rating of the strongest men's national teams.</text:p>
      <text:p text:style-name="P4">
According to the results of the 2023 World Cup, the Canadian team was first released, which was ahead of Finland, Ukrinform reports.</text:p>
      <text:p text:style-name="P4">
The national team of Ukraine, which this season has stopped one step from the exit to the divisionia and could not get raising in the classroom, remains 27th.</text:p>
      <text:p text:style-name="P4">
A total of 58 national teams.</text:p>
      <text:p text:style-name="P4">
_Top-10 <text:a xlink:type="simple" xlink:href="https://www.iihf.com/en/worldranking" text:style-name="Internet_20_link" text:visited-style-name="Visited_20_Internet_20_Link">
rating</text:a>
IIHF: _</text:p>
      <text:p text:style-name="P4">
1 . Canada is 4150 points(+1 position)2 . Finland - 4080(-1)3 . Russia - 4050</text:p>
      <text:p text:style-name="P4">
4 . USA - 3940</text:p>
      <text:p text:style-name="P4">
5 . Germany - 3835(+4)6 . Sweden - 3800(-1)7 . Switzerland - 3775</text:p>
      <text:p text:style-name="P4">
8 . Czech Republic - 3735(-2)9 . Slovakia - 3690(-1)10 . Latvia - 3610(+1)... 26. China is 2535</text:p>
      <text:p text:style-name="P4">
27 . Ukraine - 2470</text:p>
      <text:p text:style-name="P4">
28 . Estonia - 2400.</text:p>
      <text:p text:style-name="P4">
Photo: Reuters.</text:p>
      <text:p text:style-name="P4">
News Source: <text:a xlink:type="simple" xlink:href="https://www.ukrinform.ua/rubric-sports/3717043-hokeisti-kanadi-ocolili-rejting-iihf-zbirna-ukraini-zalisaetsa-27u.html" text:style-name="Internet_20_link" text:visited-style-name="Visited_20_Internet_20_Link">
https://www.ukrinform.ua/rubric-sports/3717043-hokeisti-kanadi-ocolili-rejting-iihf-zbirna-ukraini-zalisaetsa-27u.html</text:a>
</text:p>
      <!--NEWS-->
      <text:h text:style-name="P10" text:outline-level="1">
<text:span text:style-name="T4">
Ukraine now has enough capacity to liberate the territory - Stoltenberg</text:span>
</text:h>
      <text:p text:style-name="P4">
Authors: Ukrinform (Person)</text:p>
      <text:p text:style-name="P4">
Publisher: Укринформ (Organization)</text:p>
      <text:p text:style-name="P4">
Published Time: 2023-06-01T15:34:11+03:00</text:p>
      <text:p text:style-name="P4">
Modified Time: 2023-06-01T15:34:11+03:00</text:p>
      <text:p text:style-name="P4">
Description: The countries of the North Atlantic Alliance have provided Ukraine with enough military assistance to liberate the territories captured by Russia, but are ready to do even more to help Kiev. - Ukrinform.</text:p>
      <text:p text:style-name="P4">
Images: ['<text:a xlink:type="simple" xlink:href="https://static.ukrinform.com/photos/2023_04/thumb_files/630_360_1682000894-466.jpeg" text:style-name="Internet_20_link" text:visited-style-name="Visited_20_Internet_20_Link">
630_360_16820...</text:a>
']</text:p>
      <text:p text:style-name="P4">
Tags: ['НАТО', 'Столтенберг', 'Україна', 'Війна з Росією']</text:p>
      <text:p text:style-name="P4">
Type: Article</text:p>
      <!--METADATA-->
      <text:p text:style-name="P4">
<draw:frame draw:style-name="fr1" draw:name="Image85" text:anchor-type="as-char" svg:width="6.9236in" svg:height="3.956343in" draw:z-index="0">
<draw:image xlink:href="../Images/yкринформ/2023-06-01T15-34-11-03-00/630_360_1682000894-466.jpeg" xlink:type="simple" xlink:show="embed" xlink:actuate="onLoad" draw:mime-type="image/jpeg"/>
</draw:frame>
The countries of the northern Atlantic Alliance provided Ukraine with sufficient military assistance to release the territories captured by Russia, but are ready to do even more for the help of Kiev.</text:p>
      <text:p text:style-name="P4">
This was stated during a press conference in Oslo after the informal meeting of the Foreign Ministry of NATO countries, NATO Secretary General Jens Stoltenberg, a Ukrinform correspondent reported.</text:p>
      <text:p text:style-name="P4">
“NATO provides unprecedented assistance. I am sure that Ukraine now has the ability to liberate the occupied territories. But we need to make more, ”Stoltenberg said.</text:p>
      <text:p text:style-name="P4">
He stressed that the Alliance's countries are working on a long -term support for Kiykiev with significant funding.</text:p>
      <text:p text:style-name="P4">
"This will provide Ukraine with restraint and defense for the long -term period, as well as helping to rebuild the security and defense sector during the transition of devotes, equipment and training of the Soviet era to full compatibility with NATO," -said Stoltenberg.</text:p>
      <text:p text:style-name="P4">
According to him, during the meeting in Oslo, the increase of the level of the NATO-Ukraine commission to the level of the Nato-Ukraine Council was also discussed.</text:p>
      <text:p text:style-name="P4">
“This will be a significant step that will help us create a common advisory forum with Ukraine. Ukraine will be equal at the negotiation table. It will also help to address security issues, ”NATO Secretary General explained.</text:p>
      <text:p text:style-name="P4">
The Alliance Head informed that during the meeting, the Foreign Minister of the Foreign Ministry also considered the pre -trial of Ukraine to join <text:a xlink:type="simple" xlink:href="https://www.ukrinform.ua/tag-nato" text:style-name="Internet_20_link" text:visited-style-name="Visited_20_Internet_20_Link">
NATO</text:a>
.</text:p>
      <text:p text:style-name="P4">
<text:span text:style-name="T4">
 Read also: </text:span>
 <text:a xlink:type="simple" xlink:href="https://www.ukrinform.ua/rubric-polytics/3716841-stoltenberg-u-norvegii-proviv-paraleli-miz-teraktom-brejvika-ta-vijnou-rf.html" text:style-name="Internet_20_link" text:visited-style-name="Visited_20_Internet_20_Link">
<text:span text:style-name="T4">
 Stoltenberg </text:span>
 In Norway, laid parallels between the terctivorebrew and the war of the Russian Federation</text:a>
“All members of the Alliance agreed that the doors to NATO remain open. Only Ukraine and the Alliance have the right to decide on this, Russia has no veto, ”Stoltenberg emphasized.</text:p>
      <text:p text:style-name="P4">
He noted that all members of the Alliance agree: Ukraine will become a member of NATO, but now the most important is that Ukraine will win as a sovereign and independent state.</text:p>
      <text:p text:style-name="P4">
"We do not know when the war is over, but when it comes, we will have reliable tools in order to guarantee the country's safety, and to interrupt the cycle of Russia's aggression," NATO Secretary General.</text:p>
      <text:p text:style-name="P4">
<text:span text:style-name="T4">
 Read also: </text:span>
 <text:a xlink:type="simple" xlink:href="https://www.ukrinform.ua/rubric-ato/3716932-ukraina-gotova-do-clenstva-v-nato-zelenskij.html" text:style-name="Internet_20_link" text:visited-style-name="Visited_20_Internet_20_Link">
Ukraine is ready for NATO - Zelensky's membership</text:a>
It was reported that the NATO summit will take place in Vilnius on July 11-12.</text:p>
      <text:p text:style-name="P4">
News Source: <text:a xlink:type="simple" xlink:href="https://www.ukrinform.ua/rubric-ato/3717050-ukraina-zaraz-mae-dostatno-spromoznostej-sob-zvilniti-teritorii-stoltenberg.html" text:style-name="Internet_20_link" text:visited-style-name="Visited_20_Internet_20_Link">
https://www.ukrinform.ua/rubric-ato/3717050-ukraina-zaraz-mae-dostatno-spromoznostej-sob-zvilniti-teritorii-stoltenberg.html</text:a>
</text:p>
      <!--NEWS-->
      <text:h text:style-name="P10" text:outline-level="1">
<text:span text:style-name="T4">
In Kyiv May turned out to be the driest for all time observations</text:span>
</text:h>
      <text:p text:style-name="P4">
Authors: Ukrinform (Person)</text:p>
      <text:p text:style-name="P4">
Publisher: Укринформ (Organization)</text:p>
      <text:p text:style-name="P4">
Published Time: 2023-06-01T15:40:03+03:00</text:p>
      <text:p text:style-name="P4">
Modified Time: 2023-06-01T15:40:03+03:00</text:p>
      <text:p text:style-name="P4">
Description: In Kyiv, May 2023 was the driest for all the observations. - Ukrinform.</text:p>
      <text:p text:style-name="P4">
Images: ['<text:a xlink:type="simple" xlink:href="https://static.ukrinform.com/photos/2022_05/thumb_files/630_360_1652174813-868.jpeg" text:style-name="Internet_20_link" text:visited-style-name="Visited_20_Internet_20_Link">
630_360_16521...</text:a>
']</text:p>
      <text:p text:style-name="P4">
Tags: ['Київ', 'Весна', 'Метеорологія']</text:p>
      <text:p text:style-name="P4">
Type: Article</text:p>
      <!--METADATA-->
      <text:p text:style-name="P4">
<draw:frame draw:style-name="fr1" draw:name="Image86" text:anchor-type="as-char" svg:width="6.9236in" svg:height="3.956343in" draw:z-index="0">
<draw:image xlink:href="../Images/yкринформ/2023-06-01T15-40-03-03-00/630_360_1652174813-868.jpeg" xlink:type="simple" xlink:show="embed" xlink:actuate="onLoad" draw:mime-type="image/jpeg"/>
</draw:frame>
In Kiev, 2023 was the driest for all the observations.</text:p>
      <text:p text:style-name="P4">
According to Ukrinform, the central geophysical name of Boris Sreznevsky reports in <text:a xlink:type="simple" xlink:href="http://t.me/CGOSreznevskogo/787" text:style-name="Internet_20_link" text:visited-style-name="Visited_20_Internet_20_Link">
telegram</text:a>
.</text:p>
      <text:p text:style-name="P4">
"According to the observations of the meteorological station of the Central Geophysical Observatorium, Boris Sreznevskyi, the average monthly air temperature in May was equal to +16.0 ° C, which is 0.2 ° C higher than the climatic norm," - said.</text:p>
      <text:p text:style-name="P4">
The coldest in the capital was on May 6, when the minimum temperature under the wounds to +5.2 ° C, and the warmest - May 18, when the maximum temperature after noon rose to +27.3 ° C. One temperature recorder for the night of May 19 was recorded, when the air temperature did not fall below 17.7 ° C.</text:p>
      <text:p text:style-name="P4">
"May turned out to be the driest in <text:a xlink:type="simple" xlink:href="https://www.ukrinform.ua/tag-kiiv" text:style-name="Internet_20_link" text:visited-style-name="Visited_20_Internet_20_Link">
Kiev</text:a>
The time of observations. Rainfall on Science Avenue, 37 fell only 1 mm, or 1.5% of the climatic norm, "the observatory emphasized.</text:p>
      <text:p text:style-name="P4">
<text:span text:style-name="T4">
 Read also: </text:span>
 <text:a xlink:type="simple" xlink:href="https://www.ukrinform.ua/rubric-world/3711348-bils-ak-polovina-velikih-ozer-svitu-visihaut-cerez-zmini-klimatu.html" text:style-name="Internet_20_link" text:visited-style-name="Visited_20_Internet_20_Link">
more than half of the large lakes of the world dry through climate change</text:a>
As reported by Ukrinform, in Kyiv and the region on June 2 without precipitation, only in the afternoon of the day is a short -term rain, a thunderstorm. Southwestern wind, 5-10 m/s. In the capital the temperature at night is 13-15 °, in the afternoon 26-28 °; At night10-15 °, in the afternoon 23-28 °.</text:p>
      <text:p text:style-name="P4">
News Source: <text:a xlink:type="simple" xlink:href="https://www.ukrinform.ua/rubric-kyiv/3717054-u-kievi-traven-viavivsa-najsuhisim-za-ves-cas-sposterezen.html" text:style-name="Internet_20_link" text:visited-style-name="Visited_20_Internet_20_Link">
https://www.ukrinform.ua/rubric-kyiv/3717054-u-kievi-traven-viavivsa-najsuhisim-za-ves-cas-sposterezen.html</text:a>
</text:p>
      <!--NEWS-->
      <text:h text:style-name="P10" text:outline-level="1">
<text:span text:style-name="T4">
The exhibition "War of Children" was opened in Kiev</text:span>
</text:h>
      <text:p text:style-name="P4">
Authors: Ukrinform (Person)</text:p>
      <text:p text:style-name="P4">
Publisher: Укринформ (Organization)</text:p>
      <text:p text:style-name="P4">
Published Time: 2023-06-01T15:44:00+03:00</text:p>
      <text:p text:style-name="P4">
Modified Time: 2023-06-01T15:44:00+03:00</text:p>
      <text:p text:style-name="P4">
Description: До Дня захисту дітей на Південному вокзалі презентували постерну виставку, яка містить вислови дітей про війну, проілюстровані українськими та іноземними митцями. — Укрінформ.</text:p>
      <text:p text:style-name="P4">
Images: ['<text:a xlink:type="simple" xlink:href="https://static.ukrinform.com/photos/2023_06/thumb_files/630_360_1685623029-7000.jpeg" text:style-name="Internet_20_link" text:visited-style-name="Visited_20_Internet_20_Link">
630_360_16856...</text:a>
']</text:p>
      <text:p text:style-name="P4">
Tags: ['Діти', 'Вокзал', 'Київ', 'Війна з Росією']</text:p>
      <text:p text:style-name="P4">
Type: Article</text:p>
      <!--METADATA-->
      <text:p text:style-name="P4">
<draw:frame draw:style-name="fr1" draw:name="Image87" text:anchor-type="as-char" svg:width="6.9236in" svg:height="3.956343in" draw:z-index="0">
<draw:image xlink:href="../Images/yкринформ/2023-06-01T15-44-00-03-00/630_360_1685623029-7000.jpeg" xlink:type="simple" xlink:show="embed" xlink:actuate="onLoad" draw:mime-type="image/jpeg"/>
</draw:frame>
Prior to the Day of protection of children at the South Station, a poster exhibition was presented, which will self -play children about the war, illustrated by Ukrainian and foreign mates.</text:p>
      <text:p text:style-name="P4">
This was reported by Ukrinform correspondent.</text:p>
      <text:p text:style-name="P4">
"The quotes presented today we have selected within the book" The War of Voices <text:a xlink:type="simple" xlink:href="https://www.ukrinform.ua/tag-diti" text:style-name="Internet_20_link" text:visited-style-name="Visited_20_Internet_20_Link">
Children</text:a>
"And these posters are part of the book. They are that children have their own reflection, emotion on what is happening.</text:p>
      <text:p text:style-name="P4">
</text:p>
      <text:p text:style-name="P4">
<text:a xlink:type="simple" xlink:href="https://static.ukrinform.com/photos/2023_06/1685623030-2625.jpeg" text:style-name="Internet_20_link" text:visited-style-name="Visited_20_Internet_20_Link">
 </text:a>
 <text:a xlink:type="simple" xlink:href="https://static.ukrinform.com/photos/2023_06/1685623029-9758.jpeg" text:style-name="Internet_20_link" text:visited-style-name="Visited_20_Internet_20_Link">
</text:a>
 <text:a xlink:type="simple" xlink:href="https://static.ukrinform.com/photos/2023_06/1685623029-7525.jpeg" text:style-name="Internet_20_link" text:visited-style-name="Visited_20_Internet_20_Link">
</text:a>
 <text:a xlink:type="simple" xlink:href="https://static.ukrinform.com/photos/2023_06/1685623029-6510.jpeg" text:style-name="Internet_20_link" text:visited-style-name="Visited_20_Internet_20_Link">
</text:a>
 <text:a xlink:type="simple" xlink:href="https://static.ukrinform.com/photos/2023_06/1685623029-7000.jpeg" text:style-name="Internet_20_link" text:visited-style-name="Visited_20_Internet_20_Link">
<draw:frame draw:style-name="fr1" draw:name="Image93" text:anchor-type="as-char" svg:width="6.9236in" svg:height="3.956343in" draw:z-index="0">
<draw:image xlink:href="../Images/yкринформ/2023-06-01T15-44-00-03-00/630_360_1685623029-7000.jpeg" xlink:type="simple" xlink:show="embed" xlink:actuate="onLoad" draw:mime-type="image/jpeg"/>
</draw:frame>
</text:a>
 <text:a xlink:type="simple" xlink:href="https://static.ukrinform.com/photos/2023_06/1685623029-6768.jpeg" text:style-name="Internet_20_link" text:visited-style-name="Visited_20_Internet_20_Link">
</text:a>
 <text:a xlink:type="simple" xlink:href="https://static.ukrinform.com/photos/2023_06/1685623029-7283.jpeg" text:style-name="Internet_20_link" text:visited-style-name="Visited_20_Internet_20_Link">
</text:a>
In the space of the South Station there are about 20 posters, where young Ukrainians will have their own impressions of the war. According to Razvadovskaya, thanks to Open-cos, more than 80 such statements were collected on social networks. For each one, Ukrainian and foreign artists have developed illustrations or photography. In particular, the artists of Danilo Movchan, Nikita Titov, Irina Vale, Haley Potter, Mariam Nayem, Jamala with her son, also joined the posters, Svyatoslav Vakarchuk and his son, Marym Nayem, Jamala with her son.</text:p>
      <text:p text:style-name="P4">
"In this exhibition, we sought to choose quotes that would express hope. So that the mouth of the children sounded the faith that gave us the resource," - said.At the same time, the Deputy Director of the Department of Monitoring the Rights of Family, Youth and Sports of the Secretariat of the Verkhovna Rada Commissioner Alla Tarasyuk is convinced that this is not the last day of protection of children, it will be a ward.</text:p>
      <text:p text:style-name="P4">
"Unfortunately, this topic will be relevant for a long time after the end of the war. All the ate morning showed those realities in which we live and our children: Didaditin died, another one is wounded. This war is touched on absolutely all children. To end with the end of the war, for my persuasion, problems will exist after. And we will work on their mussination, "she said.</text:p>
      <text:p text:style-name="P4">
<text:span text:style-name="T4">
 Read also: </text:span>
 <text:a xlink:type="simple" xlink:href="https://www.ukrinform.ua/rubric-culture/3717048-u-kievi-prezentuvali-ditacu-zbirku-irpin-mij-dim.html" text:style-name="Internet_20_link" text:visited-style-name="Visited_20_Internet_20_Link">
in Kiev presented a children's collection "<text:span text:style-name="T4">
 Irpin </text:span>
 - Mydim"</text:a>
Children's Quote Exhibition takes place within the "Do you hear?" From the Voice of Children Charity Fund. The campaign calls for listening to children when they speak a proof, to give them space for expression so that they can easily survive the war. The posters were exhibited in Vienna, Brussels and Paris.</text:p>
      <text:p text:style-name="P4">
As reported by Ukrinform, June 1 is celebrating International Protection Day. On this day, as a result of a hostile rocket attack in Kiev, one child has been injured, another wounded. All events in the areas of the capital, which were planned for Children's Day, have been canceled on June 1.</text:p>
      <text:p text:style-name="P4">
According to the Office of the Prosecutor General, from the beginning of the Russian aggression in February 20122 to June 1, 2023, 484 children were killed in Ukraine, 992 were injured.</text:p>
      <text:p text:style-name="P4">
News Source: <text:a xlink:type="simple" xlink:href="https://www.ukrinform.ua/rubric-kyiv/3717058-u-kievi-vidkrili-vistavku-vijna-golosami-ditej.html" text:style-name="Internet_20_link" text:visited-style-name="Visited_20_Internet_20_Link">
https://www.ukrinform.ua/rubric-kyiv/3717058-u-kievi-vidkrili-vistavku-vijna-golosami-ditej.html</text:a>
</text:p>
      <!--NEWS-->
      <text:h text:style-name="P10" text:outline-level="1">
<text:span text:style-name="T4">
Foreign embassies in Ukraine called on the Russian Federation to return deported children</text:span>
</text:h>
      <text:p text:style-name="P4">
Authors: Ukrinform (Person)</text:p>
      <text:p text:style-name="P4">
Publisher: Укринформ (Organization)</text:p>
      <text:p text:style-name="P4">
Published Time: 2023-06-01T15:47:54+03:00</text:p>
      <text:p text:style-name="P4">
Modified Time: 2023-06-01T15:47:54+03:00</text:p>
      <text:p text:style-name="P4">
Description: On International Children's Day, diplomatic missions in Ukraine have made a joint statement on the forced deportation of Ukrainian children by Russia, which called on the Russian Federation to return them to Ukraine. - Ukrinform.</text:p>
      <text:p text:style-name="P4">
Images: ['<text:a xlink:type="simple" xlink:href="https://static.ukrinform.com/photos/2023_05/thumb_files/630_360_1685537728-468.jpg" text:style-name="Internet_20_link" text:visited-style-name="Visited_20_Internet_20_Link">
630_360_16855...</text:a>
']</text:p>
      <text:p text:style-name="P4">
Tags: ['Депортація', 'Діти', 'Посольство', 'Росія']</text:p>
      <text:p text:style-name="P4">
Type: Article</text:p>
      <!--METADATA-->
      <text:p text:style-name="P4">
<draw:frame draw:style-name="fr1" draw:name="Image97" text:anchor-type="as-char" svg:width="6.9236in" svg:height="3.956343in" draw:z-index="0">
<draw:image xlink:href="../Images/yкринформ/2023-06-01T15-47-54-03-00/630_360_1685537728-468.jpg" xlink:type="simple" xlink:show="embed" xlink:actuate="onLoad" draw:mime-type="image/jpeg"/>
</draw:frame>
International Day for the Protection of Children, diplomatic missions in Ukraine were a statement on the forced deportation of Ukrainian children by Russia, in which the Russian Federation was replaced by the Russian Federation to return them to Ukraine.</text:p>
      <text:p text:style-name="P4">
A document signed by 23 foreign diplomatic missions <text:a xlink:type="simple" xlink:href="http://www.gov.uk/government/news/joint-statement-on-deportation-of-ukrainian-children-by-russia.uk" text:style-name="Internet_20_link" text:visited-style-name="Visited_20_Internet_20_Link">
websites of the UK Embassy in Ukraine</text:a>
, reports Ukrinform.</text:p>
      <text:p text:style-name="P4">
"Today, on International Children's Day, which is celebrated in Ukraine Tabague other countries, we, the embassies, which have signed under this statement, we urge the Russian Federation to return Ukrainian children to Ukraine. We have been made by large -scale illegal forced deportation and relocation of Ukrainian children to <text:a xlink:type="simple" xlink:href="https://www.ukrinform.ua/tag-rosia" text:style-name="Internet_20_link" text:visited-style-name="Visited_20_Internet_20_Link">
Russia</text:a>
Or the territory of Ukraine controlled by Russia, and in this connection we pay attention to the UDARDERS for the arrest issued by the International Criminal Court, " - said the advocacy.</text:p>
      <text:p text:style-name="P4">
Foreign diplomats reminded that the Ukrainian authorities have identified more than 19 thousand children, illegally deported or otherwise divorced with their parents. They also stated that the number of deported children continues to grow due to the recent resettlement of civilians from the Zaporozhye region.</text:p>
      <text:p text:style-name="P4">
"Russia stole children from their schools, their homes, including those who live in boarding school. Also, children were divorced with their families during the so -called Russian filtration process. Very few children have returned. families for life. Oh time, as the Russian Federation states that it is an "evacuation", the investigative commission concluded that none of the cases considered was justified diplomats.</text:p>
      <text:p text:style-name="P4">
As noted in the statement, the obstacles that Russia creates, so as not to allow Ukrainian children to reun with their families, undermine Russian.They assured that the international community supports Ukraine in protecting future prisoners, and promised to bring the Russian Federation to justice for its illegal Tavarwarish actions in Ukraine.</text:p>
      <text:p text:style-name="P4">
<text:span text:style-name="T4">
 Read also: </text:span>
 <text:a xlink:type="simple" xlink:href="https://www.ukrinform.ua/rubric-society/3716974-v-ukraini-vvazautsa-zniklimi-393-ditini.html" text:style-name="Internet_20_link" text:visited-style-name="Visited_20_Internet_20_Link">
393 children are considered missing in Ukraine</text:a>
The statement was signed by the Embassies of the United Kingdom, Australia, Australia, the Netherlands, Canada, Denmark, Estonia, Greece, Latvia, Switzerland, Czech Republic, Poland, Slovenia, Finland, France, Germany, Italy, New Zealand, Norway, Romania, Schwania, Spanish, Spanish, Spanish, Spanish, Spanish, and Sweden, and Swedenia, Sweden, and Sweden, and Sweden, European Union in Ukraine.</text:p>
      <text:p text:style-name="P4">
Photo: AA</text:p>
      <text:p text:style-name="P4">
News Source: <text:a xlink:type="simple" xlink:href="https://www.ukrinform.ua/rubric-polytics/3717060-inozemni-posolstva-v-ukraini-zaklikali-rf-povernuti-deportovanih-ditej.html" text:style-name="Internet_20_link" text:visited-style-name="Visited_20_Internet_20_Link">
https://www.ukrinform.ua/rubric-polytics/3717060-inozemni-posolstva-v-ukraini-zaklikali-rf-povernuti-deportovanih-ditej.html</text:a>
</text:p>
      <!--NEWS-->
      <text:h text:style-name="P10" text:outline-level="1">
<text:span text:style-name="T4">
In Beryslav, as a result of shelling, three people are injured</text:span>
</text:h>
      <text:p text:style-name="P4">
Authors: Ukrinform (Person)</text:p>
      <text:p text:style-name="P4">
Publisher: Укринформ (Organization)</text:p>
      <text:p text:style-name="P4">
Published Time: 2023-06-01T15:49:00+03:00</text:p>
      <text:p text:style-name="P4">
Modified Time: 2023-06-01T15:49:00+03:00</text:p>
      <text:p text:style-name="P4">
Description: The Russian army fired at Berislav of the Kherson region, three civilians wounded. - Ukrinform.</text:p>
      <text:p text:style-name="P4">
Images: ['<text:a xlink:type="simple" xlink:href="https://static.ukrinform.com/photos/2023_06/thumb_files/630_360_1685623674-159.jpg" text:style-name="Internet_20_link" text:visited-style-name="Visited_20_Internet_20_Link">
630_360_16856...</text:a>
']</text:p>
      <text:p text:style-name="P4">
Tags: ['Херсонщина', 'Обстріл', 'Поранені', 'Війна з Росією', 'Берислав']</text:p>
      <text:p text:style-name="P4">
Type: Article</text:p>
      <!--METADATA-->
      <text:p text:style-name="P4">
<draw:frame draw:style-name="fr1" draw:name="Image98" text:anchor-type="as-char" svg:width="6.9236in" svg:height="3.956343in" draw:z-index="0">
<draw:image xlink:href="../Images/yкринформ/2023-06-01T15-49-00-03-00/630_360_1685623674-159.jpg" xlink:type="simple" xlink:show="embed" xlink:actuate="onLoad" draw:mime-type="image/jpeg"/>
</draw:frame>
The Russian army fired at Berislav of Kherson region, three civilians were injured.</text:p>
      <text:p text:style-name="P4">
The head of the Kherson Regional Military Administration, Alexander Prokud, was reported in <text:a xlink:type="simple" xlink:href="http://t.me/olexandrprokudin/562" text:style-name="Internet_20_link" text:visited-style-name="Visited_20_Internet_20_Link">
telegram</text:a>
, reports Ukrinform.</text:p>
      <text:p text:style-name="P4">
“Russian aviation attacked the bakery in Berislav. Two "arrivals" of managed airbombs were recorded in the city. Due to the hostile blow, two men, 57 and 20 years, were slightly injured, ”Proudin informed.</text:p>
      <text:p text:style-name="P4">
In addition, he said, the Russian army was fired at Berislav from mortars, resulting in a local resident.</text:p>
      <text:p text:style-name="P4">
The chief of the Ova reported that the Russian aviation also attacked the Cossack community, dropping three managed airbombs into the village. Residential homes are damaged as a result of aatt.</text:p>
      <text:p text:style-name="P4">
*!(https://www.ukrinform.ua/rubric-ato/3716909-u-nikopoli-vnaslidok-obstriliv-rf-poraneni-dvoe-colovikiv.html)As reported by Ukrinform, the Russian army in the morning on June 1 Fired by the Laladniprovsky District <text:a xlink:type="simple" xlink:href="https://www.ukrinform.ua/tag-herson" text:style-name="Internet_20_link" text:visited-style-name="Visited_20_Internet_20_Link">
Kherson</text:a>
, two people are injured.</text:p>
      <text:p text:style-name="P4">
News Source: <text:a xlink:type="simple" xlink:href="https://www.ukrinform.ua/rubric-ato/3717062-u-berislavi-vnaslidok-obstriliv-poraneni-troe-ludej.html" text:style-name="Internet_20_link" text:visited-style-name="Visited_20_Internet_20_Link">
https://www.ukrinform.ua/rubric-ato/3717062-u-berislavi-vnaslidok-obstriliv-poraneni-troe-ludej.html</text:a>
</text:p>
      <!--NEWS-->
      <text:h text:style-name="P10" text:outline-level="1">
<text:span text:style-name="T4">
Presidents of Ukraine and the European Commission have made a joint statement for Children's Day</text:span>
</text:h>
      <text:p text:style-name="P4">
Authors: Ukrinform (Person)</text:p>
      <text:p text:style-name="P4">
Publisher: Укринформ (Organization)</text:p>
      <text:p text:style-name="P4">
Published Time: 2023-06-01T15:49:05+03:00</text:p>
      <text:p text:style-name="P4">
Modified Time: 2023-06-01T15:49:05+03:00</text:p>
      <text:p text:style-name="P4">
Description: President of Ukraine Volodymyr Zelensky and the President of the European Commission Ursula von Der Lyen condemned Russia for deprivation of the rights of children and assured of continued support and return from Russian deportation of Ukrainian children. - Ukrinform.</text:p>
      <text:p text:style-name="P4">
Images: ['<text:a xlink:type="simple" xlink:href="https://static.ukrinform.com/photos/2022_06/thumb_files/630_360_1655629946-686.jpg" text:style-name="Internet_20_link" text:visited-style-name="Visited_20_Internet_20_Link">
630_360_16556...</text:a>
']</text:p>
      <text:p text:style-name="P4">
Tags: ['Діти', 'Євросоюз', 'Зеленський', 'Фон дер Ляєн']</text:p>
      <text:p text:style-name="P4">
Type: Article</text:p>
      <!--METADATA-->
      <text:p text:style-name="P4">
<draw:frame draw:style-name="fr1" draw:name="Image99" text:anchor-type="as-char" svg:width="6.9236in" svg:height="3.956343in" draw:z-index="0">
<draw:image xlink:href="../Images/yкринформ/2023-06-01T15-49-05-03-00/630_360_1655629946-686.jpg" xlink:type="simple" xlink:show="embed" xlink:actuate="onLoad" draw:mime-type="image/jpeg"/>
</draw:frame>
President of Ukraine Volodymyr Zelensky and President of the European Commission Ursula von Derlyen condemned Russia for deprivation of children's rights and assured of continuing support and returning from Russian deportation of Ukrainian children.</text:p>
      <text:p text:style-name="P4">
Text <text:a xlink:type="simple" xlink:href="https://www.president.gov.ua/news/spilna-zayava-prezidenta-volodimira-zelenskogo-ta-prezidenta-83301" text:style-name="Internet_20_link" text:visited-style-name="Visited_20_Internet_20_Link">
a common statement</text:a>
Posted on the site of the Ukrainian state, reports Ukrinform.</text:p>
      <text:p text:style-name="P4">
"On the occasion of the International Children's Day, on June 1, President of Ukraine Vladimirzelensky and the President of the European Commission Ursula von Der Lyen, in the fields of the second meeting of the European political community, have published such a joint statement," the document reads.</text:p>
      <text:p text:style-name="P4">
Leaders emphasized that every child has the right to freedom, protection and security, but Russia's aggressive war deprives Ukrainian <text:a xlink:type="simple" xlink:href="https://www.ukrinform.ua/tag-diti" text:style-name="Internet_20_link" text:visited-style-name="Visited_20_Internet_20_Link">
children</text:a>
 цих прав.</text:p>
      <text:p text:style-name="P4">
Президенти рішуче засудили незаконну депортацію та переміщення українськихдітей, що поповнює список воєнних злочинів Росії, і закликали росіян негайноприпинити ці депортації, покласти край практиці так званого прискореногоусиновлення та повернути дітей.</text:p>
      <text:p text:style-name="P4">
У цьому контексті зазначається, що настане час притягнути до відповідальностівинних у цих воєнних злочинах, за які Міжнародний кримінальний суд (MKS)Picking up for arrest. Leaders have congratulated the creation of an International Center for Aggression Agression against Ukraine.</text:p>
      <text:p text:style-name="P4">
<text:span text:style-name="T4">
 Read also: </text:span>
 <text:a xlink:type="simple" xlink:href="https://www.ukrinform.ua/rubric-society/3717001-diti-e-najbilsimi-zertvami-vijni-zelenska.html" text:style-name="Internet_20_link" text:visited-style-name="Visited_20_Internet_20_Link">
children are the greatest victims of war - Zelensk</text:a>
The presidents have pledged to do everything necessary for the establishment of the location of deported Ukrainian children, facilitating their safe return and providing them with the necessary social, medical and educational support after returning.</text:p>
      <text:p text:style-name="P4">
The statement also emphasizes that the priority is the provision of mental health and careful monitoring of the well -being of Ukrainian children.</text:p>
      <text:p text:style-name="P4">
The leaders undertook to create a specialized distance learning program for pediatricians and primary care staff.The European Commission has undertaken to support the reform of the protection of childhood in Ukraine, allocating 10 million euros.</text:p>
      <text:p text:style-name="P4">
The signatories also pledged to work together to protect the right of every Ukrainian child to access to education, to continue to restore the schools in Ukraine, damaged or destroyed by war.</text:p>
      <text:p text:style-name="P4">
<text:span text:style-name="T4">
 Read also: </text:span>
 <text:a xlink:type="simple" xlink:href="https://www.ukrinform.ua/rubric-kyiv/3716939-den-zahistu-ditej-rozpocavsa-tragicno-reakcia-zahodu-na-raketnij-obstril-kieva.html" text:style-name="Internet_20_link" text:visited-style-name="Visited_20_Internet_20_Link">
CHILDREN DAY <text:span text:style-name="T4">
 CHILDREN </text:span>
 began tragically: reaction to the Kiev missile firing</text:a>
The statement states that about 1.3 million Ukrainian children are currently living in the EU, and the Temporary Protective Directive played an important role in the pronunciation of these displaced Ukrainian children with immediate access to the protection, education and other social systems within the EU. The document provides for the obligation to continue to ensure proper enrollment in educational institutions and to work on mutual recognition of the results of their training.</text:p>
      <text:p text:style-name="P4">
"The difficult situation in which Ukrainian children find yourself, constantly worry us. We will continue to constantly fight for a just and strong peace in Ukraine. Happy lust, ”the presidents said.</text:p>
      <text:p text:style-name="P4">
It was reported that Volodymyr Zelenskyy and Ursula von Der Lien held a meeting of Umoldova in the fields of the European Political Community summit.</text:p>
      <text:p text:style-name="P4">
News Source: <text:a xlink:type="simple" xlink:href="https://www.ukrinform.ua/rubric-polytics/3717061-prezidenti-ukraini-ta-evrokomisii-zrobili-spilnu-zaavu-do-dna-zahistu-ditej.html" text:style-name="Internet_20_link" text:visited-style-name="Visited_20_Internet_20_Link">
https://www.ukrinform.ua/rubric-polytics/3717061-prezidenti-ukraini-ta-evrokomisii-zrobili-spilnu-zaavu-do-dna-zahistu-ditej.html</text:a>
</text:p>
      <!--NEWS-->
      <text:h text:style-name="P10" text:outline-level="1">
<text:span text:style-name="T4">
Stefanchuk discussed with the Simas Lithuanian speaker Ukraine and the EU EU</text:span>
</text:h>
      <text:p text:style-name="P4">
Authors: Ukrinform (Person)</text:p>
      <text:p text:style-name="P4">
Publisher: Укринформ (Organization)</text:p>
      <text:p text:style-name="P4">
Published Time: 2023-06-01T15:52:51+03:00</text:p>
      <text:p text:style-name="P4">
Modified Time: 2023-06-01T15:52:51+03:00</text:p>
      <text:p text:style-name="P4">
Description: The Chairman of the Verkhovna Rada Ruslan Stefanchuk discussed with the Simas of the Republic of Lithuania Victoria Chmilly-Nielsen Ukraine's accession to NATO and the European Union. - Ukrinform.</text:p>
      <text:p text:style-name="P4">
Images: ['<text:a xlink:type="simple" xlink:href="https://static.ukrinform.com/photos/2023_06/thumb_files/630_360_1685623731-626.jpg" text:style-name="Internet_20_link" text:visited-style-name="Visited_20_Internet_20_Link">
630_360_16856...</text:a>
']</text:p>
      <text:p text:style-name="P4">
Tags: ['Євросоюз', 'Литва', 'НАТО', 'Стефанчук']</text:p>
      <text:p text:style-name="P4">
Type: Article</text:p>
      <!--METADATA-->
      <text:p text:style-name="P4">
<draw:frame draw:style-name="fr1" draw:name="Image100" text:anchor-type="as-char" svg:width="6.9236in" svg:height="3.956343in" draw:z-index="0">
<draw:image xlink:href="../Images/yкринформ/2023-06-01T15-52-51-03-00/630_360_1685623731-626.jpg" xlink:type="simple" xlink:show="embed" xlink:actuate="onLoad" draw:mime-type="image/jpeg"/>
</draw:frame>
Ruslan Stefanchuk, the head of the Lithuanian Republic of Lithuania, Victoria Chmilite-Nielsen, the head of the Lithuanian Republic of Lithuania of the Lithuanian Republic of Lithuania, Victoria Chmillya-Nilsen, NATO and the European Union.</text:p>
      <text:p text:style-name="P4">
Stefanchuk reported this in <text:a xlink:type="simple" xlink:href="http://www.facebook.com/stefanchuk.official/posts/pfbid0hBvVY3JMK3JWAwhvtX6B4qwEwi4NKj71nqPL5Uvk3rUfV5ukaAeMw8ea49Wnbd5kl" text:style-name="Internet_20_link" text:visited-style-name="Visited_20_Internet_20_Link">
Facebook</text:a>
, reports Ukrinform.</text:p>
      <text:p text:style-name="P4">
Meeting speakers took place during the working visit of the Verkhovna Rada Chairman to <text:a xlink:type="simple" xlink:href="https://www.ukrinform.ua/tag-litva" text:style-name="Internet_20_link" text:visited-style-name="Visited_20_Internet_20_Link">
Lithuania</text:a>
To participate in the summit of the heads of NATO member parliaments. According to Stefanchuk, this event is an opportunity to give a powerful signal about the importance of Ukraine's accession to the Alliance.</text:p>
      <text:p text:style-name="P4">
"For the month, at the NATO Vilnius Summit, we strive to hear a clear explanatory plan for the further movement of Ukraine for membership. We strive to hear that Ukraine is accepted for membership," he said.</text:p>
      <text:p text:style-name="P4">
Among other things, Stefanchuk informed the colleague about the implementation of the European Commission by Ukraine, a proper assessment of the relevant achievements from the Esosham in June.</text:p>
      <text:p text:style-name="P4">
Also during the meeting, the parties raised the issue of further sanction pressure of the Russian Federation and bringing the aggressor country to justice, returning to Ukraine all illegally exported to the Russian Federation, compensation for the customs and reconstruction of Ukraine and the implementation of the formula of the President of Vladimrazellensky.</text:p>
      <text:p text:style-name="P4">
The Chairman of the Verkhovna Rada thanked Lithuania for his sustainable support and assistance - defensive, financial, humanitarian and political.</text:p>
      <text:p text:style-name="P4">
<text:span text:style-name="T4">
 Read also: </text:span>
 <text:a xlink:type="simple" xlink:href="https://www.ukrinform.ua/rubric-polytics/3716920-parlament-latvii-uhvaliv-zaavu-na-pidtrimku-evroatlanticnoi-integracii-ukraini-stefancuk.html" text:style-name="Internet_20_link" text:visited-style-name="Visited_20_Internet_20_Link">
Parliament of Latvia has approved a statement for supporting the voracious integration of Ukraine - <text:span text:style-name="T4">
 Stefanchuk </text:span>
</text:a>
As reported by Ukrinform, Stefanchuk <text:a xlink:type="simple" xlink:href="https://www.ukrinform.ua/rubric-polytics/3716879-stefancuk-pribuv-z-vizitom-u-vilnus.html" text:style-name="Internet_20_link" text:visited-style-name="Visited_20_Internet_20_Link">
arrived on a working visit</text:a>
In the capital of Lithuania is the city of Vilnius, where he will participate in the summit of NATO member states.</text:p>
      <text:p text:style-name="P4">
News Source: <text:a xlink:type="simple" xlink:href="https://www.ukrinform.ua/rubric-polytics/3717063-stefancuk-obgovoriv-zi-spikerkou-sejmasu-litvi-vstup-ukraini-do-nato-ta-es.html" text:style-name="Internet_20_link" text:visited-style-name="Visited_20_Internet_20_Link">
https://www.ukrinform.ua/rubric-polytics/3717063-stefancuk-obgovoriv-zi-spikerkou-sejmasu-litvi-vstup-ukraini-do-nato-ta-es.html</text:a>
</text:p>
      <!--NEWS-->
      <text:h text:style-name="P10" text:outline-level="1">
<text:span text:style-name="T4">
Canada will impose sanctions against Russian oligarchs for trying to interfere with Moldova's internal affairs</text:span>
</text:h>
      <text:p text:style-name="P4">
Authors: Ukrinform (Person)</text:p>
      <text:p text:style-name="P4">
Publisher: Укринформ (Organization)</text:p>
      <text:p text:style-name="P4">
Published Time: 2023-06-01T15:56:00+03:00</text:p>
      <text:p text:style-name="P4">
Modified Time: 2023-06-01T15:56:00+03:00</text:p>
      <text:p text:style-name="P4">
Description: Canada will impose sanctions against Russian oligarchs trying to interfere with Moldova's internal affairs. - Ukrinform.</text:p>
      <text:p text:style-name="P4">
Images: ['<text:a xlink:type="simple" xlink:href="https://static.ukrinform.com/photos/2019_03/thumb_files/630_360_1552317427-848.jpg" text:style-name="Internet_20_link" text:visited-style-name="Visited_20_Internet_20_Link">
630_360_15523...</text:a>
']</text:p>
      <text:p text:style-name="P4">
Tags: ['Канада', 'Молдова', 'Олігархи', 'Війна з Росією']</text:p>
      <text:p text:style-name="P4">
Type: Article</text:p>
      <!--METADATA-->
      <text:p text:style-name="P4">
<draw:frame draw:style-name="fr1" draw:name="Image101" text:anchor-type="as-char" svg:width="6.9236in" svg:height="3.956343in" draw:z-index="0">
<draw:image xlink:href="../Images/yкринформ/2023-06-01T15-56-00-03-00/630_360_1552317427-848.jpg" xlink:type="simple" xlink:show="embed" xlink:actuate="onLoad" draw:mime-type="image/jpeg"/>
</draw:frame>
Canadaza provides sanctions against Russian oligarchs who are trying to interfere with Moldova's internal affairs.</text:p>
      <text:p text:style-name="P4">
This was stated by Canadian Foreign Minister Melanie Jolie, who arrived in an informal NATO informal meeting, Ukrinform reports with a reference <text:a xlink:type="simple" xlink:href="https://newsmaker.md/rus/novosti/kanada-vvodit-sanktsii-protiv-oligarhov-iz-rf-vmeshivayuschihsya-v-demokratiyu-moldovy/" text:style-name="Internet_20_link" text:visited-style-name="Visited_20_Internet_20_Link">
Newsmaker</text:a>
.</text:p>
      <text:p text:style-name="P4">
“For the first time in Canada's history today, we announce sanctions to support democracy <text:a xlink:type="simple" xlink:href="https://www.ukrinform.ua/tag-moldova" text:style-name="Internet_20_link" text:visited-style-name="Visited_20_Internet_20_Link">
Moldova</text:a>
. We will wash the measures against the Russian oligarchs who are trying to interfere with Moldovan's Dimcracy, ”Zolie said, without specifying the details.</text:p>
      <text:p text:style-name="P4">
<text:span text:style-name="T4">
 Read also: </text:span>
 <text:a xlink:type="simple" xlink:href="https://www.ukrinform.ua/rubric-world/3716443-moldova-rozglane-zaprovadzenna-sankcij-proti-inozemciv-za-destabilizaciu-situacii-v-kraini.html" text:style-name="Internet_20_link" text:visited-style-name="Visited_20_Internet_20_Link">
Moldova will consider the imposition of sanctions against foreigners as a nastabilization of the situation in the country</text:a>
As it was reported, in the capital of Norway Oslo there is an informal meeting of foreign affairs of the Union countries, whose main purpose is to prepare the meeting of leaders of the states and governments of NATO countries in July in Vilnius.</text:p>
      <text:p text:style-name="P4">
News Source: <text:a xlink:type="simple" xlink:href="https://www.ukrinform.ua/rubric-world/3717064-kanada-vvede-sankcii-proti-rosijskih-oligarhiv-za-sprobu-vtrucanna-u-vnutrisni-spravi-moldovi.html" text:style-name="Internet_20_link" text:visited-style-name="Visited_20_Internet_20_Link">
https://www.ukrinform.ua/rubric-world/3717064-kanada-vvede-sankcii-proti-rosijskih-oligarhiv-za-sprobu-vtrucanna-u-vnutrisni-spravi-moldovi.html</text:a>
</text:p>
      <!--NEWS-->
      <text:h text:style-name="P10" text:outline-level="1">
<text:span text:style-name="T4">
Danilovich's appeal to the decision of the Crimean "Court" was appointed on June 15</text:span>
</text:h>
      <text:p text:style-name="P4">
Authors: Ukrinform (Person)</text:p>
      <text:p text:style-name="P4">
Publisher: Укринформ (Organization)</text:p>
      <text:p text:style-name="P4">
Published Time: 2023-06-01T16:02:03+03:00</text:p>
      <text:p text:style-name="P4">
Modified Time: 2023-06-01T16:02:03+03:00</text:p>
      <text:p text:style-name="P4">
Description: The Supreme Court of Crimea has appointed a consideration of the appeal of the illegally convicted civil journalist Irina Danilovich on the decision of the Feodosia City Court on June 15. - Ukrinform.</text:p>
      <text:p text:style-name="P4">
Images: ['<text:a xlink:type="simple" xlink:href="https://static.ukrinform.com/photos/2022_12/thumb_files/630_360_1672221076-952.jpg" text:style-name="Internet_20_link" text:visited-style-name="Visited_20_Internet_20_Link">
630_360_16722...</text:a>
']</text:p>
      <text:p text:style-name="P4">
Tags: ['Окупація Криму', 'Суд', 'Журналіст', 'Ірина Данилович']</text:p>
      <text:p text:style-name="P4">
Type: Article</text:p>
      <!--METADATA-->
      <text:p text:style-name="P4">
<draw:frame draw:style-name="fr1" draw:name="Image102" text:anchor-type="as-char" svg:width="6.9236in" svg:height="3.956343in" draw:z-index="0">
<draw:image xlink:href="../Images/yкринформ/2023-06-01T16-02-03-03-00/630_360_1672221076-952.jpg" xlink:type="simple" xlink:show="embed" xlink:actuate="onLoad" draw:mime-type="image/jpeg"/>
</draw:frame>
The "Supreme Court" of Crimea was appointed consideration of the appeal of the illegally condemned civil journalist Irina Danilovich on the decision of the Feodosia City "Court" on June 15.</text:p>
      <text:p text:style-name="P4">
About it reports a human rights project <text:a xlink:type="simple" xlink:href="https://crimean-process.org/sud-naznachil-novuyu-datu-rassmotreniya-apellyaczii-grazhdanskoj-zhurnalistki-iriny-danilovich/" text:style-name="Internet_20_link" text:visited-style-name="Visited_20_Internet_20_Link">
"Crimean process"</text:a>
, reports Ukrinform.</text:p>
      <text:p text:style-name="P4">
According to the father of the condemned Bronislav Danilovich, earlier the "Supreme Court" returned the case to first instance, since the journalist did not get acquainted with Zuzima audio protocols of "court sessions", since due to failure to provide medical aid she lost hearing.</text:p>
      <text:p text:style-name="P4">
"Upon returning to the case to the Feodosia" court ", no actions were taken to eliminate the orders, Judge Natalia Kulinskaya again sent materials of the doupulating instance," the publication reads.</text:p>
      <text:p text:style-name="P4">
*!(https://www.ukrinform.ua/rubric-crimea/3709892-zagarbniki-prihovuut-informaciu-pro-stan-zdorova-gromadanskoi-zurnalistki-danilovic.html)As it was reported, Irina Danilovich after the discontinuation of the hunger strike in the Sizoimferopol <text:a xlink:type="simple" xlink:href="https://www.ukrinform.ua/rubric-crimea/3701630-rosijski-turemniki-u-krimu-ne-nadaut-meddopomogu-danilovic-pisla-pripinenna-goloduvanna.html" text:style-name="Internet_20_link" text:visited-style-name="Visited_20_Internet_20_Link">
did not provide adequate medical care.</text:a>
December 28, 2022 <text:a xlink:type="simple" xlink:href="https://www.ukrinform.ua/rubric-crimea/3642340-u-krimu-gromadansku-zurnalistku-danilovic-zasudili-do-semi-rokiv-kolonii.html" text:style-name="Internet_20_link" text:visited-style-name="Visited_20_Internet_20_Link">
Danilovich sentenced</text:a>
Up to 7 years of colony of general regime and a fine in the amount of 50 thousand. rubles for the alleged wearing of an explosive device.</text:p>
      <text:p text:style-name="P4">
News Source: <text:a xlink:type="simple" xlink:href="https://www.ukrinform.ua/rubric-crimea/3717068-rozglad-apelacii-danilovic-na-risenna-krimskogo-sudu-priznacili-na-15-cervna.html" text:style-name="Internet_20_link" text:visited-style-name="Visited_20_Internet_20_Link">
https://www.ukrinform.ua/rubric-crimea/3717068-rozglad-apelacii-danilovic-na-risenna-krimskogo-sudu-priznacili-na-15-cervna.html</text:a>
</text:p>
      <!--NEWS-->
      <text:h text:style-name="P10" text:outline-level="1">
<text:span text:style-name="T4">
Marinka is stormed by Akhmat's Cadyriv units - there were four fighting collisions overnight</text:span>
</text:h>
      <text:p text:style-name="P4">
Authors: Ukrinform (Person)</text:p>
      <text:p text:style-name="P4">
Publisher: Укринформ (Organization)</text:p>
      <text:p text:style-name="P4">
Published Time: 2023-06-01T16:05:46+03:00</text:p>
      <text:p text:style-name="P4">
Modified Time: 2023-06-01T16:05:46+03:00</text:p>
      <text:p text:style-name="P4">
Description: Over the past day, the enemy attacked Ukrainian positions in the Tavriya direction, and in the area of Marinka, where the assault is carried out by the Akhmat Cadyriv units, there were four combatants. - Ukrinform.</text:p>
      <text:p text:style-name="P4">
Images: ['<text:a xlink:type="simple" xlink:href="https://static.ukrinform.com/photos/2016_12/thumb_files/630_360_1482323943-5311.jpg" text:style-name="Internet_20_link" text:visited-style-name="Visited_20_Internet_20_Link">
630_360_14823...</text:a>
']</text:p>
      <text:p text:style-name="P4">
Tags: ["Мар'їнка", 'ЗСУ', 'Війна з Росією', 'Єдині новини']</text:p>
      <text:p text:style-name="P4">
Type: Article</text:p>
      <!--METADATA-->
      <text:p text:style-name="P4">
<draw:frame draw:style-name="fr1" draw:name="Image103" text:anchor-type="as-char" svg:width="6.9236in" svg:height="3.956343in" draw:z-index="0">
<draw:image xlink:href="../Images/yкринформ/2023-06-01T16-05-46-03-00/630_360_1482323943-5311.jpg" xlink:type="simple" xlink:show="embed" xlink:actuate="onLoad" draw:mime-type="image/jpeg"/>
</draw:frame>
The enemy attacked the Ukrainian positions 13 times in the Tavriya direction, and in the area of Marinka, where the assault is carried out by the Akhmat Cadyrm, there were four combatants.</text:p>
      <text:p text:style-name="P4">
According to Ukrinform, the Unified Press Center of Defense forces of Tavriysky Valeriyshchn's Defense Forces.</text:p>
      <text:p text:style-name="P4">
"In the Tavriysk direction, the situation has not undergone significant changes in the last day. The enemy attacked our positions 13 times, having repelled. There were four fighting clashes last night in Marinka. The assault on the now Chechen units "Akhmat" is here. Also traditionally the enemy is causing the air strike in the city of Avdiivka, ”the spokesman informed.</text:p>
      <text:p text:style-name="P4">
<text:span text:style-name="T4">
 Read also: </text:span>
 <text:a xlink:type="simple" xlink:href="https://www.ukrinform.ua/rubric-ato/3716806-kreml-hoce-zaminiti-vagnerivciv-na-kadirivciv-u-vijni-proti-ukraini-isw.html" text:style-name="Internet_20_link" text:visited-style-name="Visited_20_Internet_20_Link">
Kremlin wants to replace the "Wagnets" with Cadyrivs in the war of Ukraine - ISW</text:a>
According to him, last night the enemy was carried out by the Air Force in the city of Orikhiv, and Nazaporezhzhi in total attacked 20 settlements.</text:p>
      <text:p text:style-name="P4">
“Over the past 24 hours, more than 90 laps have been recorded in Zaporozhye, and 249 shellings in Donetsk region. The units of the missile troops of the Tavriysky defense of the Tavriysky direction per day fulfilled 832 firing facilities, ”Shershn said.</text:p>
      <text:p text:style-name="P4">
He added that during the day of defense forces in the Tavriysk direction were killed and injured191 the occupier.</text:p>
      <text:p text:style-name="P4">
<text:span text:style-name="T4">
 Read also: </text:span>
 <text:a xlink:type="simple" xlink:href="https://www.ukrinform.ua/rubric-ato/3716052-na-limanokupanskij-napramok-vorog-stagnuv-riznosersti-vijska-vid-kazakiv-do-kadirivciv-zsu.html" text:style-name="Internet_20_link" text:visited-style-name="Visited_20_Internet_20_Link">
On the Limano -Kubian direction, the enemy was charged with "diverse" troops, from Kazaks to <text:span text:style-name="T4">
 Kadyrivs </text:span>
 Iv - Cherevaty</text:a>
“The loss of the enemy in the Tavriysk direction killed and wounded is the occupier. Irreversible - 74. Six units of armaments and military equipment were also destroyed and damaged. In particular, a tank, a BMP, a mortar 82 mm, an anti-tank gun MT12 rapier, a self-propelled howitzer 2C19 MST-B and howitzer-30. Four enemy warehouses with ammunition were destroyed, ”Shershn said.</text:p>
      <text:p text:style-name="P4">
News Source: <text:a xlink:type="simple" xlink:href="https://www.ukrinform.ua/rubric-ato/3717071-marinku-sturmuut-kadirivski-pidrozdili-ahmat-za-nic-bulo-cotiri-bojovih-zitknenna.html" text:style-name="Internet_20_link" text:visited-style-name="Visited_20_Internet_20_Link">
https://www.ukrinform.ua/rubric-ato/3717071-marinku-sturmuut-kadirivski-pidrozdili-ahmat-za-nic-bulo-cotiri-bojovih-zitknenna.html</text:a>
</text:p>
      <!--NEWS-->
      <text:h text:style-name="P10" text:outline-level="1">
<text:span text:style-name="T4">
The network launched an information campaign to protect Ukrainian children</text:span>
</text:h>
      <text:p text:style-name="P4">
Authors: Ukrinform (Person)</text:p>
      <text:p text:style-name="P4">
Publisher: Укринформ (Organization)</text:p>
      <text:p text:style-name="P4">
Published Time: 2023-06-01T16:06:31+03:00</text:p>
      <text:p text:style-name="P4">
Modified Time: 2023-06-01T16:06:31+03:00</text:p>
      <text:p text:style-name="P4">
Description: The War Against War initiative has launched an international information campaign "Children - not weapons", designed to draw attention to the crimes that Russia commits against Ukrainian children. - Ukrinform.</text:p>
      <text:p text:style-name="P4">
Images: ['<text:a xlink:type="simple" xlink:href="https://static.ukrinform.com/photos/2022_03/thumb_files/630_360_1647339319-392.jpg" text:style-name="Internet_20_link" text:visited-style-name="Visited_20_Internet_20_Link">
630_360_16473...</text:a>
']</text:p>
      <text:p text:style-name="P4">
Tags: ['Діти', 'Україна', 'Росія', 'Війна']</text:p>
      <text:p text:style-name="P4">
Type: Article</text:p>
      <!--METADATA-->
      <text:p text:style-name="P4">
<draw:frame draw:style-name="fr1" draw:name="Image104" text:anchor-type="as-char" svg:width="6.9236in" svg:height="3.956343in" draw:z-index="0">
<draw:image xlink:href="../Images/yкринформ/2023-06-01T16-06-31-03-00/630_360_1647339319-392.jpg" xlink:type="simple" xlink:show="embed" xlink:actuate="onLoad" draw:mime-type="image/jpeg"/>
</draw:frame>
War Against War initiative(WAW)She launched the International Information Campaign "Children - Negro", designed to draw attention to the crimes that Russia commits against Ukrainian children.</text:p>
      <text:p text:style-name="P4">
This was reported on the initiative page on <text:a xlink:type="simple" xlink:href="http://www.facebook.com/WAW.WarAgainstWar/posts/pfbid0Gx4TpdKNjMWCTPrR2tjNZrh89hnQb23sHJx1BGRHPgrtzsrWGe1M2XinfKKqHAsrl" text:style-name="Internet_20_link" text:visited-style-name="Visited_20_Internet_20_Link">
Facebook</text:a>
, reports Ukrinform.</text:p>
      <text:p text:style-name="P4">
"For <text:a xlink:type="simple" xlink:href="https://www.ukrinform.ua/tag-rosia" text:style-name="Internet_20_link" text:visited-style-name="Visited_20_Internet_20_Link">
Russia</text:a>
There is nothing "saint". Children? They are only one more weapon for the world for the country. Contrary to the Conventions, the decision of the ISS, common sense of talent. Russia also deprives of peaceful childhood, actively and zombies propaganda, often exposing the lives of their own young citizens of danger, "the post reads.</text:p>
      <text:p text:style-name="P4">
WAW emphasizes that blackmail children need to put an end.</text:p>
      <text:p text:style-name="P4">
"Therefore, we launch a global campaign and urge all indifferent to collect information about crimes against children, contact the Ministry of Internal . Children are not weapons, "WAW said.</text:p>
      <text:p text:style-name="P4">
Within the campaign, creative posters were developed, which is based on the British artist Banksy on the walls of robbed houses in Ukraine, identified by a quote from Pink Floyd: “Hey, Putin, Leave the Kids Alone”("Hey, Putine, give the children peace").</text:p>
      <text:p text:style-name="P4">
Український хор у Стокгольмі приєднався до ініціативи, знявши <text:a xlink:type="simple" xlink:href="https://www.facebook.com/watch/" text:style-name="Internet_20_link" text:visited-style-name="Visited_20_Internet_20_Link">
 відео</text:a>
where it is a song with this phrase.</text:p>
      <text:p text:style-name="P4">
<text:span text:style-name="T4">
 Read also: </text:span>
 [foreign <text:span text:style-name="T4">
 embassies </text:span>
 in Ukraine called on the Russian(https://www.ukrinform.ua/rubric-polytics/3717060-inozemni-posolstva-v-ukraini-zaklikali-rf-povernuti-deportovanih-ditej.html)As reported by Ukrinform, earlier the Minister of Culture and Information Politics Tkachenko reported that the MKIP, together with Ukrainian creative artists, joined the information regiment ₩ AW: War Against War. Information troops will create videos and texts in different languages.</text:p>
      <text:p text:style-name="P4">
News Source: <text:a xlink:type="simple" xlink:href="https://www.ukrinform.ua/rubric-society/3717072-u-merezi-zapustili-informacijnu-kampaniu-na-zahist-ukrainskih-ditej.html" text:style-name="Internet_20_link" text:visited-style-name="Visited_20_Internet_20_Link">
https://www.ukrinform.ua/rubric-society/3717072-u-merezi-zapustili-informacijnu-kampaniu-na-zahist-ukrainskih-ditej.html</text:a>
</text:p>
      <!--NEWS-->
      <text:h text:style-name="P10" text:outline-level="1">
<text:span text:style-name="T4">
Volunteers do not pay taxes for goods transferred to the Armed Forces - Marchenko</text:span>
</text:h>
      <text:p text:style-name="P4">
Authors: Ukrinform (Person)</text:p>
      <text:p text:style-name="P4">
Publisher: Укринформ (Organization)</text:p>
      <text:p text:style-name="P4">
Published Time: 2023-06-01T16:13:56+03:00</text:p>
      <text:p text:style-name="P4">
Modified Time: 2023-06-01T16:13:56+03:00</text:p>
      <text:p text:style-name="P4">
Description: In Ukraine, volunteers who officially assist the armies do not pay any taxes on those goods that transfer the Armed Forces of Ukraine. - Ukrinform.</text:p>
      <text:p text:style-name="P4">
Images: ['<text:a xlink:type="simple" xlink:href="https://static.ukrinform.com/photos/2023_05/thumb_files/630_360_1682960086-137.jpg" text:style-name="Internet_20_link" text:visited-style-name="Visited_20_Internet_20_Link">
630_360_16829...</text:a>
']</text:p>
      <text:p text:style-name="P4">
Tags: ['Податки', 'Волонтери', 'ЗСУ', 'Сергій Марченко']</text:p>
      <text:p text:style-name="P4">
Type: Article</text:p>
      <!--METADATA-->
      <text:p text:style-name="P4">
<draw:frame draw:style-name="fr1" draw:name="Image107" text:anchor-type="as-char" svg:width="6.9236in" svg:height="3.956343in" draw:z-index="0">
<draw:image xlink:href="../Images/yкринформ/2023-06-01T16-13-56-03-00/630_360_1682960086-137.jpg" xlink:type="simple" xlink:show="embed" xlink:actuate="onLoad" draw:mime-type="image/jpeg"/>
</draw:frame>
The Ukrainian -owned puppies who officially assist the armies do not pay any taxes from the Silengers who transfer the Armed Forces of Ukraine.</text:p>
      <text:p text:style-name="P4">
According to Ukrinform, the Minister of Finance of Ukraine Sergeymarchenko in [Facebook] reported this.(http://www.facebook.com/sergey.marchenko.54/posts/pfbid0fEzy9iYVDYDKct8HVeFbffxGSrXuwRGCGqgG84pA4Zez8P87ftXBMADcvnVsjj6Gl)"I want to assure that no taxes from those goods transferred to the Armed Forces are not required. This is the current provision of the Tax Code. There can be no other interpretations. , - he wrote.</text:p>
      <text:p text:style-name="P4">
The Minister noted that <text:a xlink:type="simple" xlink:href="https://www.ukrinform.ua/tag-kabmin" text:style-name="Internet_20_link" text:visited-style-name="Visited_20_Internet_20_Link">
Cabinet of Ministers</text:a>
At the meeting on June 2, the issue of inclusion of drones of the Government No. 112 "On approval of the list of means, goods(works, services). Sum(cost)charitable assistance for purchase or in the form of which is not subject to taxable income of taxpayers on income of physical persons. "</text:p>
      <text:p text:style-name="P4">
According to Marchenko, the government will also identify an authorized representative who will provide both constant communication and solving problematic issues that are constantly arising in a volunteer environment.</text:p>
      <text:p text:style-name="P4">
<text:span text:style-name="T4">
 Read also: </text:span>
 <text:a xlink:type="simple" xlink:href="https://www.ukrinform.ua/rubric-society/3690314-volonteri-j-nadali-matimut-dostup-do-likiv-dla-vijskovih-nszu.html" text:style-name="Internet_20_link" text:visited-style-name="Visited_20_Internet_20_Link">
<text:span text:style-name="T4">
 Volunteers </text:span>
 will continue to have access to medicines for military - NSAU</text:a>
The minister also stated that he did not say any phrases that could offend anyone, and asked all the media that spread such information.</text:p>
      <text:p text:style-name="P4">
The head of the Ministry of Finance also reported that he held a meeting with volunteers, on which existing problems and ways of solving them had been completely.</text:p>
      <text:p text:style-name="P4">
As reported, some Ukrainian media reported on May 31, that Ukrainian diners are obliged to pay taxes from funds raised on the needs of Ukrainian military, if they are spent on goods not approved by the Institution No. 112 of February 24, 2016. This resolution defines goods(works, services), the amount of charitable assistance for the purchase of which does not include the taxpayers of taxpayers on income of individuals. According to warders, the document does not include a number of technological goods that are needed for Vivka, including drones.<text:span text:style-name="T4">
 Read also: </text:span>
 <text:a xlink:type="simple" xlink:href="https://www.ukrinform.ua/rubric-regions/3715535-u-korosteni-pid-cas-volonterskogo-armarku-zibrali-ponad-110-tisac-dla-zsu.html" text:style-name="Internet_20_link" text:visited-style-name="Visited_20_Internet_20_Link">
in Korosten during the Volunteer Fair collected more than ₴ 110 thousand for the Armed Forces</text:a>
The adopted document cancels, in particular, the provisions on the mandatory submission of the bank with the preservation of the relevant information about the details of the bank accounts intended for the implementation of charitable activities, the certificate, and also allows to apply for the inclusion of the register of volunteers both in writing and in electronic form .</text:p>
      <text:p text:style-name="P4">
News Source: <text:a xlink:type="simple" xlink:href="https://www.ukrinform.ua/rubric-economy/3717075-volonteri-ne-splacuut-podatkiv-za-tovari-aki-peredaut-zsu-marcenko.html" text:style-name="Internet_20_link" text:visited-style-name="Visited_20_Internet_20_Link">
https://www.ukrinform.ua/rubric-economy/3717075-volonteri-ne-splacuut-podatkiv-za-tovari-aki-peredaut-zsu-marcenko.html</text:a>
</text:p>
      <!--NEWS-->
      <text:h text:style-name="P10" text:outline-level="1">
<text:span text:style-name="T4">
In Mexico found 45 bags with human residues</text:span>
</text:h>
      <text:p text:style-name="P4">
Authors: Ukrinform (Person)</text:p>
      <text:p text:style-name="P4">
Publisher: Укринформ (Organization)</text:p>
      <text:p text:style-name="P4">
Published Time: 2023-06-01T16:14:00+03:00</text:p>
      <text:p text:style-name="P4">
Modified Time: 2023-06-01T16:14:00+03:00</text:p>
      <text:p text:style-name="P4">
Description: In the Mexican state of Halisko, in Yar Mirador-Del-Bosk, 45 bags with human residues were found. - Ukrinform.</text:p>
      <text:p text:style-name="P4">
Images: ['<text:a xlink:type="simple" xlink:href="https://static.ukrinform.com/photos/2023_06/thumb_files/630_360_1685624430-470.jpg" text:style-name="Internet_20_link" text:visited-style-name="Visited_20_Internet_20_Link">
630_360_16856...</text:a>
']</text:p>
      <text:p text:style-name="P4">
Tags: ['Мексика', 'Поліція', 'Загибель', 'Рештки']</text:p>
      <text:p text:style-name="P4">
Type: Article</text:p>
      <!--METADATA-->
      <text:p text:style-name="P4">
<draw:frame draw:style-name="fr1" draw:name="Image108" text:anchor-type="as-char" svg:width="6.9236in" svg:height="3.956343in" draw:z-index="0">
<draw:image xlink:href="../Images/yкринформ/2023-06-01T16-14-00-03-00/630_360_1685624430-470.jpg" xlink:type="simple" xlink:show="embed" xlink:actuate="onLoad" draw:mime-type="image/jpeg"/>
</draw:frame>
The Umexican state of Khalisko, in Yar Mirador-Del-Bosk, found 45 bags with universal residues.</text:p>
      <text:p text:style-name="P4">
According to Ukrinform, the local prosecutor's office reports on <text:a xlink:type="simple" xlink:href="https://www.facebook.com/FiscaliaJal/posts/pfbid0hi4kdDFFP2vc1H5VmnE7km13MY8tDJy2AVES6obZ5jxmzyxDC6oZdvGavgnZ1VUbl" text:style-name="Internet_20_link" text:visited-style-name="Visited_20_Internet_20_Link">
Facebook</text:a>
.</text:p>
      <text:p text:style-name="P4">
Пошукова робота, проведена державною прокуратурою для встановленнямісцезнаходження семи зниклих працівників кол-центру, призвела до виявленнямішків з людськими останками в ущелині Мірадор-дель-Боске, що знаходиться умуніципалітеті Сапопан.</text:p>
      <text:p text:style-name="P4">
Роботи в ущелині розпочалися вдень 30 травня після того, як в цій місцевостібуло знайдено перший пластиковий пакет з людськими <text:a xlink:type="simple" xlink:href="https://www.ukrinform.ua/tag-zagibel" text:style-name="Internet_20_link" text:visited-style-name="Visited_20_Internet_20_Link">
 рештками</text:a>
.</text:p>
      <text:p text:style-name="P4">
As a result of the search, the investigative police managed to obtain information about the possibility of material evidence in the inaccessible area, at a depth of 40 meters, where several bags were located.</text:p>
      <text:p text:style-name="P4">
According to published data, 45 bags of people as male and female have been removed on the spot. They were transmitted to the medical experts for establishing the exact number of dead, the causes of their vicinity, and the identification of these persons.</text:p>
      <text:p text:style-name="P4">
<text:span text:style-name="T4">
 Read also: </text:span>
 <text:a xlink:type="simple" xlink:href="https://www.ukrinform.ua/rubric-world/3712073-u-meksici-stalasa-strilanina-na-avtosou-zaginuli-sonajmense-desatero-ludej.html" text:style-name="Internet_20_link" text:visited-style-name="Visited_20_Internet_20_Link">
in <text:span text:style-name="T4">
 Mexico </text:span>
 There was a shooting on a car show, for the last at least ten people</text:a>
The search operation will last a few more days until found and removed bags.</text:p>
      <text:p text:style-name="P4">
_ Photo: fiscalía del estado de jalisco_</text:p>
      <text:p text:style-name="P4">
News Source: <text:a xlink:type="simple" xlink:href="https://www.ukrinform.ua/rubric-world/3717076-u-meksici-znajsli-45-miskiv-z-ludskimi-restkami.html" text:style-name="Internet_20_link" text:visited-style-name="Visited_20_Internet_20_Link">
https://www.ukrinform.ua/rubric-world/3717076-u-meksici-znajsli-45-miskiv-z-ludskimi-restkami.html</text:a>
</text:p>
      <!--NEWS-->
      <text:h text:style-name="P10" text:outline-level="1">
<text:span text:style-name="T4">
Serbia President said he had a "good conversation" with Zelensky in Moldova</text:span>
</text:h>
      <text:p text:style-name="P4">
Authors: Ukrinform (Person)</text:p>
      <text:p text:style-name="P4">
Publisher: Укринформ (Organization)</text:p>
      <text:p text:style-name="P4">
Published Time: 2023-06-01T16:17:23+03:00</text:p>
      <text:p text:style-name="P4">
Modified Time: 2023-06-01T16:17:23+03:00</text:p>
      <text:p text:style-name="P4">
Description: Serbia President Alexandrandar Vuchich reported that he met with President of Ukraine Volodymyr Zelensky in the fields of the European political community summit in Moldova. - Ukrinform.</text:p>
      <text:p text:style-name="P4">
Images: ['<text:a xlink:type="simple" xlink:href="https://static.ukrinform.com/photos/2018_09/thumb_files/630_360_1536488633-8763.jpg" text:style-name="Internet_20_link" text:visited-style-name="Visited_20_Internet_20_Link">
630_360_15364...</text:a>
']</text:p>
      <text:p text:style-name="P4">
Tags: ['Молдова', 'Сербія', 'Вучич', 'Зеленський']</text:p>
      <text:p text:style-name="P4">
Type: Article</text:p>
      <!--METADATA-->
      <text:p text:style-name="P4">
<draw:frame draw:style-name="fr1" draw:name="Image109" text:anchor-type="as-char" svg:width="6.9236in" svg:height="3.956343in" draw:z-index="0">
<draw:image xlink:href="../Images/yкринформ/2023-06-01T16-17-23-03-00/630_360_1536488633-8763.jpg" xlink:type="simple" xlink:show="embed" xlink:actuate="onLoad" draw:mime-type="image/jpeg"/>
</draw:frame>
Presidentserbia Aleksandar Vuchich reported that he met with the President of Ukraine Zelensky in the fields of the European political community summit to Vomold.</text:p>
      <text:p text:style-name="P4">
Vuchich wrote about it in <text:a xlink:type="simple" xlink:href="https://www.facebook.com/buducnostsrbijeavucic/posts/pfbid021Yq9GFijqsk4oKYQe7QG1GWb5LQPtNxbjPTsrKzqCLrsSQwaUikmUifAVZVXfdzXl" text:style-name="Internet_20_link" text:visited-style-name="Visited_20_Internet_20_Link">
Facebook</text:a>
, reports Ukrinform.</text:p>
      <text:p text:style-name="P4">
“A brief and good conversation with the President of Ukraine <text:a xlink:type="simple" xlink:href="https://www.ukrinform.ua/tag-zelenskij" text:style-name="Internet_20_link" text:visited-style-name="Visited_20_Internet_20_Link">
Vladimir Zelensky</text:a>
And Prime Minister Luxembourgusavier Betel, ”the post reads.</text:p>
      <text:p text:style-name="P4">
Vuchich did not inform the details of the conversation.</text:p>
      <text:p text:style-name="P4">
*!(https://www.ukrinform.ua/rubric-world/3715060-na-coli-vladnoi-partii-serbii-prezidenta-vucica-zminiv-ministr-oboroni.html)As reported by Ukrinform, the summit of the European political community goes on June 1-2 in Moldova in Mimi Castle 35 kilometers from Chisinau. 47 presidents and prime ministers, as well as head of European structures, are attended.</text:p>
      <text:p text:style-name="P4">
News Source: <text:a xlink:type="simple" xlink:href="https://www.ukrinform.ua/rubric-polytics/3717077-prezident-serbii-zaaviv-so-mav-horosu-rozmovu-iz-zelenskim-u-moldovi.html" text:style-name="Internet_20_link" text:visited-style-name="Visited_20_Internet_20_Link">
https://www.ukrinform.ua/rubric-polytics/3717077-prezident-serbii-zaaviv-so-mav-horosu-rozmovu-iz-zelenskim-u-moldovi.html</text:a>
</text:p>
      <!--NEWS-->
      <text:h text:style-name="P10" text:outline-level="1">
<text:span text:style-name="T4">
Stoltenberg on security guarantees for Ukraine: This issue is still discussed</text:span>
</text:h>
      <text:p text:style-name="P4">
Authors: Ukrinform (Person)</text:p>
      <text:p text:style-name="P4">
Publisher: Укринформ (Organization)</text:p>
      <text:p text:style-name="P4">
Published Time: 2023-06-01T16:19:50+03:00</text:p>
      <text:p text:style-name="P4">
Modified Time: 2023-06-01T16:19:50+03:00</text:p>
      <text:p text:style-name="P4">
Description: The issues of security guarantees for Ukraine are still discussed by NATO partners in front of the organization's summit in Vilnius. The main task at the moment is the victory of Ukraine in the war with Russia and the termination of the cycle of Russian aggressions, which are repeated periodically. - Ukrinform.</text:p>
      <text:p text:style-name="P4">
Images: ['<text:a xlink:type="simple" xlink:href="https://static.ukrinform.com/photos/2020_12/thumb_files/630_360_1606847160-278.jpg" text:style-name="Internet_20_link" text:visited-style-name="Visited_20_Internet_20_Link">
630_360_16068...</text:a>
']</text:p>
      <text:p text:style-name="P4">
Tags: ['Столтенберг', 'Україна', 'Безпека']</text:p>
      <text:p text:style-name="P4">
Type: Article</text:p>
      <!--METADATA-->
      <text:p text:style-name="P4">
<draw:frame draw:style-name="fr1" draw:name="Image110" text:anchor-type="as-char" svg:width="6.9236in" svg:height="3.956343in" draw:z-index="0">
<draw:image xlink:href="../Images/yкринформ/2023-06-01T16-19-50-03-00/630_360_1606847160-278.jpg" xlink:type="simple" xlink:show="embed" xlink:actuate="onLoad" draw:mime-type="image/jpeg"/>
</draw:frame>
The security guarantees for Ukraine are still discussed by NATO partners in front of the superstitious organization in Vilnius. The main task at the moment is that the victory of Ukraine is entered with Russia and the termination of the cycle of Russian aggressions that are periodically repeated.</text:p>
      <text:p text:style-name="P4">
At this during a press conference in Oslo after the completion of the informal meeting of the Foreign Ministry of NATO countries, answering questions about the prospects of European integration and security for Ukraine, said NATO Secretary General Yinstoltenberg, Ukrinform reports.</text:p>
      <text:p text:style-name="P4">
He noted that it was an informal meeting, so it did not make more decisions, only discussions were held.</text:p>
      <text:p text:style-name="P4">
“First of all, everyone agreed that the door to <text:a xlink:type="simple" xlink:href="https://www.ukrinform.ua/tag-nato" text:style-name="Internet_20_link" text:visited-style-name="Visited_20_Internet_20_Link">
NATO</text:a>
They are open, Ukraine will be a member, but when it happens-it will depend on Ukraine and Member States, ”NATO Secretary General.</text:p>
      <text:p text:style-name="P4">
At the same time, he stressed that it is now necessary to focus on nanagal tasks: Kiev's military support to win the aggressor.</text:p>
      <text:p text:style-name="P4">
“The wars are unpredictable, we do not know when it is over. But when Castant, we have to do everything we have ready structures of Imechanisms so that there is no pause(In relations with Kiev - ed.)”,- as stated by Stoltenberg.</text:p>
      <text:p text:style-name="P4">
He stressed that the war began not in 2022, but much earlier in 2014. Therefore, it is necessary to stop this "cycle of aggression against Ukraine".</text:p>
      <text:p text:style-name="P4">
He noted that when the present war is over, Russia can be regrouped and attack again a few months or years.</text:p>
      <text:p text:style-name="P4">
“In order to stop this cycle, we must provide long-term support for Ukraine, implement different programs, as we discussed, and see what we will have a structure and what mechanisms to provide the necessary guarantee of security, so that President Putin does not start attacking Ukraine again," The Gensense of the Alliance.</text:p>
      <text:p text:style-name="P4">
He added that you will still need to decide what the mechanisms of helping Ukraine will be.</text:p>
      <text:p text:style-name="P4">
"But it is necessary to stop this cycle, stop President Putin so that the story may be unique so that it does not undermine European security," - summarized Stoltenberg.</text:p>
      <text:p text:style-name="P4">
<text:span text:style-name="T4">
 Read also: </text:span>
 <text:a xlink:type="simple" xlink:href="https://www.ukrinform.ua/rubric-ato/3717050-ukraina-zaraz-mae-dostatno-spromoznostej-sob-zvilniti-teritorii-stoltenberg.html" text:style-name="Internet_20_link" text:visited-style-name="Visited_20_Internet_20_Link">
Ukraine now has enough capacity to release the territories - Stoltenberg</text:a>
</text:p>
      <text:p text:style-name="P4">
<text:span text:style-name="T5">
Foto: NATO</text:span>
</text:p>
      <text:p text:style-name="P4">
News Source: <text:a xlink:type="simple" xlink:href="https://www.ukrinform.ua/rubric-polytics/3717078-stoltenberg-pro-garantii-bezpeki-dla-ukraini-ce-pitanna-se-obgovoruetsa.html" text:style-name="Internet_20_link" text:visited-style-name="Visited_20_Internet_20_Link">
https://www.ukrinform.ua/rubric-polytics/3717078-stoltenberg-pro-garantii-bezpeki-dla-ukraini-ce-pitanna-se-obgovoruetsa.html</text:a>
</text:p>
      <!--NEWS-->
      <text:h text:style-name="P10" text:outline-level="1">
<text:span text:style-name="T4">
In Odessa there was a shooting - a person was killed</text:span>
</text:h>
      <text:p text:style-name="P4">
Authors: Ukrinform (Person)</text:p>
      <text:p text:style-name="P4">
Publisher: Укринформ (Organization)</text:p>
      <text:p text:style-name="P4">
Published Time: 2023-06-01T16:23:00+03:00</text:p>
      <text:p text:style-name="P4">
Modified Time: 2023-06-01T16:23:00+03:00</text:p>
      <text:p text:style-name="P4">
Description: In one of the districts of Odessa there was a shooting, resulting in one person died, two more wounded. - Ukrinform.</text:p>
      <text:p text:style-name="P4">
Images: ['<text:a xlink:type="simple" xlink:href="https://static.ukrinform.com/photos/2023_06/thumb_files/630_360_1685625877-471.jpg" text:style-name="Internet_20_link" text:visited-style-name="Visited_20_Internet_20_Link">
630_360_16856...</text:a>
']</text:p>
      <text:p text:style-name="P4">
Tags: ['Одеса', 'Поліція', 'Стрілянина']</text:p>
      <text:p text:style-name="P4">
Type: Article</text:p>
      <!--METADATA-->
      <text:p text:style-name="P4">
<draw:frame draw:style-name="fr1" draw:name="Image111" text:anchor-type="as-char" svg:width="6.9236in" svg:height="3.956343in" draw:z-index="0">
<draw:image xlink:href="../Images/yкринформ/2023-06-01T16-23-00-03-00/630_360_1685625877-471.jpg" xlink:type="simple" xlink:show="embed" xlink:actuate="onLoad" draw:mime-type="image/jpeg"/>
</draw:frame>
In one Odessa Za -district there was a shooting, which causes one person to die.</text:p>
      <text:p text:style-name="P4">
About it <text:a xlink:type="simple" xlink:href="https://od.npu.gov.ua/news/politseiski-vstanovliuiut-obstavyny-strilianyny-v-odesi" text:style-name="Internet_20_link" text:visited-style-name="Visited_20_Internet_20_Link">
reported</text:a>
Regional police, Ukrinform reports.</text:p>
      <text:p text:style-name="P4">
“As a result of the event, one person was killed. Two more people with firearms were taken to the hospital, ”the message reads.</text:p>
      <text:p text:style-name="P4">
At the scene there are police officers headed by the leadership of the Investigative Department in <text:a xlink:type="simple" xlink:href="https://www.ukrinform.ua/tag-odesina" text:style-name="Internet_20_link" text:visited-style-name="Visited_20_Internet_20_Link">
Odessa region</text:a>
.</text:p>
      <text:p text:style-name="P4">
The circumstances of the incident are established.</text:p>
      <text:p text:style-name="P4">
<text:span text:style-name="T4">
 Read also: </text:span>
 <text:a xlink:type="simple" xlink:href="https://www.ukrinform.ua/rubric-regions/3709678-u-zaporizzi-na-stoanci-avtotransportu-stalasa-strilanina.html" text:style-name="Internet_20_link" text:visited-style-name="Visited_20_Internet_20_Link">
in Zaporizhzhya in the parking lot of vehicles there was a <text:span text:style-name="T4">
 shoot </text:span>
 a</text:a>
As it was reported, in Poltava region in the city of Lokhvitsa a man <text:a xlink:type="simple" xlink:href="https://www.ukrinform.ua/rubric-regions/3712285-na-poltavsini-colovik-zastreliv-troh-ludej-i-pidirvav-sebe-granatou.html" text:style-name="Internet_20_link" text:visited-style-name="Visited_20_Internet_20_Link">
shot</text:a>
Three people and blowing a grenade.</text:p>
      <text:p text:style-name="P4">
<text:span text:style-name="T5">
Foto: police of the Odessa region</text:span>
</text:p>
      <text:p text:style-name="P4">
News Source: <text:a xlink:type="simple" xlink:href="https://www.ukrinform.ua/rubric-regions/3717082-v-odesi-stalasa-strilanina-zaginula-ludina.html" text:style-name="Internet_20_link" text:visited-style-name="Visited_20_Internet_20_Link">
https://www.ukrinform.ua/rubric-regions/3717082-v-odesi-stalasa-strilanina-zaginula-ludina.html</text:a>
</text:p>
      <!--NEWS-->
      <text:h text:style-name="P10" text:outline-level="1">
<text:span text:style-name="T4">
The enemy again uses managed airbots in Kherson region - Humeniuk</text:span>
</text:h>
      <text:p text:style-name="P4">
Authors: Ukrinform (Person)</text:p>
      <text:p text:style-name="P4">
Publisher: Укринформ (Organization)</text:p>
      <text:p text:style-name="P4">
Published Time: 2023-06-01T16:25:00+03:00</text:p>
      <text:p text:style-name="P4">
Modified Time: 2023-06-01T16:25:00+03:00</text:p>
      <text:p text:style-name="P4">
Description: In the south, Russian occupation troops returned to the tactics of using managed airbombs. In particular, in Kherson region the most of the shelling is affected by Beryslav and Kherson districts. - Ukrinform.</text:p>
      <text:p text:style-name="P4">
Images: ['<text:a xlink:type="simple" xlink:href="https://static.ukrinform.com/photos/2023_05/thumb_files/630_360_1683203408-362.jpg" text:style-name="Internet_20_link" text:visited-style-name="Visited_20_Internet_20_Link">
630_360_16832...</text:a>
']</text:p>
      <text:p text:style-name="P4">
Tags: ['Херсонщина', 'Війна з Росією', 'Єдині новини', 'Наталія Гуменюк']</text:p>
      <text:p text:style-name="P4">
Type: Article</text:p>
      <!--METADATA-->
      <text:p text:style-name="P4">
<draw:frame draw:style-name="fr1" draw:name="Image113" text:anchor-type="as-char" svg:width="6.9236in" svg:height="3.956343in" draw:z-index="0">
<draw:image xlink:href="../Images/yкринформ/2023-06-01T16-25-00-03-00/630_360_1683203408-362.jpg" xlink:type="simple" xlink:show="embed" xlink:actuate="onLoad" draw:mime-type="image/jpeg"/>
</draw:frame>
In the South Russian occupation troops returned to the tactics of use of managed Iviabomb. In particular, in the Kherson region the most of the shelling is affected by Berislav and Kherson districts.</text:p>
      <text:p text:style-name="P4">
According to Ukrinform, the reporter of the united press center of the operational command "South" NataliaGumeniuk.</text:p>
      <text:p text:style-name="P4">
"Currently, a counter -battery struggle is the main way of counteracting the forces of the South, since the peculiarity of our area of responsibility is that the front lines of the Dnieper River, and in particular, we are fighting the enemy on the other bank. At the same time the enemy returned to tactics of use Bomb, "the spokeswoman said.</text:p>
      <text:p text:style-name="P4">
She reminded that the occupiers today <text:a xlink:type="simple" xlink:href="https://www.ukrinform.ua/tag-obstril" text:style-name="Internet_20_link" text:visited-style-name="Visited_20_Internet_20_Link">
attacked</text:a>
Beryslav district, where the enemy Damunkab for a bakery, shop and dwellings.</text:p>
      <text:p text:style-name="P4">
According to Humeniuk, the work of defense forces is currently complicated by the fact that the Ukrainian castor cannot afford carpet bombardment, because the enemy is hidden by the obeys of the civilian population.</text:p>
      <text:p text:style-name="P4">
"Over the past 24 hours, our aviation has a powerful result - they hit the Poleshkiv community, where the accumulation of live power and weapons, the enemy's technique was found. 13 fallen invaders were known," the spokeswoman said.</text:p>
      <text:p text:style-name="P4">
Answering the question where the most threatened aircraft is the most threatened aviation, Humeniuk reported: "Most often the enemy directs them to the Poberislav district and in the Kherson district in the direction of Kizomis, there, Devoni can afford to fly so close that our air defense To release a managed bomb that reaches this terminator. This is the insidious practice.</text:p>
      <text:p text:style-name="P4">
<text:span text:style-name="T4">
 Read also: </text:span>
 <text:a xlink:type="simple" xlink:href="https://www.ukrinform.ua/rubric-ato/3716807-gumenuk-vorog-postijno-manipulue-raketonosiami-namagaetsa-trimati-napruzenna.html" text:style-name="Internet_20_link" text:visited-style-name="Visited_20_Internet_20_Link">
<text:span text:style-name="T4">
 Humeniuk </text:span>
: The enemy is constantly manipulating rocket carriers -gets to keep tension</text:a>
As reported <text:a xlink:type="simple" xlink:href="https://www.ukrinform.ua/rubric-ato/3716813-sili-oboroni-znisili-vze-208-tisac-370-rosian.html" text:style-name="Internet_20_link" text:visited-style-name="Visited_20_Internet_20_Link">
Ukrinform</text:a>
, Defense forces of Ukraine from 24 2022 to June 1, 2023 were eliminated about 208 thousand 370 Russian invaders, and 460 people - over the past day.According to <text:a xlink:type="simple" xlink:href="https://www.ukrinform.ua/rubric-ato/3700449-vorog-zbilsiv-zastosuvanna-kerovanih-aviabomb-bo-mae-perevagu-v-aviacii-naev.html" text:style-name="Internet_20_link" text:visited-style-name="Visited_20_Internet_20_Link">
Nayev's words</text:a>
, this is a striking example of how the Russian army uses an advantage in aviation, adzozastes these bombs without entering the area of action of the Ukrainian air defense. In addition, the action of bombering aviation is covered by Su-30 and Su-35 fighters, whose on-board equipment allows you to identify and destroy our aircraft-interceptors even to the distance of the air-air-air launch.</text:p>
      <text:p text:style-name="P4">
News Source: <text:a xlink:type="simple" xlink:href="https://www.ukrinform.ua/rubric-ato/3717081-vorog-znovu-zastosovue-kerovani-aviabombi-na-hersonsini-gumenuk.html" text:style-name="Internet_20_link" text:visited-style-name="Visited_20_Internet_20_Link">
https://www.ukrinform.ua/rubric-ato/3717081-vorog-znovu-zastosovue-kerovani-aviabombi-na-hersonsini-gumenuk.html</text:a>
</text:p>
      <!--NEWS-->
      <text:h text:style-name="P10" text:outline-level="1">
<text:span text:style-name="T4">
Alexander Carnation returned to the WBA rating</text:span>
</text:h>
      <text:p text:style-name="P4">
Authors: Ukrinform (Person)</text:p>
      <text:p text:style-name="P4">
Publisher: Укринформ (Organization)</text:p>
      <text:p text:style-name="P4">
Published Time: 2023-06-01T16:31:36+03:00</text:p>
      <text:p text:style-name="P4">
Modified Time: 2023-06-01T16:31:36+03:00</text:p>
      <text:p text:style-name="P4">
Description: The World Boxing Organization (WBA) has released a new rating of top boxers in a semi-heavy weight category. - Ukrinform.</text:p>
      <text:p text:style-name="P4">
Images: ['<text:a xlink:type="simple" xlink:href="https://static.ukrinform.com/photos/2023_06/thumb_files/630_360_1685624937-846.jpg" text:style-name="Internet_20_link" text:visited-style-name="Visited_20_Internet_20_Link">
630_360_16856...</text:a>
']</text:p>
      <text:p text:style-name="P4">
Tags: ['Бокс', 'Рейтинг']</text:p>
      <text:p text:style-name="P4">
Type: Article</text:p>
      <!--METADATA-->
      <text:p text:style-name="P4">
<draw:frame draw:style-name="fr1" draw:name="Image114" text:anchor-type="as-char" svg:width="6.9236in" svg:height="3.956343in" draw:z-index="0">
<draw:image xlink:href="../Images/yкринформ/2023-06-01T16-31-36-03-00/630_360_1685624937-846.jpg" xlink:type="simple" xlink:show="embed" xlink:actuate="onLoad" draw:mime-type="image/jpeg"/>
</draw:frame>
World -cabin organization(WBA)She has published a new rating of top boxers of the Unaviga weight category.</text:p>
      <text:p text:style-name="P4">
The Worldweight World Heavyweight Exchambio Alexander Gvozdik, after victory over Richards Bolotnix, with Latviva, reached the Register, Ukrinform reports.</text:p>
      <text:p text:style-name="P4">
The Ukrainian is located in the 7th rating position <text:a xlink:type="simple" xlink:href="https://www.wbaboxing.com/wba-ranking" text:style-name="Internet_20_link" text:visited-style-name="Visited_20_Internet_20_Link">
WBA</text:a>
.</text:p>
      <text:p text:style-name="P4">
The battle with Bolotnix was for the carnation of the second after returning to a professional box.</text:p>
      <text:p text:style-name="P4">
<text:span text:style-name="T4">
 Read also: </text:span>
 <text:a xlink:type="simple" xlink:href="https://www.ukrinform.ua/rubric-sports/3705954-gvozdik-nokautuvav-bolotniksa-u-sostomu-raundi.html" text:style-name="Internet_20_link" text:visited-style-name="Visited_20_Internet_20_Link">
<text:span text:style-name="T4">
 Carnation </text:span>
 knocked out Bolotnix in the sixth round</text:a>
Earlier, Kharkiv returned to the ratings by The Ring and WBC.</text:p>
      <text:p text:style-name="P4">
Photo: Getty Images/Global Images Ukraine.</text:p>
      <text:p text:style-name="P4">
News Source: <text:a xlink:type="simple" xlink:href="https://www.ukrinform.ua/rubric-sports/3717084-oleksandr-gvozdik-povernuvsa-u-rejting-wba.html" text:style-name="Internet_20_link" text:visited-style-name="Visited_20_Internet_20_Link">
https://www.ukrinform.ua/rubric-sports/3717084-oleksandr-gvozdik-povernuvsa-u-rejting-wba.html</text:a>
</text:p>
      <!--NEWS-->
      <text:h text:style-name="P10" text:outline-level="1">
<text:span text:style-name="T4">
The invaders take out children from the Zaporozhye region "on vacation" to</text:span>
</text:h>
      <text:p text:style-name="P4">
Authors: Ukrinform (Person)</text:p>
      <text:p text:style-name="P4">
Publisher: Укринформ (Organization)</text:p>
      <text:p text:style-name="P4">
Published Time: 2023-06-01T16:35:00+03:00</text:p>
      <text:p text:style-name="P4">
Modified Time: 2023-06-01T16:35:00+03:00</text:p>
      <text:p text:style-name="P4">
Description: In the temporarily captured territory of the Zaporizhzhya region, invaders take children "on vacation" to the Russian Federation. - Ukrinform.</text:p>
      <text:p text:style-name="P4">
Images: ['<text:a xlink:type="simple" xlink:href="https://static.ukrinform.com/photos/2022_03/thumb_files/630_360_1646248175-320.jpg" text:style-name="Internet_20_link" text:visited-style-name="Visited_20_Internet_20_Link">
630_360_16462...</text:a>
']</text:p>
      <text:p text:style-name="P4">
Tags: ['Діти', 'Пропаганда', 'Запоріжжя', 'Війна з Росією']</text:p>
      <text:p text:style-name="P4">
Type: Article</text:p>
      <!--METADATA-->
      <text:p text:style-name="P4">
<draw:frame draw:style-name="fr1" draw:name="Image115" text:anchor-type="as-char" svg:width="6.9236in" svg:height="3.956343in" draw:z-index="0">
<draw:image xlink:href="../Images/yкринформ/2023-06-01T16-35-00-03-00/630_360_1646248175-320.jpg" xlink:type="simple" xlink:show="embed" xlink:actuate="onLoad" draw:mime-type="image/jpeg"/>
</draw:frame>
At the time of the captured territory of the Zaporizhzhya region, invaders take children "on vacation" to the Russian Federation.</text:p>
      <text:p text:style-name="P4">
About it in <text:a xlink:type="simple" xlink:href="https://t.me/ivan_fedorov_melitopol/2135" text:style-name="Internet_20_link" text:visited-style-name="Visited_20_Internet_20_Link">
telegram</text:a>
Melitopol Ivan Fedorov, reported by Melitopol, Ukrinform reports.</text:p>
      <text:p text:style-name="P4">
"Prior to the Day of Protection of Children, the invaders of Melitopol staged another PR campaign for" rest "to summer camps, away from their parents," -said Fedorov.</text:p>
      <text:p text:style-name="P4">
According to him, it is indicative that the children were collected on buses near the captured 10th gymnasium, which the gowiers were enclosed by a fence and turned into a "Ministry of Education".</text:p>
      <text:p text:style-name="P4">
According to Fedorov, in these "camps" <text:a xlink:type="simple" xlink:href="https://www.ukrinform.ua/tag-diti" text:style-name="Internet_20_link" text:visited-style-name="Visited_20_Internet_20_Link">
children</text:a>
The Russian propaganda is performed with portraits of Soviet ancestors.</text:p>
      <text:p text:style-name="P4">
<text:span text:style-name="T4">
 Read also: </text:span>
 <text:a xlink:type="simple" xlink:href="https://www.ukrinform.ua/rubric-ato/3716833-v-ukraini-rozsliduut-ponad-29-tisaci-voennih-zlociniv-rf-proti-ditej.html" text:style-name="Internet_20_link" text:visited-style-name="Visited_20_Internet_20_Link">
In Ukraine more than 2.9 thousand military crimes against <text:span text:style-name="T4">
 children </text:span>
</text:a>
Moreover, 400 children from Yakimivka of Zaporizhzhya region, who is located in the Azov Sea, was taken to Crimea and to Russian Yaroslavl.</text:p>
      <text:p text:style-name="P4">
Earlier it was reported that Russian invaders have increased the pace of compulsory passports and are preparing for pseudo -elections.</text:p>
      <text:p text:style-name="P4">
News Source: <text:a xlink:type="simple" xlink:href="https://www.ukrinform.ua/rubric-regions/3717087-zagarbniki-vivozat-ditej-iz-zaporizkoi-oblasti-na-vidpocinok-do-rosii.html" text:style-name="Internet_20_link" text:visited-style-name="Visited_20_Internet_20_Link">
https://www.ukrinform.ua/rubric-regions/3717087-zagarbniki-vivozat-ditej-iz-zaporizkoi-oblasti-na-vidpocinok-do-rosii.html</text:a>
</text:p>
      <!--NEWS-->
      <text:h text:style-name="P10" text:outline-level="1">
<text:span text:style-name="T4">
Crimean Tatars as Muslims is a trump card for Ukraine with a global south - an expert</text:span>
</text:h>
      <text:p text:style-name="P4">
Authors: Ukrinform (Person)</text:p>
      <text:p text:style-name="P4">
Publisher: Укринформ (Organization)</text:p>
      <text:p text:style-name="P4">
Published Time: 2023-06-01T16:36:35+03:00</text:p>
      <text:p text:style-name="P4">
Modified Time: 2023-06-01T16:36:35+03:00</text:p>
      <text:p text:style-name="P4">
Description: When forming information policy to work with the countries of the global south, it is necessary to use the fact that one of the indigenous people in Ukraine is the Muslim people of Crimean Tatars. - Ukrinform.</text:p>
      <text:p text:style-name="P4">
Images: ['<text:a xlink:type="simple" xlink:href="https://static.ukrinform.com/photos/2020_06/thumb_files/630_360_1593171702-584.jpg" text:style-name="Internet_20_link" text:visited-style-name="Visited_20_Internet_20_Link">
630_360_15931...</text:a>
']</text:p>
      <text:p text:style-name="P4">
Tags: ['Кримські татари', 'Мусульмани', 'Переговори']</text:p>
      <text:p text:style-name="P4">
Type: Article</text:p>
      <!--METADATA-->
      <text:p text:style-name="P4">
<draw:frame draw:style-name="fr1" draw:name="Image116" text:anchor-type="as-char" svg:width="6.9236in" svg:height="3.956343in" draw:z-index="0">
<draw:image xlink:href="../Images/yкринформ/2023-06-01T16-36-35-03-00/630_360_1593171702-584.jpg" xlink:type="simple" xlink:show="embed" xlink:actuate="onLoad" draw:mime-type="image/jpeg"/>
</draw:frame>
CONTRACTING INFORMATION Policy to work with the countries of the Global South to use the fact that the Crimean Tatars in Ukraine are one of the indigenous people in Ukraine.</text:p>
      <text:p text:style-name="P4">
This opinion was expressed by the representative of the Muslim Congress of Ukraine as a maidakhmetovtov during the "round table" in Ukrinform on the topic: "Ukraine and the Global South: Searching for Ways of Cooperation".</text:p>
      <text:p text:style-name="P4">
"If we talk about certain practical developments, it is very important to organize advocacy trips to different countries of the global south, where representatives of public or religious organizations of Ukraine are obligatory to enter. This is that in Ukraine one of the indigenous peoples of the Yemlim people <text:a xlink:type="simple" xlink:href="https://www.ukrinform.ua/tag-krimski-tatari" text:style-name="Internet_20_link" text:visited-style-name="Visited_20_Internet_20_Link">
Crimean Tatars</text:a>
", - said Saidakhmetov.</text:p>
      <text:p text:style-name="P4">
He added that this should also be taken into account in the formation of information policy, since Muslims of the Global South are perceived by Ukraine primarily as a duties.</text:p>
      <text:p text:style-name="P4">
"The minimum they feel when they hear that there are indigenous people in Ukraine, it is a surprise, and then it is possible to set up some to expand this context, because in fact, in addition to the political level, in most of these states - for example, in Turkey, for example, in Turkey, for example. Arab countries, Asian countries, Indonesia, religious communities have a huge impact, which has a number on the formation of the political agenda, " - emphasized the representative of the Congress of Muslims of Ukraine.</text:p>
      <text:p text:style-name="P4">
<text:span text:style-name="T4">
 Read also: </text:span>
 [Crimean <text:span text:style-name="T4">
 Tatars </text:span>
 Want to enter Ukraine - Zhumadilov] in Ukraine](https://www.ukrinform.ua/rubric-crimea/3714974-krimski-tatari-hocut-u-skladi-ukraini-uvijti-v-evropu-zumadilov.html)Saidakhmetov noted that such work does not produce an instant result, so no one can guarantee that one or two or more advocacy trips involving representatives of the Muslim community of Ukraine will immediately change the political positions of the states of the global south. At the same time, in his opinion, if such work will be carried out for the future, it will give a result for five to ten years.</text:p>
      <text:p text:style-name="P4">
News Source: <text:a xlink:type="simple" xlink:href="https://www.ukrinform.ua/rubric-polytics/3717088-krimski-tatari-ak-musulmani-e-kozirem-dla-roboti-ukraini-z-globalnim-pivdnem-ekspert.html" text:style-name="Internet_20_link" text:visited-style-name="Visited_20_Internet_20_Link">
https://www.ukrinform.ua/rubric-polytics/3717088-krimski-tatari-ak-musulmani-e-kozirem-dla-roboti-ukraini-z-globalnim-pivdnem-ekspert.html</text:a>
</text:p>
      <!--NEWS-->
      <text:h text:style-name="P10" text:outline-level="1">
<text:span text:style-name="T4">
Кияни можуть долучитися до перевірки доступу до укриттів – Кличко</text:span>
</text:h>
      <text:p text:style-name="P4">
Authors: Ukrinform (Person)</text:p>
      <text:p text:style-name="P4">
Publisher: Укринформ (Organization)</text:p>
      <text:p text:style-name="P4">
Published Time: 2023-06-01T16:39:25+03:00</text:p>
      <text:p text:style-name="P4">
Modified Time: 2023-06-01T16:39:25+03:00</text:p>
      <text:p text:style-name="P4">
Description: The city authorities called on the people of Kyivans to join free access to shelters as public authority. - Ukrinform.</text:p>
      <text:p text:style-name="P4">
Images: ['<text:a xlink:type="simple" xlink:href="https://static.ukrinform.com/photos/2022_12/thumb_files/630_360_1669972185-472.jpg" text:style-name="Internet_20_link" text:visited-style-name="Visited_20_Internet_20_Link">
630_360_16699...</text:a>
']</text:p>
      <text:p text:style-name="P4">
Tags: ['Віталій Кличко', 'Київ', 'Укриття']</text:p>
      <text:p text:style-name="P4">
Type: Article</text:p>
      <!--METADATA-->
      <text:p text:style-name="P4">
<draw:frame draw:style-name="fr1" draw:name="Image117" text:anchor-type="as-char" svg:width="6.9236in" svg:height="3.956343in" draw:z-index="0">
<draw:image xlink:href="../Images/yкринформ/2023-06-01T16-39-25-03-00/630_360_1669972185-472.jpg" xlink:type="simple" xlink:show="embed" xlink:actuate="onLoad" draw:mime-type="image/jpeg"/>
</draw:frame>
The city called the people of Kyivans as public authorized to join free access to shelters.</text:p>
      <text:p text:style-name="P4">
About it in <text:a xlink:type="simple" xlink:href="https://t.me/vitaliy_klitschko/2058" text:style-name="Internet_20_link" text:visited-style-name="Visited_20_Internet_20_Link">
telegram</text:a>
Mayor Vitaliy Klitschko, Ukrinform reports.</text:p>
      <text:p text:style-name="P4">
"The city authorities are involving the public in checking access to shelters," he said.</text:p>
      <text:p text:style-name="P4">
He recalled that one and a half months ago the Municipal Security Department <text:a xlink:type="simple" xlink:href="https://www.ukrinform.ua/tag-kmda" text:style-name="Internet_20_link" text:visited-style-name="Visited_20_Internet_20_Link">
KSCA</text:a>
 був укладений Меморандум про співпрацющодо контролю за роботою укриттів з групою громадського моніторингу "Озон".Група збирає і надає департаменту адреси укриттів, на які скаржаться мешканці.Вже провели низку спільних інспекцій.</text:p>
      <text:p text:style-name="P4">
<text:span text:style-name="T4">
Читайте також:</text:span>
 <text:a xlink:type="simple" xlink:href="https://www.ukrinform.ua/rubric-kyiv/3716896-u-kievi-patrulni-pereviratimut-ci-vidcineni-ukritta-klicko.html" text:style-name="Internet_20_link" text:visited-style-name="Visited_20_Internet_20_Link">
 У Києві патрульні перевірятимуть, чи відчинені <text:span text:style-name="T4">
укритт</text:span>
я – Кличко </text:a>
Those who want to join this initiative are offered to contact the Municipal Security Department - <text:a xlink:type="simple" xlink:href="mailto:security@kyivcity.gov.ua" text:style-name="Internet_20_link" text:visited-style-name="Visited_20_Internet_20_Link">
securet@kyivcity.gov.ua</text:a>
.</text:p>
      <text:p text:style-name="P4">
As <text:a xlink:type="simple" xlink:href="https://www.ukrinform.ua/rubric-kyiv/3716810-policia-utocnila-informaciu-pro-zagiblih-u-kievi-dvoe-zinok-i-devatiricna-ditina.html" text:style-name="Internet_20_link" text:visited-style-name="Visited_20_Internet_20_Link">
reported</text:a>
, during the last rocket firing of ballistic missiles in Kiev, 3 people were killed in Kiev, 14 more were injured in varying degrees of severity. The diet of the child and two women occurred as a result of the fall of the debris at about 3: 00 in the Desnyanskiy district of Kiev. At that moment, they all tried to go into the closed.</text:p>
      <text:p text:style-name="P4">
News Source: <text:a xlink:type="simple" xlink:href="https://www.ukrinform.ua/rubric-kyiv/3717089-kiani-mozut-dolucitisa-do-perevirki-dostupu-do-ukrittiv-klicko.html" text:style-name="Internet_20_link" text:visited-style-name="Visited_20_Internet_20_Link">
https://www.ukrinform.ua/rubric-kyiv/3717089-kiani-mozut-dolucitisa-do-perevirki-dostupu-do-ukrittiv-klicko.html</text:a>
</text:p>
      <!--NEWS-->
      <text:h text:style-name="P10" text:outline-level="1">
<text:span text:style-name="T4">
Maasikas congratulated the appointment of a new Warehouse of the CCCS</text:span>
</text:h>
      <text:p text:style-name="P4">
Authors: Ukrinform (Person)</text:p>
      <text:p text:style-name="P4">
Publisher: Укринформ (Organization)</text:p>
      <text:p text:style-name="P4">
Published Time: 2023-06-01T16:41:00+03:00</text:p>
      <text:p text:style-name="P4">
Modified Time: 2023-06-01T16:41:00+03:00</text:p>
      <text:p text:style-name="P4">
Description: The head of the European Union Representation in Ukraine Matti Maasikas congratulated the appointment of a new composition of the High Qualifications Commission of Judges. - Ukrinform.</text:p>
      <text:p text:style-name="P4">
Images: ['<text:a xlink:type="simple" xlink:href="https://static.ukrinform.com/photos/2021_12/thumb_files/630_360_1639397473-458.jpg" text:style-name="Internet_20_link" text:visited-style-name="Visited_20_Internet_20_Link">
630_360_16393...</text:a>
']</text:p>
      <text:p text:style-name="P4">
Tags: ['Євросоюз', 'Судді', 'ВККС', 'Маасікас']</text:p>
      <text:p text:style-name="P4">
Type: Article</text:p>
      <!--METADATA-->
      <text:p text:style-name="P4">
<draw:frame draw:style-name="fr1" draw:name="Image118" text:anchor-type="as-char" svg:width="6.9236in" svg:height="3.956343in" draw:z-index="0">
<draw:image xlink:href="../Images/yкринформ/2023-06-01T16-41-00-03-00/630_360_1639397473-458.jpg" xlink:type="simple" xlink:show="embed" xlink:actuate="onLoad" draw:mime-type="image/jpeg"/>
</draw:frame>
 ГлаваПредставництва Європейського Союзу в Україні Матті Маасікас привітавпризначення нового складу Вищої кваліфікаційної комісії суддів.</text:p>
      <text:p text:style-name="P4">
Про це він написав у <text:a xlink:type="simple" xlink:href="https://twitter.com/MattiMaasikas/status/1664252386108481536" text:style-name="Internet_20_link" text:visited-style-name="Visited_20_Internet_20_Link">
 Твіттері</text:a>
, reports Ukrinform.</text:p>
      <text:p text:style-name="P4">
“I congratulate the High Council of Justice with a transparent appointment of a new composition of the High Qualification Commission <text:a xlink:type="simple" xlink:href="https://www.ukrinform.ua/tag-suddi" text:style-name="Internet_20_link" text:visited-style-name="Visited_20_Internet_20_Link">
Judges</text:a>
. The achievement of large -scale judicial reform is the restart of the authorities, ”the diplomat said.</text:p>
      <text:p text:style-name="P4">
Maasikas noted that the SCCS has a difficult task of picking up almost 2500 -year judges and evaluating the qualifications of the current ones. In his opinion, the honest, professional and transparent holding of these two processes will strengthen the rule of the right will increase the trust in Ukraine.</text:p>
      <text:p text:style-name="P4">
The EU Ambassador reminded that justice reform has been ongoing in Ukraine since 2019, and the international partners have assisted the Ukrainian authorities on this path with "advice, money and experts."</text:p>
      <text:p text:style-name="P4">
<text:span text:style-name="T4">
 Read also: </text:span>
 [Corruption of the Supreme Court's corruption tried to plunge into election of members(https://www.ukrinform.ua/rubric-society/3709918-vikriti-na-korupcii-suddi-verhovnogo-sudu-namagalisa-vplinuti-na-obranna-cleniv-vkks-krivonos.html)... "The formation of the GRP and the SCCS was also one of the recommendations of the European Commission, related to obtaining the status of a candidate in the EU. It is a reform that has been dedicated to the most power in close cooperation with many Ukrainian colleagues. the EU Ambassador said.</text:p>
      <text:p text:style-name="P4">
As reported <text:a xlink:type="simple" xlink:href="https://www.ukrinform.ua/rubric-society/3716958-visa-rada-pravosudda-priznacila-16-novih-cleniv-vkks.html" text:style-name="Internet_20_link" text:visited-style-name="Visited_20_Internet_20_Link">
Ukrinform</text:a>
, On June 1, the High Council of Justice appointed 16 new members of the Higher Qualification Commission of Judges. Their appointment unlocks the work of the SCCS, which has not worked in Ukraine since 2019.</text:p>
      <text:p text:style-name="P4">
News Source: <text:a xlink:type="simple" xlink:href="https://www.ukrinform.ua/rubric-polytics/3717091-maasikas-privitav-priznacenna-novogo-skladu-vkks.html" text:style-name="Internet_20_link" text:visited-style-name="Visited_20_Internet_20_Link">
https://www.ukrinform.ua/rubric-polytics/3717091-maasikas-privitav-priznacenna-novogo-skladu-vkks.html</text:a>
</text:p>
      <!--NEWS-->
      <text:h text:style-name="P10" text:outline-level="1">
<text:span text:style-name="T4">
Night attacks on Kiev: Sociologist compared the strategy of Russians with Nazi bombardment of London</text:span>
</text:h>
      <text:p text:style-name="P4">
Authors: Ukrinform (Person)</text:p>
      <text:p text:style-name="P4">
Publisher: Укринформ (Organization)</text:p>
      <text:p text:style-name="P4">
Published Time: 2023-06-01T16:41:17+03:00</text:p>
      <text:p text:style-name="P4">
Modified Time: 2023-06-01T16:41:17+03:00</text:p>
      <text:p text:style-name="P4">
Description: Regular night attacks on Kiev are, in particular, a form of pressure to achieve psychological exhaustion and readiness for peace on all conditions. - Ukrinform.</text:p>
      <text:p text:style-name="P4">
Images: ['<text:a xlink:type="simple" xlink:href="https://static.ukrinform.com/photos/2023_05/thumb_files/630_360_1685431889-268.jpg" text:style-name="Internet_20_link" text:visited-style-name="Visited_20_Internet_20_Link">
630_360_16854...</text:a>
']</text:p>
      <text:p text:style-name="P4">
Tags: ['Київ', 'Війна з Росією', 'Повітряна атака']</text:p>
      <text:p text:style-name="P4">
Type: Article</text:p>
      <!--METADATA-->
      <text:p text:style-name="P4">
<draw:frame draw:style-name="fr1" draw:name="Image119" text:anchor-type="as-char" svg:width="6.9236in" svg:height="3.956343in" draw:z-index="0">
<draw:image xlink:href="../Images/yкринформ/2023-06-01T16-41-17-03-00/630_360_1685431889-268.jpg" xlink:type="simple" xlink:show="embed" xlink:actuate="onLoad" draw:mime-type="image/jpeg"/>
</draw:frame>
Regular attacks on Kiev are, in particular, a form of pressure to achieve psychological removal and readiness for peace on all conditions.</text:p>
      <text:p text:style-name="P4">
However, the calculation of the Russians that such actions they will be able to achieve this, it turns out to be ignorant, and if they taught history, they would understand that only enhanced and hatred and consolidate Ukrainians. This opinion was expressed in <text:a xlink:type="simple" xlink:href="https://www.ukrinform.ua/rubric-society/3716686-bilse-20-nicnih-atak-voroga-u-travni-aki-nastroi-sered-ukrainciv-fiksuut-psihologi-i-sociologi.html" text:style-name="Internet_20_link" text:visited-style-name="Visited_20_Internet_20_Link">
comments of Ukrinform</text:a>
Doctor of Philosophy, Professor, Director of the Institute of Sociology of NAS of Ukraine Yevgeny Golovakha.</text:p>
      <text:p text:style-name="P4">
“At least in 1939, when the Second World War began, it was the Nazis to the UK. And, in fact, it was hoped that the constant night bombing of Lndon would make the British be more perceived as German conditions, ”the expert said.</text:p>
      <text:p text:style-name="P4">
According to him, such actions are reached by the Russians, because, first, they consolidate Ukrainians, and secondly, they strengthen our understanding that they will use such methods of aggression with attempts to destroy infrastructure and peaceful people, especially Ukrainians will seek. It is not possible to stop any price because peace is impossible as long as they exist as a predatory and crazy country.</text:p>
      <text:p text:style-name="P4">
At the same time, according to Golovakha, in the psychological aspect, it all has consequences for Ukrainian. According to the sociological data, which the scientist cited, full-scale entry showed significant psychological consequences last year-if only 4% of people were constantly seen by horrors and nightmares in a dream, in the fall of 20122, this happened with almost a third of Ukrainians. The permanent Stanvoga was 10%before the war, and in the fall of 2022 this figure increased to 40%.</text:p>
      <text:p text:style-name="P4">
<text:span text:style-name="T4">
 Read also: </text:span>
 <text:a xlink:type="simple" xlink:href="https://www.ukrinform.ua/rubric-kyiv/3715983-vorog-be-po-kievu-sob-pomstitisa-za-svoi-nevdaci-na-fronti-povitrani-sili.html" text:style-name="Internet_20_link" text:visited-style-name="Visited_20_Internet_20_Link">
the enemy beats in Kiev to take revenge for his failures of Nafronto - Air Force</text:a>
As reported, more than 20 rocket launchers and dronovataks in Kiev were reported in May, most of which took place at night.</text:p>
      <text:p text:style-name="P4">
News Source: <text:a xlink:type="simple" xlink:href="https://www.ukrinform.ua/rubric-ato/3717090-nicni-ataki-na-kiiv-sociolog-porivnav-strategiu-rosian-z-nacistskimi-bombarduvannami-londona.html" text:style-name="Internet_20_link" text:visited-style-name="Visited_20_Internet_20_Link">
https://www.ukrinform.ua/rubric-ato/3717090-nicni-ataki-na-kiiv-sociolog-porivnav-strategiu-rosian-z-nacistskimi-bombarduvannami-londona.html</text:a>
</text:p>
      <!--NEWS-->
      <text:h text:style-name="P10" text:outline-level="1">
<text:span text:style-name="T4">
Increased activity of Russian strategic aviation, at least 4 Tu-95 bombers airborne</text:span>
</text:h>
      <text:p text:style-name="P4">
Authors: liveuamap (Language: en)</text:p>
      <text:p text:style-name="P4">
Time: 2023-06-01T16:46:31</text:p>
      <text:p text:style-name="P4">
Location: Saratov (Latitude:51.35656 Longtitude:46.43567)</text:p>
      <text:p text:style-name="P4">
Videos: []</text:p>
      <text:p text:style-name="P4">
Images: []</text:p>
      <text:p text:style-name="P4">
Tags: ["Russia"]</text:p>
      <text:p text:style-name="P4">
Id: 22567066</text:p>
      <!--METADATA-->
      <text:p text:style-name="P4">
Increased activity of Russian strategic aviation, at least 4 Tu-95 bombersairborne</text:p>
      <text:p text:style-name="P4">
News Collection Link: <text:a xlink:type="simple" xlink:href="https://liveuamap.com/en/2023/1-june-increased-activity-of-russian-strategic-aviation-at" text:style-name="Internet_20_link" text:visited-style-name="Visited_20_Internet_20_Link">
https://liveuamap.com/en/2023/1-june-increased-activity-of-russian-strategic-aviation-at</text:a>
</text:p>
      <text:p text:style-name="P4">
News Source: <text:a xlink:type="simple" xlink:href="https://twitter.com/war_monitor_ua/status/1664367650808512515" text:style-name="Internet_20_link" text:visited-style-name="Visited_20_Internet_20_Link">
https://twitter.com/war_monitor_ua/status/1664367650808512515</text:a>
</text:p>
      <!--NEWS-->
      <text:h text:style-name="P10" text:outline-level="1">
<text:span text:style-name="T4">
Stefanchuk mentioned the night shelling of Kiev during a speech in the Lithuanian Parliament</text:span>
</text:h>
      <text:p text:style-name="P4">
Authors: Ukrinform (Person)</text:p>
      <text:p text:style-name="P4">
Publisher: Укринформ (Organization)</text:p>
      <text:p text:style-name="P4">
Published Time: 2023-06-01T16:49:28+03:00</text:p>
      <text:p text:style-name="P4">
Modified Time: 2023-06-01T16:49:28+03:00</text:p>
      <text:p text:style-name="P4">
Description: The Chairman of the Verkhovna Rada of Ukraine Ruslan Stefanchuk, during a speech in the Parliament of the Republic of Lithuania, mentioned today's shelling of Kiev. - Ukrinform.</text:p>
      <text:p text:style-name="P4">
Images: ['<text:a xlink:type="simple" xlink:href="https://static.ukrinform.com/photos/2023_06/thumb_files/630_360_1685627251-827.jpg" text:style-name="Internet_20_link" text:visited-style-name="Visited_20_Internet_20_Link">
630_360_16856...</text:a>
']</text:p>
      <text:p text:style-name="P4">
Tags: ['Литва', 'Обстріл', 'Київ', 'Стефанчук']</text:p>
      <text:p text:style-name="P4">
Type: Article</text:p>
      <!--METADATA-->
      <text:p text:style-name="P4">
<draw:frame draw:style-name="fr1" draw:name="Image120" text:anchor-type="as-char" svg:width="6.9236in" svg:height="3.956343in" draw:z-index="0">
<draw:image xlink:href="../Images/yкринформ/2023-06-01T16-49-28-03-00/630_360_1685627251-827.jpg" xlink:type="simple" xlink:show="embed" xlink:actuate="onLoad" draw:mime-type="image/jpeg"/>
</draw:frame>
Ruslan Stefanchuk Ruslan Stefanchuk mentioned today in the Parliament of the Republic of Parliament.</text:p>
      <text:p text:style-name="P4">
This was reported by Ukrinform correspondent. <text:a xlink:type="simple" xlink:href="http://www.rada.gov.ua/news/Top-novyna/237252.html" text:style-name="Internet_20_link" text:visited-style-name="Visited_20_Internet_20_Link">
Text of the speech</text:a>
Stefanchuk published the Verkhovna Rada.</text:p>
      <text:p text:style-name="P4">
"Today at dawn, on the International Child Protection Day, Russia killed children in Kiev, our people, relatives and relatives, parents were killed in Kiev," the speaker of the Ukrainian Parliament called.</text:p>
      <text:p text:style-name="P4">
He reminded Lithuanian colleagues that air anxiety was not bleeding in Kyiv and all over Ukraine.</text:p>
      <text:p text:style-name="P4">
In addition, Stefanchuk appealed to the Lithuanian Parliament and personally to his passenger Victoria Chmilite-Nielsen to help return the Domodesteys of thousands of Ukrainian children, whom the Russian Federation stole and took out of Zavkraine.</text:p>
      <text:p text:style-name="P4">
“Road Victoria, we sincerely count on your involvement in the systemic help, which is already provided by female speakers of the EU parliaments. Proshuvas as a mother, ”he addressed the speaker of Parliament <text:a xlink:type="simple" xlink:href="https://www.ukrinform.ua/tag-litva" text:style-name="Internet_20_link" text:visited-style-name="Visited_20_Internet_20_Link">
Lithuania</text:a>
.</text:p>
      <text:p text:style-name="P4">
<text:span text:style-name="T4">
 Read also: </text:span>
 <text:a xlink:type="simple" xlink:href="https://www.ukrinform.ua/rubric-polytics/3717063-stefancuk-obgovoriv-zi-spikerkou-sejmasu-litvi-vstup-ukraini-do-nato-ta-es.html" text:style-name="Internet_20_link" text:visited-style-name="Visited_20_Internet_20_Link">
<text:span text:style-name="T4">
 Stefanchuk </text:span>
 discussed with the Simas Lithuanian Saymas Saymas Saymas to NATO and EU</text:a>
As reported <text:a xlink:type="simple" xlink:href="https://www.ukrinform.ua/rubric-polytics/3716879-stefancuk-pribuv-z-vizitom-u-vilnus.html" text:style-name="Internet_20_link" text:visited-style-name="Visited_20_Internet_20_Link">
Ukrinform</text:a>
, Verkhovna Ruslan Stefanchuk, the head of the Verkhovna Rada, is on a working visit to the capital of Lithuania, Vilnius, and will participate in the summit of the heads of NATO member states.</text:p>
      <text:p text:style-name="P4">
Photo: rada.gov.ua</text:p>
      <text:p text:style-name="P4">
News Source: <text:a xlink:type="simple" xlink:href="https://www.ukrinform.ua/rubric-polytics/3717095-stefancuk-pid-cas-vistupu-v-parlamenti-litvi-zgadav-pro-nicnij-obstril-kieva.html" text:style-name="Internet_20_link" text:visited-style-name="Visited_20_Internet_20_Link">
https://www.ukrinform.ua/rubric-polytics/3717095-stefancuk-pid-cas-vistupu-v-parlamenti-litvi-zgadav-pro-nicnij-obstril-kieva.html</text:a>
</text:p>
      <!--NEWS-->
      <text:h text:style-name="P10" text:outline-level="1">
<text:span text:style-name="T4">
Kichenka with Ostapenko confidently started on Rolan Harros</text:span>
</text:h>
      <text:p text:style-name="P4">
Authors: Ukrinform (Person)</text:p>
      <text:p text:style-name="P4">
Publisher: Укринформ (Organization)</text:p>
      <text:p text:style-name="P4">
Published Time: 2023-06-01T16:50:00+03:00</text:p>
      <text:p text:style-name="P4">
Modified Time: 2023-06-01T16:50:00+03:00</text:p>
      <text:p text:style-name="P4">
Description: The Ukrainian -Latvian duo Lyudmila Kichenok - Olena Ostapenko made his way to the second circle of the Grand Slam of the Open French Championship of Tennis (Rolan Garros). - Ukrinform.</text:p>
      <text:p text:style-name="P4">
Images: ['<text:a xlink:type="simple" xlink:href="https://static.ukrinform.com/photos/2023_06/thumb_files/630_360_1685627424-895.jpg" text:style-name="Internet_20_link" text:visited-style-name="Visited_20_Internet_20_Link">
630_360_16856...</text:a>
']</text:p>
      <text:p text:style-name="P4">
Tags: ['Теніс']</text:p>
      <text:p text:style-name="P4">
Type: Article</text:p>
      <!--METADATA-->
      <text:p text:style-name="P4">
<draw:frame draw:style-name="fr1" draw:name="Image121" text:anchor-type="as-char" svg:width="6.9236in" svg:height="3.956343in" draw:z-index="0">
<draw:image xlink:href="../Images/yкринформ/2023-06-01T16-50-00-03-00/630_360_1685627424-895.jpg" xlink:type="simple" xlink:show="embed" xlink:actuate="onLoad" draw:mime-type="image/jpeg"/>
</draw:frame>
Ukrainian -Latvian duo Lyudmila Kichenok - Olena Ostapenko made his way to the Grand Slam of the Open France's Tennis Championship tournament.(«Rolan Garros»).</text:p>
      <text:p text:style-name="P4">
У своєму стартовому матчі парного розряду посіяні під 4-м номером Кіченок таОстапенко упевнено переграли француженок Ельзу Жакемо та Леолью Жанжан - 6:3,6:1, передає Укрінформ.</text:p>
      <text:p text:style-name="P4">
Тенісистки провели на корті 1 годину 5 хвилин.</text:p>
      <text:p text:style-name="P4">
За вихід до третього кола (1/8 finals)Kichenok competitions and Ostapenkosustkosustin with another French tandem Aliz Corne - Dian Parry, who for 3 hours took the mountain on compatriots Elixan Leshemia and Jessica Ponas - 6: 4.6: 7(6:8), 6: 3.</text:p>
      <text:p text:style-name="P4">
<text:span text:style-name="T4">
 Read also: </text:span>
 <text:a xlink:type="simple" xlink:href="https://www.ukrinform.ua/rubric-sports/3716532-nadia-kicenok-postupilasa-na-starti-parnoi-sitki-rolan-garros.html" text:style-name="Internet_20_link" text:visited-style-name="Visited_20_Internet_20_Link">
Nadiya Kichenok gave way to the start of the Rolangarros steam net</text:a>
Rolan Harros in Paris will last until June 11.</text:p>
      <text:p text:style-name="P4">
Photo: Getty Images.</text:p>
      <text:p text:style-name="P4">
News Source: <text:a xlink:type="simple" xlink:href="https://www.ukrinform.ua/rubric-sports/3717096-kicenok-z-ostapenko-upevneno-startuvali-na-rolan-garros.html" text:style-name="Internet_20_link" text:visited-style-name="Visited_20_Internet_20_Link">
https://www.ukrinform.ua/rubric-sports/3717096-kicenok-z-ostapenko-upevneno-startuvali-na-rolan-garros.html</text:a>
</text:p>
      <!--NEWS-->
      <text:h text:style-name="P10" text:outline-level="1">
<text:span text:style-name="T4">
Kim Jong -in weight was determined by artificial intelligence</text:span>
</text:h>
      <text:p text:style-name="P4">
Authors: Ukrinform (Person)</text:p>
      <text:p text:style-name="P4">
Publisher: Укринформ (Organization)</text:p>
      <text:p text:style-name="P4">
Published Time: 2023-06-01T16:52:00+03:00</text:p>
      <text:p text:style-name="P4">
Modified Time: 2023-06-01T16:52:00+03:00</text:p>
      <text:p text:style-name="P4">
Description: South Korea used artificial intelligence software to determine the weight of the North Korean leader Kim Jong -in. - Ukrinform.</text:p>
      <text:p text:style-name="P4">
Images: ['<text:a xlink:type="simple" xlink:href="https://static.ukrinform.com/photos/2018_06/thumb_files/630_360_1529391617-1251.jpg" text:style-name="Internet_20_link" text:visited-style-name="Visited_20_Internet_20_Link">
630_360_15293...</text:a>
']</text:p>
      <text:p text:style-name="P4">
Tags: ['КНДР', 'Корея', 'Кім Чен Ин', 'Штучний інтелект']</text:p>
      <text:p text:style-name="P4">
Type: Article</text:p>
      <!--METADATA-->
      <text:p text:style-name="P4">
<draw:frame draw:style-name="fr1" draw:name="Image122" text:anchor-type="as-char" svg:width="6.9236in" svg:height="3.956343in" draw:z-index="0">
<draw:image xlink:href="../Images/yкринформ/2023-06-01T16-52-00-03-00/630_360_1529391617-1251.jpg" xlink:type="simple" xlink:show="embed" xlink:actuate="onLoad" draw:mime-type="image/jpeg"/>
</draw:frame>
The core of Korea used software based on an artificial intelligence to determine the weight of the North Korean leader Kim Jong -in.</text:p>
      <text:p text:style-name="P4">
About it reports <text:a xlink:type="simple" xlink:href="https://news.sky.com/story/south-korea-uses-ai-to-weigh-north-korean-leader-kim-jong-un-12894262" text:style-name="Internet_20_link" text:visited-style-name="Visited_20_Internet_20_Link">
Sky News</text:a>
, reports Ukrinform.</text:p>
      <text:p text:style-name="P4">
"He(Kim Chen - Ed.)It had a tired appearance, clear dark circles around the eyes during his public speaking on May 16, and according to the analysis <text:a xlink:type="simple" xlink:href="https://www.ukrinform.ua/tag-stucnij-intelekt" text:style-name="Internet_20_link" text:visited-style-name="Visited_20_Internet_20_Link">
artificial intelligence</text:a>
, he weighed more than 140 kg, ”said a member of the Parliamentary Committee on Intelligence on San Bomjunalists after a briefing of the National Intelligence Service.</text:p>
      <text:p text:style-name="P4">
The deputy added that according to intelligence, North Korea leader is likely to have a serious sleep disorder. In their conclusions, the scouts refer to the Northern Korea intensively collected medical information about the treatment of insomnia for their most leaders.</text:p>
      <text:p text:style-name="P4">
<text:span text:style-name="T4">
 Read also: </text:span>
 [States imposed sanctions against North Korea because(https://www.ukrinform.ua/rubric-economy/3713303-ssa-vveli-sankcii-proti-pivnicnoi-korei-cerez-nezakonnu-kiberdialnist.html)According to the young, South Korea intelligence agency monitors the fact that Kim has an increased addiction to alcohol and nicotine, which is attached to insomnia.</text:p>
      <text:p text:style-name="P4">
As reported <text:a xlink:type="simple" xlink:href="https://www.ukrinform.ua/rubric-world/3706726-kim-cen-in-privitav-putina-z-9-travna-pobazav-peremogi-u-borotbi-proti-svavilla-imperialistiv.html" text:style-name="Internet_20_link" text:visited-style-name="Visited_20_Internet_20_Link">
Ukrinform</text:a>
, North Korea leader Kim Jong -in in greeting Vladimiruputin on May 9 wrote that Russia was "conducting a sacred struggle against arbitrariness imperialists" and wished "to destroy all threats from hostile forces."</text:p>
      <text:p text:style-name="P4">
News Source: <text:a xlink:type="simple" xlink:href="https://www.ukrinform.ua/rubric-technology/3717097-vagu-kim-cen-ina-viznacili-za-dopomogou-stucnogo-intelektu.html" text:style-name="Internet_20_link" text:visited-style-name="Visited_20_Internet_20_Link">
https://www.ukrinform.ua/rubric-technology/3717097-vagu-kim-cen-ina-viznacili-za-dopomogou-stucnogo-intelektu.html</text:a>
</text:p>
      <!--NEWS-->
      <text:h text:style-name="P10" text:outline-level="1">
<text:span text:style-name="T4">
Ukraine can count on NATO summit on a powerful help pack - Blinken</text:span>
</text:h>
      <text:p text:style-name="P4">
Authors: Ukrinform (Person)</text:p>
      <text:p text:style-name="P4">
Publisher: Укринформ (Organization)</text:p>
      <text:p text:style-name="P4">
Published Time: 2023-06-01T16:55:38+03:00</text:p>
      <text:p text:style-name="P4">
Modified Time: 2023-06-01T16:55:38+03:00</text:p>
      <text:p text:style-name="P4">
Description: Ukraine can count on a powerful package of political and practical assistance at the NATO summit in July this year in Vilnius. - Ukrinform.</text:p>
      <text:p text:style-name="P4">
Images: ['<text:a xlink:type="simple" xlink:href="https://static.ukrinform.com/photos/2022_02/thumb_files/630_360_1645570165-812.jpg" text:style-name="Internet_20_link" text:visited-style-name="Visited_20_Internet_20_Link">
630_360_16455...</text:a>
']</text:p>
      <text:p text:style-name="P4">
Tags: ['НАТО', 'Саміт НАТО', 'Блінкен', 'Війна з Росією']</text:p>
      <text:p text:style-name="P4">
Type: Article</text:p>
      <!--METADATA-->
      <text:p text:style-name="P4">
<draw:frame draw:style-name="fr1" draw:name="Image123" text:anchor-type="as-char" svg:width="6.9236in" svg:height="3.956343in" draw:z-index="0">
<draw:image xlink:href="../Images/yкринформ/2023-06-01T16-55-38-03-00/630_360_1645570165-812.jpg" xlink:type="simple" xlink:show="embed" xlink:actuate="onLoad" draw:mime-type="image/jpeg"/>
</draw:frame>
Ukraina is to count on a powerful package of political and practical assistance to NATO in July this year in Vilnius.</text:p>
      <text:p text:style-name="P4">
According to Ukrinform, on June 1 in the capital of Norway Oslo during the time-formal meeting of foreign ministers of the Union countries <text:a xlink:type="simple" xlink:href="http://www.youtube.com/watch" text:style-name="Internet_20_link" text:visited-style-name="Visited_20_Internet_20_Link">
stated</text:a>
US Secretary of State Anthony Blinken.</text:p>
      <text:p text:style-name="P4">
“On Ukraine. Given the discussions that last today, the first thing I want to say is that in Vilnius when leaders will meet at the summit(NATO - order.), our friends from Ukraine can expect a powerful package of both political and practical assistance, ”he said.</text:p>
      <text:p text:style-name="P4">
<text:span text:style-name="T4">
 Read also: </text:span>
 <text:a xlink:type="simple" xlink:href="https://www.ukrinform.ua/rubric-polytics/3716998-zelenskij-ocikue-vid-samitu-u-vilnusi-zaprosenna-ukraini-do-nato.html" text:style-name="Internet_20_link" text:visited-style-name="Visited_20_Internet_20_Link">
Zelensky expects from the Summit in Vilnius invitation to Ukraine to <text:span text:style-name="T4">
 NATO </text:span>
</text:a>
According to Blinken, the Alliance is now focused on strengthening the relations of Ukraine, the continuation of Ukraine's approximation to NATO standards and strengthening political relations between NATO and Ukraine.</text:p>
      <text:p text:style-name="P4">
Secretary of State also noted that allies by <text:a xlink:type="simple" xlink:href="https://www.ukrinform.ua/tag-nato" text:style-name="Internet_20_link" text:visited-style-name="Visited_20_Internet_20_Link">
NATO</text:a>
Support the obligations they took themselves during the Bucharest Summit regarding future membership in Natural Ukraine.</text:p>
      <text:p text:style-name="P4">
<text:span text:style-name="T4">
 Read also: </text:span>
 <text:a xlink:type="simple" xlink:href="https://www.ukrinform.ua/rubric-polytics/3717078-stoltenberg-pro-garantii-bezpeki-dla-ukraini-ce-pitanna-se-obgovoruetsa.html" text:style-name="Internet_20_link" text:visited-style-name="Visited_20_Internet_20_Link">
Stoltenberg on security guarantees for Ukraine: This question is discussed</text:a>
It was reported that on June 1 in the Norway capital of Oslo there is an informal mission of foreign ministers, the main purpose of which is to prepare for the meeting of leaders of the states and governments of NATO countries in July of the current year in Vilnius.</text:p>
      <text:p text:style-name="P4">
News Source: <text:a xlink:type="simple" xlink:href="https://www.ukrinform.ua/rubric-polytics/3717098-ukraina-moze-rozrahovuvati-na-samiti-nato-na-potuznij-paket-dopomogi-blinken.html" text:style-name="Internet_20_link" text:visited-style-name="Visited_20_Internet_20_Link">
https://www.ukrinform.ua/rubric-polytics/3717098-ukraina-moze-rozrahovuvati-na-samiti-nato-na-potuznij-paket-dopomogi-blinken.html</text:a>
</text:p>
      <!--NEWS-->
      <text:h text:style-name="P10" text:outline-level="1">
<text:span text:style-name="T4">
Taiwan will allocate $ 5 million to the projects of Ukraine's reconstruction, launched by Lithuania</text:span>
</text:h>
      <text:p text:style-name="P4">
Authors: Ukrinform (Person)</text:p>
      <text:p text:style-name="P4">
Publisher: Укринформ (Organization)</text:p>
      <text:p text:style-name="P4">
Published Time: 2023-06-01T16:58:00+03:00</text:p>
      <text:p text:style-name="P4">
Modified Time: 2023-06-01T16:58:00+03:00</text:p>
      <text:p text:style-name="P4">
Description: Taiwan will allocate $ 5 million on Lithuania initiated by the project of restoring the school destroyed by Russian troops in Borodyanka and the kindergarten victim in Irpen of the Kiev region. - Ukrinform.</text:p>
      <text:p text:style-name="P4">
Images: ['<text:a xlink:type="simple" xlink:href="https://static.ukrinform.com/photos/2019_05/thumb_files/630_360_1558134259-930.jpg" text:style-name="Internet_20_link" text:visited-style-name="Visited_20_Internet_20_Link">
630_360_15581...</text:a>
']</text:p>
      <text:p text:style-name="P4">
Tags: ['Литва', 'Тайвань', 'Україна', 'Відбудова']</text:p>
      <text:p text:style-name="P4">
Type: Article</text:p>
      <!--METADATA-->
      <text:p text:style-name="P4">
<draw:frame draw:style-name="fr1" draw:name="Image124" text:anchor-type="as-char" svg:width="6.9236in" svg:height="3.956343in" draw:z-index="0">
<draw:image xlink:href="../Images/yкринформ/2023-06-01T16-58-00-03-00/630_360_1558134259-930.jpg" xlink:type="simple" xlink:show="embed" xlink:actuate="onLoad" draw:mime-type="image/jpeg"/>
</draw:frame>
Taiwan will receive $ 5 million on Lithuania initiated by a project to restore the school destroyed by the Russian school in Borodyanka and the victim of the kindergarten of the kindergarten of the Kiev region.</text:p>
      <text:p text:style-name="P4">
About it reports <text:a xlink:type="simple" xlink:href="https://www.lrt.lt/ru/novosti/17/2003205/na-initsiirovannye-litvoi-proekty-vosstanovleniia-ukrainy-taivan-vydelil-5-mln-dollarov" text:style-name="Internet_20_link" text:visited-style-name="Visited_20_Internet_20_Link">
LRT</text:a>
, reports Ukrinform.</text:p>
      <text:p text:style-name="P4">
Taiwan Representation Chairman in Lithuania Eric Juang said that <text:a xlink:type="simple" xlink:href="https://www.ukrinform.ua/tag-tajvan" text:style-name="Internet_20_link" text:visited-style-name="Visited_20_Internet_20_Link">
Taiwan</text:a>
"A great honor to accept the invitation of Lithuania to bring to several projects initiated by Lithuania for the restoration of Ukraine."</text:p>
      <text:p text:style-name="P4">
It is noted that the target contribution will be aimed at improving the habitat of the kindergarten school, as well as landscaping and construction of playgrounds.</text:p>
      <text:p text:style-name="P4">
Lithuanian Erica Kurochkina's Victory and Innovations of Lithuania expressed the hope that Taiwan's investments will accelerate the recovery process.</text:p>
      <text:p text:style-name="P4">
With the financial support of Lithuania and Taiwan, a modern school sample, designed for 700 children, will be restored. Kindergarten in Irpenimodernized by the superstructure of the third floor, which will increase the number of groups from 12 to 13. The kindergarten will be able to visit up to 450 children.</text:p>
      <text:p text:style-name="P4">
Lithuania has already allocated more than 9.8 million euros to restore schools and kindergartens.</text:p>
      <text:p text:style-name="P4">
<text:span text:style-name="T4">
 Read also: </text:span>
 <text:a xlink:type="simple" xlink:href="https://www.ukrinform.ua/rubric-vidbudova/3714428-ukraina-ta-svitovij-bank-obgovorili-pidgotovku-novih-proektiv-vidbudovi.html" text:style-name="Internet_20_link" text:visited-style-name="Visited_20_Internet_20_Link">
Ukraine and the World Bank discussed the preparation of new rates <text:span text:style-name="T4">
 Reconstruction </text:span>
</text:a>
Deputy Foreign Minister Taiwan Roy Chun Lee at the Conference, which has been in the Seimas, also noted that Taiwan will allocate more than 56 million euros to protect Ukraine and cooperate with Ukraine, Poland, Slovakia and other states.</text:p>
      <text:p text:style-name="P4">
As reported <text:a xlink:type="simple" xlink:href="https://www.ukrinform.ua/rubric-vidbudova/3695323-litva-vidilit-cerez-svitovij-bank-10-miljoniv-na-vidnovlenna-ukraini.html" text:style-name="Internet_20_link" text:visited-style-name="Visited_20_Internet_20_Link">
Ukrinform</text:a>
, in mid -April, Lithuania undertook to allocate 10 million euros for the restoration of Ukraine through a special mechanism created by a new bank to finance the process of rebuilding the Ukrainian state and increasing the stability and development of Moldova.</text:p>
      <text:p text:style-name="P4">
News Source: <text:a xlink:type="simple" xlink:href="https://www.ukrinform.ua/rubric-vidbudova/3717099-tajvan-vidilit-5-miljoniv-na-proekti-vidbudovi-ukraini-zapocatkovani-litvou.html" text:style-name="Internet_20_link" text:visited-style-name="Visited_20_Internet_20_Link">
https://www.ukrinform.ua/rubric-vidbudova/3717099-tajvan-vidilit-5-miljoniv-na-proekti-vidbudovi-ukraini-zapocatkovani-litvou.html</text:a>
</text:p>
      <!--NEWS-->
      <text:h text:style-name="P10" text:outline-level="1">
<text:span text:style-name="T4">
In the captured territories, the Russians make taxi drivers to bring to their passengers - painter</text:span>
</text:h>
      <text:p text:style-name="P4">
Authors: Ukrinform (Person)</text:p>
      <text:p text:style-name="P4">
Publisher: Укринформ (Organization)</text:p>
      <text:p text:style-name="P4">
Published Time: 2023-06-01T17:05:21+03:00</text:p>
      <text:p text:style-name="P4">
Modified Time: 2023-06-01T17:05:21+03:00</text:p>
      <text:p text:style-name="P4">
Description: In the temporarily captured territories of Ukraine, Russian invaders are expanding the agent network, forcing them to cooperate with them, in particular, local carriers. - Ukrinform.</text:p>
      <text:p text:style-name="P4">
Images: ['<text:a xlink:type="simple" xlink:href="https://static.ukrinform.com/photos/2023_02/thumb_files/630_360_1677152977-380.jpg" text:style-name="Internet_20_link" text:visited-style-name="Visited_20_Internet_20_Link">
630_360_16771...</text:a>
']</text:p>
      <text:p text:style-name="P4">
Tags: ['Окупація', 'Малярія', 'Війна з Росією']</text:p>
      <text:p text:style-name="P4">
Type: Article</text:p>
      <!--METADATA-->
      <text:p text:style-name="P4">
<draw:frame draw:style-name="fr1" draw:name="Image125" text:anchor-type="as-char" svg:width="6.9236in" svg:height="3.956343in" draw:z-index="0">
<draw:image xlink:href="../Images/yкринформ/2023-06-01T17-05-21-03-00/630_360_1677152977-380.jpg" xlink:type="simple" xlink:show="embed" xlink:actuate="onLoad" draw:mime-type="image/jpeg"/>
</draw:frame>
The Russian invaders are expanding the agent network, forcing them to cooperate with them, in particular, local carriers.</text:p>
      <text:p text:style-name="P4">
According to Ukrinform, the Deputy Minister of Defense Anna Malyar reported in <text:a xlink:type="simple" xlink:href="http://t.me/annamaliar/807" text:style-name="Internet_20_link" text:visited-style-name="Visited_20_Internet_20_Link">
telegram</text:a>
.</text:p>
      <text:p text:style-name="P4">
According to her, the so-called law enforcement agencies created by the Russians forces the local entrepreneurs related to the provision of transport services, including simple carriers and taxi drivers, to immediately report on the identification of persons in Ukrainian moods and about any violations of the invading regime.</text:p>
      <text:p text:style-name="P4">
In the event of evasion of the aforementioned obligations, the activities of local transporters are immediately prohibited. Thus, last week, according to the painter, a number of local enterprises and individual carriers have received a prevention of contracting contracts for transportation.</text:p>
      <text:p text:style-name="P4">
At the same time, exceptional enterprises are increasingly involved in the market of such services.</text:p>
      <text:p text:style-name="P4">
It is established that the enemular activity in the temporarily captured settlements of Kherson, Donetsk Talugansk regions is special activity in the deployment of the agent network.</text:p>
      <text:p text:style-name="P4">
<text:span text:style-name="T4">
 Read also: </text:span>
 <text:a xlink:type="simple" xlink:href="https://www.ukrinform.ua/rubric-regions/3716041-u-melitopoli-ukrainci-ne-zmozut-zvernutisa-do-likara-bez-pasporta-rf-fedorov.html" text:style-name="Internet_20_link" text:visited-style-name="Visited_20_Internet_20_Link">
in Melitopol Ukrainians will not be able to see a doctor without <text:span text:style-name="T4">
 passport </text:span>
 Russian Federation - Fedorov</text:a>
As reported by Ukrinform, employees on a temporarily seized Zaporizhzhya NPP <text:a xlink:type="simple" xlink:href="https://www.ukrinform.ua/rubric-ato/3716243-rosiani-vibivaut-zi-spivrobitnikiv-zaes-zgodu-na-spivpracu-energoatom.html" text:style-name="Internet_20_link" text:visited-style-name="Visited_20_Internet_20_Link">
suffer from increased pressure from the invaders</text:a>
. Atomics are forced to sign a contract under the torture.</text:p>
      <text:p text:style-name="P4">
News Source: <text:a xlink:type="simple" xlink:href="https://www.ukrinform.ua/rubric-regions/3717102-na-zahoplenih-teritoriah-rosiani-zmusuut-taksistiv-donositi-na-svoih-pasaziriv-malar.html" text:style-name="Internet_20_link" text:visited-style-name="Visited_20_Internet_20_Link">
https://www.ukrinform.ua/rubric-regions/3717102-na-zahoplenih-teritoriah-rosiani-zmusuut-taksistiv-donositi-na-svoih-pasaziriv-malar.html</text:a>
</text:p>
      <!--NEWS-->
      <text:h text:style-name="P10" text:outline-level="1">
<text:span text:style-name="T4">
Germany will contribute to the security guarantee for Ukraine -</text:span>
</text:h>
      <text:p text:style-name="P4">
Authors: Ukrinform (Person)</text:p>
      <text:p text:style-name="P4">
Publisher: Укринформ (Organization)</text:p>
      <text:p text:style-name="P4">
Published Time: 2023-06-01T17:13:53+03:00</text:p>
      <text:p text:style-name="P4">
Modified Time: 2023-06-01T17:13:53+03:00</text:p>
      <text:p text:style-name="P4">
Description: Germany, which already provides significant support to Ukraine, will contribute to a peaceful order after the war. - Ukrinform.</text:p>
      <text:p text:style-name="P4">
Images: ['<text:a xlink:type="simple" xlink:href="https://static.ukrinform.com/photos/2023_02/thumb_files/630_360_1675929893-693.jpg" text:style-name="Internet_20_link" text:visited-style-name="Visited_20_Internet_20_Link">
630_360_16759...</text:a>
']</text:p>
      <text:p text:style-name="P4">
Tags: ['Німеччина', 'Україна', 'Безпека', 'Шольц']</text:p>
      <text:p text:style-name="P4">
Type: Article</text:p>
      <!--METADATA-->
      <text:p text:style-name="P4">
<draw:frame draw:style-name="fr1" draw:name="Image126" text:anchor-type="as-char" svg:width="6.9236in" svg:height="3.956343in" draw:z-index="0">
<draw:image xlink:href="../Images/yкринформ/2023-06-01T17-13-53-03-00/630_360_1675929893-693.jpg" xlink:type="simple" xlink:show="embed" xlink:actuate="onLoad" draw:mime-type="image/jpeg"/>
</draw:frame>
Germany, which is already providing significant support to Ukraine, will contribute to the security after the war.</text:p>
      <text:p text:style-name="P4">
This was stated by the German Federal Chancellor Olaf Solz as a precursor to the European political community summit in Chisinau, Ukrinform reports.</text:p>
      <text:p text:style-name="P4">
"We are now making a contribution to Ukraine's support. We have always said that there are peaceful guarantees after the war. <text:a xlink:type="simple" xlink:href="https://www.ukrinform.ua/tag-nimeccina" text:style-name="Internet_20_link" text:visited-style-name="Visited_20_Internet_20_Link">
Germany</text:a>
will contribute to it. We need to discuss how to look at specific terms. We have a long time about it, "Scholt said, answering questions about providing Ukrainian security for Ukraine.</text:p>
      <text:p text:style-name="P4">
He added that Europe is united in support of Ukraine, and "Germany makes a significant contribution."</text:p>
      <text:p text:style-name="P4">
"Our financial and humanitarian aid, as well as military support are very important. After the United States, it is the largest contribution made by one country," said Knowzler.</text:p>
      <text:p text:style-name="P4">
<text:span text:style-name="T4">
 Read also: </text:span>
 <text:a xlink:type="simple" xlink:href="https://www.ukrinform.ua/rubric-ato/3716284-zelenskij-budakij-napad-rosijskih-teroristiv-mae-zaversuvatisa-dla-nih-provalom.html" text:style-name="Internet_20_link" text:visited-style-name="Visited_20_Internet_20_Link">
Zelensky: Any attack of Russian terrorists should be a failure for them</text:a>
NATO Secretary General Jens Stoltenberg <text:a xlink:type="simple" xlink:href="https://www.ukrinform.ua/rubric-polytics/3717078-stoltenberg-pro-garantii-bezpeki-dla-ukraini-ce-pitanna-se-obgovoruetsa.html" text:style-name="Internet_20_link" text:visited-style-name="Visited_20_Internet_20_Link">
stated</text:a>
On June 1, that the security guarantees for Ukraine are discussed by NATO partners in front of the superstition in Vilnius.</text:p>
      <text:p text:style-name="P4">
News Source: <text:a xlink:type="simple" xlink:href="https://www.ukrinform.ua/rubric-polytics/3717104-nimeccina-zrobit-vnesok-u-garantii-bezpeki-dla-ukraini-solc.html" text:style-name="Internet_20_link" text:visited-style-name="Visited_20_Internet_20_Link">
https://www.ukrinform.ua/rubric-polytics/3717104-nimeccina-zrobit-vnesok-u-garantii-bezpeki-dla-ukraini-solc.html</text:a>
</text:p>
      <!--NEWS-->
      <text:h text:style-name="P10" text:outline-level="1">
<text:span text:style-name="T4">
Tomorrow there will be a meeting of the Defense Council of Kiev, where they will discuss the condition and use of shelters</text:span>
</text:h>
      <text:p text:style-name="P4">
Authors: Ukrinform (Person)</text:p>
      <text:p text:style-name="P4">
Publisher: Укринформ (Organization)</text:p>
      <text:p text:style-name="P4">
Published Time: 2023-06-01T17:18:37+03:00</text:p>
      <text:p text:style-name="P4">
Modified Time: 2023-06-01T17:18:37+03:00</text:p>
      <text:p text:style-name="P4">
Description: The KMVA initiated the convening on Friday, June 2, the city defense council, where they will discuss the condition and use of civil protection structures. - Ukrinform.</text:p>
      <text:p text:style-name="P4">
Images: ['<text:a xlink:type="simple" xlink:href="https://static.ukrinform.com/photos/2018_12/thumb_files/630_360_1543929001-282.jpg" text:style-name="Internet_20_link" text:visited-style-name="Visited_20_Internet_20_Link">
630_360_15439...</text:a>
']</text:p>
      <text:p text:style-name="P4">
Tags: ['Оборона', 'Київ', 'Укриття', 'Війна з Росією']</text:p>
      <text:p text:style-name="P4">
Type: Article</text:p>
      <!--METADATA-->
      <text:p text:style-name="P4">
<draw:frame draw:style-name="fr1" draw:name="Image127" text:anchor-type="as-char" svg:width="6.9236in" svg:height="3.956343in" draw:z-index="0">
<draw:image xlink:href="../Images/yкринформ/2023-06-01T17-18-37-03-00/630_360_1543929001-282.jpg" xlink:type="simple" xlink:show="embed" xlink:actuate="onLoad" draw:mime-type="image/jpeg"/>
</draw:frame>
Kmwiniminated the convening on Friday, June 2, the City Defense Council, where they discuss and the use of civil protection structures.</text:p>
      <text:p text:style-name="P4">
About it in <text:a xlink:type="simple" xlink:href="http://t.me/VA_Kyiv/1973" text:style-name="Internet_20_link" text:visited-style-name="Visited_20_Internet_20_Link">
telegram</text:a>
The press service of the city military administration reported, Ukrinform reports.</text:p>
      <text:p text:style-name="P4">
“We initiate the convening on Friday, June 2, the city's defense council. With the participation of the Kyiv City Council factions and representatives of the public. The main themes is discussing the condition and use of civil protection structures in the city, ”said the head of the KMVA Sergey Popko.</text:p>
      <text:p text:style-name="P4">
<text:span text:style-name="T4">
 Read also: </text:span>
 [Kievans can join access to <text:span text:style-name="T4">
 shelter </text:span>
(https://www.ukrinform.ua/rubric-kyiv/3717089-kiani-mozut-dolucitisa-do-perevirki-dostupu-do-ukrittiv-klicko.html)As it was reported, during the last rocket firing of ballistic missiles in Kiev, three people were killed, among them a 9-year-old girl. The death of a child of women occurred as a result of the fall of fragments at about 3:00 in the Desnianskyi district <text:a xlink:type="simple" xlink:href="https://www.ukrinform.ua/tag-kiiv" text:style-name="Internet_20_link" text:visited-style-name="Visited_20_Internet_20_Link">
Kiev</text:a>
. They were all before shelter.</text:p>
      <text:p text:style-name="P4">
News Source: <text:a xlink:type="simple" xlink:href="https://www.ukrinform.ua/rubric-kyiv/3717107-zavtra-vidbudetsa-zasidanna-radi-oboroni-kieva-de-obgovorat-stan-ta-vikoristanna-ukrittiv.html" text:style-name="Internet_20_link" text:visited-style-name="Visited_20_Internet_20_Link">
https://www.ukrinform.ua/rubric-kyiv/3717107-zavtra-vidbudetsa-zasidanna-radi-oboroni-kieva-de-obgovorat-stan-ta-vikoristanna-ukrittiv.html</text:a>
</text:p>
      <!--NEWS-->
      <text:h text:style-name="P10" text:outline-level="1">
<text:span text:style-name="T4">
The number of victims of shooting increased in Odessa - one of the wounded died in an ambulance</text:span>
</text:h>
      <text:p text:style-name="P4">
Authors: Ukrinform (Person)</text:p>
      <text:p text:style-name="P4">
Publisher: Укринформ (Organization)</text:p>
      <text:p text:style-name="P4">
Published Time: 2023-06-01T17:21:00+03:00</text:p>
      <text:p text:style-name="P4">
Modified Time: 2023-06-01T17:21:00+03:00</text:p>
      <text:p text:style-name="P4">
Description: The death toll as a result of the shooting in Odessa increased to two - one of the wounded died in an ambulance. - Ukrinform.</text:p>
      <text:p text:style-name="P4">
Images: ['<text:a xlink:type="simple" xlink:href="https://static.ukrinform.com/photos/2022_05/thumb_files/630_360_1653576338-700.jpg" text:style-name="Internet_20_link" text:visited-style-name="Visited_20_Internet_20_Link">
630_360_16535...</text:a>
']</text:p>
      <text:p text:style-name="P4">
Tags: ['Одеса', 'Стрілянина', 'Загибель', 'Швидка']</text:p>
      <text:p text:style-name="P4">
Type: Article</text:p>
      <!--METADATA-->
      <text:p text:style-name="P4">
<draw:frame draw:style-name="fr1" draw:name="Image128" text:anchor-type="as-char" svg:width="6.9236in" svg:height="3.956343in" draw:z-index="0">
<draw:image xlink:href="../Images/yкринформ/2023-06-01T17-21-00-03-00/630_360_1653576338-700.jpg" xlink:type="simple" xlink:show="embed" xlink:actuate="onLoad" draw:mime-type="image/jpeg"/>
</draw:frame>
The number of rapids due to shooting in Odessa increased to two - one of the wounded dead "fast".</text:p>
      <text:p text:style-name="P4">
This was reported by the Odesa City Council in <text:a xlink:type="simple" xlink:href="https://t.me/odesacityofficial/17728" text:style-name="Internet_20_link" text:visited-style-name="Visited_20_Internet_20_Link">
telegram</text:a>
, reports Ukrinform.</text:p>
      <text:p text:style-name="P4">
"A woman was killed as a result of a shootout. A BMW car driver was in an ambulance," the statement said.</text:p>
      <text:p text:style-name="P4">
As noted, pre -established that the cause of <text:a xlink:type="simple" xlink:href="https://www.ukrinform.ua/tag-strilanina" text:style-name="Internet_20_link" text:visited-style-name="Visited_20_Internet_20_Link">
shooting</text:a>
The conflict between the relatives, which was overcome in two cars.</text:p>
      <text:p text:style-name="P4">
<text:span text:style-name="T4">
 Read also: </text:span>
 [in ** Odess(https://www.ukrinform.ua/rubric-regions/3717082-v-odesi-stalasa-strilanina-zaginula-ludina.html)"The inspection of the scene is ongoing. Full circumstances are being established," the Untycdi added.</text:p>
      <text:p text:style-name="P4">
It was reported that a shooting occurred in one of the districts of Odessa. It was an information that one person was killed and two were injured.</text:p>
      <text:p text:style-name="P4">
News Source: <text:a xlink:type="simple" xlink:href="https://www.ukrinform.ua/rubric-regions/3717110-v-odesi-zrosla-kilkist-zertv-strilanini-odin-iz-poranenih-pomer-u-svidkij.html" text:style-name="Internet_20_link" text:visited-style-name="Visited_20_Internet_20_Link">
https://www.ukrinform.ua/rubric-regions/3717110-v-odesi-zrosla-kilkist-zertv-strilanini-odin-iz-poranenih-pomer-u-svidkij.html</text:a>
</text:p>
      <!--NEWS-->
      <text:h text:style-name="P10" text:outline-level="1">
<text:span text:style-name="T4">
Romania supports Ukraine on the way to the European Union and NATO - Presidents have signed a declaration</text:span>
</text:h>
      <text:p text:style-name="P4">
Authors: Ukrinform (Person)</text:p>
      <text:p text:style-name="P4">
Publisher: Укринформ (Organization)</text:p>
      <text:p text:style-name="P4">
Published Time: 2023-06-01T17:26:00+03:00</text:p>
      <text:p text:style-name="P4">
Modified Time: 2023-06-01T17:26:00+03:00</text:p>
      <text:p text:style-name="P4">
Description: President Volodymyr Zelensky discussed in Moldova with Romania President Klaus Johannis the need to strengthen the sanction pressure on Russia, bring the aggressor to justice and support Ukraine on the way to the EU and NATO. - Ukrinform.</text:p>
      <text:p text:style-name="P4">
Images: ['<text:a xlink:type="simple" xlink:href="https://static.ukrinform.com/photos/2023_06/thumb_files/630_360_1685629960-271.jpeg" text:style-name="Internet_20_link" text:visited-style-name="Visited_20_Internet_20_Link">
630_360_16856...</text:a>
']</text:p>
      <text:p text:style-name="P4">
Tags: ['Євросоюз', 'Молдова', 'НАТО', 'Румунія', 'Зеленський']</text:p>
      <text:p text:style-name="P4">
Type: Article</text:p>
      <!--METADATA-->
      <text:p text:style-name="P4">
<draw:frame draw:style-name="fr1" draw:name="Image129" text:anchor-type="as-char" svg:width="6.9236in" svg:height="3.956343in" draw:z-index="0">
<draw:image xlink:href="../Images/yкринформ/2023-06-01T17-26-00-03-00/630_360_1685629960-271.jpeg" xlink:type="simple" xlink:show="embed" xlink:actuate="onLoad" draw:mime-type="image/jpeg"/>
</draw:frame>
In Moldova, Presidential Lordimir discussed with Romania President Klausomyamnis, the need to strengthen the sanction pressure on Russia, bring the aggressor to justice and support Ukraine on the way to the EU and NATO.</text:p>
      <text:p text:style-name="P4">
Leaders also signed a joint declaration, Ukrinform reports with a reference <text:a xlink:type="simple" xlink:href="https://www.president.gov.ua/news/prezident-ukrayini-zustrivsya-z-prezidentom-rumuniyi-83321" text:style-name="Internet_20_link" text:visited-style-name="Visited_20_Internet_20_Link">
President of the Head of State</text:a>
.</text:p>
      <text:p text:style-name="P4">
Zelensky, in particular, thanked the Romanian people for their solidarity with Ukraine, made gratitude to Johannis for his personal contribution in support of our country and strengthening its defense capability.</text:p>
      <text:p text:style-name="P4">
He noted the importance of giving <text:a xlink:type="simple" xlink:href="https://www.ukrinform.ua/tag-rumunia" text:style-name="Internet_20_link" text:visited-style-name="Visited_20_Internet_20_Link">
Romania</text:a>
temporary asylum to Ukrainian citizens who were to forced their homes as a result of Russia's aggressive war.</text:p>
      <text:p text:style-name="P4">
<text:span text:style-name="T4">
 Read also: </text:span>
 <text:a xlink:type="simple" xlink:href="https://www.ukrinform.ua/rubric-polytics/3717061-prezidenti-ukraini-ta-evrokomisii-zrobili-spilnu-zaavu-do-dna-zahistu-ditej.html" text:style-name="Internet_20_link" text:visited-style-name="Visited_20_Internet_20_Link">
Presidents of Ukraine and the European Commission have made a joint declaration of Children's Day</text:a>
The leaders discussed further steps in helping Ukraine by Romania in order to reject the Russian invasion, in particular the strengthening of international sanction politics and holding Russia accountable for war crimes committed by the suityravity of our country.</text:p>
      <text:p text:style-name="P4">
The negotiations emphasized the importance of increasing Ukraine's support on the way to the EU and NATO. According to the OP, such a clear position on the side of Romania was the signing of the Declaration of the Declaration of Ukraine.</text:p>
      <text:p text:style-name="P4">
"The signing of this document is an important step on the eve of July Sumitunato in Vilnius," Zelensky stressed.</text:p>
      <text:p text:style-name="P4">
Particular attention was paid to the implementation of the peace formula as a basis for ensuring a stable just peace on the continent and the restoration of the world order.</text:p>
      <text:p text:style-name="P4">
<text:span text:style-name="T4">
 Read also: </text:span>
 <text:a xlink:type="simple" xlink:href="https://www.ukrinform.ua/rubric-polytics/3716956-moldova-pidtrimue-formulu-miru-zelenskogo-ta-stvorenna-tribunalu-dla-rf-sandu.html" text:style-name="Internet_20_link" text:visited-style-name="Visited_20_Internet_20_Link">
<text:span text:style-name="T4">
 Moldovan </text:span>
 And supports the formula of peace of the Zelensky Tribunal Tribunal for Russia - Sandu</text:a>
During the meeting, the leaders exchanged views on topical issues of two -way interaction, in particular in the areas of trade and logistics, as well as communicating in the humanitarian direction.The document states, in particular, that Ukraine and Romania have expressed a willingness to carry out bilateral consultations on international guarantees of Ukraine's security of Ukraine before acquiring NATO membership on the basis of the Kiev Security Treaty on September 13, 2022.</text:p>
      <text:p text:style-name="P4">
Romania also supports Ukraine to "become a member of NATO, as well as the conditions."</text:p>
      <text:p text:style-name="P4">
It was reported that President Volodymyr Zelenskyy is on Thursday with a visit Moldova, where he participated in the opening of the European political community summit.</text:p>
      <text:p text:style-name="P4">
<text:span text:style-name="T5">
Foto: op</text:span>
</text:p>
      <text:p text:style-name="P4">
News Source: <text:a xlink:type="simple" xlink:href="https://www.ukrinform.ua/rubric-polytics/3717118-rumunia-pidtrimue-ukrainu-na-slahu-v-evrosouz-i-nato-prezidenti-pidpisali-deklaraciu.html" text:style-name="Internet_20_link" text:visited-style-name="Visited_20_Internet_20_Link">
https://www.ukrinform.ua/rubric-polytics/3717118-rumunia-pidtrimue-ukrainu-na-slahu-v-evrosouz-i-nato-prezidenti-pidpisali-deklaraciu.html</text:a>
</text:p>
      <!--NEWS-->
      <text:h text:style-name="P10" text:outline-level="1">
<text:span text:style-name="T4">
Explosions reported in Kursk</text:span>
</text:h>
      <text:p text:style-name="P4">
Authors: liveuamap (Language: en)</text:p>
      <text:p text:style-name="P4">
Time: 2023-06-01T17:28:53</text:p>
      <text:p text:style-name="P4">
Location: Kurskaya oblast' (Latitude:51.75126 Longtitude:36.29677)</text:p>
      <text:p text:style-name="P4">
Videos: []</text:p>
      <text:p text:style-name="P4">
Images: []</text:p>
      <text:p text:style-name="P4">
Tags: ["Central and Eastern Europe", "Russia"]</text:p>
      <text:p text:style-name="P4">
Id: 22567069</text:p>
      <!--METADATA-->
      <text:p text:style-name="P4">
Explosions reported in Kursk</text:p>
      <text:p text:style-name="P4">
News Collection Link: <text:a xlink:type="simple" xlink:href="https://liveuamap.com/en/2023/1-june-explosions-reported-in-kursk" text:style-name="Internet_20_link" text:visited-style-name="Visited_20_Internet_20_Link">
https://liveuamap.com/en/2023/1-june-explosions-reported-in-kursk</text:a>
</text:p>
      <text:p text:style-name="P4">
News Source: <text:a xlink:type="simple" xlink:href="https://t.me/lachentyt/29952" text:style-name="Internet_20_link" text:visited-style-name="Visited_20_Internet_20_Link">
https://t.me/lachentyt/29952</text:a>
</text:p>
      <!--NEWS-->
      <text:h text:style-name="P10" text:outline-level="1">
<text:span text:style-name="T4">
The war -solved war violates the rights of millions of Ukrainian children - Shmigal</text:span>
</text:h>
      <text:p text:style-name="P4">
Authors: Ukrinform (Person)</text:p>
      <text:p text:style-name="P4">
Publisher: Укринформ (Organization)</text:p>
      <text:p text:style-name="P4">
Published Time: 2023-06-01T17:31:28+03:00</text:p>
      <text:p text:style-name="P4">
Modified Time: 2023-06-01T17:31:28+03:00</text:p>
      <text:p text:style-name="P4">
Description: Since the beginning of a full -scale war, Russia has committed more than 4,200 criminal offenses against Ukrainian children.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Діти', 'Уряд', 'Шмигаль', 'Війна з Росією']</text:p>
      <text:p text:style-name="P4">
Type: Article</text:p>
      <!--METADATA-->
      <text:p text:style-name="P4">
<draw:frame draw:style-name="fr1" draw:name="Image130" text:anchor-type="as-char" svg:width="6.9236in" svg:height="3.956343in" draw:z-index="0">
<draw:image xlink:href="../Images/yкринформ/2023-06-01T17-31-28-03-00/630_360_1676995305-131.jpg" xlink:type="simple" xlink:show="embed" xlink:actuate="onLoad" draw:mime-type="image/jpeg"/>
</draw:frame>
Initially, the full -scale war Russia committed more than 4,200 criminal offenses against Ukrainian children.</text:p>
      <text:p text:style-name="P4">
Prime Minister Denis Shmigal said this <text:a xlink:type="simple" xlink:href="https://t.me/Denys_Smyhal/5304" text:style-name="Internet_20_link" text:visited-style-name="Visited_20_Internet_20_Link">
Government meeting</text:a>
On Thursday, reports correspondent.</text:p>
      <text:p text:style-name="P4">
<text:span text:style-name="T5">
Derello: Telegram-channel <text:a xlink:type="simple" xlink:href="https://t.me/Denys_Smyhal/5304" text:style-name="Internet_20_link" text:visited-style-name="Visited_20_Internet_20_Link">
Prime Minister of Ukraine Denis Shmigal</text:a>
</text:span>
</text:p>
      <text:p text:style-name="P4">
“More than 4,200 criminal offenses were committed by Russia against children after the start of the Fresh War in Ukraine. Not every week from the Russian shear, injuries or children die. Today, almost 500 killed children are known, about a thousand - wounded, almost 400 are considered missing, thousands - deported to Russia or to that, ”Shmigal said.</text:p>
      <text:p text:style-name="P4">
He noted that the exact number of victims cannot be established at this time.</text:p>
      <text:p text:style-name="P4">
<text:span text:style-name="T4">
 Read also: </text:span>
 <text:a xlink:type="simple" xlink:href="https://www.ukrinform.ua/rubric-society/3717072-u-merezi-zapustili-informacijnu-kampaniu-na-zahist-ukrainskih-ditej.html" text:style-name="Internet_20_link" text:visited-style-name="Visited_20_Internet_20_Link">
on the network launched an information campaign to protect Ukrainian <text:span text:style-name="T4">
 children </text:span>
</text:a>
"The war resolved by Russia violates the rights of millions of Ukrainian children," the Prime Minister said.</text:p>
      <text:p text:style-name="P4">
He recalled that on the night of June 1, Russians in Kiev killed a 9-year-old girl of two adults. The head of government expressed their condolences to the relatives and relatives of the dead.</text:p>
      <text:p text:style-name="P4">
The members of the government honored the memory of all the dead children as a result of the aggression of Russian minutes of silence.</text:p>
      <text:p text:style-name="P4">
<text:span text:style-name="T4">
 Read also: </text:span>
 <text:a xlink:type="simple" xlink:href="https://www.ukrinform.ua/rubric-society/3717001-diti-e-najbilsimi-zertvami-vijni-zelenska.html" text:style-name="Internet_20_link" text:visited-style-name="Visited_20_Internet_20_Link">
children are the greatest victims of war - Zelensk</text:a>
As a result of a nightly Russian rocket attack in Kiev, it was reported, including a 9-year-old child.</text:p>
      <text:p text:style-name="P4">
News Source: <text:a xlink:type="simple" xlink:href="https://www.ukrinform.ua/rubric-society/3717115-rozvazana-rosieu-vijna-porusue-prava-miljoniv-ukrainskih-ditej-smigal.html" text:style-name="Internet_20_link" text:visited-style-name="Visited_20_Internet_20_Link">
https://www.ukrinform.ua/rubric-society/3717115-rozvazana-rosieu-vijna-porusue-prava-miljoniv-ukrainskih-ditej-smigal.html</text:a>
</text:p>
      <!--NEWS-->
      <text:h text:style-name="P10" text:outline-level="1">
<text:span text:style-name="T4">
Explosions reported in Kherson</text:span>
</text:h>
      <text:p text:style-name="P4">
Authors: liveuamap (Language: en)</text:p>
      <text:p text:style-name="P4">
Time: 2023-06-01T17:32:14</text:p>
      <text:p text:style-name="P4">
Location: Kherson (Latitude:46.6307 Longtitude:32.62991)</text:p>
      <text:p text:style-name="P4">
Videos: []</text:p>
      <text:p text:style-name="P4">
Images: []</text:p>
      <text:p text:style-name="P4">
Tags: ["Europe", "Central and Eastern Europe"]</text:p>
      <text:p text:style-name="P4">
Id: 22567070</text:p>
      <!--METADATA-->
      <text:p text:style-name="P4">
Explosions reported in Kherson</text:p>
      <text:p text:style-name="P4">
News Collection Link: <text:a xlink:type="simple" xlink:href="https://liveuamap.com/en/2023/1-june-explosions-reported-in-kherson" text:style-name="Internet_20_link" text:visited-style-name="Visited_20_Internet_20_Link">
https://liveuamap.com/en/2023/1-june-explosions-reported-in-kherson</text:a>
</text:p>
      <text:p text:style-name="P4">
News Source: <text:a xlink:type="simple" xlink:href="https://t.me/suspilnekherson/26999" text:style-name="Internet_20_link" text:visited-style-name="Visited_20_Internet_20_Link">
https://t.me/suspilnekherson/26999</text:a>
</text:p>
      <!--NEWS-->
      <text:h text:style-name="P10" text:outline-level="1">
<text:span text:style-name="T4">
Bankers and insurers declare the high stability of the financial sector - the NBU</text:span>
</text:h>
      <text:p text:style-name="P4">
Authors: Ukrinform (Person)</text:p>
      <text:p text:style-name="P4">
Publisher: Укринформ (Organization)</text:p>
      <text:p text:style-name="P4">
Published Time: 2023-06-01T17:32:41+03:00</text:p>
      <text:p text:style-name="P4">
Modified Time: 2023-06-01T17:32:41+03:00</text:p>
      <text:p text:style-name="P4">
Description: According to the NBU, 57% of bank executives and non -financial institutions declare improvement of the financial sector in Ukraine over the past half of a year; The worsening in the next six months is only 3% of respondents. - Ukrinform.</text:p>
      <text:p text:style-name="P4">
Images: ['<text:a xlink:type="simple" xlink:href="https://static.ukrinform.com/photos/2020_04/thumb_files/630_360_1588017785-633.jpg" text:style-name="Internet_20_link" text:visited-style-name="Visited_20_Internet_20_Link">
630_360_15880...</text:a>
']</text:p>
      <text:p text:style-name="P4">
Tags: ['Економіка', 'Нацбанк', 'Опитування']</text:p>
      <text:p text:style-name="P4">
Type: Article</text:p>
      <!--METADATA-->
      <text:p text:style-name="P4">
<draw:frame draw:style-name="fr1" draw:name="Image131" text:anchor-type="as-char" svg:width="6.9236in" svg:height="3.956343in" draw:z-index="0">
<draw:image xlink:href="../Images/yкринформ/2023-06-01T17-32-41-03-00/630_360_1588017785-633.jpg" xlink:type="simple" xlink:show="embed" xlink:actuate="onLoad" draw:mime-type="image/jpeg"/>
</draw:frame>
According to data, 57% of bank executives and non -financial institutions declare improvement of the financial sector in Ukraine in the last half of the year; The deterioration of the next months expected only 3% of respondents.</text:p>
      <text:p text:style-name="P4">
According to Ukrinform, the press service of the National Bank reported to the results of "Systemic Risks of the Financial Sector" for May 2023.</text:p>
      <text:p text:style-name="P4">
"Most of the surveyed <text:a xlink:type="simple" xlink:href="https://www.ukrinform.ua/tag-nacbank" text:style-name="Internet_20_link" text:visited-style-name="Visited_20_Internet_20_Link">
National Bank</text:a>
Banks and non -bank financial companies have informed the proposal of the financial sector in the last six months(57% instead of 3% in November 2022), and the proportion of respondents who expect a deterioration of the age of half a year decreased from 51% to 3%, " - the message said.</text:p>
      <text:p text:style-name="P4">
The second survey of the respondents improves their own assessments of the stability of the Financial Sector to significant negative events. At the same time, the proportion of the respondents who appreciated the stability of the financial sector as high or very high has increased again. The general balance of the answers has reached a record value from the start of the 2018 survey.</text:p>
      <text:p text:style-name="P4">
At the same time, they have changed significantly to the better estimates of the overall risk level of the Unspecular Sector; The proportion of respondents who considered its high levels high decreased from 83% to 58%.</text:p>
      <text:p text:style-name="P4">
Survey participants continue to improve their own current status sector assessments: Answer balance(+11%)It became positive for the first time since the beginning of a full -scale invasion.</text:p>
      <text:p text:style-name="P4">
According to the survey, the key to the financial sector remained risky with Russia, but the list of major risks has undergone significant changes.</text:p>
      <text:p text:style-name="P4">
Thus, the factor of corruption, the activities of law enforcement bars and the judicial system returned to the second place. Since the beginning of the full -scale war, this risky has reached the leading ten.</text:p>
      <text:p text:style-name="P4">
Five key risks of fraud and cyber threats, the risk of economic activity and the value of assets and the quality of collateral also have. Factors of inflation, exchange rate have shifted from the leaders to the end of the twenty -tutor risks.</text:p>
      <text:p text:style-name="P4">
<text:span text:style-name="T4">
 Read also: </text:span>
 [<text:span text:style-name="T4">
 National Bank </text:span>
 predicts a gradual reduction(https://www.ukrinform.ua/rubric-economy/3715972-nacbank-prognozue-postupove-skorocenna-rivna-bezrobitta.html)</text:p>
      <text:p text:style-name="P4">
The survey was conducted from May 11 to May 24, 2023 with the participation of 22 banks, ten insurers and three investment companies. Financial institutions that have been applied to special economic and other restrictive measures were not contaminated to the sample(sanctions).</text:p>
      <text:p text:style-name="P4">
Як повідомлялось, за травневими даними НБУ, підприємці два місяці поспільпозитивно оцінюють результати своєї поточної діяльності, попри повномасштабнувійну.</text:p>
      <text:p text:style-name="P4">
News Source: <text:a xlink:type="simple" xlink:href="https://www.ukrinform.ua/rubric-economy/3717117-bankiri-ta-strahoviki-zaavlaut-pro-visoku-stijkist-finansovogo-sektoru-nbu.html" text:style-name="Internet_20_link" text:visited-style-name="Visited_20_Internet_20_Link">
https://www.ukrinform.ua/rubric-economy/3717117-bankiri-ta-strahoviki-zaavlaut-pro-visoku-stijkist-finansovogo-sektoru-nbu.html</text:a>
</text:p>
      <!--NEWS-->
      <text:h text:style-name="P10" text:outline-level="1">
<text:span text:style-name="T4">
The Government initiates the work of all shelters in the country and, in particular, in Kiev - Shmigal</text:span>
</text:h>
      <text:p text:style-name="P4">
Authors: Ukrinform (Person)</text:p>
      <text:p text:style-name="P4">
Publisher: Укринформ (Organization)</text:p>
      <text:p text:style-name="P4">
Published Time: 2023-06-01T17:37:44+03:00</text:p>
      <text:p text:style-name="P4">
Modified Time: 2023-06-01T17:37:44+03:00</text:p>
      <text:p text:style-name="P4">
Description: The Cabinet of Ministers of Ukraine will make a protocol decision to check the work of all shelves in the country and, in particular, in the city of Kyiv. - Ukrinform.</text:p>
      <text:p text:style-name="P4">
Images: ['<text:a xlink:type="simple" xlink:href="https://static.ukrinform.com/photos/2023_04/thumb_files/630_360_1682514702-644.jpg" text:style-name="Internet_20_link" text:visited-style-name="Visited_20_Internet_20_Link">
630_360_16825...</text:a>
']</text:p>
      <text:p text:style-name="P4">
Tags: ['Кабмін', 'Шмигаль', 'Укриття']</text:p>
      <text:p text:style-name="P4">
Type: Article</text:p>
      <!--METADATA-->
      <text:p text:style-name="P4">
<draw:frame draw:style-name="fr1" draw:name="Image132" text:anchor-type="as-char" svg:width="6.9236in" svg:height="3.956343in" draw:z-index="0">
<draw:image xlink:href="../Images/yкринформ/2023-06-01T17-37-44-03-00/630_360_1682514702-644.jpg" xlink:type="simple" xlink:show="embed" xlink:actuate="onLoad" draw:mime-type="image/jpeg"/>
</draw:frame>
The Cabinet of Ministers of Ukraine will make a protocol decision to check the work of all schools in the country and, in particular, in the city of Kiev.</text:p>
      <text:p text:style-name="P4">
This was stated by Prime Minister of Ukraine Denis Shmigal <text:a xlink:type="simple" xlink:href="http://t.me/Denys_Smyhal/5304" text:style-name="Internet_20_link" text:visited-style-name="Visited_20_Internet_20_Link">
at a government meeting</text:a>
On Thursday, Ukrinform correspondent reports.</text:p>
      <text:p text:style-name="P4">
“Tonight, Russia has released 10 ballistic and winged missiles in Kiev. During this attack, there was an unacceptable situation where people could not get the shelter. Therefore, first of all, at today's meeting of the government, we make a protocol decision to check the work of all shelves in the country and, in particular, the content of Kiev, ” - said <text:a xlink:type="simple" xlink:href="https://www.ukrinform.ua/tag-smigal" text:style-name="Internet_20_link" text:visited-style-name="Visited_20_Internet_20_Link">
Shmigal</text:a>
.</text:p>
      <text:p text:style-name="P4">
He stressed that at any time of the day during air anxiety they should be accessible to all people.</text:p>
      <text:p text:style-name="P4">
"We will develop changes to the legislation to strengthen criminal liability, who, by their negligence, gives children and adults at a deadly danger.</text:p>
      <text:p text:style-name="P4">
<text:span text:style-name="T4">
 Read also: </text:span>
 <text:a xlink:type="simple" xlink:href="https://www.ukrinform.ua/rubric-kyiv/3717107-zavtra-vidbudetsa-zasidanna-radi-oboroni-kieva-de-obgovorat-stan-ta-vikoristanna-ukrittiv.html" text:style-name="Internet_20_link" text:visited-style-name="Visited_20_Internet_20_Link">
Tomorrow will take place a meeting of the Kiev Defense Council, they will be deprived and use of shelters</text:a>
As reported by Ukrinform, on the night of June 1, the Russian army released the incentive of Kiev <text:a xlink:type="simple" xlink:href="https://www.ukrinform.ua/rubric-ato/3716780-ppo-zbila-vsi-desat-iskanderiv-vipusenih-rosianami-ciei-noci.html" text:style-name="Internet_20_link" text:visited-style-name="Visited_20_Internet_20_Link">
ten missiles "Iskander"</text:a>
- all were destroyed by air defense forces. The nighttime attacked three people, including a child.</text:p>
      <text:p text:style-name="P4">
<text:span text:style-name="T5">
Foto: Denis Shmigal/Telegram</text:span>
</text:p>
      <text:p text:style-name="P4">
News Source: <text:a xlink:type="simple" xlink:href="https://www.ukrinform.ua/rubric-society/3717120-urad-iniciue-perevirku-roboti-vsih-ukrittiv-u-kraini-i-zokrema-v-kievi-smigal.html" text:style-name="Internet_20_link" text:visited-style-name="Visited_20_Internet_20_Link">
https://www.ukrinform.ua/rubric-society/3717120-urad-iniciue-perevirku-roboti-vsih-ukrittiv-u-kraini-i-zokrema-v-kievi-smigal.html</text:a>
</text:p>
      <!--NEWS-->
      <text:h text:style-name="P10" text:outline-level="1">
<text:span text:style-name="T4">
Northern Macedonia called the composition in the match of the selection of football Euro 2024 against Ukraine and England</text:span>
</text:h>
      <text:p text:style-name="P4">
Authors: Ukrinform (Person)</text:p>
      <text:p text:style-name="P4">
Publisher: Укринформ (Organization)</text:p>
      <text:p text:style-name="P4">
Published Time: 2023-06-01T17:38:04+03:00</text:p>
      <text:p text:style-name="P4">
Modified Time: 2023-06-01T17:38:04+03:00</text:p>
      <text:p text:style-name="P4">
Description: Northern Macedonia has announced a composition for June Matches of Qualification of the European Football Championship against national teams of Ukraine and England. - Ukrinform.</text:p>
      <text:p text:style-name="P4">
Images: ['<text:a xlink:type="simple" xlink:href="https://static.ukrinform.com/photos/2023_06/thumb_files/630_360_1685630221-503.jpg" text:style-name="Internet_20_link" text:visited-style-name="Visited_20_Internet_20_Link">
630_360_16856...</text:a>
']</text:p>
      <text:p text:style-name="P4">
Tags: ['Футбол', 'Збірна України', 'Північна Македонія', 'Євро-2024']</text:p>
      <text:p text:style-name="P4">
Type: Article</text:p>
      <!--METADATA-->
      <text:p text:style-name="P4">
<draw:frame draw:style-name="fr1" draw:name="Image133" text:anchor-type="as-char" svg:width="6.9236in" svg:height="3.956343in" draw:z-index="0">
<draw:image xlink:href="../Images/yкринформ/2023-06-01T17-38-04-03-00/630_360_1685630221-503.jpg" xlink:type="simple" xlink:show="embed" xlink:actuate="onLoad" draw:mime-type="image/jpeg"/>
</draw:frame>
Northworkethias announced the composition for June matches of qualifications of the European Cup of the European and England national zoneball.</text:p>
      <text:p text:style-name="P4">
The head coach of the team Milevsky summoned 29 performers, reports Ukrinform.</text:p>
      <text:p text:style-name="P4">
_ Warehouse of the national team of Northern Macedonia: _</text:p>
      <text:p text:style-name="P4">
goalkeepers - table Dimitrievsky(Rayo Vallekano, Spain), The melody(Hick, Finland), Damian Shishkovsky("Dox", Cyprus), Igor Alexovsky("Workers");  Defenders - Visar Musse(Ingolstadt, Germany). Joko Zaikov("University", Romania), Darko Velkovsky(Al-ethyifac, Saudi Arabia), Stefan Ristovsky(Dynamo, Zagreb, Croatia). Riding Alioos("Fenerbahche", Turkey). Nicola Seraphim("Fechervar", Hungary), Yovannev(Adan Demirspor, Turkey). Egzon Beitulai(The “Shkndy”), Vladitzabrdararevsky(“Skups”), Dimos Boyan("Academy", Pandeva);</text:p>
      <text:p text:style-name="P4">
midfielders - Anis Bardi("Trabzonspor", Turkey), Elif Elmas(Napoli, Italy), Arian(Bacesin, Goan, China), Atanasov(Krakowia, Poland), Umzi zon(“Varagein”, Croatia), David Babunsky("Mesyokyovod", Hungary), Davor Zdravkovsky(Ael Limassol, Cyprus), Sefer Emini(Sennerjuska, Denmark);</text:p>
      <text:p text:style-name="P4">
The attackers are Alexandrandar Truikovsky(Al-Feih, Saudi Arabia), Milanristovsky("Spartacus", Trnava, Czech Republic), Dorian Babunsky(“Debrecen”, Hungary), Etham Valio(Istanbulspor, Turkey), Ilya Nestorovsky(“Udinez”, Italy), Love Doriyev(The “Shkndy”), Stefan Ashkovsky(“Lamia”, Greece).</text:p>
      <text:p text:style-name="P4">
<text:span text:style-name="T4">
Читайте також:</text:span>
 <text:a xlink:type="simple" xlink:href="https://www.ukrinform.ua/rubric-sports/3717007-startue-prodaz-kvitkiv-na-matc-vidboru-evro-pivnicna-makedonia-ukraina.html" text:style-name="Internet_20_link" text:visited-style-name="Visited_20_Internet_20_Link">
 Стартує продаж квитків на матч відбору Євро Північна<text:span text:style-name="T4">
Македонія</text:span>
 - Україна </text:a>
It should be reminded that the match between the national teams of Northern Macedonia and Ukraine will take place on June 16 at the National Arena "Teso Priest". The beginning of the meeting - at 21.45 Zakiyivskyi time. After day, the Milevsky team will play with England.</text:p>
      <text:p text:style-name="P4">
Photo: ffm.mk.</text:p>
      <text:p text:style-name="P4">
News Source: <text:a xlink:type="simple" xlink:href="https://www.ukrinform.ua/rubric-sports/3717121-pivnicna-makedonia-nazvala-sklad-na-matci-vidboru-futbolnogo-evro2024-proti-ukraini-ta-anglii.html" text:style-name="Internet_20_link" text:visited-style-name="Visited_20_Internet_20_Link">
https://www.ukrinform.ua/rubric-sports/3717121-pivnicna-makedonia-nazvala-sklad-na-matci-vidboru-futbolnogo-evro2024-proti-ukraini-ta-anglii.html</text:a>
</text:p>
      <!--NEWS-->
      <text:h text:style-name="P10" text:outline-level="1">
<text:span text:style-name="T4">
Germany handed Ukraine another military assistance package to Ukraine</text:span>
</text:h>
      <text:p text:style-name="P4">
Authors: Ukrinform (Person)</text:p>
      <text:p text:style-name="P4">
Publisher: Укринформ (Organization)</text:p>
      <text:p text:style-name="P4">
Published Time: 2023-06-01T17:43:00+03:00</text:p>
      <text:p text:style-name="P4">
Modified Time: 2023-06-01T17:43:00+03:00</text:p>
      <text:p text:style-name="P4">
Description: The German government has announced the next party of military equipment transferred to Ukraine. - Ukrinform.</text:p>
      <text:p text:style-name="P4">
Images: ['<text:a xlink:type="simple" xlink:href="https://static.ukrinform.com/photos/2022_12/thumb_files/630_360_1670417330-791.jpg" text:style-name="Internet_20_link" text:visited-style-name="Visited_20_Internet_20_Link">
630_360_16704...</text:a>
']</text:p>
      <text:p text:style-name="P4">
Tags: ['Німеччина', 'Оборона', 'Україна', 'Війна з Росією']</text:p>
      <text:p text:style-name="P4">
Type: Article</text:p>
      <!--METADATA-->
      <text:p text:style-name="P4">
<draw:frame draw:style-name="fr1" draw:name="Image134" text:anchor-type="as-char" svg:width="6.9236in" svg:height="3.956343in" draw:z-index="0">
<draw:image xlink:href="../Images/yкринформ/2023-06-01T17-43-00-03-00/630_360_1670417330-791.jpg" xlink:type="simple" xlink:show="embed" xlink:actuate="onLoad" draw:mime-type="image/jpeg"/>
</draw:frame>
The government reported another batch of military equipment transferred to Ukraine.</text:p>
      <text:p text:style-name="P4">
The list is updated on the federal government's website, Ukrinform reports.</text:p>
      <text:p text:style-name="P4">
Already delivered: LEOPARD 1 tanks and two 8x8 HX81 trucks.</text:p>
      <text:p text:style-name="P4">
Also power <text:a xlink:type="simple" xlink:href="https://www.ukrinform.ua/tag-nimeccina" text:style-name="Internet_20_link" text:visited-style-name="Visited_20_Internet_20_Link">
Germany</text:a>
Seven caterpillars and remotely controlled cars of Themis.</text:p>
      <text:p text:style-name="P4">
It is noted that later the German government plans to transfer 64 caterpillars to Ukraine Bandvagn 206 and 66 armored personnel carriers.</text:p>
      <text:p text:style-name="P4">
*!(https://www.ukrinform.ua/rubric-ato/3717042-pentagon-zakupit-dla-ukraini-ustanovki-gepard-na-majze-120-miljoniv.html)As reported by Ukrinform, the German government on Tuesday, May 23, reported a precinct batch of military equipment transferred to Ukraine.</text:p>
      <text:p text:style-name="P4">
News Source: <text:a xlink:type="simple" xlink:href="https://www.ukrinform.ua/rubric-ato/3717124-nimeccina-peredala-ukraini-cergovij-paket-vijskovoi-dopomogi.html" text:style-name="Internet_20_link" text:visited-style-name="Visited_20_Internet_20_Link">
https://www.ukrinform.ua/rubric-ato/3717124-nimeccina-peredala-ukraini-cergovij-paket-vijskovoi-dopomogi.html</text:a>
</text:p>
      <!--NEWS-->
      <text:h text:style-name="P10" text:outline-level="1">
<text:span text:style-name="T4">
In Kherson and the region as a result of Russian shelling, 15 people are injured</text:span>
</text:h>
      <text:p text:style-name="P4">
Authors: Ukrinform (Person)</text:p>
      <text:p text:style-name="P4">
Publisher: Укринформ (Organization)</text:p>
      <text:p text:style-name="P4">
Published Time: 2023-06-01T17:45:43+03:00</text:p>
      <text:p text:style-name="P4">
Modified Time: 2023-06-01T17:45:43+03:00</text:p>
      <text:p text:style-name="P4">
Description: In Kherson and the region, as a result of hostile shelling, 15 people were injured on June 1 - a pre -trial investigation was launched. - Ukrinform.</text:p>
      <text:p text:style-name="P4">
Images: ['<text:a xlink:type="simple" xlink:href="https://static.ukrinform.com/photos/2023_06/thumb_files/630_360_1685630513-579.png" text:style-name="Internet_20_link" text:visited-style-name="Visited_20_Internet_20_Link">
630_360_16856...</text:a>
']</text:p>
      <text:p text:style-name="P4">
Tags: ['Херсонщина', 'Обстріл', 'Поранені', 'Війна з Росією']</text:p>
      <text:p text:style-name="P4">
Type: Article</text:p>
      <!--METADATA-->
      <text:p text:style-name="P4">
<draw:frame draw:style-name="fr1" draw:name="Image135" text:anchor-type="as-char" svg:width="6.9236in" svg:height="3.956343in" draw:z-index="0">
<draw:image xlink:href="../Images/yкринформ/2023-06-01T17-45-43-03-00/630_360_1685630513-579.png" xlink:type="simple" xlink:show="embed" xlink:actuate="onLoad" draw:mime-type="image/png"/>
</draw:frame>
In the Khersonite region, as a result of hostile shelling, 15 people were wounded on June 1 - a pre -trial investigation.</text:p>
      <text:p text:style-name="P4">
As reported by Ukrinform, it is reported <text:a xlink:type="simple" xlink:href="http://www.gp.gov.ua/ua/posts/cergovii-vorozii-obstril-xersonshhini-rozpocato-rozsliduvannya" text:style-name="Internet_20_link" text:visited-style-name="Visited_20_Internet_20_Link">
Office of the Prosecutor General.</text:a>
</text:p>
      <text:p text:style-name="P4">
</text:p>
      <text:p text:style-name="P4">
Under the procedural leadership of the Kherson and Beryslav district prosecutors, a pre -trial investigation in criminal proceedings on the fact(Part 1 of Art. 438 of the Criminal Code of Ukraine).</text:p>
      <text:p text:style-name="P4">
За даними слідства, 1 червня російські військові вчергове атакували Херсон танаселені пункти області.</text:p>
      <text:p text:style-name="P4">
Внаслідок обстрілів у Херсонському та Бериславському районах постраждалоблизько 15 осіб. Дані уточнюються.</text:p>
      <text:p text:style-name="P4">
Пошкоджені житлові будинки, господарські споруди, магазин.</text:p>
      <text:p text:style-name="P4">
<text:span text:style-name="T4">
Читайте також:</text:span>
 <text:a xlink:type="simple" xlink:href="https://www.ukrinform.ua/rubric-ato/3716284-zelenskij-budakij-napad-rosijskih-teroristiv-mae-zaversuvatisa-dla-nih-provalom.html" text:style-name="Internet_20_link" text:visited-style-name="Visited_20_Internet_20_Link">
 Зеленський: Будь-який напад російських терористів маєзавершуватися для них провалом </text:a>
As reported <text:a xlink:type="simple" xlink:href="https://www.ukrinform.ua/rubric-ato/3717081-vorog-znovu-zastosovue-kerovani-aviabombi-na-hersonsini-gumenuk.html" text:style-name="Internet_20_link" text:visited-style-name="Visited_20_Internet_20_Link">
Ukrinform</text:a>
, in the Eviritoleumorphone "Unified News" the head of the united press center of the operational team "South" Natalia Humeniuk informed that in the south the Russian Ruskivska had returned to the tactics of use of managed airbombs. In particular, Nakherson region is most affected by Beryslav and Kherson districts.</text:p>
      <text:p text:style-name="P4">
News Source: <text:a xlink:type="simple" xlink:href="https://www.ukrinform.ua/rubric-ato/3717125-u-hersoni-ta-oblasti-vnaslidok-rosijskogo-obstrilu-poraneni-15-ludej.html" text:style-name="Internet_20_link" text:visited-style-name="Visited_20_Internet_20_Link">
https://www.ukrinform.ua/rubric-ato/3717125-u-hersoni-ta-oblasti-vnaslidok-rosijskogo-obstrilu-poraneni-15-ludej.html</text:a>
</text:p>
      <!--NEWS-->
      <text:h text:style-name="P10" text:outline-level="1">
<text:span text:style-name="T4">
More explosions reported in Kursk</text:span>
</text:h>
      <text:p text:style-name="P4">
Authors: liveuamap (Language: en)</text:p>
      <text:p text:style-name="P4">
Time: 2023-06-01T17:48:00</text:p>
      <text:p text:style-name="P4">
Location: Kursk,Kurskaya oblast' (Latitude:51.74789 Longtitude:36.22913)</text:p>
      <text:p text:style-name="P4">
Videos: []</text:p>
      <text:p text:style-name="P4">
Images: []</text:p>
      <text:p text:style-name="P4">
Tags: ["Russia"]</text:p>
      <text:p text:style-name="P4">
Id: 22567072</text:p>
      <!--METADATA-->
      <text:p text:style-name="P4">
More explosions reported in Kursk</text:p>
      <text:p text:style-name="P4">
News Collection Link: <text:a xlink:type="simple" xlink:href="https://liveuamap.com/en/2023/1-june-more-explosions-reported-in-kursk-" text:style-name="Internet_20_link" text:visited-style-name="Visited_20_Internet_20_Link">
https://liveuamap.com/en/2023/1-june-more-explosions-reported-in-kursk-</text:a>
</text:p>
      <text:p text:style-name="P4">
News Source: <text:a xlink:type="simple" xlink:href="https://t.me/itsdonetsk/78203" text:style-name="Internet_20_link" text:visited-style-name="Visited_20_Internet_20_Link">
https://t.me/itsdonetsk/78203</text:a>
</text:p>
      <!--NEWS-->
      <text:h text:style-name="P10" text:outline-level="1">
<text:span text:style-name="T4">
Diaspora organizes courses in the study of Ukrainian language by police Lisbon</text:span>
</text:h>
      <text:p text:style-name="P4">
Authors: Ukrinform (Person)</text:p>
      <text:p text:style-name="P4">
Publisher: Укринформ (Organization)</text:p>
      <text:p text:style-name="P4">
Published Time: 2023-06-01T17:54:00+03:00</text:p>
      <text:p text:style-name="P4">
Modified Time: 2023-06-01T17:54:00+03:00</text:p>
      <text:p text:style-name="P4">
Description: The first secretary of the Embassy of Ukraine in Portugal Denis Buger and Vice president of the Union of Ukrainians in Portugal Natalia Varga during a visit to the tourist police department of the Central district of Lisbon discussed the possibility of studying the Ukrainian language by police of this department. - Ukrinform.</text:p>
      <text:p text:style-name="P4">
Images: ['<text:a xlink:type="simple" xlink:href="https://static.ukrinform.com/photos/2023_06/thumb_files/630_360_1685631444-971.jpg" text:style-name="Internet_20_link" text:visited-style-name="Visited_20_Internet_20_Link">
630_360_16856...</text:a>
']</text:p>
      <text:p text:style-name="P4">
Tags: ['Діаспора', 'Поліція', 'Португалія', 'Українська мова']</text:p>
      <text:p text:style-name="P4">
Type: Article</text:p>
      <!--METADATA-->
      <text:p text:style-name="P4">
<draw:frame draw:style-name="fr1" draw:name="Image139" text:anchor-type="as-char" svg:width="6.9236in" svg:height="3.956343in" draw:z-index="0">
<draw:image xlink:href="../Images/yкринформ/2023-06-01T17-54-00-03-00/630_360_1685631444-971.jpg" xlink:type="simple" xlink:show="embed" xlink:actuate="onLoad" draw:mime-type="image/jpeg"/>
</draw:frame>
The First Secretary of the Embassy of Ukraine in Portugal Denis Buger and the Vice -Cresident of the Union of Ukrainians in Portugal Natalia Varga during a visit to the tourist department of the Central District of Lisbon discussed the possibility of studying the Ukrainian language by police of this department.</text:p>
      <text:p text:style-name="P4">
According to Ukrinform, about it on <text:a xlink:type="simple" xlink:href="https://www.facebook.com/story.php" text:style-name="Internet_20_link" text:visited-style-name="Visited_20_Internet_20_Link">
Facebook</text:a>
Pavel Sadokha, Head of the Union of Ukrainians in Portugal, informed.</text:p>
      <text:p text:style-name="P4">
According to him, courses in the study of Ukrainian will be organized by the Union.</text:p>
      <text:p text:style-name="P4">
“Now, unfortunately, because of great suffering, but our millennial language is gaining personality in EU countries. This is an important step towards European integration and introduction of the Ukrainian language as the official language of the EU countries, ”Mr Sadokha wrote.</text:p>
      <text:p text:style-name="P4">
The chairman of the Union of Ukrainians in Portugal noted that thanks to the close cooperation of Ukrainians in Portugal with Lviv National University of Franko, within the framework of educational innovation activity of the Department of Education(Scientific adviser Doctor of Psychological Sciences, Professor of the Faculty of Pedagogical Education)In 2021, courses were organized as a foreign language with relevant state certification in Ukraine.</text:p>
      <text:p text:style-name="P4">
"So, we have prepared, qualified teachers in Portugal, who will start teaching Ukrainian for Portuguese police officers in the near future," he added.</text:p>
      <text:p text:style-name="P4">
On the clarifying question of Ukrinform correspondent, Pan Sadokha reported that she is already fully ready to hold the lessons for police. In their turn, police officers will now be determined by hours that will be able to attend language courses.</text:p>
      <text:p text:style-name="P4">
We will remind, the Ukrainian community in Portugal <text:a xlink:type="simple" xlink:href="https://www.ukrinform.ua/rubric-diaspora/3705592-diaspora-zaklikala-portugaliu-zasuditi-ideologiu-rasizmu.html" text:style-name="Internet_20_link" text:visited-style-name="Visited_20_Internet_20_Link">
applied</text:a>
To the Parliament of the Republic, to support the resolution of the Verkhovna Rada of Ukraine of May 2, Yakhashism is condemned as the basic ideology of state policy of Russian federation.</text:p>
      <text:p text:style-name="P4">
<text:span text:style-name="T5">
Foto: Pavlo Sadokha / Facebook</text:span>
</text:p>
      <text:p text:style-name="P4">
News Source: <text:a xlink:type="simple" xlink:href="https://www.ukrinform.ua/rubric-diaspora/3717127-diaspora-organizovue-kursi-z-vivcenna-ukrainskoi-movi-policejskimi-lisabona.html" text:style-name="Internet_20_link" text:visited-style-name="Visited_20_Internet_20_Link">
https://www.ukrinform.ua/rubric-diaspora/3717127-diaspora-organizovue-kursi-z-vivcenna-ukrainskoi-movi-policejskimi-lisabona.html</text:a>
</text:p>
      <!--NEWS-->
      <text:h text:style-name="P10" text:outline-level="1">
<text:span text:style-name="T4">
In the seven settlements of Donetsk region the forced evacuation of children was declared</text:span>
</text:h>
      <text:p text:style-name="P4">
Authors: Ukrinform (Person)</text:p>
      <text:p text:style-name="P4">
Publisher: Укринформ (Organization)</text:p>
      <text:p text:style-name="P4">
Published Time: 2023-06-01T17:54:38+03:00</text:p>
      <text:p text:style-name="P4">
Modified Time: 2023-06-01T17:54:38+03:00</text:p>
      <text:p text:style-name="P4">
Description: In seven settlements of Donetsk region, forced evacuation of children was announced. - Ukrinform.</text:p>
      <text:p text:style-name="P4">
Images: ['<text:a xlink:type="simple" xlink:href="https://static.ukrinform.com/photos/2022_05/thumb_files/630_360_1653289692-302.jpg" text:style-name="Internet_20_link" text:visited-style-name="Visited_20_Internet_20_Link">
630_360_16532...</text:a>
']</text:p>
      <text:p text:style-name="P4">
Tags: ['Діти', 'Донеччина', 'Евакуація', 'Війна з Росією']</text:p>
      <text:p text:style-name="P4">
Type: Article</text:p>
      <!--METADATA-->
      <text:p text:style-name="P4">
<draw:frame draw:style-name="fr1" draw:name="Image140" text:anchor-type="as-char" svg:width="6.9236in" svg:height="3.956343in" draw:z-index="0">
<draw:image xlink:href="../Images/yкринформ/2023-06-01T17-54-38-03-00/630_360_1653289692-302.jpg" xlink:type="simple" xlink:show="embed" xlink:actuate="onLoad" draw:mime-type="image/jpeg"/>
</draw:frame>
In seminal points of Donetsk region, a forced evacuation of children was announced.</text:p>
      <text:p text:style-name="P4">
According to Ukrinform, the Ministry of Reintegration of the Temporarily -Coupled Territories of Ukraine reports this in <text:a xlink:type="simple" xlink:href="http://t.me/minre_ua/3459" text:style-name="Internet_20_link" text:visited-style-name="Visited_20_Internet_20_Link">
telegram</text:a>
.</text:p>
      <text:p text:style-name="P4">
“Today, under the chairmanship of the Viceremer-Minister Irina Vereshchuk, there was a coordination headquarters on compulsory evacuation in the state of martial law. Members of the coordination unanimously support the Donetsk Ova on the announcement of compulsory evacuation 239 children from 7 -painting points of Donetsk region, where the security situation remains critical, ”the message is not critical.</text:p>
      <text:p text:style-name="P4">
The forced evacuation of children will be carried out in the city of Zalizny, the settlements of New York Ipovnichny, the villages of Konstantinovka, Ivanopillya, Mykolaivka, Podilsky.</text:p>
      <text:p text:style-name="P4">
Evacuus children accompanied by one parent or a legal representative will be provided with free reflection, social guarantees, humanitarian assistance and psychological support.</text:p>
      <text:p text:style-name="P4">
<text:span text:style-name="T4">
 Read also: </text:span>
 <text:a xlink:type="simple" xlink:href="https://www.ukrinform.ua/rubric-regions/3713893-bili-angoli-vze-evakuuvali-z-nebezpecnih-rajoniv-ponad-400-ditej.html" text:style-name="Internet_20_link" text:visited-style-name="Visited_20_Internet_20_Link">
"White Angels" have already evacuated from dangerous areas over 400 children</text:a>
The Ministry of Reintegration urges not to neglect their children and the safety of children and to immediately consume to safer regions.</text:p>
      <text:p text:style-name="P4">
For evacuation issues from Donetsk region, you should contact the local authorities or at the number:(098)890-33-18.</text:p>
      <text:p text:style-name="P4">
You can also report to a hot linen-mone-reintegration of 15-48 or write in messengers about the number:(096)078-84-33.</text:p>
      <text:p text:style-name="P4">
<text:span text:style-name="T4">
 Read also: </text:span>
 <text:a xlink:type="simple" xlink:href="https://www.ukrinform.ua/rubric-regions/3714621-v-avdiivci-ta-bahmuti-zalisautsa-patero-ditej-ih-ne-daut-evakuuvati-batki.html" text:style-name="Internet_20_link" text:visited-style-name="Visited_20_Internet_20_Link">
in Avdiivka and Bakhmuta there are five children - they are not evacuated by parents</text:a>
As reported by Ukrinform, in <text:a xlink:type="simple" xlink:href="https://www.ukrinform.ua/rubric-regions/3716704-na-doneccini-potribno-evakuuvati-ditej-iz-ponad-10-naselenih-punktiv-veresuk.html" text:style-name="Internet_20_link" text:visited-style-name="Visited_20_Internet_20_Link">
Donetsk region</text:a>
More than ten settlements need to be evacuated.</text:p>
      <text:p text:style-name="P4">
News Source: <text:a xlink:type="simple" xlink:href="https://www.ukrinform.ua/rubric-regions/3717129-u-semi-naselenih-punktah-doneccini-ogolosili-primusovu-evakuaciu-ditej.html" text:style-name="Internet_20_link" text:visited-style-name="Visited_20_Internet_20_Link">
https://www.ukrinform.ua/rubric-regions/3717129-u-semi-naselenih-punktah-doneccini-ogolosili-primusovu-evakuaciu-ditej.html</text:a>
</text:p>
      <!--NEWS-->
      <text:h text:style-name="P10" text:outline-level="1">
<text:span text:style-name="T4">
Russian Airlines destroyed a music school in Kherson region</text:span>
</text:h>
      <text:p text:style-name="P4">
Authors: Ukrinform (Person)</text:p>
      <text:p text:style-name="P4">
Publisher: Укринформ (Organization)</text:p>
      <text:p text:style-name="P4">
Published Time: 2023-06-01T18:00:30+03:00</text:p>
      <text:p text:style-name="P4">
Modified Time: 2023-06-01T18:00:30+03:00</text:p>
      <text:p text:style-name="P4">
Description: In the Kherson region, Russian troops dumped airbags to the village of the Odradokamyanka of the Tyagyn Community, which resulted in a destroyed music school. - Ukrinform.</text:p>
      <text:p text:style-name="P4">
Images: ['<text:a xlink:type="simple" xlink:href="https://static.ukrinform.com/photos/2023_06/thumb_files/630_360_1685631482-9267.jpeg" text:style-name="Internet_20_link" text:visited-style-name="Visited_20_Internet_20_Link">
630_360_16856...</text:a>
']</text:p>
      <text:p text:style-name="P4">
Tags: ['Херсонщина', 'Обстріл', 'Школа', 'Війна з Росією']</text:p>
      <text:p text:style-name="P4">
Type: Article</text:p>
      <!--METADATA-->
      <text:p text:style-name="P4">
<draw:frame draw:style-name="fr1" draw:name="Image141" text:anchor-type="as-char" svg:width="6.9236in" svg:height="3.956343in" draw:z-index="0">
<draw:image xlink:href="../Images/yкринформ/2023-06-01T18-00-30-03-00/630_360_1685631482-9267.jpeg" xlink:type="simple" xlink:show="embed" xlink:actuate="onLoad" draw:mime-type="image/jpeg"/>
</draw:frame>
Nakherson region Russian troops dumped airbags into the village of the Obradokamyankatyagin community, which resulted in a destroyed music school.</text:p>
      <text:p text:style-name="P4">
According to Ukrinform, it reports <text:a xlink:type="simple" xlink:href="https://t.me/khersonskaODA/6318" text:style-name="Internet_20_link" text:visited-style-name="Visited_20_Internet_20_Link">
Kherson Ova</text:a>
.</text:p>
      <text:p text:style-name="P4">
“Berislav district is once again at fire. After 4 pm, the invaders were occupied to the village of Odradotokamyanka of the Tyaginsky community, ”the presentation said.</text:p>
      <text:p text:style-name="P4">
As noted, as a result of <text:a xlink:type="simple" xlink:href="https://www.ukrinform.ua/tag-obstril" text:style-name="Internet_20_link" text:visited-style-name="Visited_20_Internet_20_Link">
shelling</text:a>
Destroyed music school, people were not injured.</text:p>
      <text:p text:style-name="P4">
</text:p>
      <text:p text:style-name="P4">
<text:a xlink:type="simple" xlink:href="https://static.ukrinform.com/photos/2023_06/1685631482-6763.jpeg" text:style-name="Internet_20_link" text:visited-style-name="Visited_20_Internet_20_Link">
 </text:a>
 <text:a xlink:type="simple" xlink:href="https://static.ukrinform.com/photos/2023_06/1685631482-5401.jpeg" text:style-name="Internet_20_link" text:visited-style-name="Visited_20_Internet_20_Link">
</text:a>
 <text:a xlink:type="simple" xlink:href="https://static.ukrinform.com/photos/2023_06/1685631482-8820.jpeg" text:style-name="Internet_20_link" text:visited-style-name="Visited_20_Internet_20_Link">
</text:a>
 <text:a xlink:type="simple" xlink:href="https://static.ukrinform.com/photos/2023_06/1685631482-9267.jpeg" text:style-name="Internet_20_link" text:visited-style-name="Visited_20_Internet_20_Link">
<draw:frame draw:style-name="fr1" draw:name="Image146" text:anchor-type="as-char" svg:width="6.9236in" svg:height="3.956343in" draw:z-index="0">
<draw:image xlink:href="../Images/yкринформ/2023-06-01T18-00-30-03-00/630_360_1685631482-9267.jpeg" xlink:type="simple" xlink:show="embed" xlink:actuate="onLoad" draw:mime-type="image/jpeg"/>
</draw:frame>
</text:a>
 <text:a xlink:type="simple" xlink:href="https://static.ukrinform.com/photos/2023_06/1685631482-9071.jpeg" text:style-name="Internet_20_link" text:visited-style-name="Visited_20_Internet_20_Link">
</text:a>
 <text:a xlink:type="simple" xlink:href="https://static.ukrinform.com/photos/2023_06/1685631482-4386.jpeg" text:style-name="Internet_20_link" text:visited-style-name="Visited_20_Internet_20_Link">
</text:a>
 <text:a xlink:type="simple" xlink:href="https://static.ukrinform.com/photos/2023_06/1685631483-4951.jpeg" text:style-name="Internet_20_link" text:visited-style-name="Visited_20_Internet_20_Link">
</text:a>
<text:span text:style-name="T4">
 Read also: </text:span>
 <text:a xlink:type="simple" xlink:href="https://www.ukrinform.ua/rubric-ato/3717125-u-hersoni-ta-oblasti-vnaslidok-rosijskogo-obstrilu-poraneni-15-ludej.html" text:style-name="Internet_20_link" text:visited-style-name="Visited_20_Internet_20_Link">
in Kherson and region as a result of Russian shelling 15 people</text:a>
According to Ukrinform, the Russian army fired at Beryslav of the Kherson region, three civilians wounded.</text:p>
      <text:p text:style-name="P4">
News Source: <text:a xlink:type="simple" xlink:href="https://www.ukrinform.ua/rubric-regions/3717131-rosijski-aviabombi-zrujnuvali-muzicnu-skolu-na-hersonsini.html" text:style-name="Internet_20_link" text:visited-style-name="Visited_20_Internet_20_Link">
https://www.ukrinform.ua/rubric-regions/3717131-rosijski-aviabombi-zrujnuvali-muzicnu-skolu-na-hersonsini.html</text:a>
</text:p>
      <!--NEWS-->
      <text:h text:style-name="P10" text:outline-level="1">
<text:span text:style-name="T4">
Kyiv Defense Council is postponed - KSCA</text:span>
</text:h>
      <text:p text:style-name="P4">
Authors: Ukrinform (Person)</text:p>
      <text:p text:style-name="P4">
Publisher: Укринформ (Organization)</text:p>
      <text:p text:style-name="P4">
Published Time: 2023-06-01T18:02:01+03:00</text:p>
      <text:p text:style-name="P4">
Modified Time: 2023-06-01T18:02:01+03:00</text:p>
      <text:p text:style-name="P4">
Description: The meeting of the Kiev Defense Council, which was going to discuss the condition and use of shelters, is postponed. - Ukrinform.</text:p>
      <text:p text:style-name="P4">
Images: ['<text:a xlink:type="simple" xlink:href="https://static.ukrinform.com/photos/2021_08/thumb_files/630_360_1629187472-487.jpg" text:style-name="Internet_20_link" text:visited-style-name="Visited_20_Internet_20_Link">
630_360_16291...</text:a>
']</text:p>
      <text:p text:style-name="P4">
Tags: ['Київ', 'Безпека', 'Укриття', 'Війна з Росією']</text:p>
      <text:p text:style-name="P4">
Type: Article</text:p>
      <!--METADATA-->
      <text:p text:style-name="P4">
<draw:frame draw:style-name="fr1" draw:name="Image150" text:anchor-type="as-char" svg:width="6.9236in" svg:height="3.956343in" draw:z-index="0">
<draw:image xlink:href="../Images/yкринформ/2023-06-01T18-02-01-03-00/630_360_1629187472-487.jpg" xlink:type="simple" xlink:show="embed" xlink:actuate="onLoad" draw:mime-type="image/jpeg"/>
</draw:frame>
The meeting of the Defense Council of Kyiv, which was going to discuss the condition and use of guides, is postponed.</text:p>
      <text:p text:style-name="P4">
About it in <text:a xlink:type="simple" xlink:href="http://t.me/VA_Kyiv/1974" text:style-name="Internet_20_link" text:visited-style-name="Visited_20_Internet_20_Link">
telegram</text:a>
The Kyiv City City Administration reported, Ukrinform reports.</text:p>
      <text:p text:style-name="P4">
"Meeting of the Defense Council <text:a xlink:type="simple" xlink:href="https://www.ukrinform.ua/tag-kiiv" text:style-name="Internet_20_link" text:visited-style-name="Visited_20_Internet_20_Link">
Kiev</text:a>
It is postponed, " - the message reads.</text:p>
      <text:p text:style-name="P4">
The date and time of the meeting will be reported in advance.</text:p>
      <text:p text:style-name="P4">
<text:span text:style-name="T4">
 Read also: </text:span>
 <text:a xlink:type="simple" xlink:href="https://www.ukrinform.ua/rubric-kyiv/3717089-kiani-mozut-dolucitisa-do-perevirki-dostupu-do-ukrittiv-klicko.html" text:style-name="Internet_20_link" text:visited-style-name="Visited_20_Internet_20_Link">
Kievans can join the checking to shelter - Klitschko</text:a>
As it was reported, the KMVA <text:a xlink:type="simple" xlink:href="https://www.ukrinform.ua/rubric-kyiv/3717107-zavtra-vidbudetsa-zasidanna-radi-oboroni-kieva-de-obgovorat-stan-ta-vikoristanna-ukrittiv.html" text:style-name="Internet_20_link" text:visited-style-name="Visited_20_Internet_20_Link">
initiated the convocation</text:a>
On June 2, the city of defense of the city, where they were to discuss the state of Taborvity of civil protection structures.</text:p>
      <text:p text:style-name="P4">
News Source: <text:a xlink:type="simple" xlink:href="https://www.ukrinform.ua/rubric-kyiv/3717132-zasidanna-radi-oboroni-kieva-perenositsa-kmda.html" text:style-name="Internet_20_link" text:visited-style-name="Visited_20_Internet_20_Link">
https://www.ukrinform.ua/rubric-kyiv/3717132-zasidanna-radi-oboroni-kieva-perenositsa-kmda.html</text:a>
</text:p>
      <!--NEWS-->
      <text:h text:style-name="P10" text:outline-level="1">
<text:span text:style-name="T4">
Russia rejects the attempts of other countries to become a mediator on the return of children - Mykola Kuleba</text:span>
</text:h>
      <text:p text:style-name="P4">
Authors: Ukrinform (Person)</text:p>
      <text:p text:style-name="P4">
Publisher: Укринформ (Organization)</text:p>
      <text:p text:style-name="P4">
Published Time: 2023-06-01T18:05:01+03:00</text:p>
      <text:p text:style-name="P4">
Modified Time: 2023-06-01T18:05:01+03:00</text:p>
      <text:p text:style-name="P4">
Description: According to international norms, the aggressor country should transmit information about illegally displaced children to a third party. Switzerland could be a mediator, but the Russian Federation rejects any attempts from other countries to appear in this role. - Ukrinform.</text:p>
      <text:p text:style-name="P4">
Images: ['<text:a xlink:type="simple" xlink:href="https://static.ukrinform.com/photos/2023_04/thumb_files/630_360_1681305675-764.jpg" text:style-name="Internet_20_link" text:visited-style-name="Visited_20_Internet_20_Link">
630_360_16813...</text:a>
']</text:p>
      <text:p text:style-name="P4">
Tags: ['Депортація', 'Діти', 'Росія']</text:p>
      <text:p text:style-name="P4">
Type: Article</text:p>
      <!--METADATA-->
      <text:p text:style-name="P4">
<draw:frame draw:style-name="fr1" draw:name="Image151" text:anchor-type="as-char" svg:width="6.9236in" svg:height="3.956343in" draw:z-index="0">
<draw:image xlink:href="../Images/yкринформ/2023-06-01T18-05-01-03-00/630_360_1681305675-764.jpg" xlink:type="simple" xlink:show="embed" xlink:actuate="onLoad" draw:mime-type="image/jpeg"/>
</draw:frame>
According to international norms, the aggressor country should transmit information about illegally-informed children. Switzerland could be a mediator, but RFD is a attempt at other countries to appear in this role.</text:p>
      <text:p text:style-name="P4">
This was stated by the founder of the Save Ukraine Rescue Network, the former Presidential Officer of Ukraine Mykola Kuleba, informs <text:a xlink:type="simple" xlink:href="http://ukr.radio/news.html" text:style-name="Internet_20_link" text:visited-style-name="Visited_20_Internet_20_Link">
Ukrainian Radio</text:a>
, reports Ukrinform.</text:p>
      <text:p text:style-name="P4">
According to him, the office of the Commissioner for Human Rights tries to find any opportunity to communicate with the office of the Commissioner for Human Rights of the Russian Federation to return Ukrainian children. Kuleba specified that this is what he knows, Alvin believes that these attempts are not enough.</text:p>
      <text:p text:style-name="P4">
“Therefore, I understand how difficult it is for the official Ukrainian side today, public authorities to try to communicate somehow, because they communicate with a reference that kills, teaches children, deport them. How can you negotiate at all? But according to international norms, just in such situations, the aggressor should transfer information about the children to the third party. How much I know, Switzerland should be a mediator, but Russia rejected any attempts to become other countries, ”he said.</text:p>
      <text:p text:style-name="P4">
The former Children's Ombudsman informed that the FSB is currently opposing the SaveUkraine Foundation and the return of Ukrainian children.</text:p>
      <text:p text:style-name="P4">
“And we see that <text:a xlink:type="simple" xlink:href="https://www.ukrinform.ua/tag-rosia" text:style-name="Internet_20_link" text:visited-style-name="Visited_20_Internet_20_Link">
Russia</text:a>
Genocide, war crimes continue. For this, everyone who does it is Putin, Belova Tavi, others who make decisions, and those who execute them will be responsible for the pre -tribunal tribunal and will be convicted, ”Kuleba is convinced.</text:p>
      <text:p text:style-name="P4">
According to him, the Save Ukraine Fund returned about 120 children. But he believes that, compared to how many children were stolen by Russians, it is almost a little.</text:p>
      <text:p text:style-name="P4">
“Therefore, of course, international organizations work to now establish Russia in genocide in genocide ... this evidence, cases(Mass deportation of Children of the Ukrainian to Russia - ed.)should be presented in the tribunal and the decision must be issued. The way was the decision on the arrest of Belova and Putin. But cestioned arrest. That is, this decision has not yet been made about genocide, so first, Putin and Belov should appear in court, ”said the former children's Ombudsman.As it was reported, on May 31, Lubinets stated that the Russian Federation, killing Ukrainian children, was trying to kill the future of Ukraine.</text:p>
      <text:p text:style-name="P4">
News Source: <text:a xlink:type="simple" xlink:href="https://www.ukrinform.ua/rubric-society/3717135-rosia-vidkidae-sprobi-insih-krain-stati-poserednikom-sodo-povernenna-ditej-mikola-kuleba.html" text:style-name="Internet_20_link" text:visited-style-name="Visited_20_Internet_20_Link">
https://www.ukrinform.ua/rubric-society/3717135-rosia-vidkidae-sprobi-insih-krain-stati-poserednikom-sodo-povernenna-ditej-mikola-kuleba.html</text:a>
</text:p>
      <!--NEWS-->
      <text:h text:style-name="P10" text:outline-level="1">
<text:span text:style-name="T4">
The police came with searches in KSCA through closed shelters during shelling</text:span>
</text:h>
      <text:p text:style-name="P4">
Authors: Ukrinform (Person)</text:p>
      <text:p text:style-name="P4">
Publisher: Укринформ (Organization)</text:p>
      <text:p text:style-name="P4">
Published Time: 2023-06-01T18:07:00+03:00</text:p>
      <text:p text:style-name="P4">
Modified Time: 2023-06-01T18:07:00+03:00</text:p>
      <text:p text:style-name="P4">
Description: Capital police conduct searches at the Kyiv City State Administration through closed shelters during a Russian attack, which led to the death of several people. - Ukrinform.</text:p>
      <text:p text:style-name="P4">
Images: ['<text:a xlink:type="simple" xlink:href="https://static.ukrinform.com/photos/2021_08/thumb_files/630_360_1629187472-487.jpg" text:style-name="Internet_20_link" text:visited-style-name="Visited_20_Internet_20_Link">
630_360_16291...</text:a>
']</text:p>
      <text:p text:style-name="P4">
Tags: ['КМДА', 'Обшук', 'Поліція', 'Київ']</text:p>
      <text:p text:style-name="P4">
Type: Article</text:p>
      <!--METADATA-->
      <text:p text:style-name="P4">
<draw:frame draw:style-name="fr1" draw:name="Image152" text:anchor-type="as-char" svg:width="6.9236in" svg:height="3.956343in" draw:z-index="0">
<draw:image xlink:href="../Images/yкринформ/2023-06-01T18-07-00-03-00/630_360_1629187472-487.jpg" xlink:type="simple" xlink:show="embed" xlink:actuate="onLoad" draw:mime-type="image/jpeg"/>
</draw:frame>
Metropolitan police officers conduct searches at the Kyiv City State Administration through closed shelters during a Russian attack, which led to the death of several people.</text:p>
      <text:p text:style-name="P4">
This information was confirmed by a spokeswoman for the capital policeyuli Girdvilis in a comment to Ukrinform.</text:p>
      <text:p text:style-name="P4">
"Searches(у КМДА — ред.)police are conducting <text:a xlink:type="simple" xlink:href="https://www.ukrinform.ua/tag-kiiv" text:style-name="Internet_20_link" text:visited-style-name="Visited_20_Internet_20_Link">
Kiev</text:a>
Together with the prosecutor's office, ”she said.</text:p>
      <text:p text:style-name="P4">
The spokeswoman of the capital police did not tell other details.</text:p>
      <text:p text:style-name="P4">
<text:span text:style-name="T4">
 Read also: </text:span>
 <text:a xlink:type="simple" xlink:href="https://www.ukrinform.ua/rubric-society/3717120-urad-iniciue-perevirku-roboti-vsih-ukrittiv-u-kraini-i-zokrema-v-kievi-smigal.html" text:style-name="Internet_20_link" text:visited-style-name="Visited_20_Internet_20_Link">
The Government initiates the work check of all <text:span text:style-name="T4">
 shelter </text:span>
 in the country, in particular, in Kiev - Shmigal</text:a>
According to Ukrinform, three people were killed in Kiev, including a child who tried to get into a closed bomb shelter during air anxiety. Police began on this fact of proceedings on official negligence.</text:p>
      <text:p text:style-name="P4">
News Source: <text:a xlink:type="simple" xlink:href="https://www.ukrinform.ua/rubric-kyiv/3717139-policia-prijsla-z-obsukami-v-kmda-cerez-zakriti-ukritta-pid-cas-obstrilu.html" text:style-name="Internet_20_link" text:visited-style-name="Visited_20_Internet_20_Link">
https://www.ukrinform.ua/rubric-kyiv/3717139-policia-prijsla-z-obsukami-v-kmda-cerez-zakriti-ukritta-pid-cas-obstrilu.html</text:a>
</text:p>
      <!--NEWS-->
      <text:h text:style-name="P10" text:outline-level="1">
<text:span text:style-name="T4">
China and India in May received record volumes of Russian oil</text:span>
</text:h>
      <text:p text:style-name="P4">
Authors: Ukrinform (Person)</text:p>
      <text:p text:style-name="P4">
Publisher: Укринформ (Organization)</text:p>
      <text:p text:style-name="P4">
Published Time: 2023-06-01T18:09:00+03:00</text:p>
      <text:p text:style-name="P4">
Modified Time: 2023-06-01T18:09:00+03:00</text:p>
      <text:p text:style-name="P4">
Description: Imports of Russian raw oil in China and India have reached a historic maximum in May, since more and more buyers from these countries prefer Russian raw materials sold at high discounts, more than the Middle East and Africa. - Ukrinform.</text:p>
      <text:p text:style-name="P4">
Images: ['<text:a xlink:type="simple" xlink:href="https://static.ukrinform.com/photos/2019_08/thumb_files/630_360_1567260994-694.jpg" text:style-name="Internet_20_link" text:visited-style-name="Visited_20_Internet_20_Link">
630_360_15672...</text:a>
']</text:p>
      <text:p text:style-name="P4">
Tags: ['Індія', 'Китай', 'нафта']</text:p>
      <text:p text:style-name="P4">
Type: Article</text:p>
      <!--METADATA-->
      <text:p text:style-name="P4">
<draw:frame draw:style-name="fr1" draw:name="Image153" text:anchor-type="as-char" svg:width="6.9236in" svg:height="3.956343in" draw:z-index="0">
<draw:image xlink:href="../Images/yкринформ/2023-06-01T18-09-00-03-00/630_360_1567260994-694.jpg" xlink:type="simple" xlink:show="embed" xlink:actuate="onLoad" draw:mime-type="image/jpeg"/>
</draw:frame>
In May, the imported crude oil and India have reached a historic maximum in May, as more and more buyers from these countries prefer Russian raw materials sold at large discounts, more than Africa's Middle East.</text:p>
      <text:p text:style-name="P4">
About it with reference to the data of the world's leading ship trackers Kpler and Vortex) reports <text:a xlink:type="simple" xlink:href="http://www.reuters.com/markets/commodities/china-india-receive-record-russian-crude-oil-may-data-2023-06-01/" text:style-name="Internet_20_link" text:visited-style-name="Visited_20_Internet_20_Link">
Reuters</text:a>
, reports Ukrinform.</text:p>
      <text:p text:style-name="P4">
Delivery from Russia occurred on the eve of the meeting on June 4, oil exporters with their partners(OPEC +)including Russia.</text:p>
      <text:p text:style-name="P4">
Black gold produce countries try to reduce the cost of Brent futures, which have fallen by 5%this week, up to about $ 73 this week. For the barrel, despite the April promise of OPEC+ from May, reducing the species.</text:p>
      <text:p text:style-name="P4">
<text:span text:style-name="T4">
 Read also: </text:span>
 <text:a xlink:type="simple" xlink:href="https://www.ukrinform.ua/rubric-economy/3704857-kazahstan-zaboronit-eksport-naftoproduktiv-do-rosijskogo-portu-taman.html" text:style-name="Internet_20_link" text:visited-style-name="Visited_20_Internet_20_Link">
Kazakhstan will prohibit export of oil port of Taman's Administrative Port</text:a>
However, during the Sunday meeting, they are unlikely to be able to negotiate more oil supplies to the market despite the decline in prices, four interlocutors in the Alliance reported Reuters.</text:p>
      <text:p text:style-name="P4">
According to Vortexa and Kpler, China and India, the largest importers of raw oil and largest buyers of Russian oil, they imported about 110 million Barrels in May, which is almost 10% more than in April, despite the limits on it.</text:p>
      <text:p text:style-name="P4">
According to Vortexa, Russian deliveries to India reached a record level of 8.6 million tonnes(62.8 million barrels)while China bought 6 million tonnes as much as April.</text:p>
      <text:p text:style-name="P4">
KPler data showed a similar trend: India's import reached 66.7 million, and China increased to 49.2 million barrels.</text:p>
      <text:p text:style-name="P4">
In <text:a xlink:type="simple" xlink:href="https://www.ukrinform.ua/tag-kitaj" text:style-name="Internet_20_link" text:visited-style-name="Visited_20_Internet_20_Link">
China</text:a>
Oil refineries try to shorten the cost of raw materials and increase the processing margin on a more resilient than expected to restore the economy. Large private recycling companies have started buying Russian oil early this year and increased volumes in recent months.</text:p>
      <text:p text:style-name="P4">
<text:span text:style-name="T4">
 Read also: </text:span>
 <text:a xlink:type="simple" xlink:href="https://www.ukrinform.ua/rubric-economy/3707866-import-rosijskoi-nafti-v-indiu-torik-zris-majze-udesatero-bbc.html" text:style-name="Internet_20_link" text:visited-style-name="Visited_20_Internet_20_Link">
Import of Russian oil to India last year has grown almost wise - BBC</text:a>
</text:p>
      <text:p text:style-name="P4">
News Source: <text:a xlink:type="simple" xlink:href="https://www.ukrinform.ua/rubric-economy/3717138-kitaj-ta-india-u-travni-otrimali-rekordni-obsagi-rosijskoi-nafti.html" text:style-name="Internet_20_link" text:visited-style-name="Visited_20_Internet_20_Link">
https://www.ukrinform.ua/rubric-economy/3717138-kitaj-ta-india-u-travni-otrimali-rekordni-obsagi-rosijskoi-nafti.html</text:a>
</text:p>
      <!--NEWS-->
      <text:h text:style-name="P10" text:outline-level="1">
<text:span text:style-name="T4">
Ukraine insists on the need for free movement of agricultural products by EU countries</text:span>
</text:h>
      <text:p text:style-name="P4">
Authors: Ukrinform (Person)</text:p>
      <text:p text:style-name="P4">
Publisher: Укринформ (Organization)</text:p>
      <text:p text:style-name="P4">
Published Time: 2023-06-01T18:12:23+03:00</text:p>
      <text:p text:style-name="P4">
Modified Time: 2023-06-01T18:12:23+03:00</text:p>
      <text:p text:style-name="P4">
Description: Ukraine insists on the need to ensure the free movement of agricultural products by EU countries - this will create equal conditions for all agrarians, which in turn will lead to an increase in trade volumes, reducing the cost of logistics and increasing the profitability of farmers. - Ukrinform.</text:p>
      <text:p text:style-name="P4">
Images: ['<text:a xlink:type="simple" xlink:href="https://static.ukrinform.com/photos/2022_05/thumb_files/630_360_1651657694-321.jpg" text:style-name="Internet_20_link" text:visited-style-name="Visited_20_Internet_20_Link">
630_360_16516...</text:a>
']</text:p>
      <text:p text:style-name="P4">
Tags: ['Євросоюз', 'Мінагро', 'Зерно']</text:p>
      <text:p text:style-name="P4">
Type: Article</text:p>
      <!--METADATA-->
      <text:p text:style-name="P4">
<draw:frame draw:style-name="fr1" draw:name="Image154" text:anchor-type="as-char" svg:width="6.9236in" svg:height="3.956343in" draw:z-index="0">
<draw:image xlink:href="../Images/yкринформ/2023-06-01T18-12-23-03-00/630_360_1651657694-321.jpg" xlink:type="simple" xlink:show="embed" xlink:actuate="onLoad" draw:mime-type="image/jpeg"/>
</draw:frame>
Ukrainian is the need to ensure the free movement of agricultural products by the EU countries- it will create equal conditions for all farmers, which in turn will lead to the loss of trade, reduction of logistics costs and increase the profitability of farmers.</text:p>
      <text:p text:style-name="P4">
This was stressed by the First Deputy Minister of Agrarian Policy and Food of Ukraine Taras Vysotsky during a panel discussion at the International Grain Ukraine Grain Ikraine, Ukrinform reports, citing <text:a xlink:type="simple" xlink:href="http://minagro.gov.ua/news/taras-visockij-cogo-roku-ukrayina-matime-5-mln-tonn-perehidnih-zalishkiv-agroprodukciyi" text:style-name="Internet_20_link" text:visited-style-name="Visited_20_Internet_20_Link">
press service. </text:a>
He noted that the Ukrainian agricultural sector is highly competitive at the view of production cost, and access to the market <text:a xlink:type="simple" xlink:href="https://www.ukrinform.ua/tag-evrosouz" text:style-name="Internet_20_link" text:visited-style-name="Visited_20_Internet_20_Link">
European Union</text:a>
It is important for growth of the industry.</text:p>
      <text:p text:style-name="P4">
“Thanks to the prolonged free trade agreement, we have the opportunity to expand trade and raise the economy. However, the problem of establishing exports for agricultural crops, such as sunflower, wheat, corn and rapeseed in some countries of the European Union can limit our access to this market. This will not be influenced by the Ukrainian agrarian sector, but also the economy of these specific countries that they are able to trade with us, ”Vysotsky said.</text:p>
      <text:p text:style-name="P4">
In addition, access to global markets through the "grain corridor" diversification of sales for Ukrainian farmers, limiting our dependence of the market and ensuring further economic growth.</text:p>
      <text:p text:style-name="P4">
"We need to work together with our foreign partners and find a joint language to ensure the development of the agricultural sector," the deputy minister added.</text:p>
      <text:p text:style-name="P4">
He also noted that this year Ukraine will not have such large ultrasounds of cereals and oilseeds as last year. According to him, last year, on July 1, there were about 22 million tonnes of reserves in Ukraine. This year they will be 5 million t.</text:p>
      <text:p text:style-name="P4">
"This is our average pre -war figure, but we must be sure that we will be able to export the volume of a new crop, the harvest of which will start weeks," Vysotsky stressed.</text:p>
      <text:p text:style-name="P4">
<text:span text:style-name="T4">
 Read also: </text:span>
 [Ukrainian <text:span text:style-name="T4">
 grain </text:span>
 is critically important for the rescue of children from hunger - acid(https://www.ukrinform.ua/rubric-polytics/3716782-ukrainske-zerno-e-kriticno-vazlivim-dla-poratunku-miljoniv-ditej-vid-golodu-kislica.html)</text:p>
      <text:p text:style-name="P4">
News Source: <text:a xlink:type="simple" xlink:href="https://www.ukrinform.ua/rubric-economy/3717140-ukraina-napolagae-na-neobhidnosti-vilnogo-ruhu-agroprodukcii-krainami-es.html" text:style-name="Internet_20_link" text:visited-style-name="Visited_20_Internet_20_Link">
https://www.ukrinform.ua/rubric-economy/3717140-ukraina-napolagae-na-neobhidnosti-vilnogo-ruhu-agroprodukcii-krainami-es.html</text:a>
</text:p>
      <!--NEWS-->
      <text:h text:style-name="P10" text:outline-level="1">
<text:span text:style-name="T4">
The government has made changes to the order of granting the status of a child affected by hostilities</text:span>
</text:h>
      <text:p text:style-name="P4">
Authors: Ukrinform (Person)</text:p>
      <text:p text:style-name="P4">
Publisher: Укринформ (Organization)</text:p>
      <text:p text:style-name="P4">
Published Time: 2023-06-01T18:17:00+03:00</text:p>
      <text:p text:style-name="P4">
Modified Time: 2023-06-01T18:17:00+03:00</text:p>
      <text:p text:style-name="P4">
Description: The Cabinet of Ministers of Ukraine amended the order of granting the status of a child affected by hostilities and armed conflicts.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Діти', 'Уряд', 'Війна']</text:p>
      <text:p text:style-name="P4">
Type: Article</text:p>
      <!--METADATA-->
      <text:p text:style-name="P4">
<draw:frame draw:style-name="fr1" draw:name="Image155" text:anchor-type="as-char" svg:width="6.9236in" svg:height="3.956343in" draw:z-index="0">
<draw:image xlink:href="../Images/yкринформ/2023-06-01T18-17-00-03-00/630_360_1678738628-217.jpg" xlink:type="simple" xlink:show="embed" xlink:actuate="onLoad" draw:mime-type="image/jpeg"/>
</draw:frame>
The Cabinet of Ministers of Ukraine amended the procedure for granting the status of a child, which was a concerted as a result of hostilities and armed conflicts.</text:p>
      <text:p text:style-name="P4">
According to Ukrinform, a permanent representative of the Cabinet of Ministers in the Verkhovna Rada Taras Melnychuk in [telegram] reported this in the Verkhovna Rada in the Verkhovna Rada(https://t.me/tmelnychuk/2399).</text:p>
      <text:p text:style-name="P4">
“Amendments to the order of granting status [child] have been made(https://www.ukrinform.ua/tag-diti)which was injured as a result of the military act of armed conflict. The rights to obtain the status of a child affected by hostilities and armed conflicts were expanded from the territory of Donetsk and Luhansk regions to the territory of all Ukraine for non -free food, as well as in the future for the possibility of obtaining compensation from the Russian Federation, ”Melnychuk said.</text:p>
      <text:p text:style-name="P4">
<text:span text:style-name="T4">
 Read also: </text:span>
 <text:a xlink:type="simple" xlink:href="https://www.ukrinform.ua/rubric-ato/3716833-v-ukraini-rozsliduut-ponad-29-tisaci-voennih-zlociniv-rf-proti-ditej.html" text:style-name="Internet_20_link" text:visited-style-name="Visited_20_Internet_20_Link">
In Ukraine more than 2.9 thousand military crimes against children are investigated</text:a>
As reported, as of June 1 in Ukraine, as a result of armed aggression, 484 children were killed and 992 were injured.</text:p>
      <text:p text:style-name="P4">
News Source: <text:a xlink:type="simple" xlink:href="https://www.ukrinform.ua/rubric-society/3717144-urad-vnis-zmini-do-poradku-nadanna-statusu-ditini-aka-postrazdala-vnaslidok-voennih-dij.html" text:style-name="Internet_20_link" text:visited-style-name="Visited_20_Internet_20_Link">
https://www.ukrinform.ua/rubric-society/3717144-urad-vnis-zmini-do-poradku-nadanna-statusu-ditini-aka-postrazdala-vnaslidok-voennih-dij.html</text:a>
</text:p>
      <!--NEWS-->
      <text:h text:style-name="P10" text:outline-level="1">
<text:span text:style-name="T4">
Zavatskaya came out to the 1/4 finals of ITF tournament in Italy</text:span>
</text:h>
      <text:p text:style-name="P4">
Authors: Ukrinform (Person)</text:p>
      <text:p text:style-name="P4">
Publisher: Укринформ (Organization)</text:p>
      <text:p text:style-name="P4">
Published Time: 2023-06-01T18:20:00+03:00</text:p>
      <text:p text:style-name="P4">
Modified Time: 2023-06-01T18:20:00+03:00</text:p>
      <text:p text:style-name="P4">
Description: The International Tennis Federation (ITF) with a prize fund of $ 60,000 - Ukrinform is ongoing in Bracia (Italy).</text:p>
      <text:p text:style-name="P4">
Images: ['<text:a xlink:type="simple" xlink:href="https://static.ukrinform.com/photos/2023_06/thumb_files/630_360_1685632737-756.jpg" text:style-name="Internet_20_link" text:visited-style-name="Visited_20_Internet_20_Link">
630_360_16856...</text:a>
']</text:p>
      <text:p text:style-name="P4">
Tags: ['Теніс']</text:p>
      <text:p text:style-name="P4">
Type: Article</text:p>
      <!--METADATA-->
      <text:p text:style-name="P4">
<draw:frame draw:style-name="fr1" draw:name="Image156" text:anchor-type="as-char" svg:width="6.9236in" svg:height="3.956343in" draw:z-index="0">
<draw:image xlink:href="../Images/yкринформ/2023-06-01T18-20-00-03-00/630_360_1685632737-756.jpg" xlink:type="simple" xlink:show="embed" xlink:actuate="onLoad" draw:mime-type="image/jpeg"/>
</draw:frame>
In Breshiya(Italy)The International Tennis Federation Tournament is ongoing(ITF)With a prize fund $ 60 thousand</text:p>
      <text:p text:style-name="P4">
Ukrainian Katarina Zavatska(# 218 of the world rating)went out to 1/4 of the financial shops, less than 1 hour confidently beat in the second round Italianica Pierry(№771)- 6: 2, 6: 0, transmits Ukrinform.</text:p>
      <text:p text:style-name="P4">
For reaching the semifinals Zavatskaya will meet with the 6th number of Japanese Khontam(№191 WTA)which in turn defeated the Italian Georgia Pedone(№619)- 6: 1, 6: 1.</text:p>
      <text:p text:style-name="P4">
<text:span text:style-name="T4">
 Read also: </text:span>
 [Katarina Zavatskaya torn out victory in the starting ITF Grillibra in Italy]](https://www.ukrinform.ua/rubric-sports/3716823-katarina-zavacka-virvala-peremogu-u-startovij-gri-turniru-itf-v-italii.html)The tournament in Breshiya will be held until June 4.</text:p>
      <text:p text:style-name="P4">
Photo: Getty Images/Global Images Ukraine.</text:p>
      <text:p text:style-name="P4">
News Source: <text:a xlink:type="simple" xlink:href="https://www.ukrinform.ua/rubric-sports/3717146-zavacka-vijsla-do-14-finalu-turniru-itf-v-italii.html" text:style-name="Internet_20_link" text:visited-style-name="Visited_20_Internet_20_Link">
https://www.ukrinform.ua/rubric-sports/3717146-zavacka-vijsla-do-14-finalu-turniru-itf-v-italii.html</text:a>
</text:p>
      <!--NEWS-->
      <text:h text:style-name="P10" text:outline-level="1">
<text:span text:style-name="T4">
GRP inspectors can be formed 2.5-3 months from the beginning of the competition</text:span>
</text:h>
      <text:p text:style-name="P4">
Authors: Ukrinform (Person)</text:p>
      <text:p text:style-name="P4">
Publisher: Укринформ (Organization)</text:p>
      <text:p text:style-name="P4">
Published Time: 2023-06-01T18:20:09+03:00</text:p>
      <text:p text:style-name="P4">
Modified Time: 2023-06-01T18:20:09+03:00</text:p>
      <text:p text:style-name="P4">
Description: The formation of the Service of Disciplinary Inspectors of the High Council of Justice (GRP) after legislative support for its activity can last 2.5-3 months from the beginning of the competition for the positions of inspectors. - Ukrinform.</text:p>
      <text:p text:style-name="P4">
Images: ['<text:a xlink:type="simple" xlink:href="https://static.ukrinform.com/photos/2019_02/thumb_files/630_360_1551098926-716.jpg" text:style-name="Internet_20_link" text:visited-style-name="Visited_20_Internet_20_Link">
630_360_15510...</text:a>
']</text:p>
      <text:p text:style-name="P4">
Tags: ['Законопроєкт', 'Судді', 'Вища рада правосуддя']</text:p>
      <text:p text:style-name="P4">
Type: Article</text:p>
      <!--METADATA-->
      <text:p text:style-name="P4">
<draw:frame draw:style-name="fr1" draw:name="Image157" text:anchor-type="as-char" svg:width="6.9236in" svg:height="3.956343in" draw:z-index="0">
<draw:image xlink:href="../Images/yкринформ/2023-06-01T18-20-09-03-00/630_360_1551098926-716.jpg" xlink:type="simple" xlink:show="embed" xlink:actuate="onLoad" draw:mime-type="image/jpeg"/>
</draw:frame>
Formation of disciplinary inspectors of the High Council of Justice(GRP)The post-law provision of its activity can last 2.5-3 months from the beginning of the competition for the positions of inspectors.</text:p>
      <text:p text:style-name="P4">
The head of the GRP Grigory Usyk said this during a briefing in Kiev, answering the question of Ukrinform correspondent.</text:p>
      <text:p text:style-name="P4">
He emphasized the importance of starting the work of the disciplinary inspectors, as more than 9,000 complaints against judges need prompt consideration.</text:p>
      <text:p text:style-name="P4">
Usyk noted that the Verkhovna Rada is currently a bill, which provides for the formation of the service, including the provisions on the competition for the positions of inspectors. In addition, he said, the law states that for the period of the competition the powers of consideration of disciplinary complaints will be transferred <text:a xlink:type="simple" xlink:href="https://www.ukrinform.ua/tag-visa-rada-pravosudda" text:style-name="Internet_20_link" text:visited-style-name="Visited_20_Internet_20_Link">
of the High Council of Justice</text:a>
.</text:p>
      <text:p text:style-name="P4">
"How much time will take the formation of the disciplinary inspectors?</text:p>
      <text:p text:style-name="P4">
<text:span text:style-name="T4">
 Read also: </text:span>
 <text:a xlink:type="simple" xlink:href="https://www.ukrinform.ua/rubric-society/3716958-visa-rada-pravosudda-priznacila-16-novih-cleniv-vkks.html" text:style-name="Internet_20_link" text:visited-style-name="Visited_20_Internet_20_Link">
High Council of Justice has appointed 16 new members of the CCCS</text:a>
As reported by Ukrinform, the Verkhovna Rada approved on May 30 in the first reading of the law <text:a xlink:type="simple" xlink:href="https://itd.rada.gov.ua/billInfo/Bills/Card/41837" text:style-name="Internet_20_link" text:visited-style-name="Visited_20_Internet_20_Link">
No. 9261</text:a>
Conducting the consideration of cases regarding the disciplinary liability of judges of the service of the work of the service of disciplinary inspectors of the High Council of Justice.</text:p>
      <text:p text:style-name="P4">
The Service of Disciplinary Inspectors operates in the Secretariat of the High Council of Justice, which is a significant structural unit, which is formed to exercise the powers of the URP to exercise disciplinary proceedings against judges.</text:p>
      <text:p text:style-name="P4">
<text:span text:style-name="T4">
 Read also: </text:span>
 [Maasikas congratulated the purpose(https://www.ukrinform.ua/rubric-polytics/3717091-maasikas-privitav-priznacenna-novogo-skladu-vkks.html)</text:p>
      <text:p text:style-name="P4">
The service of disciplinary inspectors of the GRP is formed from among persons with higher education, the experience of professional activity in the field of law of at least the fifteen years, of which at least eight years of total work experience of the judge, prosecutor, lawyer.</text:p>
      <text:p text:style-name="P4">
News Source: <text:a xlink:type="simple" xlink:href="https://www.ukrinform.ua/rubric-society/3717145-sluzbu-inspektoriv-vrp-mozut-sformuvati-cerez-253-misaci-vid-pocatku-konkursu.html" text:style-name="Internet_20_link" text:visited-style-name="Visited_20_Internet_20_Link">
https://www.ukrinform.ua/rubric-society/3717145-sluzbu-inspektoriv-vrp-mozut-sformuvati-cerez-253-misaci-vid-pocatku-konkursu.html</text:a>
</text:p>
      <!--NEWS-->
      <text:h text:style-name="P10" text:outline-level="1">
<text:span text:style-name="T4">
Poland has completed the construction of an electronic barrier at the border with Belarus</text:span>
</text:h>
      <text:p text:style-name="P4">
Authors: Ukrinform (Person)</text:p>
      <text:p text:style-name="P4">
Publisher: Укринформ (Organization)</text:p>
      <text:p text:style-name="P4">
Published Time: 2023-06-01T18:27:20+03:00</text:p>
      <text:p text:style-name="P4">
Modified Time: 2023-06-01T18:27:20+03:00</text:p>
      <text:p text:style-name="P4">
Description: Poland has completed the construction of an electronic barrier at the border with Belarus. - Ukrinform.</text:p>
      <text:p text:style-name="P4">
Images: ['<text:a xlink:type="simple" xlink:href="https://static.ukrinform.com/photos/2023_06/thumb_files/630_360_1685633015-125.png" text:style-name="Internet_20_link" text:visited-style-name="Visited_20_Internet_20_Link">
630_360_16856...</text:a>
']</text:p>
      <text:p text:style-name="P4">
Tags: ['Білорусь', 'Польща', 'Війна з Росією']</text:p>
      <text:p text:style-name="P4">
Type: Article</text:p>
      <!--METADATA-->
      <text:p text:style-name="P4">
<draw:frame draw:style-name="fr1" draw:name="Image158" text:anchor-type="as-char" svg:width="6.9236in" svg:height="3.956343in" draw:z-index="0">
<draw:image xlink:href="../Images/yкринформ/2023-06-01T18-27-20-03-00/630_360_1685633015-125.png" xlink:type="simple" xlink:show="embed" xlink:actuate="onLoad" draw:mime-type="image/png"/>
</draw:frame>
Poland has the construction of an electronic barrier on the border with Belarus.</text:p>
      <text:p text:style-name="P4">
About it in the comment <text:a xlink:type="simple" xlink:href="http://www.pap.pl/aktualnosci/news%2C1579800%2Czapora-elektroniczna-na-granicy-z-bialorusia-ukonczona.html" text:style-name="Internet_20_link" text:visited-style-name="Visited_20_Internet_20_Link">
PAP</text:a>
The spokeswoman of the border service Ranna Mikhalska informed, Ukrinform reports.</text:p>
      <text:p text:style-name="P4">
“The system is already working but still need to connect individual sensors in the center of management in Bialystok(North East RP)To work smoothly, ”Michalska reported.</text:p>
      <text:p text:style-name="P4">
According to her, the electronic barrier in the form of a system of surveillance of motion inspection is mounted on the entire 206 kilometry area. In total, 3,000 chambers were installed on the border of the ZRB, 400 km of cables were used. Total Investment Cost - 343 million PLN(More than $ 80 million).</text:p>
      <text:p text:style-name="P4">
<text:span text:style-name="T4">
Читайте також:</text:span>
 <text:a xlink:type="simple" xlink:href="https://www.ukrinform.ua/rubric-ato/3705285-u-pivnicnij-operacijnij-zoni-oborona-zmicnuetsa-sodna-naev.html" text:style-name="Internet_20_link" text:visited-style-name="Visited_20_Internet_20_Link">
 У Північній операційній зоні оборона зміцнюється щодня -Наєв </text:a>
It is known that last summer <text:a xlink:type="simple" xlink:href="https://www.ukrinform.ua/tag-polsa" text:style-name="Internet_20_link" text:visited-style-name="Visited_20_Internet_20_Link">
Poland</text:a>
Built a physical barrier on the border with Belarus 5.5 meters high.</text:p>
      <text:p text:style-name="P4">
Poland also built a temporary physical barrier with the Kaliningrad region of Russia. It consists of three rows of barbed wire on metal pumps and has 2.5 m high and 3 m wide. It is a mesh for wild editions. Instead, in April this year, Poland began to build the same as Cobler's, electronic barrier on the border with the Russian Federation.</text:p>
      <text:p text:style-name="P4">
<text:span text:style-name="T4">
 Read also: </text:span>
 [on the Polish-Belarusian border increased the number of aggressive actions(https://www.ukrinform.ua/rubric-world/3712768-na-polskobiloruskomu-kordoni-zrosla-kilkist-agresivnih-dij-nelegaliv.html)Meanwhile, at the end of February, Poland also launched a preventive construction of formal anti -tank barriers at the border with Russia and Belarus as a determination and restraint.</text:p>
      <text:p text:style-name="P4">
<text:span text:style-name="T5">
Foto: phar</text:span>
</text:p>
      <text:p text:style-name="P4">
News Source: <text:a xlink:type="simple" xlink:href="https://www.ukrinform.ua/rubric-world/3717148-polsa-zaversila-budivnictvo-elektronnogo-zagorodzenna-na-kordoni-z-bilorussu.html" text:style-name="Internet_20_link" text:visited-style-name="Visited_20_Internet_20_Link">
https://www.ukrinform.ua/rubric-world/3717148-polsa-zaversila-budivnictvo-elektronnogo-zagorodzenna-na-kordoni-z-bilorussu.html</text:a>
</text:p>
      <!--NEWS-->
      <text:h text:style-name="P10" text:outline-level="1">
<text:span text:style-name="T4">
The European Parliament has approved an increase in ammunition production</text:span>
</text:h>
      <text:p text:style-name="P4">
Authors: Ukrinform (Person)</text:p>
      <text:p text:style-name="P4">
Publisher: Укринформ (Organization)</text:p>
      <text:p text:style-name="P4">
Published Time: 2023-06-01T18:29:00+03:00</text:p>
      <text:p text:style-name="P4">
Modified Time: 2023-06-01T18:29:00+03:00</text:p>
      <text:p text:style-name="P4">
Description: Deputies of the European Parliament have approved an Act for the Production of AMAP (ASAP), which will help to increase the capabilities of the defense industry, in particular for the supply of ammunition to Ukraine. - Ukrinform.</text:p>
      <text:p text:style-name="P4">
Images: ['<text:a xlink:type="simple" xlink:href="https://static.ukrinform.com/photos/2023_01/thumb_files/630_360_1674605069-886.jpg" text:style-name="Internet_20_link" text:visited-style-name="Visited_20_Internet_20_Link">
630_360_16746...</text:a>
']</text:p>
      <text:p text:style-name="P4">
Tags: ['Європарламент', 'Євросоюз', 'Боєприпаси', 'Війна з Росією']</text:p>
      <text:p text:style-name="P4">
Type: Article</text:p>
      <!--METADATA-->
      <text:p text:style-name="P4">
<draw:frame draw:style-name="fr1" draw:name="Image159" text:anchor-type="as-char" svg:width="6.9236in" svg:height="3.956343in" draw:z-index="0">
<draw:image xlink:href="../Images/yкринформ/2023-06-01T18-29-00-03-00/630_360_1674605069-886.jpg" xlink:type="simple" xlink:show="embed" xlink:actuate="onLoad" draw:mime-type="image/jpeg"/>
</draw:frame>
The members of the European Parliament have approved an Act for the Production of Ammunition(ASAP)which will help to increase the capabilities of the defense industry, in particular the supply of ammunition to Ukraine.</text:p>
      <text:p text:style-name="P4">
As reports <text:a xlink:type="simple" xlink:href="https://www.europarl.europa.eu/news/en/press-room/20230524IPR91909/meps-endorse-plan-to-provide-more-ammunition-for-ukraine" text:style-name="Internet_20_link" text:visited-style-name="Visited_20_Internet_20_Link">
press service</text:a>
The EP, the document was supported by 446 deputies, there were 67 against, 112 respected, Ukrinform reports.</text:p>
      <text:p text:style-name="P4">
Now the deputies will begin negotiations with the EU Council in order to achieve political assignment, after which <text:a xlink:type="simple" xlink:href="https://www.ukrinform.ua/tag-evroparlament" text:style-name="Internet_20_link" text:visited-style-name="Visited_20_Internet_20_Link">
European Parliament</text:a>
will vote in July.</text:p>
      <text:p text:style-name="P4">
“Today's decision marks a significant step forward to security and defense of the Union, and especially in the adamant support of Ukraine in the face of Russian aggression. This document will strengthen our ability to respond to security challenges. This is the victory of Europe and our collective security. Parliament is now ready to deal with the Council, and we look forward to reaching the agreement as soon as possible, ”said Christian Bushai negotiation group.</text:p>
      <text:p text:style-name="P4">
<text:span text:style-name="T4">
 Read also: </text:span>
 <text:a xlink:type="simple" xlink:href="https://www.ukrinform.ua/rubric-ato/3717023-svejcarskij-koncern-prosit-dozvolu-na-eksport-leopard-1.html" text:style-name="Internet_20_link" text:visited-style-name="Visited_20_Internet_20_Link">
Swiss concern asks for export Leopard 1</text:a>
As reported by Ukrinform, on May 3, the European Commission approved the Act on support of ammunition production(ASAP)To implement the decision of the European Council to increase the capabilities of the defense industry, in particular for terminal supply of ammunition to Ukraine.</text:p>
      <text:p text:style-name="P4">
<text:span text:style-name="T4">
 Read also: </text:span>
 <text:a xlink:type="simple" xlink:href="https://www.ukrinform.ua/rubric-polytics/3714739-evropa-radikalno-zminila-filosofiu-sodo-vijskovoi-pidtrimki-ukraini-posol-francii.html" text:style-name="Internet_20_link" text:visited-style-name="Visited_20_Internet_20_Link">
Europe radically changed the philosophy of military support of Ukraine - Ambassador of France</text:a>
In the first stage, the European Commission proposes to allocate 500 million euros for the implementation of the program by redistribution of budget financing of other programs, in particular, within the European Peace Fund and EDIRPA - the programs of strengthening the defense industry through joint order.</text:p>
      <text:p text:style-name="P4">
News Source: <text:a xlink:type="simple" xlink:href="https://www.ukrinform.ua/rubric-world/3717149-evroparlament-shvaliv-zbilsenna-virobnictva-boepripasiv.html" text:style-name="Internet_20_link" text:visited-style-name="Visited_20_Internet_20_Link">
https://www.ukrinform.ua/rubric-world/3717149-evroparlament-shvaliv-zbilsenna-virobnictva-boepripasiv.html</text:a>
</text:p>
      <!--NEWS-->
      <text:h text:style-name="P10" text:outline-level="1">
<text:span text:style-name="T4">
Protection of children during the war is one of the priorities of Ukraine in the UN - Kyslyts</text:span>
</text:h>
      <text:p text:style-name="P4">
Authors: Ukrinform (Person)</text:p>
      <text:p text:style-name="P4">
Publisher: Укринформ (Organization)</text:p>
      <text:p text:style-name="P4">
Published Time: 2023-06-01T18:29:06+03:00</text:p>
      <text:p text:style-name="P4">
Modified Time: 2023-06-01T18:29:06+03:00</text:p>
      <text:p text:style-name="P4">
Description: Protection of children in armed conflict is one of the leading issues in the UN, including the Security Council, and priority for Ukraine's permanent representation. - Ukrinform.</text:p>
      <text:p text:style-name="P4">
Images: ['<text:a xlink:type="simple" xlink:href="https://static.ukrinform.com/photos/2021_04/thumb_files/630_360_1619604801-614.jpg" text:style-name="Internet_20_link" text:visited-style-name="Visited_20_Internet_20_Link">
630_360_16196...</text:a>
']</text:p>
      <text:p text:style-name="P4">
Tags: ['Діти', 'ООН', 'Кислиця']</text:p>
      <text:p text:style-name="P4">
Type: Article</text:p>
      <!--METADATA-->
      <text:p text:style-name="P4">
<draw:frame draw:style-name="fr1" draw:name="Image160" text:anchor-type="as-char" svg:width="6.9236in" svg:height="3.956343in" draw:z-index="0">
<draw:image xlink:href="../Images/yкринформ/2023-06-01T18-29-06-03-00/630_360_1619604801-614.jpg" xlink:type="simple" xlink:show="embed" xlink:actuate="onLoad" draw:mime-type="image/jpeg"/>
</draw:frame>
The defense in the context of armed conflict is one of the leading issues in the activities of the Oion, including the Security Council, and the priority for the permanent representation of Ukraine.</text:p>
      <text:p text:style-name="P4">
A permanent representative of Ukraine at the Uonsergius Kislytsa said this in a comment to Ukrinform.</text:p>
      <text:p text:style-name="P4">
He said that in 1996, the UN introduced the post of special representative of the IEntaries for Children and Armed Conflict.</text:p>
      <text:p text:style-name="P4">
13 resolutions of the Council contain a requirement for the UN system, including the general representative of the Secretary -General, to collect and check the information of proposed children, to use it in the annual report of the Secretary General, to name conflictisters that commit gross violations against children, to conduct a dialogue with these. The pasattaging them.</text:p>
      <text:p text:style-name="P4">
According to Kislytsia, the Security Council identified six gross violations against children during armed conflict, which are the basis for inclusion in the reporting representative. These are, in particular, recruitment and use of children, murder of Tarasalism, sexual abuse, attacks on schools and hospitals, abduction of children, refusal of humanitarian access.</text:p>
      <text:p text:style-name="P4">
Kyslytsa stressed that Ukraine expects specific results of the Secretary General's activity <text:a xlink:type="simple" xlink:href="https://www.ukrinform.ua/tag-oon" text:style-name="Internet_20_link" text:visited-style-name="Visited_20_Internet_20_Link">
UN</text:a>
Virginia Gamba, in particular from her trip to Russia, where she met with the authorized right of children in Maria Lviv-Belova.</text:p>
      <text:p text:style-name="P4">
“We expect to see the specific results of the Special Representative Tour, namely that <text:a xlink:type="simple" xlink:href="https://www.ukrinform.ua/tag-rosia" text:style-name="Internet_20_link" text:visited-style-name="Visited_20_Internet_20_Link">
RF</text:a>
It will stop crimes against Ukrainian children and constructively promote the return of deported children to Ukraine, ”he said.</text:p>
      <text:p text:style-name="P4">
Postpred reminded that Gamba visited Ukraine in early May, where she had a nestle with Ukrainian high -ranking officials. In mid-May, she also looked in Russia, where she had a very controversial meeting with Lviv-Bielova, which "expected a wave of indignation, in particular, among a human rights community, and not only", he added.</text:p>
      <text:p text:style-name="P4">
Kislytsya emphasized that the most effective way to prevent crimes against children is to hold all violators and provision of fairness for the victims.</text:p>
      <text:p text:style-name="P4">
Postpred emphasized that it is the duty of the international community, so it is necessary to "consolidate efforts and to combat these most disgusting war and crimes against humanity.""At the same time, we see that Russia continues to use hunger as a digest, blocking Ukrainian seaports, destroying agricultural infrastructure, polluting agricultural land," Postpred said.</text:p>
      <text:p text:style-name="P4">
According to him, in countries where conflicts have been ongoing - Yemen, Somali, Afghanistan and Syria - "the main thing for protecting children is to solve famine."</text:p>
      <text:p text:style-name="P4">
In particular, in Somalia, 43 thousand people died of starvation last year, half of whom children died. Another 18,000 can die within half a year if appropriate international assistance will be provided. In total, about 1.8 million children under the age of five are affected in this country.</text:p>
      <text:p text:style-name="P4">
In Yemen, 2.2 million children are significantly malnourished, and more than 540 thousand are starving. In general, more than 11 thousand has been killed or crippled. children.</text:p>
      <text:p text:style-name="P4">
In Afghanistan, 35,000 children have been killed during the conflict, which has been ongoing since 2001. After the Taliban seized the Taliban in August 2021, the situation of the children worsened significantly. Today, according to UNICEF, 100%of children in a country of almost 13 million need humanitarian aid. Hunger is the cause of 45% of children's deaths. Due to the inaccessibility of elementary medical care, 212 children die every day.</text:p>
      <text:p text:style-name="P4">
"I cited these horrible numbers to show how critically important the grain initiative that Russia blocks in every possible way," Kislytsya emphasized.</text:p>
      <text:p text:style-name="P4">
<text:span text:style-name="T4">
 Read also: </text:span>
 <text:a xlink:type="simple" xlink:href="https://www.ukrinform.ua/rubric-society/3717115-rozvazana-rosieu-vijna-porusue-prava-miljoniv-ukrainskih-ditej-smigal.html" text:style-name="Internet_20_link" text:visited-style-name="Visited_20_Internet_20_Link">
War -resolved by Russia violates the rights of millions of Ukrainian children - Shmigal</text:a>
As reported by Ukrinform, on May 17, the "Grain Agreement" was extended on a two -year -old - until July 18. However, Russia last week stated that if its demanding of exports of grain and fertilizers are not fulfilled, it will not continue the procedure after that date. Moscow performed in March with the same threat.</text:p>
      <text:p text:style-name="P4">
On March 17 this year the International Criminal Court in the Hague <text:a xlink:type="simple" xlink:href="https://www.ukrinform.ua/rubric-world/3683849-miznarodnij-kriminalnij-sud-vidav-order-na-arest-putina.html" text:style-name="Internet_20_link" text:visited-style-name="Visited_20_Internet_20_Link">
issued the Navarast Orders</text:a>
Maria Lviv -Belova and Vladimir Putina of Communications with Military Crimes - deportation and illegal movement of the population, including children, from the occupied territory of Ukraine.</text:p>
      <text:p text:style-name="P4">
News Source: <text:a xlink:type="simple" xlink:href="https://www.ukrinform.ua/rubric-polytics/3717150-zahist-ditej-pid-cas-vijni-e-odnim-z-prioritetiv-ukraini-v-oon-kislica.html" text:style-name="Internet_20_link" text:visited-style-name="Visited_20_Internet_20_Link">
https://www.ukrinform.ua/rubric-polytics/3717150-zahist-ditej-pid-cas-vijni-e-odnim-z-prioritetiv-ukraini-v-oon-kislica.html</text:a>
</text:p>
      <!--NEWS-->
      <text:h text:style-name="P10" text:outline-level="1">
<text:span text:style-name="T4">
Ukraine received $ 19.8 billion international aid this year</text:span>
</text:h>
      <text:p text:style-name="P4">
Authors: Ukrinform (Person)</text:p>
      <text:p text:style-name="P4">
Publisher: Укринформ (Organization)</text:p>
      <text:p text:style-name="P4">
Published Time: 2023-06-01T18:35:51+03:00</text:p>
      <text:p text:style-name="P4">
Modified Time: 2023-06-01T18:35:51+03:00</text:p>
      <text:p text:style-name="P4">
Description: Ukraine received $ 19.79 billion from international partners this year. - Ukrinform.</text:p>
      <text:p text:style-name="P4">
Images: ['<text:a xlink:type="simple" xlink:href="https://static.ukrinform.com/photos/2019_09/thumb_files/630_360_1568557980-551.jpg" text:style-name="Internet_20_link" text:visited-style-name="Visited_20_Internet_20_Link">
630_360_15685...</text:a>
']</text:p>
      <text:p text:style-name="P4">
Tags: ['Україна', 'Гроші', 'допомога', 'Війна з Росією']</text:p>
      <text:p text:style-name="P4">
Type: Article</text:p>
      <!--METADATA-->
      <text:p text:style-name="P4">
<draw:frame draw:style-name="fr1" draw:name="Image161" text:anchor-type="as-char" svg:width="6.9236in" svg:height="3.956343in" draw:z-index="0">
<draw:image xlink:href="../Images/yкринформ/2023-06-01T18-35-51-03-00/630_360_1568557980-551.jpg" xlink:type="simple" xlink:show="embed" xlink:actuate="onLoad" draw:mime-type="image/jpeg"/>
</draw:frame>
Ukraine received $ 19.79 billion in financial assistance from international partners.</text:p>
      <text:p text:style-name="P4">
About it reports [press service of the Ministry of Finance]](http://www.mof.gov.ua/uk/news/ukraines_state_budget_financing_since_the_beginning_of_the_full-scale_war-3435), reports Ukrinform.</text:p>
      <text:p text:style-name="P4">
In particular, as of June 1, Ukraine received from the United States(6 billion dollars. USA), EU(8.12 billion dollars.). IMF(2.7 billion dollars.), Canada(1.76 billion dollars.), World Bank(547 million dollars.).</text:p>
      <text:p text:style-name="P4">
Від початку повномасштабної війни Україна отримала 32,14 млрд дол США відміжнародних партнерів.</text:p>
      <text:p text:style-name="P4">
Загальний обсяг фінансування з початку 2023 року сягає 26,5 млрд дол., або970,3 млрд грн в еквіваленті.</text:p>
      <text:p text:style-name="P4">
Окрім зовнішньої міжнародної допомоги до цієї суми входять кошти, залучені відрозміщення облігацій внутрішньої державної позики (Towels)in the amount of 6.74 billion doodles. or 246 547 million UAH.</text:p>
      <text:p text:style-name="P4">
<text:span text:style-name="T4">
 Read also: </text:span>
 <text:a xlink:type="simple" xlink:href="https://www.ukrinform.ua/rubric-economy/3716176-programa-rozsirenogo-finansuvanna-ukraina-ta-mvf-dosagli-ugodi-na-rivni-personalu.html" text:style-name="Internet_20_link" text:visited-style-name="Visited_20_Internet_20_Link">
Advanced financing Program: Ukraine and <text:span text:style-name="T4">
 IMF </text:span>
 reached a personnel level agreement</text:a>
It was reported that $ 42 billion is expected in 2023, including $ 4.6 billion. from <text:a xlink:type="simple" xlink:href="https://www.ukrinform.ua/tag-mvf" text:style-name="Internet_20_link" text:visited-style-name="Visited_20_Internet_20_Link">
International Monetary Fund</text:a>
 .</text:p>
      <text:p text:style-name="P4">
News Source: <text:a xlink:type="simple" xlink:href="https://www.ukrinform.ua/rubric-economy/3717155-ukraina-otrimala-cogoric-198-milarda-miznarodnoi-dopomogi.html" text:style-name="Internet_20_link" text:visited-style-name="Visited_20_Internet_20_Link">
https://www.ukrinform.ua/rubric-economy/3717155-ukraina-otrimala-cogoric-198-milarda-miznarodnoi-dopomogi.html</text:a>
</text:p>
      <!--NEWS-->
      <text:h text:style-name="P10" text:outline-level="1">
<text:span text:style-name="T4">
The pilot project started to provide transparent exams at the Ministry of Internal Affairs Service Centers</text:span>
</text:h>
      <text:p text:style-name="P4">
Authors: Ukrinform (Person)</text:p>
      <text:p text:style-name="P4">
Publisher: Укринформ (Organization)</text:p>
      <text:p text:style-name="P4">
Published Time: 2023-06-01T18:40:00+03:00</text:p>
      <text:p text:style-name="P4">
Modified Time: 2023-06-01T18:40:00+03:00</text:p>
      <text:p text:style-name="P4">
Description: Відсьогодні стартує пілотний проєкт із забезпечення прозорих іспитів у сервісних центрах Міністерства внутрішніх справ. — Укрінформ.</text:p>
      <text:p text:style-name="P4">
Images: ['<text:a xlink:type="simple" xlink:href="https://static.ukrinform.com/photos/2023_06/thumb_files/630_360_1685633703-851.jpg" text:style-name="Internet_20_link" text:visited-style-name="Visited_20_Internet_20_Link">
630_360_16856...</text:a>
']</text:p>
      <text:p text:style-name="P4">
Tags: ['Іспит', 'МВС', 'Водійські права', 'Сервісні центри']</text:p>
      <text:p text:style-name="P4">
Type: Article</text:p>
      <!--METADATA-->
      <text:p text:style-name="P4">
<draw:frame draw:style-name="fr1" draw:name="Image162" text:anchor-type="as-char" svg:width="6.9236in" svg:height="3.951164in" draw:z-index="0">
<draw:image xlink:href="../Images/yкринформ/2023-06-01T18-40-00-03-00/630_360_1685633703-851.jpg" xlink:type="simple" xlink:show="embed" xlink:actuate="onLoad" draw:mime-type="image/jpeg"/>
</draw:frame>
From now on, a pilot project starts to provide transparent examinations of all -in -law centers of the Ministry of Internal Affairs.</text:p>
      <text:p text:style-name="P4">
This was reported by the Head of the Main Service Center of the Ministry of Internal Affairs Mykola Rudyk Education <text:a xlink:type="simple" xlink:href="https://ukr.radio/news.html" text:style-name="Internet_20_link" text:visited-style-name="Visited_20_Internet_20_Link">
Ukrainian Radio</text:a>
, reports Ukrinform.</text:p>
      <text:p text:style-name="P4">
According to Rudyk, in four regions and a theoretical premises <text:a xlink:type="simple" xlink:href="https://www.ukrinform.ua/tag-ispit" text:style-name="Internet_20_link" text:visited-style-name="Visited_20_Internet_20_Link">
exam</text:a>
With the receipt of the driver's license, the practical exams will be equipped with camcorders.</text:p>
      <text:p text:style-name="P4">
The head of the Ministry of Internal Affairs of the Ministry of Internal Affairs stated that the experiment will be started in Kyiv, Vinnytsia, Lviv and Odessa regions. The centers theoretical classes and exam classes will be equipped with modern camcorders.</text:p>
      <text:p text:style-name="P4">
“That is, every centimeter will be controlled, every corner of each classicament class ... with video and audio. There will be no opportunity for someone to help someone, ”he assured.</text:p>
      <text:p text:style-name="P4">
According to him, camcorders are also installed in cars on which the MIA's utary service centers take a practical exam.</text:p>
      <text:p text:style-name="P4">
“These cameras will control the direction of the vehicle in front of the car and the interior space of the car. The salon will also be controlled by both video and audio, ”Rudyk explained.</text:p>
      <text:p text:style-name="P4">
It is about the opportunity to enroll in passing the practical exam in the inner regions online. "We minimize the amount of time for the preliminary recording. If a person wants to pass the exam after studying the theory, it can go through the site of the main service center, choose any convenient service center in these regions and the time of passing the practical exam,"-said Rudyk.</text:p>
      <text:p text:style-name="P4">
According to him, the experiment begins on June 1 and will last two months. During this period, the employees of the Ministry of Internal Affairs of the Ministry of Internal Affairs will summarize information, take into account proposals, lack and after generalization will take changes.</text:p>
      <text:p text:style-name="P4">
"By the end of the year, we will introduce this strategy in other regions of Ukraine," added.</text:p>
      <text:p text:style-name="P4">
According to the head of the GCC, the video from the theoretical exam will be maintained by the practical exam, during the road exam.<text:span text:style-name="T4">
 Read also: </text:span>
 <text:a xlink:type="simple" xlink:href="https://www.ukrinform.ua/rubric-society/3714279-ispit-na-vodijski-prava-fiksuvatimut-minimum-cotiri-videokameri.html" text:style-name="Internet_20_link" text:visited-style-name="Visited_20_Internet_20_Link">
<text:span text:style-name="T4">
 exam </text:span>
 on <text:span text:style-name="T4">
 Driving </text:span>
 <text:span text:style-name="T4">
 Rights </text:span>
 <text:span text:style-name="T4">
 </text:span>
 will fix <text:span text:style-name="T4">
<text:span text:style-name="T5">
* minimum </text:span>
* </text:span>
 <text:span text:style-name="T4">
 four </text:span>
 <text:span text:style-name="T4">
 </text:span>
 CHAIRS **</text:a>
Rudyk noted that there will also be audio control in the cars-any requests of candidates, proposals from their examiners will be recorded.</text:p>
      <text:p text:style-name="P4">
“Therefore, the candidates who have been trained will feel more confident, because after performing the tasks of the examiner, the candidate will be able to challenge his decision if he does not suit him. It will be possible to challenge the decision within 30 days, ”the head of the Main Service Center of the Ministry of Internal Affairs added.</text:p>
      <text:p text:style-name="P4">
According to him, the appeal procedure will be carried out through regional centers.</text:p>
      <text:p text:style-name="P4">
As <text:a xlink:type="simple" xlink:href="https://www.ukrinform.ua/rubric-ato/3703905-mvs-majze-vtrici-zmensit-kilkist-servisnih-centriv-zadla-minimizacii-korupcii.html" text:style-name="Internet_20_link" text:visited-style-name="Visited_20_Internet_20_Link">
reported</text:a>
Earlier, the Interior Minister Igor Klimenko announced a decrease in the number of existing centers from 148 to 55 in order to minimize corruption during the driving license.</text:p>
      <text:p text:style-name="P4">
News Source: <text:a xlink:type="simple" xlink:href="https://www.ukrinform.ua/rubric-society/3717157-startuvav-pilotnij-proekt-iz-zabezpecenna-prozorih-ispitiv-u-servisnih-centrah-mvs.html" text:style-name="Internet_20_link" text:visited-style-name="Visited_20_Internet_20_Link">
https://www.ukrinform.ua/rubric-society/3717157-startuvav-pilotnij-proekt-iz-zabezpecenna-prozorih-ispitiv-u-servisnih-centrah-mvs.html</text:a>
</text:p>
      <!--NEWS-->
      <text:h text:style-name="P10" text:outline-level="1">
<text:span text:style-name="T4">
In Moldova, Zelensky met with Sunak - Talked about Storm Shadow and War</text:span>
</text:h>
      <text:p text:style-name="P4">
Authors: Ukrinform (Person)</text:p>
      <text:p text:style-name="P4">
Publisher: Укринформ (Organization)</text:p>
      <text:p text:style-name="P4">
Published Time: 2023-06-01T18:42:00+03:00</text:p>
      <text:p text:style-name="P4">
Modified Time: 2023-06-01T18:42:00+03:00</text:p>
      <text:p text:style-name="P4">
Description: Within the framework of the visit to Moldova, President of Ukraine Volodymyr Zelensky met with Prime Minister of Great Britain, Risha Sunak and informed him about the situation at the front. - Ukrinform.</text:p>
      <text:p text:style-name="P4">
Images: ['<text:a xlink:type="simple" xlink:href="https://static.ukrinform.com/photos/2023_06/thumb_files/630_360_1685634601-871.jpeg" text:style-name="Internet_20_link" text:visited-style-name="Visited_20_Internet_20_Link">
630_360_16856...</text:a>
']</text:p>
      <text:p text:style-name="P4">
Tags: ['Молдова', 'Зеленський', 'Війна з Росією', 'Ріші Сунак']</text:p>
      <text:p text:style-name="P4">
Type: Article</text:p>
      <!--METADATA-->
      <text:p text:style-name="P4">
<draw:frame draw:style-name="fr1" draw:name="Image163" text:anchor-type="as-char" svg:width="6.9236in" svg:height="3.956343in" draw:z-index="0">
<draw:image xlink:href="../Images/yкринформ/2023-06-01T18-42-00-03-00/630_360_1685634601-871.jpeg" xlink:type="simple" xlink:show="embed" xlink:actuate="onLoad" draw:mime-type="image/jpeg"/>
</draw:frame>
Within Vise, President of Ukraine Volodymyr Zelensky held a meeting of Zpremier-Minister of Great Britain, Risha Sunak and informed him with a margin at the front.</text:p>
      <text:p text:style-name="P4">
According to Ukrinform, it reports <text:a xlink:type="simple" xlink:href="https://www.president.gov.ua/news/u-moldovi-volodimir-zelenskij-zustrivsya-z-rishi-sunakom-83325" text:style-name="Internet_20_link" text:visited-style-name="Visited_20_Internet_20_Link">
the press service of the Head of State</text:a>
.</text:p>
      <text:p text:style-name="P4">
The head of state noted that this was the third meeting of leaders in the last month. He thanked the United Kingdom for the strong support of Ukraine in the struggle of Russian aggression.</text:p>
      <text:p text:style-name="P4">
“I am grateful to the United Kingdom and personally Mr. Prime Minister for the help of Ukraine. For leadership in the creation of tank and aviation coalitions, in particular in the readiness to start the preparation of Ukrainian pilots, ”the president stressed.</text:p>
      <text:p text:style-name="P4">
*!(https://www.ukrinform.ua/rubric-polytics/3717019-bezpekovi-garantii-ta-eksport-zerna-zelenskij-zustrivsa-z-prezidentkou-evrokomisii.html)<text:a xlink:type="simple" xlink:href="https://www.ukrinform.ua/tag-zelenskij" text:style-name="Internet_20_link" text:visited-style-name="Visited_20_Internet_20_Link">
Zelensky</text:a>
Storm Shadow has highly appreciated Ukraine's recent transmission.</text:p>
      <text:p text:style-name="P4">
“This is the weapon we need today. It helps us win, ”he emphasized.</text:p>
      <text:p text:style-name="P4">
During the talks, the head of state informed the Prime Minister about the situational front. The President emphasized that in recent days the Russian aggressor has significantly intensified rocket terror and attacks by drones, which indicates the need to strengthen Ukraine's air defense.</text:p>
      <text:p text:style-name="P4">
"To protect our population and civil infrastructure, it is necessary to create a air shield over Ukrainian cities," Zelensky said.</text:p>
      <text:p text:style-name="P4">
The meeting also raised the issue of Ukraine's expectations from NATO Vilnius. The head of state emphasized that it is important for Ukraine to get a clear signal about the prospects of membership in the Alliance, which will be another motivational processor for the Armed Forces of Ukraine and the entire Ukrainian people.</text:p>
      <text:p text:style-name="P4">
<text:span text:style-name="T4">
 Read also: </text:span>
 [<text:span text:style-name="T4">
 Sandu </text:span>
: Summit near Ukraine's borders is evidence(https://www.ukrinform.ua/rubric-polytics/3716989-sandu-samit-bila-kordoniv-ukraini-e-svidcennam-solidarnosti.html)</text:p>
      <text:p text:style-name="P4">
It was reported that President Volodymyr Zelenskyy is on Thursday with a visit Moldova, where he participated in the opening of the European political community summit.</text:p>
      <text:p text:style-name="P4">
<text:span text:style-name="T5">
Foto: op</text:span>
</text:p>
      <text:p text:style-name="P4">
News Source: <text:a xlink:type="simple" xlink:href="https://www.ukrinform.ua/rubric-polytics/3717163-u-moldovi-zelenskij-zustrivsa-z-sunakom-govorili-pro-storm-shadow-ta-vijnu.html" text:style-name="Internet_20_link" text:visited-style-name="Visited_20_Internet_20_Link">
https://www.ukrinform.ua/rubric-polytics/3717163-u-moldovi-zelenskij-zustrivsa-z-sunakom-govorili-pro-storm-shadow-ta-vijnu.html</text:a>
</text:p>
      <!--NEWS-->
      <text:h text:style-name="P10" text:outline-level="1">
<text:span text:style-name="T4">
China stated that it is following the preparation of new EU sanctions against Russia and will protect its companies</text:span>
</text:h>
      <text:p text:style-name="P4">
Authors: Ukrinform (Person)</text:p>
      <text:p text:style-name="P4">
Publisher: Укринформ (Organization)</text:p>
      <text:p text:style-name="P4">
Published Time: 2023-06-01T18:44:00+03:00</text:p>
      <text:p text:style-name="P4">
Modified Time: 2023-06-01T18:44:00+03:00</text:p>
      <text:p text:style-name="P4">
Description: Beijing closely monitors the discussions of the European Union countries of the 11th Package of Sanctions against Russia, the introduction of which can lead to restrictions in China's trade from the Russian Federation. - Ukrinform.</text:p>
      <text:p text:style-name="P4">
Images: ['<text:a xlink:type="simple" xlink:href="https://static.ukrinform.com/photos/2023_05/thumb_files/630_360_1683814858-971.jpg" text:style-name="Internet_20_link" text:visited-style-name="Visited_20_Internet_20_Link">
630_360_16838...</text:a>
']</text:p>
      <text:p text:style-name="P4">
Tags: ['Антиросійські санкції', 'Євросоюз', 'Китай', 'Торгівля']</text:p>
      <text:p text:style-name="P4">
Type: Article</text:p>
      <!--METADATA-->
      <text:p text:style-name="P4">
<draw:frame draw:style-name="fr1" draw:name="Image166" text:anchor-type="as-char" svg:width="6.9236in" svg:height="3.956343in" draw:z-index="0">
<draw:image xlink:href="../Images/yкринформ/2023-06-01T18-44-00-03-00/630_360_1683814858-971.jpg" xlink:type="simple" xlink:show="embed" xlink:actuate="onLoad" draw:mime-type="image/jpeg"/>
</draw:frame>
Beuineeply monitors the discussion of the European Union countries 11-downed sanctions against Russia, the introduction of which can lead to restrictions on China's adventure from the Russian Federation.</text:p>
      <text:p text:style-name="P4">
A spokesman for the Ministry of Commerce of the China Zutin said this at a briefing, commenting on discussions in the EU around the 11th Package, which includes 7 China companies, Ukrinform correspondent reports.</text:p>
      <text:p text:style-name="P4">
"China is always strongly opposed to unilateral sanctions and" long -law "which do not have the basis in international law and not sanctioned by the UN security," Shu said.</text:p>
      <text:p text:style-name="P4">
<text:span text:style-name="T4">
 Read also: </text:span>
 <text:a xlink:type="simple" xlink:href="https://www.ukrinform.ua/rubric-economy/3717138-kitaj-ta-india-u-travni-otrimali-rekordni-obsagi-rosijskoi-nafti.html" text:style-name="Internet_20_link" text:visited-style-name="Visited_20_Internet_20_Link">
<text:span text:style-name="T4">
 China </text:span>
 and India in May received record volumes of Russian oil</text:a>
According to him, Beijing hopes that the European side "values the general state of mutual trust and cooperation between China and the EU, will not create a bad precedent."</text:p>
      <text:p text:style-name="P4">
“<text:a xlink:type="simple" xlink:href="https://www.ukrinform.ua/tag-kitaj" text:style-name="Internet_20_link" text:visited-style-name="Visited_20_Internet_20_Link">
China</text:a>
He pays attention to the relevant events and firmly protects the rights of Chinese companies to keep a normal trade, ”the spokesman said.</text:p>
      <text:p text:style-name="P4">
<text:span text:style-name="T4">
 Read also: </text:span>
 [<text:span text:style-name="T4">
 China </text:span>
 ** reminded the final statement to answer the appearance(https://www.ukrinform.ua/rubric-polytics/3715712-kitaj-poslavsa-na-zaavu-kulebi-sob-vidpovisti-na-poavu-v-zmi-propozicij-viddati-rf-teritorii-ukraini.html)For the first time, the European Commission in the 11th package offered a tool for trade with third countries that help Russia withdrawal restrictions. Some of the Chinese companies from the proposed Essayer, in particular, electronics producers have already come under the sanctions of the United States for the supply of products to the organizations and enterprises of the military-industrial complex of the Russian Federation.</text:p>
      <text:p text:style-name="P4">
According to Ukrinform, the EU countries are currently discussing the 11th package <text:a xlink:type="simple" xlink:href="https://www.ukrinform.ua/tag-antirossijskie-sankcii" text:style-name="Internet_20_link" text:visited-style-name="Visited_20_Internet_20_Link">
sanctions in Russia</text:a>
Postparting a full -scale invasion of Moscow into Ukraine more than a year ago.</text:p>
      <text:p text:style-name="P4">
While the 10 previous sanctional packages were focused on measures aimed at reducing the financial capacity of the Kremlin, Brussels now wants to make Russia frompassing Russia earlier than the introduced -trading embargo with the help of third countries.</text:p>
      <text:p text:style-name="P4">
News Source: <text:a xlink:type="simple" xlink:href="https://www.ukrinform.ua/rubric-world/3717159-kitaj-zaaviv-so-stezit-za-pidgotovkou-novih-sankcij-es-proti-rosii-i-zahisatime-svoi-kompanii.html" text:style-name="Internet_20_link" text:visited-style-name="Visited_20_Internet_20_Link">
https://www.ukrinform.ua/rubric-world/3717159-kitaj-zaaviv-so-stezit-za-pidgotovkou-novih-sankcij-es-proti-rosii-i-zahisatime-svoi-kompanii.html</text:a>
</text:p>
      <!--NEWS-->
      <text:h text:style-name="P10" text:outline-level="1">
<text:span text:style-name="T4">
Zelensky: We knock down any type of Russian missiles</text:span>
</text:h>
      <text:p text:style-name="P4">
Authors: Ukrinform (Person)</text:p>
      <text:p text:style-name="P4">
Publisher: Укринформ (Organization)</text:p>
      <text:p text:style-name="P4">
Published Time: 2023-06-01T18:49:00+03:00</text:p>
      <text:p text:style-name="P4">
Modified Time: 2023-06-01T18:49:00+03:00</text:p>
      <text:p text:style-name="P4">
Description: With the help of partners, Ukrainian air defense is able to knock down all types of Russian missiles, but Kiev needs more Petriot systems until it has F-16 fighters. - Ukrinform.</text:p>
      <text:p text:style-name="P4">
Images: ['<text:a xlink:type="simple" xlink:href="https://static.ukrinform.com/photos/2022_11/thumb_files/630_360_1668631319-314.jpg" text:style-name="Internet_20_link" text:visited-style-name="Visited_20_Internet_20_Link">
630_360_16686...</text:a>
']</text:p>
      <text:p text:style-name="P4">
Tags: ['Молдова', 'Зеленський', 'Patriot ', 'Європейська політична спільнота']</text:p>
      <text:p text:style-name="P4">
Type: Article</text:p>
      <!--METADATA-->
      <text:p text:style-name="P4">
<draw:frame draw:style-name="fr1" draw:name="Image167" text:anchor-type="as-char" svg:width="6.9236in" svg:height="3.956343in" draw:z-index="0">
<draw:image xlink:href="../Images/yкринформ/2023-06-01T18-49-00-03-00/630_360_1668631319-314.jpg" xlink:type="simple" xlink:show="embed" xlink:actuate="onLoad" draw:mime-type="image/jpeg"/>
</draw:frame>
With the help of partners, Ukrainian prototypal defense is capable of knocking down all Typius missiles, but Kiev needs more Petriot systems until the F-16 laviners.</text:p>
      <text:p text:style-name="P4">
President Volodymyr Zelenskyy said this in <text:a xlink:type="simple" xlink:href="http://www.facebook.com/watch/live/" text:style-name="Internet_20_link" text:visited-style-name="Visited_20_Internet_20_Link">
media communication</text:a>
During the second meeting of the European political community, Ukrinform reports.</text:p>
      <text:p text:style-name="P4">
“We need modern fighters. And this is not just our counter -offensive, it is a question of protecting our sky, logistics, and above all - the people of Ukraine ... Today it is difficult for us, we do not have modern fighters, and therefore the advantage in the sky of the Russian Federation. But the motivation is still stronger, so I am sure of the other victory, ” - emphasized <text:a xlink:type="simple" xlink:href="https://www.ukrinform.ua/tag-zelenskij" text:style-name="Internet_20_link" text:visited-style-name="Visited_20_Internet_20_Link">
Zelensky</text:a>
.</text:p>
      <text:p text:style-name="P4">
He also thanked the partners who "heard Ukraine".</text:p>
      <text:p text:style-name="P4">
<text:span text:style-name="T5">
Video: op</text:span>
</text:p>
      <text:p text:style-name="P4">
Answering questions about the Petriots coalition, the head of state said: “The fighters still need to survive - and we will do it - not losing many people, so it is very important to have protection. Why Petriots? Because Petriots showed the world how it works. We knock down any views of the Russian Federation. ”</text:p>
      <text:p text:style-name="P4">
The President emphasized that this is a very important conclusion on the protection of the world.</text:p>
      <text:p text:style-name="P4">
“Until we have aircraft, we need more“ Petriots ”... and therefore we need a need for Petriots. And if there were any other systems that are able to protect against any kind of modern Russian evil, we would say Proni. We have many different systems, I am grateful to all partners, but Petriots are "Petriots", - Zelensky emphasized.</text:p>
      <text:p text:style-name="P4">
He also commented on a "aircraft coalition", noting that the main role should be played by the United States of America, because F- 16 are their planes.</text:p>
      <text:p text:style-name="P4">
"And despite the fact that our colleagues, allies are ready to help us, however, the United States of the United States. But today I heard powerful support, large number of countries, and importantly - a large number of fighter aircraft, which, appealed, in the near future under We will unite this coalition with the leadership of the United States, ”Zelensky said.</text:p>
      <text:p text:style-name="P4">
<text:span text:style-name="T4">
 Read also: </text:span>
 <text:a xlink:type="simple" xlink:href="https://www.ukrinform.ua/rubric-polytics/3717163-u-moldovi-zelenskij-zustrivsa-z-sunakom-govorili-pro-storm-shadow-ta-vijnu.html" text:style-name="Internet_20_link" text:visited-style-name="Visited_20_Internet_20_Link">
in Moldova <text:span text:style-name="T4">
 Zelensky </text:span>
 met with Sunak - Talking Storm Shadow and War</text:a>
</text:p>
      <text:p text:style-name="P4">
News Source: <text:a xlink:type="simple" xlink:href="https://www.ukrinform.ua/rubric-ato/3717162-zelenskij-mi-zbivaemo-budakij-tip-rosijskih-raket.html" text:style-name="Internet_20_link" text:visited-style-name="Visited_20_Internet_20_Link">
https://www.ukrinform.ua/rubric-ato/3717162-zelenskij-mi-zbivaemo-budakij-tip-rosijskih-raket.html</text:a>
</text:p>
      <!--NEWS-->
      <text:h text:style-name="P10" text:outline-level="1">
<text:span text:style-name="T4">
The next European summit will be held in October in Spain</text:span>
</text:h>
      <text:p text:style-name="P4">
Authors: Ukrinform (Person)</text:p>
      <text:p text:style-name="P4">
Publisher: Укринформ (Organization)</text:p>
      <text:p text:style-name="P4">
Published Time: 2023-06-01T18:52:00+03:00</text:p>
      <text:p text:style-name="P4">
Modified Time: 2023-06-01T18:52:00+03:00</text:p>
      <text:p text:style-name="P4">
Description: The next summit of the European political community will be held in Spanish Granada on October 5. - Ukrinform.</text:p>
      <text:p text:style-name="P4">
Images: ['<text:a xlink:type="simple" xlink:href="https://static.ukrinform.com/photos/2018_08/thumb_files/630_360_1533201079-1134.jpg" text:style-name="Internet_20_link" text:visited-style-name="Visited_20_Internet_20_Link">
630_360_15332...</text:a>
']</text:p>
      <text:p text:style-name="P4">
Tags: ['Європа', 'Іспанія', 'Саміт', 'Політика']</text:p>
      <text:p text:style-name="P4">
Type: Article</text:p>
      <!--METADATA-->
      <text:p text:style-name="P4">
<draw:frame draw:style-name="fr1" draw:name="Image168" text:anchor-type="as-char" svg:width="6.9236in" svg:height="3.956343in" draw:z-index="0">
<draw:image xlink:href="../Images/yкринформ/2023-06-01T18-52-00-03-00/630_360_1533201079-1134.jpg" xlink:type="simple" xlink:show="embed" xlink:actuate="onLoad" draw:mime-type="image/jpeg"/>
</draw:frame>
The next suicam of the European political community will be held in the Spanish Granada on October 5.</text:p>
      <text:p text:style-name="P4">
This was stated by the Prime Minister of Spain Pedro Sanchez at the press conference with the reserves of the second summit of the community in Chisinau, correspondent.</text:p>
      <text:p text:style-name="P4">
"My country will take the next meeting of this forum. <text:a xlink:type="simple" xlink:href="https://www.ukrinform.ua/tag-ispania" text:style-name="Internet_20_link" text:visited-style-name="Visited_20_Internet_20_Link">
Spain</text:a>
It awaits you in the ancient city of Grandad on October 5 to continue our discussion for the purpose of achieving Shchychydhaals, first of all to strengthen our connections and unity, "Sanchez said.</text:p>
      <text:p text:style-name="P4">
In his opinion, today's meeting became a clear "message of a unity of European family against Putin's aggressive war against Ukraine." According to its words, democratic freedoms, principles and values that underlie the EU Tamzhzhnaya agenda, also endangered through this war, so -European countries have to respond to them.</text:p>
      <text:p text:style-name="P4">
Sanchez added that the participants of the European political community summit in Chisinawit also personally assured President Vladimir Zelensky "in support of the efforts to achieve a sustainable and just peace in Ukraine."</text:p>
      <text:p text:style-name="P4">
<text:span text:style-name="T4">
 Read also: </text:span>
 [Sandu: <text:span text:style-name="T4">
 Summit </text:span>
 At the borders of Ukraine is evidence(https://www.ukrinform.ua/rubric-polytics/3716989-sandu-samit-bila-kordoniv-ukraini-e-svidcennam-solidarnosti.html)As reported by Ukrinform, on June 1 in Chisinau, a second meeting of the European political community was held, at which 47 heads of state and government discussed the joint efforts for peace in the context of war in Ukraine and related to it curricular, protection of democracy, strengthening of energy security and stability.</text:p>
      <text:p text:style-name="P4">
The European political community brings together 27 EU members and 20 partners, including Ukraine.</text:p>
      <text:p text:style-name="P4">
News Source: <text:a xlink:type="simple" xlink:href="https://www.ukrinform.ua/rubric-world/3717164-nastupnij-samit-evropejskoi-politicnoi-spilnoti-projde-u-zovtni-v-ispanii.html" text:style-name="Internet_20_link" text:visited-style-name="Visited_20_Internet_20_Link">
https://www.ukrinform.ua/rubric-world/3717164-nastupnij-samit-evropejskoi-politicnoi-spilnoti-projde-u-zovtni-v-ispanii.html</text:a>
</text:p>
      <!--NEWS-->
      <text:h text:style-name="P10" text:outline-level="1">
<text:span text:style-name="T4">
Norwegian instructors teach Ukrainian recruits surviving</text:span>
</text:h>
      <text:p text:style-name="P4">
Authors: Ukrinform (Person)</text:p>
      <text:p text:style-name="P4">
Publisher: Укринформ (Organization)</text:p>
      <text:p text:style-name="P4">
Published Time: 2023-06-01T18:53:54+03:00</text:p>
      <text:p text:style-name="P4">
Modified Time: 2023-06-01T18:53:54+03:00</text:p>
      <text:p text:style-name="P4">
Description: In the United Kingdom, the instructors of the Norwegian National Guard teach Ukrainian recruits to use a portable anti -tank controlled NLAW missile, anti -contradictory action and survival. - Ukrinform.</text:p>
      <text:p text:style-name="P4">
Images: ['<text:a xlink:type="simple" xlink:href="https://static.ukrinform.com/photos/2023_06/thumb_files/630_360_1685634346-5340.jpeg" text:style-name="Internet_20_link" text:visited-style-name="Visited_20_Internet_20_Link">
630_360_16856...</text:a>
']</text:p>
      <text:p text:style-name="P4">
Tags: ['Армія', 'Британія', 'Норвегія']</text:p>
      <text:p text:style-name="P4">
Type: Article</text:p>
      <!--METADATA-->
      <text:p text:style-name="P4">
<draw:frame draw:style-name="fr1" draw:name="Image169" text:anchor-type="as-char" svg:width="6.9236in" svg:height="3.956343in" draw:z-index="0">
<draw:image xlink:href="../Images/yкринформ/2023-06-01T18-53-54-03-00/630_360_1685634346-5340.jpeg" xlink:type="simple" xlink:show="embed" xlink:actuate="onLoad" draw:mime-type="image/jpeg"/>
</draw:frame>
The Norwegian National Guard instructors teach Ukrainian nobles to use a portable anti -tank controlled NLAW missile, anti -contagious action and survival.</text:p>
      <text:p text:style-name="P4">
According to Ukrinform, the General Staff of the Armed Forces of Ukraine reported on <text:a xlink:type="simple" xlink:href="https://www.facebook.com/GeneralStaff.ua/posts/pfbid02iSf2T2hC1gSm7wjSgn2KKrW4WTdESMZefEeU5aTiiYuJ8dPH9B6ax5ci87FX5Kt4l" text:style-name="Internet_20_link" text:visited-style-name="Visited_20_Internet_20_Link">
Facebook</text:a>
.</text:p>
      <text:p text:style-name="P4">
</text:p>
      <text:p text:style-name="P4">
<text:a xlink:type="simple" xlink:href="https://static.ukrinform.com/photos/2023_06/1685634345-4807.jpeg" text:style-name="Internet_20_link" text:visited-style-name="Visited_20_Internet_20_Link">
 </text:a>
 <text:a xlink:type="simple" xlink:href="https://static.ukrinform.com/photos/2023_06/1685634345-2435.jpeg" text:style-name="Internet_20_link" text:visited-style-name="Visited_20_Internet_20_Link">
</text:a>
 <text:a xlink:type="simple" xlink:href="https://static.ukrinform.com/photos/2023_06/1685634345-7621.jpeg" text:style-name="Internet_20_link" text:visited-style-name="Visited_20_Internet_20_Link">
</text:a>
 <text:a xlink:type="simple" xlink:href="https://static.ukrinform.com/photos/2023_06/1685634345-3309.jpeg" text:style-name="Internet_20_link" text:visited-style-name="Visited_20_Internet_20_Link">
</text:a>
 <text:a xlink:type="simple" xlink:href="https://static.ukrinform.com/photos/2023_06/1685634345-2097.jpeg" text:style-name="Internet_20_link" text:visited-style-name="Visited_20_Internet_20_Link">
</text:a>
 <text:a xlink:type="simple" xlink:href="https://static.ukrinform.com/photos/2023_06/1685634345-9374.jpeg" text:style-name="Internet_20_link" text:visited-style-name="Visited_20_Internet_20_Link">
</text:a>
 <text:a xlink:type="simple" xlink:href="https://static.ukrinform.com/photos/2023_06/1685634346-9819.jpeg" text:style-name="Internet_20_link" text:visited-style-name="Visited_20_Internet_20_Link">
</text:a>
 <text:a xlink:type="simple" xlink:href="https://static.ukrinform.com/photos/2023_06/1685634346-5340.jpeg" text:style-name="Internet_20_link" text:visited-style-name="Visited_20_Internet_20_Link">
<draw:frame draw:style-name="fr1" draw:name="Image178" text:anchor-type="as-char" svg:width="6.9236in" svg:height="3.956343in" draw:z-index="0">
<draw:image xlink:href="../Images/yкринформ/2023-06-01T18-53-54-03-00/630_360_1685634346-5340.jpeg" xlink:type="simple" xlink:show="embed" xlink:actuate="onLoad" draw:mime-type="image/jpeg"/>
</draw:frame>
</text:a>
 <text:a xlink:type="simple" xlink:href="https://static.ukrinform.com/photos/2023_06/1685634346-1466.jpeg" text:style-name="Internet_20_link" text:visited-style-name="Visited_20_Internet_20_Link">
</text:a>
Among other things, the Norwegian National Guards assist the Ukrainian military training and patrolling skills, as well as teach to act stagnant.</text:p>
      <text:p text:style-name="P4">
Classes are held within the framework of the Multinational Interflex Educational Operation under the basic general military training program under the guidance of the Kingdom of Great Britain and Northern Ireland.</text:p>
      <text:p text:style-name="P4">
*!(https://www.ukrinform.ua/rubric-ato/3714137-genstab-pokazav-ak-avstralijski-instruktori-u-britanii-trenuut-bijciv-zsu.html)</text:p>
      <text:p text:style-name="P4">
"Under the expert guidance of the instructors of the Armed Forces of the Kingdom of the Norway, the Armed Forces of Ukraine became more prepared for combat conditions," the General Staff was.</text:p>
      <text:p text:style-name="P4">
<text:span text:style-name="T4">
 Read also: </text:span>
 <text:a xlink:type="simple" xlink:href="https://www.ukrinform.ua/rubric-ato/3715260-u-polsi-kanadski-instruktori-vcat-ukrainskih-vijskovih-minnij-bezpeci.html" text:style-name="Internet_20_link" text:visited-style-name="Visited_20_Internet_20_Link">
in Poland Canadian <text:span text:style-name="T4">
 Instructors </text:span>
 teach Ukrainian Mine Security</text:a>
As reported by Ukrinform, more than 10 thousand Ukrainian servicemen have already <text:a xlink:type="simple" xlink:href="https://www.ukrinform.ua/rubric-ato/3672756-u-britanii-projsli-navcanna-ponad-10-tisac-ukrainskih-vijskovih.html" text:style-name="Internet_20_link" text:visited-style-name="Visited_20_Internet_20_Link">
passed training</text:a>
In the United Kingdom under the leadership of the UK Land Forces and Armed Forces of International Partners.</text:p>
      <text:p text:style-name="P4">
News Source: <text:a xlink:type="simple" xlink:href="https://www.ukrinform.ua/rubric-ato/3717165-norvezki-instruktori-vcat-ukrainskih-novobranciv-vizivannu.html" text:style-name="Internet_20_link" text:visited-style-name="Visited_20_Internet_20_Link">
https://www.ukrinform.ua/rubric-ato/3717165-norvezki-instruktori-vcat-ukrainskih-novobranciv-vizivannu.html</text:a>
</text:p>
      <!--NEWS-->
      <text:h text:style-name="P10" text:outline-level="1">
<text:span text:style-name="T4">
Russia has increased to four number of rocket carriers in the Black Sea</text:span>
</text:h>
      <text:p text:style-name="P4">
Authors: Ukrinform (Person)</text:p>
      <text:p text:style-name="P4">
Publisher: Укринформ (Organization)</text:p>
      <text:p text:style-name="P4">
Published Time: 2023-06-01T18:57:19+03:00</text:p>
      <text:p text:style-name="P4">
Modified Time: 2023-06-01T18:57:19+03:00</text:p>
      <text:p text:style-name="P4">
Description: The Russian Federation has increased to four the number of rocket carriers in the Black Sea, taking the Admiral Essen Frigate for combat duty. - Ukrinform.</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Росія', 'Корабель']</text:p>
      <text:p text:style-name="P4">
Type: Article</text:p>
      <!--METADATA-->
      <text:p text:style-name="P4">
<draw:frame draw:style-name="fr1" draw:name="Image180" text:anchor-type="as-char" svg:width="6.9236in" svg:height="3.956343in" draw:z-index="0">
<draw:image xlink:href="../Images/yкринформ/2023-06-01T18-57-19-03-00/630_360_1678431987-587.jpg" xlink:type="simple" xlink:show="embed" xlink:actuate="onLoad" draw:mime-type="image/jpeg"/>
</draw:frame>
Russian federation has increased to four the number of rocket carriers in the Black Sea, brought out the combat duty of the Admiral Essen Frigate.</text:p>
      <text:p text:style-name="P4">
According to Ukrinform, the operational command "South" reported on <text:a xlink:type="simple" xlink:href="http://www.facebook.com/OperationalCommandSouth/posts/pfbid0XtKJXto25Qf48PExnG4uhp5C16KkrxLuNpoquCahBp9DNoYgX4bQycVKbwupXokAl" text:style-name="Internet_20_link" text:visited-style-name="Visited_20_Internet_20_Link">
Facebook</text:a>
.</text:p>
      <text:p text:style-name="P4">
"Станом на 18.00 в морі 2 надводних та 2 підводних ракетоносії. Загальний залпможе сягати 24 ракет типу "Калібр", — ідеться в повідомленні.</text:p>
      <text:p text:style-name="P4">
Командування попереджає: рівень ракетної загрози залишається надзвичайновисоким.</text:p>
      <text:p text:style-name="P4">
<text:span text:style-name="T4">
Читайте також:</text:span>
 <text:a xlink:type="simple" xlink:href="https://www.ukrinform.ua/rubric-ato/3716929-ukraina-ne-zavdavatime-udariv-po-punktah-dislokacii-iskanderiv-u-rf-ignat.html" text:style-name="Internet_20_link" text:visited-style-name="Visited_20_Internet_20_Link">
 Україна не атакуватиме пункти дислокації «Іскандерів» уРФ західною зброєю - <text:span text:style-name="T4">
Ігнат</text:span>
 </text:a>
As reported by Ukrinform, as of the morning of June 1 in the Black Sea recorded the adverbability <text:a xlink:type="simple" xlink:href="https://www.ukrinform.ua/rubric-ato/3716915-u-cornomu-mori-tri-raketonosii-rf-iz-16-kalibrami.html" text:style-name="Internet_20_link" text:visited-style-name="Visited_20_Internet_20_Link">
three rocket launchers</text:a>
The enemy whose total volley was up to 16 "calibers".</text:p>
      <text:p text:style-name="P4">
News Source: <text:a xlink:type="simple" xlink:href="https://www.ukrinform.ua/rubric-ato/3717166-rosia-zbilsila-do-cotiroh-kilkist-raketonosiiv-u-cornomu-mori.html" text:style-name="Internet_20_link" text:visited-style-name="Visited_20_Internet_20_Link">
https://www.ukrinform.ua/rubric-ato/3717166-rosia-zbilsila-do-cotiroh-kilkist-raketonosiiv-u-cornomu-mori.html</text:a>
</text:p>
      <!--NEWS-->
      <text:h text:style-name="P10" text:outline-level="1">
<text:span text:style-name="T4">
Rolan Harros: Kostyuk will play in the 1/8 finals of a mixed discharge</text:span>
</text:h>
      <text:p text:style-name="P4">
Authors: Ukrinform (Person)</text:p>
      <text:p text:style-name="P4">
Publisher: Укринформ (Organization)</text:p>
      <text:p text:style-name="P4">
Published Time: 2023-06-01T18:57:49+03:00</text:p>
      <text:p text:style-name="P4">
Modified Time: 2023-06-01T18:57:49+03:00</text:p>
      <text:p text:style-name="P4">
Description: Ukrainian -Savaldor duo Marta Kostyuk - Marcelo Arealo, began confidently in a mixed category at the Grand Slam in the season of the Grand Slam in the France Slam. - Ukrinform.</text:p>
      <text:p text:style-name="P4">
Images: ['<text:a xlink:type="simple" xlink:href="https://static.ukrinform.com/photos/2023_06/thumb_files/630_360_1685634792-678.jpeg" text:style-name="Internet_20_link" text:visited-style-name="Visited_20_Internet_20_Link">
630_360_16856...</text:a>
']</text:p>
      <text:p text:style-name="P4">
Tags: ['Теніс', 'Марта Костюк']</text:p>
      <text:p text:style-name="P4">
Type: Article</text:p>
      <!--METADATA-->
      <text:p text:style-name="P4">
<draw:frame draw:style-name="fr1" draw:name="Image181" text:anchor-type="as-char" svg:width="6.9236in" svg:height="3.956343in" draw:z-index="0">
<draw:image xlink:href="../Images/yкринформ/2023-06-01T18-57-49-03-00/630_360_1685634792-678.jpeg" xlink:type="simple" xlink:show="embed" xlink:actuate="onLoad" draw:mime-type="image/jpeg"/>
</draw:frame>
Ukrainian -Savaldor duo Marta Kostyuk - Marcelo Arealo was confident in a mixed category in the second in the season of the Grand Slam -opened France Championships from Tennis(«Rolan Garros»).</text:p>
      <text:p text:style-name="P4">
За вихід до другого раунду змагань (1/8 finals)The sown at the 7th number of Kostikaalo, the defeat of the Russian Veri Zvonarev and Argentine Andresumolten - 6: 2, 6: 4, reports Ukrinform.</text:p>
      <text:p text:style-name="P4">
The match lasted 1 hour 10 minutes.</text:p>
      <text:p text:style-name="P4">
Kostyuk and Arealo's quarter -finals, play with the winners of the French Micros Leola Jeanjan - Jonathan Serik Tandem Sanders - John Pierce.</text:p>
      <text:p text:style-name="P4">
*!(https://www.ukrinform.ua/rubric-sports/3717065-marta-kostuk-vijsla-do-drugogo-kola-rolan-garros-u-parnomu-rozradi.html)Rong Harros will last until June 11.</text:p>
      <text:p text:style-name="P4">
Photo: wtathennis.com.</text:p>
      <text:p text:style-name="P4">
News Source: <text:a xlink:type="simple" xlink:href="https://www.ukrinform.ua/rubric-sports/3717167-rolan-garros-kostuk-zigrae-v-18-finalu-zmisanogo-rozradu.html" text:style-name="Internet_20_link" text:visited-style-name="Visited_20_Internet_20_Link">
https://www.ukrinform.ua/rubric-sports/3717167-rolan-garros-kostuk-zigrae-v-18-finalu-zmisanogo-rozradu.html</text:a>
</text:p>
      <!--NEWS-->
      <text:h text:style-name="P10" text:outline-level="1">
<text:span text:style-name="T4">
SpaceX received a Pentagon contract for supplying Ukraine Starlink terminals</text:span>
</text:h>
      <text:p text:style-name="P4">
Authors: Ukrinform (Person)</text:p>
      <text:p text:style-name="P4">
Publisher: Укринформ (Organization)</text:p>
      <text:p text:style-name="P4">
Published Time: 2023-06-01T19:01:00+03:00</text:p>
      <text:p text:style-name="P4">
Modified Time: 2023-06-01T19:01:00+03:00</text:p>
      <text:p text:style-name="P4">
Description: The US Defense Defense has declared the purchase of Starlink satellite terminals and services from SpaceX Ilona Mask for the Ukrainian military. - Ukrinform.</text:p>
      <text:p text:style-name="P4">
Images: ['<text:a xlink:type="simple" xlink:href="https://static.ukrinform.com/photos/2023_02/thumb_files/630_360_1675966225-290.jpg" text:style-name="Internet_20_link" text:visited-style-name="Visited_20_Internet_20_Link">
630_360_16759...</text:a>
']</text:p>
      <text:p text:style-name="P4">
Tags: ['Пентагон', 'SpaceX', 'Україна', 'Starlink']</text:p>
      <text:p text:style-name="P4">
Type: Article</text:p>
      <!--METADATA-->
      <text:p text:style-name="P4">
<draw:frame draw:style-name="fr1" draw:name="Image182" text:anchor-type="as-char" svg:width="6.9236in" svg:height="3.956343in" draw:z-index="0">
<draw:image xlink:href="../Images/yкринформ/2023-06-01T19-01-00-03-00/630_360_1675966225-290.jpg" xlink:type="simple" xlink:show="embed" xlink:actuate="onLoad" draw:mime-type="image/jpeg"/>
</draw:frame>
The Ministry of Defense has declared the purchase of Terlinka Satellite Terminals and Satellite Satellite Satellite Satellite Communications Ilona Mask for the Ukrainian military.</text:p>
      <text:p text:style-name="P4">
As Ukrinform reports, it reports <text:a xlink:type="simple" xlink:href="https://www.bloomberg.com/news/articles/2023-06-01/musk-s-spacex-wins-pentagon-deal-for-its-starlink-in-ukraine" text:style-name="Internet_20_link" text:visited-style-name="Visited_20_Internet_20_Link">
Bloomberg</text:a>
.</text:p>
      <text:p text:style-name="P4">
"We continue to work with a number of global partners to provide Ukraine with persistent satellite and communication capabilities that it needs. Sungery is a vital level in the general communication network of Ukraine, and <text:a xlink:type="simple" xlink:href="https://www.ukrinform.ua/tag-pentagon" text:style-name="Internet_20_link" text:visited-style-name="Visited_20_Internet_20_Link">
Pentagon</text:a>
He concluded a contract with Starlink for services of this type, ”the US Defense Ministry said.</text:p>
      <text:p text:style-name="P4">
The Pentagon of Operating Safety reasons will not disclose the cost of the contract or the total number of them, as well as additional information about specific capabilities, contracts or partners at the moment.</text:p>
      <text:p text:style-name="P4">
Terminals are likely to be purchased as part of the security assistance initiative, which provides long -term security needs.</text:p>
      <text:p text:style-name="P4">
<text:span text:style-name="T4">
 Read also: </text:span>
 <text:a xlink:type="simple" xlink:href="https://www.ukrinform.ua/rubric-technology/3716376-spacex-zapustila-na-orbitu-se-piv-sotni-suputnikiv-starlink.html" text:style-name="Internet_20_link" text:visited-style-name="Visited_20_Internet_20_Link">
SpaceX has launched another hundred satellites <text:span text:style-name="T4">
 Starlink </text:span>
</text:a>
In December, the US Department of Defense announced the help package that it would provide Ukraine with terminals and satellite services, but not confirmed that the mask would receive a contract.</text:p>
      <text:p text:style-name="P4">
As reported <text:a xlink:type="simple" xlink:href="https://www.ukrinform.ua/rubric-technology/3701435-ukraina-otrimala-vze-42-tisaci-terminaliv-starlink.html" text:style-name="Internet_20_link" text:visited-style-name="Visited_20_Internet_20_Link">
Ukrinform</text:a>
Since the beginning of a full -scale invasion, Ukraine has already received 42,000 Starlinkiestminals, which are secured by critical infrastructure.</text:p>
      <text:p text:style-name="P4">
<text:span text:style-name="T5">
Foto: Getty Images</text:span>
</text:p>
      <text:p text:style-name="P4">
News Source: <text:a xlink:type="simple" xlink:href="https://www.ukrinform.ua/rubric-technology/3717168-spacex-otrimala-kontrakt-vid-pentagonu-sodo-postacanna-ukraini-terminaliv-starlink.html" text:style-name="Internet_20_link" text:visited-style-name="Visited_20_Internet_20_Link">
https://www.ukrinform.ua/rubric-technology/3717168-spacex-otrimala-kontrakt-vid-pentagonu-sodo-postacanna-ukraini-terminaliv-starlink.html</text:a>
</text:p>
      <!--NEWS-->
      <text:h text:style-name="P10" text:outline-level="1">
<text:span text:style-name="T4">
The consolidated budget has already received ₴ 480 billion taxes this year</text:span>
</text:h>
      <text:p text:style-name="P4">
Authors: Ukrinform (Person)</text:p>
      <text:p text:style-name="P4">
Publisher: Укринформ (Organization)</text:p>
      <text:p text:style-name="P4">
Published Time: 2023-06-01T19:03:00+03:00</text:p>
      <text:p text:style-name="P4">
Modified Time: 2023-06-01T19:03:00+03:00</text:p>
      <text:p text:style-name="P4">
Description: According to operational data, revenues (balance) to the consolidated budget in January - May 2023 on payments controlled by the DPS amount to UAH 479.7 billion. - Ukrinform.</text:p>
      <text:p text:style-name="P4">
Images: ['<text:a xlink:type="simple" xlink:href="https://static.ukrinform.com/photos/2020_03/thumb_files/630_360_1584009375-893.jpg" text:style-name="Internet_20_link" text:visited-style-name="Visited_20_Internet_20_Link">
630_360_15840...</text:a>
']</text:p>
      <text:p text:style-name="P4">
Tags: ['Бюджет', 'Податки', 'Україна']</text:p>
      <text:p text:style-name="P4">
Type: Article</text:p>
      <!--METADATA-->
      <text:p text:style-name="P4">
<draw:frame draw:style-name="fr1" draw:name="Image183" text:anchor-type="as-char" svg:width="6.9236in" svg:height="3.956343in" draw:z-index="0">
<draw:image xlink:href="../Images/yкринформ/2023-06-01T19-03-00-03-00/630_360_1584009375-893.jpg" xlink:type="simple" xlink:show="embed" xlink:actuate="onLoad" draw:mime-type="image/jpeg"/>
</draw:frame>
To the pattern data, receipts(balance)The consolidated budget in January - May 2023 on payments controlled by the DPS amount to UAH 479.7 billion.</text:p>
      <text:p text:style-name="P4">
According to Ukrinform, it was reported in <text:a xlink:type="simple" xlink:href="http://tax.gov.ua/media-tsentr/novini/681210.html" text:style-name="Internet_20_link" text:visited-style-name="Visited_20_Internet_20_Link">
State Tax Service</text:a>
.</text:p>
      <text:p text:style-name="P4">
The State Parcep stock said that UAH 303.1 billion was received in the state budget for 5 months, UAH 176.6 billion to local budgets.</text:p>
      <text:p text:style-name="P4">
In this case(balance)to the general fund <text:a xlink:type="simple" xlink:href="https://www.ukrinform.ua/tag-budzet" text:style-name="Internet_20_link" text:visited-style-name="Visited_20_Internet_20_Link">
state budget</text:a>
In January - May 2023, it amounted to UAH 299.3 billion. The indicators of the painting of the Ministry of Finance on the income of the General Fund of the State Budget were performed by 103.4%(+9.9 billion UAH to plan).</text:p>
      <text:p text:style-name="P4">
У відомстві додали, що на рахунки платників відшкодовано 61,7 млрд грн ПДВ.</text:p>
      <text:p text:style-name="P4">
У розрізі податків показники розпису Міністерства фінансів перевиконано зподатку на прибуток підприємств на 22,1% (+11.9 billion UAH), excise tax of custom and imported goods(products)- at 25.7%(+8.4 billion UAH), Taxation of Individual Income Collection - by 12.7%(+7.3 billion UAH).</text:p>
      <text:p text:style-name="P4">
У січні – травні 2023 року приріст основних платежів порівняно з відповіднимперіодом минулого року становить: з акцизного податку з вироблених та ввезенихтоварів (products)- 1.7 times(+17.4 billion UAH), tax and collect(+12.6 billion UAH), corporate income tax –6.6%(+4.1 billion UAH).</text:p>
      <text:p text:style-name="P4">
За даними ДПС, місцеві бюджети за 5 місяців року 2023 року отримали 176,6 млрдгрн, що на 33,3 млрд грн, або на 23,2% більше, ніж у січні – травні торік.</text:p>
      <text:p text:style-name="P4">
<text:span text:style-name="T4">
Читайте також:</text:span>
 <text:a xlink:type="simple" xlink:href="https://www.ukrinform.ua/rubric-economy/3717155-ukraina-otrimala-cogoric-198-milarda-miznarodnoi-dopomogi.html" text:style-name="Internet_20_link" text:visited-style-name="Visited_20_Internet_20_Link">
 <text:span text:style-name="T4">
Україна</text:span>
 <text:span text:style-name="T4">
отримала</text:span>
 <text:span text:style-name="T4">
цьогоріч</text:span>
 $19,8 <text:span text:style-name="T4">
мільярда</text:span>
<text:span text:style-name="T4">
міжнародної</text:span>
 <text:span text:style-name="T4">
допомоги</text:span>
 </text:a>
As reported by Ukrinform, in April 2023 the execution of monthly paintings by the State Tax Service was 107.3%(+3.2 billion UAH).</text:p>
      <text:p text:style-name="P4">
<text:span text:style-name="T5">
Фото: НБУ</text:span>
</text:p>
      <text:p text:style-name="P4">
News Source: <text:a xlink:type="simple" xlink:href="https://www.ukrinform.ua/rubric-economy/3717170-do-zvedenogo-budzetu-cogoric-uze-nadijslo-480-milardiv-podatkiv.html" text:style-name="Internet_20_link" text:visited-style-name="Visited_20_Internet_20_Link">
https://www.ukrinform.ua/rubric-economy/3717170-do-zvedenogo-budzetu-cogoric-uze-nadijslo-480-milardiv-podatkiv.html</text:a>
</text:p>
      <!--NEWS-->
      <text:h text:style-name="P10" text:outline-level="1">
<text:span text:style-name="T4">
NSZhU to journalist Day organizes an exhibition in the subway</text:span>
</text:h>
      <text:p text:style-name="P4">
Authors: Ukrinform (Person)</text:p>
      <text:p text:style-name="P4">
Publisher: Укринформ (Organization)</text:p>
      <text:p text:style-name="P4">
Published Time: 2023-06-01T19:07:00+03:00</text:p>
      <text:p text:style-name="P4">
Modified Time: 2023-06-01T19:07:00+03:00</text:p>
      <text:p text:style-name="P4">
Description: The National Union of Journalists for the professional holiday organizes a photo exhibition "Ukraine: Journalists on the forefront". - Ukrinform.</text:p>
      <text:p text:style-name="P4">
Images: ['<text:a xlink:type="simple" xlink:href="https://static.ukrinform.com/photos/2021_04/thumb_files/630_360_1619529497-744.jpg" text:style-name="Internet_20_link" text:visited-style-name="Visited_20_Internet_20_Link">
630_360_16195...</text:a>
']</text:p>
      <text:p text:style-name="P4">
Tags: ['День журналіста', 'Метро', 'НСЖУ', 'Виставка']</text:p>
      <text:p text:style-name="P4">
Type: Article</text:p>
      <!--METADATA-->
      <text:p text:style-name="P4">
<draw:frame draw:style-name="fr1" draw:name="Image184" text:anchor-type="as-char" svg:width="6.9236in" svg:height="3.956343in" draw:z-index="0">
<draw:image xlink:href="../Images/yкринформ/2023-06-01T19-07-00-03-00/630_360_1619529497-744.jpg" xlink:type="simple" xlink:show="embed" xlink:actuate="onLoad" draw:mime-type="image/jpeg"/>
</draw:frame>
The National Union of Journalists for the professional holiday organizes a photo exhibition "Ukraine: Journalists on the forefront".</text:p>
      <text:p text:style-name="P4">
It will open in the lobby of the Golden Gate Metro Station on June 2, Ukrinform reports with reference to <text:a xlink:type="simple" xlink:href="https://nsju.org/anonsy/ukrayina-zhurnalisty-na-peredovij-do-dnya-zhurnalista-nszhu-vidkryvaye-vystavku-v-kyyivskomu-metro-anons/" text:style-name="Internet_20_link" text:visited-style-name="Visited_20_Internet_20_Link">
NSZhU press service</text:a>
.</text:p>
      <text:p text:style-name="P4">
As noted in the Union, the exhibition is dedicated to <text:a xlink:type="simple" xlink:href="https://www.ukrinform.ua/tag-den-zurnalista" text:style-name="Internet_20_link" text:visited-style-name="Visited_20_Internet_20_Link">
journalist Day</text:a>
, and the place of its conduct was the symbol of the subway, which serves as a shelter during the air duty.</text:p>
      <text:p text:style-name="P4">
“The main leitmotif of the photo exhibition is solidarity with our colleagues, which will work their hard work in the war zone, with journalists who have been drawn to hostile captivity, with media people who managed to escape from the occupied frontal areas and restore the activities of their media, with all their media. », - said the head of the NSFU Sergey Tomilenko.</text:p>
      <text:p text:style-name="P4">
In particular, the exposition will feature, 40 works of famous photographers Stanislav Yurchenko, Ephraim Lukatsky, Yana Dobnosov, Yevgeny Zavgorodny, Igor Gurev, Roman Potapenko, Boris Korpusenko, Sergey Klimenko, Marikovlova, Ozakhi, Ozaki. There will also be information about media workers, which have been agreed as a result of Russian aggression.</text:p>
      <text:p text:style-name="P4">
In addition, photos of media people will be exhibited who are persecuted by the occupation "authorities" in the Crimea, as well as the captive journalist Dmitry Khiluk.</text:p>
      <text:p text:style-name="P4">
Editions restored on the deocal and frontier's territories will be presented with the assistance of the NSFU and its international partners.</text:p>
      <text:p text:style-name="P4">
<text:span text:style-name="T4">
 Read also: </text:span>
 <text:a xlink:type="simple" xlink:href="https://www.ukrinform.ua/rubric-society/3704335-nszu-prezentuvala-buklet-rozstrilana-svoboda-slova.html" text:style-name="Internet_20_link" text:visited-style-name="Visited_20_Internet_20_Link">
<text:span text:style-name="T4">
 NSHU </text:span>
 presented the booklet "Shot Freedom of Speech"</text:a>
Famous Ukrainian military journalists, liberated from captivity, journalists from the Crimea, members of families of fallen media, were invited to the event.</text:p>
      <text:p text:style-name="P4">
The organizers of the exhibition are the National Union of Journalists of Ukraine and Network Centers of Journalistic Solidarity, KP "Kyivinform", partner - KP "Kyiv Metropolitan".</text:p>
      <text:p text:style-name="P4">
The journalist's Day is celebrated in Ukraine on June 6.</text:p>
      <text:p text:style-name="P4">
News Source: <text:a xlink:type="simple" xlink:href="https://www.ukrinform.ua/rubric-society/3717173-nszu-do-dna-zurnalista-organizue-vistavku-u-metro.html" text:style-name="Internet_20_link" text:visited-style-name="Visited_20_Internet_20_Link">
https://www.ukrinform.ua/rubric-society/3717173-nszu-do-dna-zurnalista-organizue-vistavku-u-metro.html</text:a>
</text:p>
      <!--NEWS-->
      <text:h text:style-name="P10" text:outline-level="1">
<text:span text:style-name="T4">
The Armed Forces Aviation per day struck 11 blows on the enemy's live power and military equipment</text:span>
</text:h>
      <text:p text:style-name="P4">
Authors: Ukrinform (Person)</text:p>
      <text:p text:style-name="P4">
Publisher: Укринформ (Organization)</text:p>
      <text:p text:style-name="P4">
Published Time: 2023-06-01T19:13:00+03:00</text:p>
      <text:p text:style-name="P4">
Modified Time: 2023-06-01T19:13:00+03:00</text:p>
      <text:p text:style-name="P4">
Description: During the day, the Aviation of Defense forces struck nine strokes in the areas of concentration of personnel and enemy military equipment, as well as two - on anti -aircraft missile complexes. - Ukrinform.</text:p>
      <text:p text:style-name="P4">
Images: ['<text:a xlink:type="simple" xlink:href="https://static.ukrinform.com/photos/2023_02/thumb_files/630_360_1676998492-715.jpg" text:style-name="Internet_20_link" text:visited-style-name="Visited_20_Internet_20_Link">
630_360_16769...</text:a>
']</text:p>
      <text:p text:style-name="P4">
Tags: ['Генштаб', 'ЗСУ', 'Війна з Росією']</text:p>
      <text:p text:style-name="P4">
Type: Article</text:p>
      <!--METADATA-->
      <text:p text:style-name="P4">
<draw:frame draw:style-name="fr1" draw:name="Image186" text:anchor-type="as-char" svg:width="6.9236in" svg:height="3.956343in" draw:z-index="0">
<draw:image xlink:href="../Images/yкринформ/2023-06-01T19-13-00-03-00/630_360_1676998492-715.jpg" xlink:type="simple" xlink:show="embed" xlink:actuate="onLoad" draw:mime-type="image/jpeg"/>
</draw:frame>
Aviation of defense forces has struck nine strokes in the areas of concentration of personal staff and military equipment of the enemy, as well as two - on anti -aircraft missile complexes.</text:p>
      <text:p text:style-name="P4">
This is stated in <text:a xlink:type="simple" xlink:href="https://www.facebook.com/GeneralStaff.ua/posts/pfbid0g2Kdab7rekpwT46H3FHZrQPPnyE89vapCFaXFrSM7bMuk87cQHkLgYuqFpDrtSX4l" text:style-name="Internet_20_link" text:visited-style-name="Visited_20_Internet_20_Link">
ravine</text:a>
The General Staff of the Armed Forces, Ukrinform reports.</text:p>
      <text:p text:style-name="P4">
"Aviation of Defense Forces per day made 9 beats in the areas of concentration of personal staff and military equipment, as well as 2 on the anti-aircraft missile complexes of the enemy. Units areas of concentration of weapons of Tavi enemy equipment, " - the message reads.</text:p>
      <text:p text:style-name="P4">
As it is noted, during the day the enemy struck 12 missile strokes with 10 ballistic and cruise missiles type "Iskander" in Kiev Tadvokh anti-aircraft-controlled missiles C-300 in Kharkov. In addition, he made 36 Aviation strikes and made about 10 shelling of jet system -gun fire positions of our troops and settlements.</text:p>
      <text:p text:style-name="P4">
The likelihood of missile and aviation strikes throughout Ukraine is high.</text:p>
      <text:p text:style-name="P4">
*!(https://www.ukrinform.ua/rubric-ato/3717071-marinku-sturmuut-kadirivski-pidrozdili-ahmat-za-nic-bulo-cotiri-bojovih-zitknenna.html)The enemy continues to concentrate the basic efforts on attempts from full occupation of the Luhansk and Donetsk regions. During the day, the units of the Defense Forces repelled19 hostile attacks.</text:p>
      <text:p text:style-name="P4">
<text:span text:style-name="T4">
 In Volyn and Polissya directions </text:span>
 Operational situation without significant changes.</text:p>
      <text:p text:style-name="P4">
<text:span text:style-name="T4">
 In the Siversky and Slobozhansky directions </text:span>
 the enemy continues to retain a military presence in border areas with Ukraine. Made mortar Tartilers <text:a xlink:type="simple" xlink:href="https://www.ukrinform.ua/tag-obstril" text:style-name="Internet_20_link" text:visited-style-name="Visited_20_Internet_20_Link">
shelling</text:a>
inhabited by Berilovka, Bridges and Timonovichi, Chernihiv region, Atinskaya, Pavlovka, Pisarivka, Ugroids, Krasnopillya, Slavgorod of Sumy region, as well as Kozacha Lopan, Goptivka, Ogirtseve, Hatyshchiv, Buguvka, Vovchivka, Malawkivka.<text:span text:style-name="T4">
 In the Lyman direction </text:span>
 the enemy conducted unsuccessful offensive actions in the area of the Luhansk region and controversial Donetsk region. Increasing strokes in the areas of Bigorivka, Luhansk region and Yampolivka, Siverskaya, controversial in Donetsk region. Artillery shellings were inhabited by Nevskoye, Bigorivka of Luhansk region and Novosadovo, Torke, controversial, Mykolaivka of Donetsk region.</text:p>
      <text:p text:style-name="P4">
<text:span text:style-name="T4">
 In the Bakhmut direction </text:span>
 during the day the enemy struck the areas of chrome and white mountains of Donetsk region. Kramatorsk, Vasyukivka, Orikhovo-Vasylivka, Novomarka, Grigorovka, Yar, Ivanivske, Predictine, Biagorova, Diliyivka, Iron and New York of Donetsk region were injured from enemy artillery shellings.</text:p>
      <text:p text:style-name="P4">
<text:span text:style-name="T4">
 Read also: </text:span>
 <text:a xlink:type="simple" xlink:href="https://www.ukrinform.ua/rubric-technology/3717168-spacex-otrimala-kontrakt-vid-pentagonu-sodo-postacanna-ukraini-terminaliv-starlink.html" text:style-name="Internet_20_link" text:visited-style-name="Visited_20_Internet_20_Link">
SpaceX has received a Pentagon contract on the supply of Ukraine Starlink terminals</text:a>
<text:span text:style-name="T4">
 In the Avdeevsky direction </text:span>
 the opponent of offensive actions was not carried out. Increasing blows in the areas of Avdiivka and Vodyany Donetsk region. Filling firing of settlements Avdiivka, Vodyane, Pervomaisk, Karlovka of Donetsk region.</text:p>
      <text:p text:style-name="P4">
<text:span text:style-name="T4">
 In the Mariinsky direction </text:span>
 our defenders repelled all the attacks of the enemy in the city of Marinka. There, the enemy struck, artillery shots were struck by St. George, Marinka, Venta and Novomikhailivka of Donetsk region.</text:p>
      <text:p text:style-name="P4">
<text:span text:style-name="T4">
 In the Shakhtar direction </text:span>
 the enemy struck in the district of Uglyedar, Prechistivka and the Great Novosilka of Donetsk region. Coal, Prychistivka and Novoukrainka.</text:p>
      <text:p text:style-name="P4">
<text:span text:style-name="T4">
 In the Zaporizhzhya and Kherson directions </text:span>
 the enemy continues the Valioron actions. He struck aviation in the areas of the robot of Zaporizhzhya region Berislav, Cossack, and Zradokamyanka of Kherson region. Carried out the shelter of seizures Illinka, Veliky Novosilka, Uremivka, green field of Donetsk region; Malynivka, Gulyaipole, Railway, Gulyaypil, Belogorye, Malatomachka and Novoandriyivka of Zaporizhzhya region; Zmiivka, Vesele, Ivanivka, Ingulets, Antonovka, Zelenivka, Dniprovske, Kizomis Kherson region Tamisto Kherson.</text:p>
      <text:p text:style-name="P4">
The General Staff notes that Russian troops continue to experience heavy losses on the battlefield, resulting in the enemy continues to equip civilians of temporarily captured territories for medical institutions.Thus, in the settlement of Melitopol of Zaporizhzhya region, the occupiers were arranged by a sanatorium for a military hospital, where there are more than 200 invaders with wounds of varying severity. Also, Russian terrorists, neglecting the laws of international humanitarian law, in the territory of themelitopol Alexander Nevsky Cathedral placed the base of Russian military servicemen with military equipment.</text:p>
      <text:p text:style-name="P4">
As it was reported, from February 24, 2022 to June 1, 2023, about 208 thousand 370 Russian invaders, 460 people - a joint day.</text:p>
      <text:p text:style-name="P4">
News Source: <text:a xlink:type="simple" xlink:href="https://www.ukrinform.ua/rubric-ato/3717175-aviacia-zsu-za-dobu-zavdala-11-udariv-po-zivij-sili-ta-vijskovij-tehnici-voroga.html" text:style-name="Internet_20_link" text:visited-style-name="Visited_20_Internet_20_Link">
https://www.ukrinform.ua/rubric-ato/3717175-aviacia-zsu-za-dobu-zavdala-11-udariv-po-zivij-sili-ta-vijskovij-tehnici-voroga.html</text:a>
</text:p>
      <!--NEWS-->
      <text:h text:style-name="P10" text:outline-level="1">
<text:span text:style-name="T4">
Shelter in Kiev should be open constantly - KSCA</text:span>
</text:h>
      <text:p text:style-name="P4">
Authors: Ukrinform (Person)</text:p>
      <text:p text:style-name="P4">
Publisher: Укринформ (Organization)</text:p>
      <text:p text:style-name="P4">
Published Time: 2023-06-01T19:16:00+03:00</text:p>
      <text:p text:style-name="P4">
Modified Time: 2023-06-01T19:16:00+03:00</text:p>
      <text:p text:style-name="P4">
Description: All shelters in Kiev should be opened constantly. - Ukrinform.</text:p>
      <text:p text:style-name="P4">
Images: ['<text:a xlink:type="simple" xlink:href="https://static.ukrinform.com/photos/2023_05/thumb_files/630_360_1684524477-301.jpeg" text:style-name="Internet_20_link" text:visited-style-name="Visited_20_Internet_20_Link">
630_360_16845...</text:a>
']</text:p>
      <text:p text:style-name="P4">
Tags: ['КМДА', 'Київ', 'Укриття', 'Повітряна тривога']</text:p>
      <text:p text:style-name="P4">
Type: Article</text:p>
      <!--METADATA-->
      <text:p text:style-name="P4">
<draw:frame draw:style-name="fr1" draw:name="Image187" text:anchor-type="as-char" svg:width="6.9236in" svg:height="3.956343in" draw:z-index="0">
<draw:image xlink:href="../Images/yкринформ/2023-06-01T19-16-00-03-00/630_360_1684524477-301.jpeg" xlink:type="simple" xlink:show="embed" xlink:actuate="onLoad" draw:mime-type="image/jpeg"/>
</draw:frame>
All targets in Kiev should be opened constantly.</text:p>
      <text:p text:style-name="P4">
This was stated by the director of the Municipal Security Department, KMDAR TKACHUK, Ukrinform correspondent reports.</text:p>
      <text:p text:style-name="P4">
“There were talking that we could not keep them constantly distinguished because repair work and homeless people will organize their shelters there. But we have no other way out than keeping in an open state, because in the last days we have started to receive constant <text:a xlink:type="simple" xlink:href="https://www.ukrinform.ua/tag-obstril" text:style-name="Internet_20_link" text:visited-style-name="Visited_20_Internet_20_Link">
blows</text:a>
Ballistic pumps, ”Tkachuk said.</text:p>
      <text:p text:style-name="P4">
According to him, if a person comes to the repository and is closed, it is necessary to recruit 101 or go to the call center 1551, then the emergency services will arrive and will cut the castle, "even if it is a private form of ownership."</text:p>
      <text:p text:style-name="P4">
Tkachuk recalled that since February 24, 2022, all shelters in Kyiv have been introduced in Kyiv, and is responsible for them directly by the direct -holder.</text:p>
      <text:p text:style-name="P4">
“The balancing holder identifies the commanders or responsible persons of these shelves who were to open them in 24/7 during air alarm to Inadeize free access. This is controlled by our department, and I am directly in charge of the civil protection system and I am responsible in the city for funds, including, ”he said.</text:p>
      <text:p text:style-name="P4">
According to Tkachuk, in 2022, almost 400 shelves were put into operation, and 127 such objects were added. That is, work on the increase in funds of protection structures is conducted, but the issue of their openness depends on the human factor, the director of the department emphasized.</text:p>
      <text:p text:style-name="P4">
Commenting on the situation with shelter in the Desnyanskiy district, near which people were killed today, he noted that information about the problems with this repository was not received.</text:p>
      <text:p text:style-name="P4">
“I checked - in our department information about this repository, which is vocabulary or problematic, did not receive. We are currently checking information and injection center for 1551, whether there were appeals at this address, ”Tkachuk said.</text:p>
      <text:p text:style-name="P4">
<text:span text:style-name="T4">
 Read also: </text:span>
 <text:a xlink:type="simple" xlink:href="https://www.ukrinform.ua/rubric-kyiv/3717006-za-tragediu-iz-zagiblimi-cerez-zacinene-ukritta-vidpovidalna-vlada-na-vsih-rivnah-nacalnik-kmva.html" text:style-name="Internet_20_link" text:visited-style-name="Visited_20_Internet_20_Link">
for the tragedy with the dead through the closed <text:span text:style-name="T4">
 shelter </text:span>
 Responsible power at all levels - KMVA Chief</text:a>
</text:p>
      <text:p text:style-name="P4">
As reported <text:a xlink:type="simple" xlink:href="https://www.ukrinform.ua/rubric-kyiv/3716810-policia-utocnila-informaciu-pro-zagiblih-u-kievi-dvoe-zinok-i-devatiricna-ditina.html" text:style-name="Internet_20_link" text:visited-style-name="Visited_20_Internet_20_Link">
Ukrinform</text:a>
, in Kiev, three people were killed on the night of June 1, including a child who tried to get into a closed -fashioned storage room during air anxiety. Kyiv police have launched on this fact of service.</text:p>
      <text:p text:style-name="P4">
<text:a xlink:type="simple" xlink:href="https://www.ukrinform.ua/rubric-kyiv/3717139-policia-prijsla-z-obsukami-v-kmda-cerez-zakriti-ukritta-pid-cas-obstrilu.html" text:style-name="Internet_20_link" text:visited-style-name="Visited_20_Internet_20_Link">
Police conduct in the Kyiv City State Search Administration</text:a>
Through closed shelters during the Russian attack, which led to the death of several people.</text:p>
      <text:p text:style-name="P4">
News Source: <text:a xlink:type="simple" xlink:href="https://www.ukrinform.ua/rubric-kyiv/3717177-ukritta-u-kievi-maut-buti-vidcineni-postijno-kmda.html" text:style-name="Internet_20_link" text:visited-style-name="Visited_20_Internet_20_Link">
https://www.ukrinform.ua/rubric-kyiv/3717177-ukritta-u-kievi-maut-buti-vidcineni-postijno-kmda.html</text:a>
</text:p>
      <!--NEWS-->
      <text:h text:style-name="P10" text:outline-level="1">
<text:span text:style-name="T4">
Moravetsky: A defined schedule of preparation of Ukrainian pilots on F-16</text:span>
</text:h>
      <text:p text:style-name="P4">
Authors: Ukrinform (Person)</text:p>
      <text:p text:style-name="P4">
Publisher: Укринформ (Organization)</text:p>
      <text:p text:style-name="P4">
Published Time: 2023-06-01T19:19:41+03:00</text:p>
      <text:p text:style-name="P4">
Modified Time: 2023-06-01T19:19:41+03:00</text:p>
      <text:p text:style-name="P4">
Description: Poland will take part in the preparation of Ukrainian pilots on F-16 aircraft, the schedule of such training has already been identified. At the same time, Warsaw will not transfer its F-16 Kiev because it has not enough. - Ukrinform.</text:p>
      <text:p text:style-name="P4">
Images: ['<text:a xlink:type="simple" xlink:href="https://static.ukrinform.com/photos/2021_09/thumb_files/630_360_1632404103-972.jpg" text:style-name="Internet_20_link" text:visited-style-name="Visited_20_Internet_20_Link">
630_360_16324...</text:a>
']</text:p>
      <text:p text:style-name="P4">
Tags: ['Україна', 'Моравецький', 'Винищувач', 'Пілот']</text:p>
      <text:p text:style-name="P4">
Type: Article</text:p>
      <!--METADATA-->
      <text:p text:style-name="P4">
<draw:frame draw:style-name="fr1" draw:name="Image188" text:anchor-type="as-char" svg:width="6.9236in" svg:height="3.956343in" draw:z-index="0">
<draw:image xlink:href="../Images/yкринформ/2023-06-01T19-19-41-03-00/630_360_1632404103-972.jpg" xlink:type="simple" xlink:show="embed" xlink:actuate="onLoad" draw:mime-type="image/jpeg"/>
</draw:frame>
Polandvis will participate in the preparation of Ukrainian pilots on F-16 aircraft, already determined by such training. At the same time, Warsaw will not transfer its F-16 Kiev because it has not enough.</text:p>
      <text:p text:style-name="P4">
On Thursday, during a press conference in Chisinau within the European Political Community summit, Polish Prime Minister Mateusz Moravetsky said, Ukrinform reports.</text:p>
      <text:p text:style-name="P4">
“We have too few F-16 aircraft. Therefore, today, we are not going to expect. We have passed our migs - good planes, good fighters - and it is highly appreciated, ”Moravetsky emphasized.</text:p>
      <text:p text:style-name="P4">
He added that President of Ukraine Volodymyr Zelensky thanked him for his participation in the organization of such a coalition.</text:p>
      <text:p text:style-name="P4">
The Head of the Polish Government also said that together with several other premieres, the President of Ukraine took part in Chisinau in discussing the preparation of Ukrainian pilots on the F-16.</text:p>
      <text:p text:style-name="P4">
“We have identified the schedule of such exercises. Poland will assist Ukraine in training pilots on the F-16, ”Moravetsky stressed.</text:p>
      <text:p text:style-name="P4">
The Chairman of the Council of Ministers of Poland also reported that during a meeting in Chisinau, he called on countries that have a significant number of Patriots to transfer to them.</text:p>
      <text:p text:style-name="P4">
"During this meeting, I stated how important it is that other Patriot countries have shared them with Ukraine as soon as possible, and I can say that this meeting was extremely constructive, positive," the head of the Polish government emphasized.</text:p>
      <text:p text:style-name="P4">
He added that Poland cannot pass these complexes to Ukraine because they have a strong people.</text:p>
      <text:p text:style-name="P4">
“A few premieres(countries - ed.)The Patriot systems have promised their fast delivery to Ukraine, ”Moravetsky emphasized.</text:p>
      <text:p text:style-name="P4">
As reported by Ukrinform, on June 1 in Chisinau, a second meeting of the European political community was held, at which 47 heads of state and government discussed the joint efforts for peace in the context of war in Ukraine and related to it curricular, protection of democracy, strengthening of energy security and stability.</text:p>
      <text:p text:style-name="P4">
President Zelensky reported that at the summit <text:a xlink:type="simple" xlink:href="https://www.ukrinform.ua/rubric-ato/3716843-zelenskij-u-moldovi-proponuvatime-koaliciu-patriot.html" text:style-name="Internet_20_link" text:visited-style-name="Visited_20_Internet_20_Link">
will discuss coalition of shifts and offer a Patriot coalition</text:a>
.</text:p>
      <text:p text:style-name="P4">
<text:span text:style-name="T5">
Foto: pap</text:span>
</text:p>
      <text:p text:style-name="P4">
News Source: <text:a xlink:type="simple" xlink:href="https://www.ukrinform.ua/rubric-ato/3717179-moraveckij-viznacenij-grafik-pidgotovki-ukrainskih-pilotiv-na-f16.html" text:style-name="Internet_20_link" text:visited-style-name="Visited_20_Internet_20_Link">
https://www.ukrinform.ua/rubric-ato/3717179-moraveckij-viznacenij-grafik-pidgotovki-ukrainskih-pilotiv-na-f16.html</text:a>
</text:p>
      <!--NEWS-->
      <text:h text:style-name="P10" text:outline-level="1">
<text:span text:style-name="T4">
The Russians are fabrication not to release political prisoners - the presidential representation in the ARC</text:span>
</text:h>
      <text:p text:style-name="P4">
Authors: Ukrinform (Person)</text:p>
      <text:p text:style-name="P4">
Publisher: Укринформ (Organization)</text:p>
      <text:p text:style-name="P4">
Published Time: 2023-06-01T19:22:00+03:00</text:p>
      <text:p text:style-name="P4">
Modified Time: 2023-06-01T19:22:00+03:00</text:p>
      <text:p text:style-name="P4">
Description: The invaders factory cases to prevent the dismissal from the places of freedom of persons who have previously suffered illegal persecution. - Ukrinform.</text:p>
      <text:p text:style-name="P4">
Images: ['<text:a xlink:type="simple" xlink:href="https://static.ukrinform.com/photos/2017_05/thumb_files/630_360_1494432026-9526.jpg" text:style-name="Internet_20_link" text:visited-style-name="Visited_20_Internet_20_Link">
630_360_14944...</text:a>
']</text:p>
      <text:p text:style-name="P4">
Tags: ['Окупація Криму', "Політв'язні Кремля", 'Переслідування ', 'Війна з Росією']</text:p>
      <text:p text:style-name="P4">
Type: Article</text:p>
      <!--METADATA-->
      <text:p text:style-name="P4">
<draw:frame draw:style-name="fr1" draw:name="Image189" text:anchor-type="as-char" svg:width="6.9236in" svg:height="3.956343in" draw:z-index="0">
<draw:image xlink:href="../Images/yкринформ/2023-06-01T19-22-00-03-00/630_360_1494432026-9526.jpg" xlink:type="simple" xlink:show="embed" xlink:actuate="onLoad" draw:mime-type="image/jpeg"/>
</draw:frame>
The invaders factory cases to prevent the dismissal from the places of non -freedoms that have previously been prosecuted.</text:p>
      <text:p text:style-name="P4">
This was reported [Representation of the President of Ukraine to Crimea]](https://ppu.gov.ua/press-center/tendentsiia-nezakonnykh-politychno-motyvovanykh-zasudzhen-ta-peresliduvan/), reports Ukrinform.</text:p>
      <text:p text:style-name="P4">
“The invaders are so monotonous in their own crimes that their tendencies are treated with the naked eye. Previously, we talked about the mass tendency of non -consumed convictions and persecutions, but now see the maintenance of cases in order to prevent the release of the contents of freedoms of persons who have previously been persecuted, ”the permission reads.</text:p>
      <text:p text:style-name="P4">
The representative office noted that the invaders try to fabricate the novukryin case regarding the political prisoner Oleg Prikhodko, the term of imprisonment is coming to an end. A similar situation was observed with the illegal -minded Dmitry Stelibnikov, who was falsified by almost at the end of the term of prison and illegally sentenced to 19 years in a strict regime colony.</text:p>
      <text:p text:style-name="P4">
*!(https://www.ukrinform.ua/rubric-crimea/3716672-ukraina-vislovila-protest-cerez-turemni-viroki-u-rf-cotirom-krimskim-tataram.html)It is also noted that such a "carousel" of false cases has already been Lenie Umerov, which has become the object of illegal administrative persecution, who gave the occupying country time to incriminate suspicion of alleged "espionage" and imprison for 2 months.</text:p>
      <text:p text:style-name="P4">
“We urge the international community to respond to cases from preventing disappearance from the places of freedom of persons who have previously been illegally convicted of the <text:a xlink:type="simple" xlink:href="https://www.ukrinform.ua/tag-okupacia-krimu" text:style-name="Internet_20_link" text:visited-style-name="Visited_20_Internet_20_Link">
occupied Crimea</text:a>
from political motives. Independent maintenance in places of freedom creates serious thighs for the life and health of our citizens, ”the department said.</text:p>
      <text:p text:style-name="P4">
As <text:a xlink:type="simple" xlink:href="https://www.ukrinform.ua/rubric-crimea/3710952-rosiani-zasekretili-materiali-spravi-stosovno-nezakonno-zatrimanoi-lenie-umerovoi.html" text:style-name="Internet_20_link" text:visited-style-name="Visited_20_Internet_20_Link">
reported</text:a>
, the Russians have classified the materials of the criminal case in relation to the detained Crimean Tatar Lenie Umerova, which is kept in Sizoleform.</text:p>
      <text:p text:style-name="P4">
News Source: <text:a xlink:type="simple" xlink:href="https://www.ukrinform.ua/rubric-crimea/3717180-rosiani-fabrikuut-spravi-sob-ne-zvilnati-politvazniv-predstavnictvo-prezidenta-v-ark.html" text:style-name="Internet_20_link" text:visited-style-name="Visited_20_Internet_20_Link">
https://www.ukrinform.ua/rubric-crimea/3717180-rosiani-fabrikuut-spravi-sob-ne-zvilnati-politvazniv-predstavnictvo-prezidenta-v-ark.html</text:a>
</text:p>
      <!--NEWS-->
      <text:h text:style-name="P10" text:outline-level="1">
<text:span text:style-name="T4">
States continued the duty -free mode for Ukrainian steel for another year</text:span>
</text:h>
      <text:p text:style-name="P4">
Authors: Ukrinform (Person)</text:p>
      <text:p text:style-name="P4">
Publisher: Укринформ (Organization)</text:p>
      <text:p text:style-name="P4">
Published Time: 2023-06-01T19:25:29+03:00</text:p>
      <text:p text:style-name="P4">
Modified Time: 2023-06-01T19:25:29+03:00</text:p>
      <text:p text:style-name="P4">
Description: The United States of America released Ukrainian steel from 25% for another year, in addition, US President Joseph Biden supported the initiative of the Minister of Commerce Gina Raymomondo and freed the European Union steel from the Ukrainian raw materials. - Ukrinform.</text:p>
      <text:p text:style-name="P4">
Images: ['<text:a xlink:type="simple" xlink:href="https://static.ukrinform.com/photos/2019_12/thumb_files/630_360_1576525289-573.jpg" text:style-name="Internet_20_link" text:visited-style-name="Visited_20_Internet_20_Link">
630_360_15765...</text:a>
']</text:p>
      <text:p text:style-name="P4">
Tags: ['Мито', 'США', 'Сталь', 'Україна']</text:p>
      <text:p text:style-name="P4">
Type: Article</text:p>
      <!--METADATA-->
      <text:p text:style-name="P4">
<draw:frame draw:style-name="fr1" draw:name="Image190" text:anchor-type="as-char" svg:width="6.9236in" svg:height="3.956343in" draw:z-index="0">
<draw:image xlink:href="../Images/yкринформ/2023-06-01T19-25-29-03-00/630_360_1576525289-573.jpg" xlink:type="simple" xlink:show="embed" xlink:actuate="onLoad" draw:mime-type="image/jpeg"/>
</draw:frame>
The United States of America released Ukrainian steel from 25% for another year, except for the US President Joseph Biden, supported the initiative of the Minister of Commerce Ginirimomodo and released from duties also steel from the European Union, which produced Ukrainian raw materials.</text:p>
      <text:p text:style-name="P4">
According to Ukrinform, it reports <text:a xlink:type="simple" xlink:href="http://www.me.gov.ua/News/Detail" text:style-name="Internet_20_link" text:visited-style-name="Visited_20_Internet_20_Link">
the Ministry of Economy Press</text:a>
.</text:p>
      <text:p text:style-name="P4">
"Throughout this year, we explained to partners that the main way to restore Ukrainian metallurgy is to integrate it into production chains in the EU and the United States. Proclaiming the President of the United States is one of the most practical ways to strengthen TACIntegration," - said the first Viceremier -Minister of Economics. Sviridenko.</text:p>
      <text:p text:style-name="P4">
Ukraine also works with the EU on the integration of steel markets. Autonomous EU trade illnesses, extended for a year on May 25, provide for the release of the Ukrainian stalle from payment of anti -dumping and protective duties. In addition, a separate steel dialogue, which opens steel producers, has been launched within the extent of the industrial dialogue.</text:p>
      <text:p text:style-name="P4">
US President Joseph Biden in the Proclamation of Import Regulation of Constant States stated that there was a significant failure in the production of steel in the Ukrainian -sized total volume of steel production in Ukraine. At the same time, steel industry was historically important for Ukraine, and both the United States and I -Ukraine are interested in preserving this industry as an economic rescue link as the country is being restored.</text:p>
      <text:p text:style-name="P4">
Thus, the production of steel in Ukraine in the first quarter of 2023 was 66.22%less than in the first quarter of 2022-1.23 million tons against 3.6 million.</text:p>
      <text:p text:style-name="P4">
*!(https://www.ukrinform.ua/rubric-economy/3713985-es-prodovziv-na-rik-rezim-bezmitnoi-torgivli-z-ukrainou.html)As reported, May 9, 2022 <text:a xlink:type="simple" xlink:href="https://www.ukrinform.ua/tag-ssa" text:style-name="Internet_20_link" text:visited-style-name="Visited_20_Internet_20_Link">
USA</text:a>
They established an annual duty -free regime for Ukrainian steel, which confirmed the readiness of the US government to maintain Ukraine's economic stability, including Ukrainian metallurgical products in their production processes.</text:p>
      <text:p text:style-name="P4">
News Source: <text:a xlink:type="simple" xlink:href="https://www.ukrinform.ua/rubric-economy/3717181-stati-prodovzili-bezmitnij-rezim-dla-ukrainskoi-stali-se-na-rik.html" text:style-name="Internet_20_link" text:visited-style-name="Visited_20_Internet_20_Link">
https://www.ukrinform.ua/rubric-economy/3717181-stati-prodovzili-bezmitnij-rezim-dla-ukrainskoi-stali-se-na-rik.html</text:a>
</text:p>
      <!--NEWS-->
      <text:h text:style-name="P10" text:outline-level="1">
<text:span text:style-name="T4">
In Kharkiv region, the death of two rescuers are investigated</text:span>
</text:h>
      <text:p text:style-name="P4">
Authors: Ukrinform (Person)</text:p>
      <text:p text:style-name="P4">
Publisher: Укринформ (Organization)</text:p>
      <text:p text:style-name="P4">
Published Time: 2023-06-01T19:26:00+03:00</text:p>
      <text:p text:style-name="P4">
Modified Time: 2023-06-01T19:26:00+03:00</text:p>
      <text:p text:style-name="P4">
Description: In Kharkiv region, on May 31, two cadets of the National University of Civil Protection were killed, and the State Service for Extraordinary Service is already conducting an official investigation. - Ukrinform.</text:p>
      <text:p text:style-name="P4">
Images: ['<text:a xlink:type="simple" xlink:href="https://static.ukrinform.com/photos/2017_11/thumb_files/630_360_1511519698-3409.jpg" text:style-name="Internet_20_link" text:visited-style-name="Visited_20_Internet_20_Link">
630_360_15115...</text:a>
']</text:p>
      <text:p text:style-name="P4">
Tags: ['ДСНС', 'Загибель', 'Харківщина', 'Курсант']</text:p>
      <text:p text:style-name="P4">
Type: Article</text:p>
      <!--METADATA-->
      <text:p text:style-name="P4">
<draw:frame draw:style-name="fr1" draw:name="Image191" text:anchor-type="as-char" svg:width="6.9236in" svg:height="3.956343in" draw:z-index="0">
<draw:image xlink:href="../Images/yкринформ/2023-06-01T19-26-00-03-00/630_360_1511519698-3409.jpg" xlink:type="simple" xlink:show="embed" xlink:actuate="onLoad" draw:mime-type="image/jpeg"/>
</draw:frame>
 УХарківській області 31 травня загинули два курсанти Національного університетуцивільного захисту, комісія Державної служби з надзвичайних вже проводитьслужбове розслідування.</text:p>
      <text:p text:style-name="P4">
Як передає Укрінформ, про це ДСНС повідомляє у <text:a xlink:type="simple" xlink:href="https://www.facebook.com/MNS.GOV.UA/posts/pfbid0Z3vAVLyWjgQUbU56su4abjsM9HUfrXsrfrnj1ioiZzti7vFv2ohLzZKTF4GUGKoDl" text:style-name="Internet_20_link" text:visited-style-name="Visited_20_Internet_20_Link">
 Фейсбуці</text:a>
.</text:p>
      <text:p text:style-name="P4">
“Щодо ситуації, яка трапилася з курсантами Національного університетуцивільного захисту України. Вчора на Харківщині сталася трагедія, яка забралажиття двох молодих хлопців. Комісія апарату <text:a xlink:type="simple" xlink:href="https://www.ukrinform.ua/tag-dsns" text:style-name="Internet_20_link" text:visited-style-name="Visited_20_Internet_20_Link">
 ДСНС</text:a>
He is already conducting an official investigation. 4 persons responsible for the educational process are dismissed, ”the testimony reads.</text:p>
      <text:p text:style-name="P4">
The SESU emphasized that the department is interested in the guilty punishment. More information will be published after the completion of investigation.</text:p>
      <text:p text:style-name="P4">
<text:span text:style-name="T4">
 Read also: </text:span>
 <text:a xlink:type="simple" xlink:href="https://www.ukrinform.ua/rubric-regions/3711827-na-hersonsini-traktorist-pidirvavsa-na-vibuhivci.html" text:style-name="Internet_20_link" text:visited-style-name="Visited_20_Internet_20_Link">
in Kherson region the tractor driver exploded on explosives</text:a>
As reported by Ukrinform, in the Izyum district <text:a xlink:type="simple" xlink:href="https://www.ukrinform.ua/rubric-regions/3713475-vibuhivka-zdetonuvala-u-rukah-na-harkivsini-pidirvavsa-traktorist.html" text:style-name="Internet_20_link" text:visited-style-name="Visited_20_Internet_20_Link">
Kharkiv region</text:a>
The tractor driver gave the explosion.</text:p>
      <text:p text:style-name="P4">
News Source: <text:a xlink:type="simple" xlink:href="https://www.ukrinform.ua/rubric-regions/3717182-na-harkivsini-rozsliduut-zagibel-dvoh-kursantivratuvalnikiv.html" text:style-name="Internet_20_link" text:visited-style-name="Visited_20_Internet_20_Link">
https://www.ukrinform.ua/rubric-regions/3717182-na-harkivsini-rozsliduut-zagibel-dvoh-kursantivratuvalnikiv.html</text:a>
</text:p>
      <!--NEWS-->
      <text:h text:style-name="P10" text:outline-level="1">
<text:span text:style-name="T4">
“May be a knockout” - Zelensky promises a tough response to a closed bomb shelter</text:span>
</text:h>
      <text:p text:style-name="P4">
Authors: Ukrinform (Person)</text:p>
      <text:p text:style-name="P4">
Publisher: Укринформ (Organization)</text:p>
      <text:p text:style-name="P4">
Published Time: 2023-06-01T19:27:00+03:00</text:p>
      <text:p text:style-name="P4">
Modified Time: 2023-06-01T19:27:00+03:00</text:p>
      <text:p text:style-name="P4">
Description: President of Ukraine Volodymyr Zelensky promises a rigid reaction to the tragic incident with the death of people in Kiev near a closed bomb. - Ukrinform.</text:p>
      <text:p text:style-name="P4">
Images: ['<text:a xlink:type="simple" xlink:href="https://static.ukrinform.com/photos/2023_06/thumb_files/630_360_1685635488-355.jpg" text:style-name="Internet_20_link" text:visited-style-name="Visited_20_Internet_20_Link">
630_360_16856...</text:a>
']</text:p>
      <text:p text:style-name="P4">
Tags: ['Київ', 'Зеленський', 'Укриття', 'Війна з Росією', 'Ракетний удар']</text:p>
      <text:p text:style-name="P4">
Type: Article</text:p>
      <!--METADATA-->
      <text:p text:style-name="P4">
<draw:frame draw:style-name="fr1" draw:name="Image192" text:anchor-type="as-char" svg:width="6.9236in" svg:height="3.956343in" draw:z-index="0">
<draw:image xlink:href="../Images/yкринформ/2023-06-01T19-27-00-03-00/630_360_1685635488-355.jpg" xlink:type="simple" xlink:show="embed" xlink:actuate="onLoad" draw:mime-type="image/jpeg"/>
</draw:frame>
President of Ukraine Volodymyr Zelenskyy promises a rigid reaction to the tragic incident of people in Kiev near a closed bomb shelter.</text:p>
      <text:p text:style-name="P4">
According to the Ukrinform correspondent, Zelensky stated this during a conference on the results of the European Political Community Summit.</text:p>
      <text:p text:style-name="P4">
"Everyone will answer. The reaction will be firm," he said, commenting on what his reaction will be after returning to Kiev in a tragic case with a closed bomb shelter in Kiev.</text:p>
      <text:p text:style-name="P4">
To a clarifying question whether specific responsible people can be, <text:a xlink:type="simple" xlink:href="https://www.ukrinform.ua/tag-zelenskij" text:style-name="Internet_20_link" text:visited-style-name="Visited_20_Internet_20_Link">
Zelensky</text:a>
He said, "Very specific people."</text:p>
      <text:p text:style-name="P4">
<text:span text:style-name="T4">
 Read also: </text:span>
 <text:a xlink:type="simple" xlink:href="https://www.ukrinform.ua/rubric-kyiv/3717177-ukritta-u-kievi-maut-buti-vidcineni-postijno-kmda.html" text:style-name="Internet_20_link" text:visited-style-name="Visited_20_Internet_20_Link">
<text:span text:style-name="T4">
 shelter </text:span>
 I in Kiev should be open constantly - KSCA</text:a>
According to the President, "it is necessary that the local authorities turn on the head." "There was a tragedy in this day. People have not got into shelter. But now we will return and put our heads in place," he added.</text:p>
      <text:p text:style-name="P4">
Zelensky noted that after returning to Ukraine it is necessary to understand the dotals. "Let's see, people will definitely be responsible for having people wealth have been able to get into the bomb shelter and, unfortunately, died. We have little birth, we have, you see, and internal," he said.</text:p>
      <text:p text:style-name="P4">
Already after the reply and announcement of the press conference closed, the President added a willow phrase: "I would say this: may be knocked out."</text:p>
      <text:p text:style-name="P4">
<text:span text:style-name="T4">
 Read also: </text:span>
 <text:a xlink:type="simple" xlink:href="https://www.ukrinform.ua/rubric-kyiv/3717139-policia-prijsla-z-obsukami-v-kmda-cerez-zakriti-ukritta-pid-cas-obstrilu.html" text:style-name="Internet_20_link" text:visited-style-name="Visited_20_Internet_20_Link">
police came with searches in KSCA through closed <text:span text:style-name="T4">
 shelter </text:span>
 I during the shelling</text:a>
As reported by Ukrinform, <text:a xlink:type="simple" xlink:href="https://www.ukrinform.ua/rubric-kyiv/3716810-policia-utocnila-informaciu-pro-zagiblih-u-kievi-dvoe-zinok-i-devatiricna-ditina.html" text:style-name="Internet_20_link" text:visited-style-name="Visited_20_Internet_20_Link">
three people were killed in Kiev, including a child,</text:a>
who tried to get into a closed bomb shelter during the air anxiety. The Kiev police have been dealing with this fact on official negligence.</text:p>
      <text:p text:style-name="P4">
News Source: <text:a xlink:type="simple" xlink:href="https://www.ukrinform.ua/rubric-polytics/3717185-moze-buti-nokaut-zelenskij-obicae-zorstku-reakciu-na-zakrite-bomboshovise.html" text:style-name="Internet_20_link" text:visited-style-name="Visited_20_Internet_20_Link">
https://www.ukrinform.ua/rubric-polytics/3717185-moze-buti-nokaut-zelenskij-obicae-zorstku-reakciu-na-zakrite-bomboshovise.html</text:a>
</text:p>
      <!--NEWS-->
      <text:h text:style-name="P10" text:outline-level="1">
<text:span text:style-name="T4">
The US has imposed sanctions against Iran for the murder of journalists and activists</text:span>
</text:h>
      <text:p text:style-name="P4">
Authors: Ukrinform (Person)</text:p>
      <text:p text:style-name="P4">
Publisher: Укринформ (Organization)</text:p>
      <text:p text:style-name="P4">
Published Time: 2023-06-01T19:32:00+03:00</text:p>
      <text:p text:style-name="P4">
Modified Time: 2023-06-01T19:32:00+03:00</text:p>
      <text:p text:style-name="P4">
Description: The United States has declared sanctions against the members of the Iran Islamic Revolution Corps, as well as related persons and organizations involved in the murder of civilians, including journalists and activists. - Ukrinform.</text:p>
      <text:p text:style-name="P4">
Images: ['<text:a xlink:type="simple" xlink:href="https://static.ukrinform.com/photos/2018_08/thumb_files/630_360_1533655881-2549.jpg" text:style-name="Internet_20_link" text:visited-style-name="Visited_20_Internet_20_Link">
630_360_15336...</text:a>
']</text:p>
      <text:p text:style-name="P4">
Tags: ['Іран', 'Санкції', 'США', 'Вбивство']</text:p>
      <text:p text:style-name="P4">
Type: Article</text:p>
      <!--METADATA-->
      <text:p text:style-name="P4">
<draw:frame draw:style-name="fr1" draw:name="Image193" text:anchor-type="as-char" svg:width="6.9236in" svg:height="3.956343in" draw:z-index="0">
<draw:image xlink:href="../Images/yкринформ/2023-06-01T19-32-00-03-00/630_360_1533655881-2549.jpg" xlink:type="simple" xlink:show="embed" xlink:actuate="onLoad" draw:mime-type="image/jpeg"/>
</draw:frame>
The United States has declared sanctions against the members of the Corps of the Iranian Revolution of Iran, as well as related persons and organizations involved in the murder of civilians, including journalists and activists.</text:p>
      <text:p text:style-name="P4">
This is stated in the office of the Office of Control of Foreign Assets(<text:a xlink:type="simple" xlink:href="https://home.treasury.gov/news/press-releases/jy1513" text:style-name="Internet_20_link" text:visited-style-name="Visited_20_Internet_20_Link">
 OFAC</text:a>
 )US Ministry of Finans, Ukrinform reports.</text:p>
      <text:p text:style-name="P4">
“Today ofac introduces <text:a xlink:type="simple" xlink:href="https://www.ukrinform.ua/tag-sankcii" text:style-name="Internet_20_link" text:visited-style-name="Visited_20_Internet_20_Link">
sanctions</text:a>
of anti -representatives as well as branches(IRGC)Iran and its subdivision of external operations, IRGC -QF forces, which participated in all the universities of terrorist conspiracies, including the murder of former US government officials, people with dual citizen of the United States and Iran, as well as Iranian dissidents, ”the message is reported.</text:p>
      <text:p text:style-name="P4">
Two IRGC intelligence executives, triors living in Iran and Turkey, as well as an IRGC-QF, have been restricted. All of them were involved in the planning and implementation of lethal operations in relation to civilians, including journalists and activists.</text:p>
      <text:p text:style-name="P4">
<text:span text:style-name="T4">
 Read also: </text:span>
 [Ukraine will apply <text:span text:style-name="T4">
 sanctions </text:span>
 Again(https://www.ukrinform.ua/rubric-polytics/3715676-ukraina-zastosue-sankcii-proti-iranu-na-50-rokiv-rada-zatverdila-risenna-rnbo.html)As reported <text:a xlink:type="simple" xlink:href="https://www.ukrinform.ua/rubric-world/3716303-ssa-gotuut-novi-sankcii-sobi-pozbaviti-rosiu-dostupu-do-tehnologij-blinken.html" text:style-name="Internet_20_link" text:visited-style-name="Visited_20_Internet_20_Link">
Ukrinform</text:a>
, in parallel, the US Government prepares sanctions and other export control measures in order to resolve Russia the opportunity to obtain technologies, in particular, those that have been shown in Iranian drones.</text:p>
      <text:p text:style-name="P4">
News Source: <text:a xlink:type="simple" xlink:href="https://www.ukrinform.ua/rubric-world/3717183-ssa-vveli-sankcii-proti-iranu-za-vbivstva-zurnalistiv-ta-aktivistiv.html" text:style-name="Internet_20_link" text:visited-style-name="Visited_20_Internet_20_Link">
https://www.ukrinform.ua/rubric-world/3717183-ssa-vveli-sankcii-proti-iranu-za-vbivstva-zurnalistiv-ta-aktivistiv.html</text:a>
</text:p>
      <!--NEWS-->
      <text:h text:style-name="P10" text:outline-level="1">
<text:span text:style-name="T4">
The transatlantic countries in Oslo discussed the issues of Ukraine - State Department</text:span>
</text:h>
      <text:p text:style-name="P4">
Authors: Ukrinform (Person)</text:p>
      <text:p text:style-name="P4">
Publisher: Укринформ (Organization)</text:p>
      <text:p text:style-name="P4">
Published Time: 2023-06-01T19:35:34+03:00</text:p>
      <text:p text:style-name="P4">
Modified Time: 2023-06-01T19:35:34+03:00</text:p>
      <text:p text:style-name="P4">
Description: US Secretary of State Anthony Blinken discussed the support of Ukraine and the opposition of the Russian Federation with the heads of foreign policy agencies of other countries of the transatlantic four - France, Germany and the United Kingdom.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Норвегія', 'США', 'Україна', 'Держдеп']</text:p>
      <text:p text:style-name="P4">
Type: Article</text:p>
      <!--METADATA-->
      <text:p text:style-name="P4">
<draw:frame draw:style-name="fr1" draw:name="Image194" text:anchor-type="as-char" svg:width="6.9236in" svg:height="3.956343in" draw:z-index="0">
<draw:image xlink:href="../Images/yкринформ/2023-06-01T19-35-34-03-00/630_360_1521097272-9495.jpg" xlink:type="simple" xlink:show="embed" xlink:actuate="onLoad" draw:mime-type="image/jpeg"/>
</draw:frame>
US Secretary of State, Anthony Blinken, discussed the support of Ukraine and the opposition of the Russian Federation by the Iglasts of foreign policy agencies of other countries of the transatlantic four -French, Germany and the United Kingdom.</text:p>
      <text:p text:style-name="P4">
The meeting was held on Thursday in Oslo in the fields of NATO Ministerial Meeting, Ukrinform reports with reference to the US State Department.</text:p>
      <text:p text:style-name="P4">
“The leaders discussed the strong support of Ukraine in conditions where it continues to coincide from the brutal aggressive war <text:a xlink:type="simple" xlink:href="https://www.ukrinform.ua/tag-rosia" text:style-name="Internet_20_link" text:visited-style-name="Visited_20_Internet_20_Link">
RF</text:a>
», - said in the State Department.</text:p>
      <text:p text:style-name="P4">
It is noted that the head of American diplomacy emphasized the importance of more close cooperation for the promotion of common goals of peace, stability and flowering in Europe, as well as in the Indo-Pacific region and their meals. The main goal is to strengthen the international order based on the rules.</text:p>
      <text:p text:style-name="P4">
The heads of foreign policy agencies also expressed concern in connection with the "nuclear escalation" by Iran.</text:p>
      <text:p text:style-name="P4">
<text:span text:style-name="T4">
 Read also: </text:span>
 [Ukraine can count on NATO summit on a powerful package(https://www.ukrinform.ua/rubric-polytics/3717098-ukraina-moze-rozrahovuvati-na-samiti-nato-na-potuznij-paket-dopomogi-blinken.html)As reported by Ukrinform, on Thursday in Oslo there was an informal meeting of NATO foreign foreign ministers in order to prepare for the meeting of leaderships and governments of NATO countries in Vilnius.</text:p>
      <text:p text:style-name="P4">
News Source: <text:a xlink:type="simple" xlink:href="https://www.ukrinform.ua/rubric-world/3717186-kraini-transatlanticnoi-cetvirki-v-oslo-obgovorili-pitanna-ukraini-derzdep.html" text:style-name="Internet_20_link" text:visited-style-name="Visited_20_Internet_20_Link">
https://www.ukrinform.ua/rubric-world/3717186-kraini-transatlanticnoi-cetvirki-v-oslo-obgovorili-pitanna-ukraini-derzdep.html</text:a>
</text:p>
      <!--NEWS-->
      <text:h text:style-name="P10" text:outline-level="1">
<text:span text:style-name="T4">
Luxembourg, Luxembourg will be shown in Japan within the European Cinema Week</text:span>
</text:h>
      <text:p text:style-name="P4">
Authors: Ukrinform (Person)</text:p>
      <text:p text:style-name="P4">
Publisher: Укринформ (Organization)</text:p>
      <text:p text:style-name="P4">
Published Time: 2023-06-01T19:44:00+03:00</text:p>
      <text:p text:style-name="P4">
Modified Time: 2023-06-01T19:44:00+03:00</text:p>
      <text:p text:style-name="P4">
Description: Within the week of European cinema (EU Film Days 2023) during June - August, the special show of director Antonio Lukich "Luxembourg, Luxembourg" in Tokyo, Kyoto and Fukuoka will take place. - Ukrinform.</text:p>
      <text:p text:style-name="P4">
Images: ['<text:a xlink:type="simple" xlink:href="https://static.ukrinform.com/photos/2023_06/thumb_files/630_360_1685637939-160.jpg" text:style-name="Internet_20_link" text:visited-style-name="Visited_20_Internet_20_Link">
630_360_16856...</text:a>
']</text:p>
      <text:p text:style-name="P4">
Tags: ['Японія', 'Кіно', 'Люксембург', 'фільм']</text:p>
      <text:p text:style-name="P4">
Type: Article</text:p>
      <!--METADATA-->
      <text:p text:style-name="P4">
<draw:frame draw:style-name="fr1" draw:name="Image195" text:anchor-type="as-char" svg:width="6.9236in" svg:height="3.956343in" draw:z-index="0">
<draw:image xlink:href="../Images/yкринформ/2023-06-01T19-44-00-03-00/630_360_1685637939-160.jpg" xlink:type="simple" xlink:show="embed" xlink:actuate="onLoad" draw:mime-type="image/jpeg"/>
</draw:frame>
Within a way of European cinema(I Film Days 2023)In June - August will be a special show of director Antonio Lukich "Luxembourg, Luxembourg" in Tokyo, Kyoto and Fukuoka.</text:p>
      <text:p text:style-name="P4">
This was reported by the press service of the State Cinema Agency on <text:a xlink:type="simple" xlink:href="https://www.facebook.com/ukrainefilmagency/posts/pfbid02YWFAa7ZcEtZ33FJFer7kCENabEngtepUGiWzgJZvc472ZFgjxmgYB8c4hoM6Ugy8l" text:style-name="Internet_20_link" text:visited-style-name="Visited_20_Internet_20_Link">
Facebook</text:a>
, reports Ukrinform.</text:p>
      <text:p text:style-name="P4">
"EU Film Days 2023 this year celebrate their 20th anniversary, so they will show films of 24 EU member member in four cities of Japan: Tokyo, Kyoto, Hiroshima and Fukua.(https://www.ukrinform.ua/tag-kino)"Luxembourg, Luxembourg" Antonio Lukich, "- the message reads.</text:p>
      <text:p text:style-name="P4">
Derzhkino noted that in Tokyo a show of the Ukrainian tape will take place on June 2 and June 11 in Japan National Film Archives. Cinema will also be shown on June 20 and July 12 at the Kyoto Museum, and on August 12 and 27, the movie will be shown in Fukuokka's public library.</text:p>
      <text:p text:style-name="P4">
Movies will be demonstrated with Japanese subtitles and partially Zakhogli.</text:p>
      <text:p text:style-name="P4">
<text:span text:style-name="T4">
 Read also: </text:span>
 <text:a xlink:type="simple" xlink:href="https://www.ukrinform.ua/rubric-culture/3706865-film-luksemburg-luksemburg-otrimav-nagorodi-na-dvoh-miznarodnih-festivalah.html" text:style-name="Internet_20_link" text:visited-style-name="Visited_20_Internet_20_Link">
movie "<text:span text:style-name="T4">
 Luxembourg </text:span>
, <text:span text:style-name="T4">
 Luxembourg </text:span>
" Got Nagorod at two international festivals</text:a>
As it was reported, the movie "Luxembourg, Luxembourg" tells the story of the twin-twin, who will learn that their long-disappeared father became ill with Ulyuxembourg, after which they go on a journey to see him for the last time. -The ward "Mound and Agregat" -to take Ramil and Amil Nasirov. The tape was created by the State of State.</text:p>
      <text:p text:style-name="P4">
The EU Delegation, the Embassy of Ukraine Vyaponia, the Cultural Institutions of the EU Member States in Japan, the National Film Archives, the Kyoto Museum, the Hiroshima Library, the Fukuok Public Library, the Fukuoka Public Library, the Embassy of Ukraine, the Embassy of Ukraine, the Embassy of Ukraine, the cultural institutes of the EU Member States in Japan, the National Film Archives, Kyoto Museum, the Kyoto Museum, the Kyoto Museum, the Cinematographic and Audiovisual Library of Hiroshima.</text:p>
      <text:p text:style-name="P4">
News Source: <text:a xlink:type="simple" xlink:href="https://www.ukrinform.ua/rubric-culture/3717188-luksemburg-luksemburg-pokazut-u-aponii-v-mezah-tizna-evropejskogo-kino.html" text:style-name="Internet_20_link" text:visited-style-name="Visited_20_Internet_20_Link">
https://www.ukrinform.ua/rubric-culture/3717188-luksemburg-luksemburg-pokazut-u-aponii-v-mezah-tizna-evropejskogo-kino.html</text:a>
</text:p>
      <!--NEWS-->
      <text:h text:style-name="P10" text:outline-level="1">
<text:span text:style-name="T4">
Ukraine can help Moldova if there is a request - Zelensky</text:span>
</text:h>
      <text:p text:style-name="P4">
Authors: Ukrinform (Person)</text:p>
      <text:p text:style-name="P4">
Publisher: Укринформ (Organization)</text:p>
      <text:p text:style-name="P4">
Published Time: 2023-06-01T19:55:49+03:00</text:p>
      <text:p text:style-name="P4">
Modified Time: 2023-06-01T19:55:49+03:00</text:p>
      <text:p text:style-name="P4">
Description: Ukraine can only react and assist Moldova if its leadership is a request for it. - Ukrinform.</text:p>
      <text:p text:style-name="P4">
Images: ['<text:a xlink:type="simple" xlink:href="https://static.ukrinform.com/photos/2023_06/thumb_files/630_360_1685616882-658.jpg" text:style-name="Internet_20_link" text:visited-style-name="Visited_20_Internet_20_Link">
630_360_16856...</text:a>
']</text:p>
      <text:p text:style-name="P4">
Tags: ['Молдова', "Придністров'я", 'Зеленський']</text:p>
      <text:p text:style-name="P4">
Type: Article</text:p>
      <!--METADATA-->
      <text:p text:style-name="P4">
<draw:frame draw:style-name="fr1" draw:name="Image196" text:anchor-type="as-char" svg:width="6.9236in" svg:height="3.956343in" draw:z-index="0">
<draw:image xlink:href="../Images/yкринформ/2023-06-01T19-55-49-03-00/630_360_1685616882-658.jpg" xlink:type="simple" xlink:show="embed" xlink:actuate="onLoad" draw:mime-type="image/jpeg"/>
</draw:frame>
Ukraine is only to react and assist Moldova if it is a building from its leadership.</text:p>
      <text:p text:style-name="P4">
President Volodymyr Zelenskyy said this during <text:a xlink:type="simple" xlink:href="http://www.youtube.com/watch" text:style-name="Internet_20_link" text:visited-style-name="Visited_20_Internet_20_Link">
communication</text:a>
From the media in the second meeting of the European political community, Ukrinform reports.</text:p>
      <text:p text:style-name="P4">
"Ukraine can react and assist Moldova, only if there is a request. The nunny level of military -political leadership, the official leadership of Vamoldov.(https://www.ukrinform.ua/tag-zelenskij).</text:p>
      <text:p text:style-name="P4">
He noted that there was no official request from Moldova to assist the problem with Transnistria in Ukraine.</text:p>
      <text:p text:style-name="P4">
<text:span text:style-name="T4">
 Read also: </text:span>
 <text:a xlink:type="simple" xlink:href="https://www.ukrinform.ua/rubric-polytics/3716956-moldova-pidtrimue-formulu-miru-zelenskogo-ta-stvorenna-tribunalu-dla-rf-sandu.html" text:style-name="Internet_20_link" text:visited-style-name="Visited_20_Internet_20_Link">
<text:span text:style-name="T4">
 Moldova </text:span>
 supports the formula of peace of the Zelensky Tribunal Tribunal for Russia - Sandu</text:a>
As reported by Ukrinform, during a meeting of a joint control commission(SKK)Moldova representatives of Kyshenev reported a violation of the safety regime from the Russian military in the unrecognized Transnistria.</text:p>
      <text:p text:style-name="P4">
News Source: <text:a xlink:type="simple" xlink:href="https://www.ukrinform.ua/rubric-polytics/3717190-ukraina-moze-dopomagati-moldovi-akso-na-ce-e-zapit-zelenskij.html" text:style-name="Internet_20_link" text:visited-style-name="Visited_20_Internet_20_Link">
https://www.ukrinform.ua/rubric-polytics/3717190-ukraina-moze-dopomagati-moldovi-akso-na-ce-e-zapit-zelenskij.html</text:a>
</text:p>
      <!--NEWS-->
      <text:h text:style-name="P10" text:outline-level="1">
<text:span text:style-name="T4">
The court took into custody of two suspects in the case of fraud in Ukrspirt</text:span>
</text:h>
      <text:p text:style-name="P4">
Authors: Ukrinform (Person)</text:p>
      <text:p text:style-name="P4">
Publisher: Укринформ (Organization)</text:p>
      <text:p text:style-name="P4">
Published Time: 2023-06-01T19:57:00+03:00</text:p>
      <text:p text:style-name="P4">
Modified Time: 2023-06-01T19:57:00+03:00</text:p>
      <text:p text:style-name="P4">
Description: The Supreme Anti -Corruption Court chose precautionary measures in the form of detention to two participants in the criminal fuel procurement scheme at inflated prices exposed at the state -owned enterprise Ukrspirt. - Ukrinform.</text:p>
      <text:p text:style-name="P4">
Images: ['<text:a xlink:type="simple" xlink:href="https://static.ukrinform.com/photos/2019_10/thumb_files/630_360_1570694588-525.jpg" text:style-name="Internet_20_link" text:visited-style-name="Visited_20_Internet_20_Link">
630_360_15706...</text:a>
']</text:p>
      <text:p text:style-name="P4">
Tags: ['Арешт', 'Махінації', 'Суд', 'Укрспирт']</text:p>
      <text:p text:style-name="P4">
Type: Article</text:p>
      <!--METADATA-->
      <text:p text:style-name="P4">
<draw:frame draw:style-name="fr1" draw:name="Image197" text:anchor-type="as-char" svg:width="6.9236in" svg:height="3.956343in" draw:z-index="0">
<draw:image xlink:href="../Images/yкринформ/2023-06-01T19-57-00-03-00/630_360_1570694588-525.jpg" xlink:type="simple" xlink:show="embed" xlink:actuate="onLoad" draw:mime-type="image/jpeg"/>
</draw:frame>
The High Anti -Corruption Court has chosen precautionary measures in the form of detention to the dual -part of the criminal scheme of fuel procurement at inflated prices exposed by the Ukrspirt State Enterprise.</text:p>
      <text:p text:style-name="P4">
According to Ukrinform, the specialized anti -corruption prosecutor's office reported in <text:a xlink:type="simple" xlink:href="https://t.me/sap_gov_ua/1432" text:style-name="Internet_20_link" text:visited-style-name="Visited_20_Internet_20_Link">
telegram</text:a>
.</text:p>
      <text:p text:style-name="P4">
Yes, it is about the former head of the procurement department of the state enterprise of the head of the group of companies.</text:p>
      <text:p text:style-name="P4">
According to the court decision, the defendants also identified alternative safety in the form of collate(https://www.ukrinform.ua/tag-ukrspirt)- the size of UAH 6 million, the head of the group of companies - UAH 25 million.</text:p>
      <text:p text:style-name="P4">
In case of introduction of certain amounts, the suspects will be obliged to wear electronic control, refrain from communicating with other persons involved and witnesses, and deposited their passports for traveling abroad to the respective state bodies.</text:p>
      <text:p text:style-name="P4">
They will also have to come to a detective, prosecutor or court for each call, notify them of changing their place of residence and work, as well as take their permission to leave the city of residence.</text:p>
      <text:p text:style-name="P4">
*!(https://www.ukrinform.ua/rubric-regions/3716779-kolisnogo-mera-cornomorska-suditimut-za-mahinacii-iz-zemleu-v-portu.html)As reported by Ukrinform, at the state -owned enterprise Ukrspirts the recent fuel selling scheme, which caused more than 55 million hryvnias.</text:p>
      <text:p text:style-name="P4">
It is established that Ukrspirt employees came into conspiracy with the representatives of private business entities and for the remuneration were purchased by coke fuel at inflated prices.</text:p>
      <text:p text:style-name="P4">
News Source: <text:a xlink:type="simple" xlink:href="https://www.ukrinform.ua/rubric-economy/3717192-sud-uzav-pid-vartu-dvoh-pidozruvanih-u-spravi-pro-mahinacii-v-ukrspirti.html" text:style-name="Internet_20_link" text:visited-style-name="Visited_20_Internet_20_Link">
https://www.ukrinform.ua/rubric-economy/3717192-sud-uzav-pid-vartu-dvoh-pidozruvanih-u-spravi-pro-mahinacii-v-ukrspirti.html</text:a>
</text:p>
      <!--NEWS-->
      <text:h text:style-name="P10" text:outline-level="1">
<text:span text:style-name="T4">
Aircraft Coalition: Zelensky and European Leaders have agreed to continue working at Ramstayna</text:span>
</text:h>
      <text:p text:style-name="P4">
Authors: Ukrinform (Person)</text:p>
      <text:p text:style-name="P4">
Publisher: Укринформ (Organization)</text:p>
      <text:p text:style-name="P4">
Published Time: 2023-06-01T19:58:00+03:00</text:p>
      <text:p text:style-name="P4">
Modified Time: 2023-06-01T19:58:00+03:00</text:p>
      <text:p text:style-name="P4">
Description: President of Ukraine Volodymyr Zelensky and European leaders have agreed to continue after future consultations with the American side work on the official decision to create a coalition of combat aircraft at the next meeting in Ramstein. - Ukrinform.</text:p>
      <text:p text:style-name="P4">
Images: ['<text:a xlink:type="simple" xlink:href="https://static.ukrinform.com/photos/2023_06/thumb_files/630_360_1685638946-434.jpeg" text:style-name="Internet_20_link" text:visited-style-name="Visited_20_Internet_20_Link">
630_360_16856...</text:a>
']</text:p>
      <text:p text:style-name="P4">
Tags: ['Авіація', 'Європа', 'Зеленський', 'Зустріч Рамштайн']</text:p>
      <text:p text:style-name="P4">
Type: Article</text:p>
      <!--METADATA-->
      <text:p text:style-name="P4">
<draw:frame draw:style-name="fr1" draw:name="Image198" text:anchor-type="as-char" svg:width="6.9236in" svg:height="3.956343in" draw:z-index="0">
<draw:image xlink:href="../Images/yкринформ/2023-06-01T19-58-00-03-00/630_360_1685638946-434.jpeg" xlink:type="simple" xlink:show="embed" xlink:actuate="onLoad" draw:mime-type="image/jpeg"/>
</draw:frame>
President of Ukraine Volodymyr Zelensky and European leaders have agreed to continue the post -dowriting consultations with the American side to work on the official decision to create a coalition of combat aircraft at the next meeting in Ramstein.</text:p>
      <text:p text:style-name="P4">
According to Ukrinform, it reports <text:a xlink:type="simple" xlink:href="https://www.president.gov.ua/news/prezident-ukrayini-proviv-u-moldovi-bagatostoronnyu-zustrich-83329" text:style-name="Internet_20_link" text:visited-style-name="Visited_20_Internet_20_Link">
the press service of the Head of State</text:a>
.</text:p>
      <text:p text:style-name="P4">
“During a visit to Moldova, President of Ukraine Volodymyr Zelensky held an informal meeting with the leaders of European countries within the coalition <text:a xlink:type="simple" xlink:href="https://www.ukrinform.ua/tag-litak" text:style-name="Internet_20_link" text:visited-style-name="Visited_20_Internet_20_Link">
fighter</text:a>
”, - the message reads.</text:p>
      <text:p text:style-name="P4">
In particular, the negotiations were attended by Prime Ministers of the United Kingdom Rishsunak, the Netherlands Mark Rutte, Poland Mateusz Moravetsky, Denmark Mettefrederixen, Sweden Ulf Christerson, Belgium Alexander de Croo.</text:p>
      <text:p text:style-name="P4">
<text:span text:style-name="T5">
Vido: [Presidential Telegram of President of Ukraine Vladimir Zelensky]](https://t.me/V_Zelenskiy_official/6445)</text:span>
</text:p>
      <text:p text:style-name="P4">
Leaders discussed practical issues related to the start of training Ukrainian pilots on F-16 fighter jets and other types. The parties have suggested that this process began in the near future.</text:p>
      <text:p text:style-name="P4">
The participants of the meeting also concerned the issues of future supply of planes for the necessary infrastructure for them.</text:p>
      <text:p text:style-name="P4">
“The President of Ukraine and European leaders have agreed to continue after future consultations with the American side work on the official solution of the coalition of combat aircraft(“Heavenly Shield of Ukraine”)At the next standing in Ramstein format, the message reads.</text:p>
      <text:p text:style-name="P4">
*!(https://www.ukrinform.ua/rubric-ato/3709443-prezident-anonsuvav-vazlivi-risenna-u-pitanni-aviacijnoi-koalicii-dla-ukraini.html)Zelensky also raised the question of the need for the formation of the "Petriots" during the meeting against the background of strengthening rocket attacks of Ukrainian cities in Russia.</text:p>
      <text:p text:style-name="P4">
"With regard to aircraft coalition, it is very important for us to play the United States of America. If we talk about F -16, they are their websites. And despite the fact that our colleagues and allies are ready to help us, but all However, these are the planes of the connecting states, " - commented the president of the creation of the so -called" fighter coalition "."Today I have heard powerful support, a large number of countries, and importantly, the large number of fighter aircraft.</text:p>
      <text:p text:style-name="P4">
He added that during meetings in Chisinau with partners, the issue of fighters was discussed long. "They talked to someone, they were pressed on someone," he added.</text:p>
      <text:p text:style-name="P4">
According to him, Ukraine needs modern fighters, as they will first and foremost part of the country's air shield and save lives.</text:p>
      <text:p text:style-name="P4">
<text:span text:style-name="T4">
 Read also: </text:span>
 <text:a xlink:type="simple" xlink:href="https://www.ukrinform.ua/rubric-ato/3716978-koalicii-patriot-ta-vinisuvaciv-priskorat-mir-zelenskij.html" text:style-name="Internet_20_link" text:visited-style-name="Visited_20_Internet_20_Link">
Patriot coalitions and <text:span text:style-name="T4">
 fighters </text:span>
 accelerate peace - Zelensky</text:a>
As reported by Ukrinform, on June 1 in Chisinau, a second meeting of the European political community was held, at which 47 heads of state and government discussed the joint efforts for peace in the context of war in Ukraine and related to it curricular, protection of democracy, strengthening of energy security and stability.</text:p>
      <text:p text:style-name="P4">
News Source: <text:a xlink:type="simple" xlink:href="https://www.ukrinform.ua/rubric-polytics/3717197-koalicia-litakiv-zelenskij-ta-evropejski-lideri-domovilisa-prodovziti-robotu-na-ramstajni.html" text:style-name="Internet_20_link" text:visited-style-name="Visited_20_Internet_20_Link">
https://www.ukrinform.ua/rubric-polytics/3717197-koalicia-litakiv-zelenskij-ta-evropejski-lideri-domovilisa-prodovziti-robotu-na-ramstajni.html</text:a>
</text:p>
      <!--NEWS-->
      <text:h text:style-name="P10" text:outline-level="1">
<text:span text:style-name="T4">
Ivano-Frankivsk Hospital received ten functional beds from Germany</text:span>
</text:h>
      <text:p text:style-name="P4">
Authors: Ukrinform (Person)</text:p>
      <text:p text:style-name="P4">
Publisher: Укринформ (Organization)</text:p>
      <text:p text:style-name="P4">
Published Time: 2023-06-01T20:00:25+03:00</text:p>
      <text:p text:style-name="P4">
Modified Time: 2023-06-01T20:00:25+03:00</text:p>
      <text:p text:style-name="P4">
Description: Ivano-Frankivsk Regional Clinical Hospital (OKL) received humanitarian aid from Germany-10 functional medical beds. - Ukrinform.</text:p>
      <text:p text:style-name="P4">
Images: ['<text:a xlink:type="simple" xlink:href="https://static.ukrinform.com/photos/2023_06/thumb_files/630_360_1685638317-738.jpg" text:style-name="Internet_20_link" text:visited-style-name="Visited_20_Internet_20_Link">
630_360_16856...</text:a>
']</text:p>
      <text:p text:style-name="P4">
Tags: ['Івано-Франківськ', 'Лікарня', 'Благодійність']</text:p>
      <text:p text:style-name="P4">
Type: Article</text:p>
      <!--METADATA-->
      <text:p text:style-name="P4">
<draw:frame draw:style-name="fr1" draw:name="Image200" text:anchor-type="as-char" svg:width="6.9236in" svg:height="3.956343in" draw:z-index="0">
<draw:image xlink:href="../Images/yкринформ/2023-06-01T20-00-25-03-00/630_360_1685638317-738.jpg" xlink:type="simple" xlink:show="embed" xlink:actuate="onLoad" draw:mime-type="image/jpeg"/>
</draw:frame>
Ivano-Frankivsk Regional Clinical Hospital(ToCL)She received the humanitarian aid of Znimenchyna - 10 functional medical beds.</text:p>
      <text:p text:style-name="P4">
Ukrinform was reported in BS "Help for Ukraine Charitable Foundation".</text:p>
      <text:p text:style-name="P4">
"KNP" Regional Clinical Hospital of Ivano-Frankivsk Regional Council "was received by other humanitarian aid-10 medical functional beds. Traumatological functional medical electrical beds with mattresses were stamped from the charity" Help for Ukraine "charity Medical E.V. ”- the message reads.</text:p>
      <text:p text:style-name="P4">
There are very few such beds in Ukraine's medical institutions. They allow doctors to give medical care at a better level.</text:p>
      <text:p text:style-name="P4">
“These beds are with an electric drive, they significantly facilitate the work of medical staff, very convenient for the patient. This is extremely important for those who are rehabilitated after surgery, injuries or during treatment of serious illness, "Vilnnial Code of Help ForUkraine Charitable Foundation Charitable Organization Vilitalov.</text:p>
      <text:p text:style-name="P4">
Ivano-Frankivsk OKL emphasized that this assistance <text:a xlink:type="simple" xlink:href="https://www.ukrinform.ua/tag-bolnica" text:style-name="Internet_20_link" text:visited-style-name="Visited_20_Internet_20_Link">
Hospital</text:a>
It is extremely necessary and timely.</text:p>
      <text:p text:style-name="P4">
"Such medical furniture is the comfort and recovery of patients, so the issue of their replenishment is more than ever," Ostap Hryshchuk, CEO of the NPP "Regional Machinen Hospital of the Ivano -Frankivsk Regional Council" said.</text:p>
      <text:p text:style-name="P4">
<text:span text:style-name="T4">
 Read also: </text:span>
 <text:a xlink:type="simple" xlink:href="https://www.ukrinform.ua/rubric-regions/3696136-zahidnoukrainskomu-ditacomu-medcentru-peredali-obladnanna-na-45-miljoniv.html" text:style-name="Internet_20_link" text:visited-style-name="Visited_20_Internet_20_Link">
<text:span text:style-name="T4">
 Western Ukrainian </text:span>
 <text:span text:style-name="T4">
 </text:span>
 Children's <text:span text:style-name="T4">
 </text:span>
 <text:span text:style-name="T4">
 Medical Center </text:span>
<text:span text:style-name="T4">
 Transferred </text:span>
 <text:span text:style-name="T4">
 </text:span>
 equipment <text:span text:style-name="T4">
 on ₴ 45 </text:span>
 millions **</text:a>
The Help for Ukraine Charity Fund has assured that Ukrainian medical devices and hemodialysis devices are also available on Ukrainian doctors, they will be transmitted to regional hospitals after prevention.</text:p>
      <text:p text:style-name="P4">
News Source: <text:a xlink:type="simple" xlink:href="https://www.ukrinform.ua/rubric-regions/3717194-ivanofrankivska-likarna-otrimala-z-nimeccini-desat-funkcionalnih-lizok.html" text:style-name="Internet_20_link" text:visited-style-name="Visited_20_Internet_20_Link">
https://www.ukrinform.ua/rubric-regions/3717194-ivanofrankivska-likarna-otrimala-z-nimeccini-desat-funkcionalnih-lizok.html</text:a>
</text:p>
      <!--NEWS-->
      <text:h text:style-name="P10" text:outline-level="1">
<text:span text:style-name="T4">
"Confession" under the dictation of the FSB: Save Ukraine founder told details about Ukrainian detention in Moscow</text:span>
</text:h>
      <text:p text:style-name="P4">
Authors: Ukrinform (Person)</text:p>
      <text:p text:style-name="P4">
Publisher: Укринформ (Organization)</text:p>
      <text:p text:style-name="P4">
Published Time: 2023-06-01T20:02:00+03:00</text:p>
      <text:p text:style-name="P4">
Modified Time: 2023-06-01T20:02:00+03:00</text:p>
      <text:p text:style-name="P4">
Description: The woman who detained the FSB in Moscow came to Russia to pick up a godson, and Russian security forces forced her to voice her on a "confession" camera that she allegedly wanted to take several orphans from the Russian Federation. - Ukrinform.</text:p>
      <text:p text:style-name="P4">
Images: ['<text:a xlink:type="simple" xlink:href="https://static.ukrinform.com/photos/2023_04/thumb_files/630_360_1681305670-851.jpg" text:style-name="Internet_20_link" text:visited-style-name="Visited_20_Internet_20_Link">
630_360_16813...</text:a>
']</text:p>
      <text:p text:style-name="P4">
Tags: ['Депортація', 'Діти', 'фсб рф', 'Росія']</text:p>
      <text:p text:style-name="P4">
Type: Article</text:p>
      <!--METADATA-->
      <text:p text:style-name="P4">
<draw:frame draw:style-name="fr1" draw:name="Image201" text:anchor-type="as-char" svg:width="6.9236in" svg:height="3.956343in" draw:z-index="0">
<draw:image xlink:href="../Images/yкринформ/2023-06-01T20-02-00-03-00/630_360_1681305670-851.jpg" xlink:type="simple" xlink:show="embed" xlink:actuate="onLoad" draw:mime-type="image/jpeg"/>
</draw:frame>
The woman, which detained in Moscow, came to Russia to pick up a godson, and Russian under pressure forced her to voice her on the confession chamber that she wanted to take several orphans from the Russian Federation.</text:p>
      <text:p text:style-name="P4">
This was stated by the founder of the Save Ukraine Rescue Network, the former President of Ukraine for the Rights of the Child Mykola Kuleb in a comment <text:a xlink:type="simple" xlink:href="https://ukr.radio/news.html" text:style-name="Internet_20_link" text:visited-style-name="Visited_20_Internet_20_Link">
Ukrainian Radio</text:a>
, reports Ukrinform.</text:p>
      <text:p text:style-name="P4">
“I will tell you who it is - a woman who was going to pick up a godson. An orphan child who has an older brother of the age of 26, who is in Germany. He has Ebabusya, who came from Germany because they were running away from the war during the occupation and the child remained hostage. This baby was there(In Russia - ed.), Isam, this woman was traveling for a godson, but the FSB detained her at the Domodedovo Airport, arrested for two days, put psychological pressure because of anger, numerous interrogations, ”Kuleba said.</text:p>
      <text:p text:style-name="P4">
*!(https://www.ukrinform.ua/rubric-society/3716254-u-save-ukraine-zaavili-so-v-nih-ne-pracue-zatrimana-v-moskvi-zinka.html)According to him, representatives of the Russian special services threatened the woman that they would give the baby, and she has to speak a certain text on the camera, or will be put into prison for 15 years.</text:p>
      <text:p text:style-name="P4">
“They handed over this text to a woman, .. What she came and wanted to pick up several orphans that she didn't know about them. In fact, everything was written and forced her to tell these words and say them. She stayed there in prison and deported Minsk, where they said, "Get out of here, go to Ukraine, you are deported." Vonatelephone in the International Red Cross, asked her to bring her to the border, she was denied the buttons, ”Kuleba says.</text:p>
      <text:p text:style-name="P4">
According to the founder of Save Ukraine, the woman got the border on its own, and the representatives of the Foundation met.</text:p>
      <text:p text:style-name="P4">
“A week, a woman was already in Ukraine, where she testified everything. Safety workers also worked with her, but today, 10 days after her involvement in Moscow, this publication appears where she has been fulfilled under the dictation of the FSB. At least she did not say that she was an employee of the Save Ukraine Foundation, this video. However, under dictation, they forced her to speak, and she acknowledged the FSB dictation, ”he said, denying that this woman was a workman of the Foundation.As it was reported, the Russian State Information Agency "RIA Novosti" stated that in Moscow the alleged employee of the Save Ukraine Foundation was detained, which helps to take out children from the occupied <text:a xlink:type="simple" xlink:href="https://www.ukrinform.ua/tag-rosia" text:style-name="Internet_20_link" text:visited-style-name="Visited_20_Internet_20_Link">
Russia</text:a>
territories in Ukraine.</text:p>
      <text:p text:style-name="P4">
However, in Save Ukraine <text:a xlink:type="simple" xlink:href="https://www.ukrinform.ua/rubric-society/3716254-u-save-ukraine-zaavili-so-v-nih-ne-pracue-zatrimana-v-moskvi-zinka.html" text:style-name="Internet_20_link" text:visited-style-name="Visited_20_Internet_20_Link">
declared</text:a>
that these information is not true, and in the territory of the RFZatzima the woman he was sent to pick up the godparents.</text:p>
      <text:p text:style-name="P4">
News Source: <text:a xlink:type="simple" xlink:href="https://www.ukrinform.ua/rubric-society/3717196-ziznanna-pid-diktovku-fsb-zasnovnik-save-ukraine-rozpoviv-detali-pro-zatrimanna-ukrainki-v-moskvi.html" text:style-name="Internet_20_link" text:visited-style-name="Visited_20_Internet_20_Link">
https://www.ukrinform.ua/rubric-society/3717196-ziznanna-pid-diktovku-fsb-zasnovnik-save-ukraine-rozpoviv-detali-pro-zatrimanna-ukrainki-v-moskvi.html</text:a>
</text:p>
      <!--NEWS-->
      <text:h text:style-name="P10" text:outline-level="1">
<text:span text:style-name="T4">
The Ukrainian student team won 216 awards at the first martial arts European games</text:span>
</text:h>
      <text:p text:style-name="P4">
Authors: Ukrinform (Person)</text:p>
      <text:p text:style-name="P4">
Publisher: Укринформ (Organization)</text:p>
      <text:p text:style-name="P4">
Published Time: 2023-06-01T20:06:44+03:00</text:p>
      <text:p text:style-name="P4">
Modified Time: 2023-06-01T20:06:44+03:00</text:p>
      <text:p text:style-name="P4">
Description: The Ukrainian student team performed at the first European Games in Martopean Open School Combat Games, which took place in Serbian Belgrade. - Ukrinform.</text:p>
      <text:p text:style-name="P4">
Images: ['<text:a xlink:type="simple" xlink:href="https://static.ukrinform.com/photos/2023_06/thumb_files/630_360_1685639071-590.jpg" text:style-name="Internet_20_link" text:visited-style-name="Visited_20_Internet_20_Link">
630_360_16856...</text:a>
']</text:p>
      <text:p text:style-name="P4">
Tags: None</text:p>
      <text:p text:style-name="P4">
Type: Article</text:p>
      <!--METADATA-->
      <text:p text:style-name="P4">
<draw:frame draw:style-name="fr1" draw:name="Image202" text:anchor-type="as-char" svg:width="6.9236in" svg:height="3.956343in" draw:z-index="0">
<draw:image xlink:href="../Images/yкринформ/2023-06-01T20-06-44-03-00/630_360_1685639071-590.jpg" xlink:type="simple" xlink:show="embed" xlink:actuate="onLoad" draw:mime-type="image/jpeg"/>
</draw:frame>
Student Center of Ukraine performed at the first European Games of Martial Arts of EuroPeanopen School Combat Games, which took place in Serbian Belgrade.</text:p>
      <text:p text:style-name="P4">
According to the results of two competitive days, the Ukrainians won 216 awards, reports Ukrinform.</text:p>
      <text:p text:style-name="P4">
Ukraine was presented in 5 sports: free struggle, Greco-Romanbroot, sambo, Taekwondo VTF and judo.</text:p>
      <text:p text:style-name="P4">
<text:span text:style-name="T4">
 Read also: </text:span>
 <text:a xlink:type="simple" xlink:href="https://www.ukrinform.ua/rubric-sports/3707549-mok-dosagae-svogo-ukrainskij-sportivnij-protest-zanadto-tihij.html" text:style-name="Internet_20_link" text:visited-style-name="Visited_20_Internet_20_Link">
MOC reaches its: Ukrainian sports protest too clear</text:a>
“While in Ukraine, the rocket Pump, Ukrainian young athletes and athletes staged a real starfall in Serbia - we have 216 medals based on the results of European Igorodinosapples among students. They are the best, truly glorifying our Ukraine. And on the Day of Children's Protection, it is extremely important to show that Ukrainian children hope for a happy future, ”said Roman Greb, Vice president of European Federation of Student Sports.</text:p>
      <text:p text:style-name="P4">
Photo: Ministry of Education and Science of Ukraine</text:p>
      <text:p text:style-name="P4">
News Source: <text:a xlink:type="simple" xlink:href="https://www.ukrinform.ua/rubric-sports/3717198-ucnivska-zbirna-ukraini-zdobula-216-nagorod-na-persih-evroigrah-z-edinoborstv.html" text:style-name="Internet_20_link" text:visited-style-name="Visited_20_Internet_20_Link">
https://www.ukrinform.ua/rubric-sports/3717198-ucnivska-zbirna-ukraini-zdobula-216-nagorod-na-persih-evroigrah-z-edinoborstv.html</text:a>
</text:p>
      <!--NEWS-->
      <text:h text:style-name="P10" text:outline-level="1">
<text:span text:style-name="T4">
Prince William and his wife visited the royal wedding in Jordan</text:span>
</text:h>
      <text:p text:style-name="P4">
Authors: Ukrinform (Person)</text:p>
      <text:p text:style-name="P4">
Publisher: Укринформ (Organization)</text:p>
      <text:p text:style-name="P4">
Published Time: 2023-06-01T20:11:00+03:00</text:p>
      <text:p text:style-name="P4">
Modified Time: 2023-06-01T20:11:00+03:00</text:p>
      <text:p text:style-name="P4">
Description: The British Prince William and his wife Katherine became honorary guests at the wedding of Prince Jordan Hussein and Raju Al Saif from Saudi Arabia. - Ukrinform.</text:p>
      <text:p text:style-name="P4">
Images: ['<text:a xlink:type="simple" xlink:href="https://static.ukrinform.com/photos/2016_04/thumb_files/630_360_1460300979-5548.jpg" text:style-name="Internet_20_link" text:visited-style-name="Visited_20_Internet_20_Link">
630_360_14603...</text:a>
']</text:p>
      <text:p text:style-name="P4">
Tags: ['Британія', 'Йорданія', 'Принц Вільям', 'Весілля']</text:p>
      <text:p text:style-name="P4">
Type: Article</text:p>
      <!--METADATA-->
      <text:p text:style-name="P4">
<draw:frame draw:style-name="fr1" draw:name="Image203" text:anchor-type="as-char" svg:width="6.9236in" svg:height="3.956343in" draw:z-index="0">
<draw:image xlink:href="../Images/yкринформ/2023-06-01T20-11-00-03-00/630_360_1460300979-5548.jpg" xlink:type="simple" xlink:show="embed" xlink:actuate="onLoad" draw:mime-type="image/jpeg"/>
</draw:frame>
The British Prince William and his wife Katherine became the honorary guests of Prince Jordan Hussein and Rajwha Al Sahif from Saudi Arabia.</text:p>
      <text:p text:style-name="P4">
About it reports <text:a xlink:type="simple" xlink:href="https://www.timesofisrael.com/jordans-royal-wedding-kicks-off-as-britains-william-and-kate-make-surprise-arrival/" text:style-name="Internet_20_link" text:visited-style-name="Visited_20_Internet_20_Link">
The Times of Israel</text:a>
, reports Ukrinform.</text:p>
      <text:p text:style-name="P4">
It is the first major international royal event to visit Prince Williamiz with his wife. The presence of members <text:a xlink:type="simple" xlink:href="https://www.ukrinform.ua/tag-britania" text:style-name="Internet_20_link" text:visited-style-name="Visited_20_Internet_20_Link">
British</text:a>
The royal family kept secret, the state media of Jordan erected their arrival only a few hours before the ceremony.</text:p>
      <text:p text:style-name="Quotations">

<text:p text:style-name="P4">
Watch: Britain's Prince William and His Wife Kate Arrive in <text:a xlink:type="simple" xlink:href="https://twitter.com/hashtag/Jordan" text:style-name="Internet_20_link" text:visited-style-name="Visited_20_Internet_20_Link">
#Jordan&gt;
</text:a>
to attend&gt;
 the highly anticipated wedding of Jordan’s Crown Prince Al Hussein and Saudi&gt;
 national Rajwa Al Saif. <text:a xlink:type="simple" xlink:href="https://twitter.com/hashtag/RoyalWedding" text:style-name="Internet_20_link" text:visited-style-name="Visited_20_Internet_20_Link">
 #RoyalWedding&gt;
 </text:a>
<text:a xlink:type="simple" xlink:href="https://t.co/6iQV8qZuP5" text:style-name="Internet_20_link" text:visited-style-name="Visited_20_Internet_20_Link">
&gt;
 https://t.co/6iQV8qZuP5 </text:a>
<text:a xlink:type="simple" xlink:href="https://t.co/2sl5PryxiF" text:style-name="Internet_20_link" text:visited-style-name="Visited_20_Internet_20_Link">
&gt;
 pic.twitter.com/2sl5PryxiF </text:a>
&gt;
&gt;
 - Al arabiya ENGLISH(@Arabia_Nang)<text:a xlink:type="simple" xlink:href="https://twitter.com/AlArabiya_Eng/status/1664176693777399812" text:style-name="Internet_20_link" text:visited-style-name="Visited_20_Internet_20_Link">
 June 1, 2023&gt;
 </text:a>
It is noted that the wedding of Prince Hussein and Raju Al Saif should be influenced by the nanissing of important political traditions that will further positively contribute to the economic and cultural relations between the brides.</text:p>

</text:p>
      <text:p text:style-name="P4">
<text:span text:style-name="T4">
 Read also: </text:span>
 <text:a xlink:type="simple" xlink:href="https://www.ukrinform.ua/rubric-world/3686420-princ-vilam-vidvidav-ukrainskih-bizenciv-u-varsavi.html" text:style-name="Internet_20_link" text:visited-style-name="Visited_20_Internet_20_Link">
<text:span text:style-name="T4">
 prince </text:span>
 <text:span text:style-name="T4">
 </text:span>
 William ** visited Ukrainian refugees Varhashavi</text:a>
Among the invitees were foreign aristocrats and high -ranking officials, including members of Europe and Asia, as well as the first lady of the United States Jill Biden Taspetspaniser, President of the United States on Climate, John Kerry.</text:p>
      <text:p text:style-name="P4">
As reported <text:a xlink:type="simple" xlink:href="https://www.ukrinform.ua/rubric-culture/3708861-kejt-middlton-znalasa-u-klipi-kalush-orchestra-dla-evrobacenna-2023.html" text:style-name="Internet_20_link" text:visited-style-name="Visited_20_Internet_20_Link">
Ukrinfrm</text:a>
, Princess Welsk Kate Middleton starred in the clipkalush Orchestra for Eurovision 2023.</text:p>
      <text:p text:style-name="P4">
<text:span text:style-name="T5">
Foto: Telegraf.com.ua</text:span>
</text:p>
      <text:p text:style-name="P4">
News Source: <text:a xlink:type="simple" xlink:href="https://www.ukrinform.ua/rubric-world/3717199-princ-vilam-z-druzinou-vidvidali-korolivske-vesilla-u-jordanii.html" text:style-name="Internet_20_link" text:visited-style-name="Visited_20_Internet_20_Link">
https://www.ukrinform.ua/rubric-world/3717199-princ-vilam-z-druzinou-vidvidali-korolivske-vesilla-u-jordanii.html</text:a>
</text:p>
      <!--NEWS-->
      <text:h text:style-name="P10" text:outline-level="1">
<text:span text:style-name="T4">
The European Commission is working on a four -year financing plan - FT</text:span>
</text:h>
      <text:p text:style-name="P4">
Authors: Ukrinform (Person)</text:p>
      <text:p text:style-name="P4">
Publisher: Укринформ (Organization)</text:p>
      <text:p text:style-name="P4">
Published Time: 2023-06-01T20:14:52+03:00</text:p>
      <text:p text:style-name="P4">
Modified Time: 2023-06-01T20:14:52+03:00</text:p>
      <text:p text:style-name="P4">
Description: The European Commission is working on a four -year financing plan for Ukraine worth tens of billions of euros. - Ukrinform.</text:p>
      <text:p text:style-name="P4">
Images: ['<text:a xlink:type="simple" xlink:href="https://static.ukrinform.com/photos/2019_05/thumb_files/630_360_1557589895-240.jpg" text:style-name="Internet_20_link" text:visited-style-name="Visited_20_Internet_20_Link">
630_360_15575...</text:a>
']</text:p>
      <text:p text:style-name="P4">
Tags: ['Єврокомісія', 'Україна', 'фінансування', 'допомога']</text:p>
      <text:p text:style-name="P4">
Type: Article</text:p>
      <!--METADATA-->
      <text:p text:style-name="P4">
<draw:frame draw:style-name="fr1" draw:name="Image204" text:anchor-type="as-char" svg:width="6.9236in" svg:height="3.961567in" draw:z-index="0">
<draw:image xlink:href="../Images/yкринформ/2023-06-01T20-14-52-03-00/630_360_1557589895-240.jpg" xlink:type="simple" xlink:show="embed" xlink:actuate="onLoad" draw:mime-type="image/jpeg"/>
</draw:frame>
The European Commission is working on a four -year financing plan for Ukraine for tens of billions of euros.</text:p>
      <text:p text:style-name="P4">
About it reports <text:a xlink:type="simple" xlink:href="http://www.ft.com/content/1cf8b9ed-6320-47c2-b87c-5508e9a7255f" text:style-name="Internet_20_link" text:visited-style-name="Visited_20_Internet_20_Link">
Financial Times</text:a>
, reports Ukrinform.</text:p>
      <text:p text:style-name="P4">
According to the interlocutors of the publication, the EC began to work on the proposal, which would help to cover Ukraine's financial needs by 2027.</text:p>
      <text:p text:style-name="P4">
The Finplan is also aimed at encouraging other allies, such as Tavelik Britain, to provide similar long -term obligations to Ukraine.</text:p>
      <text:p text:style-name="P4">
It is noted that the proposals <text:a xlink:type="simple" xlink:href="https://www.ukrinform.ua/tag-evrokomisia" text:style-name="Internet_20_link" text:visited-style-name="Visited_20_Internet_20_Link">
EC</text:a>
They are still being developed and can be ready this month, possible on the eve of Ukraine's restoration of Ukraine, planned for June 21-22.</text:p>
      <text:p text:style-name="P4">
<text:span text:style-name="T4">
 Read also: </text:span>
 <text:a xlink:type="simple" xlink:href="https://www.ukrinform.ua/rubric-ato/3716885-na-samiti-u-vilnusi-lideri-nato-pogodat-bagatoricnij-paket-dopomogi-dla-ukraini-stoltenberg.html" text:style-name="Internet_20_link" text:visited-style-name="Visited_20_Internet_20_Link">
at the Summit in Vilnius NATO leaders will agree <text:span text:style-name="T4">
 long -term </text:span>
 Package for Ukraine - Stoltenberg</text:a>
As reported by Ukrinform, the IMF mission confirmed the expectation of more powerful economic recovery in Ukraine and [improved the forecast of Ukraine's GDP growth]](https://www.ukrinform.ua/rubric-economy/3716193-mvf-pokrasiv-prognoz-dla-vvp-ukraini-do-plus-13.html)to "plus" 1-3% in the conditions of uncertainty related to war.</text:p>
      <text:p text:style-name="P4">
News Source: <text:a xlink:type="simple" xlink:href="https://www.ukrinform.ua/rubric-economy/3717202-evrokomisia-pracue-nad-planom-finansuvanna-dla-ukraini-na-cotiri-roki-ft.html" text:style-name="Internet_20_link" text:visited-style-name="Visited_20_Internet_20_Link">
https://www.ukrinform.ua/rubric-economy/3717202-evrokomisia-pracue-nad-planom-finansuvanna-dla-ukraini-na-cotiri-roki-ft.html</text:a>
</text:p>
      <!--NEWS-->
      <text:h text:style-name="P10" text:outline-level="1">
<text:span text:style-name="T4">
Rescuers, along with the police, will check the availability of shelters</text:span>
</text:h>
      <text:p text:style-name="P4">
Authors: Ukrinform (Person)</text:p>
      <text:p text:style-name="P4">
Publisher: Укринформ (Organization)</text:p>
      <text:p text:style-name="P4">
Published Time: 2023-06-01T20:18:00+03:00</text:p>
      <text:p text:style-name="P4">
Modified Time: 2023-06-01T20:18:00+03:00</text:p>
      <text:p text:style-name="P4">
Description: The State Emergency Service, together with the National Police, will inspect the readiness of protective structures for emergencies. - Ukrinform.</text:p>
      <text:p text:style-name="P4">
Images: ['<text:a xlink:type="simple" xlink:href="https://static.ukrinform.com/photos/2019_03/thumb_files/630_360_1552398758-267.jpg" text:style-name="Internet_20_link" text:visited-style-name="Visited_20_Internet_20_Link">
630_360_15523...</text:a>
']</text:p>
      <text:p text:style-name="P4">
Tags: ['ДСНС', 'Поліція', 'Укриття']</text:p>
      <text:p text:style-name="P4">
Type: Article</text:p>
      <!--METADATA-->
      <text:p text:style-name="P4">
<draw:frame draw:style-name="fr1" draw:name="Image205" text:anchor-type="as-char" svg:width="6.9236in" svg:height="3.956343in" draw:z-index="0">
<draw:image xlink:href="../Images/yкринформ/2023-06-01T20-18-00-03-00/630_360_1552398758-267.jpg" xlink:type="simple" xlink:show="embed" xlink:actuate="onLoad" draw:mime-type="image/jpeg"/>
</draw:frame>
The state -owned emergencies together with the National Police will inspect the readiness of protective structures for emergencies.</text:p>
      <text:p text:style-name="P4">
According to Ukrinform, the SES reports in <text:a xlink:type="simple" xlink:href="https://t.me/dsns_telegram/17211" text:style-name="Internet_20_link" text:visited-style-name="Visited_20_Internet_20_Link">
telegram</text:a>
.</text:p>
      <text:p text:style-name="P4">
"Shelters in cities and settlements should be accessible. This responsibility of specific officials in a particular territory. SESA has been deploying!</text:p>
      <text:p text:style-name="P4">
The SES emphasized that they raised the issue of the accessibility of the protective structures in advance.</text:p>
      <text:p text:style-name="P4">
<text:span text:style-name="T4">
 Read also: </text:span>
 <text:a xlink:type="simple" xlink:href="https://www.ukrinform.ua/rubric-kyiv/3716896-u-kievi-patrulni-pereviratimut-ci-vidcineni-ukritta-klicko.html" text:style-name="Internet_20_link" text:visited-style-name="Visited_20_Internet_20_Link">
in Kiev patrols will check whether the shelters open - the click</text:a>
The service noted that in accordance with the current legislation, the responsibility for organizing the shelter of the population in protective structures rests with the local organs of executive power and local self -government bodies. The maintenance of shelter is also relied on on their balancing holders.</text:p>
      <text:p text:style-name="P4">
"We remind!For failure to comply with these norms, administrative and criminal responsibility is provided!Specialists <text:a xlink:type="simple" xlink:href="https://www.ukrinform.ua/tag-dsns" text:style-name="Internet_20_link" text:visited-style-name="Visited_20_Internet_20_Link">
DSNS</text:a>
Together with the National Police experts will inspect the readiness of protective buildings in emergencies, " - said the SES.</text:p>
      <text:p text:style-name="P4">
As reported by Ukrinform, in <text:a xlink:type="simple" xlink:href="https://www.ukrinform.ua/rubric-kyiv/3716810-policia-utocnila-informaciu-pro-zagiblih-u-kievi-dvoe-zinok-i-devatiricna-ditina.html" text:style-name="Internet_20_link" text:visited-style-name="Visited_20_Internet_20_Link">
Kyiv three people were killed,</text:a>
who tried to get into a closed bomb shelter during the air anxiety. KYIVAV police started on this fact on official negligence.</text:p>
      <text:p text:style-name="P4">
News Source: <text:a xlink:type="simple" xlink:href="https://www.ukrinform.ua/rubric-society/3717044-ratuvalniki-razom-iz-policieu-pereviratimut-dostupnist-ukrittiv.html" text:style-name="Internet_20_link" text:visited-style-name="Visited_20_Internet_20_Link">
https://www.ukrinform.ua/rubric-society/3717044-ratuvalniki-razom-iz-policieu-pereviratimut-dostupnist-ukrittiv.html</text:a>
</text:p>
      <!--NEWS-->
      <text:h text:style-name="P10" text:outline-level="1">
<text:span text:style-name="T4">
Suns: the legitimate place of Ukraine - in NATO</text:span>
</text:h>
      <text:p text:style-name="P4">
Authors: Ukrinform (Person)</text:p>
      <text:p text:style-name="P4">
Publisher: Укринформ (Organization)</text:p>
      <text:p text:style-name="P4">
Published Time: 2023-06-01T20:27:00+03:00</text:p>
      <text:p text:style-name="P4">
Modified Time: 2023-06-01T20:27:00+03:00</text:p>
      <text:p text:style-name="P4">
Description: The Prime Minister of the United Kingdom, Risha Sun, said that Ukraine is in the North Atlantic Alliance. - Ukrinform.</text:p>
      <text:p text:style-name="P4">
Images: ['<text:a xlink:type="simple" xlink:href="https://static.ukrinform.com/photos/2023_05/thumb_files/630_360_1684488694-948.jpg" text:style-name="Internet_20_link" text:visited-style-name="Visited_20_Internet_20_Link">
630_360_16844...</text:a>
']</text:p>
      <text:p text:style-name="P4">
Tags: ['НАТО', 'Україна', 'Ріші Сунак']</text:p>
      <text:p text:style-name="P4">
Type: Article</text:p>
      <!--METADATA-->
      <text:p text:style-name="P4">
<draw:frame draw:style-name="fr1" draw:name="Image206" text:anchor-type="as-char" svg:width="6.9236in" svg:height="3.956343in" draw:z-index="0">
<draw:image xlink:href="../Images/yкринформ/2023-06-01T20-27-00-03-00/630_360_1684488694-948.jpg" xlink:type="simple" xlink:show="embed" xlink:actuate="onLoad" draw:mime-type="image/jpeg"/>
</draw:frame>
The Prime Minister of the United Kingdom, Risha Sun, said that the legitimate place of Ukraine is the Rice of Ukraine.</text:p>
      <text:p text:style-name="P4">
As Ukrinform reports, he said in a comment <text:a xlink:type="simple" xlink:href="http://www.cnbc.com/2023/06/01/british-pm-rishi-sunak-says-ukraines-rightful-place-is-in-nato.html" text:style-name="Internet_20_link" text:visited-style-name="Visited_20_Internet_20_Link">
CNBC</text:a>
in Chisinau, where the second meeting of the European political community takes place.</text:p>
      <text:p text:style-name="P4">
"I agree with the NATO Secretary General: Ukraine is a legitimate place in NATO," Sunna said.</text:p>
      <text:p text:style-name="P4">
Prime Minister <text:a xlink:type="simple" xlink:href="https://www.ukrinform.ua/tag-britania" text:style-name="Internet_20_link" text:visited-style-name="Visited_20_Internet_20_Link">
UK</text:a>
He noted that the Union countries send a strong signal to the Russian President Putin that they will protect Ukraine's security in the long run.</text:p>
      <text:p text:style-name="P4">
“We want to make sure that we have introduced security measures for Ukraine for a long time and that we have sent a very strong signal to Vladimiruputin that we are not going anywhere. We remain here and continue to support Ukraine not only now, but also in the future, ”Snak said.</text:p>
      <text:p text:style-name="P4">
<text:span text:style-name="T4">
 Read also: </text:span>
 <text:a xlink:type="simple" xlink:href="https://www.ukrinform.ua/rubric-polytics/3717118-rumunia-pidtrimue-ukrainu-na-slahu-v-evrosouz-i-nato-prezidenti-pidpisali-deklaraciu.html" text:style-name="Internet_20_link" text:visited-style-name="Visited_20_Internet_20_Link">
Romania supports Ukraine on the way to the European Union and <text:span text:style-name="T4">
 NATO </text:span>
 - Presidents signed the declaration</text:a>
As reported by Ukrinform, on June 1 in Chisinau, a second meeting of the European political community was held, at which 47 heads of state and government discussed the joint efforts for peace in Ukraine, protecting democracy, strengthening the energy security and stability of European states.</text:p>
      <text:p text:style-name="P4">
Photo: Getty Images</text:p>
      <text:p text:style-name="P4">
News Source: <text:a xlink:type="simple" xlink:href="https://www.ukrinform.ua/rubric-polytics/3717204-sunak-zakonne-misce-ukraini-v-nato.html" text:style-name="Internet_20_link" text:visited-style-name="Visited_20_Internet_20_Link">
https://www.ukrinform.ua/rubric-polytics/3717204-sunak-zakonne-misce-ukraini-v-nato.html</text:a>
</text:p>
      <!--NEWS-->
      <text:h text:style-name="P10" text:outline-level="1">
<text:span text:style-name="T4">
Russia uses the territory of Belarus - Vereshchuk to deport Ukrainian children</text:span>
</text:h>
      <text:p text:style-name="P4">
Authors: Ukrinform (Person)</text:p>
      <text:p text:style-name="P4">
Publisher: Укринформ (Organization)</text:p>
      <text:p text:style-name="P4">
Published Time: 2023-06-01T20:28:00+03:00</text:p>
      <text:p text:style-name="P4">
Modified Time: 2023-06-01T20:28:00+03:00</text:p>
      <text:p text:style-name="P4">
Description: The Russians use the territory of Belarus to export children from Ukraine. - Ukrinform.</text:p>
      <text:p text:style-name="P4">
Images: ['<text:a xlink:type="simple" xlink:href="https://static.ukrinform.com/photos/2022_11/thumb_files/630_360_1667700021-358.jpg" text:style-name="Internet_20_link" text:visited-style-name="Visited_20_Internet_20_Link">
630_360_16677...</text:a>
']</text:p>
      <text:p text:style-name="P4">
Tags: ['Депортація', 'Діти', 'Росія', 'Верещук', 'Війна з Росією', 'Єдині новини']</text:p>
      <text:p text:style-name="P4">
Type: Article</text:p>
      <!--METADATA-->
      <text:p text:style-name="P4">
<draw:frame draw:style-name="fr1" draw:name="Image207" text:anchor-type="as-char" svg:width="6.9236in" svg:height="3.956343in" draw:z-index="0">
<draw:image xlink:href="../Images/yкринформ/2023-06-01T20-28-00-03-00/630_360_1667700021-358.jpg" xlink:type="simple" xlink:show="embed" xlink:actuate="onLoad" draw:mime-type="image/jpeg"/>
</draw:frame>
 Росіянивикористовують територію Білорусі для вивезення дітей з України.</text:p>
      <text:p text:style-name="P4">
Про це віцепрем'єр - міністр з питань реінтеграції тимчасово окупованихтериторій Ірина Верещук сказала в ефірі телемарафону “Єдині новини”,повідомляє Укрінформ.</text:p>
      <text:p text:style-name="P4">
“Дійсно, Білорусь використовується як територія для вивезення наших дітей. І внас є факти, які це підтверджують”, - сказала Верещук.</text:p>
      <text:p text:style-name="P4">
За її словами, в <text:a xlink:type="simple" xlink:href="https://www.ukrinform.ua/tag-rosia" text:style-name="Internet_20_link" text:visited-style-name="Visited_20_Internet_20_Link">
 Росії </text:a>
"There is a so -called children's bank, and now our Ukrainian children are there."</text:p>
      <text:p text:style-name="P4">
<text:span text:style-name="T4">
 Read also: </text:span>
 <text:a xlink:type="simple" xlink:href="https://www.ukrinform.ua/rubric-polytics/3717060-inozemni-posolstva-v-ukraini-zaklikali-rf-povernuti-deportovanih-ditej.html" text:style-name="Internet_20_link" text:visited-style-name="Visited_20_Internet_20_Link">
Foreign Embassies in Ukraine called on the Russian Federation to return <text:span text:style-name="T4">
 deport </text:span>
 of the Audy Children</text:a>
“More than 2, 5,000 such children have already counted the investigators. And this absolute crime, which is consciously, publicly committed by Russia. Now we are talking about where they are exported: throughout the territories, throughout Russia. That is the Caucasus and Siberia. Including, these are all other regions. And on today, it is very difficult to find information about them, but it is possible and we thank those who give us such information, ”Vereshchuk emphasized.</text:p>
      <text:p text:style-name="P4">
According to her, Ukraine has already returned 371 children.</text:p>
      <text:p text:style-name="P4">
“And this process is ongoing, it is really very difficult, because, in fact, the return of the children's community cannot be influenced. You have heard about volunteers probably, probably, about public organizations, how the state does, the alemage organizations are powerless. And here the question of the civilized world is to make those organizations that are intended and have a mandate to protect not only Ukrainian children - all in the world in the conflict zones, made all the depends and were attached to the mechanism of returning children. So far, there is no this mechanism as an effective format, ”Vereshchuk said.</text:p>
      <text:p text:style-name="P4">
<text:span text:style-name="T4">
 Read also: </text:span>
 <text:a xlink:type="simple" xlink:href="https://www.ukrinform.ua/rubric-society/3716771-rosia-deportuvala-ponad-45-tisaci-sirit-i-ditej-bez-batkivskogo-pikluvanna-veresuk.html" text:style-name="Internet_20_link" text:visited-style-name="Visited_20_Internet_20_Link">
Russia deported more than 4,5 thousand orphans and children of Bezbatkovsky care - <text:span text:style-name="T4">
 Vereshchuk </text:span>
</text:a>
Earlier, Irina Vereshchuk noted that at least 20,000 children deported by Russia have been identified, more than 4,5 thousand of whom orphans have or or are deprived of parental care.</text:p>
      <text:p text:style-name="P4">
<text:span text:style-name="T5">
Foto: Minregion</text:span>
</text:p>
      <text:p text:style-name="P4">
News Source: <text:a xlink:type="simple" xlink:href="https://www.ukrinform.ua/rubric-society/3717205-ukraini-vdalosa-povernuti-371-deportovanu-rosieu-ditinu-veresuk.html" text:style-name="Internet_20_link" text:visited-style-name="Visited_20_Internet_20_Link">
https://www.ukrinform.ua/rubric-society/3717205-ukraini-vdalosa-povernuti-371-deportovanu-rosieu-ditinu-veresuk.html</text:a>
</text:p>
      <!--NEWS-->
      <text:h text:style-name="P10" text:outline-level="1">
<text:span text:style-name="T4">
Canada first introduced sanctions against pro -Russian figures of Moldova</text:span>
</text:h>
      <text:p text:style-name="P4">
Authors: Ukrinform (Person)</text:p>
      <text:p text:style-name="P4">
Publisher: Укринформ (Organization)</text:p>
      <text:p text:style-name="P4">
Published Time: 2023-06-01T20:45:00+03:00</text:p>
      <text:p text:style-name="P4">
Modified Time: 2023-06-01T20:45:00+03:00</text:p>
      <text:p text:style-name="P4">
Description: Canada first imposed sanctions on a number of pro -Russian figures of Moldova. - Ukrinform.</text:p>
      <text:p text:style-name="P4">
Images: ['<text:a xlink:type="simple" xlink:href="https://static.ukrinform.com/photos/2023_06/thumb_files/630_360_1685641438-221.jpg" text:style-name="Internet_20_link" text:visited-style-name="Visited_20_Internet_20_Link">
630_360_16856...</text:a>
']</text:p>
      <text:p text:style-name="P4">
Tags: ['Канада', 'Молдова', 'Санкції', 'Росія']</text:p>
      <text:p text:style-name="P4">
Type: Article</text:p>
      <!--METADATA-->
      <text:p text:style-name="P4">
<draw:frame draw:style-name="fr1" draw:name="Image208" text:anchor-type="as-char" svg:width="6.9236in" svg:height="3.956343in" draw:z-index="0">
<draw:image xlink:href="../Images/yкринформ/2023-06-01T20-45-00-03-00/630_360_1685641438-221.jpg" xlink:type="simple" xlink:show="embed" xlink:actuate="onLoad" draw:mime-type="image/jpeg"/>
</draw:frame>
Canadian first imposed sanctions on a number of pro -Russian figures of Moldova.</text:p>
      <text:p text:style-name="P4">
This was stated in the <text:a xlink:type="simple" xlink:href="https://www.canada.ca/fr/affaires-mondiales/nouvelles/2023/06/le-canada-annonce-des-sanctions-contre-des-collaborateurs-russes-en-moldova.html" text:style-name="Internet_20_link" text:visited-style-name="Visited_20_Internet_20_Link">
Ministry of Foreign Affairs of Canada</text:a>
, reports Ukrinform.</text:p>
      <text:p text:style-name="P4">
"Purposeful sanctions are intended to undermine the ability of Russia to rejoice their unjustified invasion of Ukraine through Moldova, counter -detestabilization actions of the Russian Federation in the region and support a democratically elected Odormoldov," the statement reads.</text:p>
      <text:p text:style-name="P4">
The Ministry of Foreign Affairs emphasized that “since Russia threatens to take advantage of its presence in the territory of Moldova against Ukraine,” these <text:a xlink:type="simple" xlink:href="https://www.ukrinform.ua/tag-sankcii" text:style-name="Internet_20_link" text:visited-style-name="Visited_20_Internet_20_Link">
sanctions</text:a>
It will prevent her efforts to limit the application of sovereignty over the entire territory of Ukraine by the National Government of Moldova.</text:p>
      <text:p text:style-name="P4">
It is noted that seven persons, as well as the Shore Party, which "tries to destabilize the democratically elected Moldova government in favor of the Russia."</text:p>
      <text:p text:style-name="P4">
In particular, Canada has imposed sanctions against the oligarchs of Vladimir Plahotniuk Tawyacheslav Plato, former deputy Vladimir Andronak, leader of the Party "Shore" Ilan Schora, Politic of Constantine Botnari, former deputy chairman of the chief police inspectorate of George.</text:p>
      <text:p text:style-name="P4">
All the property and funds of the sub -persons in Canada are frozen, and they are forbidden to enter the country.</text:p>
      <text:p text:style-name="P4">
*!(https://www.ukrinform.ua/rubric-world/3717064-kanada-vvede-sankcii-proti-rosijskih-oligarhiv-za-sprobu-vtrucanna-u-vnutrisni-spravi-moldovi.html)Canada is first introduced against pro -Russian figures in Moldova for the first time. Tsekrok was announced last month by Prime Minister Justin Trudeau Post-up with Moldova President I have Sanda in Ottawa.</text:p>
      <text:p text:style-name="P4">
As reported <text:a xlink:type="simple" xlink:href="https://www.ukrinform.ua/rubric-world/3695626-u-moldovi-zasudili-do-15-rokiv-vaznici-lidera-prorosijskoi-partii-sor.html" text:style-name="Internet_20_link" text:visited-style-name="Visited_20_Internet_20_Link">
Ukrinform</text:a>
, On April 13, the Chamber of Kishineva was condemned by a fugitive deputy, the leader of the Shore Party Ilan Shore Up to 15 years in prison with confiscation of themin for 5 billion lei(over $ 270 million). Також суд заборонивШору обіймати посади в банківській системі впродовж п'яти років та конфіскувавйого активи на користь держави.</text:p>
      <text:p text:style-name="P4">
News Source: <text:a xlink:type="simple" xlink:href="https://www.ukrinform.ua/rubric-world/3717208-kanada-vperse-zaprovadila-sankcii-proti-prorosijskih-diaciv-moldovi.html" text:style-name="Internet_20_link" text:visited-style-name="Visited_20_Internet_20_Link">
https://www.ukrinform.ua/rubric-world/3717208-kanada-vperse-zaprovadila-sankcii-proti-prorosijskih-diaciv-moldovi.html</text:a>
</text:p>
      <!--NEWS-->
      <text:h text:style-name="P10" text:outline-level="1">
<text:span text:style-name="T4">
In Donetsk, the Russians killed civilian, still seven wounded</text:span>
</text:h>
      <text:p text:style-name="P4">
Authors: Ukrinform (Person)</text:p>
      <text:p text:style-name="P4">
Publisher: Укринформ (Organization)</text:p>
      <text:p text:style-name="P4">
Published Time: 2023-06-01T20:54:00+03:00</text:p>
      <text:p text:style-name="P4">
Modified Time: 2023-06-01T20:54:00+03:00</text:p>
      <text:p text:style-name="P4">
Description: Russian troops on Thursday, June 1, struck the next strikes in the Donetsk region, resulting in a civilian died, and seven more civilians were injured. - Ukrinform.</text:p>
      <text:p text:style-name="P4">
Images: ['<text:a xlink:type="simple" xlink:href="https://static.ukrinform.com/photos/2023_06/thumb_files/630_360_1685641798-178.jpg" text:style-name="Internet_20_link" text:visited-style-name="Visited_20_Internet_20_Link">
630_360_16856...</text:a>
']</text:p>
      <text:p text:style-name="P4">
Tags: ['Донеччина', 'Поранені', 'Загибель', 'Війна з Росією']</text:p>
      <text:p text:style-name="P4">
Type: Article</text:p>
      <!--METADATA-->
      <text:p text:style-name="P4">
<draw:frame draw:style-name="fr1" draw:name="Image209" text:anchor-type="as-char" svg:width="6.9236in" svg:height="3.956343in" draw:z-index="0">
<draw:image xlink:href="../Images/yкринформ/2023-06-01T20-54-00-03-00/630_360_1685641798-178.jpg" xlink:type="simple" xlink:show="embed" xlink:actuate="onLoad" draw:mime-type="image/jpeg"/>
</draw:frame>
Ruskivska on Thursday, June 1, struck the next blows in the Donetsk region, resulting in the death of a peaceful resident, seven more civilians were injured.</text:p>
      <text:p text:style-name="P4">
According to Ukrinform, the prosecutor General's office reported in <text:a xlink:type="simple" xlink:href="https://t.me/pgo_gov_ua/12787" text:style-name="Internet_20_link" text:visited-style-name="Visited_20_Internet_20_Link">
telegram</text:a>
.</text:p>
      <text:p text:style-name="P4">
According to the facts of violation of the laws and customs of war(Part 1, 2 tbsp. 438 of the Criminal Code of Ukraine)Open criminal proceedings.</text:p>
      <text:p text:style-name="P4">
The investigation found that on June 1, Russian invaders once again <text:a xlink:type="simple" xlink:href="https://www.ukrinform.ua/tag-obstril" text:style-name="Internet_20_link" text:visited-style-name="Visited_20_Internet_20_Link">
hit</text:a>
in the settlements of the region, using, in particular, FAB-250 aviation bombs and artillery.</text:p>
      <text:p text:style-name="P4">
The enemy shellings were suffered, in particular, Krasnogorivka, New York, Toretsk, Lastochka and Antonovka. Seven -cynical injuries were injured.</text:p>
      <text:p text:style-name="P4">
<text:span text:style-name="T4">
 Read also: </text:span>
 [in Kherson and region as a result of Russian <text:span text:style-name="T4">
 shelling </text:span>
 15 people have been drilled]](https://www.ukrinform.ua/rubric-ato/3717125-u-hersoni-ta-oblasti-vnaslidok-rosijskogo-obstrilu-poraneni-15-ludej.html)A 47-year-old woman was killed in Avdiivka due to the Russians.</text:p>
      <text:p text:style-name="P4">
As reported <text:a xlink:type="simple" xlink:href="https://www.ukrinform.ua/rubric-regions/3716793-armia-rf-za-dobu-vbila-dvoh-mirnih-ziteliv-doneccini.html" text:style-name="Internet_20_link" text:visited-style-name="Visited_20_Internet_20_Link">
Ukrinform</text:a>
, last day in the Donetsk region, Russian troops killed two civilians, and five more were injured.</text:p>
      <text:p text:style-name="P4">
<text:span text:style-name="T5">
Foto: Office of Prosecutor General</text:span>
</text:p>
      <text:p text:style-name="P4">
News Source: <text:a xlink:type="simple" xlink:href="https://www.ukrinform.ua/rubric-ato/3717209-na-doneccini-rosiani-vbili-civilnu-se-simoh-poranili.html" text:style-name="Internet_20_link" text:visited-style-name="Visited_20_Internet_20_Link">
https://www.ukrinform.ua/rubric-ato/3717209-na-doneccini-rosiani-vbili-civilnu-se-simoh-poranili.html</text:a>
</text:p>
      <!--NEWS-->
      <text:h text:style-name="P10" text:outline-level="1">
<text:span text:style-name="T4">
Zelensky met with a macron at a summit in Chisinau</text:span>
</text:h>
      <text:p text:style-name="P4">
Authors: Ukrinform (Person)</text:p>
      <text:p text:style-name="P4">
Publisher: Укринформ (Organization)</text:p>
      <text:p text:style-name="P4">
Published Time: 2023-06-01T21:17:00+03:00</text:p>
      <text:p text:style-name="P4">
Modified Time: 2023-06-01T21:17:00+03:00</text:p>
      <text:p text:style-name="P4">
Description: At a meeting in the capital of Moldova, the Presidents of Ukraine and France confirmed their readiness to develop framework conditions for starting the preparation of pilots of the Armed Forces, when it is appropriate. - Ukrinform.</text:p>
      <text:p text:style-name="P4">
Images: ['<text:a xlink:type="simple" xlink:href="https://static.ukrinform.com/photos/2023_05/thumb_files/630_360_1684099861-3760.jpeg" text:style-name="Internet_20_link" text:visited-style-name="Visited_20_Internet_20_Link">
630_360_16840...</text:a>
']</text:p>
      <text:p text:style-name="P4">
Tags: ['Авіація', 'Макрон', 'Молдова', 'Саміт', 'Зеленський', 'Війна з Росією']</text:p>
      <text:p text:style-name="P4">
Type: Article</text:p>
      <!--METADATA-->
      <text:p text:style-name="P4">
<draw:frame draw:style-name="fr1" draw:name="Image212" text:anchor-type="as-char" svg:width="6.9236in" svg:height="3.956343in" draw:z-index="0">
<draw:image xlink:href="../Images/yкринформ/2023-06-01T21-17-00-03-00/630_360_1684099861-3760.jpeg" xlink:type="simple" xlink:show="embed" xlink:actuate="onLoad" draw:mime-type="image/jpeg"/>
</draw:frame>
Presidents of Ukraine and France, at a meeting in the capital of Moldova, confirmed the readiness to develop framework conditions for starting the preparation of pilots of the Armed Forces, when it is appropriate.</text:p>
      <text:p text:style-name="P4">
According to Ukrinform, this is stated in a joint statement by Vladimir Zelensky and Emmanuel Macron, published on the <text:a xlink:type="simple" xlink:href="http://www.president.gov.ua/news/spilna-zayava-prezidenta-ukrayini-volodimira-zelenskogo-ta-p-83333" text:style-name="Internet_20_link" text:visited-style-name="Visited_20_Internet_20_Link">
site of the Head of State.</text:a>
“We, presidents of Ukraine and France, have met today in Chisinau, Republicamomldova, in the fields of the second summit of the European political community. Presidents of Ukraine and France confirmed their arrangement, reached during a period of time in Paris on May 14, 2023, to protect Ukraine from Russian blows by supporting France Frances of Ukraine's air defense, ”the statement said.</text:p>
      <text:p text:style-name="P4">
<text:span text:style-name="T5">
Video: zelenskiy / official</text:span>
</text:p>
      <text:p text:style-name="P4">
According to the agreements on the 12th meeting in Ramstein format on May 25, 2023, the Presidents “confirmed the readiness to develop framework conditions for starting the preparation of Ukrainian combat pilots <text:a xlink:type="simple" xlink:href="https://www.ukrinform.ua/tag-litak" text:style-name="Internet_20_link" text:visited-style-name="Visited_20_Internet_20_Link">
aircraft</text:a>
When it is appropriate for the Air Force of the Armed Forces of Ukraine. ”</text:p>
      <text:p text:style-name="P4">
<text:span text:style-name="T4">
 Read also: </text:span>
 <text:a xlink:type="simple" xlink:href="https://www.ukrinform.ua/rubric-world/3716693-kraini-nato-maut-nadati-ukraini-nadijni-garantii-bezpeki-makron.html" text:style-name="Internet_20_link" text:visited-style-name="Visited_20_Internet_20_Link">
NATO countries should provide Ukraine with reliable security guarantees- <text:span text:style-name="T4">
 Macron </text:span>
</text:a>
“Taking into account parallel consultations with the US and other interested Ukrainians, we have instructed our defense ministers to work together in order to develop an official decision on specific volumes and mechanism of training of pilots and technical staff on the basis of the request of the Ukrainian side, which will be tentative at the next meeting in the format of all countries. Fighter aviation pilots, ”the leaders of the two -state said.</text:p>
      <text:p text:style-name="P4">
It was reported <text:a xlink:type="simple" xlink:href="http://www.ukrinform.ua/rubric-ato/3709682-francia-gotova-navcati-ukrainskih-lotcikiv-makron.html" text:style-name="Internet_20_link" text:visited-style-name="Visited_20_Internet_20_Link">
Emmanuel Macron stated</text:a>
, Francing and several other European countries are ready to start the Ukrainian military pilots soon.</text:p>
      <text:p text:style-name="P4">
<text:span text:style-name="T5">
Foto: op</text:span>
</text:p>
      <text:p text:style-name="P4">
News Source: <text:a xlink:type="simple" xlink:href="https://www.ukrinform.ua/rubric-polytics/3717214-zelenskij-zustrivsa-z-makronom-na-samiti-v-kisinevi.html" text:style-name="Internet_20_link" text:visited-style-name="Visited_20_Internet_20_Link">
https://www.ukrinform.ua/rubric-polytics/3717214-zelenskij-zustrivsa-z-makronom-na-samiti-v-kisinevi.html</text:a>
</text:p>
      <!--NEWS-->
      <text:h text:style-name="P10" text:outline-level="1">
<text:span text:style-name="T4">
Meta introduced a new helmet with virtual reality</text:span>
</text:h>
      <text:p text:style-name="P4">
Authors: Ukrinform (Person)</text:p>
      <text:p text:style-name="P4">
Publisher: Укринформ (Organization)</text:p>
      <text:p text:style-name="P4">
Published Time: 2023-06-01T21:21:00+03:00</text:p>
      <text:p text:style-name="P4">
Modified Time: 2023-06-01T21:21:00+03:00</text:p>
      <text:p text:style-name="P4">
Description: Meta Platforms Inc, American billionaire Mark Zuckerberg, presented a new helmet with Virtual Reality Quest 3. - Ukrinform.</text:p>
      <text:p text:style-name="P4">
Images: ['<text:a xlink:type="simple" xlink:href="https://static.ukrinform.com/photos/2023_06/thumb_files/630_360_1685643349-453.jpg" text:style-name="Internet_20_link" text:visited-style-name="Visited_20_Internet_20_Link">
630_360_16856...</text:a>
']</text:p>
      <text:p text:style-name="P4">
Tags: ['Технології', 'Віртуальна реальність', 'Гаджети', 'Meta']</text:p>
      <text:p text:style-name="P4">
Type: Article</text:p>
      <!--METADATA-->
      <text:p text:style-name="P4">
<draw:frame draw:style-name="fr1" draw:name="Image213" text:anchor-type="as-char" svg:width="6.9236in" svg:height="3.956343in" draw:z-index="0">
<draw:image xlink:href="../Images/yкринформ/2023-06-01T21-21-00-03-00/630_360_1685643349-453.jpg" xlink:type="simple" xlink:show="embed" xlink:actuate="onLoad" draw:mime-type="image/jpeg"/>
</draw:frame>
Meta Platforms Inc, American billionaire Mark Zuckerberg, has been a new helmet with a virtual Quest 3 virtual reality on June 1.</text:p>
      <text:p text:style-name="P4">
As Ukrinform reports, it reports <text:a xlink:type="simple" xlink:href="https://www.cnbc.com/2023/06/01/meta-quest-3-unveiled-ahead-of-apples-planned-vr-headset-debut.html" text:style-name="Internet_20_link" text:visited-style-name="Visited_20_Internet_20_Link">
CNBC</text:a>
.</text:p>
      <text:p text:style-name="P4">
The price of Quest 3 will start from $ 499. Helmet is a successor to Metaquest 2, which was released in the fall of 2020 with an initial price of $ 299.</text:p>
      <text:p text:style-name="P4">
It is noted that Quest 3 is 40% thinner than its predecessor Quest 2. In addition to the new headset, the new generation of Qualcomm has been installed in the new headset.</text:p>
      <text:p text:style-name="P4">
It has at least three cameras in the front panel that can improve some when the user can see the real world around him, wearing cooking and interacting with applications.</text:p>
      <text:p text:style-name="P4">
"High -precision color, innovative machine learning and spatial understanding allow you to interact with virtual content and physical world at the same time, creating endless opportunities for research," the company said.</text:p>
      <text:p text:style-name="P4">
<text:span text:style-name="T4">
 Read also: </text:span>
 <text:a xlink:type="simple" xlink:href="https://www.ukrinform.ua/rubric-technology/3675760-xiaomi-predstavila-bezdrotovi-arokulari.html" text:style-name="Internet_20_link" text:visited-style-name="Visited_20_Internet_20_Link">
Xiaomi introduced wireless AR-OCCULARS</text:a>
Apple is expected to present its competitive headset next week.</text:p>
      <text:p text:style-name="P4">
As reported <text:a xlink:type="simple" xlink:href="https://www.ukrinform.ua/rubric-technology/3708226-u-meta-pocali-testuvati-reklamni-instrumenti-na-osnovi-stucnogo-intelektu.html" text:style-name="Internet_20_link" text:visited-style-name="Visited_20_Internet_20_Link">
Ukrinform</text:a>
, Meta Platforms Inc has declared the start of hand -based artificial intelligence.(Thor)that can create content such as background images and variations of written text.  <text:span text:style-name="T5">
Foto: Meta</text:span>
</text:p>
      <text:p text:style-name="P4">
News Source: <text:a xlink:type="simple" xlink:href="https://www.ukrinform.ua/rubric-technology/3717212-meta-predstavila-novij-solom-iz-virtualnou-realnistu.html" text:style-name="Internet_20_link" text:visited-style-name="Visited_20_Internet_20_Link">
https://www.ukrinform.ua/rubric-technology/3717212-meta-predstavila-novij-solom-iz-virtualnou-realnistu.html</text:a>
</text:p>
      <!--NEWS-->
      <text:h text:style-name="P10" text:outline-level="1">
<text:span text:style-name="T4">
In the case of closed shelter in Kiev detained four people</text:span>
</text:h>
      <text:p text:style-name="P4">
Authors: Ukrinform (Person)</text:p>
      <text:p text:style-name="P4">
Publisher: Укринформ (Organization)</text:p>
      <text:p text:style-name="P4">
Published Time: 2023-06-01T21:29:00+03:00</text:p>
      <text:p text:style-name="P4">
Modified Time: 2023-06-01T21:29:00+03:00</text:p>
      <text:p text:style-name="P4">
Description: In connection with the death of people, three officials, including the first deputy head of the district state administration, and the guard of the medical institution, were detained in Kyiv. - Ukrinform.</text:p>
      <text:p text:style-name="P4">
Images: ['<text:a xlink:type="simple" xlink:href="https://static.ukrinform.com/photos/2023_06/thumb_files/630_360_1685644488-212.jpeg" text:style-name="Internet_20_link" text:visited-style-name="Visited_20_Internet_20_Link">
630_360_16856...</text:a>
']</text:p>
      <text:p text:style-name="P4">
Tags: ['Загибель', 'Лікарня', 'Затримання', 'Київ', 'Укриття']</text:p>
      <text:p text:style-name="P4">
Type: Article</text:p>
      <!--METADATA-->
      <text:p text:style-name="P4">
<draw:frame draw:style-name="fr1" draw:name="Image214" text:anchor-type="as-char" svg:width="6.9236in" svg:height="3.956343in" draw:z-index="0">
<draw:image xlink:href="../Images/yкринформ/2023-06-01T21-29-00-03-00/630_360_1685644488-212.jpeg" xlink:type="simple" xlink:show="embed" xlink:actuate="onLoad" draw:mime-type="image/jpeg"/>
</draw:frame>
In connection with the death of people through a closed shelter in Kiev, three officials, including the first deputy head of the district state administration, and security officers, were detained.</text:p>
      <text:p text:style-name="P4">
About it reports the Office of the Prosecutor General in <text:a xlink:type="simple" xlink:href="https://t.me/pgo_gov_ua/12790" text:style-name="Internet_20_link" text:visited-style-name="Visited_20_Internet_20_Link">
telegram</text:a>
, reports Ukrinform.</text:p>
      <text:p text:style-name="P4">
"In the framework of the investigation of tragic consequences due to the lack of citizens to the law enforcement officers in the order of Article 208 of the CPC of Ukraine, four persons -the first deputy of the Desnyansk Regional State Administration, the director of the medical institution and his deputy, as a guard. suspicion of official negligence caused(Part 2 of Art. 367 of the Criminal Code of Ukraine), and the guard - after the abandonment of the absence that led to death(Part 3 of Art. 135 of the Criminal Code of Ukraine)", - the testimony reads.</text:p>
      <text:p text:style-name="P4">
It is noted that within the framework of the investigation, prosecutors, together with the police, conducted two departments of the KSCA, the premises of the Desnyansk Regional State Administration and in <text:a xlink:type="simple" xlink:href="https://www.ukrinform.ua/tag-bolnica" text:style-name="Internet_20_link" text:visited-style-name="Visited_20_Internet_20_Link">
medical facility</text:a>
where during air alarm citizens were not given access to shelter.</text:p>
      <text:p text:style-name="P4">
<text:span text:style-name="T4">
 Read also: </text:span>
 <text:a xlink:type="simple" xlink:href="https://www.ukrinform.ua/rubric-kyiv/3717177-ukritta-u-kievi-maut-buti-vidcineni-postijno-kmda.html" text:style-name="Internet_20_link" text:visited-style-name="Visited_20_Internet_20_Link">
<text:span text:style-name="T4">
 shelter </text:span>
 in Kiev should be open constantly - KSCA</text:a>
Investigative actions in criminal proceedings are ongoing.</text:p>
      <text:p text:style-name="P4">
According to Ukrinform, three people were killed in Kiev, including a child who tried to get into a closed bomb shelter during air anxiety. Police began on this fact of proceedings on official negligence.</text:p>
      <text:p text:style-name="P4">
News Source: <text:a xlink:type="simple" xlink:href="https://www.ukrinform.ua/rubric-kyiv/3717216-u-spravi-pro-zakrite-ukritta-u-kievi-zatrimali-cotiroh-osib.html" text:style-name="Internet_20_link" text:visited-style-name="Visited_20_Internet_20_Link">
https://www.ukrinform.ua/rubric-kyiv/3717216-u-spravi-pro-zakrite-ukritta-u-kievi-zatrimali-cotiroh-osib.html</text:a>
</text:p>
      <!--NEWS-->
      <text:h text:style-name="P10" text:outline-level="1">
<text:span text:style-name="T4">
Brazil's President explained why he tries to stay "neutral" about war</text:span>
</text:h>
      <text:p text:style-name="P4">
Authors: Ukrinform (Person)</text:p>
      <text:p text:style-name="P4">
Publisher: Укринформ (Organization)</text:p>
      <text:p text:style-name="P4">
Published Time: 2023-06-01T21:31:00+03:00</text:p>
      <text:p text:style-name="P4">
Modified Time: 2023-06-01T21:31:00+03:00</text:p>
      <text:p text:style-name="P4">
Description: Brazil's President Luis Inasio Lula Da Silva criticized Russia's invasion of Ukraine, but said he was trying to remain "neutral" to be able to act as a mediator in potential peace talks. - Ukrinform.</text:p>
      <text:p text:style-name="P4">
Images: ['<text:a xlink:type="simple" xlink:href="https://static.ukrinform.com/photos/2023_06/thumb_files/630_360_1685644841-342.jpg" text:style-name="Internet_20_link" text:visited-style-name="Visited_20_Internet_20_Link">
630_360_16856...</text:a>
']</text:p>
      <text:p text:style-name="P4">
Tags: ['Бразилія', 'Президент', 'Україна', 'Війна з Росією']</text:p>
      <text:p text:style-name="P4">
Type: Article</text:p>
      <!--METADATA-->
      <text:p text:style-name="P4">
<draw:frame draw:style-name="fr1" draw:name="Image215" text:anchor-type="as-char" svg:width="6.9236in" svg:height="3.956343in" draw:z-index="0">
<draw:image xlink:href="../Images/yкринформ/2023-06-01T21-31-00-03-00/630_360_1685644841-342.jpg" xlink:type="simple" xlink:show="embed" xlink:actuate="onLoad" draw:mime-type="image/jpeg"/>
</draw:frame>
Presidential Brazilian Luis Inasio Lula Da Daeva criticized Russia's invasion of Ukraine, but said he was trying to remain "neutral" in order to be able to make a mediator in potential peace talks.</text:p>
      <text:p text:style-name="P4">
As Ukrinform reports, it reports <text:a xlink:type="simple" xlink:href="https://www.devdiscourse.com/article/politics/2473213-brazils-lula-neutral-in-ukraine-war-in-order-to-broker-peace" text:style-name="Internet_20_link" text:visited-style-name="Visited_20_Internet_20_Link">
Devdiscourse</text:a>
.</text:p>
      <text:p text:style-name="P4">
On Thursday, June 1, Lula told journalists after meeting with President Finania Nininisto in Brazil's capital, which seeks to create conditions for the participation of both countries in peace talks to "stop the war when the parties are ready."</text:p>
      <text:p text:style-name="P4">
“<text:a xlink:type="simple" xlink:href="https://www.ukrinform.ua/tag-brazilia" text:style-name="Internet_20_link" text:visited-style-name="Visited_20_Internet_20_Link">
Brazil</text:a>
He works with other Ukrainians to reach peace, but nothing will happen until Ukraine and Russia are not heard, ”Lula said, adding that he had recently discussed this topic with other leaders, including China's leader Xi Jinping.</text:p>
      <text:p text:style-name="P4">
Instead, Finland President, whose country joined NATO in March, said every attempt to reach peace is valuable but “at the moment(Miru - Red.)not visible".</text:p>
      <text:p text:style-name="P4">
<text:span text:style-name="T4">
 Read also: </text:span>
 <text:a xlink:type="simple" xlink:href="https://www.ukrinform.ua/rubric-world/3714722-prezident-brazilii-vidmoviv-putinu-akij-zaprosiv-jogo-v-rosiu.html" text:style-name="Internet_20_link" text:visited-style-name="Visited_20_Internet_20_Link">
<text:span text:style-name="T4">
 President </text:span>
 <text:span text:style-name="T4">
 Brazili </text:span>
 <text:span text:style-name="T4">
 </text:span>
 refused <text:span text:style-name="T4">
 </text:span>
 Putin <text:span text:style-name="T4">
, </text:span>
 What <text:span text:style-name="T4">
 </text:span>
 invited <text:span text:style-name="T4">
 </text:span>
 its <text:span text:style-name="T4">
 in </text:span>
 Russia ** </text:a>
Lula calls himself a "peaceful mediator", but earlier this year he stated that the west "encouraged the war, arming Ukraine."</text:p>
      <text:p text:style-name="P4">
As <text:a xlink:type="simple" xlink:href="https://www.ukrinform.ua/rubric-world/3707135-prezident-brazilii-hoce-zaproponuvati-poserednictvo-dla-miru-v-ukraini.html" text:style-name="Internet_20_link" text:visited-style-name="Visited_20_Internet_20_Link">
reported</text:a>
, Presidential Brazil Luis Inasiu Lula da Silva once again declared his desire to act as an intermediary in peace talks between Ukraine and Russia.</text:p>
      <text:p text:style-name="P4">
News Source: <text:a xlink:type="simple" xlink:href="https://www.ukrinform.ua/rubric-world/3717219-prezident-brazilii-poasniv-comu-namagaetsa-zalisatisa-nejtralnim-sodo-vijni.html" text:style-name="Internet_20_link" text:visited-style-name="Visited_20_Internet_20_Link">
https://www.ukrinform.ua/rubric-world/3717219-prezident-brazilii-poasniv-comu-namagaetsa-zalisatisa-nejtralnim-sodo-vijni.html</text:a>
</text:p>
      <!--NEWS-->
      <text:h text:style-name="P10" text:outline-level="1">
<text:span text:style-name="T4">
Kievans carry flowers, toys and sweets in the place of death of people from the Russian rocket</text:span>
</text:h>
      <text:p text:style-name="P4">
Authors: Ukrinform (Person)</text:p>
      <text:p text:style-name="P4">
Publisher: Укринформ (Organization)</text:p>
      <text:p text:style-name="P4">
Published Time: 2023-06-01T21:36:00+03:00</text:p>
      <text:p text:style-name="P4">
Modified Time: 2023-06-01T21:36:00+03:00</text:p>
      <text:p text:style-name="P4">
Description: The people of Kiev have erected a makeshift memory site at the site of death as a result of the fall of the fragments of the Russian rocket of three people, including a 9-year-old girl. - Ukrinform.</text:p>
      <text:p text:style-name="P4">
Images: ['<text:a xlink:type="simple" xlink:href="https://static.ukrinform.com/photos/2023_06/thumb_files/630_360_1685644278-764.jpg" text:style-name="Internet_20_link" text:visited-style-name="Visited_20_Internet_20_Link">
630_360_16856...</text:a>
']</text:p>
      <text:p text:style-name="P4">
Tags: ['Загибель', 'Київ', 'Війна з Росією', 'Ракетний удар']</text:p>
      <text:p text:style-name="P4">
Type: Article</text:p>
      <!--METADATA-->
      <text:p text:style-name="P4">
<draw:frame draw:style-name="fr1" draw:name="Image216" text:anchor-type="as-char" svg:width="6.9236in" svg:height="3.956343in" draw:z-index="0">
<draw:image xlink:href="../Images/yкринформ/2023-06-01T21-36-00-03-00/630_360_1685644278-764.jpg" xlink:type="simple" xlink:show="embed" xlink:actuate="onLoad" draw:mime-type="image/jpeg"/>
</draw:frame>
The people of Kiev have a makeshift platform of memory at the site of death as a result of the fragments of a Russian rocket of three people, including a 9-year-old girl.</text:p>
      <text:p text:style-name="P4">
According to Ukrinform correspondent, adults and <text:a xlink:type="simple" xlink:href="https://www.ukrinform.ua/tag-diti" text:style-name="Internet_20_link" text:visited-style-name="Visited_20_Internet_20_Link">
children</text:a>
They bring to the photo of the mothers killed by Russia in the territory of the destroyed polyclinic flowers, sweets, soft toys of the Ilya.</text:p>
      <text:p text:style-name="P4">
Someone also hung white angels on the tree.</text:p>
      <text:p text:style-name="P4">
There are also children's sheets for the dead of 9 years, people put candy and furnish lamps.</text:p>
      <text:p text:style-name="P4">
Rescuers have completed the analysis of dangerous structures around damaged homes, people continue to clean up the area and score windows with plywood.</text:p>
      <text:p text:style-name="P4">
<text:span text:style-name="T4">
 Read also: </text:span>
 <text:a xlink:type="simple" xlink:href="https://www.ukrinform.ua/rubric-kyiv/3717178-epicentr-vibuhu-v-darnici-koncentracia-bolu-vsa-ukraina-aka-peremoze.html" text:style-name="Internet_20_link" text:visited-style-name="Visited_20_Internet_20_Link">
Epicenter of explosion in <text:span text:style-name="T4">
 Darnytsia </text:span>
: Pain concentration, all Ukraine that will win</text:a>
Volunteers were brought free of charge and distributed to those who need.</text:p>
      <text:p text:style-name="P4">
As reported by Ukrinform, [three people were killed in Kiev]](https://www.ukrinform.ua/rubric-kyiv/3716810-policia-utocnila-informaciu-pro-zagiblih-u-kievi-dvoe-zinok-i-devatiricna-ditina.html)who tried to get into the shelter on the site where the fragments of the Russian rocket fell during the air anxiety. 16 more people are injured.</text:p>
      <text:p text:style-name="P4">
News Source: <text:a xlink:type="simple" xlink:href="https://www.ukrinform.ua/rubric-kyiv/3717218-kiani-nesut-kviti-igraski-j-solodosi-na-misce-zagibeli-ludej-vid-rosijskoi-raketi.html" text:style-name="Internet_20_link" text:visited-style-name="Visited_20_Internet_20_Link">
https://www.ukrinform.ua/rubric-kyiv/3717218-kiani-nesut-kviti-igraski-j-solodosi-na-misce-zagibeli-ludej-vid-rosijskoi-raketi.html</text:a>
</text:p>
      <!--NEWS-->
      <text:h text:style-name="P10" text:outline-level="1">
<text:span text:style-name="T4">
Zelensky: Research on local authorities - to ensure the accessibility of shelters around the clock</text:span>
</text:h>
      <text:p text:style-name="P4">
Authors: Ukrinform (Person)</text:p>
      <text:p text:style-name="P4">
Publisher: Укринформ (Organization)</text:p>
      <text:p text:style-name="P4">
Published Time: 2023-06-01T21:45:00+03:00</text:p>
      <text:p text:style-name="P4">
Modified Time: 2023-06-01T21:45:00+03:00</text:p>
      <text:p text:style-name="P4">
Description: The situation where people have died due to closed shelter, should never again happen again. Local authorities are obliged to ensure the availability and round -the -clock availability of shelters - Ukrinform.</text:p>
      <text:p text:style-name="P4">
Images: ['<text:a xlink:type="simple" xlink:href="https://static.ukrinform.com/photos/2022_05/thumb_files/630_360_1652263772-452.jpeg" text:style-name="Internet_20_link" text:visited-style-name="Visited_20_Internet_20_Link">
630_360_16522...</text:a>
']</text:p>
      <text:p text:style-name="P4">
Tags: ['Обстріл', 'Зеленський', 'Укриття', 'Війна з Росією']</text:p>
      <text:p text:style-name="P4">
Type: Article</text:p>
      <!--METADATA-->
      <text:p text:style-name="P4">
<draw:frame draw:style-name="fr1" draw:name="Image223" text:anchor-type="as-char" svg:width="6.9236in" svg:height="3.956343in" draw:z-index="0">
<draw:image xlink:href="../Images/yкринформ/2023-06-01T21-45-00-03-00/630_360_1652263772-452.jpeg" xlink:type="simple" xlink:show="embed" xlink:actuate="onLoad" draw:mime-type="image/jpeg"/>
</draw:frame>
The situation where people have been killed through closed shelter should never repeat again. The local government is obliged to ensure the presence and round -the -clock availability</text:p>
      <text:p text:style-name="P4">
Volodymyr Zelenskyy said this in <text:a xlink:type="simple" xlink:href="https://www.youtube.com/watch" text:style-name="Internet_20_link" text:visited-style-name="Visited_20_Internet_20_Link">
video closer</text:a>
, reports Ukrinform.</text:p>
      <text:p text:style-name="P4">
<text:span text:style-name="T5">
Video: <text:a xlink:type="simple" xlink:href="https://www.facebook.com/president.gov.ua" text:style-name="Internet_20_link" text:visited-style-name="Visited_20_Internet_20_Link">
Presidential Office</text:a>
</text:span>
</text:p>
      <text:p text:style-name="P4">
<text:span text:style-name="T4">
 Dear Ukrainians!</text:span>
</text:p>
      <text:p text:style-name="P4">
This long and hard day is being completed.</text:p>
      <text:p text:style-name="P4">
First of all, my condolences to the relatives and relatives of whose lives were taken away by Russia.</text:p>
      <text:p text:style-name="P4">
We do the maximum to protect people. There was no such international meeting, there were no such international negotiations that would not raise the issue of the issue of Ukraine.</text:p>
      <text:p text:style-name="P4">
But protecting people is protection at all levels. The shelter should be available. The situation should no longer be repeated as this night in Kiev, when people came to the shelter and the shelter is closed. It is a duty of local departments, a very specific duty - to ensure the availability and availability of plates around the clock. It hurts to see a negligent attitude to this duty. It seems to see losses. And if the duty on the ground is not fulfilled, it is a direct obligation to law enforcement officers - to be held accountable.</text:p>
      <text:p text:style-name="P4">
Today in our country, as in many other countries, there is a day of protection of children. But on this day, the terrorist state claimed the life of the Ukrainian child. But on this day, Russia fired at our cities - from Kharkiv Daherson, from Kiev to Donbass. But we also used this day to the maximum to be defeated by terrorists. And this day became a time when we are approaching the responsibility of Russia - every murderer, every terrorist.</text:p>
      <text:p text:style-name="P4">
Our Ukrainian delegation - in Moldova at the Summit -European Political Community. Now here is the center of political discussions in the continent. There were very important negotiations. Moldova President of France, Prime Minister and the President of the European Commission, President of Romania and Prime Minister of Portugal, Prime Minister Albania and Prime Minister of Northern Majoria, premiere of Italy, President of Azer, President of Swiss, President, President, President, President.</text:p>
      <text:p text:style-name="P4">
There was also an extended format with representatives of the Netherlands, Denmark, Sweden, Britain, Poland, Belgium. And, of course, meetings in the fields of the summit and jointly ascending all participants of the summit ...And I thank all the leaders, all the countries that support us by these points. This only support for Ukraine is the support of real security for all of Europe.</text:p>
      <text:p text:style-name="P4">
Separately, I want to thank Ms. Ursuli von Der Lyen, the President of the European Commission, to retain our initiatives to protect our children, to find and return little Ukrainians and Ukrainian women who were deported to Russia. We have to return them all, we have to do everything possible and impossible to protect all people-to the maximum-from any Russian threats. I am sure that it is not enough.</text:p>
      <text:p text:style-name="P4">
I would like to thank President Michelle, the President of the European Council, held a special security session within the summit.</text:p>
      <text:p text:style-name="P4">
And separately I would like to thank Roberti Motzoli, the head of the European Parliament, a wearing decision on ammunition for Ukraine - with the support of the allocation of an additional 500 million euros for this. Thank you!</text:p>
      <text:p text:style-name="P4">
Thank you all our soldiers!Thank you all who train our warriors!Who helps weapons!Who treats our heroes after injuries!I thank all the rescuers, all our employees of the SES and other services that eliminate the consequences of Russia!I thank all the volunteers who help our warriors, our bride, our country!</text:p>
      <text:p text:style-name="P4">
I thank everyone with whom we go side by side to our victory, to our peace and the help of Russian terrorists.</text:p>
      <text:p text:style-name="P4">
<text:span text:style-name="T4">
Glory to Ukraine!</text:span>
</text:p>
      <text:p text:style-name="P4">
<text:span text:style-name="T5">
Foto: op</text:span>
</text:p>
      <text:p text:style-name="P4">
News Source: <text:a xlink:type="simple" xlink:href="https://www.ukrinform.ua/rubric-society/3717220-prezident-obovazok-miscevoi-vladi-zabezpeciti-dostupnist-ukrittiv-cilodobovo.html" text:style-name="Internet_20_link" text:visited-style-name="Visited_20_Internet_20_Link">
https://www.ukrinform.ua/rubric-society/3717220-prezident-obovazok-miscevoi-vladi-zabezpeciti-dostupnist-ukrittiv-cilodobovo.html</text:a>
</text:p>
      <!--NEWS-->
      <text:h text:style-name="P10" text:outline-level="1">
<text:span text:style-name="T4">
Ukrainian Tsurenko went to the third circle "Rolan Harros" on the refusal of a rival</text:span>
</text:h>
      <text:p text:style-name="P4">
Authors: Ukrinform (Person)</text:p>
      <text:p text:style-name="P4">
Publisher: Укринформ (Organization)</text:p>
      <text:p text:style-name="P4">
Published Time: 2023-06-01T21:49:00+03:00</text:p>
      <text:p text:style-name="P4">
Modified Time: 2023-06-01T21:49:00+03:00</text:p>
      <text:p text:style-name="P4">
Description: Ukrainian tennis player Lesya Turenko ( # 66 WTA) reached the third circle on Rolan Harros on the refusal of a rival. - Ukrinform.</text:p>
      <text:p text:style-name="P4">
Images: ['<text:a xlink:type="simple" xlink:href="https://static.ukrinform.com/photos/2023_06/thumb_files/630_360_1685645319-885.jpg" text:style-name="Internet_20_link" text:visited-style-name="Visited_20_Internet_20_Link">
630_360_16856...</text:a>
']</text:p>
      <text:p text:style-name="P4">
Tags: ['Цуренко', 'Теніс']</text:p>
      <text:p text:style-name="P4">
Type: Article</text:p>
      <!--METADATA-->
      <text:p text:style-name="P4">
<draw:frame draw:style-name="fr1" draw:name="Image224" text:anchor-type="as-char" svg:width="6.9236in" svg:height="3.956343in" draw:z-index="0">
<draw:image xlink:href="../Images/yкринформ/2023-06-01T21-49-00-03-00/630_360_1685645319-885.jpg" xlink:type="simple" xlink:show="embed" xlink:actuate="onLoad" draw:mime-type="image/jpeg"/>
</draw:frame>
Ukrainian -year -old Lesya Tsurenko(№66 WTA)It went to the third circle on Rolan Harros to the rival.</text:p>
      <text:p text:style-name="P4">
American Lauren Davis(№52 WTA)She starred from the match with Tsurenko during the second -style, Ukrinform reports.</text:p>
      <text:p text:style-name="P4">
At the time of the match, the Ukrainian won the first set and led in the second - 6: 3,1: 0.</text:p>
      <text:p text:style-name="P4">
Tsurenko leads in personal meetings with a score of 2-0.</text:p>
      <text:p text:style-name="P4">
<text:span text:style-name="T4">
 Read also: </text:span>
 <text:a xlink:type="simple" xlink:href="https://www.ukrinform.ua/rubric-sports/3717167-rolan-garros-kostuk-zigrae-v-18-finalu-zmisanogo-rozradu.html" text:style-name="Internet_20_link" text:visited-style-name="Visited_20_Internet_20_Link">
Rolan Garros ": Kostyuk will play in 1/8 of the mixed discharge finals</text:a>
In the next circle, Lesya will meet with the winner of the match between Bianka Andreeskut Emma Navarro.</text:p>
      <text:p text:style-name="P4">
Photo: Getty Images</text:p>
      <text:p text:style-name="P4">
News Source: <text:a xlink:type="simple" xlink:href="https://www.ukrinform.ua/rubric-sports/3717221-ukrainka-curenko-vijsla-do-tretogo-kola-rolan-garros-na-vidmovi-supernici.html" text:style-name="Internet_20_link" text:visited-style-name="Visited_20_Internet_20_Link">
https://www.ukrinform.ua/rubric-sports/3717221-ukrainka-curenko-vijsla-do-tretogo-kola-rolan-garros-na-vidmovi-supernici.html</text:a>
</text:p>
      <!--NEWS-->
      <text:h text:style-name="P10" text:outline-level="1">
<text:span text:style-name="T4">
Myron Markevich became the new head coach of the Carpathians</text:span>
</text:h>
      <text:p text:style-name="P4">
Authors: Ukrinform (Person)</text:p>
      <text:p text:style-name="P4">
Publisher: Укринформ (Organization)</text:p>
      <text:p text:style-name="P4">
Published Time: 2023-06-01T21:54:00+03:00</text:p>
      <text:p text:style-name="P4">
Modified Time: 2023-06-01T21:54:00+03:00</text:p>
      <text:p text:style-name="P4">
Description: Myron Markevich became the new head coach of the Carpathians. - Ukrinform.</text:p>
      <text:p text:style-name="P4">
Images: ['<text:a xlink:type="simple" xlink:href="https://static.ukrinform.com/photos/2023_06/thumb_files/630_360_1685645587-784.jpeg" text:style-name="Internet_20_link" text:visited-style-name="Visited_20_Internet_20_Link">
630_360_16856...</text:a>
']</text:p>
      <text:p text:style-name="P4">
Tags: ['Футбол', 'Карпати', 'Маркевич']</text:p>
      <text:p text:style-name="P4">
Type: Article</text:p>
      <!--METADATA-->
      <text:p text:style-name="P4">
<draw:frame draw:style-name="fr1" draw:name="Image225" text:anchor-type="as-char" svg:width="6.9236in" svg:height="3.956343in" draw:z-index="0">
<draw:image xlink:href="../Images/yкринформ/2023-06-01T21-54-00-03-00/630_360_1685645587-784.jpeg" xlink:type="simple" xlink:show="embed" xlink:actuate="onLoad" draw:mime-type="image/jpeg"/>
</draw:frame>
Myron Markevich became the new head coach of the Carpathians.</text:p>
      <text:p text:style-name="P4">
This was reported <text:a xlink:type="simple" xlink:href="https://fckarpaty.org.ua/news/miron-markevich-golovnii-trener-karpat/" text:style-name="Internet_20_link" text:visited-style-name="Visited_20_Internet_20_Link">
press service</text:a>
Lviv residents, Ukrinform reports.</text:p>
      <text:p text:style-name="P4">
The specialist has already worked with the team. He brought the Carpathians to the Cup of Ukraine and won the Bronze Awards of the 1998 Ukrainian Championship. He worked with the Carpathians in 1992-1995, 1996-1998 and 2001–2004.</text:p>
      <text:p text:style-name="P4">
He also coached Volyn, Podillya, Kryvbas, Zaporizhzhya Metalurg, Anzhi, Metalist, Dnipro and the national team of Ukraine.</text:p>
      <text:p text:style-name="P4">
Dnipro was the last team of 72-year-old Myron Markevich. He worked for Despine until 2016. After that coaching practice he did not.</text:p>
      <text:p text:style-name="P4">
<text:span text:style-name="T4">
 Read also: </text:span>
 <text:a xlink:type="simple" xlink:href="https://www.ukrinform.ua/rubric-sports/3716887-ukrainskij-futbolist-makarenko-zalisae-ugorskij-fehervar.html" text:style-name="Internet_20_link" text:visited-style-name="Visited_20_Internet_20_Link">
Ukrainian <text:span text:style-name="T4">
 Football </text:span>
 East Makarenko leaves Hungarian "Fechervar"</text:a>
As reported, Andrei Tlumak worked with the Carpathians in the Carpathian season. Rod by leadership, the team won 5th place in the championship group of the first ligat could not go to UPL.</text:p>
      <text:p text:style-name="P4">
Photo: Getty Images</text:p>
      <text:p text:style-name="P4">
News Source: <text:a xlink:type="simple" xlink:href="https://www.ukrinform.ua/rubric-sports/3717223-miron-markevic-stav-novim-golovnim-trenerom-karpat.html" text:style-name="Internet_20_link" text:visited-style-name="Visited_20_Internet_20_Link">
https://www.ukrinform.ua/rubric-sports/3717223-miron-markevic-stav-novim-golovnim-trenerom-karpat.html</text:a>
</text:p>
      <!--NEWS-->
      <text:h text:style-name="P10" text:outline-level="1">
<text:span text:style-name="T4">
South Korea this year will hold the first military parade in 10 years</text:span>
</text:h>
      <text:p text:style-name="P4">
Authors: Ukrinform (Person)</text:p>
      <text:p text:style-name="P4">
Publisher: Укринформ (Organization)</text:p>
      <text:p text:style-name="P4">
Published Time: 2023-06-01T22:01:00+03:00</text:p>
      <text:p text:style-name="P4">
Modified Time: 2023-06-01T22:01:00+03:00</text:p>
      <text:p text:style-name="P4">
Description: South Korea will hold the first military parade in the center of Seoul on September 26. - Ukrinform.</text:p>
      <text:p text:style-name="P4">
Images: ['<text:a xlink:type="simple" xlink:href="https://static.ukrinform.com/photos/2023_06/thumb_files/630_360_1685616524-769.jpg" text:style-name="Internet_20_link" text:visited-style-name="Visited_20_Internet_20_Link">
630_360_16856...</text:a>
']</text:p>
      <text:p text:style-name="P4">
Tags: ['Корея', 'Парад', 'США', 'Військові']</text:p>
      <text:p text:style-name="P4">
Type: Article</text:p>
      <!--METADATA-->
      <text:p text:style-name="P4">
<draw:frame draw:style-name="fr1" draw:name="Image226" text:anchor-type="as-char" svg:width="6.9236in" svg:height="3.956343in" draw:z-index="0">
<draw:image xlink:href="../Images/yкринформ/2023-06-01T22-01-00-03-00/630_360_1685616524-769.jpg" xlink:type="simple" xlink:show="embed" xlink:actuate="onLoad" draw:mime-type="image/jpeg"/>
</draw:frame>
South Korea will hold the first military parade in the center of Seoul on September 26.</text:p>
      <text:p text:style-name="P4">
About it reports <text:a xlink:type="simple" xlink:href="https://www.nknews.org/2023/06/south-korea-to-hold-first-military-parade-in-downtown-seoul-in-10-years/" text:style-name="Internet_20_link" text:visited-style-name="Visited_20_Internet_20_Link">
NK News</text:a>
, reports Ukrinform.</text:p>
      <text:p text:style-name="P4">
It is noted that the military <text:a xlink:type="simple" xlink:href="https://www.ukrinform.ua/tag-parad" text:style-name="Internet_20_link" text:visited-style-name="Visited_20_Internet_20_Link">
parade</text:a>
It will consist of a street gait to Seoul's landmarks, including a platchwanchwamun, as well as a memorial event at the airway.</text:p>
      <text:p text:style-name="P4">
The events will be dedicated to the 75th Day of the Armed Forces and the 70th anniversary of diplomatic relations between the US and South Korea, said the Defense Ministry of Defense Chong Ha Gu. The Ministry does not reveal how many military people will participate in the event and what weapons will be presented.</text:p>
      <text:p text:style-name="P4">
<text:span text:style-name="T4">
 Read also: </text:span>
 <text:a xlink:type="simple" xlink:href="https://www.ukrinform.ua/rubric-technology/3716103-korea-ta-francia-pidpisali-ugodu-pro-vijskovokosmicne-partnerstvo.html" text:style-name="Internet_20_link" text:visited-style-name="Visited_20_Internet_20_Link">
<text:span text:style-name="T4">
 Korea </text:span>
 and France signed a military-space partnership</text:a>
The last military parade in the center of Seoul was held on October 1, 2013, to the 65th Armed Forces.</text:p>
      <text:p text:style-name="P4">
Meanwhile, North Korea continues to prepare for its own military parade, which is probably planned for the end of July.</text:p>
      <text:p text:style-name="P4">
<text:span text:style-name="T5">
Foto: Jeon Han, Rok Ministry of Culture, Sports and Tourism</text:span>
</text:p>
      <text:p text:style-name="P4">
News Source: <text:a xlink:type="simple" xlink:href="https://www.ukrinform.ua/rubric-world/3716984-pivdenna-korea-cogoric-provede-persij-za-10-rokiv-vijskovij-parad.html" text:style-name="Internet_20_link" text:visited-style-name="Visited_20_Internet_20_Link">
https://www.ukrinform.ua/rubric-world/3716984-pivdenna-korea-cogoric-provede-persij-za-10-rokiv-vijskovij-parad.html</text:a>
</text:p>
      <!--NEWS-->
      <text:h text:style-name="P10" text:outline-level="1">
<text:span text:style-name="T4">
The President has declared the preparation of new defense decisions for Ukraine</text:span>
</text:h>
      <text:p text:style-name="P4">
Authors: Ukrinform (Person)</text:p>
      <text:p text:style-name="P4">
Publisher: Укринформ (Organization)</text:p>
      <text:p text:style-name="P4">
Published Time: 2023-06-01T22:06:00+03:00</text:p>
      <text:p text:style-name="P4">
Modified Time: 2023-06-01T22:06:00+03:00</text:p>
      <text:p text:style-name="P4">
Description: President Volodymyr Zelensky has declared the preparation of new defense decisions for Ukraine concerning air defense, aviation, promotion of the Ukrainian army on Earth. - Ukrinform.</text:p>
      <text:p text:style-name="P4">
Images: ['<text:a xlink:type="simple" xlink:href="https://static.ukrinform.com/photos/2022_10/thumb_files/630_360_1665719857-744.png" text:style-name="Internet_20_link" text:visited-style-name="Visited_20_Internet_20_Link">
630_360_16657...</text:a>
']</text:p>
      <text:p text:style-name="P4">
Tags: ['Оборона', 'Україна', 'Зеленський', 'Війна з Росією']</text:p>
      <text:p text:style-name="P4">
Type: Article</text:p>
      <!--METADATA-->
      <text:p text:style-name="P4">
<draw:frame draw:style-name="fr1" draw:name="Image227" text:anchor-type="as-char" svg:width="6.9236in" svg:height="3.956343in" draw:z-index="0">
<draw:image xlink:href="../Images/yкринформ/2023-06-01T22-06-00-03-00/630_360_1665719857-744.png" xlink:type="simple" xlink:show="embed" xlink:actuate="onLoad" draw:mime-type="image/png"/>
</draw:frame>
Presidential Divine Zelensky has declared preparation of new defense decisions for Ukraine concerning air defense, aviation, promotion of the Ukrainian army on Earth.</text:p>
      <text:p text:style-name="P4">
He said this in the evening <text:a xlink:type="simple" xlink:href="https://t.me/V_Zelenskiy_official/6447" text:style-name="Internet_20_link" text:visited-style-name="Visited_20_Internet_20_Link">
video closer</text:a>
, reports Ukrinform.</text:p>
      <text:p text:style-name="P4">
In particular, he informed that a Ukrainian delegation has been in Moldova at the European Political Community Summit to this morning.</text:p>
      <text:p text:style-name="P4">
<text:span text:style-name="T5">
Viso: <text:a xlink:type="simple" xlink:href="https://www.youtube.com/watch" text:style-name="Internet_20_link" text:visited-style-name="Visited_20_Internet_20_Link">
op</text:a>
</text:span>
</text:p>
      <text:p text:style-name="P4">
“Now here is the Center for Political Discussions on our continent. There were very important intervals. President of Moldova and President of France, Prime Minister of the UK President of the European Commission, President of Romania and Prime Minister of Portugal, Prime Minister and Prime Minister of Northern Macedonia, Prime Minister of Italy, President of Spain, President of Swiss, President of Czech. Lensky.</text:p>
      <text:p text:style-name="P4">
Also, he said, there was an expanded format with representatives of the Netherlands, Denmark, Sweden, Britain, Poland, Belgium. And, of course, meetings at the Polyasamit Polyhachita and a joint meeting of all participants of the summit.</text:p>
      <text:p text:style-name="P4">
“We are preparing new <text:a xlink:type="simple" xlink:href="https://www.ukrinform.ua/tag-oborona" text:style-name="Internet_20_link" text:visited-style-name="Visited_20_Internet_20_Link">
defensive</text:a>
Ukrainian solutions are both air defense, aviation, and our promotion on the ground. We are preparing a real political content for NATO Summit in Vilnius. We are preparing safety packs for our country on the way to the Alliance. We do our best to make the political decision of the European Union on membership for Ukraine. We are preparing Samitmir on the basis of the Ukrainian peace formula, ”the President said, thanked all the leaders, all countries that support Ukraine at these points.</text:p>
      <text:p text:style-name="P4">
He stressed that "it is not only the support of Ukraine is the support of real security for all of Europe."</text:p>
      <text:p text:style-name="P4">
"Separately, I want to thank Mrs. Ursula von der Liaien, the President of the European Commission, with the support of our initiatives to protect our children, to find and address those little Ukrainians and Ukrainian women who have been deported to Russia. We have to return them all, we have to do everything possible and impossible, we must do them all To give to all our people - to the maximum - from any Russian threats. I am sure that it is possible, ”Zelensky stressed.</text:p>
      <text:p text:style-name="P4">
<text:span text:style-name="T4">
 Read also: </text:span>
 [aircraft coalition: <text:span text:style-name="T4">
 Zelensky </text:span>
 and European leaders(https://www.ukrinform.ua/rubric-polytics/3717197-koalicia-litakiv-zelenskij-ta-evropejski-lideri-domovilisa-prodovziti-robotu-na-ramstajni.html)</text:p>
      <text:p text:style-name="P4">
"And I would like to thank Roberti Motzoli, the head of the European Parliament, a well -considered ammunition decision for Ukraine - with the support of the allocation of an additional 500 million euros for this," the President added.</text:p>
      <text:p text:style-name="P4">
It was reported that President Volodymyr Zelenskyy is on Thursday with a visit Moldova, where he participated in the opening of the European political community summit.</text:p>
      <text:p text:style-name="P4">
News Source: <text:a xlink:type="simple" xlink:href="https://www.ukrinform.ua/rubric-polytics/3717226-prezident-zaaviv-pro-pidgotovku-novih-oboronnih-risen-dla-ukraini.html" text:style-name="Internet_20_link" text:visited-style-name="Visited_20_Internet_20_Link">
https://www.ukrinform.ua/rubric-polytics/3717226-prezident-zaaviv-pro-pidgotovku-novih-oboronnih-risen-dla-ukraini.html</text:a>
</text:p>
      <!--NEWS-->
      <text:h text:style-name="P10" text:outline-level="1">
<text:span text:style-name="T4">
In the Desnyanskiy district of Kiev dismantled emergency structures in damaged high -rises</text:span>
</text:h>
      <text:p text:style-name="P4">
Authors: Ukrinform (Person)</text:p>
      <text:p text:style-name="P4">
Publisher: Укринформ (Organization)</text:p>
      <text:p text:style-name="P4">
Published Time: 2023-06-01T22:15:00+03:00</text:p>
      <text:p text:style-name="P4">
Modified Time: 2023-06-01T22:15:00+03:00</text:p>
      <text:p text:style-name="P4">
Description: In the Desnyanskiy district of Kyiv, employees of the municipal emergency service dismantled emergency structures in two nine-storey buildings, which were injured at night from the debris of the Russian rocket. - Ukrinform.</text:p>
      <text:p text:style-name="P4">
Images: ['<text:a xlink:type="simple" xlink:href="https://static.ukrinform.com/photos/2023_06/thumb_files/630_360_1685646827-6536.jpeg" text:style-name="Internet_20_link" text:visited-style-name="Visited_20_Internet_20_Link">
630_360_16856...</text:a>
']</text:p>
      <text:p text:style-name="P4">
Tags: ['Обстріл', 'Київ', 'Рятувальники']</text:p>
      <text:p text:style-name="P4">
Type: Article</text:p>
      <!--METADATA-->
      <text:p text:style-name="P4">
<draw:frame draw:style-name="fr1" draw:name="Image228" text:anchor-type="as-char" svg:width="6.9236in" svg:height="3.956343in" draw:z-index="0">
<draw:image xlink:href="../Images/yкринформ/2023-06-01T22-15-00-03-00/630_360_1685646827-6536.jpeg" xlink:type="simple" xlink:show="embed" xlink:actuate="onLoad" draw:mime-type="image/jpeg"/>
</draw:frame>
The Udesnyansky district of Kyiv, employees of the municipal emergency and rescue service, disassembled emergency structures in two nine-storey buildings, which were injured at night by the wreckage of the Russian rocket.</text:p>
      <text:p text:style-name="P4">
According to Ukrinform, about it <text:a xlink:type="simple" xlink:href="https://kyivcity.gov.ua/news/ryatuvalniki_kars_rozibrali_avariyni_konstruktsi_u_dvokh_bagatopoverkhivkakh_u_desnyanskomu_rayoni_scho_postrazhdali_cherez_vorozhi_raketni_ataki/" text:style-name="Internet_20_link" text:visited-style-name="Visited_20_Internet_20_Link">
Kyiv City State Administration</text:a>
She reported with reference to the Municipal Security Department.</text:p>
      <text:p text:style-name="P4">
In particular, rescuers dismantled emergency windows and balcony blocks and high -rise buildings.</text:p>
      <text:p text:style-name="P4">
</text:p>
      <text:p text:style-name="P4">
The work lasted for four hours. The seven workers of the KARS “[Kyivska] were involved in them(https://www.ukrinform.ua/tag-kiiv)Service ”and one unit of equipment.</text:p>
      <text:p text:style-name="P4">
As reported by Ukrinform, at night on June 1 Russian troops <text:a xlink:type="simple" xlink:href="https://www.ukrinform.ua/rubric-ato/3716780-ppo-zbila-vsi-desat-iskanderiv-vipusenih-rosianami-ciei-noci.html" text:style-name="Internet_20_link" text:visited-style-name="Visited_20_Internet_20_Link">
attacked by Kyiv's ropes</text:a>
. The enemy released the Unapryamka of the capital ten "Iskander". All of them were destroyed by the forces of the air defense.</text:p>
      <text:p text:style-name="P4">
<text:span text:style-name="T4">
 Read also: </text:span>
 <text:a xlink:type="simple" xlink:href="https://www.ukrinform.ua/rubric-kyiv/3716763-pisla-padinna-ulamkiv-u-kievi-zagorivsa-avtomobil-kmva.html" text:style-name="Internet_20_link" text:visited-style-name="Visited_20_Internet_20_Link">
in <text:span text:style-name="T4">
 Desnyanskiy </text:span>
 District of Kiev The wreckage has fallen by the Napoliklinica - KMVA</text:a>
As a result of a rocket strike in Kiev at night 1 June <text:a xlink:type="simple" xlink:href="https://www.ukrinform.ua/rubric-kyiv/3716899-klicko-unaslidok-nicnoi-ataki-na-kiiv-16-ludej-poraneni-z-nih-semero-u-likarni.html" text:style-name="Internet_20_link" text:visited-style-name="Visited_20_Internet_20_Link">
affected</text:a>
19 people, three of them, have been coming, including a child. One person is in hospital in the department of intensity therapy.</text:p>
      <text:p text:style-name="P4">
News Source: <text:a xlink:type="simple" xlink:href="https://www.ukrinform.ua/rubric-kyiv/3717229-u-desnanskomu-rajoni-kieva-rozibrali-avarijni-konstrukcii-u-poskodzenih-bagatopoverhivkah.html" text:style-name="Internet_20_link" text:visited-style-name="Visited_20_Internet_20_Link">
https://www.ukrinform.ua/rubric-kyiv/3717229-u-desnanskomu-rajoni-kieva-rozibrali-avarijni-konstrukcii-u-poskodzenih-bagatopoverhivkah.html</text:a>
</text:p>
      <!--NEWS-->
      <text:h text:style-name="P10" text:outline-level="1">
<text:span text:style-name="T4">
Zelensky met with Portugal Prime Minister: Talked about pilots and NATO summit</text:span>
</text:h>
      <text:p text:style-name="P4">
Authors: Ukrinform (Person)</text:p>
      <text:p text:style-name="P4">
Publisher: Укринформ (Organization)</text:p>
      <text:p text:style-name="P4">
Published Time: 2023-06-01T22:21:00+03:00</text:p>
      <text:p text:style-name="P4">
Modified Time: 2023-06-01T22:21:00+03:00</text:p>
      <text:p text:style-name="P4">
Description: At a meeting with the Government of the Portuguese Republic Anthony, President of Ukraine Volodymyr Zelensky noted the readiness of this country to participate in Ukrainian pilots. - Ukrinform.</text:p>
      <text:p text:style-name="P4">
Images: ['<text:a xlink:type="simple" xlink:href="https://static.ukrinform.com/photos/2023_06/thumb_files/630_360_1685646628-910.jpeg" text:style-name="Internet_20_link" text:visited-style-name="Visited_20_Internet_20_Link">
630_360_16856...</text:a>
']</text:p>
      <text:p text:style-name="P4">
Tags: ['Переговори', 'Португалія', 'Саміт НАТО', 'Зеленський', 'Формула миру', 'Авіаційна коаліція']</text:p>
      <text:p text:style-name="P4">
Type: Article</text:p>
      <!--METADATA-->
      <text:p text:style-name="P4">
<draw:frame draw:style-name="fr1" draw:name="Image230" text:anchor-type="as-char" svg:width="6.9236in" svg:height="3.956343in" draw:z-index="0">
<draw:image xlink:href="../Images/yкринформ/2023-06-01T22-21-00-03-00/630_360_1685646628-910.jpeg" xlink:type="simple" xlink:show="embed" xlink:actuate="onLoad" draw:mime-type="image/jpeg"/>
</draw:frame>
At a meeting with the Government of the Portuguese Republic of Anthony, Presidential of Ukraine noted the readiness of this country to participate in the country of Ukrainian pilots.</text:p>
      <text:p text:style-name="P4">
About it reports <text:a xlink:type="simple" xlink:href="http://www.president.gov.ua/news/prezident-ukrayini-zustrivsya-v-moldovi-z-premyer-ministrom-83341" text:style-name="Internet_20_link" text:visited-style-name="Visited_20_Internet_20_Link">
Presidential Office</text:a>
, reports Ukrinform.</text:p>
      <text:p text:style-name="P4">
"Within the framework of participation in the European Political Community summit, President of Ukraine Zelensky met with the Prime Minister of Portuguese Republictonium with money.</text:p>
      <text:p text:style-name="P4">
In particular, the President noted the readiness of Portugal to participate in the training of Ukrainian pilots.</text:p>
      <text:p text:style-name="P4">
Zelensky also informed the cost of the situation on the forefront and consequences of the massive missile strikes by Russia.</text:p>
      <text:p text:style-name="P4">
The parties discussed the future NATO summit in Vilnius. The President emphasized that the maximally strong and specific decisions of the Alliance are important for strengthening the safety of Europe and approaching the end of the war.</text:p>
      <text:p text:style-name="P4">
<text:span text:style-name="T4">
 Read also: </text:span>
 <text:a xlink:type="simple" xlink:href="https://www.ukrinform.ua/rubric-ato/3713040-portugalia-proponue-navcanna-ukrainskih-pilotiv-na-vinisuvacah-f16.html" text:style-name="Internet_20_link" text:visited-style-name="Visited_20_Internet_20_Link">
<text:span text:style-name="T4">
 Portugal </text:span>
 Ia offers training Ukrainian pilots F-16</text:a>
The head of state expressed the hope that <text:a xlink:type="simple" xlink:href="https://www.ukrinform.ua/tag-portugalia" text:style-name="Internet_20_link" text:visited-style-name="Visited_20_Internet_20_Link">
Portugal</text:a>
Together with other partners, it will support a clear algorithm for Ukraine's movement to NATO membership.</text:p>
      <text:p text:style-name="P4">
In addition, the interlocutors discussed the progress of Ukraine on the path of European integration. And they also exchanged views on further steps in order to implement the Ukrainian formula of peace and involve in this process of Portugal, in particular the innovation of the preparation of the Global Peace Summit.</text:p>
      <text:p text:style-name="P4">
As it was reported, Volodymyr Zelenskyy and Emmanuel Macron during the meeting of Vyshishin <text:a xlink:type="simple" xlink:href="https://www.ukrinform.ua/rubric-polytics/3717214-zelenskij-zustrivsa-z-makronom-na-samiti-v-kisinevi.html" text:style-name="Internet_20_link" text:visited-style-name="Visited_20_Internet_20_Link">
confirmed his readiness to develop framework conditions</text:a>
To begin the preparation of pilots of the Armed Forces, it will be advisable.</text:p>
      <text:p text:style-name="P4">
<text:span text:style-name="T5">
Foto: op</text:span>
</text:p>
      <text:p text:style-name="P4">
News Source: <text:a xlink:type="simple" xlink:href="https://www.ukrinform.ua/rubric-polytics/3717228-zelenskij-zustrivsa-z-premerom-portugalii-govorili-pro-navcanna-pilotiv-i-samit-nato.html" text:style-name="Internet_20_link" text:visited-style-name="Visited_20_Internet_20_Link">
https://www.ukrinform.ua/rubric-polytics/3717228-zelenskij-zustrivsa-z-premerom-portugalii-govorili-pro-navcanna-pilotiv-i-samit-nato.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6-01T22:30:00+03:00</text:p>
      <text:p text:style-name="P4">
Modified Time: 2023-06-01T22:30: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31" text:anchor-type="as-char" svg:width="6.9236in" svg:height="3.956343in" draw:z-index="0">
<draw:image xlink:href="../Images/yкринформ/2023-06-01T22-30-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zhalovaha@gmail.com</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Podolyak: On June 1, it finally reported that there was nothing to do with the modern civilization of the Russian Federation</text:span>
</text:h>
      <text:p text:style-name="P4">
Authors: Ukrinform (Person)</text:p>
      <text:p text:style-name="P4">
Publisher: Укринформ (Organization)</text:p>
      <text:p text:style-name="P4">
Published Time: 2023-06-01T22:35:00+03:00</text:p>
      <text:p text:style-name="P4">
Modified Time: 2023-06-01T22:35:00+03:00</text:p>
      <text:p text:style-name="P4">
Description: The adviser to the head of the Presidential Office Mikhail Podolyak stated that the events of June 1 this year in Ukraine finally recorded that Russia has nothing to do with modern civilization. - Ukrinform.</text:p>
      <text:p text:style-name="P4">
Images: ['<text:a xlink:type="simple" xlink:href="https://static.ukrinform.com/photos/2023_01/thumb_files/630_360_1674754520-912.jpg" text:style-name="Internet_20_link" text:visited-style-name="Visited_20_Internet_20_Link">
630_360_16747...</text:a>
']</text:p>
      <text:p text:style-name="P4">
Tags: ['Діти', 'Обстріл', 'Подоляк', 'Війна з Росією']</text:p>
      <text:p text:style-name="P4">
Type: Article</text:p>
      <!--METADATA-->
      <text:p text:style-name="P4">
<draw:frame draw:style-name="fr1" draw:name="Image232" text:anchor-type="as-char" svg:width="6.9236in" svg:height="3.956343in" draw:z-index="0">
<draw:image xlink:href="../Images/yкринформ/2023-06-01T22-35-00-03-00/630_360_1674754520-912.jpg" xlink:type="simple" xlink:show="embed" xlink:actuate="onLoad" draw:mime-type="image/jpeg"/>
</draw:frame>
Presidential Advisor Mikhail Podolyak stated that the events of June 1 this year in Ukraine have finally recorded that Russia has nothing to do with modern civilization.</text:p>
      <text:p text:style-name="P4">
He expressed this opinion in an interview "<text:a xlink:type="simple" xlink:href="https://24tv.ua/gromadyanska-viyna-rozval-shho-chekaye-rosiyu-mihaylo-podolyak_n2326010" text:style-name="Internet_20_link" text:visited-style-name="Visited_20_Internet_20_Link">
Channel 24</text:a>
”, Reports Ukrinform.</text:p>
      <text:p text:style-name="P4">
Commenting on the shelling of Russia on the Day of Children's Defense, Podolyak noted that <text:a xlink:type="simple" xlink:href="https://www.ukrinform.ua/tag-rosia" text:style-name="Internet_20_link" text:visited-style-name="Visited_20_Internet_20_Link">
RF</text:a>
shows his true face.</text:p>
      <text:p text:style-name="P4">
“They are like that. They were like that. They were masked for a long time, they always used to be propaganda to disguise their hateful sincere attitude around. And above all, to us. But they use this time that has fallen to them, the last summer to kill as many common people they hate as possible. That is, they are no longer masking anything, they are frank in their propaganda narratives, you see on the playgrounds, they will go: "Let's kill, to kill Ukrainians mercilessly, as many as we can," said Podolyak.</text:p>
      <text:p text:style-name="P4">
He believes that "Russia in this form is absolute evil."</text:p>
      <text:p text:style-name="P4">
“It is not just a Russian state, but a Russian community. It sincerely demonstrates what it is internally. And so we cannot look at them with normal behavior. One that is inherent in the modern world. No, we have to win in the war in order for them to be in fear of perennials forward. And when they see the word "Ukraine" that they may already be soaked, apologize, the trousers sat, etc. ”, - said the adviser to the head of the OP.</text:p>
      <text:p text:style-name="P4">
According to him, the Russians should be afraid that they will be mercilessly punished.</text:p>
      <text:p text:style-name="P4">
"Therefore, for me, for example, there are no other ways to come to the end of this war, except for the loss of Russia, fixing the legally of this loss, is tough enough," Podolyak said.</text:p>
      <text:p text:style-name="P4">
He believes that "it is not necessary to expect that they will behave in a different way."</text:p>
      <text:p text:style-name="P4">
“And, of course, on June 1 it was finally recorded that Russia has nothing to do Russia. It's all fiction. All these are: "We are there on June 1, We celebrate children's Day." No, this is not all. They celebrate Children's Day, and "The Day of Murder of Children". This is an official holiday, I will say, the official holiday of Russia - "Day of Murder of Children" June 1, " - emphasized the head of the OP.As reported <text:a xlink:type="simple" xlink:href="https://www.ukrinform.ua/rubric-kyiv/3716810-policia-utocnila-informaciu-pro-zagiblih-u-kievi-dvoe-zinok-i-devatiricna-ditina.html" text:style-name="Internet_20_link" text:visited-style-name="Visited_20_Internet_20_Link">
Ukrinform</text:a>
, in Kiev, three people were killed as a result of the attack of the Russian Federation, including a child who tried to get into a closed -fingered stomach during air anxiety. Kyiv police have launched on this fact of service.</text:p>
      <text:p text:style-name="P4">
In the framework of the investigation of tragic consequences, three officials of the district state administration and the guardian of the medical institution in Kyivvisatrified.</text:p>
      <text:p text:style-name="P4">
News Source: <text:a xlink:type="simple" xlink:href="https://www.ukrinform.ua/rubric-ato/3717232-podolak-1-cervna-ostatocno-zafiksuvalo-so-niakogo-vidnosenna-do-sucasnoi-civilizacii-rf-ne-mae.html" text:style-name="Internet_20_link" text:visited-style-name="Visited_20_Internet_20_Link">
https://www.ukrinform.ua/rubric-ato/3717232-podolak-1-cervna-ostatocno-zafiksuvalo-so-niakogo-vidnosenna-do-sucasnoi-civilizacii-rf-ne-mae.html</text:a>
</text:p>
      <!--NEWS-->
      <text:h text:style-name="P10" text:outline-level="1">
<text:span text:style-name="T4">
Zelensky discussed the issue of reconstruction of Ukraine with Aliyev with Aliyev</text:span>
</text:h>
      <text:p text:style-name="P4">
Authors: Ukrinform (Person)</text:p>
      <text:p text:style-name="P4">
Publisher: Укринформ (Organization)</text:p>
      <text:p text:style-name="P4">
Published Time: 2023-06-01T22:41:00+03:00</text:p>
      <text:p text:style-name="P4">
Modified Time: 2023-06-01T22:41:00+03:00</text:p>
      <text:p text:style-name="P4">
Description: Within the summit of the European political community in Moldova, Volodymyr Zelenskyy met with the President of the Republic of Azerbaijani Ilham Aliyev. - Ukrinform.</text:p>
      <text:p text:style-name="P4">
Images: ['<text:a xlink:type="simple" xlink:href="https://static.ukrinform.com/photos/2023_06/thumb_files/630_360_1685647869-966.jpeg" text:style-name="Internet_20_link" text:visited-style-name="Visited_20_Internet_20_Link">
630_360_16856...</text:a>
']</text:p>
      <text:p text:style-name="P4">
Tags: ['Алієв', 'Азербайджан', 'Переговори', 'Зеленський', 'Відбудова']</text:p>
      <text:p text:style-name="P4">
Type: Article</text:p>
      <!--METADATA-->
      <text:p text:style-name="P4">
<draw:frame draw:style-name="fr1" draw:name="Image233" text:anchor-type="as-char" svg:width="6.9236in" svg:height="3.956343in" draw:z-index="0">
<draw:image xlink:href="../Images/yкринформ/2023-06-01T22-41-00-03-00/630_360_1685647869-966.jpeg" xlink:type="simple" xlink:show="embed" xlink:actuate="onLoad" draw:mime-type="image/jpeg"/>
</draw:frame>
As part of the European political community in Moldova, Vladimir Zelensky has been with the President of the Republic of Azerbaijani Ilham Aliyev.</text:p>
      <text:p text:style-name="P4">
According to Ukrinform, it reports <text:a xlink:type="simple" xlink:href="https://www.president.gov.ua/news/prezident-ukrayini-proviv-zustrich-iz-prezidentom-azerbajdzh-83349" text:style-name="Internet_20_link" text:visited-style-name="Visited_20_Internet_20_Link">
Presidential Office</text:a>
.</text:p>
      <text:p text:style-name="P4">
The Head of State thanked Azerbaijan for the consistent support of Ukraine's territorial sake and sovereignty, support within international organizations, in particular during the votes for the UN General Assembly resolution.</text:p>
      <text:p text:style-name="P4">
<text:span text:style-name="T5">
Video: <text:a xlink:type="simple" xlink:href="https://www.facebook.com/president.gov.ua" text:style-name="Internet_20_link" text:visited-style-name="Visited_20_Internet_20_Link">
Presidential Office</text:a>
</text:span>
</text:p>
      <text:p text:style-name="P4">
Zelensky also noted comprehensive humanitarian aid, provided by the Azerbaijan.</text:p>
      <text:p text:style-name="P4">
“We appreciate the participation of Azerbaijan in the restoration of infrastructure objects in the Kiev region. We look forward to help in further reconstruction of Ukraine. The adventure period is counting on the active participation of Azerbaijan in investment projections in Ukraine, ”said the head of the Ukrainian state.</text:p>
      <text:p text:style-name="P4">
In addition, the interlocutors paid special attention to the experience <text:a xlink:type="simple" xlink:href="https://www.ukrinform.ua/tag-azerbajdzan" text:style-name="Internet_20_link" text:visited-style-name="Visited_20_Internet_20_Link">
Azerbaijan</text:a>
in the matter of humanitarian distinguishing areas.</text:p>
      <text:p text:style-name="P4">
<text:span text:style-name="T4">
 Read also: </text:span>
 <text:a xlink:type="simple" xlink:href="https://www.ukrinform.ua/rubric-economy/3714119-azerbajdzan-nadast-ukrainskim-avtopereviznikam-3000-dozvoliv-dla-tranzitu.html" text:style-name="Internet_20_link" text:visited-style-name="Visited_20_Internet_20_Link">
<text:span text:style-name="T4">
 Azerbaijan </text:span>
 will give Ukrainian car carriers 3000 permissions for transit</text:a>
"The President of Ukraine expressed his hope for the active involvement of Azerbaijan on support of our country's initiatives on the achievement of sustainable and fair liberty on the basis of the Ukrainian formula of peace," OP said.</text:p>
      <text:p text:style-name="P4">
As it was reported, Volodymyr Zelenskyy and Emmanuel Macron during the meeting of Vyshishin <text:a xlink:type="simple" xlink:href="http://www.ukrinform.ua/rubric-polytics/3717214-zelenskij-zustrivsa-z-makronom-na-samiti-v-kisinevi.html" text:style-name="Internet_20_link" text:visited-style-name="Visited_20_Internet_20_Link">
confirmed his readiness to develop framework conditions</text:a>
To begin the preparation of pilots of the Armed Forces, it will be advisable.</text:p>
      <text:p text:style-name="P4">
<text:span text:style-name="T5">
Foto: op</text:span>
</text:p>
      <text:p text:style-name="P4">
News Source: <text:a xlink:type="simple" xlink:href="https://www.ukrinform.ua/rubric-polytics/3717233-zelenskij-obgovoriv-z-alievim-pitanna-vidbudovi-ukraini.html" text:style-name="Internet_20_link" text:visited-style-name="Visited_20_Internet_20_Link">
https://www.ukrinform.ua/rubric-polytics/3717233-zelenskij-obgovoriv-z-alievim-pitanna-vidbudovi-ukraini.html</text:a>
</text:p>
      <!--NEWS-->
      <text:h text:style-name="P10" text:outline-level="1">
<text:span text:style-name="T4">
The Russians during the day 15 times fired at Sumy region - a hundred explosions were heard</text:span>
</text:h>
      <text:p text:style-name="P4">
Authors: Ukrinform (Person)</text:p>
      <text:p text:style-name="P4">
Publisher: Укринформ (Organization)</text:p>
      <text:p text:style-name="P4">
Published Time: 2023-06-01T22:43:00+03:00</text:p>
      <text:p text:style-name="P4">
Modified Time: 2023-06-01T22:43:00+03:00</text:p>
      <text:p text:style-name="P4">
Description: The Russian army attacked the artillery and mortars in the day 15 times the border areas of Sumy region, resulting in a hundred explosions, there were damage.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ибух', 'Війна з Росією']</text:p>
      <text:p text:style-name="P4">
Type: Article</text:p>
      <!--METADATA-->
      <text:p text:style-name="P4">
<draw:frame draw:style-name="fr1" draw:name="Image235" text:anchor-type="as-char" svg:width="6.9236in" svg:height="3.956343in" draw:z-index="0">
<draw:image xlink:href="../Images/yкринформ/2023-06-01T22-43-00-03-00/630_360_1667124180-530.jpg" xlink:type="simple" xlink:show="embed" xlink:actuate="onLoad" draw:mime-type="image/jpeg"/>
</draw:frame>
The Russian army attacked the artillery and mortars in the day 15 times the border territories of the Sumy region, resulting in a hundred explosions, there were damage.</text:p>
      <text:p text:style-name="P4">
According to Ukrinform, the Sumy Regional Military Administration reported in <text:a xlink:type="simple" xlink:href="https://t.me/Sumy_news_ODA/16632" text:style-name="Internet_20_link" text:visited-style-name="Visited_20_Internet_20_Link">
telegram</text:a>
.</text:p>
      <text:p text:style-name="P4">
In particular, the Velikopysar community is invaders <text:a xlink:type="simple" xlink:href="https://www.ukrinform.ua/tag-obstril" text:style-name="Internet_20_link" text:visited-style-name="Visited_20_Internet_20_Link">
fired</text:a>
 із самохідних артилерійськихустановок, спричинивши 28 вибухів.</text:p>
      <text:p text:style-name="P4">
Краснопільська громада зазнала від росіян артилерійських обстрілів, щопризвели до 40 вибухів. Ворожим вогнем пошкоджені будівлі підприємства, якестаном на сьогодні не працює, а також п'ять приватних і два двоповерховіжитлові будинки (knocked out windows, cut walls and fences, damaged).</text:p>
      <text:p text:style-name="P4">
Мінометних ударів російські війська завдали по Юнаківській і Середино-Будськійгромадах — відбулися п'ять й один вибух відповідно. В останній ворожимобстрілом пошкоджені два житлові будинки, літня кухня, дві господарчі спорудита нежитлова будівля.</text:p>
      <text:p text:style-name="P4">
<text:span text:style-name="T4">
Читайте також:</text:span>
 <text:a xlink:type="simple" xlink:href="https://www.ukrinform.ua/rubric-ato/3717125-u-hersoni-ta-oblasti-vnaslidok-rosijskogo-obstrilu-poraneni-15-ludej.html" text:style-name="Internet_20_link" text:visited-style-name="Visited_20_Internet_20_Link">
 У Херсоні та області внаслідок російського <text:span text:style-name="T4">
обстріл</text:span>
 упоранені 15 людей </text:a>
In the Belopil community, the invaders were beaten from self -propelled immetrastics, as a result of which five and 21 explosions were heard respectively.</text:p>
      <text:p text:style-name="P4">
As reported <text:a xlink:type="simple" xlink:href="https://www.ukrinform.ua/rubric-ato/3716731-protagom-dna-rosiani-10-raziv-obstrili-prikordonni-gromadi-sumsini.html" text:style-name="Internet_20_link" text:visited-style-name="Visited_20_Internet_20_Link">
Ukrinform</text:a>
, May 31, Russian troops fired at the border communities of Sumy region ten times, causing 42 explosions.</text:p>
      <text:p text:style-name="P4">
News Source: <text:a xlink:type="simple" xlink:href="https://www.ukrinform.ua/rubric-ato/3717234-rosiani-protagom-dna-15-raziv-obstrilali-prikordonna-sumsini-prolunali-sto-vibuhiv.html" text:style-name="Internet_20_link" text:visited-style-name="Visited_20_Internet_20_Link">
https://www.ukrinform.ua/rubric-ato/3717234-rosiani-protagom-dna-15-raziv-obstrilali-prikordonna-sumsini-prolunali-sto-vibuhiv.html</text:a>
</text:p>
      <!--NEWS-->
      <text:h text:style-name="P10" text:outline-level="1">
<text:span text:style-name="T4">
Footage of destruction</text:span>
</text:h>
      <text:p text:style-name="P4">
Author: ['АРМІЯINFORM']</text:p>
      <text:p text:style-name="P4">
Time: 2023-06-01T23:00:00-04:00</text:p>
      <text:p text:style-name="P4">
Description: Vanya Radiotechnic brigades Imeni Bogdan Khmelnitsky came up with Rosiyki shock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295753817_423815196453101_6772296602840666713_n.jpg" text:style-name="Internet_20_link" text:visited-style-name="Visited_20_Internet_20_Link">
295753817_423815196453101_6772296602840666713_n.jpg</text:a>
']</text:p>
      <text:p text:style-name="P4">
Tags: ['ЛАНЦЕТ', 'МЕРЛІН', 'ОРЛАН']</text:p>
      <text:p text:style-name="P4">
Category: News</text:p>
      <!--METADATA-->
      <text:p text:style-name="P4">
<draw:frame draw:style-name="fr1" draw:name="Image236" text:anchor-type="as-char" svg:width="6.9236in" svg:height="5.1927in" draw:z-index="0">
<draw:image xlink:href="../Images/AРМІЯINFORM/2023-06-01T23-00-00-04-00/295753817_423815196453101_6772296602840666713_n.jpg" xlink:type="simple" xlink:show="embed" xlink:actuate="onLoad" draw:mime-type="image/jpeg"/>
</draw:frame>
The warriors of the Bohdan Khmelnytsky Radio Technical Brigade were destroyed by the Russian Lancet Razet.</text:p>
      <text:p text:style-name="P4">
Appropriate video <text:a xlink:type="simple" xlink:href="https://www.facebook.com/PvKPivden/videos/149887144668248/" text:style-name="Internet_20_link" text:visited-style-name="Visited_20_Internet_20_Link">
released</text:a>
South Air Command.</text:p>
      <text:p text:style-name="P4">
«Accuable work of warriors of the Bohdan Khmelnytsky Air Command" South "!Destroyed Russian shock drone "Lancet", - said in the annotation for the video.</text:p>
      <text:p text:style-name="P4">
Also <text:a xlink:type="simple" xlink:href="https://www.facebook.com/PvKPivden/posts/pfbid0BR6KCDnr6K23DBvDhFAFnB2wBbh7FXfHS8q2ba9RMp8bFVjPe4zGKjt4yQw269hBl" text:style-name="Internet_20_link" text:visited-style-name="Visited_20_Internet_20_Link">
indicated</text:a>
that on May 31, 2023, in Mykolaiv region, 5 Russian drones were destroyed by the forces and means of airborne air command: two Merlin-BR UAVs, two Lancet UAVs and the Orlan-10 UAV.</text:p>
      <text:p text:style-name="P4">
News Source: <text:a xlink:type="simple" xlink:href="https://armyinform.com.ua/2023/06/01/kadry-znyshhennya-udarnogo-bezpilotnyka-lanczet-strileczkoyu-zbroyeyu/" text:style-name="Internet_20_link" text:visited-style-name="Visited_20_Internet_20_Link">
https://armyinform.com.ua/2023/06/01/kadry-znyshhennya-udarnogo-bezpilotnyka-lanczet-strileczkoyu-zbroyeyu/</text:a>
</text:p>
      <!--NEWS-->
      <text:h text:style-name="P10" text:outline-level="1">
<text:span text:style-name="T4">
Strengthening air defense and new sanctions against Russia: Zelensky met with Scholtz</text:span>
</text:h>
      <text:p text:style-name="P4">
Authors: Ukrinform (Person)</text:p>
      <text:p text:style-name="P4">
Publisher: Укринформ (Organization)</text:p>
      <text:p text:style-name="P4">
Published Time: 2023-06-01T23:02:00+03:00</text:p>
      <text:p text:style-name="P4">
Modified Time: 2023-06-01T23:02:00+03:00</text:p>
      <text:p text:style-name="P4">
Description: In the fields of the European political community summit in Moldova, President of Ukraine Volodymyr Zelensky held a meeting with the German Federal Chancellor Olaf Solz. - Ukrinform.</text:p>
      <text:p text:style-name="P4">
Images: ['<text:a xlink:type="simple" xlink:href="https://static.ukrinform.com/photos/2023_06/thumb_files/630_360_1685649885-336.jpeg" text:style-name="Internet_20_link" text:visited-style-name="Visited_20_Internet_20_Link">
630_360_16856...</text:a>
']</text:p>
      <text:p text:style-name="P4">
Tags: ['Антиросійські санкції', 'Переговори', 'Зеленський', 'Шольц', 'Війна з Росією', 'ППО']</text:p>
      <text:p text:style-name="P4">
Type: Article</text:p>
      <!--METADATA-->
      <text:p text:style-name="P4">
<draw:frame draw:style-name="fr1" draw:name="Image237" text:anchor-type="as-char" svg:width="6.9236in" svg:height="3.956343in" draw:z-index="0">
<draw:image xlink:href="../Images/yкринформ/2023-06-01T23-02-00-03-00/630_360_1685649885-336.jpeg" xlink:type="simple" xlink:show="embed" xlink:actuate="onLoad" draw:mime-type="image/jpeg"/>
</draw:frame>
At the Polyahsamite of the European Political Community in Moldova, President of Ukraine Volodymyrzelensky held a meeting with Federal Chancellor of Germany Olaf Sholtz.</text:p>
      <text:p text:style-name="P4">
About it reports <text:a xlink:type="simple" xlink:href="https://www.president.gov.ua/news/u-mezhah-samitu-yevropejskoyi-politichnoyi-spilnoti-volodimi-83353" text:style-name="Internet_20_link" text:visited-style-name="Visited_20_Internet_20_Link">
Presidential Office</text:a>
, reports Ukrinform.</text:p>
      <text:p text:style-name="P4">
Zelensky informed Scholz about the escalation of the Russian missile terrorist correspondence of Ukraine.</text:p>
      <text:p text:style-name="P4">
In this context, it was emphasized that the defense support of our country, first and foremost, increased the capacity of the Ukrainian air defense.</text:p>
      <text:p text:style-name="P4">
<text:span text:style-name="T5">
Video: <text:a xlink:type="simple" xlink:href="https://t.me/V_Zelenskiy_official/6452" text:style-name="Internet_20_link" text:visited-style-name="Visited_20_Internet_20_Link">
Presidential Office</text:a>
</text:span>
</text:p>
      <text:p text:style-name="P4">
The President expressed gratitude to the German Chancellor for the support of the Ukrainian formular and his willingness to join it. The parties discussed the joint preparation for the Global Peace Summit and attracting the most wide range of participants.</text:p>
      <text:p text:style-name="P4">
<text:span text:style-name="T4">
 Read also: </text:span>
 <text:a xlink:type="simple" xlink:href="https://www.ukrinform.ua/rubric-polytics/3717228-zelenskij-zustrivsa-z-premerom-portugalii-govorili-pro-navcanna-pilotiv-i-samit-nato.html" text:style-name="Internet_20_link" text:visited-style-name="Visited_20_Internet_20_Link">
Zelensky met with Prime Minister <text:span text:style-name="T4">
 Portugal </text:span>
 II: Talked about pilots and NATO summit</text:a>
It is noted that the leaders agreed that an important factor in pressure on the Russian Federation <text:a xlink:type="simple" xlink:href="https://www.ukrinform.ua/tag-sankcii" text:style-name="Internet_20_link" text:visited-style-name="Visited_20_Internet_20_Link">
sanctions</text:a>
Against the aggressor, in particular by inclusion in the new EU sanction package, the maximum efficiency against the Russian economy.</text:p>
      <text:p text:style-name="P4">
As it was reported, Volodymyr Zelenskyy and Emmanuel Macron during the meeting of Vyshishin <text:a xlink:type="simple" xlink:href="http://www.ukrinform.ua/rubric-polytics/3717214-zelenskij-zustrivsa-z-makronom-na-samiti-v-kisinevi.html" text:style-name="Internet_20_link" text:visited-style-name="Visited_20_Internet_20_Link">
confirmed his readiness to develop framework conditions</text:a>
To begin the preparation of pilots of the Armed Forces, it will be advisable.</text:p>
      <text:p text:style-name="P4">
<text:span text:style-name="T5">
Foto: op</text:span>
</text:p>
      <text:p text:style-name="P4">
News Source: <text:a xlink:type="simple" xlink:href="https://www.ukrinform.ua/rubric-polytics/3717238-posilenna-ppo-ta-novi-sankcii-proti-rosii-zelenskij-proviv-zustric-iz-solcom.html" text:style-name="Internet_20_link" text:visited-style-name="Visited_20_Internet_20_Link">
https://www.ukrinform.ua/rubric-polytics/3717238-posilenna-ppo-ta-novi-sankcii-proti-rosii-zelenskij-proviv-zustric-iz-solcom.html</text:a>
</text:p>
      <!--NEWS-->
      <text:h text:style-name="P10" text:outline-level="1">
<text:span text:style-name="T4">
Ukraine will receive € 50 million from the EU to restore critical infrastructure</text:span>
</text:h>
      <text:p text:style-name="P4">
Authors: Ukrinform (Person)</text:p>
      <text:p text:style-name="P4">
Publisher: Укринформ (Organization)</text:p>
      <text:p text:style-name="P4">
Published Time: 2023-06-01T23:15:00+03:00</text:p>
      <text:p text:style-name="P4">
Modified Time: 2023-06-01T23:15:00+03:00</text:p>
      <text:p text:style-name="P4">
Description: The State Agency for Infrastructure Restoration and Development, the European Investment Bank and the EU Bank have signed a grant agreement on the allocation of more than 50 million euros to support critical infrastructure and to build temporary bridges in the affected regions. - Ukrinform.</text:p>
      <text:p text:style-name="P4">
Images: ['<text:a xlink:type="simple" xlink:href="https://static.ukrinform.com/photos/2023_06/thumb_files/630_360_1685650276-207.jpg" text:style-name="Internet_20_link" text:visited-style-name="Visited_20_Internet_20_Link">
630_360_16856...</text:a>
']</text:p>
      <text:p text:style-name="P4">
Tags: ['Євросоюз', 'Найєм', 'Критична інфраструктура', 'Відбудова']</text:p>
      <text:p text:style-name="P4">
Type: Article</text:p>
      <!--METADATA-->
      <text:p text:style-name="P4">
<draw:frame draw:style-name="fr1" draw:name="Image238" text:anchor-type="as-char" svg:width="6.9236in" svg:height="3.956343in" draw:z-index="0">
<draw:image xlink:href="../Images/yкринформ/2023-06-01T23-15-00-03-00/630_360_1685650276-207.jpg" xlink:type="simple" xlink:show="embed" xlink:actuate="onLoad" draw:mime-type="image/jpeg"/>
</draw:frame>
The State Agency for Recovery and Infrastructure Development, the European Investment Bank and the EU Bank have signed a grant agreement on the allocation of more than 50 million euros to support critical infrastructure and the construction of temporary bridges of the emergency regions.</text:p>
      <text:p text:style-name="P4">
This was reported by the head of the Agency for Mustafa Nayem Recovery in <text:a xlink:type="simple" xlink:href="https://www.facebook.com/Mustafanayyem/posts/pfbid0TwCBQhMrMiCHNKPRUCNa3mBEhAJHWUfXUFDcEUxcj8SWdBLgPNrJ4Vt7Fgej6UWsl" text:style-name="Internet_20_link" text:visited-style-name="Visited_20_Internet_20_Link">
Facebook</text:a>
, reports Ukrinform.</text:p>
      <text:p text:style-name="P4">
"This is a huge contribution to the restoration of logistics in the most affected by wars regions <text:a xlink:type="simple" xlink:href="https://www.ukrinform.ua/tag-ukraina" text:style-name="Internet_20_link" text:visited-style-name="Visited_20_Internet_20_Link">
Ukraine</text:a>
, and I am sincerely grateful to partners for such support. The destruction of crossings on the roads leads to prepart or complete isolation of communities. For our team, the restoration of such staff during the war is one of the priority tasks for the rapid provision of transportation with affected settlements, ”he said.</text:p>
      <text:p text:style-name="P4">
Nayem reminded that since the beginning of a full -scale invasion, 85 -time crossings have been built for the establishment of transport routes to the affected areas. In total - 78 crossings last year, 7 - this year, another 3- in the work.</text:p>
      <text:p text:style-name="P4">
"Temporary structures will help to overcome the problems that have arisen as a result of Russian attacks, including to restore our citizens' access to vital humanitarian, medical care and basic public services," the recovery agency added.</text:p>
      <text:p text:style-name="P4">
<text:span text:style-name="T4">
 Read also: </text:span>
 [Taiwan will allocate $ 5 million to projects <text:span text:style-name="T4">
 Reconstruction </text:span>
 Ukraine started(https://www.ukrinform.ua/rubric-vidbudova/3717099-tajvan-vidilit-5-miljoniv-na-proekti-vidbudovi-ukraini-zapocatkovani-litvou.html)As reported, 346 bridges have been destroyed since the beginning of a full -scale invasion throughout Ukraine.</text:p>
      <text:p text:style-name="P4">
<text:span text:style-name="T5">
Foto: Mustafa Nayem / Facebook</text:span>
</text:p>
      <text:p text:style-name="P4">
News Source: <text:a xlink:type="simple" xlink:href="https://www.ukrinform.ua/rubric-vidbudova/3717239-ukraina-otrimae-vid-es-50-miljoniv-na-vidnovlenna-kriticnoi-infrastrukturi.html" text:style-name="Internet_20_link" text:visited-style-name="Visited_20_Internet_20_Link">
https://www.ukrinform.ua/rubric-vidbudova/3717239-ukraina-otrimae-vid-es-50-miljoniv-na-vidnovlenna-kriticnoi-infrastrukturi.html</text:a>
</text:p>
      <!--NEWS-->
      <text:h text:style-name="P10" text:outline-level="1">
<text:span text:style-name="T4">
WAKS reduced the pledge of Nasirov by half, to ₴ 261 million - the center of counteraction to corruption</text:span>
</text:h>
      <text:p text:style-name="P4">
Authors: Ukrinform (Person)</text:p>
      <text:p text:style-name="P4">
Publisher: Укринформ (Organization)</text:p>
      <text:p text:style-name="P4">
Published Time: 2023-06-01T23:34:00+03:00</text:p>
      <text:p text:style-name="P4">
Modified Time: 2023-06-01T23:34:00+03:00</text:p>
      <text:p text:style-name="P4">
Description: The Supreme Anti -Corruption Court decided to reduce the amount of pledge for the former head of the State Fiscal Service Roman Nasirov from UAH 523 million to UAH 261 million - Ukrinform.</text:p>
      <text:p text:style-name="P4">
Images: ['<text:a xlink:type="simple" xlink:href="https://static.ukrinform.com/photos/2018_08/thumb_files/630_360_1535466553-4392.jpg" text:style-name="Internet_20_link" text:visited-style-name="Visited_20_Internet_20_Link">
630_360_15354...</text:a>
']</text:p>
      <text:p text:style-name="P4">
Tags: ['Насіров', 'Центр протидії корупції', 'Застава', 'Вищий антикорупційний суд']</text:p>
      <text:p text:style-name="P4">
Type: Article</text:p>
      <!--METADATA-->
      <text:p text:style-name="P4">
<draw:frame draw:style-name="fr1" draw:name="Image239" text:anchor-type="as-char" svg:width="6.9236in" svg:height="3.956343in" draw:z-index="0">
<draw:image xlink:href="../Images/yкринформ/2023-06-01T23-34-00-03-00/630_360_1535466553-4392.jpg" xlink:type="simple" xlink:show="embed" xlink:actuate="onLoad" draw:mime-type="image/jpeg"/>
</draw:frame>
The High Anti -Corruption Court decided to reduce the amount of pledge for the former preservation fiscal service Roman Nasirov from UAH 523 million to UAH 261 million.</text:p>
      <text:p text:style-name="P4">
About it reports <text:a xlink:type="simple" xlink:href="https://t.me/fuckcorruption/2332" text:style-name="Internet_20_link" text:visited-style-name="Visited_20_Internet_20_Link">
Center for Combating Corruption</text:a>
transmits Ukrinform.</text:p>
      <text:p text:style-name="P4">
"The judges of the WACS partially granted the prosecutor's request for the extension of the expensive of the existing DFS Roman Nasirov, who is accused of receiving a bribe in the amount of UAH 722 million," the statement reads.</text:p>
      <text:p text:style-name="P4">
At the same time, as noted, instead of the previously established UAH 523 million, the monsters of Nasirov have to make 261 million UAH. Otherwise, it will be at least on July 30, 2023.</text:p>
      <text:p text:style-name="P4">
According to the CPC, <text:a xlink:type="simple" xlink:href="https://www.ukrinform.ua/tag-nasirov" text:style-name="Internet_20_link" text:visited-style-name="Visited_20_Internet_20_Link">
Nasirov</text:a>
He claimed that he was not able to make a pledge of UAH 523 million, since its size does not correspond to his property status. In addition, he allegedly has problems with health, and in a pre -trial detention center he cannot provide proper medical care.</text:p>
      <text:p text:style-name="P4">
*!(https://www.ukrinform.ua/rubric-economy/3616770-apelacijnij-sud-lisiv-bez-zmin-arest-ta-zastavu-u-piv-milarda-nasirovu.html)"Nasirov also reported that, in his opinion, a preventive measure is a blackmailing of prosecutors, which is aimed at having handed over the highest leadership," -comes to the CPC post.</text:p>
      <text:p text:style-name="P4">
According to the investigation, the former DFS head of the DFS was provided to legal entities under the control of agro-holding owner, VAT reimbursement of more than UAH 3,2LRD. For this he was wrongly received in his favor and for the benefit of the third time more than UAH 722 million.</text:p>
      <text:p text:style-name="P4">
News Source: <text:a xlink:type="simple" xlink:href="https://www.ukrinform.ua/rubric-society/3717240-vaks-zmensiv-zastavu-nasirovu-vdvici-do-261-miljona-centr-protidii-korupcii.html" text:style-name="Internet_20_link" text:visited-style-name="Visited_20_Internet_20_Link">
https://www.ukrinform.ua/rubric-society/3717240-vaks-zmensiv-zastavu-nasirovu-vdvici-do-261-miljona-centr-protidii-korupcii.html</text:a>
</text:p>
      <!--NEWS-->
      <text:h text:style-name="P10" text:outline-level="1">
<text:span text:style-name="T4">
The presidency in the UN Radbeza passed from Switzerland to the UAE</text:span>
</text:h>
      <text:p text:style-name="P4">
Authors: Ukrinform (Person)</text:p>
      <text:p text:style-name="P4">
Publisher: Укринформ (Organization)</text:p>
      <text:p text:style-name="P4">
Published Time: 2023-06-01T23:56:00+03:00</text:p>
      <text:p text:style-name="P4">
Modified Time: 2023-06-01T23:56:00+03:00</text:p>
      <text:p text:style-name="P4">
Description: Since the beginning of June, the presidency in the UN Security Council has moved from Switzerland to the United Arab Emirates. - Ukrinform.</text:p>
      <text:p text:style-name="P4">
Images: ['<text:a xlink:type="simple" xlink:href="https://static.ukrinform.com/photos/2015_10/thumb_files/630_360_1445002358-2357.jpg" text:style-name="Internet_20_link" text:visited-style-name="Visited_20_Internet_20_Link">
630_360_14450...</text:a>
', '<text:a xlink:type="simple" xlink:href="https://static.ukrinform.com/photos/2023_06/1685649191-651.jpeg" text:style-name="Internet_20_link" text:visited-style-name="Visited_20_Internet_20_Link">
1685649191-65...</text:a>
']</text:p>
      <text:p text:style-name="P4">
Tags: ['ОАЕ', 'Швейцарія', 'Радбез ООН', 'Війна з Росією']</text:p>
      <text:p text:style-name="P4">
Type: Article</text:p>
      <!--METADATA-->
      <text:p text:style-name="P4">
<draw:frame draw:style-name="fr1" draw:name="Image240" text:anchor-type="as-char" svg:width="6.9236in" svg:height="3.956343in" draw:z-index="0">
<draw:image xlink:href="../Images/yкринформ/2023-06-01T23-56-00-03-00/630_360_1445002358-2357.jpg" xlink:type="simple" xlink:show="embed" xlink:actuate="onLoad" draw:mime-type="image/jpeg"/>
</draw:frame>
In the beginning of June, the presidency of the UN Security Council moved from Switzerland of the completed Arab Emirates.</text:p>
      <text:p text:style-name="P4">
About it reports its own correspondent of Ukrinform in New York.</text:p>
      <text:p text:style-name="P4">
The UAE permanent representative at the UN Lana Nussibe, representing the Soviet Soviet Union this month, did not mention the Russian aggression of the anti -Ukraine aggression.</text:p>
      <text:p text:style-name="P4">
"There are no questions about Ukraine in the schedule for this month, but I think the member will initiate them," she said, answering questions of journalists.</text:p>
      <text:p text:style-name="P4">
<draw:frame draw:style-name="fr1" draw:name="Image241" text:anchor-type="as-char" svg:width="6.9236in" svg:height="3.89132in" draw:z-index="0">
<draw:image xlink:href="../Images/yкринформ/2023-06-01T23-56-00-03-00/1685649191-651.jpeg" xlink:type="simple" xlink:show="embed" xlink:actuate="onLoad" draw:mime-type="image/jpeg"/>
</draw:frame>
The Ukrinform correspondent asked Nussabe why she did not mention the proven, Russian -solved, talking about the priorities of her presidency.</text:p>
      <text:p text:style-name="P4">
"I didn't mention any war, not just this," she said. "But I think, the issue of Ukraine and Russia will be considered in the Radbeza."</text:p>
      <text:p text:style-name="P4">
Post -UAE noted that in June, the UAE has submitted to the Tsar, Libya, the Democratic Republic of the Congo, Sudan, Afghanistan, Somalia, Syria to the agenda of the Security Council in June. Among the important areas of work of the RB this month, this month called the problem of the impact of climate change on peace and safety in the world, as well as a fleeting with hatred language.</text:p>
      <text:p text:style-name="P4">
*!(https://www.ukrinform.ua/rubric-polytics/3712371-v-op-zreaguvali-na-zaavu-guterresa-pro-neobhidnist-reformuvati-radbez-oon.html)At the same time, the Secretariat of the Security Council reported that in June it could hold "one or more meetings dedicated to the situation in Ukraine, depending on the development of events on the ground."</text:p>
      <text:p text:style-name="P4">
Presidency in the Security Council <text:a xlink:type="simple" xlink:href="https://www.ukrinform.ua/tag-oon" text:style-name="Internet_20_link" text:visited-style-name="Visited_20_Internet_20_Link">
UN</text:a>
It changes every month - alternately between its members. In May, Switzerland chaired, in July, according to the schedule - the United Kingdom.</text:p>
      <text:p text:style-name="P4">
News Source: <text:a xlink:type="simple" xlink:href="https://www.ukrinform.ua/rubric-world/3717236-golovuvanna-v-radbezi-oon-perejslo-vid-svejcarii-do-oae.html" text:style-name="Internet_20_link" text:visited-style-name="Visited_20_Internet_20_Link">
https://www.ukrinform.ua/rubric-world/3717236-golovuvanna-v-radbezi-oon-perejslo-vid-svejcarii-do-oae.html</text:a>
</text:p>
      <!--NEWS-->
      <text:h text:style-name="P10" text:outline-level="1">
<text:span text:style-name="T4">
The Center for Combating Misinformation reported the detection of hostile manipulations per day</text:span>
</text:h>
      <text:p text:style-name="P4">
Author: ['АРМІЯINFORM']</text:p>
      <text:p text:style-name="P4">
Time: 2023-06-01T24:00:00-04:00</text:p>
      <text:p text:style-name="P4">
Description: The Center for the Wizin -Format on Facebook has been in Facebook about fakes, sewn ... War with Ukraine 2022, war with Ukraine Latest news today, News War with Ukraine 2022 Last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7235378_656134939663209_6192021801067456049_n.jpg" text:style-name="Internet_20_link" text:visited-style-name="Visited_20_Internet_20_Link">
347235378_656134939663209_6192021801067456049_n.jpg</text:a>
']</text:p>
      <text:p text:style-name="P4">
Tags: ['STOPRUSSIA', 'ВТОРГНЕННЯ РФ', 'ЦЕНТР ПРОТИДІЇ ДЕЗІНФОРМАЦІ']</text:p>
      <text:p text:style-name="P4">
Category: News</text:p>
      <!--METADATA-->
      <text:p text:style-name="P4">
<draw:frame draw:style-name="fr1" draw:name="Image242" text:anchor-type="as-char" svg:width="6.9236in" svg:height="6.9236in" draw:z-index="0">
<draw:image xlink:href="../Images/AРМІЯINFORM/2023-06-01T24-00-00-04-00/347235378_656134939663209_6192021801067456049_n.jpg" xlink:type="simple" xlink:show="embed" xlink:actuate="onLoad" draw:mime-type="image/jpeg"/>
</draw:frame>
The Center for Combating Misinformation on Your Facebook page](https://www.facebook.com/protydiyadezinformatsiyi.cpd/posts/pfbid02sJpKpihw6ay8qcJy2oGraBk112Tb3cosQyvgDusqGWJ3LcCqQZTNMWAFPaheqt8vl)He reported fakes widespread by hostile propagandists.</text:p>
      <text:p text:style-name="P4">
<text:span text:style-name="T4">
Misinformation:</text:span>
</text:p>
      <text:p text:style-name="P4">
"The United States used Zelensky as a tool for conducting an endless -mediated conflict with Russia," said SCMP Jeoden Lhat. Washington makes a mistake by rejecting any peaceful initiative.</text:p>
      <text:p text:style-name="P4">
<text:span text:style-name="T4">
 Fake: </text:span>
</text:p>
      <text:p text:style-name="P4">
"The United States" removed "Moldova and destroyed its sovereignty," the Russian main states said. Volodin. He also added that the United States does not look at the people of Taksama, as they do not look at Ukrainians, considering them as a costly material.</text:p>
      <text:p text:style-name="P4">
<text:span text:style-name="T4">
 Fake: </text:span>
</text:p>
      <text:p text:style-name="P4">
"London will turn Ukraine into a radioactive cemetery through a impoverished uranium," says Myśl Polska. According to the journalist of the Polish newspaper Jacek Medzhitsky, after the arrival on Khmelnitsky appeared "all signs of radioactive contamination of localness."</text:p>
      <text:p text:style-name="P4">
News Source: <text:a xlink:type="simple" xlink:href="https://armyinform.com.ua/2023/06/01/czentr-protydiyi-dezinformacziyi-povidomyv-pro-vyyavlennya-vorozhyh-manipulyaczij-za-dobu/" text:style-name="Internet_20_link" text:visited-style-name="Visited_20_Internet_20_Link">
https://armyinform.com.ua/2023/06/01/czentr-protydiyi-dezinformacziyi-povidomyv-pro-vyyavlennya-vorozhyh-manipulyaczij-za-dobu/</text:a>
</text:p>
      <!--NEWS-->
      <text:h text:style-name="P10" text:outline-level="1">
<text:span text:style-name="T4">
Applications for Equation can now be submitted in CNAPs, through notaries and social security authorities</text:span>
</text:h>
      <text:p text:style-name="P4">
Author: ['АРМІЯINFORM']</text:p>
      <text:p text:style-name="P4">
Time: 2023-06-01T25:00:00-04:00</text:p>
      <text:p text:style-name="P4">
Description: Kabіnet Minstryv Ukrainian, hardening the order of the submission of Documentyv for a sovereign charm ... War with Ukraine 2022, war with Ukraine Latest news today, News War with Ukraine 2022 Last for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thumbnail-tw-20230510144921-3128.jpg" text:style-name="Internet_20_link" text:visited-style-name="Visited_20_Internet_20_Link">
thumbnail-tw-20230510144921-3128.jpg</text:a>
']</text:p>
      <text:p text:style-name="P4">
Tags: ['ЄВІДНОВЛЕННЯ', 'КАБІНЕТ МІНІСТРІВ УКРАЇНИ', 'СОЦЗАХИСТ']</text:p>
      <text:p text:style-name="P4">
Category: News</text:p>
      <!--METADATA-->
      <text:p text:style-name="P4">
<draw:frame draw:style-name="fr1" draw:name="Image243" text:anchor-type="as-char" svg:width="6.9236in" svg:height="3.356897in" draw:z-index="0">
<draw:image xlink:href="../Images/AРМІЯINFORM/2023-06-01T25-00-00-04-00/thumbnail-tw-20230510144921-3128.jpg" xlink:type="simple" xlink:show="embed" xlink:actuate="onLoad" draw:mime-type="image/jpeg"/>
</draw:frame>
The Cabinet of Ministers of Ukraine approved the procedure for submitting documents for state monetary assistance for the implementation of current repairs. To get it now not only to use the portal, but also to refer to the Centrality of Administrative Services(CNAP), to the bodies of social protection of Tanarists. The paper form of providing documents will act in parallel with the submission on the portal action, <text:a xlink:type="simple" xlink:href="https://www.kmu.gov.ua/news/zaiavy-na-ievidnovlennia-teper-mozhna-podavaty-u-tsnapakh-cherez-notariusiv-ta-orhany-sotszakhystu" text:style-name="Internet_20_link" text:visited-style-name="Visited_20_Internet_20_Link">
informs</text:a>
Government portal.</text:p>
      <text:p text:style-name="P4">
CNAP administrators, social workers and notaries should:</text:p>
      <text:p text:style-name="P4">
to establish the applicant's person or the authority of his or her representative;</text:p>
      <text:p text:style-name="P4">
fill out the application and submit it through the portal;</text:p>
      <text:p text:style-name="P4">
print the application and sign it with the applicant;</text:p>
      <text:p text:style-name="P4">
To issue a copy of the registered statement to the one who asked for help.</text:p>
      <text:p text:style-name="P4">
The order of applications accepted to consideration is determined by automatically software computers of the register of damaged and destroyed property(Rpzm)in the order of receipt of messages, regardless of the form of submission of documents.</text:p>
      <text:p text:style-name="P4">
Education is a state -owned cash assistance program for reconstruction of housing damaged through hostilities.</text:p>
      <text:p text:style-name="P4">
Help is provided if housing:</text:p>
      <text:p text:style-name="P4">
placed in an unocal area where there are no active fighting;</text:p>
      <text:p text:style-name="P4">
to be restored;</text:p>
      <text:p text:style-name="P4">
was not repaired on its own.</text:p>
      <text:p text:style-name="P4">
The amount of assistance cannot be higher than UAH 200 thousand.</text:p>
      <text:p text:style-name="P4">
To date, more than 15 thousand applications have already been submitted to the Register of damaged and destroyed property.</text:p>
      <text:p text:style-name="P4">
News Source: <text:a xlink:type="simple" xlink:href="https://armyinform.com.ua/2023/06/01/zayavy-na-yevidnovlennya-teper-mozhna-podavaty-u-cznapah-cherez-notariusiv-ta-organy-soczzahystu/" text:style-name="Internet_20_link" text:visited-style-name="Visited_20_Internet_20_Link">
https://armyinform.com.ua/2023/06/01/zayavy-na-yevidnovlennya-teper-mozhna-podavaty-u-cznapah-cherez-notariusiv-ta-organy-soczzahystu/</text:a>
</text:p>
      <!--NEWS-->
      <text:h text:style-name="P10" text:outline-level="1">
<text:span text:style-name="T4">
Norway will provide Ukraine with military, humanitarian and civilian assistance for 7 billion euros</text:span>
</text:h>
      <text:p text:style-name="P4">
Author: ['АРМІЯINFORM']</text:p>
      <text:p text:style-name="P4">
Time: 2023-06-01T26:00:00-04:00</text:p>
      <text:p text:style-name="P4">
Description: Prem-Miniger Norwegia Yonas Gargel, Zaboi, Igo Kraina Ta Tom NATO VID ... War with Ukraine 2022, War with Ukraine Latest News today, News War with Ukraine 2022 Last for today, will there be war between Ukraine and Russia And when, the war with Ukraine in 2022 will be or not, whether there will be a war with Ukraine in the near future, the war with Ukraine, Ukrainian news today, Ukrainian news in Ukrainian media in Russian</text:p>
      <text:p text:style-name="P4">
Images: ['<text:a xlink:type="simple" xlink:href="https://armyinform.com.ua/wp-content/uploads/2023/05/630_360_1685545193-898.jpg" text:style-name="Internet_20_link" text:visited-style-name="Visited_20_Internet_20_Link">
630_360_1685545193-898.jpg</text:a>
']</text:p>
      <text:p text:style-name="P4">
Tags: ['ВІЙСЬКОВА ДОПОМОГА', 'НОРВЕГІЯ']</text:p>
      <text:p text:style-name="P4">
Category: News</text:p>
      <!--METADATA-->
      <text:p text:style-name="P4">
<draw:frame draw:style-name="fr1" draw:name="Image244" text:anchor-type="as-char" svg:width="6.9236in" svg:height="3.956343in" draw:z-index="0">
<draw:image xlink:href="../Images/AРМІЯINFORM/2023-06-01T26-00-00-04-00/630_360_1685545193-898.jpg" xlink:type="simple" xlink:show="embed" xlink:actuate="onLoad" draw:mime-type="image/jpeg"/>
</draw:frame>
Norway Prime Minister Jonas Gar Stere noted that his country and other NATO had supported Ukraine from the very beginning in its struggle of its reference and freedom. About it <text:a xlink:type="simple" xlink:href="https://www.regjeringen.no/en/aktuelt/joint-long-term-support-to-ukraine/id2980491/" text:style-name="Internet_20_link" text:visited-style-name="Visited_20_Internet_20_Link">
reports</text:a>
Ministry of Foreign Affairs of Norway.</text:p>
      <text:p text:style-name="P4">
“We will support Ukraine as much as it will be needed. Within the support program of Ukraine, Norway will provide military, humanitarian and civilian assistance for a total amount of 75 billion Norwegian crowns(€ 7 billion - ed.)For five years, ”the Prime Minister said.</text:p>
      <text:p text:style-name="P4">
At the same time, it was emphasized that the promotion of long -term cooperation between NATO IUKraine is an important goal.</text:p>
      <text:p text:style-name="P4">
"NATO membership was the cornerstone of the Norwegian Security Policy from the moment of the Alliance in 1949 and is crucial now that a war is underway to European," the Prime Minister emphasized.</text:p>
      <text:p text:style-name="P4">
News Source: <text:a xlink:type="simple" xlink:href="https://armyinform.com.ua/2023/06/01/norvegiya-nadast-ukrayini-programu-vijskovoyi-dopomogy-na-7-milyardiv-yevro/" text:style-name="Internet_20_link" text:visited-style-name="Visited_20_Internet_20_Link">
https://armyinform.com.ua/2023/06/01/norvegiya-nadast-ukrayini-programu-vijskovoyi-dopomogy-na-7-milyardiv-yevro/</text:a>
</text:p>
      <!--NEWS-->
      <text:h text:style-name="P10" text:outline-level="1">
<text:span text:style-name="T4">
"If we are fighting further and we are fighting further, we need to announce mobilization now" - the leader of the Wagner PEC "</text:span>
</text:h>
      <text:p text:style-name="P4">
Author: ['АРМІЯINFORM']</text:p>
      <text:p text:style-name="P4">
Time: 2023-06-01T27:00:00-04:00</text:p>
      <text:p text:style-name="P4">
Description: The Center for the Wizifnormatsii Opriling the Basic of the Russian Federation of the RF Duh. Very ...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50938980_6094841367252000_205599640110255300_n.jpg" text:style-name="Internet_20_link" text:visited-style-name="Visited_20_Internet_20_Link">
350938980_6094841367252000_205599640110255300_n.jpg</text:a>
']</text:p>
      <text:p text:style-name="P4">
Tags: ['НАРАТИВИ РФ', 'ЦПД']</text:p>
      <text:p text:style-name="P4">
Category: News</text:p>
      <!--METADATA-->
      <text:p text:style-name="P4">
<draw:frame draw:style-name="fr1" draw:name="Image245" text:anchor-type="as-char" svg:width="6.9236in" svg:height="6.9236in" draw:z-index="0">
<draw:image xlink:href="../Images/AРМІЯINFORM/2023-06-01T27-00-00-04-00/350938980_6094841367252000_205599640110255300_n.jpg" xlink:type="simple" xlink:show="embed" xlink:actuate="onLoad" draw:mime-type="image/jpeg"/>
</draw:frame>
The Center for Combating Desifronormation <text:a xlink:type="simple" xlink:href="https://www.facebook.com/protydiyadezinformatsiyi.cpd/posts/pfbid02Kkg4DeVqKaXtHywq8SBREck2BEfsLEjAe3foavV3J3RoNafaYaoqrtBa4PebmJeel" text:style-name="Internet_20_link" text:visited-style-name="Visited_20_Internet_20_Link">
Published</text:a>
The main narratives of the Russian Federation last day.</text:p>
      <text:p text:style-name="P4">
The head of a terrorist organization predicts a "difficult war against Ukraine", but "does not know" how much it will last.</text:p>
      <text:p text:style-name="P4">
is. Prigogine has repeatedly made statements that come against the official position of Russian authorities on general mobilization.</text:p>
      <text:p text:style-name="P4">
Such reports of the leader of the pocket PEC are trying to discredit the Russian Russian and political leadership of Russia because of its helplessness and insurmounting dissatisfaction among citizens, which can lead to mass protests.</text:p>
      <text:p text:style-name="P4">
More than a year from the beginning of a full -scale invasion of Ukraine, the Kremlin is less and less controlled by the Kremlin in its country, as well as individual public figures</text:p>
      <text:p text:style-name="P4">
At the same time, such statements testify to the obvious split between the Russian authorities and private military companies.</text:p>
      <text:p text:style-name="P4">
News Source: <text:a xlink:type="simple" xlink:href="https://armyinform.com.ua/2023/06/01/yakshho-my-voyuyemo-dali-a-my-voyuyemo-dali-vzhe-zaraz-treba-ogoloshuvaty-mobilizacziyu-vatazhok-pvk-vagner/" text:style-name="Internet_20_link" text:visited-style-name="Visited_20_Internet_20_Link">
https://armyinform.com.ua/2023/06/01/yakshho-my-voyuyemo-dali-a-my-voyuyemo-dali-vzhe-zaraz-treba-ogoloshuvaty-mobilizacziyu-vatazhok-pvk-vagner/</text:a>
</text:p>
      <!--NEWS-->
      <text:h text:style-name="P10" text:outline-level="1">
<text:span text:style-name="T4">
Rushist complains of losses because of the meaningless decisions of the command near Kreminna - intercepting GUR</text:span>
</text:h>
      <text:p text:style-name="P4">
Author: ['АРМІЯINFORM']</text:p>
      <text:p text:style-name="P4">
Time: 2023-06-01T28:00:00-04:00</text:p>
      <text:p text:style-name="P4">
Description: https://www.youtube.com/watch?v=www2eegm6o5g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ГУР ПЕРЕХОПЛЕННЯ']</text:p>
      <text:p text:style-name="P4">
Category: News</text:p>
      <!--METADATA-->
      <text:p text:style-name="P4">
News Source: <text:a xlink:type="simple" xlink:href="https://armyinform.com.ua/2023/06/01/rashyst-skarzhytsya-na-vtraty-cherez-bezgluzdi-rishennya-komanduvannya-bilya-kreminnoyi-perehoplennya-gur/" text:style-name="Internet_20_link" text:visited-style-name="Visited_20_Internet_20_Link">
https://armyinform.com.ua/2023/06/01/rashyst-skarzhytsya-na-vtraty-cherez-bezgluzdi-rishennya-komanduvannya-bilya-kreminnoyi-perehoplennya-gur/</text:a>
</text:p>
      <!--NEWS-->
      <text:h text:style-name="P10" text:outline-level="1">
<text:span text:style-name="T4">
Four bloggers who "lit up" the work of air defense now "shine" for 8 years of prison</text:span>
</text:h>
      <text:p text:style-name="P4">
Author: ['АРМІЯINFORM']</text:p>
      <text:p text:style-name="P4">
Time: 2023-06-01T29:00:00-04:00</text:p>
      <text:p text:style-name="P4">
Description: The SBU was inhabited about Pidozra Chotir blogger, Yaki “overthled” the Robot PPO PPO Hour ... The war with Ukraine 2022, the war with Ukraine is the latest news today, the News War with Ukraine 2022 is the last to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350137648_172190465804940_7298340042504507933_n.jpg" text:style-name="Internet_20_link" text:visited-style-name="Visited_20_Internet_20_Link">
350137648_172190465804940_7298340042504507933_n.jpg</text:a>
', '<text:a xlink:type="simple" xlink:href="https://armyinform.com.ua/wp-content/uploads/2023/05/350340086_165178466324330_8150119977798199228_n-150x150.jpg" text:style-name="Internet_20_link" text:visited-style-name="Visited_20_Internet_20_Link">
350340086_165178466324330_8150119977798199228_n-150x150.jpg</text:a>
', '<text:a xlink:type="simple" xlink:href="https://armyinform.com.ua/wp-content/uploads/2023/05/350803327_910946400001316_7253083255071997549_n-150x150.jpg" text:style-name="Internet_20_link" text:visited-style-name="Visited_20_Internet_20_Link">
350803327_910946400001316_7253083255071997549_n-150x150.jpg</text:a>
', '<text:a xlink:type="simple" xlink:href="https://armyinform.com.ua/wp-content/uploads/2023/05/350946044_6367155323341139_7816245882066585949_n-150x150.jpg" text:style-name="Internet_20_link" text:visited-style-name="Visited_20_Internet_20_Link">
350946044_6367155323341139_7816245882066585949_n-150x150.jpg</text:a>
']</text:p>
      <text:p text:style-name="P4">
Tags: ['БЛОГЕРИ', 'ППО', 'СБУ']</text:p>
      <text:p text:style-name="P4">
Category: News</text:p>
      <!--METADATA-->
      <text:p text:style-name="P4">
<draw:frame draw:style-name="fr1" draw:name="Image246" text:anchor-type="as-char" svg:width="6.9236in" svg:height="4.615733in" draw:z-index="0">
<draw:image xlink:href="../Images/AРМІЯINFORM/2023-06-01T29-00-00-04-00/350137648_172190465804940_7298340042504507933_n.jpg" xlink:type="simple" xlink:show="embed" xlink:actuate="onLoad" draw:mime-type="image/jpeg"/>
</draw:frame>
The SBU reported suspicion to four bloggers who "lit up" the air defense during a Russian blow to Kiev on May 16, <text:a xlink:type="simple" xlink:href="https://www.facebook.com/SecurSerUkraine/posts/pfbid02NCKUHGkRaKtorrucWLY64hdLweZFnsDmUGGFGxUonf4pkifqjbKUCpYQyy8qJ1Z3l" text:style-name="Internet_20_link" text:visited-style-name="Visited_20_Internet_20_Link">
informs</text:a>
The press service of the department.</text:p>
      <text:p text:style-name="P4">
“The Security Service has collected the evidence and received the conclusions of the examinations that have confirmed the illegal activity of four residents of the capital, which spread information about the work of the Ukrainian air defense during a massive attack of the Russian Federation on Kiev on the 16th. One of them-a 32-year-old Kiev woman-posted forbidden content on her social networks and sent it to the administrator of one of the popular telegrams. And within a few hours, her video was distributed on pro -Russian sites, ”the message reads.</text:p>
      <text:p text:style-name="P4">
<text:a xlink:type="simple" xlink:href="https://armyinform.com.ua/wp-content/uploads/2023/05/350340086_165178466324330_8150119977798199228_n.jpg" text:style-name="Internet_20_link" text:visited-style-name="Visited_20_Internet_20_Link">
!(Images/AРМІЯINFORM/2023-06-01T29-00-00-04-00/350340086_165178466324330_8150119977798199228_n-150x150.jpg)</text:a>
</text:p>
      <text:p text:style-name="P4">
<text:a xlink:type="simple" xlink:href="https://armyinform.com.ua/wp-content/uploads/2023/05/350803327_910946400001316_7253083255071997549_n.jpg" text:style-name="Internet_20_link" text:visited-style-name="Visited_20_Internet_20_Link">
<draw:frame draw:style-name="fr1" draw:name="Image247" text:anchor-type="as-char" svg:width="6.9236in" svg:height="6.9236in" draw:z-index="0">
<draw:image xlink:href="../Images/AРМІЯINFORM/2023-06-01T29-00-00-04-00/350803327_910946400001316_7253083255071997549_n-150x150.jpg" xlink:type="simple" xlink:show="embed" xlink:actuate="onLoad" draw:mime-type="image/jpeg"/>
</draw:frame>
</text:a>
</text:p>
      <text:p text:style-name="P4">
<text:a xlink:type="simple" xlink:href="https://armyinform.com.ua/wp-content/uploads/2023/05/350946044_6367155323341139_7816245882066585949_n.jpg" text:style-name="Internet_20_link" text:visited-style-name="Visited_20_Internet_20_Link">
<draw:frame draw:style-name="fr1" draw:name="Image248" text:anchor-type="as-char" svg:width="6.9236in" svg:height="6.9236in" draw:z-index="0">
<draw:image xlink:href="../Images/AРМІЯINFORM/2023-06-01T29-00-00-04-00/350946044_6367155323341139_7816245882066585949_n-150x150.jpg" xlink:type="simple" xlink:show="embed" xlink:actuate="onLoad" draw:mime-type="image/jpeg"/>
</draw:frame>
</text:a>
It is noted that the other-a 36-year-old Kiev woman-posted a video with the work of air defense. The third -figrant also shared her video recording on social networks.</text:p>
      <text:p text:style-name="P4">
“The fourth suspect is a native of Sumy region who lives in Kiev. Initially, she reconstructed the results of the crashing of hostile missiles, and then sent the files to her familiar to different messengers. In order to avoid criminal responsibility, the noun tried to delete the prohibited messages, ” - informed the writing service.</text:p>
      <text:p text:style-name="P4">
All four investigators of the SBU reported suspicion under Part 2 of Art. 114-2 Criminal Code of Ukraine(dissemination of information on the movement, movement or dissection of the Armed Forces or other military formations formed in accordance with the laws of Ukraine, if possible, they are identified on the ground, if such information was posted in the open access to the General Staff).</text:p>
      <text:p text:style-name="P4">
The Security Service also emphasizes the prohibition of removing and publishing video and photographic materials on the activity of defense forces and the consequences of hostile shelling, because their spread is regarded as an adjustment of enemy fire and is a crime, which is being crushed in accordance with the law.</text:p>
      <text:p text:style-name="P4">
News Source: <text:a xlink:type="simple" xlink:href="https://armyinform.com.ua/2023/06/01/chotyrom-blogerkam-yaki-zasvityly-robotu-ppo-teper-svityt-po-8-rokiv-vyaznyczi/" text:style-name="Internet_20_link" text:visited-style-name="Visited_20_Internet_20_Link">
https://armyinform.com.ua/2023/06/01/chotyrom-blogerkam-yaki-zasvityly-robotu-ppo-teper-svityt-po-8-rokiv-vyaznyczi/</text:a>
</text:p>
      <!--NEWS-->
      <text:h text:style-name="P10" text:outline-level="1">
<text:span text:style-name="T4">
The enemy for eight times fired at the border of Sumy region and Chernihiv region - 65 hits</text:span>
</text:h>
      <text:p text:style-name="P4">
Authors: Ukrinform (Person)</text:p>
      <text:p text:style-name="P4">
Publisher: Укринформ (Organization)</text:p>
      <text:p text:style-name="P4">
Published Time: 2023-06-01T2:49:00+03:00</text:p>
      <text:p text:style-name="P4">
Modified Time: 2023-06-01T21:49:00+03:00</text:p>
      <text:p text:style-name="P4">
Description: During the day, Russian troops fired at the border territories of Chernihiv and Sumy regions eight times, making 65 hits from artillery, mortars and aviation. - Ukrinform.</text:p>
      <text:p text:style-name="P4">
Images: ['<text:a xlink:type="simple" xlink:href="https://static.ukrinform.com/photos/2021_12/thumb_files/630_360_1640330796-210.jpeg" text:style-name="Internet_20_link" text:visited-style-name="Visited_20_Internet_20_Link">
630_360_16403...</text:a>
']</text:p>
      <text:p text:style-name="P4">
Tags: ['Обстріл', 'Сумщина', 'Чернігівщина', 'Війна з Росією']</text:p>
      <text:p text:style-name="P4">
Type: Article</text:p>
      <!--METADATA-->
      <text:p text:style-name="P4">
<draw:frame draw:style-name="fr1" draw:name="Image249" text:anchor-type="as-char" svg:width="6.9236in" svg:height="3.956343in" draw:z-index="0">
<draw:image xlink:href="../Images/yкринформ/2023-06-01T2-49-00-03-00/630_360_1640330796-210.jpeg" xlink:type="simple" xlink:show="embed" xlink:actuate="onLoad" draw:mime-type="image/jpeg"/>
</draw:frame>
During the day, the Russian border territories of Chernihiv and Sumy regions were fired during the day, having made 65 hits from artillery, mortars and aviation.</text:p>
      <text:p text:style-name="P4">
According to Ukrinform, the operational command "North" reported on <text:a xlink:type="simple" xlink:href="https://www.facebook.com/kommander.nord/posts/pfbid02aAZwe6svu8iU7zsiR3nxtXKTpt8wRv8pHcD2ApZVU8Hi9sRahyhUTRHEd7K33PeKl" text:style-name="Internet_20_link" text:visited-style-name="Visited_20_Internet_20_Link">
Facebook</text:a>
.</text:p>
      <text:p text:style-name="P4">
Інформація про втрати серед місцевого населення не надходила, подекуди ворожим<text:a xlink:type="simple" xlink:href="https://www.ukrinform.ua/tag-obstril" text:style-name="Internet_20_link" text:visited-style-name="Visited_20_Internet_20_Link">
 вогнем </text:a>
Fires caused.</text:p>
      <text:p text:style-name="P4">
So, from 11:47 to 12:20 in the area of Yanzhulivka village there were four hit, probably from a mortar of a 120mm caliber.</text:p>
      <text:p text:style-name="P4">
From 11:50 to 12:35, 12 hits were recorded in the Yelina area, probably with a mortar82 mm caliber. The hostile shelling caught fire. From 14:25 to 15:30 in the area of the same village there were another 29 hits, probably from mortars of 120 mm caliber. The clarification is ongoing.</text:p>
      <text:p text:style-name="P4">
From 12:37 to 13:25, the invaders made eight hits, probably from the barrel artillery in the area of Vysyivka.</text:p>
      <text:p text:style-name="P4">
Around 2:50 pm in the city of the middle-building there was one hit, probably change. The explosion caught fire and outbuildings.</text:p>
      <text:p text:style-name="P4">
<text:span text:style-name="T4">
 Read also: </text:span>
 <text:a xlink:type="simple" xlink:href="https://www.ukrinform.ua/rubric-ato/3716990-u-harkovi-lunaut-vibuhi.html" text:style-name="Internet_20_link" text:visited-style-name="Visited_20_Internet_20_Link">
Russians <text:span text:style-name="T4">
 fire </text:span>
 fir Kharkiv and area of s -300 -scene rockets</text:a>
From 18:35 to 18:55, five hits were recorded, probably from a mortar120 mm in the Yanzhulivka area.</text:p>
      <text:p text:style-name="P4">
Subsequently, the enemy released from the helicopters on the border of the Chernihiv region, aviation missiles were released: at about 19:01 two trains took place in the district farm, from 19:26 to 19:27 - four hits in the region of Galaganivka.</text:p>
      <text:p text:style-name="P4">
As reported <text:a xlink:type="simple" xlink:href="https://www.ukrinform.ua/rubric-ato/3716935-rosiani-zranku-trici-obstrilali-prikordonna-cernigivsini-i-sumsini.html" text:style-name="Internet_20_link" text:visited-style-name="Visited_20_Internet_20_Link">
Ukrinform</text:a>
, from 06:05 to 11:20 on June 1, Russian troops fired at the border territories of Chernihiv region three times. Under the hostile fire were Timonovich, Berylivka and Mykolaivka.</text:p>
      <text:p text:style-name="P4">
News Source: <text:a xlink:type="simple" xlink:href="https://www.ukrinform.ua/rubric-ato/3717222-vorog-za-dobu-visim-raziv-obstrilav-prikordonna-sumsini-ta-cernigivsini-65-vlucan.html" text:style-name="Internet_20_link" text:visited-style-name="Visited_20_Internet_20_Link">
https://www.ukrinform.ua/rubric-ato/3717222-vorog-za-dobu-visim-raziv-obstrilav-prikordonna-sumsini-ta-cernigivsini-65-vlucan.html</text:a>
</text:p>
      <!--NEWS-->
      <text:h text:style-name="P10" text:outline-level="1">
<text:span text:style-name="T4">
Night attack on Kiev: Among the victims are children</text:span>
</text:h>
      <text:p text:style-name="P4">
Author: ['АРМІЯINFORM']</text:p>
      <text:p text:style-name="P4">
Time: 2023-06-01T30:00:00-04:00</text:p>
      <text:p text:style-name="P4">
Description: Vnaslіdok, a missile attacks on the Kiva of the Word of the Russian Federation, 10 people denied the injuries of I wounded, three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6/photo_2023-06-01_03-46-34.jpg" text:style-name="Internet_20_link" text:visited-style-name="Visited_20_Internet_20_Link">
photo_2023-06-01_03-46-34.jpg</text:a>
']</text:p>
      <text:p text:style-name="P4">
Tags: ['STOPRUSSIA', 'ВОЄННІ ЗЛОЧИНИ ЗС РФ', 'ВТОРГНЕННЯ РФ']</text:p>
      <text:p text:style-name="P4">
Category: News</text:p>
      <!--METADATA-->
      <text:p text:style-name="P4">
<draw:frame draw:style-name="fr1" draw:name="Image250" text:anchor-type="as-char" svg:width="6.9236in" svg:height="5.183824in" draw:z-index="0">
<draw:image xlink:href="../Images/AРМІЯINFORM/2023-06-01T30-00-00-04-00/photo_2023-06-01_03-46-34.jpg" xlink:type="simple" xlink:show="embed" xlink:actuate="onLoad" draw:mime-type="image/jpeg"/>
</draw:frame>
As a result of a night rocket attack on Kiev of the Armed Forces of the Russian Federation, 10 people were injured and three were killed.</text:p>
      <text:p text:style-name="P4">
According to the specified <text:a xlink:type="simple" xlink:href="https://t.me/VA_Kyiv/1965" text:style-name="Internet_20_link" text:visited-style-name="Visited_20_Internet_20_Link">
information</text:a>
The kmva as of 7:00 on June 1 as a result of the night attack in the capital was injured:</text:p>
      <text:p text:style-name="P4">
“In the Desnyanskiy district: 3 dead persons, 1 of which are a child(2012 r.n.)and 10 persons are injured, of which 1 child.</text:p>
      <text:p text:style-name="P4">
In the Dnieper district: 2 people were injured.</text:p>
      <text:p text:style-name="P4">
Total: 3 dead persons, 1 of them a child and 10 people were injured, one of them is a child. ”</text:p>
      <text:p text:style-name="P4">
News Source: <text:a xlink:type="simple" xlink:href="https://armyinform.com.ua/2023/06/01/nichna-ataka-na-kyyiv-sered-zagyblyh-ye-dity/" text:style-name="Internet_20_link" text:visited-style-name="Visited_20_Internet_20_Link">
https://armyinform.com.ua/2023/06/01/nichna-ataka-na-kyyiv-sered-zagyblyh-ye-dity/</text:a>
</text:p>
      <!--NEWS-->
      <text:h text:style-name="P10" text:outline-level="1">
<text:span text:style-name="T4">
The Kremlin recognizes the success of the Ukrainian counter -offensive - CPD</text:span>
</text:h>
      <text:p text:style-name="P4">
Author: ['АРМІЯINFORM']</text:p>
      <text:p text:style-name="P4">
Time: 2023-06-01T31:00:00-04:00</text:p>
      <text:p text:style-name="P4">
Description: Maybutniykhniyan counterattack on the focus of respect “fighting Rosiyski Propagand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50765139_1344443416483802_4686250871214843165_n.jpg" text:style-name="Internet_20_link" text:visited-style-name="Visited_20_Internet_20_Link">
350765139_1344443416483802_4686250871214843165_n.jpg</text:a>
']</text:p>
      <text:p text:style-name="P4">
Tags: ['STOPRUSSIA', 'ВТОРГНЕННЯ РФ', 'ЦЕНТР ПРОТИДІЇ ДЕЗІНФОРМАЦІЇ']</text:p>
      <text:p text:style-name="P4">
Category: News</text:p>
      <!--METADATA-->
      <text:p text:style-name="P4">
<draw:frame draw:style-name="fr1" draw:name="Image251" text:anchor-type="as-char" svg:width="6.9236in" svg:height="6.9236in" draw:z-index="0">
<draw:image xlink:href="../Images/AРМІЯINFORM/2023-06-01T31-00-00-04-00/350765139_1344443416483802_4686250871214843165_n.jpg" xlink:type="simple" xlink:show="embed" xlink:actuate="onLoad" draw:mime-type="image/jpeg"/>
</draw:frame>
The future Ukrainian counter -offensive is currently in the focus of "combat Russian propaganda". She tries to submit to the Russian inhabitant a "delay" with his premium as evidence of the weakness of the enemy and the indomitability of the positions of own army, <text:a xlink:type="simple" xlink:href="https://www.facebook.com/protydiyadezinformatsiyi.cpd/posts/pfbid0yNaoJjcAon1yTXCZDZ9JBFkvx2VFWED9nA5xAo1CtNQ1oTTjdAijTotcg9ukMJ74l" text:style-name="Internet_20_link" text:visited-style-name="Visited_20_Internet_20_Link">
reports</text:a>
The Center for Combating Misinformation on Facebook Page.</text:p>
      <text:p text:style-name="P4">
The propagandists began a real information attack, seeking to prove the Russian audience hypertrophied information about the final "bleeding" of Ukrainians and the same voiceful statements about the effective destruction of Western equipment.</text:p>
      <text:p text:style-name="P4">
Information preparation of the Russians for the future offensive of the Armed Forces provides for the subsequent theses in their consciousness.</text:p>
      <text:p text:style-name="P4">
<text:span text:style-name="T4">
 First, the </text:span>
 The Ukrainian army allegedly has no counter-offensive, and the statements of the gap-nothing more than a "reception" for "asking" new supplies of Western. In order to give "authority" propaganda actively manipulates the estimates of the "former US Navy officer, Professor of the School of Public Tamzhnaya International Relations of Georgia University Colonel James". In publications of the Propaganda media(lenta.ru)The reference to this "expert" states that "Ukrainian leaders use the future offensive as weigh to support the supply of Western weapons." In fact, the expert does not exist, and the links are taken to Dr. James Holmes blog(really a former US Navy officer), which does not contain assessments of the Armed Forces, but only the Ukrainian counter -offensive has already begun.<text:span text:style-name="T4">
 Third, </text:span>
 is moving as an indisputable thesis that Russia allegedly successfully reduces the equipment of the Armed Forces both in combat positions and on the path of its supply, as a result of which the Ukrainian army simply does not have enough heavy arms for offensive actions. However, objective confirmations of this word, and the data of the Oryx portal, which calculates only photo fixations of losses of equipment, show - in daily mode more heavy weapons lose the Armed Forces of the Russian Federation. The British intelligence believes that the Russian command tries to form the reserve forces and place them where, in their opinion, the Ukrainian counter -offensive can be able to resolve. But this prevents the need to throw reserves on the front line in Bakhmut and the border areas of the Bryansk and Bryansk regions after Ukrainian operations in the "gray zone". Incarnation to falling discipline in its benches.</text:p>
      <text:p text:style-name="P4">
It all testifies that the Kremlin recognizes the success of the Ukrainian contrast and tries to mitigate the demoralization of Russian society with the introduction of the fall of the authorities, as it was after the military failures of the RFN Kherson and Kharkiv region.</text:p>
      <text:p text:style-name="P4">
However, despite the manipulative "tricks", the topic of discrediting the Ukrainian contrast remains a weak link in Russian propaganda. Independent information on the Internet, which the Russians are increasingly trusting, proving notes opposite to the official Kremlin narratives. Namely - the agenda of the game at the front is actually dictated by Ukraine, and the Armed Forces of the Russian Federation are only passively resort to that the enemy will not reserve on the counterattack. Even the most aggressive propagandists do not risk proving the ability of the Russian Army to only new breakthroughs, but also to the maintenance of already occupied Ukrainian territories. The threats of the Russian General and individual warriors to defeat the Ukrainian counter -offensive look as a mockery of themselves against themselves in the past year near Kiev, Kharkov and Kherson. Even the leader of the Wagnerians is. Prigogine, commenting on the desire of Russian propaganda to increase the successes of the Russian Army and humiliate the combat qualities of the Armed Forces, called such a recipe for defeat, and acknowledged that "the Ukrainian army is preparing and showing quite good results."</text:p>
      <text:p text:style-name="P4">
News Source: <text:a xlink:type="simple" xlink:href="https://armyinform.com.ua/2023/06/01/kreml-vyznaye-virogidnym-uspih-ukrayinskogo-kontrnastupu-czpd/" text:style-name="Internet_20_link" text:visited-style-name="Visited_20_Internet_20_Link">
https://armyinform.com.ua/2023/06/01/kreml-vyznaye-virogidnym-uspih-ukrayinskogo-kontrnastupu-czpd/</text:a>
</text:p>
      <!--NEWS-->
      <text:h text:style-name="P10" text:outline-level="1">
<text:span text:style-name="T4">
The enemy again applied "Iskanders" to the objects of civil and critical infrastructure of Kyiv region</text:span>
</text:h>
      <text:p text:style-name="P4">
Author: ['АРМІЯINFORM']</text:p>
      <text:p text:style-name="P4">
Time: 2023-06-01T32:00:00-04:00</text:p>
      <text:p text:style-name="P4">
Description: About CED DOIMLAY GS ZS Ukrainian. “Rosіyska federalics, it is clenched by the Greats, ... the war with Ukraine 2022, the war with Ukraine is the latest news today, the war with Ukraine 2022 is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foto-1-ukrayinska-systema-ppo.jpg" text:style-name="Internet_20_link" text:visited-style-name="Visited_20_Internet_20_Link">
foto-1-ukrayinska-systema-ppo.jpg</text:a>
']</text:p>
      <text:p text:style-name="P4">
Tags: ['STOPRUSSIA', 'ВТОРГНЕННЯ РФ', 'ГШ ЗС УКРАЇНИ']</text:p>
      <text:p text:style-name="P4">
Category: News</text:p>
      <!--METADATA-->
      <text:p text:style-name="P4">
<draw:frame draw:style-name="fr1" draw:name="Image252" text:anchor-type="as-char" svg:width="6.9236in" svg:height="4.61393in" draw:z-index="0">
<draw:image xlink:href="../Images/AРМІЯINFORM/2023-06-01T32-00-00-04-00/foto-1-ukrayinska-systema-ppo.jpg" xlink:type="simple" xlink:show="embed" xlink:actuate="onLoad" draw:mime-type="image/jpeg"/>
</draw:frame>
<text:span text:style-name="T4">
 🔥 Situation on Russian invasion </text:span>
</text:p>
      <text:p text:style-name="P4">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The Russian Federation, suffering great losses, continues to lead the invading. It applies terror tactics, trying to intimidate the population of Ukraine, strikes, firing not only military but also civilian objects.</text:p>
      <text:p text:style-name="P4">
Tonight, the enemy again applied the missiles of the Tactical and Tactical Pragotte Complex "Iskander" on the objects of civil and critical infrastructure of the Kyiv region. The forces and means of the Air Force of the Armed Forces of Ukraine 10 out of 10 missiles were destroyed, ”the message reads.</text:p>
      <text:p text:style-name="P4">
News Source: <text:a xlink:type="simple" xlink:href="https://armyinform.com.ua/2023/06/01/protyvnyk-znovu-zastosuvav-iskandery-po-obyektah-czyvilnoyi-ta-krytychnoyi-infrastruktury-kyyivshhyny/" text:style-name="Internet_20_link" text:visited-style-name="Visited_20_Internet_20_Link">
https://armyinform.com.ua/2023/06/01/protyvnyk-znovu-zastosuvav-iskandery-po-obyektah-czyvilnoyi-ta-krytychnoyi-infrastruktury-kyyivshhyny/</text:a>
</text:p>
      <!--NEWS-->
      <text:h text:style-name="P10" text:outline-level="1">
<text:span text:style-name="T4">
In Donbass, the forces of defense reflected 21 attacks of Russians</text:span>
</text:h>
      <text:p text:style-name="P4">
Author: ['АРМІЯINFORM']</text:p>
      <text:p text:style-name="P4">
Time: 2023-06-01T33:00:00-04:00</text:p>
      <text:p text:style-name="P4">
Description: About CED DOIMLAY GS ZS Ukrainian. “The opponent is the sulfur of Zoedzhuvati Basic Zuill ... The war with Ukraine 2022, the war with Ukraine is the latest news today, the war with Ukraine 2022 is the last today, will there be a war between Ukraine and Russia, and when, the war with Ukraine will be or not, or not, there will be a war with Ukraine, Will there be a war with Ukraine in the near future, they say, the war with Ukraine, Ukrainian news today, Ukrainian news in Ukrainian media in Russian</text:p>
      <text:p text:style-name="P4">
Images: ['<text:a xlink:type="simple" xlink:href="https://armyinform.com.ua/wp-content/uploads/2023/06/350810020_581771617413424_6996664269986478614_n.jpg" text:style-name="Internet_20_link" text:visited-style-name="Visited_20_Internet_20_Link">
350810020_581771617413424_6996664269986478614_n.jpg</text:a>
']</text:p>
      <text:p text:style-name="P4">
Tags: ['STOPRUSSIA', 'ВТОРГНЕННЯ РФ', 'ГШ ЗС УКРАЇНИ']</text:p>
      <text:p text:style-name="P4">
Category: News</text:p>
      <!--METADATA-->
      <text:p text:style-name="P4">
<draw:frame draw:style-name="fr1" draw:name="Image253" text:anchor-type="as-char" svg:width="6.9236in" svg:height="5.466759in" draw:z-index="0">
<draw:image xlink:href="../Images/AРМІЯINFORM/2023-06-01T33-00-00-04-00/350810020_581771617413424_6996664269986478614_n.jpg" xlink:type="simple" xlink:show="embed" xlink:actuate="onLoad" draw:mime-type="image/jpeg"/>
</draw:frame>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The enemy continues to focus the main efforts on the attempts of full occupation of the Luhansk and Donetsk regions. During the last day, the units of the Defense Forces have reflected 21 enemy attacks, ”the message reads.</text:p>
      <text:p text:style-name="P4">
In particular, in the Lyman direction the enemy led the offensive actions of the South -White, there was no success. In the Bakhmut direction during the past, the opponent conducted unsuccessful offensive actions in the directions of Orikhovo-Vasillovka Tabyloi Mountain. In the Mariinsky direction, our defenders also reflected all the attacks in the city of Marinka.</text:p>
      <text:p text:style-name="P4">
News Source: <text:a xlink:type="simple" xlink:href="https://armyinform.com.ua/2023/06/01/na-donbasi-syly-oborony-vidbyly-21-ataku-rosiyan/" text:style-name="Internet_20_link" text:visited-style-name="Visited_20_Internet_20_Link">
https://armyinform.com.ua/2023/06/01/na-donbasi-syly-oborony-vidbyly-21-ataku-rosiyan/</text:a>
</text:p>
      <!--NEWS-->
      <text:h text:style-name="P10" text:outline-level="1">
<text:span text:style-name="T4">
During the day the enemy has inflicted 3 rocket and 29 aviation blows</text:span>
</text:h>
      <text:p text:style-name="P4">
Author: ['АРМІЯINFORM']</text:p>
      <text:p text:style-name="P4">
Time: 2023-06-01T34:00:00-04:00</text:p>
      <text:p text:style-name="P4">
Description: About CED DOIMLAY GS ZS Ukrainian. “The enemy has long been the time for the head of the 3 rocket launches ... the war with Ukraine 2022, the war with Ukraine is the latest news today, the war with Ukraine 2022 is the last for today, whether there will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2/08/klibr-raketa-rf.jpg" text:style-name="Internet_20_link" text:visited-style-name="Visited_20_Internet_20_Link">
klibr-raketa-rf.jpg</text:a>
']</text:p>
      <text:p text:style-name="P4">
Tags: []</text:p>
      <text:p text:style-name="P4">
Category: News</text:p>
      <!--METADATA-->
      <text:p text:style-name="P4">
<draw:frame draw:style-name="fr1" draw:name="Image254" text:anchor-type="as-char" svg:width="6.9236in" svg:height="4.448227in" draw:z-index="0">
<draw:image xlink:href="../Images/AРМІЯINFORM/2023-06-01T34-00-00-04-00/klibr-raketa-rf.jpg" xlink:type="simple" xlink:show="embed" xlink:actuate="onLoad" draw:mime-type="image/jpeg"/>
</draw:frame>
Illustrative photo</text:p>
      <text:p text:style-name="P4">
<text:span text:style-name="T4">
 🔥 Situation on the Russian invasion </text:span>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Over the past day, the enemy struck 3 missile and 29 aviation strikes, and made 49 shelling of rocket launchers on the positions of our military and settlements. Unfortunately, there are victims among civilian regulations, damaged private dwellings, other infrastructure, ”the message goes.</text:p>
      <text:p text:style-name="P4">
The Ministry of Internal Affairs of Ukraine warns that the likelihood of rocket and aviation strikes throughout Ukraine remains very high.</text:p>
      <text:p text:style-name="P4">
News Source: <text:a xlink:type="simple" xlink:href="https://armyinform.com.ua/2023/06/01/protyagom-doby-vorog-zavdav-3-raketnyh-ta-29-aviaczijnyh-udariv/" text:style-name="Internet_20_link" text:visited-style-name="Visited_20_Internet_20_Link">
https://armyinform.com.ua/2023/06/01/protyagom-doby-vorog-zavdav-3-raketnyh-ta-29-aviaczijnyh-udariv/</text:a>
</text:p>
      <!--NEWS-->
      <text:h text:style-name="P10" text:outline-level="1">
<text:span text:style-name="T4">
Our aviation has made 15 beats in the enemy's concentration areas</text:span>
</text:h>
      <text:p text:style-name="P4">
Author: ['АРМІЯINFORM']</text:p>
      <text:p text:style-name="P4">
Time: 2023-06-01T35:00:00-04:00</text:p>
      <text:p text:style-name="P4">
Description: About CED DOIMLAY GS ZS Ukrainian. “The AvIACIA for the defense forces for Persona Dob was headed by 15 ... The war with Ukraine 2022, the war with Ukraine is the latest news today, the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avicziya_udar-1-1.jpg" text:style-name="Internet_20_link" text:visited-style-name="Visited_20_Internet_20_Link">
avicziya_udar-1-1.jpg</text:a>
']</text:p>
      <text:p text:style-name="P4">
Tags: ['STOPRUSSIA', 'ВТОРГНЕННЯ РФ', 'ГШ ЗС УКРАЇНИ']</text:p>
      <text:p text:style-name="P4">
Category: News</text:p>
      <!--METADATA-->
      <text:p text:style-name="P4">
<draw:frame draw:style-name="fr1" draw:name="Image255" text:anchor-type="as-char" svg:width="6.9236in" svg:height="4.834981in" draw:z-index="0">
<draw:image xlink:href="../Images/AРМІЯINFORM/2023-06-01T35-00-00-04-00/avicziya_udar-1-1.jpg" xlink:type="simple" xlink:show="embed" xlink:actuate="onLoad" draw:mime-type="image/jpeg"/>
</draw:frame>
<text:span text:style-name="T4">
 🔥 Situation on the Russian invasion </text:span>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Aviation of defense forces over the past 24 hours has made 15 beats in the areas of concentration of personal staff and military equipment of the enemy, 2 of them-on anti-aircraft missile complexes,"-the message reads.</text:p>
      <text:p text:style-name="P4">
It is also noted that our defenders destroyed 5 hostile exploration UAVs.</text:p>
      <text:p text:style-name="P4">
In addition, the missile troops and artillery units were struck by a 1 -piece of management, 1 artillery unit at a firing position, 2 storage and 2 electronic wrestling stations.</text:p>
      <text:p text:style-name="P4">
News Source: <text:a xlink:type="simple" xlink:href="https://armyinform.com.ua/2023/06/01/nasha-aviacziya-zavdala-15-udariv-po-rajonah-zoseredzhennya-protyvnyka/" text:style-name="Internet_20_link" text:visited-style-name="Visited_20_Internet_20_Link">
https://armyinform.com.ua/2023/06/01/nasha-aviacziya-zavdala-15-udariv-po-rajonah-zoseredzhennya-protyvnyka/</text:a>
</text:p>
      <!--NEWS-->
      <text:h text:style-name="P10" text:outline-level="1">
<text:span text:style-name="T4">
The occupiers turned Energodar into a military-logistics base</text:span>
</text:h>
      <text:p text:style-name="P4">
Author: ['АРМІЯINFORM']</text:p>
      <text:p text:style-name="P4">
Time: 2023-06-01T36:00:00-04:00</text:p>
      <text:p text:style-name="P4">
Description: About CED DOIMLAY GS ZS Ukrainian. “The Pry is the number of jams with the Magate I SVITOVIKH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energodar.jpg" text:style-name="Internet_20_link" text:visited-style-name="Visited_20_Internet_20_Link">
energodar.jpg</text:a>
']</text:p>
      <text:p text:style-name="P4">
Tags: ['STOPRUSSIA', 'ВТОРГНЕННЯ РФ', 'ГШ ЗС УКРАЇНИ', 'ЕНЕРГОДАР']</text:p>
      <text:p text:style-name="P4">
Category: News</text:p>
      <!--METADATA-->
      <text:p text:style-name="P4">
<draw:frame draw:style-name="fr1" draw:name="Image256" text:anchor-type="as-char" svg:width="6.9236in" svg:height="3.499428in" draw:z-index="0">
<draw:image xlink:href="../Images/AРМІЯINFORM/2023-06-01T36-00-00-04-00/energodar.jpg" xlink:type="simple" xlink:show="embed" xlink:actuate="onLoad" draw:mime-type="image/jpeg"/>
</draw:frame>
<text:span text:style-name="T4">
 🔥 Situation on the Russian invasion </text:span>
 about it <text:a xlink:type="simple" xlink:href="https://www.facebook.com/GeneralStaff.ua/posts/pfbid0eAkTWxhrCu1hAzRR3B2VsUHCxiwwnTuVAzCXvStQjqwY5GDyD884b29ALSBsVW2Zl" text:style-name="Internet_20_link" text:visited-style-name="Visited_20_Internet_20_Link">
reports</text:a>
General of the Armed Forces of Ukraine.</text:p>
      <text:p text:style-name="P4">
“Despite numerous calls from the IAEA and the world leaders, the invaders continue to transform the temporarily captured energy of the Zaporozhye region on the military-logistics base. Thus, the plant of "non -standard equipment and pipelines" is used by invaders for repair of military equipment, and the plant of "special structures" and "House -building plant" the invaders have transformed the deposit of military equipment, weapons and ammunition ", - the message reads.</text:p>
      <text:p text:style-name="P4">
News Source: <text:a xlink:type="simple" xlink:href="https://armyinform.com.ua/2023/06/01/okupanty-peretvoryly-energodar-na-vijskovo-logistychnu-bazu/" text:style-name="Internet_20_link" text:visited-style-name="Visited_20_Internet_20_Link">
https://armyinform.com.ua/2023/06/01/okupanty-peretvoryly-energodar-na-vijskovo-logistychnu-bazu/</text:a>
</text:p>
      <!--NEWS-->
      <text:h text:style-name="P10" text:outline-level="1">
<text:span text:style-name="T4">
The forces of air defense were knocked down all ten "sparks" released by the Russians this night in Kiev</text:span>
</text:h>
      <text:p text:style-name="P4">
Author: ['АРМІЯINFORM']</text:p>
      <text:p text:style-name="P4">
Time: 2023-06-01T37:00:00-04:00</text:p>
      <text:p text:style-name="P4">
Description: Suphi of the holf defense of the in force of the ZS Ukrainian, the Uzi 10 ... War with Ukraine 2022, the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1648647623-7090.jpg" text:style-name="Internet_20_link" text:visited-style-name="Visited_20_Internet_20_Link">
1648647623-7090.jpg</text:a>
']</text:p>
      <text:p text:style-name="P4">
Tags: ['АТАКА ВОРОГА', 'ІСКАНДЕРИ', 'ППО']</text:p>
      <text:p text:style-name="P4">
Category: News</text:p>
      <!--METADATA-->
      <text:p text:style-name="P4">
<draw:frame draw:style-name="fr1" draw:name="Image257" text:anchor-type="as-char" svg:width="6.9236in" svg:height="4.615733in" draw:z-index="0">
<draw:image xlink:href="../Images/AРМІЯINFORM/2023-06-01T37-00-00-04-00/1648647623-7090.jpg" xlink:type="simple" xlink:show="embed" xlink:actuate="onLoad" draw:mime-type="image/jpeg"/>
</draw:frame>
The forces and means of air defense of the Air Force of Ukraine destroyed all10 rockets: seven Spander-M ballistic missiles and three winged Iskander-K missiles, which Russia released in Kiev at night.</text:p>
      <text:p text:style-name="P4">
About it <text:a xlink:type="simple" xlink:href="https://t.me/kpszsu/2548" text:style-name="Internet_20_link" text:visited-style-name="Visited_20_Internet_20_Link">
reports</text:a>
Armed Forces Command.</text:p>
      <text:p text:style-name="P4">
It is noted that rockets are released from the Bryansk region of the Russian Federation.</text:p>
      <text:p text:style-name="P4">
“Around 02:45, on June 1, Russian invaders continued a series of attacks by the infirmary of Ukraine - the city of Kiev. Again, the enemy insidiously attaches the ballistic tight -wing landsckets of land base from the Iskander OTRC. So there is not so much time to hide in the shelter, ”the message reads.</text:p>
      <text:p text:style-name="P4">
In the Air Force, the Armed Forces added that as a result of the anti -air battle of the average, they were dead and wounded, among them children.</text:p>
      <text:p text:style-name="P4">
News Source: <text:a xlink:type="simple" xlink:href="https://armyinform.com.ua/2023/06/01/syly-ppo-zbyly-vsi-desyat-iskanderiv-vypushhenyh-rosiyanamy-cziyeyi-nochi-po-kyyevu/" text:style-name="Internet_20_link" text:visited-style-name="Visited_20_Internet_20_Link">
https://armyinform.com.ua/2023/06/01/syly-ppo-zbyly-vsi-desyat-iskanderiv-vypushhenyh-rosiyanamy-cziyeyi-nochi-po-kyyevu/</text:a>
</text:p>
      <!--NEWS-->
      <text:h text:style-name="P10" text:outline-level="1">
<text:span text:style-name="T4">
How effective are the tools of the Russian HPs and Rer now?</text:span>
</text:h>
      <text:p text:style-name="P4">
Author: ['АРМІЯINFORM']</text:p>
      <text:p text:style-name="P4">
Time: 2023-06-01T38:00:00-04:00</text:p>
      <text:p text:style-name="P4">
Description: Skilki complexes on Ozrobnni in Rosarmії? The complexes were wrapped up by the complex ... The war with Ukraine 2022, the war with Ukraine is the latest news today, the war with Ukraine 2022 is the last for today, will there be a war between Ukraine and Russia, and when, the war with Ukraine in 2022 will be or not, will there be, whether there will be, will there be The war with Ukraine in the near future says, the war with Ukraine, Ukrainian news today, Ukrainian news in Ukrainian media in Russian</text:p>
      <text:p text:style-name="P4">
Images: ['<text:a xlink:type="simple" xlink:href="https://armyinform.com.ua/wp-content/uploads/2019/08/REB-Krasuha-4.jpg" text:style-name="Internet_20_link" text:visited-style-name="Visited_20_Internet_20_Link">
REB-Krasuha-4.jpg</text:a>
']</text:p>
      <text:p text:style-name="P4">
Tags: ['ОВТ', 'ОЗБРОЄННЯ', 'ПЕТРО ЧЕРНИК', 'РЕБ', 'РЕР']</text:p>
      <text:p text:style-name="P4">
Category: News</text:p>
      <!--METADATA-->
      <text:p text:style-name="P4">
<draw:frame draw:style-name="fr1" draw:name="Image258" text:anchor-type="as-char" svg:width="6.9236in" svg:height="4.61393in" draw:z-index="0">
<draw:image xlink:href="../Images/AРМІЯINFORM/2023-06-01T38-00-00-04-00/REB-Krasuha-4.jpg" xlink:type="simple" xlink:show="embed" xlink:actuate="onLoad" draw:mime-type="image/jpeg"/>
</draw:frame>
How many EWC complexes are in armed in Rosarmia? Did the complexes "Moscow-1", "Krasukha-2o" justify themselves? But are they replenished with young specialists of the Universal RSB?</text:p>
      <text:p text:style-name="P4">
The military analyst Petro Chernyk told this specifically for the armyinform.</text:p>
      <text:p text:style-name="P4">
_ Prepared Eugene</text:p>
      <text:p text:style-name="P4">
News Source: <text:a xlink:type="simple" xlink:href="https://armyinform.com.ua/2023/06/01/naskilky-efektyvnymy-ye-nyni-zasoby-rosijskogo-reb-ta-rer/" text:style-name="Internet_20_link" text:visited-style-name="Visited_20_Internet_20_Link">
https://armyinform.com.ua/2023/06/01/naskilky-efektyvnymy-ye-nyni-zasoby-rosijskogo-reb-ta-rer/</text:a>
</text:p>
      <!--NEWS-->
      <text:h text:style-name="P10" text:outline-level="1">
<text:span text:style-name="T4">
Enemy Loss per day: Almost 500 invaders have been eliminated, 2 tanks and 14 artisystems have been destroyed</text:span>
</text:h>
      <text:p text:style-name="P4">
Author: ['АРМІЯINFORM']</text:p>
      <text:p text:style-name="P4">
Time: 2023-06-01T39:00:00-04:00</text:p>
      <text:p text:style-name="P4">
Description: Zagalni Boyov, take the enemy on 02.24.22 to 01.06.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0b928447-ae59-4f57-bec1-1d20a44541a4-scaled.jpg" text:style-name="Internet_20_link" text:visited-style-name="Visited_20_Internet_20_Link">
0b928447-ae59-4f57-bec1-1d20a44541a4-scaled.jpg</text:a>
']</text:p>
      <text:p text:style-name="P4">
Tags: ['STOPRUSSIA', 'АГРЕСІЯ РФ', 'ВТОРГНЕННЯ РФ', 'ВТРАТИ ВОРОГА']</text:p>
      <text:p text:style-name="P4">
Category: News</text:p>
      <!--METADATA-->
      <text:p text:style-name="P4">
<draw:frame draw:style-name="fr1" draw:name="Image259" text:anchor-type="as-char" svg:width="6.9236in" svg:height="6.987066in" draw:z-index="0">
<draw:image xlink:href="../Images/AРМІЯINFORM/2023-06-01T39-00-00-04-00/0b928447-ae59-4f57-bec1-1d20a44541a4-scaled.jpg" xlink:type="simple" xlink:show="embed" xlink:actuate="onLoad" draw:mime-type="image/jpeg"/>
</draw:frame>
The total enemy's combat loss from 24.02.22 to 01.06.23 will be orientated:</text:p>
      <text:p text:style-name="P4">
<text:span text:style-name="T4">
<text:span text:style-name="T5">
 Personnel - </text:span>
* 208370(+460)persons eliminated</text:span>
<text:span text:style-name="T5">
 tanks - </text:span>
<text:span text:style-name="T5">
 3804(+2)</text:span>
<text:span text:style-name="T4">
 combat armored vehicles - </text:span>
 7478(+6)<text:span text:style-name="T4">
<text:span text:style-name="T5">
 Artillery systems - </text:span>
<text:span text:style-name="T5">
 3474(+14)</text:span>
 </text:span>
 RSZV - <text:span text:style-name="T4">
 575(0)</text:span>
<text:span text:style-name="T5">
 air defense - </text:span>
<text:span text:style-name="T5">
 333(0)</text:span>
<text:span text:style-name="T4">
 aircraft - </text:span>
 313(0)<text:span text:style-name="T4">
<text:span text:style-name="T5">
 helicopters - </text:span>
* 298(0)</text:span>
<text:span text:style-name="T5">
 UAV Operative Tactical Level-</text:span>
<text:span text:style-name="T5">
 3131(+7)</text:span>
<text:span text:style-name="T4">
 Winged missiles - </text:span>
 1107(0)<text:span text:style-name="T4">
<text:span text:style-name="T5">
 ships / boats - </text:span>
* 18(0)</text:span>
<text:span text:style-name="T5">
 Automobile equipment and tanks - </text:span>
<text:span text:style-name="T5">
 6239(+9)</text:span>
<text:span text:style-name="T4">
 Special Technique - </text:span>
 458(+4)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1.06.23.</text:p>
      <text:p text:style-name="P4">
News Source: <text:a xlink:type="simple" xlink:href="https://armyinform.com.ua/2023/06/01/vtraty-voroga-za-dobu-likvidovano-majzhe-500-okupantiv-znyshheno-2-tanky-i-14-artsystem/" text:style-name="Internet_20_link" text:visited-style-name="Visited_20_Internet_20_Link">
https://armyinform.com.ua/2023/06/01/vtraty-voroga-za-dobu-likvidovano-majzhe-500-okupantiv-znyshheno-2-tanky-i-14-artsystem/</text:a>
</text:p>
      <!--NEWS-->
      <text:h text:style-name="P10" text:outline-level="1">
<text:span text:style-name="T4">
In Ukraine a moment of silence</text:span>
</text:h>
      <text:p text:style-name="P4">
Author: ['АРМІЯINFORM']</text:p>
      <text:p text:style-name="P4">
Time: 2023-06-01T4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60" text:anchor-type="as-char" svg:width="6.9236in" svg:height="3.895992in" draw:z-index="0">
<draw:image xlink:href="../Images/AРМІЯINFORM/2023-06-01T40-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6/01/v-ukrayini-hvylyna-movchannya/" text:style-name="Internet_20_link" text:visited-style-name="Visited_20_Internet_20_Link">
https://armyinform.com.ua/2023/06/01/v-ukrayini-hvylyna-movchannya/</text:a>
</text:p>
      <!--NEWS-->
      <text:h text:style-name="P10" text:outline-level="1">
<text:span text:style-name="T4">
Flags from Zaluzhny and Bakhmut's heroes - Ukrainian artists Yulik and Zalissko in Spain will not only sing, but also play patriotic lots</text:span>
</text:h>
      <text:p text:style-name="P4">
Author: ['Володимир Поліщук']</text:p>
      <text:p text:style-name="P4">
Time: 2023-06-01T41:00:00-04:00</text:p>
      <text:p text:style-name="P4">
Description: Ukrainian Vikonavtsi Yulik і Zalіsko in Chervni Rospachita Great Hagiture Tour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000997345342452.jpg" text:style-name="Internet_20_link" text:visited-style-name="Visited_20_Internet_20_Link">
000997345342452.jpg</text:a>
']</text:p>
      <text:p text:style-name="P4">
Tags: ['ВТОРГНЕННЯ РФ']</text:p>
      <text:p text:style-name="P4">
Category: News</text:p>
      <!--METADATA-->
      <text:p text:style-name="P4">
<draw:frame draw:style-name="fr1" draw:name="Image261" text:anchor-type="as-char" svg:width="6.9236in" svg:height="3.894525in" draw:z-index="0">
<draw:image xlink:href="../Images/AРМІЯINFORM/2023-06-01T41-00-00-04-00/000997345342452.jpg" xlink:type="simple" xlink:show="embed" xlink:actuate="onLoad" draw:mime-type="image/jpeg"/>
</draw:frame>
Ukrainian performers Yulik and Zalissko begin a great winner of Spain in June. Concerts will continue in eight cities: Malase, Mihasi, Barcelona, Alicante, Madrid, Torrevies, Murcia, Cartagena. The first concert will be released on June 10 in Mihas.</text:p>
      <text:p text:style-name="P4">
Spain called "victorious", because during their charitable exits, the artists will call for a victory, singing patriotic songs, and more - will play a lot of unique lots, the realization of which will help the Armored Forces of Ukraine.</text:p>
      <text:p text:style-name="P4">
Among the lots: the flag from the Commander -in -Chief of the Armed Forces Valery Zaluzhnay(Limited versions), salt from Sledar with the signatures of the Armed Forces of the Armed Forces, the author's caps of the Armed Forces, the Bakhmut flag with the signatures of heroes.</text:p>
      <text:p text:style-name="P4">
“We are ready to raise the morale of Ukrainians again. Since October 2022, we ride Ukrainians throughout the world, and most importantly - we raise funds for Ukraine's support. Our nation has proudly proved its invincibility and invincibility for more than a year and a half.</text:p>
      <text:p text:style-name="P4">
We will carry unique lots from our well -known Ukrainians, the funds are withdrawn from which we are awarded to the needs of our defenders. We fight everyone on their front. Together - Victory!” - said Yulik and Zalissko correspondent Armyinform.</text:p>
      <text:p text:style-name="P4">
<text:span text:style-name="T4">
 Reference: </text:span>
 Yulik - Ukrainian showman, sound producer, host of the event, author and composer. Andriy Zalisko - Honored Artist of Ukraine. From a novokery war, joint concerts in Ukraine and abroad are given. The overall tour was visited in Italy, Spain, Poland, the Czech Republic and Greece. Singing and duo.</text:p>
      <text:p text:style-name="P4">
From the previous tour, the artists brought more than 800 thousand UAH. For the needs of the Armed Forces, they were questioned by an ambulance, a pickup of Nissan, drones, medical first aid kits ...</text:p>
      <text:p text:style-name="P4">
News Source: <text:a xlink:type="simple" xlink:href="https://armyinform.com.ua/2023/06/01/prapory-vid-zaluzhnogo-ta-geroyiv-bahmuta-ukrayinski-artysty-yulik-ta-zalisko-v-ispaniyi-ne-lyshe-spivatymut-a-j-rozigruvatymut-patriotychni-loty/" text:style-name="Internet_20_link" text:visited-style-name="Visited_20_Internet_20_Link">
https://armyinform.com.ua/2023/06/01/prapory-vid-zaluzhnogo-ta-geroyiv-bahmuta-ukrayinski-artysty-yulik-ta-zalisko-v-ispaniyi-ne-lyshe-spivatymut-a-j-rozigruvatymut-patriotychni-loty/</text:a>
</text:p>
      <!--NEWS-->
      <text:h text:style-name="P10" text:outline-level="1">
<text:span text:style-name="T4">
In Ukraine, the Center for the Protection of the Rights of the Child, which will counteract Russian crimes, was opened</text:span>
</text:h>
      <text:p text:style-name="P4">
Author: ['АРМІЯINFORM']</text:p>
      <text:p text:style-name="P4">
Time: 2023-06-01T42:00:00-04:00</text:p>
      <text:p text:style-name="P4">
Description: In Ukrainian, the center is the Zakhist of the rights of Ditini, Cotri Prazuvatima, Yaki steel ... The war with Ukraine 2022, the war with Ukraine is the latest news today, the News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444444.png" text:style-name="Internet_20_link" text:visited-style-name="Visited_20_Internet_20_Link">
444444.png</text:a>
']</text:p>
      <text:p text:style-name="P4">
Tags: ['АГРЕСІЯ РФ', 'ВТОРГНЕННЯ РФ', 'ДЕНЬ ЗАХИСТУ ДІТЕЙ', 'РОСІЙСЬКІ ЗЛОЧИНИ', 'ЦЕНТР ЗАХИСТУ ПРАВ ДИТИНИ']</text:p>
      <text:p text:style-name="P4">
Category: News</text:p>
      <!--METADATA-->
      <text:p text:style-name="P4">
<draw:frame draw:style-name="fr1" draw:name="Image262" text:anchor-type="as-char" svg:width="6.9236in" svg:height="4.617948in" draw:z-index="0">
<draw:image xlink:href="../Images/AРМІЯINFORM/2023-06-01T42-00-00-04-00/444444.png" xlink:type="simple" xlink:show="embed" xlink:actuate="onLoad" draw:mime-type="image/png"/>
</draw:frame>
In Ukraine, the Center for the Protection of the Rights of the Child, which will work with children, was opened, the victims of crimes or their witnesses.</text:p>
      <text:p text:style-name="P4">
About it <text:a xlink:type="simple" xlink:href="https://www.kmu.gov.ua/news/minreintehratsii-v-ukraini-vidkryly-tsentr-zakhystu-prav-dytyny-iakyi-protydiiatyme-rosiiskym-zlochynam" text:style-name="Internet_20_link" text:visited-style-name="Visited_20_Internet_20_Link">
informs</text:a>
Government portal.</text:p>
      <text:p text:style-name="P4">
The facility will receive information from children and their nurses, carry out medical examinations, provide the necessary assistance, etc.</text:p>
      <text:p text:style-name="P4">
The Center also presented the Bring Kids Back UA action plan, which are the complexes of the Ukrainian authorities, foreign governments and international organizations of the excitement of the rights of young Ukrainians. Many foreign partners have already stated support and readiness for its implementation.</text:p>
      <text:p text:style-name="P4">
During the opening ceremony of the Child Protection Center, the President of Ukraine, Volodymyr Zelensky thanked it for its creation and development of the Action Plan.</text:p>
      <text:p text:style-name="P4">
“The first step is taken, 371 children at home, in Ukraine. Let's do everything to return all, ”Volodymyr Zelenskyy said.</text:p>
      <text:p text:style-name="P4">
News Source: <text:a xlink:type="simple" xlink:href="https://armyinform.com.ua/2023/06/01/v-ukrayini-vidkryly-czentr-zahystu-prav-dytyny-yakyj-protydiyatyme-rosijskym-zlochynam/" text:style-name="Internet_20_link" text:visited-style-name="Visited_20_Internet_20_Link">
https://armyinform.com.ua/2023/06/01/v-ukrayini-vidkryly-czentr-zahystu-prav-dytyny-yakyj-protydiyatyme-rosijskym-zlochynam/</text:a>
</text:p>
      <!--NEWS-->
      <text:h text:style-name="P10" text:outline-level="1">
<text:span text:style-name="T4">
During the day, rescuers went to eliminate the consequences of enemy shelling almost 200 times</text:span>
</text:h>
      <text:p text:style-name="P4">
Author: ['АРМІЯINFORM']</text:p>
      <text:p text:style-name="P4">
Time: 2023-06-01T43:00:00-04:00</text:p>
      <text:p text:style-name="P4">
Description: Lent out, 31 injuries, the Holder Service of Ukraine Zvozvicha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63" text:anchor-type="as-char" svg:width="6.9236in" svg:height="4.351977in" draw:z-index="0">
<draw:image xlink:href="../Images/AРМІЯINFORM/2023-06-01T43-00-00-04-00/fire_37885.jpg" xlink:type="simple" xlink:show="embed" xlink:actuate="onLoad" draw:mime-type="image/jpeg"/>
</draw:frame>
Illustrative photo</text:p>
      <text:p text:style-name="P4">
During the last day, <text:span text:style-name="T4">
 May 31, </text:span>
 Divisions of the Civil Service of Ukraine of Uncertain Situations <text:span text:style-name="T4">
 191 departure </text:span>
 to eliminate the consequences of the occupants of settlements and infrastructure. Eliminated13 fires. Psychological assistance was provided to 103 people.</text:p>
      <text:p text:style-name="P4">
This is stated in <text:a xlink:type="simple" xlink:href="https://dsns.gov.ua/uk/news/nadzvicaini-podiyi/operativna-informaciia-dsns-shhodo-naslidkiv-vedennia-boiovix-dii-rosiiskoiu-federacijeiu-174" text:style-name="Internet_20_link" text:visited-style-name="Visited_20_Internet_20_Link">
message</text:a>
SES of Ukraine.</text:p>
      <text:p text:style-name="P4">
Since the beginning of large -scale aggression of Russia, the units of the SES of Ukraine have made 97 231 departure to eliminate the consequences of shelling, eliminated 14 744 fires, rescued 4074 persons, provided psychological assistance to 215 904 persons.</text:p>
      <text:p text:style-name="P4">
News Source: <text:a xlink:type="simple" xlink:href="https://armyinform.com.ua/2023/06/01/za-dobu-ryatuvalnyky-majzhe-200-raziv-vyyizhdzhaly-na-likvidacziyu-naslidkiv-vorozhyh-obstriliv-9/" text:style-name="Internet_20_link" text:visited-style-name="Visited_20_Internet_20_Link">
https://armyinform.com.ua/2023/06/01/za-dobu-ryatuvalnyky-majzhe-200-raziv-vyyizhdzhaly-na-likvidacziyu-naslidkiv-vorozhyh-obstriliv-9/</text:a>
</text:p>
      <!--NEWS-->
      <text:h text:style-name="P10" text:outline-level="1">
<text:span text:style-name="T4">
The coordination headquarters discussed tragic cases of death of Ukrainian prisoners in the Russian Federation</text:span>
</text:h>
      <text:p text:style-name="P4">
Author: ['АРМІЯINFORM']</text:p>
      <text:p text:style-name="P4">
Time: 2023-06-01T44:00:00-04:00</text:p>
      <text:p text:style-name="P4">
Description: For the INICIATITITITS OF THE ORGANIC “Poligon 56” from the coordinating headquarters of the Widen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e362242e-96b7-49c1-ad38-db6248a80b14.jpg" text:style-name="Internet_20_link" text:visited-style-name="Visited_20_Internet_20_Link">
e362242e-96b7-49c1-ad38-db6248a80b14.jpg</text:a>
']</text:p>
      <text:p text:style-name="P4">
Tags: ['ВІЙСЬКОВОПОЛОНЕНІ', 'КООРДИНАЦІЙНИЙ ШТАБ З ПИТАНЬ ПОВОДЖЕННЯ З ВІЙСЬКОВОПОЛОНЕНИМИ', 'ПОРУШЕННЯ ЗАКОНІВ ТА ЗВИЧАЇВ ВІЙНИ']</text:p>
      <text:p text:style-name="P4">
Category: News</text:p>
      <!--METADATA-->
      <text:p text:style-name="P4">
<draw:frame draw:style-name="fr1" draw:name="Image264" text:anchor-type="as-char" svg:width="6.9236in" svg:height="3.894525in" draw:z-index="0">
<draw:image xlink:href="../Images/AРМІЯINFORM/2023-06-01T44-00-00-04-00/e362242e-96b7-49c1-ad38-db6248a80b14.jpg" xlink:type="simple" xlink:show="embed" xlink:actuate="onLoad" draw:mime-type="image/jpeg"/>
</draw:frame>
On the initiative of the NGO "Polygon 56", a meeting with the families of prisoners and missing military personnel was held in the coordination staff. Representatives of public organizations "Family -persons of the Chernobyl", "Military Medicists of Ukraine", "Wives of the Chernobyl Medicines of Ukraine", were also attended by the event. Brigades of DShV and prisoners.</text:p>
      <text:p text:style-name="P4">
About it <text:a xlink:type="simple" xlink:href="https://t.me/Koord_shtab/1153" text:style-name="Internet_20_link" text:visited-style-name="Visited_20_Internet_20_Link">
reports</text:a>
Coordinating headquarters of inquiries for the treatment of prisoners of war.</text:p>
      <text:p text:style-name="P4">
Much attention was paid to the tragic cases of the death of our defenders in captivity. They become known mainly after exchange of bodies. During the identification, it turns out that they returned the body of the person who was captured.</text:p>
      <text:p text:style-name="P4">
“Also, some cases of death becomes known from those who have returned from the ground. Russia does not report such cases, ”said the headquarters representative.</text:p>
      <text:p text:style-name="P4">
"When we find such facts, we register criminal proceedings, conducting a model investigation, as far as possible during hostilities," the National Police Representative said. - After the release of occupied land investigations will be continued. Cases of death in captivity qualify as the violations of the laws and customs of war. "</text:p>
      <text:p text:style-name="P4">
According to the rules of international law, the facts of the death of prisoners should be recorded by the memorial examination of the country that holds them. If such formalities are not performed, there are reasons to believe that the country violates international rules.</text:p>
      <text:p text:style-name="P4">
"The power of the state that holds the prisoners must take care of a decent burial so that the body could then be taken away," the ICCH representative said. - We passed the information in captivity to the Russian side and waiting for answers. The captivity in captivity is responsible for holding the country that holds. When the crime is already committed, the ICCH is condemned, but international courts. We are ready to provide more assistance, and no side of the conflict should be hindered. We will not calm down will reach the desired. "</text:p>
      <text:p text:style-name="P4">
According to a representative of the Ministry of Foreign Affairs, during each international meeting both within the framework of the state organizations and bilateral contacts, Ukraine raises two main issues - the return of Russia and prisoners exported by Russia.</text:p>
      <text:p text:style-name="P4">
News Source: <text:a xlink:type="simple" xlink:href="https://armyinform.com.ua/2023/06/01/u-koordynaczijnomu-shtabi-obgovoryly-tragichni-vypadky-zagybeli-ukrayinskyh-polonenyh-u-rf/" text:style-name="Internet_20_link" text:visited-style-name="Visited_20_Internet_20_Link">
https://armyinform.com.ua/2023/06/01/u-koordynaczijnomu-shtabi-obgovoryly-tragichni-vypadky-zagybeli-ukrayinskyh-polonenyh-u-rf/</text:a>
</text:p>
      <!--NEWS-->
      <text:h text:style-name="P10" text:outline-level="1">
<text:span text:style-name="T4">
Alexei Reznikov thanked the US for a new military assistance package</text:span>
</text:h>
      <text:p text:style-name="P4">
Author: ['АРМІЯINFORM']</text:p>
      <text:p text:style-name="P4">
Time: 2023-06-01T45:00:00-04:00</text:p>
      <text:p text:style-name="P4">
Description: Ministra of the defense of Ukraine Oleksiy Reznikov, having packed the US defense of the United States Lloyd Ostin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0/reznikov.jpg" text:style-name="Internet_20_link" text:visited-style-name="Visited_20_Internet_20_Link">
reznikov.jpg</text:a>
', '<text:a xlink:type="simple" xlink:href="https://armyinform.com.ua/wp-content/uploads/2023/06/fxha0euwyam645l.jpg" text:style-name="Internet_20_link" text:visited-style-name="Visited_20_Internet_20_Link">
fxha0euwyam645l.jpg</text:a>
']</text:p>
      <text:p text:style-name="P4">
Tags: ['ОЛЕКСІЙ РЕЗНІКОВ', 'ОФІЦІЙНО', 'ПАКЕТ ДОПОМОГИ УКРАЇНІ', 'США']</text:p>
      <text:p text:style-name="P4">
Category: News</text:p>
      <!--METADATA-->
      <text:p text:style-name="P4">
<draw:frame draw:style-name="fr1" draw:name="Image265" text:anchor-type="as-char" svg:width="6.9236in" svg:height="4.214777in" draw:z-index="0">
<draw:image xlink:href="../Images/AРМІЯINFORM/2023-06-01T45-00-00-04-00/reznikov.jpg" xlink:type="simple" xlink:show="embed" xlink:actuate="onLoad" draw:mime-type="image/jpeg"/>
</draw:frame>
The Minister of Defense of Ukraine Oleksiy Reznikov thanked the Secretary of Defense of Shalloid Austin and the American people for the next package of assistance in Ukraine.</text:p>
      <text:p text:style-name="P4">
The head of the defense department of Ukraine wrote about it in <text:a xlink:type="simple" xlink:href="https://twitter.com/oleksiireznikov/status/1664151330804359168" text:style-name="Internet_20_link" text:visited-style-name="Visited_20_Internet_20_Link">
Twitter</text:a>
.</text:p>
      <text:p text:style-name="P4">
Водночас Міністр оборони України наголосив: «Нам потрібна потужнапротиповітряна оборона, щоб захистити наших людей. Нам потрібні боєприпаси,щоб звільнити нашу землю».</text:p>
      <text:p text:style-name="P4">
«Сполучені Штати продовжуватимуть працювати зі своїми союзниками тапартнерами, щоб забезпечити Україну можливостями для задоволення їїбезпосередніх потреб на полі бою та довгострокових потреб у допомозі у сферібезпеки», — наголосили в<text:a xlink:type="simple" xlink:href="https://www.defense.gov/News/Releases/Release/Article/3411804/biden-administration-announces-additional-security-assistance-for-ukraine/" text:style-name="Internet_20_link" text:visited-style-name="Visited_20_Internet_20_Link">
пресслужбі</text:a>
Pentagon.</text:p>
      <text:p text:style-name="P4">
In <text:a xlink:type="simple" xlink:href="https://www.state.gov/additional-u-s-security-assistance-for-ukraine-3/" text:style-name="Internet_20_link" text:visited-style-name="Visited_20_Internet_20_Link">
State Department</text:a>
The US noted that the cost of a new military assistance package reaches $ 300 million.</text:p>
      <text:p text:style-name="P4">
<draw:frame draw:style-name="fr1" draw:name="Image266" text:anchor-type="as-char" svg:width="6.9236in" svg:height="6.9236in" draw:z-index="0">
<draw:image xlink:href="../Images/AРМІЯINFORM/2023-06-01T45-00-00-04-00/fxha0euwyam645l.jpg" xlink:type="simple" xlink:show="embed" xlink:actuate="onLoad" draw:mime-type="image/jpeg"/>
</draw:frame>
</text:p>
      <text:p text:style-name="P4">
News Source: <text:a xlink:type="simple" xlink:href="https://armyinform.com.ua/2023/06/01/oleksij-reznikov-podyakuvav-ssha-za-novyj-paket-vijskovoyi-dopomogy-3/" text:style-name="Internet_20_link" text:visited-style-name="Visited_20_Internet_20_Link">
https://armyinform.com.ua/2023/06/01/oleksij-reznikov-podyakuvav-ssha-za-novyj-paket-vijskovoyi-dopomogy-3/</text:a>
</text:p>
      <!--NEWS-->
      <text:h text:style-name="P10" text:outline-level="1">
<text:span text:style-name="T4">
The SES, together with the National Police, will carry out checks of availability and condition of bomb shelters across the country</text:span>
</text:h>
      <text:p text:style-name="P4">
Author: ['АРМІЯINFORM']</text:p>
      <text:p text:style-name="P4">
Time: 2023-06-01T46:00:00-04:00</text:p>
      <text:p text:style-name="P4">
Description: DSNS of Ukraine SPILLY WITH National Politziyu regularly conducted the transfer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ukryttya.jpg" text:style-name="Internet_20_link" text:visited-style-name="Visited_20_Internet_20_Link">
ukryttya.jpg</text:a>
']</text:p>
      <text:p text:style-name="P4">
Tags: ['БОМБОСХОВИЩЕ', 'ДСНС УКРАЇНИ', 'НАЦПОЛІЦІЯ', 'РОСІЙСЬКА РАКЕТНА АТАКА', 'УКРИТТЯ']</text:p>
      <text:p text:style-name="P4">
Category: News</text:p>
      <!--METADATA-->
      <text:p text:style-name="P4">
<draw:frame draw:style-name="fr1" draw:name="Image267" text:anchor-type="as-char" svg:width="6.9236in" svg:height="3.894525in" draw:z-index="0">
<draw:image xlink:href="../Images/AРМІЯINFORM/2023-06-01T46-00-00-04-00/ukryttya.jpg" xlink:type="simple" xlink:show="embed" xlink:actuate="onLoad" draw:mime-type="image/jpeg"/>
</draw:frame>
The SES of Ukraine, together with the National Police, will regularly carry out checks of accessibility and condition of bombos in all settlements of the country.</text:p>
      <text:p text:style-name="P4">
About it <text:a xlink:type="simple" xlink:href="https://mvs.gov.ua/uk/news/igor-klimenko-zakriti-bombosxovishha-pid-cas-viini-ce-zlocin" text:style-name="Internet_20_link" text:visited-style-name="Visited_20_Internet_20_Link">
reported</text:a>
Minister of Internal Affairs of Ukraine Igorklimenko.</text:p>
      <text:p text:style-name="P4">
“The 16th Month of the Large War. It would seem that during this time responsible assets should be identified and corrected by all the shortages in the issue of safety of people. The enemy continues large -scale shelling of cities. But still some shelters are closed during air anxiety, ”Igorklimenko stressed.</text:p>
      <text:p text:style-name="P4">
He emphasized that <text:span text:style-name="T4">
 closed bomb shelters during the war is not a simpleness, but a crime. </text:span>
 and in fact of a closed bomb shelter in the Desnyanskiy district of the capital, criminal proceedings under the article of the criminal code of Ukraine "official negligence, which caused grave consequences" have been launched.</text:p>
      <text:p text:style-name="P4">
Recall that on the night of June 1, 2023 as a result of <text:a xlink:type="simple" xlink:href="https://armyinform.com.ua/2023/06/01/nichna-ataka-na-kyyiv-sered-zagyblyh-ye-dity/" text:style-name="Internet_20_link" text:visited-style-name="Visited_20_Internet_20_Link">
missile attack</text:a>
11 people were injured and injured, three died.</text:p>
      <text:p text:style-name="P4">
News Source: <text:a xlink:type="simple" xlink:href="https://armyinform.com.ua/2023/06/01/dsns-razom-iz-naczpolicziyeyu-provodytymut-perevirky-dostupnosti-ta-stanu-bomboshovyshh-po-vsij-krayini/" text:style-name="Internet_20_link" text:visited-style-name="Visited_20_Internet_20_Link">
https://armyinform.com.ua/2023/06/01/dsns-razom-iz-naczpolicziyeyu-provodytymut-perevirky-dostupnosti-ta-stanu-bomboshovyshh-po-vsij-krayini/</text:a>
</text:p>
      <!--NEWS-->
      <text:h text:style-name="P10" text:outline-level="1">
<text:span text:style-name="T4">
On the Day of Protection of Children of the Russian Federation, new crimes against kid - Elena Zelenskaya</text:span>
</text:h>
      <text:p text:style-name="P4">
Author: ['АРМІЯINFORM']</text:p>
      <text:p text:style-name="P4">
Time: 2023-06-01T47:00:00-04:00</text:p>
      <text:p text:style-name="P4">
Description: Persha Olena Zelenska Vysloska sorry sorry sorry, death ditini Vnaslіdok of Cheriacov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zelenska.jpg" text:style-name="Internet_20_link" text:visited-style-name="Visited_20_Internet_20_Link">
zelenska.jpg</text:a>
']</text:p>
      <text:p text:style-name="P4">
Tags: ['STOPRUSSIA', 'АГРЕСІЯ РФ', 'ВТОРГНЕННЯ РФ', 'ДЕНЬ ЗАХИСТУ ДІТЕЙ', 'ОЛЕНА ЗЕЛЕНСЬКА']</text:p>
      <text:p text:style-name="P4">
Category: News</text:p>
      <!--METADATA-->
      <text:p text:style-name="P4">
<draw:frame draw:style-name="fr1" draw:name="Image268" text:anchor-type="as-char" svg:width="6.9236in" svg:height="3.894525in" draw:z-index="0">
<draw:image xlink:href="../Images/AРМІЯINFORM/2023-06-01T47-00-00-04-00/zelenska.jpg" xlink:type="simple" xlink:show="embed" xlink:actuate="onLoad" draw:mime-type="image/jpeg"/>
</draw:frame>
The first lady of Ukraine Olena Zelenskaya pity about the death of the child as a result of the shelling of Russia by the territory of Ukraine.</text:p>
      <text:p text:style-name="P4">
“Children's Day was always about a safe childhood, the beginning of summer, life ... Today, he is about new crimes of the Russian Federation against Ukrainian children. In Kiev, a 9-year-old girl was killed, another in the hospital, ”<text:a xlink:type="simple" xlink:href="https://twitter.com/ZelenskaUA/status/1664155000375746562" text:style-name="Internet_20_link" text:visited-style-name="Visited_20_Internet_20_Link">
wrote</text:a>
Olenazelenskaya on Twitter.</text:p>
      <text:p text:style-name="P4">
She emphasized that every child was injured - pain for the whole country.</text:p>
      <text:p text:style-name="P4">
We will remind, earlier Elena Zelenskaya <text:a xlink:type="simple" xlink:href="https://armyinform.com.ua/2023/04/27/19-390-ukrayinskyh-ditej-dosi-perebuvayut-v-rosijskomu-poloni-olena-zelenska/" text:style-name="Internet_20_link" text:visited-style-name="Visited_20_Internet_20_Link">
reported</text:a>
, що в російському полонінаразі перебувають майже 20 тисяч українських дітей, примусово вивезенихокупантами на територію рф.</text:p>
      <text:p text:style-name="P4">
Як відомо, вночі росія вдарила «Іскандерами» по об’єктах цивільної такритичної інфраструктури Києва. Сили та засоби ППО<text:a xlink:type="simple" xlink:href="https://armyinform.com.ua/2023/06/01/syly-ppo-zbyly-vsi-desyat-iskanderiv-vypushhenyh-rosiyanamy-cziyeyi-nochi-po-kyyevu/" text:style-name="Internet_20_link" text:visited-style-name="Visited_20_Internet_20_Link">
знищили</text:a>
All 10 Russian row. The fall of the debris killed three people, including a child, 11 more were injured.</text:p>
      <text:p text:style-name="P4">
News Source: <text:a xlink:type="simple" xlink:href="https://armyinform.com.ua/2023/06/01/u-den-zahystu-ditej-rf-skoyila-novi-zlochyny-proty-malechi-olena-zelenska/" text:style-name="Internet_20_link" text:visited-style-name="Visited_20_Internet_20_Link">
https://armyinform.com.ua/2023/06/01/u-den-zahystu-ditej-rf-skoyila-novi-zlochyny-proty-malechi-olena-zelenska/</text:a>
</text:p>
      <!--NEWS-->
      <text:h text:style-name="P10" text:outline-level="1">
<text:span text:style-name="T4">
Responsibility will - the Council of Europe Secretary General reacted to the Morning Spreader attack in Kiev</text:span>
</text:h>
      <text:p text:style-name="P4">
Author: ['АРМІЯINFORM']</text:p>
      <text:p text:style-name="P4">
Time: 2023-06-01T48:00:00-04:00</text:p>
      <text:p text:style-name="P4">
Description: The General Secretary for the sake of єvropi Maria Paychinovich Burich Vidreagulal on Rankov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sg_marija_pejcinovic_buric.jpg" text:style-name="Internet_20_link" text:visited-style-name="Visited_20_Internet_20_Link">
sg_marija_pejcinovic_buric.jpg</text:a>
']</text:p>
      <text:p text:style-name="P4">
Tags: ['ГЕНСЕК РАДИ ЄВРОПИ', 'КРАЇНА-ТЕРОРИСТ РФ', 'РАДА ЄВРОПИ', 'РАКЕТНА АТАКА']</text:p>
      <text:p text:style-name="P4">
Category: News</text:p>
      <!--METADATA-->
      <text:p text:style-name="P4">
<draw:frame draw:style-name="fr1" draw:name="Image269" text:anchor-type="as-char" svg:width="6.9236in" svg:height="3.891541in" draw:z-index="0">
<draw:image xlink:href="../Images/AРМІЯINFORM/2023-06-01T48-00-00-04-00/sg_marija_pejcinovic_buric.jpg" xlink:type="simple" xlink:show="embed" xlink:actuate="onLoad" draw:mime-type="image/jpeg"/>
</draw:frame>
The Secretary General of the Council of Europe Maria Paychinovich Burich reacted by the Narcont Russian strike by "Iskanders" in the capital of Ukraine and stated that Russia will be responsible for the losses and losses caused to Ukraine.</text:p>
      <text:p text:style-name="P4">
About this <text:a xlink:type="simple" xlink:href="https://twitter.com/MarijaPBuric/status/1664147148852568064" text:style-name="Internet_20_link" text:visited-style-name="Visited_20_Internet_20_Link">
it is referred</text:a>
In her Twitter.</text:p>
      <text:p text:style-name="P4">
“I will never stop condemning Russia for non -selective attacks against Ukraine, who have been killed today by civilians, including children. Responsibility will: <text:a xlink:type="simple" xlink:href="https://armyinform.com.ua/2023/05/17/uchasnyky-samitu-rady-yevropy-pidtrymaly-stvorennya-reyestru-zbytkiv-zavdanyh-agresiyeyu-rosiyi-proty-ukrayiny/" text:style-name="Internet_20_link" text:visited-style-name="Visited_20_Internet_20_Link">
register the damage caused</text:a>
It is the first specific step for this, ”the Council of Europe Secretary General.</text:p>
      <text:p text:style-name="P4">
It is known that at night Russia struck "Iskander" on the objects of civilian instructive infrastructure of Kiev. Air Forces and APPs <text:a xlink:type="simple" xlink:href="https://armyinform.com.ua/2023/06/01/syly-ppo-zbyly-vsi-desyat-iskanderiv-vypushhenyh-rosiyanamy-cziyeyi-nochi-po-kyyevu/" text:style-name="Internet_20_link" text:visited-style-name="Visited_20_Internet_20_Link">
destroyed</text:a>
All 10 Russian row. The fall of the debris killed three people, including a child, 11 more were injured.</text:p>
      <text:p text:style-name="P4">
News Source: <text:a xlink:type="simple" xlink:href="https://armyinform.com.ua/2023/06/01/vidpovidalnist-bude-gensek-rady-yevropy-vidreaguvala-na-rankovu-ataku-iskanderamy-po-kyyevu/" text:style-name="Internet_20_link" text:visited-style-name="Visited_20_Internet_20_Link">
https://armyinform.com.ua/2023/06/01/vidpovidalnist-bude-gensek-rady-yevropy-vidreaguvala-na-rankovu-ataku-iskanderamy-po-kyyevu/</text:a>
</text:p>
      <!--NEWS-->
      <text:h text:style-name="P10" text:outline-level="1">
<text:span text:style-name="T4">
A briefing of representatives of the National Guard took place at Military Media Center</text:span>
</text:h>
      <text:p text:style-name="P4">
Author: ['АРМІЯINFORM']</text:p>
      <text:p text:style-name="P4">
Time: 2023-06-01T49:00:00-04:00</text:p>
      <text:p text:style-name="P4">
Description: https://www.youtube.com/watch?v=lfnjt8q0xng from Military Media Center Blaphing ... War with Ukraine 2022, War with Ukraine today, News War with Ukraine 2022 Last today, there will be a war between Ukraine And when Russia and the war with Ukraine in 2022 will be or not, will there be a war with Ukraine in the near future, the war with Ukraine, Ukraine’s news today, Ukrainian news in Ukrainian media in Russian</text:p>
      <text:p text:style-name="P4">
Images: []</text:p>
      <text:p text:style-name="P4">
Tags: []</text:p>
      <text:p text:style-name="P4">
Category: News</text:p>
      <!--METADATA-->
      <text:p text:style-name="P4">
The Militation Media Center has a briefing on: <text:span text:style-name="T4">
 "Participation of the National Guard of the Undischik Armed Aggression of the Russian Federation against Ukraine" </text:span>
 with the participation of the Deputy Director of planning of the use of the Main Directorate of the National Guard of Colonel Mykola Urshalovich.</text:p>
      <text:p text:style-name="P4">
News Source: <text:a xlink:type="simple" xlink:href="https://armyinform.com.ua/2023/06/01/u-military-media-center-prohodyt-bryfing-predstavnykiv-naczgvardiyi/" text:style-name="Internet_20_link" text:visited-style-name="Visited_20_Internet_20_Link">
https://armyinform.com.ua/2023/06/01/u-military-media-center-prohodyt-bryfing-predstavnykiv-naczgvardiyi/</text:a>
</text:p>
      <!--NEWS-->
      <text:h text:style-name="P10" text:outline-level="1">
<text:span text:style-name="T4">
The military handed over to the little patients "Okhmatdita" sweet gifts</text:span>
</text:h>
      <text:p text:style-name="P4">
Author: ['АРМІЯINFORM']</text:p>
      <text:p text:style-name="P4">
Time: 2023-06-01T50:00:00-04:00</text:p>
      <text:p text:style-name="P4">
Description: Commander of the Oblane forces of the Zbroyni forces of Ukraine, Lieutenant General Sergey Naav Zavitav befor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0/07/nayev-1.jpg" text:style-name="Internet_20_link" text:visited-style-name="Visited_20_Internet_20_Link">
nayev-1.jpg</text:a>
']</text:p>
      <text:p text:style-name="P4">
Tags: ["КОМАНДУВАЧ ОБ'ЄДНАНИХ СИЛ ЗБРОЙНИХ СИЛ УКРАЇНИ", 'ОХМАТДИТ', 'СЕРГІЙ НАЄВ']</text:p>
      <text:p text:style-name="P4">
Category: News</text:p>
      <!--METADATA-->
      <text:p text:style-name="P4">
<draw:frame draw:style-name="fr1" draw:name="Image270" text:anchor-type="as-char" svg:width="6.9236in" svg:height="4.367194in" draw:z-index="0">
<draw:image xlink:href="../Images/AРМІЯINFORM/2023-06-01T50-00-00-04-00/nayev-1.jpg" xlink:type="simple" xlink:show="embed" xlink:actuate="onLoad" draw:mime-type="image/jpeg"/>
</draw:frame>
The Commander of the United Armed Forces of Ukraine Lieutenant General Sergey Naivvatya to the National Children's Specialized Hospital "Okhmatdit" and transmitted sweet gifts to small patients.</text:p>
      <text:p text:style-name="P4">
About it <text:a xlink:type="simple" xlink:href="https://www.facebook.com/JointForcesCommandAFU/posts/pfbid02tKYWVUB8zRtZMkahswa6hEZ7LWtwucw3nhKzXUT8jT1myjGv235P8DZazYMZ7vBbl" text:style-name="Internet_20_link" text:visited-style-name="Visited_20_Internet_20_Link">
reports</text:a>
Command of the Joint Forces of the Armed Forces of Ukraine.</text:p>
      <text:p text:style-name="P4">
"We are doing everything to fill the child's void with hope and good," the commander has nominated. - In the conditions of war, our children turned into little ones. In fact, they are escaping a childhood that they will never be able to do. So we were trying to fulfill the dreams of children so that their childhood would be true - with a smile on their lips!”</text:p>
      <text:p text:style-name="P4">
The event was the embodiment of the initiative initiated by Okhmatdit and the command of the AFU forces, the purpose of which to unite physicians, military and society for good deeds for our children.</text:p>
      <text:p text:style-name="P4">
The Command of the Joint Forces of the Armed Forces noted that they have long been taken care of by little patients in hospital. In particular, they organize festive theatrical tacar performances, give sweets. The hospital has repeatedly received recipients, philanthropists and indifferent people's assistance in the equipment of the chambers and the rehabilitation center, as well as important medical equipment. With the assistance of the Joint Forces command, there were also visual inspections of young patients affected by the consequences of Russian aggression.</text:p>
      <text:p text:style-name="P4">
News Source: <text:a xlink:type="simple" xlink:href="https://armyinform.com.ua/2023/06/01/vijskovi-peredaly-malenkym-pacziyentam-ohmatdytu-solodki-podarunky/" text:style-name="Internet_20_link" text:visited-style-name="Visited_20_Internet_20_Link">
https://armyinform.com.ua/2023/06/01/vijskovi-peredaly-malenkym-pacziyentam-ohmatdytu-solodki-podarunky/</text:a>
</text:p>
      <!--NEWS-->
      <text:h text:style-name="P10" text:outline-level="1">
<text:span text:style-name="T4">
For crimes against children, the Russians will be punished by the court of God and the Armed Forces - Alexander Pavlyuk</text:span>
</text:h>
      <text:p text:style-name="P4">
Author: ['АРМІЯINFORM']</text:p>
      <text:p text:style-name="P4">
Time: 2023-06-01T51:00:00-04:00</text:p>
      <text:p text:style-name="P4">
Description: Syogodnі, if you mentioned the Pershered Day of Lit that day to Zahista Date, Rashi Snow Znovoi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6/photo_5460968161890387599_y-e1685628228359.jpg" text:style-name="Internet_20_link" text:visited-style-name="Visited_20_Internet_20_Link">
photo_5460968161890387599_y-e1685628228359.jpg</text:a>
']</text:p>
      <text:p text:style-name="P4">
Tags: ['STOPRUSSIA', 'АГРЕСІЯ РФ', 'ДЕНЬ ЗАХИСТУ ДІТЕЙ', 'ОЛЕКСАНДР ПАВЛЮК']</text:p>
      <text:p text:style-name="P4">
Category: News</text:p>
      <!--METADATA-->
      <text:p text:style-name="P4">
<draw:frame draw:style-name="fr1" draw:name="Image271" text:anchor-type="as-char" svg:width="6.9236in" svg:height="4.032997in" draw:z-index="0">
<draw:image xlink:href="../Images/AРМІЯINFORM/2023-06-01T51-00-00-04-00/photo_5460968161890387599_y-e1685628228359.jpg" xlink:type="simple" xlink:show="embed" xlink:actuate="onLoad" draw:mime-type="image/jpeg"/>
</draw:frame>
Today, when the first day of summer and the day of protection of children, the racists re -attacked the capital.</text:p>
      <text:p text:style-name="P4">
About it <text:a xlink:type="simple" xlink:href="https://t.me/Pavliuk_KSV/4365" text:style-name="Internet_20_link" text:visited-style-name="Visited_20_Internet_20_Link">
stressed</text:a>
First Deputy Ministers of Ukraine Lieutenant General Oleksandr Pavlyuk.</text:p>
      <text:p text:style-name="P4">
“The enemy continues to take their childhood from our children, to deprive them of the main right - the right to life!These are crimes that have no excuse. For them, the attackers will be punished by the court of human, God and rapid and inevitable punishment, carried out by the Armed Forces of Ukraine, ”-assured Lieutenant General Oleksandrpavlyuk.</text:p>
      <text:p text:style-name="P4">
He added that winning is to protect children in every corner of Ukraine.</text:p>
      <text:p text:style-name="P4">
"Children of Ukraine, you are our hope and a bright future for which we will fight for victory!" -said First Deputy Minister of Defense of Ukraine Lieutenant General Alexander Pavlyuk.</text:p>
      <text:p text:style-name="P4">
News Source: <text:a xlink:type="simple" xlink:href="https://armyinform.com.ua/2023/06/01/za-zlochyny-proty-ditej-rosiyany-budut-pokarani-sudom-bozhym-i-zsu-oleksandr-pavlyuk/" text:style-name="Internet_20_link" text:visited-style-name="Visited_20_Internet_20_Link">
https://armyinform.com.ua/2023/06/01/za-zlochyny-proty-ditej-rosiyany-budut-pokarani-sudom-bozhym-i-zsu-oleksandr-pavlyuk/</text:a>
</text:p>
      <!--NEWS-->
      <text:h text:style-name="P10" text:outline-level="1">
<text:span text:style-name="T4">
The Czech Senate approved a resolution on Ukraine's rapid NATO accession</text:span>
</text:h>
      <text:p text:style-name="P4">
Author: ['АРМІЯINFORM']</text:p>
      <text:p text:style-name="P4">
Time: 2023-06-01T52:00:00-04:00</text:p>
      <text:p text:style-name="P4">
Description: Senate Cheskoko Republiki, having sneeled the importance of the resolution of the jaknahvidshny viocation of Ukraine before ... the war with Ukraine 2022, the war with Ukrain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ukrayina-nato.jpg" text:style-name="Internet_20_link" text:visited-style-name="Visited_20_Internet_20_Link">
ukrayina-nato.jpg</text:a>
']</text:p>
      <text:p text:style-name="P4">
Tags: ['ВСТУП ДО НАТО', 'ДОПОМОГА ПАРТНЕРІВ', 'РУСЛАН СТЕФАНЧУК', 'СВІТ ПІДТРИМУЄ УКРАЇНУ', 'ЧЕХІЯ']</text:p>
      <text:p text:style-name="P4">
Category: News</text:p>
      <!--METADATA-->
      <text:p text:style-name="P4">
<draw:frame draw:style-name="fr1" draw:name="Image272" text:anchor-type="as-char" svg:width="6.9236in" svg:height="4.15416in" draw:z-index="0">
<draw:image xlink:href="../Images/AРМІЯINFORM/2023-06-01T52-00-00-04-00/ukrayina-nato.jpg" xlink:type="simple" xlink:show="embed" xlink:actuate="onLoad" draw:mime-type="image/jpeg"/>
</draw:frame>
The Senate of the Czech Republic adopted an important resolution on the early entry of Ukraine to the Organization of the North Atlantic Treaty.</text:p>
      <text:p text:style-name="P4">
About it <text:a xlink:type="simple" xlink:href="https://www.facebook.com/stefanchuk.official/posts/pfbid0VRuUV9LhoY4rbM1VWEtrq6sxL8g4C6difkvoemtEFK236Q5i5D15fdNHpXiacSkJl" text:style-name="Internet_20_link" text:visited-style-name="Visited_20_Internet_20_Link">
reported</text:a>
The Chairman of the Verkhovna Rada of Ukraine Ruslan Stefanchuk on Facebook.</text:p>
      <text:p text:style-name="P4">
The resolution states, in particular, that the Czech Republic supports training, provision of arms and other military equipment for Ukraine in coordination with allies.</text:p>
      <text:p text:style-name="P4">
In addition, it is noted that Ukraine demonstrates the determination and willingness of harnessing eurotlantic values. Therefore, in the interests of the Security of the Czech Republic, Ukraine to preparing Russian aggression and joining NATO.</text:p>
      <text:p text:style-name="P4">
The Czech Senate resolution also states that <text:a xlink:type="simple" xlink:href="https://armyinform.com.ua/2022/11/09/nastupnyj-samit-nato-vidbudetsya-vlitku-2023-roku-v-lytvi/" text:style-name="Internet_20_link" text:visited-style-name="Visited_20_Internet_20_Link">
Vilnius Samite</text:a>
It must confirm the strong political commitment to Dukraine.</text:p>
      <text:p text:style-name="P4">
"Ukraine's accession to NATO will significantly strengthen the military potential of the Alliance and the national order based on the UN rules and norms," Ruslantefanchuk stressed.</text:p>
      <text:p text:style-name="P4">
News Source: <text:a xlink:type="simple" xlink:href="https://armyinform.com.ua/2023/06/01/senat-chehiyi-uhvalyv-rezolyucziyu-shhodo-yaknajshvydshogo-vstupu-ukrayiny-do-nato/" text:style-name="Internet_20_link" text:visited-style-name="Visited_20_Internet_20_Link">
https://armyinform.com.ua/2023/06/01/senat-chehiyi-uhvalyv-rezolyucziyu-shhodo-yaknajshvydshogo-vstupu-ukrayiny-do-nato/</text:a>
</text:p>
      <!--NEWS-->
      <text:h text:style-name="P10" text:outline-level="1">
<text:span text:style-name="T4">
During the week, the National Guards destroyed Su-25, two tanks, three SAUs, a complex of Reb, neutralized about 300 invaders</text:span>
</text:h>
      <text:p text:style-name="P4">
Author: ['Володимир Поліщук']</text:p>
      <text:p text:style-name="P4">
Time: 2023-06-01T53:00:00-04:00</text:p>
      <text:p text:style-name="P4">
Description: Minoi Tizhnya Rosіyska Armia, Yak Zavzhdi, demonstrated the Svytovi Lylugіdiy Sta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8-2-scaled.jpg" text:style-name="Internet_20_link" text:visited-style-name="Visited_20_Internet_20_Link">
8-2-scaled.jpg</text:a>
', '<text:a xlink:type="simple" xlink:href="https://armyinform.com.ua/wp-content/uploads/2023/06/3-1.jpg" text:style-name="Internet_20_link" text:visited-style-name="Visited_20_Internet_20_Link">
3-1.jpg</text:a>
']</text:p>
      <text:p text:style-name="P4">
Tags: ['MILITARY MEDIA CENTER', 'ВТОРГНЕННЯ РФ', 'МИКОЛА УРШАЛОВИЧ', 'НАЦГВАРДІЯ']</text:p>
      <text:p text:style-name="P4">
Category: News</text:p>
      <!--METADATA-->
      <text:p text:style-name="P4">
<draw:frame draw:style-name="fr1" draw:name="Image273" text:anchor-type="as-char" svg:width="6.9236in" svg:height="4.614606in" draw:z-index="0">
<draw:image xlink:href="../Images/AРМІЯINFORM/2023-06-01T53-00-00-04-00/8-2-scaled.jpg" xlink:type="simple" xlink:show="embed" xlink:actuate="onLoad" draw:mime-type="image/jpeg"/>
</draw:frame>
Last week, the Russian army, as always, demonstrated the world of a miserable plant of its equipment and inefficiency of management, trying to keep the space -heated territories solely by replenishing the numerical composition with new parties of cannon meat.</text:p>
      <text:p text:style-name="P4">
It was due to the large number of assault detachments, not their viciousness, that the enemy tried to move on the Kupyansk, Lyman Taavdiivsky directions. Expected - there was no success, he suffered losses. The divisional Guard of Ukraine, which perform combat and special tasks of complications of defense forces of Ukraine, was not allowed in these areas of losses.</text:p>
      <text:p text:style-name="P4">
About it during <text:a xlink:type="simple" xlink:href="https://www.youtube.com/watch" text:style-name="Internet_20_link" text:visited-style-name="Visited_20_Internet_20_Link">
briefing</text:a>
VMILITARY MEDIA CENTER was informed by the Deputy Director of the Planning Department of the Main Directorate of NSU Colonel Mykola Urshalovich.</text:p>
      <text:p text:style-name="P4">
In the Kharkiv direction, the enemy attempted to find weak places in uniform defense, using sabotage and intelligence groups from the cross-section of the state border. As a result of effective contradictory measures with the participation of units of NSU, the enemy suffered losses and departed.</text:p>
      <text:p text:style-name="P4">
In the Bakhmut direction, the enemy moved to the defense on the ruins of self -made settlements.</text:p>
      <text:p text:style-name="P4">
In the Zaporizhzhya and Kherson directions, the situation did not undergo significant changes. The significant impact on the course of hostilities this week had weather conditions there - in particular, heavy cloudiness and showers significantly complicated the conduct of air intelligence and correction of artillery fire, and also limited the passage of engineering on soil roads. At the same time, all the tasks of the Guards were fulfilled.</text:p>
      <text:p text:style-name="P4">
On <text:span text:style-name="T4">
 Shakhtarsky </text:span>
 the occupiers were unsuccessfully advanced in the direction of thewaggledar. Due to the lack of any achievements on the battlefield, they occupy the shelling of our positions near the Great Novosilka Donetsk region.</text:p>
      <text:p text:style-name="P4">
Instead, the Guards continued to cause loss of the enemy in the power of the tacitics. Last week, the units of the National Guard were neutralized by about 170 invaders, 67 of them "disposed of forever"; destroyed armored vehicles and artillery weapons with calculations.</text:p>
      <text:p text:style-name="P4">
NSU intelligence officers found 338 enemy goals, some of which were destroyed in cooperation with the units of the Armed Forces of Ukraine.</text:p>
      <text:p text:style-name="P4">
<draw:frame draw:style-name="fr1" draw:name="Image274" text:anchor-type="as-char" svg:width="6.9236in" svg:height="4.615733in" draw:z-index="0">
<draw:image xlink:href="../Images/AРМІЯINFORM/2023-06-01T53-00-00-04-00/3-1.jpg" xlink:type="simple" xlink:show="embed" xlink:actuate="onLoad" draw:mime-type="image/jpeg"/>
</draw:frame>
He also said that the national artillerymen during the week completed 260 firing tasks, which were neutralized by 70 enemy people, destroyed three artis systems, automobile equipment and three ammunition depots.</text:p>
      <text:p text:style-name="P4">
NSU aircraft made 4 combat missions for the enemy fire. As the result-the enemy lost 40 invaders, PTRC and AGS-17 with calculations, a warehouse with ammunition, a platoon stronghold. - In the Zaporizhzhya Tachson directions, our units of unmanned aviation were carried out to perform intelligence tasks, which showed the CAU, artillery system, three combat armored vehicles, boat, 17 car vehicles. But the coordinates for their fire damage were provided, - said Mykola Urshalovich.</text:p>
      <text:p text:style-name="P4">
Last week, it was also effective for air defense units, so the National Guard was landed 5 air purposes. In particular, the razor shooters in the area of small Tokmachka from the Igla MSC were knocked down by a pilot-25, from which the pilot was catapult and the other Su-25 was damaged.</text:p>
      <text:p text:style-name="P4">
<text:span text:style-name="T5">
Opto press service of NSU</text:span>
</text:p>
      <text:p text:style-name="P4">
News Source: <text:a xlink:type="simple" xlink:href="https://armyinform.com.ua/2023/06/01/protyagom-tyzhnya-naczgvardijczi-znyshhyly-su-25-dva-tanky-try-sau-kompleks-reb-zneshkodyly-blyzko-300-zagarbnykiv/" text:style-name="Internet_20_link" text:visited-style-name="Visited_20_Internet_20_Link">
https://armyinform.com.ua/2023/06/01/protyagom-tyzhnya-naczgvardijczi-znyshhyly-su-25-dva-tanky-try-sau-kompleks-reb-zneshkodyly-blyzko-300-zagarbnykiv/</text:a>
</text:p>
      <!--NEWS-->
      <text:h text:style-name="P10" text:outline-level="1">
<text:span text:style-name="T4">
During the week of NSU sappers surveyed more than a thousand hectares of terrain and destroyed 104 explosive items</text:span>
</text:h>
      <text:p text:style-name="P4">
Author: ['Володимир Поліщук']</text:p>
      <text:p text:style-name="P4">
Time: 2023-06-01T54:00:00-04:00</text:p>
      <text:p text:style-name="P4">
Description: Sader NSU, Vikonuvati Zavdannya, Humanitarian Rosinovanni Teritors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6/img_1636-scaled.jpg" text:style-name="Internet_20_link" text:visited-style-name="Visited_20_Internet_20_Link">
img_1636-scaled.jpg</text:a>
']</text:p>
      <text:p text:style-name="P4">
Tags: ['MILITARY MEDIA CENTER', 'ВТОРГНЕННЯ РФ', 'МИКОЛА УРШАЛОВИЧ', 'НАЦГВАРДІЯ', 'РОСІЙСЬКІ МІНИ', 'САПЕРИ']</text:p>
      <text:p text:style-name="P4">
Category: News</text:p>
      <!--METADATA-->
      <text:p text:style-name="P4">
<draw:frame draw:style-name="fr1" draw:name="Image275" text:anchor-type="as-char" svg:width="6.9236in" svg:height="5.1927in" draw:z-index="0">
<draw:image xlink:href="../Images/AРМІЯINFORM/2023-06-01T54-00-00-04-00/img_1636-scaled.jpg" xlink:type="simple" xlink:show="embed" xlink:actuate="onLoad" draw:mime-type="image/jpeg"/>
</draw:frame>
NSU sappers continue to carry out the tasks of humanitarian demining the territories of agricultural purposes in the area of settlements Zazagoryanivka, East, Muzykivka of Kherson region and in the area of the village of Belkumar region. A week more than 1.1 thousand hectares of terrain were examined by 104 explosive objects.</text:p>
      <text:p text:style-name="P4">
About it during <text:a xlink:type="simple" xlink:href="https://www.youtube.com/watch" text:style-name="Internet_20_link" text:visited-style-name="Visited_20_Internet_20_Link">
briefing</text:a>
VMILITARY MEDIA CENTER was informed by the Deputy Director of the Planning Department Application of the Main Directorate of the National Guard of Ukraine Colonels Domikola Urshalovich.</text:p>
      <ul>
        <li>
Also worked by the miners of the National Guard in Zaporizhzhia, Kharkiv and Mykolaiv regions, which last week found the pelvic detriment <text:span text:style-name="T4">
 20 </text:span>
 explosive objects, - said Mykola Urshalovich.</li>
      </ul>
      <text:p text:style-name="P4">
<text:span text:style-name="T4">
 Background: </text:span>
 The press service of the National Guard of Ukraine correspondentationinform reported that there are 35 demining groups currently working. Their total is about 200 servicemen.</text:p>
      <text:p text:style-name="P4">
<text:span text:style-name="T5">
Opto press service of NSU</text:span>
</text:p>
      <text:p text:style-name="P4">
News Source: <text:a xlink:type="simple" xlink:href="https://armyinform.com.ua/2023/06/01/protyagom-tyzhnya-sapery-ngu-obstezhyly-ponad-tysyachu-ga-misczevosti-j-znyshhyly-104-vybuhonebezpechni-predmety/" text:style-name="Internet_20_link" text:visited-style-name="Visited_20_Internet_20_Link">
https://armyinform.com.ua/2023/06/01/protyagom-tyzhnya-sapery-ngu-obstezhyly-ponad-tysyachu-ga-misczevosti-j-znyshhyly-104-vybuhonebezpechni-predmety/</text:a>
</text:p>
      <!--NEWS-->
      <text:h text:style-name="P10" text:outline-level="1">
<text:span text:style-name="T4">
More than 350 explosive items, including 9 aircraft</text:span>
</text:h>
      <text:p text:style-name="P4">
Author: ['АРМІЯINFORM']</text:p>
      <text:p text:style-name="P4">
Time: 2023-06-01T55:00:00-04:00</text:p>
      <text:p text:style-name="P4">
Description: Lent out, 31 injuries, pirotechnici pirdrodili of the Holder Service of Ukraine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0/01/miny.jpg" text:style-name="Internet_20_link" text:visited-style-name="Visited_20_Internet_20_Link">
miny.jpg</text:a>
']</text:p>
      <text:p text:style-name="P4">
Tags: ['STOPRUSSIA', 'АГРЕСІЯ РФ', 'ВІЙНА', 'ВТОРГНЕННЯ РФ', 'ДСНС УКРАЇНИ', 'РОЗМІНУВАННЯ']</text:p>
      <text:p text:style-name="P4">
Category: News</text:p>
      <!--METADATA-->
      <text:p text:style-name="P4">
<draw:frame draw:style-name="fr1" draw:name="Image276" text:anchor-type="as-char" svg:width="6.9236in" svg:height="4.623426in" draw:z-index="0">
<draw:image xlink:href="../Images/AРМІЯINFORM/2023-06-01T55-00-00-04-00/miny.jpg" xlink:type="simple" xlink:show="embed" xlink:actuate="onLoad" draw:mime-type="image/jpeg"/>
</draw:frame>
Illustrative photo</text:p>
      <text:p text:style-name="P4">
During the last day, <text:span text:style-name="T4">
 May 31 </text:span>
, pyrotechnic units of the State Service of Ukraine for Emergency Situations <text:span text:style-name="T4">
 139 times </text:span>
 were involved in the execution of demining.</text:p>
      <text:p text:style-name="P4">
About it _ <text:a xlink:type="simple" xlink:href="https://dsns.gov.ua/uk/news/nadzvicaini-podiyi/operativna-informaciia-shhodo-roboti-pirotexnicnix-pidrozdiliv-dsns-ukrayini-60" text:style-name="Internet_20_link" text:visited-style-name="Visited_20_Internet_20_Link">
reports</text:a>
_ SES of Ukraine.</text:p>
      <text:p text:style-name="P4">
Pyrotechnical units have identified, seized and disposed of <text:span text:style-name="T4">
 362 -exclusive </text:span>
 <text:span text:style-name="T4">
 items, </text:span>
 in particular <text:span text:style-name="T4">
 9 aircraft bomb. </text:span>
 surveyed(cleared)area area <text:span text:style-name="T4">
 264 hectares </text:span>
.</text:p>
      <text:p text:style-name="P4">
Most often pyrotechnic units worked: in Kharkiv region 18 687 times, Kyiv region - 7837, Donetsk region - 5542, Mykolaiv region - 5033, Kherson region - 5232, Chernihiv region - 4656, Sumy - 2104, Cherkasy region - 1111.</text:p>
      <text:p text:style-name="P4">
Reference: 394 749 units have been disposed of since the beginning of large -scale aggression of the Russian Federation of Ukraine. explosive objects and 2891 kg of explosive, including 2958 units. aviation bombs. A survey of about 87 801 hectares.</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6/01/za-dobu-pirotehniky-dsns-zneshkodyly-ponad-350-vybuhonebezpechnyh-predmetiv-zokrema-9-aviabomb/" text:style-name="Internet_20_link" text:visited-style-name="Visited_20_Internet_20_Link">
https://armyinform.com.ua/2023/06/01/za-dobu-pirotehniky-dsns-zneshkodyly-ponad-350-vybuhonebezpechnyh-predmetiv-zokrema-9-aviabomb/</text:a>
</text:p>
      <!--NEWS-->
      <text:h text:style-name="P10" text:outline-level="1">
<text:span text:style-name="T4">
NATO training centers will support Ukraine in its needs for military education</text:span>
</text:h>
      <text:p text:style-name="P4">
Author: ['АРМІЯINFORM']</text:p>
      <text:p text:style-name="P4">
Time: 2023-06-01T56:00:00-04:00</text:p>
      <text:p text:style-name="P4">
Description: SPILOTE Partnerships by all -so -all centers of NATO PIDRIMOVATIMA KOSANE in ї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nato-2.jpg" text:style-name="Internet_20_link" text:visited-style-name="Visited_20_Internet_20_Link">
nato-2.jpg</text:a>
']</text:p>
      <text:p text:style-name="P4">
Tags: ['STOPRUSSIA', 'ВТОРГНЕННЯ РФ', 'ДОПОМОГА ПАРТНЕРІВ', 'НАТО', 'СВІТ ПІДТРИМУЄ УКРАЇНУ']</text:p>
      <text:p text:style-name="P4">
Category: News</text:p>
      <!--METADATA-->
      <text:p text:style-name="P4">
<draw:frame draw:style-name="fr1" draw:name="Image277" text:anchor-type="as-char" svg:width="6.9236in" svg:height="3.894525in" draw:z-index="0">
<draw:image xlink:href="../Images/AРМІЯINFORM/2023-06-01T56-00-00-04-00/nato-2.jpg" xlink:type="simple" xlink:show="embed" xlink:actuate="onLoad" draw:mime-type="image/jpeg"/>
</draw:frame>
NATO partnership and educational centers will support Ukraine in its needs for military education, in particular in the field of cyber defense, energy security, demining and learning English.</text:p>
      <text:p text:style-name="P4">
This was agreed at the 22nd Annual Conference of Commandants of Partnership and Educational Centers held in Bogota, Columbia, which <text:a xlink:type="simple" xlink:href="https://www.nato.int/cps/en/natohq/news_215034.htm" text:style-name="Internet_20_link" text:visited-style-name="Visited_20_Internet_20_Link">
reports</text:a>
Press service.</text:p>
      <text:p text:style-name="P4">
Several sessions of the meeting were devoted to support which community can be provided by Ukraine in the medium and long term.</text:p>
      <text:p text:style-name="P4">
Commanders of partnerships and educational centers received detailed disadvantages on the priorities of Ukraine from representatives of the NATO Communications Office in Ukraine and Ukrainian national defense institutions, including the National Academy of the National Guard of Ukraine and the Bohdan Khmelnytsky National Academy of State Border Guard of Ukraine.</text:p>
      <text:p text:style-name="P4">
Representatives of partnerships and educational centers also exchanged ideas on how to promote even more involvement of the community in NATO's practical work in the field of security and defense. They have confirmed their readiness to Inadali to participate in the implementation of key NATO potential development programs, including defense potential for Bosnia and Herzegovina, Jordan, Mountain, Moldova and Tunisia.</text:p>
      <text:p text:style-name="P4">
This year's Conference of Commanders of Partnership and Educational Centers has provided a unique platform for discussing the contribution of the community of the pre -program of NATO's defense capacity and for defining sphere -practical military cooperation, as described in the concept of partnership and educational centers of the North Atlantic Council.</text:p>
      <text:p text:style-name="P4">
News Source: <text:a xlink:type="simple" xlink:href="https://armyinform.com.ua/2023/06/01/navchalni-czentry-nato-pidtrymuvatymut-ukrayinu-v-yiyi-potrebah-u-vijskovij-osviti/" text:style-name="Internet_20_link" text:visited-style-name="Visited_20_Internet_20_Link">
https://armyinform.com.ua/2023/06/01/navchalni-czentry-nato-pidtrymuvatymut-ukrayinu-v-yiyi-potrebah-u-vijskovij-osviti/</text:a>
</text:p>
      <!--NEWS-->
      <text:h text:style-name="P10" text:outline-level="1">
<text:span text:style-name="T4">
National Guards last week detained 28 people involved in illegal armed formations</text:span>
</text:h>
      <text:p text:style-name="P4">
Author: ['Володимир Поліщук']</text:p>
      <text:p text:style-name="P4">
Time: 2023-06-01T57:00:00-04:00</text:p>
      <text:p text:style-name="P4">
Description: PID Hour Viconnya Zavdan Teritaalnial defending Trivon Vazhona Soverey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photo_2023-06-01-11.45.51.jpg" text:style-name="Internet_20_link" text:visited-style-name="Visited_20_Internet_20_Link">
photo_2023-06-01-11.45.51.jpg</text:a>
', '<text:a xlink:type="simple" xlink:href="https://armyinform.com.ua/wp-content/uploads/2023/06/5-2.jpg" text:style-name="Internet_20_link" text:visited-style-name="Visited_20_Internet_20_Link">
5-2.jpg</text:a>
']</text:p>
      <text:p text:style-name="P4">
Tags: ['MILITARY MEDIA CENTER', 'ВТОРГНЕННЯ РФ', 'МИКОЛА УРШАЛОВИЧ', 'НАЦГВАРДІЯ', 'НЕЗАКОННІ ЗБРОЙНІ ФОРМУВАННЯ']</text:p>
      <text:p text:style-name="P4">
Category: News</text:p>
      <!--METADATA-->
      <text:p text:style-name="P4">
<draw:frame draw:style-name="fr1" draw:name="Image278" text:anchor-type="as-char" svg:width="6.9236in" svg:height="4.188778in" draw:z-index="0">
<draw:image xlink:href="../Images/AРМІЯINFORM/2023-06-01T57-00-00-04-00/photo_2023-06-01-11.45.51.jpg" xlink:type="simple" xlink:show="embed" xlink:actuate="onLoad" draw:mime-type="image/jpeg"/>
</draw:frame>
Mykola Urshalovich</text:p>
      <text:p text:style-name="P4">
In the course of territorial defense tasks, the protection of important state sites continues, for which about 300 guards are assigned daily. Last week, 30 people were detained for violation of the bandwidth, one person for theft of material values and three - for violation of the curfew near the protected objects.</text:p>
      <text:p text:style-name="P4">
About it during <text:a xlink:type="simple" xlink:href="https://www.youtube.com/watch" text:style-name="Internet_20_link" text:visited-style-name="Visited_20_Internet_20_Link">
briefing</text:a>
VMILITARY MEDIA CENTER was informed by the Deputy Director of the Planning Department Application of the Main Directorate of the National Guard of Ukraine Colonels Domikola Urshalovich.</text:p>
      <ul>
        <li>
In order to ensure the conditions for the safe functioning of the bodies of the state Vladi, the protection of 33 ministries, departments and the state administration. Last week, 111 diplomatic representations, consular institutions of foreign states and representation of international organizations in Ukraine were ensured, said Colonel Urshalovich.</li>
      </ul>
      <text:p text:style-name="P4">
He also spoke about the legal regime of martial law, which are conducted by NSU units: monitor the requirements of the curfew and bearing the public safety service in 37 settlements, chatting at 129 checkpoints, protecting 107 objects of regional and local significance.</text:p>
      <text:p text:style-name="P4">
<draw:frame draw:style-name="fr1" draw:name="Image279" text:anchor-type="as-char" svg:width="6.9236in" svg:height="3.956343in" draw:z-index="0">
<draw:image xlink:href="../Images/AРМІЯINFORM/2023-06-01T57-00-00-04-00/5-2.jpg" xlink:type="simple" xlink:show="embed" xlink:actuate="onLoad" draw:mime-type="image/jpeg"/>
</draw:frame>
- In addition, servicemen took part in 37 counteraction activities in 57 settlements. As a result of the work carried out: 6739 address, 2822 vehicles, 13 479 citizens, - the representative of the NSU Main Directorate said. - 30 persons were detained for administrative offenses, 7 persons for crimes against the basics of national security, 178 persons suspected of involvement in the propaganda of the war, 28 persons involved in the pre -sazacon armed forces.</text:p>
      <text:p text:style-name="P4">
Colonel Urshalovich also said that the forces and means of the NSU continue to perform the implementation of the unauthorized intersection of the state border of Ukraine in compliance with the rules of the border regime during a special border operation "West-2023". The military personnel provided 17 245 persons and 12 512 vehicles, and for administrative offenses, eight persons were detained and handed over to law enforcement agencies.In total, during the implementation of the tasks of ensuring measures of legal regime, 2188 persons were detained for the week for the week, of which91 - for criminal ones.</text:p>
      <text:p text:style-name="P4">
_Foto Nazar Voloshin and NSU Press Service</text:p>
      <text:p text:style-name="P4">
News Source: <text:a xlink:type="simple" xlink:href="https://armyinform.com.ua/2023/06/01/naczgvardijczi-mynulogo-tyzhnya-zatrymaly-28-osib-prychetnyh-do-nezakonnyh-zbrojnyh-formuvan/" text:style-name="Internet_20_link" text:visited-style-name="Visited_20_Internet_20_Link">
https://armyinform.com.ua/2023/06/01/naczgvardijczi-mynulogo-tyzhnya-zatrymaly-28-osib-prychetnyh-do-nezakonnyh-zbrojnyh-formuvan/</text:a>
</text:p>
      <!--NEWS-->
      <text:h text:style-name="P10" text:outline-level="1">
<text:span text:style-name="T4">
Russian Federation violates 6 norms of international humanitarian law in Ukraine</text:span>
</text:h>
      <text:p text:style-name="P4">
Author: ['Олександр Беккер']</text:p>
      <text:p text:style-name="P4">
Time: 2023-06-01T58:00:00-04:00</text:p>
      <text:p text:style-name="P4">
Description: About Tse PID Hour of the Round Table "DITI VIYIN. The cries of the Rosiye of Ukrainian Die ”at ... War with Ukraine 2022, the war with Ukraine latest news today, news war with Ukraine 2022 The last for today, will there be a war between Ukraine and Russia and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6/photo_2023-06-01-12.37.22.jpg" text:style-name="Internet_20_link" text:visited-style-name="Visited_20_Internet_20_Link">
photo_2023-06-01-12.37.22.jpg</text:a>
']</text:p>
      <text:p text:style-name="P4">
Tags: ['MILITARY MEDIA CENTER', 'ВТОРГНЕННЯ РФ', 'ДІТИ']</text:p>
      <text:p text:style-name="P4">
Category: News</text:p>
      <!--METADATA-->
      <text:p text:style-name="P4">
<draw:frame draw:style-name="fr1" draw:name="Image280" text:anchor-type="as-char" svg:width="6.9236in" svg:height="5.036919in" draw:z-index="0">
<draw:image xlink:href="../Images/AРМІЯINFORM/2023-06-01T58-00-00-04-00/photo_2023-06-01-12.37.22.jpg" xlink:type="simple" xlink:show="embed" xlink:actuate="onLoad" draw:mime-type="image/jpeg"/>
</draw:frame>
About it during the round table "Children of war. Russia's crimes against Ukrainian children ”in <text:a xlink:type="simple" xlink:href="https://t.me/militarymediacenter" text:style-name="Internet_20_link" text:visited-style-name="Visited_20_Internet_20_Link">
Military Media Center</text:a>
Dimitrieva, Head of the Department of Protection of Interests of Children and Protidius of Violence from the Office of the Prosecutor General of Ukraine.</text:p>
      <text:p text:style-name="P4">
“We are now fixing the facts of serious violations of 6 norms of international humanitarian law, namely:</text:p>
      <ul>
        <li>
murder and injury of children; * rape and other crimes against sexual freedom of children; * refusal to access humanitarian aid; * theft and forced movement of children; * liquidation and destruction of children's educational institutions; * medical and other infrastructure institutions, ”Oksana Dimitrieva reported.</li>
      </ul>
      <text:p text:style-name="P4">
According to her, nearly 3,000 criminal proceedings are being investigated today against children and in the field of childhood protection.</text:p>
      <text:p text:style-name="P4">
More than a thousand criminal proceedings are crimes that are committed. Almost 1800 is the crimes of destruction, destruction of civil infrastructure.</text:p>
      <text:p text:style-name="P4">
"According to our estimates, this is not the final number of war crimes, because the significant territory is currently under temporary occupation, and some of them - from 2014," she said.</text:p>
      <text:p text:style-name="P4">
News Source: <text:a xlink:type="simple" xlink:href="https://armyinform.com.ua/2023/06/01/rf-porushuye-v-ukrayini-6-norm-mizhnarodnogo-gumanitarnogo-prava/" text:style-name="Internet_20_link" text:visited-style-name="Visited_20_Internet_20_Link">
https://armyinform.com.ua/2023/06/01/rf-porushuye-v-ukrayini-6-norm-mizhnarodnogo-gumanitarnogo-prava/</text:a>
</text:p>
      <!--NEWS-->
      <text:h text:style-name="P10" text:outline-level="1">
<text:span text:style-name="T4">
Latvia supported the accelerated introduction of Ukraine to NATO</text:span>
</text:h>
      <text:p text:style-name="P4">
Author: ['АРМІЯINFORM']</text:p>
      <text:p text:style-name="P4">
Time: 2023-06-01T59:00:00-04:00</text:p>
      <text:p text:style-name="P4">
Description: Saima Latvya brought the application to Pidrimka an out of Ukraine to organize ... The war with Ukraine 2022, the war with Ukraine is th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6441780f44552.jpeg" text:style-name="Internet_20_link" text:visited-style-name="Visited_20_Internet_20_Link">
6441780f44552.jpeg</text:a>
']</text:p>
      <text:p text:style-name="P4">
Tags: ['ДОПОМОГА ПАРТНЕРІВ', 'ЛАТВІЯ', 'РУСЛАН СТЕФАНЧУК', 'СВІТ ПІДТРИМУЄ УКРАЇНУ', 'УКРАЇНА – НАТО']</text:p>
      <text:p text:style-name="P4">
Category: News</text:p>
      <!--METADATA-->
      <text:p text:style-name="P4">
<draw:frame draw:style-name="fr1" draw:name="Image281" text:anchor-type="as-char" svg:width="6.9236in" svg:height="4.32725in" draw:z-index="0">
<draw:image xlink:href="../Images/AРМІЯINFORM/2023-06-01T59-00-00-04-00/6441780f44552.jpeg" xlink:type="simple" xlink:show="embed" xlink:actuate="onLoad" draw:mime-type="image/jpeg"/>
</draw:frame>
Saim Latvia has adopted a statement in support of Ukraine's accession to the organization of a policy -atlantic treaty.</text:p>
      <text:p text:style-name="P4">
About it <text:a xlink:type="simple" xlink:href="https://www.facebook.com/stefanchuk.official/posts/pfbid0GAXA4asZHCH2JHmyVYJckBzCUDBkAayroLbdY3WKkHGcfAWFtg718aGCunUtH3MGl" text:style-name="Internet_20_link" text:visited-style-name="Visited_20_Internet_20_Link">
reported</text:a>
The Chairman of the Verkhovna Rada of Ukraine Ruslan Stefanchuk on Facebook.</text:p>
      <text:p text:style-name="P4">
In particular, in the approved statement, the Latvia Parliament calls on NATO to make a decision to propose Ukraine to the North Atlantic Alliance.</text:p>
      <text:p text:style-name="P4">
In addition, it calls NATO to formulate specific tasks that need to be fulfilled for the rapid integration of Ukraine into the Alliance.</text:p>
      <text:p text:style-name="P4">
"Thank you to our Latvian friends and allies for this important solution!" - said Ruslan Stefanchuk.</text:p>
      <text:p text:style-name="P4">
Earlier the resolution on Ukraine's earlier accession to NATO <text:a xlink:type="simple" xlink:href="https://armyinform.com.ua/2023/06/01/senat-chehiyi-pryjnyav-rezolyucziyu-shhodo-yaknajshvydshogo-vstupu-ukrayiny-do-nato/" text:style-name="Internet_20_link" text:visited-style-name="Visited_20_Internet_20_Link">
accepted</text:a>
The Czech Senate.</text:p>
      <text:p text:style-name="P4">
News Source: <text:a xlink:type="simple" xlink:href="https://armyinform.com.ua/2023/06/01/latviya-pidtrymala-pryshvydshenyj-vstup-ukrayiny-v-nato/" text:style-name="Internet_20_link" text:visited-style-name="Visited_20_Internet_20_Link">
https://armyinform.com.ua/2023/06/01/latviya-pidtrymala-pryshvydshenyj-vstup-ukrayiny-v-nato/</text:a>
</text:p>
      <!--NEWS-->
      <text:h text:style-name="P10" text:outline-level="1">
<text:span text:style-name="T4">
Ukraine has released a memorial medal dedicated to the tragedy in Mariupol Drama Theater</text:span>
</text:h>
      <text:p text:style-name="P4">
Author: ['АРМІЯINFORM']</text:p>
      <text:p text:style-name="P4">
Time: 2023-06-01T60:00:00-04:00</text:p>
      <text:p text:style-name="P4">
Description: The National Bank of Ukrainian Voviv at the Obig Nova Numimismatical Product - Pam'ytnu Medal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coins.jpg" text:style-name="Internet_20_link" text:visited-style-name="Visited_20_Internet_20_Link">
coins.jpg</text:a>
']</text:p>
      <text:p text:style-name="P4">
Tags: ['ДРАМАТИЧНИЙ ТЕАТР У ЦЕНТРІ МАРІУПОЛЯ', 'НАЦБАНК']</text:p>
      <text:p text:style-name="P4">
Category: News</text:p>
      <!--METADATA-->
      <text:p text:style-name="P4">
<draw:frame draw:style-name="fr1" draw:name="Image282" text:anchor-type="as-char" svg:width="6.9236in" svg:height="3.894525in" draw:z-index="0">
<draw:image xlink:href="../Images/AРМІЯINFORM/2023-06-01T60-00-00-04-00/coins.jpg" xlink:type="simple" xlink:show="embed" xlink:actuate="onLoad" draw:mime-type="image/jpeg"/>
</draw:frame>
The National Bank of Ukraine has put new numismatic products into circulation - the commemorative "Mariupol Drama Theater - a place of unspeakable pain".</text:p>
      <text:p text:style-name="P4">
About it <text:a xlink:type="simple" xlink:href="https://bank.gov.ua/ua/news/all/pamyatna-medal-mariupolskiy-dramteatr--mistse-nevimovnogo-bolyu-vipuskayetsya-z-30-travnya-2023-roku" text:style-name="Internet_20_link" text:visited-style-name="Visited_20_Internet_20_Link">
reports</text:a>
The National Bank of Ukraine.</text:p>
      <text:p text:style-name="P4">
The medal is dedicated to one of the most tragic pages that have entered the history of the Russian army's crimes against the civilian population of Ukraine.</text:p>
      <text:p text:style-name="P4">
“The crime witnessed <text:a xlink:type="simple" xlink:href="https://armyinform.com.ua/2023/01/09/pryklad-mariupolya-rosijskyj-fashyzm-znachno-perevershyv-gitlerivskyj/" text:style-name="Internet_20_link" text:visited-style-name="Visited_20_Internet_20_Link">
Mariupol Dramateatr</text:a>
, which in the spring of 2022 was filled with spectators of performances, and hundreds of Mariupols who hid from Russian bombardments. But the enemy, neglecting the laws of the war, on 16 March purposefully dropped the powerful airbomb to the theater, under the rubble of which hundreds of people - mostly women, children, elderly people - were hampered. Remember!” —The description.</text:p>
      <text:p text:style-name="P4">
The medal depicts the following items:</text:p>
      <ul>
        <li>
Small State Emblem of Ukraine; * Vertical inscription Ukraine; * year of coinage of medal; * the non -canonical image of the Virgin, who closed his face from grief; * figures on a matte background that symbolizes the destruction of the city; * a stylized composition with an airbag explosion; * the theater building under sight; * The inscription in Russian.</li>
      </ul>
      <text:p text:style-name="P4">
The circulation is 30,000 copies.</text:p>
      <text:p text:style-name="P4">
News Source: <text:a xlink:type="simple" xlink:href="https://armyinform.com.ua/2023/06/01/v-ukrayini-vypustyly-pamyatnu-medal-prysvyachenu-tragediyi-u-mariupolskomu-dramteatri/" text:style-name="Internet_20_link" text:visited-style-name="Visited_20_Internet_20_Link">
https://armyinform.com.ua/2023/06/01/v-ukrayini-vypustyly-pamyatnu-medal-prysvyachenu-tragediyi-u-mariupolskomu-dramteatri/</text:a>
</text:p>
      <!--NEWS-->
      <text:h text:style-name="P10" text:outline-level="1">
<text:span text:style-name="T4">
For military psychologists will hold a doctor of science from Canada Manuel Joanne</text:span>
</text:h>
      <text:p text:style-name="P4">
Author: ['Яна Задубінна']</text:p>
      <text:p text:style-name="P4">
Time: 2023-06-01T61:00:00-04:00</text:p>
      <text:p text:style-name="P4">
Description: All-Ukrainian Migonfesіina Religіne Christian-Vіiskov, the fraternity requested in Ukraine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5-1.jpg" text:style-name="Internet_20_link" text:visited-style-name="Visited_20_Internet_20_Link">
1-5-1.jpg</text:a>
']</text:p>
      <text:p text:style-name="P4">
Tags: ['ВТОРГНЕННЯ РФ', 'ПТСР']</text:p>
      <text:p text:style-name="P4">
Category: News</text:p>
      <!--METADATA-->
      <text:p text:style-name="P4">
<draw:frame draw:style-name="fr1" draw:name="Image283" text:anchor-type="as-char" svg:width="6.9236in" svg:height="4.251869in" draw:z-index="0">
<draw:image xlink:href="../Images/AРМІЯINFORM/2023-06-01T61-00-00-04-00/1-5-1.jpg" xlink:type="simple" xlink:show="embed" xlink:actuate="onLoad" draw:mime-type="image/jpeg"/>
</draw:frame>
The All-Ukrainian Interfaith Religious Christian Brotherhood has been asking a specialist in the treatment of post-traumatic stress and moral injuries in Ukraine with military personnel and police Canadidotors of Manuel Joann's medicine. She will share her experience with TAractical experience with psychiatrists and psychologists of the Ministry of Defense of Ukraine.</text:p>
      <text:p text:style-name="P4">
Dr. Manuel Joanne has been studying the ways of the above issues for many years, has his own practice on the basis of a rehabilitation center created in Perte.(Ontario), developed and uses consumering methods of medical work with military and police, which were aware of the active phase of hostilities while participating in military operations. It has a significant number of scientific publications on mental health, participates in international and national scientific and practical events.</text:p>
      <text:p text:style-name="P4">
<text:span text:style-name="T4">
 The following topics will be discussed during a two -day seminar: </text:span>
</text:p>
      <ul>
        <li>
Physiological and psychological consequences of PTSD. * Psychological and emotional aspects of moral harm. * Cognitive protection and non -adaptive mechanisms for overcoming PTSD. * Destructive effects of PTSD and non -pecuniary damage. * Assistance to the use of psychoactive substances and other dependencies. * Positive experience of the participants of the Project Trauma Support program in depriving a feeling of extraordinary loss, grief, guilt, shame, betrayal, hatred and anger. * Prospects for new approaches to post -traumatic stress disorder and moral harm. * Modern methods of developing one's own stability and avoidance of mental exhaustion and "burning" with specialists working with persons with PTSR.</li>
      </ul>
      <text:p text:style-name="P4">
The training duration is 15-16 hours, taking into account the time for sequential translation. According to preliminary information, 35-40 students will be involved in the seminar. After graduation, they will be issued a certificate of the displaced panel of family doctors on the course of improvement of professional awareness on the issues of overcoming the negative psychological states of the injected services.</text:p>
      <text:p text:style-name="P4">
News Source: <text:a xlink:type="simple" xlink:href="https://armyinform.com.ua/2023/06/01/dlya-vijskovyh-psyhologiv-provede-seminar-doktor-nauk-z-kanady-manuela-dzhoannu/" text:style-name="Internet_20_link" text:visited-style-name="Visited_20_Internet_20_Link">
https://armyinform.com.ua/2023/06/01/dlya-vijskovyh-psyhologiv-provede-seminar-doktor-nauk-z-kanady-manuela-dzhoannu/</text:a>
</text:p>
      <!--NEWS-->
      <text:h text:style-name="P10" text:outline-level="1">
<text:span text:style-name="T4">
The enemy in the morning fired at the border of Chernihiv region</text:span>
</text:h>
      <text:p text:style-name="P4">
Author: ['АРМІЯINFORM']</text:p>
      <text:p text:style-name="P4">
Time: 2023-06-01T62:00:00-04:00</text:p>
      <text:p text:style-name="P4">
Description: The village at 12:00 1 pm Chervnya Rosіyskі Vіsyska 3 rasi fired a prordontal terifer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253759.jpg" text:style-name="Internet_20_link" text:visited-style-name="Visited_20_Internet_20_Link">
253759.jpg</text:a>
']</text:p>
      <text:p text:style-name="P4">
Tags: ['STOPRUSSIA', 'АГРЕСІЯ РФ']</text:p>
      <text:p text:style-name="P4">
Category: News</text:p>
      <!--METADATA-->
      <text:p text:style-name="P4">
<draw:frame draw:style-name="fr1" draw:name="Image284" text:anchor-type="as-char" svg:width="6.9236in" svg:height="4.633042in" draw:z-index="0">
<draw:image xlink:href="../Images/AРМІЯINFORM/2023-06-01T62-00-00-04-00/253759.jpg" xlink:type="simple" xlink:show="embed" xlink:actuate="onLoad" draw:mime-type="image/jpeg"/>
</draw:frame>
Illustrative photo</text:p>
      <text:p text:style-name="P4">
As of 12:00 on June 1, Russian troops fired at the borderlines of Chernihiv region 3 times.</text:p>
      <text:p text:style-name="P4">
About it <text:a xlink:type="simple" xlink:href="https://t.me/ok_pivnich1" text:style-name="Internet_20_link" text:visited-style-name="Visited_20_Internet_20_Link">
reports</text:a>
Operational Command "North".</text:p>
      <text:p text:style-name="P4">
«From 06:05 to 06:30 there were 7 parishes, probably from the artillery, Pn. Timonovichi. There was no information about losses among the local population or damage to civil infrastructure.</text:p>
      <text:p text:style-name="P4">
From 10:35 to 10:45 3 parishes were recorded, probably from the artillery, W. Berylivka. There was no information about the losses among the local population or damage to civilian infrastructure. And from 11:10 to 11: 20, 2 parishes were recorded, probably from a mortar 120 mm, in the area of N.P. Mykolaivka. About losses among the local population or damage to civil infrastructure did not receive information, ”the message reads.</text:p>
      <text:p text:style-name="P4">
News Source: <text:a xlink:type="simple" xlink:href="https://armyinform.com.ua/2023/06/01/vorog-zranku-trychi-obstrilyav-prykordonnya-chernigivshhyny/" text:style-name="Internet_20_link" text:visited-style-name="Visited_20_Internet_20_Link">
https://armyinform.com.ua/2023/06/01/vorog-zranku-trychi-obstrilyav-prykordonnya-chernigivshhyny/</text:a>
</text:p>
      <!--NEWS-->
      <text:h text:style-name="P10" text:outline-level="1">
<text:span text:style-name="T4">
A traitor who left Ukraine to join the Armed Forces of the Russian Federation will spend 12 years behind bars</text:span>
</text:h>
      <text:p text:style-name="P4">
Author: ['АРМІЯINFORM']</text:p>
      <text:p text:style-name="P4">
Time: 2023-06-01T63:00:00-04:00</text:p>
      <text:p text:style-name="P4">
Description: The Service of the Bezpeki Zibrala Bezbiva Prophasi, the Yaki allowed to varnish the Shchelnik of one chapel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sbuobid.jpeg" text:style-name="Internet_20_link" text:visited-style-name="Visited_20_Internet_20_Link">
sbuobid.jpeg</text:a>
']</text:p>
      <text:p text:style-name="P4">
Tags: ['STOPRUSSIA', 'АГРЕСІЯ РФ', 'ВТОРГНЕННЯ РФ', 'СБУ']</text:p>
      <text:p text:style-name="P4">
Category: News</text:p>
      <!--METADATA-->
      <text:p text:style-name="P4">
<draw:frame draw:style-name="fr1" draw:name="Image285" text:anchor-type="as-char" svg:width="6.9236in" svg:height="4.615733in" draw:z-index="0">
<draw:image xlink:href="../Images/AРМІЯINFORM/2023-06-01T63-00-00-04-00/sbuobid.jpeg" xlink:type="simple" xlink:show="embed" xlink:actuate="onLoad" draw:mime-type="image/jpeg"/>
</draw:frame>
The Security Service gathered unconditional evidence that allowed to recognize another Russian traitor of Ukraine.</text:p>
      <text:p text:style-name="P4">
About it <text:a xlink:type="simple" xlink:href="https://www.facebook.com/SecurSerUkraine/posts/pfbid0ziERv4s2iZEREpGtuZ8A1U1wGizEgULoCKtCeGKUcj6CSKLEab4sSZzXHyhPEqgvl" text:style-name="Internet_20_link" text:visited-style-name="Visited_20_Internet_20_Link">
reports</text:a>
Security Service of Ukraine.</text:p>
      <text:p text:style-name="P4">
The attacker was a citizen of our country, who in 2009 left a residence in the Russian Federation and received a Russian passport there. In 2013, he was brought to conscript military service to the ranks of the Armed Forces of the Russian Federation. Subsequently, the man expanded his stay in the Russian army and in 2016 signed a few years of contract with the enemy army. There he was appointed a composition of the 20th Separate Rifle Brigade(The city of Volgograd). Встановлено, щоце військове з’єднання брало активну участь у бойових діях проти сил АТО насході України. По закінченню контракту і після початку повномасштабноговторгнення рф зрадник вирішив повернутися в Україну.</text:p>
      <text:p text:style-name="P4">
Контррозвідники СБУ затримали зловмисника у травні 2022 року на територіїВолинської області, куди він в’їхав, прикриваючись українським паспортом. Напідставі зібраних доказів суд визнав його винним за ч. 1 ст. 111 Кримінальногокодексу України (high treason)And appointed 12 years in prison. The security service announces the inevitability of punishment for crimes against our country.</text:p>
      <text:p text:style-name="P4">
The investigation was conducted by SBU staff in the Volyn region jointly by the Zavolinsky Border Detachment under the procedural guidance of the regional prosecutor's office.</text:p>
      <text:p text:style-name="P4">
News Source: <text:a xlink:type="simple" xlink:href="https://armyinform.com.ua/2023/06/01/zradnyk-yakyj-vyyihav-z-ukrayiny-shhob-pryyednatysya-do-zbrojnyh-syl-rf-provede-12-rokiv-za-gratamy/" text:style-name="Internet_20_link" text:visited-style-name="Visited_20_Internet_20_Link">
https://armyinform.com.ua/2023/06/01/zradnyk-yakyj-vyyihav-z-ukrayiny-shhob-pryyednatysya-do-zbrojnyh-syl-rf-provede-12-rokiv-za-gratamy/</text:a>
</text:p>
      <!--NEWS-->
      <text:h text:style-name="P10" text:outline-level="1">
<text:span text:style-name="T4">
More than 230 developments are submitted to the Brave1 platform per month</text:span>
</text:h>
      <text:p text:style-name="P4">
Author: ['АРМІЯINFORM']</text:p>
      <text:p text:style-name="P4">
Time: 2023-06-01T64:00:00-04:00</text:p>
      <text:p text:style-name="P4">
Description: Until the Coordinances of Platform in the Galuzi Defense Tech in Ukrainian Brave1 for Mysyak VID ... War with Ukraine 2022, War with Ukraine Latest News today, War with Ukraine 2022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brave1.jpg" text:style-name="Internet_20_link" text:visited-style-name="Visited_20_Internet_20_Link">
brave1.jpg</text:a>
']</text:p>
      <text:p text:style-name="P4">
Tags: ['BRAVE1', 'МІНЦИФРИ', 'ОЗБРОЄННЯ ДЛЯ УКРАЇНИ']</text:p>
      <text:p text:style-name="P4">
Category: News</text:p>
      <!--METADATA-->
      <text:p text:style-name="P4">
<draw:frame draw:style-name="fr1" draw:name="Image286" text:anchor-type="as-char" svg:width="6.9236in" svg:height="3.894525in" draw:z-index="0">
<draw:image xlink:href="../Images/AРМІЯINFORM/2023-06-01T64-00-00-04-00/brave1.jpg" xlink:type="simple" xlink:show="embed" xlink:actuate="onLoad" draw:mime-type="image/jpeg"/>
</draw:frame>
The Unified Coordination Platform in the Defense Tech in Ukraine Brave1, more than 230 applications have been submitted from developers.</text:p>
      <text:p text:style-name="P4">
About it <text:a xlink:type="simple" xlink:href="https://www.facebook.com/bornyakov/posts/pfbid0eGD9DroUnV8eoYBAVLtvJV2gr9k8arqqMXJ2qRhPRnCo5joUicfJaTd3JaMPyXpFl" text:style-name="Internet_20_link" text:visited-style-name="Visited_20_Internet_20_Link">
reported</text:a>
Deputy Minister of Digital Transformation Alexander Bornyakov.</text:p>
      <text:p text:style-name="P4">
“This is the result a month from the beginning of the platform. At the same time, dozens of them have already passed a military examination, some went to Fast Track of the House. This was the main purpose of the cluster - as soon as possible to supply innovative weapons to the forefront, so that our military can most effectively destroy the enemy, ” - said Alexander Bornyakov.</text:p>
      <text:p text:style-name="P4">
He also added that, together with the Ministry of Defense, the Ministry of Defense to attract international support for the Ukrainian developers to receive examination of andporades from the best experts in the world.</text:p>
      <text:p text:style-name="P4">
“In particular, we plan to attract NATO partners to this process. And, of course, we talk about our successes in Defense Tech on all international platforms to attract investments more efficiently, ”said Deputy Minister of Digital Transformation.</text:p>
      <text:p text:style-name="P4">
Oleksandr Bornyakov called on anyone who has an innovative idea or Defense Techka, which will help Ukraine to win, apply for Brave1.</text:p>
      <text:p text:style-name="P4">
Recall that the Ministry of Digital Transformation, the Ministry of Defense, the General Staff of the Armed Forces of Ukraine, the National Security and Defense Council, the Ministry of Strategic Industry, the Ministry of Economy <text:a xlink:type="simple" xlink:href="https://armyinform.com.ua/2023/04/26/v-ukrayini-zapustyly-klaster-z-rozvytku-oboronnyh-tehnologij-brave1/" text:style-name="Internet_20_link" text:visited-style-name="Visited_20_Internet_20_Link">
established</text:a>
The only Defense Tech coordination platform in Ukraine Brave1. The platform works as a single window for cooperation of Defense Tech companies, Tavi states, as well as investors, volunteer funds, media and all who help to approach the victory.</text:p>
      <text:p text:style-name="P4">
News Source: <text:a xlink:type="simple" xlink:href="https://armyinform.com.ua/2023/06/01/na-platformu-brave1-za-misyacz-podano-ponad-230-rozrobok/" text:style-name="Internet_20_link" text:visited-style-name="Visited_20_Internet_20_Link">
https://armyinform.com.ua/2023/06/01/na-platformu-brave1-za-misyacz-podano-ponad-230-rozrobok/</text:a>
</text:p>
      <!--NEWS-->
      <text:h text:style-name="P10" text:outline-level="1">
<text:span text:style-name="T4">
The occupiers keep in the Black Sea three carriers with 16 "caliber"</text:span>
</text:h>
      <text:p text:style-name="P4">
Author: ['АРМІЯINFORM']</text:p>
      <text:p text:style-name="P4">
Time: 2023-06-01T65:00:00-04:00</text:p>
      <text:p text:style-name="P4">
Description: At the Chorny Morce on the Boyal Cherguvanni, the virot -warrior ships, the Majiki was injected ... War with Ukraine 2022, the war with Ukraine Latest news today, News War with Ukraine 2022 The last ones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 'ЧОРНЕ ТА АЗОВСЬКЕ МОРЯ']</text:p>
      <text:p text:style-name="P4">
Category: News</text:p>
      <!--METADATA-->
      <text:p text:style-name="P4">
<draw:frame draw:style-name="fr1" draw:name="Image287" text:anchor-type="as-char" svg:width="6.9236in" svg:height="4.615733in" draw:z-index="0">
<draw:image xlink:href="../Images/AРМІЯINFORM/2023-06-01T65-00-00-04-00/raketa-kalibr-pusk-chorne-more.jpg" xlink:type="simple" xlink:show="embed" xlink:actuate="onLoad" draw:mime-type="image/jpeg"/>
</draw:frame>
Illustrative photo</text:p>
      <text:p text:style-name="P4">
In the Black Sea, there are nine enemy ships on the battle duty, including three carriers with 16 calibers.</text:p>
      <text:p text:style-name="P4">
About it <text:a xlink:type="simple" xlink:href="https://t.me/ukrainian_navy/3097" text:style-name="Internet_20_link" text:visited-style-name="Visited_20_Internet_20_Link">
reports</text:a>
The press service of the Navy of the Armed Forces.</text:p>
      <text:p text:style-name="P4">
There is one enemy ship in the Sea of Azov.</text:p>
      <text:p text:style-name="P4">
There are seven enemy ships in the Mediterranean Sea.</text:p>
      <text:p text:style-name="P4">
During the day in the interests of the Russian Federation the passage of the Kerch-Yenikhal Strait made:</text:p>
      <ul>
        <li>
to the Azov Sea - 23 vessels, 9 of them moved in the direction of the Bosphorus Strait; * To the Black Sea - 29 ships, 8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6/01/okupanty-trymayut-u-chornomu-mori-try-nosiyi-z-16-kalibramy/" text:style-name="Internet_20_link" text:visited-style-name="Visited_20_Internet_20_Link">
https://armyinform.com.ua/2023/06/01/okupanty-trymayut-u-chornomu-mori-try-nosiyi-z-16-kalibramy/</text:a>
</text:p>
      <!--NEWS-->
      <text:h text:style-name="P10" text:outline-level="1">
<text:span text:style-name="T4">
More than 19,000 Ukrainian children were deported by the Russian Federation</text:span>
</text:h>
      <text:p text:style-name="P4">
Author: ['Олександр Беккер']</text:p>
      <text:p text:style-name="P4">
Time: 2023-06-01T66:00:00-04:00</text:p>
      <text:p text:style-name="P4">
Description: About the Military Media Center PID PID Hour of the Round Table "DITI VIYNI. The cries of the Rosiya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6/photo_5458715146600957719_w.jpg" text:style-name="Internet_20_link" text:visited-style-name="Visited_20_Internet_20_Link">
photo_5458715146600957719_w.jpg</text:a>
']</text:p>
      <text:p text:style-name="P4">
Tags: ['MILITARY MEDIA CENTER', 'ДЕНЬ ЗАХИСТУ ДІТЕЙ', 'ОКСАНА ДИМИТРІЄВА', 'ОФІС ГЕНЕРАЛЬНОГО ПРОКУРОРА']</text:p>
      <text:p text:style-name="P4">
Category: News</text:p>
      <!--METADATA-->
      <text:p text:style-name="P4">
<draw:frame draw:style-name="fr1" draw:name="Image288" text:anchor-type="as-char" svg:width="6.9236in" svg:height="5.273475in" draw:z-index="0">
<draw:image xlink:href="../Images/AРМІЯINFORM/2023-06-01T66-00-00-04-00/photo_5458715146600957719_w.jpg" xlink:type="simple" xlink:show="embed" xlink:actuate="onLoad" draw:mime-type="image/jpeg"/>
</draw:frame>
About it in <text:a xlink:type="simple" xlink:href="https://t.me/militarymediacenter" text:style-name="Internet_20_link" text:visited-style-name="Visited_20_Internet_20_Link">
Military Media Center</text:a>
During the time table "Children of war. Russia's crimes against Ukrainian children ”reported by the Dimitrieva, Head of the Department of Protection of Interests of Children and Protity of Violence from the Office of the Prosecutor General of Ukraine.</text:p>
      <text:p text:style-name="P4">
“The invaders commit forced deportation of children. Not only the military but also our children are aware of Russian Poloni. Currently, information is being checked and deported by almost 19.5 thousand Ukrainian children **, ”Oksana Dimitrieva said.</text:p>
      <text:p text:style-name="P4">
According to her, there are cases where children were separated with parents, artificially do orphans, and parents are taken to filtration camps.</text:p>
      <text:p text:style-name="P4">
"At the same time, the leadership of the Russian Federation adopts laws that allow the citizenship of the Russian Federation to be simplified to children, and thus they fall in the legal field of adoption," - said the representative of the General Prosecutor's office.</text:p>
      <text:p text:style-name="P4">
<text:span text:style-name="T5">
Foto Nazar Voloshin</text:span>
</text:p>
      <text:p text:style-name="P4">
News Source: <text:a xlink:type="simple" xlink:href="https://armyinform.com.ua/2023/06/01/ponad-19-tysyach-ukrayinskyh-ditej-deportuvala-rosijska-federacziya/" text:style-name="Internet_20_link" text:visited-style-name="Visited_20_Internet_20_Link">
https://armyinform.com.ua/2023/06/01/ponad-19-tysyach-ukrayinskyh-ditej-deportuvala-rosijska-federacziya/</text:a>
</text:p>
      <!--NEWS-->
      <text:h text:style-name="P10" text:outline-level="1">
<text:span text:style-name="T4">
The European Commission will provide € 10 million in support of childhood protection reform in Ukraine</text:span>
</text:h>
      <text:p text:style-name="P4">
Author: ['АРМІЯINFORM']</text:p>
      <text:p text:style-name="P4">
Time: 2023-06-01T67:00:00-04:00</text:p>
      <text:p text:style-name="P4">
Description: About the spials, the announcement of the member day Zakhista Datey 1 worm ... War with Ukraine 2022, the war with Ukraine Latest news today, News War with Ukraine 2022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fe291a155d1daa15b3925ea55022832d_1685609870_extra_large.jpeg" text:style-name="Internet_20_link" text:visited-style-name="Visited_20_Internet_20_Link">
fe291a155d1daa15b3925ea55022832d_1685609870_extra_large.jpeg</text:a>
']</text:p>
      <text:p text:style-name="P4">
Tags: ['ВОЛОДИМИР ЗЕЛЕНСЬКИЙ', 'ЄВРОКОМІСІЯ', 'ПРЕЗИДЕНТ УКРАЇНИ', 'СПІЛЬНА ЗАЯВА', 'УРСУЛА ФОН ДЕР ЛЯЄН']</text:p>
      <text:p text:style-name="P4">
Category: News</text:p>
      <!--METADATA-->
      <text:p text:style-name="P4">
<draw:frame draw:style-name="fr1" draw:name="Image289" text:anchor-type="as-char" svg:width="6.9236in" svg:height="4.802297in" draw:z-index="0">
<draw:image xlink:href="../Images/AРМІЯINFORM/2023-06-01T67-00-00-04-00/fe291a155d1daa15b3925ea55022832d_1685609870_extra_large.jpeg" xlink:type="simple" xlink:show="embed" xlink:actuate="onLoad" draw:mime-type="image/jpeg"/>
</draw:frame>
This is stated in a joint statement on the occasion of the International Children's Day 1 June of President of Ukraine Volodymyr Zelensky and the President of the European Commission Ursula von Der Lyen, which they made during a meeting at the field of the second meeting of the European political community, [reports] <text:a xlink:type="simple" xlink:href="https://www.president.gov.ua/news/spilna-zayava-prezidenta-volodimira-zelenskogo-ta-prezidenta-83301" text:style-name="Internet_20_link" text:visited-style-name="Visited_20_Internet_20_Link">
reports</text:a>
Office of the President of Ukraine.</text:p>
      <text:p text:style-name="P4">
“Every child has the right to freedom, protection and safety. However, aggressive war deprives Ukrainian children of these rights, ”the statement reads.</text:p>
      <text:p text:style-name="P4">
Ursula von Der Lyen and Volodymyr Zelenskyy strongly condemned the illegalize and moving of Ukrainian children, which replenishes the list of military rankings of Russia.</text:p>
      <text:p text:style-name="P4">
"We undertake to do everything necessary to establish the location of the deported Ukrainian children, to promote their safe return to the tape they need the necessary social, medical and educational support of post -breaking," the statement said.</text:p>
      <text:p text:style-name="P4">
President Vladimir Zelensky Bring Kids Back UA can play a role in these efforts.</text:p>
      <text:p text:style-name="P4">
Another priority is the provision of mental health and careful monitoring of the well -being of children, at which the war has destructive effects, often stuck deep psychological scars. Children experience huge stress, anxiety, can suffer from psychological injuries and mental disorders.</text:p>
      <text:p text:style-name="P4">
"Therefore, we are obliged to create a specialized distance learning program for pediatricians and primary care staff," the advocacy said.</text:p>
      <text:p text:style-name="P4">
The European Commission has undertaken to support the reform of the protection of childhood in Ukraine, allocating 10 million euros.</text:p>
      <text:p text:style-name="P4">
"In this regard, we welcome the creation of an EU's project in Ukraine, which will develop a strategy for reforming the children's reform for children for the development and protection of children, as well as coordinate its implementation," - said Ursula von Der Lyen and Vladimir Zelensky.</text:p>
      <text:p text:style-name="P4">
About 1.3 million Ukrainian children are currently living in the EU. The Directive Anti -time protection has played an important role in giving displaced Ukrainian children immediate access to health, education and other social system of EU.</text:p>
      <text:p text:style-name="P4">
News Source: <text:a xlink:type="simple" xlink:href="https://armyinform.com.ua/2023/06/01/yevropejska-komisiya-nadast-e10-mln-na-pidtrymku-reformy-ohorony-dytynstva-v-ukrayini/" text:style-name="Internet_20_link" text:visited-style-name="Visited_20_Internet_20_Link">
https://armyinform.com.ua/2023/06/01/yevropejska-komisiya-nadast-e10-mln-na-pidtrymku-reformy-ohorony-dytynstva-v-ukrayini/</text:a>
</text:p>
      <!--NEWS-->
      <text:h text:style-name="P10" text:outline-level="1">
<text:span text:style-name="T4">
We develop a coalition of fighters and offer a Patriot coalition: President is visiting Moldova in Moldova</text:span>
</text:h>
      <text:p text:style-name="P4">
Author: ['АРМІЯINFORM']</text:p>
      <text:p text:style-name="P4">
Time: 2023-06-01T68:00:00-04:00</text:p>
      <text:p text:style-name="P4">
Description: President Volodymyr Zelensky Pislya Pilutti on Samit єvropyisko is half a da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3c410dccc608b0de795ff49e2c6e6cf_1685608649_extra_large.jpeg" text:style-name="Internet_20_link" text:visited-style-name="Visited_20_Internet_20_Link">
13c410dccc608b0de795ff49e2c6e6cf_1685608649_extra_large.jpeg</text:a>
']</text:p>
      <text:p text:style-name="P4">
Tags: ['STOPRUSSIA', 'АГРЕСІЯ РФ', 'ВОЛОДИМИР ЗЕЛЕНСЬКИЙ', 'ВТОРГНЕННЯ РФ', 'МАЯ САНДУ', 'МОЛДОВА']</text:p>
      <text:p text:style-name="P4">
Category: News</text:p>
      <!--METADATA-->
      <text:p text:style-name="P4">
<draw:frame draw:style-name="fr1" draw:name="Image290" text:anchor-type="as-char" svg:width="6.9236in" svg:height="4.467876in" draw:z-index="0">
<draw:image xlink:href="../Images/AРМІЯINFORM/2023-06-01T68-00-00-04-00/13c410dccc608b0de795ff49e2c6e6cf_1685608649_extra_large.jpeg" xlink:type="simple" xlink:show="embed" xlink:actuate="onLoad" draw:mime-type="image/jpeg"/>
</draw:frame>
President Volodymyr Zelenskyy, after arriving at the summit of a European political community in Moldova, met with the President of the Republic of Moldova.</text:p>
      <text:p text:style-name="P4">
As <text:a xlink:type="simple" xlink:href="https://www.president.gov.ua/news/u-mezhah-uchasti-u-samiti-yevropejskoyi-politichnoyi-spilnot-83293" text:style-name="Internet_20_link" text:visited-style-name="Visited_20_Internet_20_Link">
informs</text:a>
The Office of the President of Ukraine, the head of the state, stressed that our country is ready to be in NATO and waits when the Alliance is ready to invite it.</text:p>
      <text:p text:style-name="P4">
“I think security guarantees are important not only for Ukraine. They are also important to Moldova, because Russia is aggression in Ukraine and there is a potential threat in other parts of Europe, ”he said.</text:p>
      <text:p text:style-name="P4">
The President reported that I am glad to discuss today with partner coalition and Petriots coalition.</text:p>
      <text:p text:style-name="P4">
“We develop a coalition of fighters and <text:a xlink:type="simple" xlink:href="https://t.me/V_Zelenskiy_official/6436" text:style-name="Internet_20_link" text:visited-style-name="Visited_20_Internet_20_Link">
offer</text:a>
Petriots coalition. Tsenashi new initiatives. We really need this, ”Vladimirzelensky stated.</text:p>
      <text:p text:style-name="P4">
Also, according to him, the plans are discussing the Ukrainian formula of peace. The Glavs added that Ukraine initiates the relevant summit.</text:p>
      <text:p text:style-name="P4">
For her part, Maya Sandu noted that Moldova is a great honor to accept the European Political Community, and it is very important that Volodymyr Zelenskyy be taken in it. She said that important issues, including the support of Ukraine, which opposed Russian aggression, would be addressed during the meeting.</text:p>
      <text:p text:style-name="P4">
News Source: <text:a xlink:type="simple" xlink:href="https://armyinform.com.ua/2023/06/01/rozvyvayemo-koalicziyu-vynyshhuvachiv-ta-proponuyemo-koalicziyu-patriot-prezydent-perebuvaye-z-vizytom-u-moldovi/" text:style-name="Internet_20_link" text:visited-style-name="Visited_20_Internet_20_Link">
https://armyinform.com.ua/2023/06/01/rozvyvayemo-koalicziyu-vynyshhuvachiv-ta-proponuyemo-koalicziyu-patriot-prezydent-perebuvaye-z-vizytom-u-moldovi/</text:a>
</text:p>
      <!--NEWS-->
      <text:h text:style-name="P10" text:outline-level="1">
<text:span text:style-name="T4">
NATO parliamentarians have approved a statement on support of Ukraine's accession to the Alliance</text:span>
</text:h>
      <text:p text:style-name="P4">
Author: ['АРМІЯINFORM']</text:p>
      <text:p text:style-name="P4">
Time: 2023-06-01T69:00:00-04:00</text:p>
      <text:p text:style-name="P4">
Description: Golovy Komiztetiv in the certificate of the Parliament of the Krajan-Member NATO to jam on Samiti U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28_main.jpg" text:style-name="Internet_20_link" text:visited-style-name="Visited_20_Internet_20_Link">
28_main.jpg</text:a>
']</text:p>
      <text:p text:style-name="P4">
Tags: ['ГАРАНТІЇ БЕЗПЕКИ', 'НАТО', 'РУСЛАН СТЕФАНЧУК']</text:p>
      <text:p text:style-name="P4">
Category: News</text:p>
      <!--METADATA-->
      <text:p text:style-name="P4">
<draw:frame draw:style-name="fr1" draw:name="Image291" text:anchor-type="as-char" svg:width="6.9236in" svg:height="4.395937in" draw:z-index="0">
<draw:image xlink:href="../Images/AРМІЯINFORM/2023-06-01T69-00-00-04-00/28_main.jpg" xlink:type="simple" xlink:show="embed" xlink:actuate="onLoad" draw:mime-type="image/jpeg"/>
</draw:frame>
NATO parliamentary parliamentary parliamentary committees are urging NATO to determine in Vilnius the path of Ukraine's accession to the Alliance and give it clear security.</text:p>
      <text:p text:style-name="P4">
About it <text:a xlink:type="simple" xlink:href="https://www.facebook.com/stefanchuk.official/posts/pfbid0nZ4b9SYGEZDEUSrF9n53sCnp1ZsdKkWWAoHRaSo4AVscoF2LMdo95TzJEjVyCvfnl" text:style-name="Internet_20_link" text:visited-style-name="Visited_20_Internet_20_Link">
reports</text:a>
Chairman of the Verkhovna Rada of Ukraine Ruslan Stefanchuk.</text:p>
      <text:p text:style-name="P4">
According to him, the heads of foreign committees of parliaments of the member states have accepted an important statement. It says that:</text:p>
      <ul>
        <li>
NATO's membership in NATO will strengthen the sustainable peace not only in Ukraine but also in Europe as a whole, and demonstrates that Russia is not vetoed to expand NATO that Ukraine is free to choose to which security and defense organizations to join; * The Euro-Atlantic values that unite NATO member states now defend and protect the heroic Ukrainian people. Ukraine is a security guarantor today, and Ukraine's membership in NATO will greatly strengthen the Alliance.</li>
      </ul>
      <text:p text:style-name="P4">
"We are convinced that Ukraine's membership in NATO would greatly contribute to the safety of the habitat," parliamentarians said.</text:p>
      <text:p text:style-name="P4">
News Source: <text:a xlink:type="simple" xlink:href="https://armyinform.com.ua/2023/06/01/parlamentari-krayin-nato-uhvalyly-zayavu-shhodo-pidtrymky-vstupu-ukrayiny-do-alyansu/" text:style-name="Internet_20_link" text:visited-style-name="Visited_20_Internet_20_Link">
https://armyinform.com.ua/2023/06/01/parlamentari-krayin-nato-uhvalyly-zayavu-shhodo-pidtrymky-vstupu-ukrayiny-do-alyansu/</text:a>
</text:p>
      <!--NEWS-->
      <text:h text:style-name="P10" text:outline-level="1">
<text:span text:style-name="T4">
More than 200 children have been forcibly evacuated from Donetsk region and Kharkiv region in three months</text:span>
</text:h>
      <text:p text:style-name="P4">
Author: ['Олександр Беккер']</text:p>
      <text:p text:style-name="P4">
Time: 2023-06-01T70:00:00-04:00</text:p>
      <text:p text:style-name="P4">
Description: Primusova Evakuatsiya Datei Iza Vynnya є Diyvim Krok, hidden on Zachist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a850947c-fb5e-47b0-9cd1-fa2a01f4cb71.jpg" text:style-name="Internet_20_link" text:visited-style-name="Visited_20_Internet_20_Link">
a850947c-fb5e-47b0-9cd1-fa2a01f4cb71.jpg</text:a>
']</text:p>
      <text:p text:style-name="P4">
Tags: ['MILITARY MEDIA CENTER', 'STOPRUSSIA', 'ДІТИ ВІЙНИ']</text:p>
      <text:p text:style-name="P4">
Category: News</text:p>
      <!--METADATA-->
      <text:p text:style-name="P4">
<draw:frame draw:style-name="fr1" draw:name="Image292" text:anchor-type="as-char" svg:width="6.9236in" svg:height="4.50034in" draw:z-index="0">
<draw:image xlink:href="../Images/AРМІЯINFORM/2023-06-01T70-00-00-04-00/a850947c-fb5e-47b0-9cd1-fa2a01f4cb71.jpg" xlink:type="simple" xlink:show="embed" xlink:actuate="onLoad" draw:mime-type="image/jpeg"/>
</draw:frame>
The forced evacuation of children from the area of hostilities is an effective step in the protection of the rights of children in martial law.</text:p>
      <text:p text:style-name="P4">
This was discussed during the roundtable "Children of War. Russia's crimes of anti -Ukrainian children ”in <text:a xlink:type="simple" xlink:href="https://www.youtube.com/live/V116JE7OX24" text:style-name="Internet_20_link" text:visited-style-name="Visited_20_Internet_20_Link">
Military Mediacenter.</text:a>
“Since March 2023, from the frontline territories of Donetsk region, the forced expert has been evacuated <text:span text:style-name="T4">
 130 children </text:span>
. Since the beginning of the large -scale aggression of the Russian Russian region from Donetsk region, more than <text:span text:style-name="T4">
 76 thousand people </text:span>
 have been moved <text:span text:style-name="T4">
, the </text:span>
 9,000 are children, ”said Alexander Leshchenko, Deputy Director of the Organization of Civil Protection Organization of the SES of Ukraine.</text:p>
      <text:p text:style-name="P4">
The head of the department of legal support of the Ministry of Reintegration of the temporarily occupied territories Ksenia Mulyun added that “since July year <text:span text:style-name="T4">
 3 thousand children </text:span>
 has been evacuated from Kharkiv region. The order of forced evacuation from Kharkiv region is evacuated <text:span text:style-name="T4">
 79 children </text:span>
 ”.</text:p>
      <text:p text:style-name="P4">
Evacuation takes place in Kirovograd, Cherkasy, Ternopil regions. Narazh is considered Zhytomyr region as a region of placement of evacuated children with parents.</text:p>
      <text:p text:style-name="P4">
In the Resolution of the Cabinet of Ministers of Ukraine of March 7, 2023 №209 <text:a xlink:type="simple" xlink:href="https://zakon.rada.gov.ua/laws/show/209-2023-%D0%BF#Text" text:style-name="Internet_20_link" text:visited-style-name="Visited_20_Internet_20_Link">
indicated</text:a>
:</text:p>
      <text:p text:style-name="P4">
“In order to protect children in hostilities and armed conflicts, regional military administrations in the context of martial law with the bodies of military command in the respective territory of such ordering headquarters on compulsory evacuation of the population of martial law may decide Vacation in the forced method of children with their parents, persons who reinforce them, or other legal representatives from a separate settlement of the place of hostility. "</text:p>
      <text:p text:style-name="P4">
<text:span text:style-name="T5">
Foto Nazar Voloshin</text:span>
</text:p>
      <text:p text:style-name="P4">
News Source: <text:a xlink:type="simple" xlink:href="https://armyinform.com.ua/2023/06/01/z-donechchyny-i-harkivshhyny-za-try-misyaczi-prymusovo-evakujovano-ponad-200-ditej/" text:style-name="Internet_20_link" text:visited-style-name="Visited_20_Internet_20_Link">
https://armyinform.com.ua/2023/06/01/z-donechchyny-i-harkivshhyny-za-try-misyaczi-prymusovo-evakujovano-ponad-200-ditej/</text:a>
</text:p>
      <!--NEWS-->
      <text:h text:style-name="P10" text:outline-level="1">
<text:span text:style-name="T4">
Moldova supports the creation of a special tribunal about Russian crimes</text:span>
</text:h>
      <text:p text:style-name="P4">
Author: ['АРМІЯINFORM']</text:p>
      <text:p text:style-name="P4">
Time: 2023-06-01T71:00:00-04:00</text:p>
      <text:p text:style-name="P4">
Description: The President of the Republic of Moldovs May Sandu PID Hour of Zustrychi with President of Ukraine Volodimy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a9417556c1ee7374a855d2cbe8c0c02f_1685608649_extra_large.jpeg" text:style-name="Internet_20_link" text:visited-style-name="Visited_20_Internet_20_Link">
a9417556c1ee7374a855d2cbe8c0c02f_1685608649_extra_large.jpeg</text:a>
']</text:p>
      <text:p text:style-name="P4">
Tags: ['CПЕЦІАЛЬНИЙ ТРИБУНАЛ', 'ВОЛОДИМИР ЗЕЛЕНСЬКИЙ', 'МАЯ САНДУ', 'ПРЕЗИДЕНТ УКРАЇНИ', 'ФОРМУЛА МИРУ']</text:p>
      <text:p text:style-name="P4">
Category: News</text:p>
      <!--METADATA-->
      <text:p text:style-name="P4">
<draw:frame draw:style-name="fr1" draw:name="Image293" text:anchor-type="as-char" svg:width="6.9236in" svg:height="4.331145in" draw:z-index="0">
<draw:image xlink:href="../Images/AРМІЯINFORM/2023-06-01T71-00-00-04-00/a9417556c1ee7374a855d2cbe8c0c02f_1685608649_extra_large.jpeg" xlink:type="simple" xlink:show="embed" xlink:actuate="onLoad" draw:mime-type="image/jpeg"/>
</draw:frame>
The President of the Republic of Moldova May Sandu, during a meeting with the President of Ukraine, supported his formula of peace and advocated the creation of a tribunal.</text:p>
      <text:p text:style-name="P4">
About it <text:a xlink:type="simple" xlink:href="https://www.president.gov.ua/news/u-mezhah-uchasti-u-samiti-yevropejskoyi-politichnoyi-spilnot-83293" text:style-name="Internet_20_link" text:visited-style-name="Visited_20_Internet_20_Link">
reports</text:a>
Office of the President of Ukraine.</text:p>
      <text:p text:style-name="P4">
“Ukraine today provides the safety of Moldova, and we are very grateful for it. Moldova respect the sovereignty, independence and territorial integrity of Ukraine with the international recognized borders. Moldova also supports the formula of peace, which was proposed by President Volodymyr Zelenskyy. And, of course, we support the creation of a special tribunal on the crime of aggression against Ukraine, ”May Sandu said.</text:p>
      <text:p text:style-name="P4">
She urged the world to support, believe and invest in Ukraine and Moldova, as it is a contribution to democracy, stability and peace in Europe.</text:p>
      <text:p text:style-name="P4">
Recall that to the coalition for the creation <text:a xlink:type="simple" xlink:href="https://armyinform.com.ua/2023/05/10/do-koalicziyi-zi-stvorennya-specztrybunalu-shhodo-zlochynu-agresiyi-vhodyat-uzhe-37-krayin/" text:style-name="Internet_20_link" text:visited-style-name="Visited_20_Internet_20_Link">
of the Special Tribunal</text:a>
There are already 37 countries about the crime of aggression.</text:p>
      <text:p text:style-name="P4">
News Source: <text:a xlink:type="simple" xlink:href="https://armyinform.com.ua/2023/06/01/moldova-pidtrymuye-stvorennya-speczialnogo-trybunalu-shhodo-zlochyniv-rf/" text:style-name="Internet_20_link" text:visited-style-name="Visited_20_Internet_20_Link">
https://armyinform.com.ua/2023/06/01/moldova-pidtrymuye-stvorennya-speczialnogo-trybunalu-shhodo-zlochyniv-rf/</text:a>
</text:p>
      <!--NEWS-->
      <text:h text:style-name="P10" text:outline-level="1">
<text:span text:style-name="T4">
Ukraine received a new package of help from Germany: tractors and ammunition to Leopard-1</text:span>
</text:h>
      <text:p text:style-name="P4">
Author: ['АРМІЯINFORM']</text:p>
      <text:p text:style-name="P4">
Time: 2023-06-01T72:00:00-04:00</text:p>
      <text:p text:style-name="P4">
Description: Nimechina handed over to the Ukrainian Duphum for the front to the Chergovs, about Svo to be ongoing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350998991_157966283920019_5015192869151640202_n.jpg" text:style-name="Internet_20_link" text:visited-style-name="Visited_20_Internet_20_Link">
350998991_157966283920019_5015192869151640202_n.jpg</text:a>
']</text:p>
      <text:p text:style-name="P4">
Tags: ['ВОЄННО-ТЕХНІЧНА ДОПОМОГА', 'НІМЕЧЧИНА', 'ПІДТРИМКА УКРАЇНИ']</text:p>
      <text:p text:style-name="P4">
Category: News</text:p>
      <!--METADATA-->
      <text:p text:style-name="P4">
<draw:frame draw:style-name="fr1" draw:name="Image294" text:anchor-type="as-char" svg:width="6.9236in" svg:height="3.894525in" draw:z-index="0">
<draw:image xlink:href="../Images/AРМІЯINFORM/2023-06-01T72-00-00-04-00/350998991_157966283920019_5015192869151640202_n.jpg" xlink:type="simple" xlink:show="embed" xlink:actuate="onLoad" draw:mime-type="image/jpeg"/>
</draw:frame>
Germany handed over the next party for the front, as evidenced by the renovated list of assistance.</text:p>
      <text:p text:style-name="P4">
This is stated on the website of the Federal Government of Germany, <text:a xlink:type="simple" xlink:href="https://www.facebook.com/GeneralStaff.ua/posts/pfbid02uX9246ADmegf7RKKvsTqnJsxQhnYDJDuMknXsFySRtpScpM7z6dTQygxtfvJVst9l" text:style-name="Internet_20_link" text:visited-style-name="Visited_20_Internet_20_Link">
reports</text:a>
General Staff of the Armed Forces of Ukraine.</text:p>
      <text:p text:style-name="P4">
As it is noted, in the last week, Germany has provided Ukraine:</text:p>
      <ul>
        <li>
Ammunition for tanks <text:a xlink:type="simple" xlink:href="https://armyinform.com.ua/2023/02/09/leopard-1-staryj-ale-efektyvnyj-tank-z-mynulogo-stolittya/" text:style-name="Internet_20_link" text:visited-style-name="Visited_20_Internet_20_Link">
Leopard-1</text:a>
; * 2 saddle tractors 8 × 8 HX81 and 14 semi -trailers; * 7 tracked and remotely controlled by themis infantry machines. * 64 Cuts Bandvagn 206(BV206); * 66 armored personnel carriers.</li>
      </ul>
      <text:p text:style-name="P4">
“This list contains a review of lethal and non -lethal military support in Germany. It includes deliveries from the Bundeswehr, as well as the supply of the Knight Industry, financed from the funds of the federal government of Germany for the so -called development of the potential of security, ”the message reads.</text:p>
      <text:p text:style-name="P4">
News Source: <text:a xlink:type="simple" xlink:href="https://armyinform.com.ua/2023/06/01/ukrayina-otrymala-novyj-paket-dopomogy-vid-nimechchyny-tyagachi-ta-boyeprypasy-do-leopard-1/" text:style-name="Internet_20_link" text:visited-style-name="Visited_20_Internet_20_Link">
https://armyinform.com.ua/2023/06/01/ukrayina-otrymala-novyj-paket-dopomogy-vid-nimechchyny-tyagachi-ta-boyeprypasy-do-leopard-1/</text:a>
</text:p>
      <!--NEWS-->
      <text:h text:style-name="P10" text:outline-level="1">
<text:span text:style-name="T4">
Last year in Chernihiv region three teenagers were shot from the BMP - the Office of the Prosecutor General of Ukraine</text:span>
</text:h>
      <text:p text:style-name="P4">
Author: ['Олександр Беккер']</text:p>
      <text:p text:style-name="P4">
Time: 2023-06-01T73:00:00-04:00</text:p>
      <text:p text:style-name="P4">
Description: About Tse PID Hour of the Round Table "DITI VIYIN. The cries of the Rosiye of Ukrainian Die ”at ... War with Ukraine 2022, the war with Ukraine latest news today, news war with Ukraine 2022 The last for today, will there be a war between Ukraine and Russia and when, the war with Ukraine will be or not in 2022 , Will there be a war with Ukraine in the near future, they say, the war with Ukraine, Ukrainian news today, Ukrainian news in Ukrainian media in Russian</text:p>
      <text:p text:style-name="P4">
Images: ['<text:a xlink:type="simple" xlink:href="https://armyinform.com.ua/wp-content/uploads/2023/06/photo_2023-06-01-12.37.22.jpg" text:style-name="Internet_20_link" text:visited-style-name="Visited_20_Internet_20_Link">
photo_2023-06-01-12.37.22.jpg</text:a>
']</text:p>
      <text:p text:style-name="P4">
Tags: ['MILITARY MEDIA CENTER', 'STOPRUSSIA', 'АГРЕСІЯ РФ', 'ДЕНЬ ЗАХИСТУ ДІТЕЙ', 'ОКСАНА ДИМИТРІЄВА']</text:p>
      <text:p text:style-name="P4">
Category: News</text:p>
      <!--METADATA-->
      <text:p text:style-name="P4">
<draw:frame draw:style-name="fr1" draw:name="Image295" text:anchor-type="as-char" svg:width="6.9236in" svg:height="5.036919in" draw:z-index="0">
<draw:image xlink:href="../Images/AРМІЯINFORM/2023-06-01T73-00-00-04-00/photo_2023-06-01-12.37.22.jpg" xlink:type="simple" xlink:show="embed" xlink:actuate="onLoad" draw:mime-type="image/jpeg"/>
</draw:frame>
About it during the round table "Children of war. Russia's crimes against Ukrainian children ”in <text:a xlink:type="simple" xlink:href="https://www.youtube.com/live/V116JE7OX24" text:style-name="Internet_20_link" text:visited-style-name="Visited_20_Internet_20_Link">
Military Mediacenter</text:a>
Oksanadimitrieva, Head of the Department of Protection of Interests of Children and Protidius of Violence from the Office of the Prosecutor General of Ukraine, said.</text:p>
      <text:p text:style-name="P4">
To date, in Ukraine, <text:span text:style-name="T4">
 484 children have been killed in hostilities </text:span>
.</text:p>
      <text:p text:style-name="P4">
“Today, on the Day of Children's Protection, a 9-year-old girl was killed, who was hiding and running to the bomb shelter. One child is injured, ”reported.</text:p>
      <text:p text:style-name="P4">
This year, at the end of April, 6 children were killed in the city in the city in the city, two of whom are displaced persons from the Lugansk region. The family moved to Cherkasy region in 2014 to escape the out armed aggression of the Russian Federation.</text:p>
      <text:p text:style-name="P4">
“Other crime facts are a aiming execution of children. Prior to the decaying room invasion, we could not imagine that in the modern world it is possible to shoot children from infantry fighting vehicles? The aggressor does not neglect in any way of destroying Ukrainian children. During the temporary occupation in February last year, the Chernihiv region three teenagers were shot from the BMP, ” - said the office of the Prosecutor General of Ukraine.</text:p>
      <text:p text:style-name="P4">
Since February 24, 2022, <text:span text:style-name="T4">
 992 Facts </text:span>
 The children of injuries were received. One for reasons there are detonation of shells: the following are now fixed <text:span text:style-name="T4">
 28 drops </text:span>
.</text:p>
      <text:p text:style-name="P4">
According to Oksana Dimitrieva, some of the Russian military crimes are characterized by a special immorality, in particular, these are crimes against sexual violence against children. Currently, <text:span text:style-name="T4">
 13 children </text:span>
 who have suffered from sexual violence, the youngest girl of 4 years. Among the victims are boys, idivcat.</text:p>
      <text:p text:style-name="P4">
<text:span text:style-name="T5">
Foto Nazar Voloshin</text:span>
</text:p>
      <text:p text:style-name="P4">
News Source: <text:a xlink:type="simple" xlink:href="https://armyinform.com.ua/2023/06/01/mynulogo-roku-na-chernigivshhyni-troye-pidlitkiv-buly-pryczilno-rozstrilyani-z-bmp-ofis-genprokurora-ukrayiny/" text:style-name="Internet_20_link" text:visited-style-name="Visited_20_Internet_20_Link">
https://armyinform.com.ua/2023/06/01/mynulogo-roku-na-chernigivshhyni-troye-pidlitkiv-buly-pryczilno-rozstrilyani-z-bmp-ofis-genprokurora-ukrayiny/</text:a>
</text:p>
      <!--NEWS-->
      <text:h text:style-name="P10" text:outline-level="1">
<text:span text:style-name="T4">
In the temporarily occupied territory of Ukraine, Russian invaders are expanding the agent network - Anna Malyar</text:span>
</text:h>
      <text:p text:style-name="P4">
Author: ['АРМІЯINFORM']</text:p>
      <text:p text:style-name="P4">
Time: 2023-06-01T74:00:00-04:00</text:p>
      <text:p text:style-name="P4">
Description: With the meta rosshirenny, the agent of the agent of the Penpalat on Timchasovo perpucks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5f9a1041.jpg" text:style-name="Internet_20_link" text:visited-style-name="Visited_20_Internet_20_Link">
5f9a1041.jpg</text:a>
']</text:p>
      <text:p text:style-name="P4">
Tags: ['STOPRUSSIA', 'АГРЕСІЯ РФ', 'ГАННА МАЛЯР']</text:p>
      <text:p text:style-name="P4">
Category: News</text:p>
      <!--METADATA-->
      <text:p text:style-name="P4">
<draw:frame draw:style-name="fr1" draw:name="Image296" text:anchor-type="as-char" svg:width="6.9236in" svg:height="4.61393in" draw:z-index="0">
<draw:image xlink:href="../Images/AРМІЯINFORM/2023-06-01T74-00-00-04-00/5f9a1041.jpg" xlink:type="simple" xlink:show="embed" xlink:actuate="onLoad" draw:mime-type="image/jpeg"/>
</draw:frame>
Gannamaars. Photo: Nazar Voloshin / Armyinform</text:p>
      <text:p text:style-name="P4">
In order to expand the activities of the agent network of occupiers in the temporary-book territories, Russian so-called law enforcement agencies have been receiving local entrepreneurs related to the provision of transport services to report any violations of the occupation regime. In the event of evasion of such obligations, the occupiers immediately prohibit the activities of local transporters.</text:p>
      <text:p text:style-name="P4">
About it <text:a xlink:type="simple" xlink:href="https://t.me/annamaliar/807" text:style-name="Internet_20_link" text:visited-style-name="Visited_20_Internet_20_Link">
reported</text:a>
Deputy Minister of Defense of Ukraine Anna Malyar.</text:p>
      <text:p text:style-name="P4">
“The enemy is particularly active in the deployment of the agent network in the temporarily occupied settlements of Kherson, Donetsk Talugansk regions. Last week, a number of local enterprises and individual carriers received a warning to stop the operations of transportation for transportation for transportation for transportation.</text:p>
      <text:p text:style-name="P4">
At the same time, exclusively Russian enterprises are increasingly involved in the transportation market at the temporarily occupying territory, ” - Raperaganaganna painter.</text:p>
      <text:p text:style-name="P4">
News Source: <text:a xlink:type="simple" xlink:href="https://armyinform.com.ua/2023/06/01/na-tymchasovo-okupovanij-terytoriyi-ukrayiny-rosijski-okupanty-rozshyryuyut-agenturnu-merezhu-ganna-malyar/" text:style-name="Internet_20_link" text:visited-style-name="Visited_20_Internet_20_Link">
https://armyinform.com.ua/2023/06/01/na-tymchasovo-okupovanij-terytoriyi-ukrayiny-rosijski-okupanty-rozshyryuyut-agenturnu-merezhu-ganna-malyar/</text:a>
</text:p>
      <!--NEWS-->
      <text:h text:style-name="P10" text:outline-level="1">
<text:span text:style-name="T4">
144 settlements were fired by the army of the Russian Federation for the past day</text:span>
</text:h>
      <text:p text:style-name="P4">
Author: ['АРМІЯINFORM']</text:p>
      <text:p text:style-name="P4">
Time: 2023-06-01T75:00:00-04:00</text:p>
      <text:p text:style-name="P4">
Description: The last passes of the Rosiyski Vіsyska were shelled by the Teritarian of 9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6/5b7c8bbf-bb95-424c-9eac-2fa068b5b768.jpg" text:style-name="Internet_20_link" text:visited-style-name="Visited_20_Internet_20_Link">
5b7c8bbf-bb95-424c-9eac-2fa068b5b768.jpg</text:a>
']</text:p>
      <text:p text:style-name="P4">
Tags: ['АГРЕСІЯ РФ', 'ВТОРГНЕННЯ РФ', 'ОБСТРІЛИ ІНФРАСТРУКТУРИ']</text:p>
      <text:p text:style-name="P4">
Category: News</text:p>
      <!--METADATA-->
      <text:p text:style-name="P4">
<draw:frame draw:style-name="fr1" draw:name="Image297" text:anchor-type="as-char" svg:width="6.9236in" svg:height="4.50034in" draw:z-index="0">
<draw:image xlink:href="../Images/AРМІЯINFORM/2023-06-01T75-00-00-04-00/5b7c8bbf-bb95-424c-9eac-2fa068b5b768.jpg" xlink:type="simple" xlink:show="embed" xlink:actuate="onLoad" draw:mime-type="image/jpeg"/>
</draw:frame>
During the last day, Russian troops fired at the territory of 9 regions of Ukraine.</text:p>
      <text:p text:style-name="P4">
About it <text:a xlink:type="simple" xlink:href="https://t.me/militarymediacenter/2098" text:style-name="Internet_20_link" text:visited-style-name="Visited_20_Internet_20_Link">
reports</text:a>
Military Mediacenter.</text:p>
      <text:p text:style-name="P4">
From different types of weapons(mortars, tanks, artillery, RSZV, OTRK, tactical aviation)144 settlements and 112 infrastructure sites were fired.</text:p>
      <text:p text:style-name="P4">
According to preliminary information, they are killed and injured among civilians, the number of victims is clarified.</text:p>
      <text:p text:style-name="P4">
News Source: <text:a xlink:type="simple" xlink:href="https://armyinform.com.ua/2023/06/01/144-naselenyh-punkty-buly-obstrilyani-armiyeyu-rf-za-mynulu-dobu/" text:style-name="Internet_20_link" text:visited-style-name="Visited_20_Internet_20_Link">
https://armyinform.com.ua/2023/06/01/144-naselenyh-punkty-buly-obstrilyani-armiyeyu-rf-za-mynulu-dobu/</text:a>
</text:p>
      <!--NEWS-->
      <text:h text:style-name="P10" text:outline-level="1">
<text:span text:style-name="T4">
The Cabinet has approved the evacuation order (return) of status children</text:span>
</text:h>
      <text:p text:style-name="P4">
Author: ['АРМІЯINFORM']</text:p>
      <text:p text:style-name="P4">
Time: 2023-06-01T76:00:00-04:00</text:p>
      <text:p text:style-name="P4">
Description: Kabіnet Min Striv Praise Zmіni before the ruling “About Timchasovo Message (Evakuaci) Di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evakuacziya-ditej-z-donechchyny-pytannya-yake-dosi-ne-mozhut-vyrishyty.jpg" text:style-name="Internet_20_link" text:visited-style-name="Visited_20_Internet_20_Link">
evakuacziya-ditej-z-donechchyny-pytannya-yake-dosi-ne-mozhut-vyrishyty.jpg</text:a>
']</text:p>
      <text:p text:style-name="P4">
Tags: ['АГРЕСІЯ РФ', 'ВТОРГНЕННЯ РФ', 'ЕВАКУАЦІЯ ДІТЕЙ', 'КАБІНЕТ МІНІСТРІВ УКРАЇНИ', 'МІНРЕІНТЕГРАЦІЇ']</text:p>
      <text:p text:style-name="P4">
Category: News</text:p>
      <!--METADATA-->
      <text:p text:style-name="P4">
<draw:frame draw:style-name="fr1" draw:name="Image298" text:anchor-type="as-char" svg:width="6.9236in" svg:height="3.911834in" draw:z-index="0">
<draw:image xlink:href="../Images/AРМІЯINFORM/2023-06-01T76-00-00-04-00/evakuacziya-ditej-z-donechchyny-pytannya-yake-dosi-ne-mozhut-vyrishyty.jpg" xlink:type="simple" xlink:show="embed" xlink:actuate="onLoad" draw:mime-type="image/jpeg"/>
</draw:frame>
Illustrative photo</text:p>
      <text:p text:style-name="P4">
The Cabinet of Ministers approved amendment to the Resolution “On Temporary Movement(evacuation)Children and persons living or enrolled in various types of types, forms of ownership and subordination for 24 -hour stay, and their return. "</text:p>
      <text:p text:style-name="P4">
About it <text:a xlink:type="simple" xlink:href="https://minre.gov.ua/2023/06/01/kabmin-zatverdyv-poryadok-evakuacziyi-povernennya-statusnyh-ditej/" text:style-name="Internet_20_link" text:visited-style-name="Visited_20_Internet_20_Link">
reports</text:a>
Ministry of Reintegration.</text:p>
      <text:p text:style-name="P4">
Among the main novelties of the document is the introduction of the mechanism of evacuation of status children, and in the event of their departure outside Ukraine - return to the Motherland. This process will take place in accordance with a clear plan, which will develop a form of forms approved by the joint order of the Ministry of Social Policy, the Ministry of Reintegration and the Ministry of Internal Affairs.</text:p>
      <text:p text:style-name="P4">
That is, <text:span text:style-name="T4">
 for each return of the return will be drawn up individual plan with stacks and responsible performers. </text:span>
</text:p>
      <text:p text:style-name="P4">
Also, according to the results of the study of the issue of return will be the act of conducting the building of the institution with all the requirements for safety and the possibility of establishing the care of children.</text:p>
      <text:p text:style-name="P4">
The plan and act mentioned are mandatory components when making a decision.</text:p>
      <text:p text:style-name="P4">
In addition, the decisions of the regional military administrations to return children will settle with the National Service.</text:p>
      <text:p text:style-name="P4">
All controversial issues that will arise in connection with the evacuation or return of children in Ukraine will be resolved at the meetings of the coordination headquarters.</text:p>
      <text:p text:style-name="P4">
News Source: <text:a xlink:type="simple" xlink:href="https://armyinform.com.ua/2023/06/01/kabmin-zatverdyv-poryadok-evakuacziyi-povernennya-statusnyh-ditej/" text:style-name="Internet_20_link" text:visited-style-name="Visited_20_Internet_20_Link">
https://armyinform.com.ua/2023/06/01/kabmin-zatverdyv-poryadok-evakuacziyi-povernennya-statusnyh-ditej/</text:a>
</text:p>
      <!--NEWS-->
      <text:h text:style-name="P10" text:outline-level="1">
<text:span text:style-name="T4">
Mediabusage of children in war - challenges and answers</text:span>
</text:h>
      <text:p text:style-name="P4">
Author: ['Леся Медведенко']</text:p>
      <text:p text:style-name="P4">
Time: 2023-06-01T77:00:00-04:00</text:p>
      <text:p text:style-name="P4">
Description: Skredna dinstament, it is in a lot of jealous Non -Radudek - the namesake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img-20230601-wa0004.jpg" text:style-name="Internet_20_link" text:visited-style-name="Visited_20_Internet_20_Link">
img-20230601-wa0004.jpg</text:a>
', '<text:a xlink:type="simple" xlink:href="https://armyinform.com.ua/wp-content/uploads/2023/06/img-20230601-wa0003.jpg" text:style-name="Internet_20_link" text:visited-style-name="Visited_20_Internet_20_Link">
img-20230601-wa0003.jpg</text:a>
']</text:p>
      <text:p text:style-name="P4">
Tags: ['ВТОРГНЕННЯ РФ', 'СОЦЗАХИСТ ПІД ЧАС ВІЙНИ']</text:p>
      <text:p text:style-name="P4">
Category: News</text:p>
      <!--METADATA-->
      <text:p text:style-name="P4">
<draw:frame draw:style-name="fr1" draw:name="Image299" text:anchor-type="as-char" svg:width="6.9236in" svg:height="4.615733in" draw:z-index="0">
<draw:image xlink:href="../Images/AРМІЯINFORM/2023-06-01T77-00-00-04-00/img-20230601-wa0004.jpg" xlink:type="simple" xlink:show="embed" xlink:actuate="onLoad" draw:mime-type="image/jpeg"/>
</draw:frame>
The stolen childhood, lost opportunities and daily danger are the consequences of the Russian-Ukrainian war. Ukrainian children live in the sounds of sirens, explosions and what we all constantly dive into the news ribbon in a smartphone. Different aspects of children <text:a xlink:type="simple" xlink:href="https://www.youtube.com/watch" text:style-name="Internet_20_link" text:visited-style-name="Visited_20_Internet_20_Link">
online,</text:a>
In particular, digit, information and psychological, discussed during the All -Ukrainian Embroide on Safety Online on the occasion of the International Children's Day.</text:p>
      <text:p text:style-name="P4">
The event is organized in the framework of Google Ukraine and <text:a xlink:type="simple" xlink:href="https://www.facebook.com/UAMON" text:style-name="Internet_20_link" text:visited-style-name="Visited_20_Internet_20_Link">
Ministry of Education of INUKUKUKUKUD</text:a>
With partner support, the CMU Coordination Center / Mental Health UA, NGOs <text:a xlink:type="simple" xlink:href="https://www.facebook.com/lastradaukraine/" text:style-name="Internet_20_link" text:visited-style-name="Visited_20_Internet_20_Link">
La Strada-Ukraine / La Strada-Ukraine</text:a>
and “<text:a xlink:type="simple" xlink:href="https://www.facebook.com/bbu.org.ua/" text:style-name="Internet_20_link" text:visited-style-name="Visited_20_Internet_20_Link">
colorlessness</text:a>
”.</text:p>
      <ul>
        <li>
Now, when rockets and drones are flying on us, you can, of course, be skeptical of digital security. However, the example of the northern neighbor indicates how important the safety of virtual space is and what consequences the neglect of media literacy in the information space will lead to. We are seeing cases of information attacks and propaganda on the network, so calling for the Internet to be serious about the Internet. This will help, in particular, to reduce the stress that children feel due to negative news, - Dmitry Zavgorodniy said in the welcome word of the Deputy Minister of Education and Science of Ukraine on digital development, digital transformations and digitalization.</li>
      </ul>
      <text:p text:style-name="P4">
<draw:frame draw:style-name="fr1" draw:name="Image300" text:anchor-type="as-char" svg:width="6.9236in" svg:height="3.777435in" draw:z-index="0">
<draw:image xlink:href="../Images/AРМІЯINFORM/2023-06-01T77-00-00-04-00/img-20230601-wa0003.jpg" xlink:type="simple" xlink:show="embed" xlink:actuate="onLoad" draw:mime-type="image/jpeg"/>
</draw:frame>
</text:p>
      <ul>
        <li>
For the safety of children and adolescents online, we are developing the program "Child Safety on the Internet". In 2021, we released the appropriate guide that came in handy for the effective teaching of children of the basics of care of Winternet. In April this year, we launched a localized version of online game <text:a xlink:type="simple" xlink:href="https://beinternetawesome.withgoogle.com/uk_ua/interland" text:style-name="Internet_20_link" text:visited-style-name="Visited_20_Internet_20_Link">
"Interland: Winternetti Child Safety"</text:a>
To practice these skills in practice, - said Oleg Yakimchuk, director of cooperation of state power of state power.</li>
      </ul>
      <text:p text:style-name="P4">
During the event, a guide to media literacy for teenagers on the Tapping platform "Teach wherever you are" was presented for teachers.</text:p>
      <text:p text:style-name="P4">
About psychological protection of children online within <text:a xlink:type="simple" xlink:href="https://www.howareu.com/" text:style-name="Internet_20_link" text:visited-style-name="Visited_20_Internet_20_Link">
all -Ukrainian program of the 9th program "Are you like?"</text:a>
Oksana Zabitneva, the head of the CMU KMUCoordination Center at the CMU, was told by Oksana Zbitneva.</text:p>
      <text:p text:style-name="P4">
She emphasized the need to focus attention on teenagers as the most vulnerable category of children. According to research, 65% of disorders begin in adolescence(up to 18 years old).</text:p>
      <text:p text:style-name="P4">
— З огляду на це, слід зважати, що Інтернет і простір цифрових технологій зодного боку дає можливості, а з іншого несе певні ризики. Розглядаючи впливцифрового світу на ментальне здоров’я дітей і підлітків, слід ставити собіпитання: хто ким управляє? За статистикою, близько 80% підлітків засинають згаджетами в руках, що призводить до порушення якості сну, а сон — це одна зключових передумов ментального здоров’я. Кожна третя дитина стикалася зкібербулінгом. 91% підлітків відчувають негативний вплив соціальних мереж, щовикликає проблеми з самоідентифікацією. Правила поведінки у цифровому світідозволять скористатися перевагами і не втратити себе, — зазначила ОксанаЗбітнєва.</text:p>
      <text:p text:style-name="P4">
Тому просвітницька комунікація є частиною Всеукраїнської програми ментальногоздоров’я, щоб кожен знайшов інструменти психологічної самодопомоги. Аджементальне здоров’я та емоційний добробут дитини — це фундамент успішногонавчання. Кожен може скористатися платформою «Ти як» і знайти відповіді наскладні питання: як впоратися з тривогою, зі стресом, як опанувати <text:a xlink:type="simple" xlink:href="https://www.howareu.com/#techniques" text:style-name="Internet_20_link" text:visited-style-name="Visited_20_Internet_20_Link">
технікисамодопомоги</text:a>
. Така пропозиція євідповіддю на результати досліджень, згідно з якими 83% українських підлітківхочуть дізнатися, як підтримувати себе у важкі часи.</text:p>
      <text:p text:style-name="P4">
Відповіді можна знати на комунікаційних майданчиках програми <text:a xlink:type="simple" xlink:href="https://www.howareu.com/" text:style-name="Internet_20_link" text:visited-style-name="Visited_20_Internet_20_Link">
«Тияк?».</text:a>
</text:p>
      <text:p text:style-name="P4">
News Source: <text:a xlink:type="simple" xlink:href="https://armyinform.com.ua/2023/06/01/mediabezpeka-ditej-v-umovah-vijny-vyklyky-ta-vidpovidi/" text:style-name="Internet_20_link" text:visited-style-name="Visited_20_Internet_20_Link">
https://armyinform.com.ua/2023/06/01/mediabezpeka-ditej-v-umovah-vijny-vyklyky-ta-vidpovidi/</text:a>
</text:p>
      <!--NEWS-->
      <text:h text:style-name="P10" text:outline-level="1">
<text:span text:style-name="T4">
The head of the French Foreign Policy will require strengthening support and providing security guarantees to Ukraine</text:span>
</text:h>
      <text:p text:style-name="P4">
Author: ['АРМІЯINFORM']</text:p>
      <text:p text:style-name="P4">
Time: 2023-06-01T78:00:00-04:00</text:p>
      <text:p text:style-name="P4">
Description: Minitropi єvropi of the back of the franziya katrin column stated, Sho Pollyagatima for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catherine-colonna.jpg" text:style-name="Internet_20_link" text:visited-style-name="Visited_20_Internet_20_Link">
catherine-colonna.jpg</text:a>
']</text:p>
      <text:p text:style-name="P4">
Tags: ['ГАРАНТІЯ БЕЗПЕКИ', 'ДОПОМОГА ПАРТНЕРІВ', 'КАТРІН КОЛОННА', 'СВІТ ПІДТРИМУЄ УКРАЇНУ']</text:p>
      <text:p text:style-name="P4">
Category: News</text:p>
      <!--METADATA-->
      <text:p text:style-name="P4">
<draw:frame draw:style-name="fr1" draw:name="Image301" text:anchor-type="as-char" svg:width="6.9236in" svg:height="3.894525in" draw:z-index="0">
<draw:image xlink:href="../Images/AРМІЯINFORM/2023-06-01T78-00-00-04-00/catherine-colonna.jpg" xlink:type="simple" xlink:show="embed" xlink:actuate="onLoad" draw:mime-type="image/jpeg"/>
</draw:frame>
France Minister of Europe and Foreign Affairs, Katrin Kolonna, said it would be a specific plan for Ukraine's accession to NATO during a self -Atlantic Alliance in Vilnius.</text:p>
      <text:p text:style-name="P4">
This was the head of the French foreign policy, being to meet the foreign ministers of NATO member states in Oslo, <text:a xlink:type="simple" xlink:href="https://twitter.com/MinColonna/status/1664147543024889859" text:style-name="Internet_20_link" text:visited-style-name="Visited_20_Internet_20_Link">
wrote</text:a>
Vtwitter.</text:p>
      <text:p text:style-name="P4">
“We gathered in Oslo to prepare for the NATO summit. I will call for supporting and providing security guarantees to Ukraine, ”Katrincolone said.</text:p>
      <text:p text:style-name="P4">
She added that the main topic of a meeting of foreign ministers of NATO member states will be the Ukrainian-Russian War, and the Alliance member states should be consistently and responsibly about Ukraine.</text:p>
      <text:p text:style-name="P4">
“I have to remind you of the simple principle of international law, according to which the Sentenced states have the right to freely choose allies. We respect this principle, ”said the head of the French -wide police department, emphasizing that countries should give a priority to their security obligations to Ukraine.</text:p>
      <text:p text:style-name="P4">
Recall French President Emmanuel Macron <text:a xlink:type="simple" xlink:href="https://armyinform.com.ua/2023/05/29/strategiya-rosiyi-yaka-vychikuye-shho-na-zahodi-vtomlyatsya-ta-ne-dopomagatymut-ukrayini-ne-spraczyuye/" text:style-name="Internet_20_link" text:visited-style-name="Visited_20_Internet_20_Link">
emphasized</text:a>
that his country's strategy is to help Ukraine organize a contractor at the right time so that Kiev can return everyone under the tables on their chosen conditions and create a strong peace for itself.</text:p>
      <text:p text:style-name="P4">
News Source: <text:a xlink:type="simple" xlink:href="https://armyinform.com.ua/2023/06/01/glava-zovnishnopolitychnogo-vidomstva-francziyi-vymagatyme-posylennya-pidtrymky-ta-nadannya-garantij-bezpeky-ukrayini/" text:style-name="Internet_20_link" text:visited-style-name="Visited_20_Internet_20_Link">
https://armyinform.com.ua/2023/06/01/glava-zovnishnopolitychnogo-vidomstva-francziyi-vymagatyme-posylennya-pidtrymky-ta-nadannya-garantij-bezpeky-ukrayini/</text:a>
</text:p>
      <!--NEWS-->
      <text:h text:style-name="P10" text:outline-level="1">
<text:span text:style-name="T4">
For state betrayal will be judged</text:span>
</text:h>
      <text:p text:style-name="P4">
Author: ['АРМІЯINFORM']</text:p>
      <text:p text:style-name="P4">
Time: 2023-06-01T79:00:00-04:00</text:p>
      <text:p text:style-name="P4">
Description: Kolishniy commander Pydrodrodіla Berkut in the autonomous Resbubbletsi reserve before the court fo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8-3.jpg" text:style-name="Internet_20_link" text:visited-style-name="Visited_20_Internet_20_Link">
8-3.jpg</text:a>
']</text:p>
      <text:p text:style-name="P4">
Tags: ['АР КРИМ', 'БЕРКУТІВЦІ', 'ЗЛОЧИНИ', 'ОФІС ГЕНЕРАЛЬНОГО ПРОКУРОРА УКРАЇНИ']</text:p>
      <text:p text:style-name="P4">
Category: News</text:p>
      <!--METADATA-->
      <text:p text:style-name="P4">
<draw:frame draw:style-name="fr1" draw:name="Image302" text:anchor-type="as-char" svg:width="6.9236in" svg:height="3.784901in" draw:z-index="0">
<draw:image xlink:href="../Images/AРМІЯINFORM/2023-06-01T79-00-00-04-00/8-3.jpg" xlink:type="simple" xlink:show="embed" xlink:actuate="onLoad" draw:mime-type="image/jpeg"/>
</draw:frame>
Former commander of the Berkut unit in the Autonomous Republic of Crimea was pre -court for state treason.</text:p>
      <text:p text:style-name="P4">
About it <text:a xlink:type="simple" xlink:href="https://www.gp.gov.ua/ua/posts/ekskomandira-krimskogo-berkutu-suditimut-za-derzavnu-zradu-2" text:style-name="Internet_20_link" text:visited-style-name="Visited_20_Internet_20_Link">
reports</text:a>
Office of the Prosecutor General of Ukraine.</text:p>
      <text:p text:style-name="P4">
The investigation found that the excomducer of the police regiment during the occupation of Krym in 2014 moved to the side of the enemy and joined the Ministry of Internal Affairs in the Republic of Crimea.</text:p>
      <text:p text:style-name="P4">
“The accused occupied the position of commander of the so -called special detachment response of the SBR. In doing so, he contributed to the functioning of illegal occupation law enforcement agencies in the Autonomous Republic of Crimea, strengthening their power and preventing Ukraine's control over this territory, ”the message will be.</text:p>
      <text:p text:style-name="P4">
News Source: <text:a xlink:type="simple" xlink:href="https://armyinform.com.ua/2023/06/01/za-derzhavnu-zradu-sudytymut-ekskomandyra-krymskogo-berkutu/" text:style-name="Internet_20_link" text:visited-style-name="Visited_20_Internet_20_Link">
https://armyinform.com.ua/2023/06/01/za-derzhavnu-zradu-sudytymut-ekskomandyra-krymskogo-berkutu/</text:a>
</text:p>
      <!--NEWS-->
      <text:h text:style-name="P10" text:outline-level="1">
<text:span text:style-name="T4">
Every doubt in Europe is a trench that will definitely try to occupy the Russian Federation - President of Ukraine</text:span>
</text:h>
      <text:p text:style-name="P4">
Author: ['АРМІЯINFORM']</text:p>
      <text:p text:style-name="P4">
Time: 2023-06-01T80:00:00-04:00</text:p>
      <text:p text:style-name="P4">
Description: Shkraz, I will be able to catch up with the rings of the infection, infected with the centers, the Treb ... The war with Ukraine 2022, the war with Ukraine is the latest news today, the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prez111.jpeg" text:style-name="Internet_20_link" text:visited-style-name="Visited_20_Internet_20_Link">
prez111.jpeg</text:a>
', '<text:a xlink:type="simple" xlink:href="https://armyinform.com.ua/wp-content/uploads/2023/06/prez22.jpeg" text:style-name="Internet_20_link" text:visited-style-name="Visited_20_Internet_20_Link">
prez22.jpeg</text:a>
', '<text:a xlink:type="simple" xlink:href="https://armyinform.com.ua/wp-content/uploads/2023/06/prez33.jpeg" text:style-name="Internet_20_link" text:visited-style-name="Visited_20_Internet_20_Link">
prez33.jpeg</text:a>
']</text:p>
      <text:p text:style-name="P4">
Tags: ['STOPRUSSIA', 'АГРЕСІЯ РФ', 'ВОЛОДИМИР ЗЕЛЕНСЬКИЙ', 'ВТОРГНЕННЯ РФ', 'ОФІС ПРЕЗИДЕНТА УКРАЇНИ', 'ПРЕЗИДЕНТ УКРАЇНИ']</text:p>
      <text:p text:style-name="P4">
Category: News</text:p>
      <!--METADATA-->
      <text:p text:style-name="P4">
<draw:frame draw:style-name="fr1" draw:name="Image303" text:anchor-type="as-char" svg:width="6.9236in" svg:height="4.604691in" draw:z-index="0">
<draw:image xlink:href="../Images/AРМІЯINFORM/2023-06-01T80-00-00-04-00/prez111.jpeg" xlink:type="simple" xlink:show="embed" xlink:actuate="onLoad" draw:mime-type="image/jpeg"/>
</draw:frame>
Every time decisions are being prepared and made for the sake of Europe, for the sake of values, it is necessary to remember that every doubt here in Europe is a trench that is obliged to occupy Russia.</text:p>
      <text:p text:style-name="P4">
About it <text:a xlink:type="simple" xlink:href="https://www.president.gov.ua/news/kozhen-sumniv-u-yevropi-ce-okop-yakij-obovyazkovo-sprobuye-z-83305" text:style-name="Internet_20_link" text:visited-style-name="Visited_20_Internet_20_Link">
stated</text:a>
The President of Ukraine during a speech of the meeting of the European Political Community.</text:p>
      <text:p text:style-name="P4">
“Every doubt brings more danger. Whether doubts about vital steps, whether doubts about our unity with you, or doubts, with your ability to answer the challenges of time, ”he stressed.</text:p>
      <text:p text:style-name="P4">
According to the Head of State, from February 24 last year the boundaries of security in Europe are literally the limits of determination, the ability to act together for the sake of the people of the whole Europe.</text:p>
      <text:p text:style-name="P4">
“As far as we can discard doubts, we can also reject misappression. There are no ones among us who do not know what decisions are now needed by Europe.</text:p>
      <text:p text:style-name="P4">
The first is full protection against Russian terror. Both on earth and in the sky.</text:p>
      <text:p text:style-name="P4">
<draw:frame draw:style-name="fr1" draw:name="Image304" text:anchor-type="as-char" svg:width="6.9236in" svg:height="4.604691in" draw:z-index="0">
<draw:image xlink:href="../Images/AРМІЯINFORM/2023-06-01T80-00-00-04-00/prez22.jpeg" xlink:type="simple" xlink:show="embed" xlink:actuate="onLoad" draw:mime-type="image/jpeg"/>
</draw:frame>
This night, Russian missiles took three more lives in our capital, in Kiev. Ten people were injured. One child was killed - in addition to hundreds killed by Russian terror earlier. At least 484 Ukrainian children are killed.</text:p>
      <text:p text:style-name="P4">
There are two decisive components. This is a Petriot coalition that will end the Isro -sharant of ballistic missiles. And the second is a coalition of modern closers, which will prove that terror against our cities has no chance. And I thank you who helps, those who understand that the speed of formation of these two -coalitions - "Petriots" and fighters is literally accelerating peace.</text:p>
      <text:p text:style-name="P4">
The second is the full power of our unity. We see who is the aggressor. We see where the aggression is exactly. Russia is afraid of NATO is true - and tries to swallow those who are outside the common security space. And Russia tries to leave the territory of the neighbors of the "frozen" war, if it is not possible to swallow the entire country.</text:p>
      <text:p text:style-name="P4">
For example, why the Russian contingent is still in Transnistria? The Kremlin is a dawn to "thaw" an attack on Moldova one day. How long will the Europe will endure? The issue has been 30 years. It should be answered.</text:p>
      <text:p text:style-name="P4">
There should be no "frozen" or hot war on our continent!We see what is happening in Belarus. We see what happens in Georgia. We see how these peoples are delayed-though differently-but in the same peak. But what do they see?</text:p>
      <text:p text:style-name="P4">
Even if the Ukrainians, who prove their commitment to freedom and valuables of united Europe, have not yet heard a clear positive answer to the EU and NATO, then the hopes of others become quite ghostly. Imagine this frustration. The disappointment and our warriors for freedom, and those for whom our struggle in Ukraine is their hope.</text:p>
      <text:p text:style-name="P4">
<draw:frame draw:style-name="fr1" draw:name="Image305" text:anchor-type="as-char" svg:width="6.9236in" svg:height="4.604691in" draw:z-index="0">
<draw:image xlink:href="../Images/AРМІЯINFORM/2023-06-01T80-00-00-04-00/prez33.jpeg" xlink:type="simple" xlink:show="embed" xlink:actuate="onLoad" draw:mime-type="image/jpeg"/>
</draw:frame>
This year is for decisions. And this is the third point where I would like to emphasize.</text:p>
      <text:p text:style-name="P4">
In the summer in Vilnius, the NATO summit requires a clear invitation of Ukraine to Ukraine, as well as security guarantees on the way to NATO membership. The fall is a clear positive decision on our accession to the EU. We also prepare Samitmir, which directs the world to the realization of our formula of peace. And a brick need. Time has come and doubts must disappear.</text:p>
      <text:p text:style-name="P4">
Positive solutions for Ukraine will be positive solutions for all. The security basis. Obviously - for Moldova. It is very important. In the future, for Georgia. I have no doubt that over time - for Belarus. And therefore, for the European peace. Because there will be no doubt for aggression against someone in Europe.</text:p>
      <text:p text:style-name="P4">
And I thank all of you who understand that Europe should be just as far -sighted in order to be truly peaceful.</text:p>
      <text:p text:style-name="P4">
The Ukrainian approach is obvious and open. We openly proposed a formula of peace, and its points are obvious. We are openly talking about the importance of NATO and the relationship between reducing our doubts and the expansion of our space safety. We openly say that only a strong air defense, namely a coalition of "Petriots", namely a coalition of modern fighters, can be able to interpret Russian terror. It is a reality in which we live and fight daily. This is the openness on which our Europe is based, one of our main common principles. These are facts, obvious facts. Openness and honesty. Now we are making the necessary solutions.</text:p>
      <text:p text:style-name="P4">
News Source: <text:a xlink:type="simple" xlink:href="https://armyinform.com.ua/2023/06/01/kozhen-sumniv-u-yevropi-cze-okop-yakyj-obovyazkovo-sprobuye-zajnyaty-rf-prezydent-ukrayiny/" text:style-name="Internet_20_link" text:visited-style-name="Visited_20_Internet_20_Link">
https://armyinform.com.ua/2023/06/01/kozhen-sumniv-u-yevropi-cze-okop-yakyj-obovyazkovo-sprobuye-zajnyaty-rf-prezydent-ukrayiny/</text:a>
</text:p>
      <!--NEWS-->
      <text:h text:style-name="P10" text:outline-level="1">
<text:span text:style-name="T4">
We are grateful to anyone who supports our wounded - Anna Malyar</text:span>
</text:h>
      <text:p text:style-name="P4">
Author: ['АРМІЯINFORM']</text:p>
      <text:p text:style-name="P4">
Time: 2023-06-01T81:00:00-04:00</text:p>
      <text:p text:style-name="P4">
Description: Representatives of the volunteers of the spіlnoti, Gromadzki organized, ShO OPAY OF THE PROBLEM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6/131313.jpeg" text:style-name="Internet_20_link" text:visited-style-name="Visited_20_Internet_20_Link">
131313.jpeg</text:a>
', '<text:a xlink:type="simple" xlink:href="https://armyinform.com.ua/wp-content/uploads/2023/06/12121212121212.jpeg" text:style-name="Internet_20_link" text:visited-style-name="Visited_20_Internet_20_Link">
12121212121212.jpeg</text:a>
']</text:p>
      <text:p text:style-name="P4">
Tags: ['STOPRUSSIA', 'АГРЕСІЯ РФ']</text:p>
      <text:p text:style-name="P4">
Category: News</text:p>
      <!--METADATA-->
      <text:p text:style-name="P4">
<draw:frame draw:style-name="fr1" draw:name="Image306" text:anchor-type="as-char" svg:width="6.9236in" svg:height="5.971605in" draw:z-index="0">
<draw:image xlink:href="../Images/AРМІЯINFORM/2023-06-01T81-00-00-04-00/131313.jpeg" xlink:type="simple" xlink:show="embed" xlink:actuate="onLoad" draw:mime-type="image/jpeg"/>
</draw:frame>
Representatives of the volunteer community, NGOs who care for the wounded problems, together with the defense department, discussed ways to improve the visual provision of military personnel.</text:p>
      <text:p text:style-name="P4">
The event, chaired by the Deputy Minister of Defense of Ukraine Painter, was attended by specialists of the Department of Humanitarian Support of the Ministry of Defense of Ukraine, the Department of Social Security of the Ministry of Defense of Ukraine, the Office of Support in the System of the Ministry of Defense of Ukraine, the Command of the Medical Forces of the Armed Forces.</text:p>
      <text:p text:style-name="P4">
Representatives of the medical forces of Ukraine have acquainted the audience with the innovations introduced into the medical support system in the last months, in particular, measures aimed at ensuring the rapid and convenient passage of military personnel of the Military Medical Commission, the development of a flexible system of information of military personnel.</text:p>
      <text:p text:style-name="P4">
<draw:frame draw:style-name="fr1" draw:name="Image307" text:anchor-type="as-char" svg:width="6.9236in" svg:height="4.749086in" draw:z-index="0">
<draw:image xlink:href="../Images/AРМІЯINFORM/2023-06-01T81-00-00-04-00/12121212121212.jpeg" xlink:type="simple" xlink:show="embed" xlink:actuate="onLoad" draw:mime-type="image/jpeg"/>
</draw:frame>
The participants of the event also discussed the problematic issues of the Medical Support of Ukraine, which are currently relevant and possible. In particular, Olga Guzhva co -founder of the consortium -veteran organizations of the East, made proposals for effective monitoring of each stage of the evacuation of the wounded. Lyubov Galan, a co -founder of the Human Rights Center for Servicemen of the NGO "Principle", drew attention to the problems of acceptance and write -off of volunteer medical devices transferred to the Armed Forces on a free basis. Military personnel, paramedic, volunteer and volunteer Yulia Tyra Paevskaya, touched on the topic of improving the quality of training of combat physicians, training with such servicemen for the Armed Forces, as well as the technical support of units.</text:p>
      <ul>
        <li>
In the context of a large -scale war, it is important for us to introduce the system for efficient assistance to servicemen who have lost health while performing combat missions, - said Anna Malyar. - I am glad that today they have moved and identified priority areas, which we will continue to work together. We are grateful to anyone who supports us and our defenders of the Stock Protection, helps them return to a fulfilling life as soon as possible.</li>
      </ul>
      <text:p text:style-name="P4">
Julia Tyra Payevskaya noted the constructive position of the defense department to improve the medical support of the Armed Forces.</text:p>
      <text:p text:style-name="P4">
News Source: <text:a xlink:type="simple" xlink:href="https://armyinform.com.ua/2023/06/01/my-vdyachni-kozhnomu-hto-pidtrymuye-nashyh-poranenyh-ganna-malyar/" text:style-name="Internet_20_link" text:visited-style-name="Visited_20_Internet_20_Link">
https://armyinform.com.ua/2023/06/01/my-vdyachni-kozhnomu-hto-pidtrymuye-nashyh-poranenyh-ganna-malyar/</text:a>
</text:p>
      <!--NEWS-->
      <text:h text:style-name="P10" text:outline-level="1">
<text:span text:style-name="T4">
Our defenders throughout the day repelled 19 attacks of Russian troops</text:span>
</text:h>
      <text:p text:style-name="P4">
Author: ['АРМІЯINFORM']</text:p>
      <text:p text:style-name="P4">
Time: 2023-06-01T82:00:00-04:00</text:p>
      <text:p text:style-name="P4">
Description: The enemy is the sinking of Zoedzhuvati basic Zuill at the pursuing of a redundant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vtraty-voroga.jpg" text:style-name="Internet_20_link" text:visited-style-name="Visited_20_Internet_20_Link">
vtraty-voroga.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08" text:anchor-type="as-char" svg:width="6.9236in" svg:height="4.608521in" draw:z-index="0">
<draw:image xlink:href="../Images/AРМІЯINFORM/2023-06-01T82-00-00-04-00/vtraty-voroga.jpg" xlink:type="simple" xlink:show="embed" xlink:actuate="onLoad" draw:mime-type="image/jpeg"/>
</draw:frame>
Illustrative Photo / General Armed Forces <text:span text:style-name="T4">
 🔥 Situation on Russian invasion </text:span>
</text:p>
      <text:p text:style-name="P4">
The enemy continues to concentrate the basic efforts on attempts from full occupation of the Luhansk and Donetsk regions. During the day, the units of the Defense Forces repelled19 hostile attacks.</text:p>
      <text:p text:style-name="P4">
About it on Facebook <text:a xlink:type="simple" xlink:href="https://www.facebook.com/GeneralStaff.ua/posts/pfbid0g2Kdab7rekpwT46H3FHZrQPPnyE89vapCFaXFrSM7bMuk87cQHkLgYuqFpDrtSX4l" text:style-name="Internet_20_link" text:visited-style-name="Visited_20_Internet_20_Link">
reports</text:a>
The General Staff of the Armed Forces.</text:p>
      <text:p text:style-name="P4">
“In the Mariinsky direction, our defenders repelled all the attacks of the enemy in the Marinka's city. There, the enemy struck, artillery shots were struck by St. George, Marinka, Venta and Novomikhailivka of Donetsk region, ”the message reads.</text:p>
      <text:p text:style-name="P4">
News Source: <text:a xlink:type="simple" xlink:href="https://armyinform.com.ua/2023/06/01/nashi-zahysnyky-protyagom-doby-vidbyly-19-atak-rosijskyh-vijsk/" text:style-name="Internet_20_link" text:visited-style-name="Visited_20_Internet_20_Link">
https://armyinform.com.ua/2023/06/01/nashi-zahysnyky-protyagom-doby-vidbyly-19-atak-rosijskyh-vijsk/</text:a>
</text:p>
      <!--NEWS-->
      <text:h text:style-name="P10" text:outline-level="1">
<text:span text:style-name="T4">
In Melitopol, the occupiers have arranged a children's sanatorium for a military hospital</text:span>
</text:h>
      <text:p text:style-name="P4">
Author: ['АРМІЯINFORM']</text:p>
      <text:p text:style-name="P4">
Time: 2023-06-01T83:00:00-04:00</text:p>
      <text:p text:style-name="P4">
Description: Rosіyskі Permat Pulkiyinі Vіsyska to blame the greats for half the battl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ОПЕРАТИВНА ІНФОРМАЦІЯ']</text:p>
      <text:p text:style-name="P4">
Category: News</text:p>
      <!--METADATA-->
      <text:p text:style-name="P4">
<draw:frame draw:style-name="fr1" draw:name="Image309" text:anchor-type="as-char" svg:width="6.9236in" svg:height="4.33302in" draw:z-index="0">
<draw:image xlink:href="../Images/AРМІЯINFORM/2023-06-01T83-00-00-04-00/okupanty-strilby.jpg" xlink:type="simple" xlink:show="embed" xlink:actuate="onLoad" draw:mime-type="image/jpeg"/>
</draw:frame>
Illustrative Photo <text:span text:style-name="T4">
 🔥 Situation on Russian invasion </text:span>
</text:p>
      <text:p text:style-name="P4">
Russian occupation troops continue to suffer large losses on the battlefield. This is why the enemy continues to equip civilian establishments of temporarily seized territories for medical institutions. Thus, in the settlement of Melitopolzozhzhzhia region, the occupiers have arranged a children's sanatorium for a military shipal, where there are more than 200 invaders with injuries of different gravity.</text:p>
      <text:p text:style-name="P4">
About it on Facebook <text:a xlink:type="simple" xlink:href="https://www.facebook.com/GeneralStaff.ua/posts/pfbid0g2Kdab7rekpwT46H3FHZrQPPnyE89vapCFaXFrSM7bMuk87cQHkLgYuqFpDrtSX4l" text:style-name="Internet_20_link" text:visited-style-name="Visited_20_Internet_20_Link">
reports</text:a>
The General Staff of the Armed Forces.</text:p>
      <text:p text:style-name="P4">
Also, Russian terrorists, neglecting the laws of international humanitarian law, in the territory of Melitopol Alexander Nevsky Cathedral were placed of Bazurosian servicemen with military equipment.</text:p>
      <text:p text:style-name="P4">
News Source: <text:a xlink:type="simple" xlink:href="https://armyinform.com.ua/2023/06/01/u-melitopoli-okupanty-oblashtuvaly-dytyachyj-sanatorij-pid-vijskovyj-shpytal/" text:style-name="Internet_20_link" text:visited-style-name="Visited_20_Internet_20_Link">
https://armyinform.com.ua/2023/06/01/u-melitopoli-okupanty-oblashtuvaly-dytyachyj-sanatorij-pid-vijskovyj-shpytal/</text:a>
</text:p>
      <!--NEWS-->
      <text:h text:style-name="P10" text:outline-level="1">
<text:span text:style-name="T4">
Ukrainian aviation per day has struck 9 beats in hostile positions</text:span>
</text:h>
      <text:p text:style-name="P4">
Author: ['АРМІЯINFORM']</text:p>
      <text:p text:style-name="P4">
Time: 2023-06-01T84:00:00-04:00</text:p>
      <text:p text:style-name="P4">
Description: Avіaatsіya defense forces for Dob took 9 strokes in the areas of Zserdzhennya of a special warehouse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10" text:anchor-type="as-char" svg:width="6.9236in" svg:height="3.894525in" draw:z-index="0">
<draw:image xlink:href="../Images/AРМІЯINFORM/2023-06-01T84-00-00-04-00/aviacziya-syl-oborony-ukrayiny.jpg" xlink:type="simple" xlink:show="embed" xlink:actuate="onLoad" draw:mime-type="image/jpeg"/>
</draw:frame>
Illustrative Photo <text:span text:style-name="T4">
 🔥 Situation on Russian Completion </text:span>
</text:p>
      <text:p text:style-name="P4">
The aviation of the defense forces per day made 9 beats in the areas of concentration of personnel and military equipment, as well as 2 on the anti-aircraft missile complex.</text:p>
      <text:p text:style-name="P4">
About it on Facebook <text:a xlink:type="simple" xlink:href="https://www.facebook.com/GeneralStaff.ua/posts/pfbid0g2Kdab7rekpwT46H3FHZrQPPnyE89vapCFaXFrSM7bMuk87cQHkLgYuqFpDrtSX4l" text:style-name="Internet_20_link" text:visited-style-name="Visited_20_Internet_20_Link">
reports</text:a>
The General Staff of the Armed Forces.</text:p>
      <text:p text:style-name="P4">
Units of missile troops and artillery during the day were struck by 1 punctuation, 1 anti-aircraft missile complex, 5 artillery units of a convoy position, 9 areas of concentration of weapons and military technician.</text:p>
      <text:p text:style-name="P4">
News Source: <text:a xlink:type="simple" xlink:href="https://armyinform.com.ua/2023/06/01/ukrayinska-aviacziya-za-dobu-zavdala-9-udariv-po-vorozhyh-pozycziyah/" text:style-name="Internet_20_link" text:visited-style-name="Visited_20_Internet_20_Link">
https://armyinform.com.ua/2023/06/01/ukrayinska-aviacziya-za-dobu-zavdala-9-udariv-po-vorozhyh-pozycziyah/</text:a>
</text:p>
      <!--NEWS-->
      <text:h text:style-name="P10" text:outline-level="1">
<text:span text:style-name="T4">
Aydar battalion warriors destroy the occupiers in the trenches in the Bakhmut direction</text:span>
</text:h>
      <text:p text:style-name="P4">
Author: ['АРМІЯINFORM']</text:p>
      <text:p text:style-name="P4">
Time: 2023-06-01T85:00:00-04:00</text:p>
      <text:p text:style-name="P4">
Description: Aerorosvika of the 24th Smemic assault battalium "Aydar" Znishchi Penpolkiv in the trenches.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p>
      <text:p text:style-name="P4">
Tags: ['STOPRUSSIA']</text:p>
      <text:p text:style-name="P4">
Category: News</text:p>
      <!--METADATA-->
      <text:p text:style-name="P4">
Air Intelligence of the 24th Separate Assault Battalion "Aydar" destroys the invaders of Vokokop.</text:p>
      <text:p text:style-name="P4">
This video <text:a xlink:type="simple" xlink:href="https://t.me/osirskiy" text:style-name="Internet_20_link" text:visited-style-name="Visited_20_Internet_20_Link">
shared</text:a>
In Telegram, the commander of the Sukhoputnivska Colonel-General Alexander Sirsky.</text:p>
      <text:p text:style-name="P4">
The enemy went to the defense. There is a significant decrease in any active enemy-enemy, with increasing the number of shelling of heavy weapons, mainly of artillery and mortars.</text:p>
      <text:p text:style-name="P4">
News Source: <text:a xlink:type="simple" xlink:href="https://armyinform.com.ua/2023/06/01/voyiny-bataljonu-ajdar-znyshhuyut-okupantiv-v-okopah-na-bahmutskomu-napryamku/" text:style-name="Internet_20_link" text:visited-style-name="Visited_20_Internet_20_Link">
https://armyinform.com.ua/2023/06/01/voyiny-bataljonu-ajdar-znyshhuyut-okupantiv-v-okopah-na-bahmutskomu-napryamku/</text:a>
</text:p>
      <!--NEWS-->
      <text:h text:style-name="P10" text:outline-level="1">
<text:span text:style-name="T4">
Russia has increased to four number of rocket carriers in the Black Sea</text:span>
</text:h>
      <text:p text:style-name="P4">
Author: ['АРМІЯINFORM']</text:p>
      <text:p text:style-name="P4">
Time: 2023-06-01T86:00:00-04:00</text:p>
      <text:p text:style-name="P4">
Description: The Russian Federation Zbilshil to Chotirokh Kilkіst Raketonosyv at Chorny Morі, Viva at the Boyovo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rosijskyj-korabel-raketonosij.jpg" text:style-name="Internet_20_link" text:visited-style-name="Visited_20_Internet_20_Link">
rosijskyj-korabel-raketonosij.jpg</text:a>
']</text:p>
      <text:p text:style-name="P4">
Tags: ['STOPRUSSIA', 'АГРЕСІЯ РФ', 'ВТОРГНЕННЯ РФ', 'ОК «ПІВДЕНЬ»']</text:p>
      <text:p text:style-name="P4">
Category: News</text:p>
      <!--METADATA-->
      <text:p text:style-name="P4">
<draw:frame draw:style-name="fr1" draw:name="Image311" text:anchor-type="as-char" svg:width="6.9236in" svg:height="4.615733in" draw:z-index="0">
<draw:image xlink:href="../Images/AРМІЯINFORM/2023-06-01T86-00-00-04-00/rosijskyj-korabel-raketonosij.jpg" xlink:type="simple" xlink:show="embed" xlink:actuate="onLoad" draw:mime-type="image/jpeg"/>
</draw:frame>
Illustrative photo</text:p>
      <text:p text:style-name="P4">
The Russian Federation has increased to four the number of rocket carriers in the Black Sea, taking the admiral Essen Fragat.</text:p>
      <text:p text:style-name="P4">
About it <text:a xlink:type="simple" xlink:href="https://www.facebook.com/OperationalCommandSouth/posts/pfbid0XtKJXto25Qf48PExnG4uhp5C16KkrxLuNpoquCahBp9DNoYgX4bQycVKbwupXokAl" text:style-name="Internet_20_link" text:visited-style-name="Visited_20_Internet_20_Link">
reported</text:a>
OK South.</text:p>
      <text:p text:style-name="P4">
“As of 18.00 in the sea 2 surfaces and 2 submarine rocket launchers. A total of 24 missiles of Caliber missiles can reach, - the message reads.</text:p>
      <text:p text:style-name="P4">
The command warns that the level of rocket threat remains extremely high.</text:p>
      <text:p text:style-name="P4">
News Source: <text:a xlink:type="simple" xlink:href="https://armyinform.com.ua/2023/06/01/rosiya-zbilshyla-do-chotyroh-kilkist-raketonosiyiv-u-chornomu-mori/" text:style-name="Internet_20_link" text:visited-style-name="Visited_20_Internet_20_Link">
https://armyinform.com.ua/2023/06/01/rosiya-zbilshyla-do-chotyroh-kilkist-raketonosiyiv-u-chornomu-mori/</text:a>
</text:p>
      <!--NEWS-->
      <text:h text:style-name="P10" text:outline-level="1">
<text:span text:style-name="T4">
It is very difficult for Ukrainians to intimidate after everything we have experienced - Anna Malyar</text:span>
</text:h>
      <text:p text:style-name="P4">
Author: ['Валентина Вілюра']</text:p>
      <text:p text:style-name="P4">
Time: 2023-06-01T87:00:00-04:00</text:p>
      <text:p text:style-name="P4">
Description: About the intercessor of Minstra defense of Ukraine, Ganna Marlar Rospovil in Efir TVsiyn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malyar.jpeg" text:style-name="Internet_20_link" text:visited-style-name="Visited_20_Internet_20_Link">
malyar.jpeg</text:a>
']</text:p>
      <text:p text:style-name="P4">
Tags: ['STOPRUSSIA', 'АГРЕСІЯ РФ', 'ГАННА МАЛЯР']</text:p>
      <text:p text:style-name="P4">
Category: News</text:p>
      <!--METADATA-->
      <text:p text:style-name="P4">
<draw:frame draw:style-name="fr1" draw:name="Image312" text:anchor-type="as-char" svg:width="6.9236in" svg:height="3.721435in" draw:z-index="0">
<draw:image xlink:href="../Images/AРМІЯINFORM/2023-06-01T87-00-00-04-00/malyar.jpeg" xlink:type="simple" xlink:show="embed" xlink:actuate="onLoad" draw:mime-type="image/jpeg"/>
</draw:frame>
The Deputy Minister of Defense of Ukraine Anna Malyar told about it in the Evirithelovia Marathon "Unified News".</text:p>
      <text:p text:style-name="P4">
According to her, the Russians are fighting with civilian population. They really target the inhabitants of peaceful inhabitants, kill our children, women, but we must understand that the culture of the Russian Federation is to press psychologically and act hysterically.</text:p>
      <ul>
        <li>
Rashists try to psychologically knock us out of balance. If we talk about Kiev - the capital subconsciously for every Ukrainian symbol of strength and protection. Therefore, they try to hit this symbol, they want to show that they are interrupted in them, that they can even hit Khreshchatyk rockets. However, it is necessary to say that it is very difficult for Ukrainians to intimidate after all that they have been mitted. Therefore, it is difficult for them to achieve what they want, - summed up Anna Malyar.</li>
      </ul>
      <text:p text:style-name="P4">
News Source: <text:a xlink:type="simple" xlink:href="https://armyinform.com.ua/2023/06/01/ukrayincziv-duzhe-vazhko-zalyakaty-pislya-vsogo-shho-my-perezhyly-ganna-malyar/" text:style-name="Internet_20_link" text:visited-style-name="Visited_20_Internet_20_Link">
https://armyinform.com.ua/2023/06/01/ukrayincziv-duzhe-vazhko-zalyakaty-pislya-vsogo-shho-my-perezhyly-ganna-malyar/</text:a>
</text:p>
      <!--NEWS-->
      <text:h text:style-name="P10" text:outline-level="1">
<text:span text:style-name="T4">
The occupiers make our captives say that Russia is submitting them for exchange, and Ukraine does not want to take away - coordination</text:span>
</text:h>
      <text:p text:style-name="P4">
Author: ['АРМІЯINFORM']</text:p>
      <text:p text:style-name="P4">
Time: 2023-06-01T88:00:00-04:00</text:p>
      <text:p text:style-name="P4">
Description: At the coordinating headquarters, Zustinich Zustinov was the Rodinovsovsovtsov 67-ї ї ... War with Ukraine 2022, the war with Ukrain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photo_6038672796852269234_w.jpg" text:style-name="Internet_20_link" text:visited-style-name="Visited_20_Internet_20_Link">
photo_6038672796852269234_w.jpg</text:a>
']</text:p>
      <text:p text:style-name="P4">
Tags: ['STOPRUSSIA', 'АГРЕСІЯ РФ', 'ВТОРГНЕННЯ РФ', 'КООРДИНАЦІЙНИЙ ШТАБ']</text:p>
      <text:p text:style-name="P4">
Category: News</text:p>
      <!--METADATA-->
      <text:p text:style-name="P4">
<draw:frame draw:style-name="fr1" draw:name="Image313" text:anchor-type="as-char" svg:width="6.9236in" svg:height="3.894525in" draw:z-index="0">
<draw:image xlink:href="../Images/AРМІЯINFORM/2023-06-01T88-00-00-04-00/photo_6038672796852269234_w.jpg" xlink:type="simple" xlink:show="embed" xlink:actuate="onLoad" draw:mime-type="image/jpeg"/>
</draw:frame>
The coordination headquarters met with families of servicemen of the 67th-specific mechanized brigade.</text:p>
      <text:p text:style-name="P4">
The meeting was attended by a representative of the coordination headquarters. In particular, the wreath of sources of receipt of information about defenders in captivity: “The released from the field undergo coordination surveys, reported about the brothers who have been there, - said the headquarters representative. - We interview them almost immediately posting. But there is a danger when loved ones publish the place of keeping their defenders: the boys then begin to move from the colony to the colony. And these are new "acceptance" and adaptation. In this way, people want to do better, and it turns out that they harm their own. ”</text:p>
      <text:p text:style-name="P4">
If there is information about the defender from liberated or from social networks, or from closed sources, a person in the National Information Bureau is introduced to the registration account "Probably captured", but in the military unit it prejudice to be considered missing. The official confirmation of the captivity is provided by the defense of the aggressor country through the International Committee of the Chervonolas. However, among the released, most of those who have not been confirmed, because the coordination submits to the exchanges of all registered in the National Information Bureau.</text:p>
      <text:p text:style-name="P4">
The headquarters also warned close ones from hostile manipulations: “Almost all the guys who are allowed to call their relatives are forced to say that Russia will give them to exchange, and Ukraine does not want to take away. In fact, we did not give up the alien person, - said the headquarters. "Work on the preparation of new exchanges is constantly, and the only reason they can be delayed is the respective party that does not value their citizens too."</text:p>
      <text:p text:style-name="P4">
<text:span text:style-name="T4">
 Source: </text:span>
(https://t.me/Koord_shtab/1157)</text:p>
      <text:p text:style-name="P4">
News Source: <text:a xlink:type="simple" xlink:href="https://armyinform.com.ua/2023/06/01/okupanty-zmushuyut-nashyh-polonenyh-kazaty-shho-rosiya-yih-podaye-na-obmin-a-ukrayina-ne-hoche-zabyraty-koordshtab/" text:style-name="Internet_20_link" text:visited-style-name="Visited_20_Internet_20_Link">
https://armyinform.com.ua/2023/06/01/okupanty-zmushuyut-nashyh-polonenyh-kazaty-shho-rosiya-yih-podaye-na-obmin-a-ukrayina-ne-hoche-zabyraty-koordshtab/</text:a>
</text:p>
      <!--NEWS-->
      <text:h text:style-name="P10" text:outline-level="1">
<text:span text:style-name="T4">
Norwegian instructors in the United Kingdom teach Ukrainian military to fight in the woods</text:span>
</text:h>
      <text:p text:style-name="P4">
Author: ['АРМІЯINFORM']</text:p>
      <text:p text:style-name="P4">
Time: 2023-06-01T89:00:00-04:00</text:p>
      <text:p text:style-name="P4">
Description: Instruktori Norwegian guards hemevernet Forsvaret in the framework of ... War with Ukraine 2022, War with Ukraine Latest News today, News War with Ukraine 2022 The last ones for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gsh111-e1685632937251.jpeg" text:style-name="Internet_20_link" text:visited-style-name="Visited_20_Internet_20_Link">
gsh111-e1685632937251.jpeg</text:a>
', '<text:a xlink:type="simple" xlink:href="https://armyinform.com.ua/wp-content/uploads/2023/06/gsh222-150x150.jpeg" text:style-name="Internet_20_link" text:visited-style-name="Visited_20_Internet_20_Link">
gsh222-150x150.jpeg</text:a>
', '<text:a xlink:type="simple" xlink:href="https://armyinform.com.ua/wp-content/uploads/2023/06/gsh333-150x150.jpeg" text:style-name="Internet_20_link" text:visited-style-name="Visited_20_Internet_20_Link">
gsh333-150x150.jpeg</text:a>
', '<text:a xlink:type="simple" xlink:href="https://armyinform.com.ua/wp-content/uploads/2023/06/gsh555-150x150.jpeg" text:style-name="Internet_20_link" text:visited-style-name="Visited_20_Internet_20_Link">
gsh555-150x150.jpeg</text:a>
', '<text:a xlink:type="simple" xlink:href="https://armyinform.com.ua/wp-content/uploads/2023/06/gsh44-150x150.jpeg" text:style-name="Internet_20_link" text:visited-style-name="Visited_20_Internet_20_Link">
gsh44-150x150.jpeg</text:a>
']</text:p>
      <text:p text:style-name="P4">
Tags: ['STOPRUSSIA', 'АГРЕСІЯ РФ', 'ВТОРГНЕННЯ РФ', 'ГШ ЗСУ']</text:p>
      <text:p text:style-name="P4">
Category: News</text:p>
      <!--METADATA-->
      <text:p text:style-name="P4">
<draw:frame draw:style-name="fr1" draw:name="Image314" text:anchor-type="as-char" svg:width="6.9236in" svg:height="6.078466in" draw:z-index="0">
<draw:image xlink:href="../Images/AРМІЯINFORM/2023-06-01T89-00-00-04-00/gsh111-e1685632937251.jpeg" xlink:type="simple" xlink:show="embed" xlink:actuate="onLoad" draw:mime-type="image/jpeg"/>
</draw:frame>
Instructors of the Norwegian National Guard Heimevernet Fersvaret in the framework of the multinational educational operation "Interflex" on the basics -in -law training of the personnel of the Armed KOVA -managed NLAW gauge, medical training, anti -prolifications and Survival.</text:p>
      <text:p text:style-name="P4">
About it on Facebook <text:a xlink:type="simple" xlink:href="https://www.facebook.com/GeneralStaff.ua/posts/pfbid02iSf2T2hC1gSm7wjSgn2KKrW4WTdESMZefEeU5aTiiYuJ8dPH9B6ax5ci87FX5Kt4l" text:style-name="Internet_20_link" text:visited-style-name="Visited_20_Internet_20_Link">
reports</text:a>
The General Staff of the Armed Forces.</text:p>
      <text:p text:style-name="P4">
"This training makes it possible to improve the acquired combat skills for increasing security and security of the unit during various scenarios of armed forces of Ukraine so that military personnel can be able to use the necessary tactical knowledge to protect Ukraine," the statement reads.</text:p>
      <text:p text:style-name="P4">
<text:a xlink:type="simple" xlink:href="https://armyinform.com.ua/wp-content/uploads/2023/06/gsh222.jpeg" text:style-name="Internet_20_link" text:visited-style-name="Visited_20_Internet_20_Link">
!(Images/AРМІЯINFORM/2023-06-01T89-00-00-04-00/gsh222-150x150.jpeg)</text:a>
</text:p>
      <text:p text:style-name="P4">
<text:a xlink:type="simple" xlink:href="https://armyinform.com.ua/wp-content/uploads/2023/06/gsh333.jpeg" text:style-name="Internet_20_link" text:visited-style-name="Visited_20_Internet_20_Link">
<draw:frame draw:style-name="fr1" draw:name="Image315" text:anchor-type="as-char" svg:width="6.9236in" svg:height="6.9236in" draw:z-index="0">
<draw:image xlink:href="../Images/AРМІЯINFORM/2023-06-01T89-00-00-04-00/gsh333-150x150.jpeg" xlink:type="simple" xlink:show="embed" xlink:actuate="onLoad" draw:mime-type="image/jpeg"/>
</draw:frame>
</text:a>
</text:p>
      <text:p text:style-name="P4">
<text:a xlink:type="simple" xlink:href="https://armyinform.com.ua/wp-content/uploads/2023/06/gsh555.jpeg" text:style-name="Internet_20_link" text:visited-style-name="Visited_20_Internet_20_Link">
<draw:frame draw:style-name="fr1" draw:name="Image316" text:anchor-type="as-char" svg:width="6.9236in" svg:height="6.9236in" draw:z-index="0">
<draw:image xlink:href="../Images/AРМІЯINFORM/2023-06-01T89-00-00-04-00/gsh555-150x150.jpeg" xlink:type="simple" xlink:show="embed" xlink:actuate="onLoad" draw:mime-type="image/jpeg"/>
</draw:frame>
</text:a>
</text:p>
      <text:p text:style-name="P4">
<text:a xlink:type="simple" xlink:href="https://armyinform.com.ua/wp-content/uploads/2023/06/gsh44.jpeg" text:style-name="Internet_20_link" text:visited-style-name="Visited_20_Internet_20_Link">
<draw:frame draw:style-name="fr1" draw:name="Image317" text:anchor-type="as-char" svg:width="6.9236in" svg:height="6.9236in" draw:z-index="0">
<draw:image xlink:href="../Images/AРМІЯINFORM/2023-06-01T89-00-00-04-00/gsh44-150x150.jpeg" xlink:type="simple" xlink:show="embed" xlink:actuate="onLoad" draw:mime-type="image/jpeg"/>
</draw:frame>
</text:a>
Under the expert guidance of the instructors of the Armed Forces of the Kingdom, the Norweginian Holidays of the Armed Forces of Ukraine became more prepared for combat conditions.</text:p>
      <text:p text:style-name="P4">
The Kingdom of Norway and the United Kingdom of Great Britain and Northern Irland continue to support the people of Ukraine and continue to cooperate with renowned international partners to provide continuous support to Ukraine with Russia's continuing violations of international law. This is invaluable because the people of Ukraine continue to fight for their right to live in a sovereign, independent and democratic state. Having taken to the United Kingdom in 2022, the contingent .</text:p>
      <text:p text:style-name="P4">
News Source: <text:a xlink:type="simple" xlink:href="https://armyinform.com.ua/2023/06/01/norvezki-instruktory-u-velykij-brytaniyi-navchayut-ukrayinskyh-vijskovyh-vesty-bij-u-lisi/" text:style-name="Internet_20_link" text:visited-style-name="Visited_20_Internet_20_Link">
https://armyinform.com.ua/2023/06/01/norvezki-instruktory-u-velykij-brytaniyi-navchayut-ukrayinskyh-vijskovyh-vesty-bij-u-lisi/</text:a>
</text:p>
      <!--NEWS-->
      <text:h text:style-name="P10" text:outline-level="1">
<text:span text:style-name="T4">
What did the NATO Foreign Ministers say at a meeting in Oslo</text:span>
</text:h>
      <text:p text:style-name="P4">
Author: ['Ольга Мосьондз']</text:p>
      <text:p text:style-name="P4">
Time: 2023-06-01T90:00:00-04:00</text:p>
      <text:p text:style-name="P4">
Description: Sogodnі, 1 worm, in the capital Norwegian oslo was informal Zustych Min Striv ... War with Ukraine 2022, war with Ukraine Latest news today, News War with Ukraine 2022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golovna-oslo.jpg" text:style-name="Internet_20_link" text:visited-style-name="Visited_20_Internet_20_Link">
golovna-oslo.jpg</text:a>
', '<text:a xlink:type="simple" xlink:href="https://armyinform.com.ua/wp-content/uploads/2023/06/foto-1oslo.jpg" text:style-name="Internet_20_link" text:visited-style-name="Visited_20_Internet_20_Link">
foto-1oslo.jpg</text:a>
', '<text:a xlink:type="simple" xlink:href="https://armyinform.com.ua/wp-content/uploads/2023/06/foto-2-oslo.jpg" text:style-name="Internet_20_link" text:visited-style-name="Visited_20_Internet_20_Link">
foto-2-oslo.jpg</text:a>
', '<text:a xlink:type="simple" xlink:href="https://armyinform.com.ua/wp-content/uploads/2023/06/230601a-011_rdax_775x440s-150x150.jpg" text:style-name="Internet_20_link" text:visited-style-name="Visited_20_Internet_20_Link">
230601a-011_rdax_775x440s-150x150.jpg</text:a>
', '<text:a xlink:type="simple" xlink:href="https://armyinform.com.ua/wp-content/uploads/2023/06/230601a-004_rdax_775x1162s-150x150.jpg" text:style-name="Internet_20_link" text:visited-style-name="Visited_20_Internet_20_Link">
230601a-004_rdax_775x1162s-150x150.jpg</text:a>
', '<text:a xlink:type="simple" xlink:href="https://armyinform.com.ua/wp-content/uploads/2023/06/foto-4.jpg" text:style-name="Internet_20_link" text:visited-style-name="Visited_20_Internet_20_Link">
foto-4.jpg</text:a>
']</text:p>
      <text:p text:style-name="P4">
Tags: ['ЗУСТРІЧ МІНІСТРІВ ЗАКОРДОННИХ СПРАВ КРАЇН НАТО', 'НАТО', 'НОРВЕГІЯ', 'ОСЛО']</text:p>
      <text:p text:style-name="P4">
Category: News</text:p>
      <!--METADATA-->
      <text:p text:style-name="P4">
<draw:frame draw:style-name="fr1" draw:name="Image318" text:anchor-type="as-char" svg:width="6.9236in" svg:height="3.935897in" draw:z-index="0">
<draw:image xlink:href="../Images/AРМІЯINFORM/2023-06-01T90-00-00-04-00/golovna-oslo.jpg" xlink:type="simple" xlink:show="embed" xlink:actuate="onLoad" draw:mime-type="image/jpeg"/>
</draw:frame>
Today, on June 1, the NATO foreign ministers of NATO countries took place in the Norway capital. The main purpose of the meeting is to prepare the summit of NATO countries and governments, which will take place in Vilnius this year.</text:p>
      <text:p text:style-name="P4">
"Strengthening and maintaining support from the Alliance of Ukraine in the struggle of the Rabbit Aggressor" is one of the important issues that have been discussed today and plan to consider a summit in Vilnius at the future.</text:p>
      <text:p text:style-name="P4">
Today's meeting of the Foreign Minister in Oslo, as noted by the Alliance Secretary General - informal, so no decisions were made here, but the main topics of the meeting were wreath, and the results were summed up. So what the heads of diplomatic identity of the Alliance countries have been saying and what we expect from Vilnius(For a little more than a month)- The correspondent of the Armyinform correspondent is further.</text:p>
      <text:p text:style-name="P4">
<draw:frame draw:style-name="fr1" draw:name="Image319" text:anchor-type="as-char" svg:width="6.9236in" svg:height="3.935897in" draw:z-index="0">
<draw:image xlink:href="../Images/AРМІЯINFORM/2023-06-01T90-00-00-04-00/foto-1oslo.jpg" xlink:type="simple" xlink:show="embed" xlink:actuate="onLoad" draw:mime-type="image/jpeg"/>
</draw:frame>
### <text:span text:style-name="T4">
 Moscow is not vetoed against NATO extension </text:span>
</text:p>
      <text:p text:style-name="P4">
Before the meeting of NATO Foreign Ministers in NATO, the Secretary -General of the Stoltenberg immediately announced that the Alliance members would be in Vilnius, in particular, to discuss the issues of restraint and defense, increase in defense expenditures, and not last. Support of Ukraine ”, as well as talk about the future membership of Ukraine by the Educational Alliance. Therefore, at the final conference, he told that he had a meeting of the meeting to achieve unity.</text:p>
      <text:p text:style-name="P4">
First of all, it is important to note that the current situation in Ukraine is the strengthening of ropes and attacks of drones of the Russian Federation in our peaceful cities, the Alliance's Secretary General has compared with the terrorist attacks of Brevik in Norway. He noted that they were a crime and a terrorist attack, for which the references would be guilty. But he noted that Ukraine has the right to defend himself, and the Alliance - to help it.</text:p>
      <ul>
        <li>
We now follow the same position as we had at the beginning of the war, - Ukraine has the right to defend ourselves. The Russian aggressive war against Ukraine is a violation of international law. The right to self -defense is spelled out in the Charter and has no doubt what these events are. It is the invaders of the President of Putin and Moscow against Ukraine. Ukraine has the right to defend itself. President Putin and Moscow began this war, and they can complete it, "Jens Stoltenberg proclaimed.Mr. Stoltenberg also noted that all members of the Alliance agree that the Ukrainian NATO member, so it is necessary to help her defeat the Russian Federation as soon as possible.</li>
      </ul>
      <text:p text:style-name="P4">
“Moscow has no veto against NATO's expansion… The most important thing is that the Alliance agrees agrees that the most urgent and important task is now that Ukraine wins as a sovereign independent country,” Jens Stoltenberg said.</text:p>
      <text:p text:style-name="P4">
Secretary -General also stressed that it is also important to prevent the repetition of the scenario of Russian aggression.</text:p>
      <ul>
        <li>
We must guarantee that history will not happen that this model of Russian aggression against Ukraine will really stop. That is why we must have means, some mechanisms that will ensure the security of Ukraine after the end of the war, - said NATO Secretary General.</li>
      </ul>
      <text:h text:style-name="P12" text:outline-level="3">
<text:span text:style-name="T4">
<text:span text:style-name="T4">
 At the Summit in Vilnius NATO leaders will agree many years of help for Ukrainian </text:span>
</text:span>
</text:h>
      <text:p text:style-name="P4">
During a meeting in Vilnius in July this year, the heads of state and government governments on NATO plan to agree on a wide long-term long-term assistance for Ukraine and appropriate financing.</text:p>
      <text:p text:style-name="P4">
This, as NATO Secretary General said at the final press conference, will increase Ukraine's defense, reforms in security and defense sectors, transition to NATO standards and doctrines and promote Ukraine to the Way of full membership in the Alliance ...</text:p>
      <text:p text:style-name="P4">
Mr. Stoltenberg said that the North Atlantic Alliance was provided to the Ukrainian military assistance to liberate the territories captured by Russia, and to do even more to help Kiev.</text:p>
      <ul>
        <li>
NATO provides unprecedented assistance. I am sure that Ukraine now has the ability to liberate the occupied territories. But we need to make more, ”Stoltenberg said.</li>
      </ul>
      <text:p text:style-name="P4">
He emphasized that the Alliance countries are working on a long -term support for Kiykiev with significant funding.</text:p>
      <ul>
        <li>
This will provide Ukraine with restraint and defense for the long -term period, as well as helping to rebuild the security and defense sector during the transition of devotes, equipment and training of the Soviet era to full compatibility with NATO, - said Stoltenberg.</li>
      </ul>
      <text:h text:style-name="P12" text:outline-level="3">
<text:span text:style-name="T4">
<text:span text:style-name="T4">
 Creation of the Council Ukraine-NATO is a significant step to approach the victory </text:span>
</text:span>
</text:h>
      <text:p text:style-name="P4">
During the final press conference, the Jens Stoltenberg noted that as he and the beginning of the meeting, one of the most important topics were to discuss Ukraine's victory over the Russian Federation, in particular, to create mechanisms to ensure the opportunity for Ukraine to quickly collect the Alliance members at the table and report."Today we have focused on how we can bring Ukraine closer to NATO, Dayi should be," said the Alliance Secretary General.</text:p>
      <text:p text:style-name="P4">
According to him, during the meeting in Oslo, the increase of the level of Nato-Ukraine commission to the level of the Nato-Ukraine Council, which is planned to be resolved, was also discussed.</text:p>
      <ul>
        <li>
It would be a significant step - to create a joint advisory forum with Ukraine, which would sit at the negotiation table on an equal footing and discussed key issues of safety, - said Mr. Stoltenberg.</li>
      </ul>
      <text:p text:style-name="P4">
He recalled that the NATO doors remain open, and that only members of the Alliance and Ukraine have to be made on Valiance's membership.</text:p>
      <ul>
        <li>
We do not know when the war is over, but we must guarantee that when it is ceased, we will have reliable arrangements that will guarantee the security of Ukraine in the future and break the cycle of Russian aggression, - said Jenstoltenberg.</li>
      </ul>
      <text:h text:style-name="P12" text:outline-level="3">
<text:span text:style-name="T4">
<text:span text:style-name="T4">
 Strengthening NATO Reinstress and Defense </text:span>
</text:span>
</text:h>
      <text:p text:style-name="P4">
During the final informal meeting of foreign ministers in Oslo, Norway, and NATO Secretary General Jens Stoltenberg recalled that this meeting is "the opportunity to discuss key issues in the preparation for the summit in July."</text:p>
      <text:p text:style-name="P4">
<text:a xlink:type="simple" xlink:href="https://armyinform.com.ua/wp-content/uploads/2023/06/230601a-011_rdax_775x440s.jpg" text:style-name="Internet_20_link" text:visited-style-name="Visited_20_Internet_20_Link">
!(Images/AРМІЯINFORM/2023-06-01T90-00-00-04-00/230601a-011_rdax_775x440s-150x150.jpg)</text:a>
</text:p>
      <text:p text:style-name="P4">
<text:a xlink:type="simple" xlink:href="https://armyinform.com.ua/wp-content/uploads/2023/06/230601a-004_rdax_775x1162s.jpg" text:style-name="Internet_20_link" text:visited-style-name="Visited_20_Internet_20_Link">
<draw:frame draw:style-name="fr1" draw:name="Image320" text:anchor-type="as-char" svg:width="6.9236in" svg:height="6.9236in" draw:z-index="0">
<draw:image xlink:href="../Images/AРМІЯINFORM/2023-06-01T90-00-00-04-00/230601a-004_rdax_775x1162s-150x150.jpg" xlink:type="simple" xlink:show="embed" xlink:actuate="onLoad" draw:mime-type="image/jpeg"/>
</draw:frame>
</text:a>
He noted that the topics for discussing the members of the Alliance were also strengthening and defense, based on significant NATO adaptation since 2014. Tanagadi was demanding an increase in defensive expenditures. In particular, the Secretary General said that he expects that when the leaders of the Alliance will gather a release, 2% of GDP for defense would become lower, not the upper boundary of the Alliance's obligations.</text:p>
      <text:p text:style-name="P4">
Also important issues in Oslo were the ways of further deepening NATO partnership with Indo-Pacific partners(Australia, Japan, New Zealand and South Korea)And confirmation of decisive support for Sweden's accession to NATO.</text:p>
      <ul>
        <li>
We will make a decision to further strengthen our restraint and defense. We will negotiate a new obligation to invest in defense, with 2% of GDP for defense of Yamminimum. And we will deepen our partnerships with our partners in the Indo-Pacific region,-said Secretary General</li>
      </ul>
      <text:h text:style-name="P12" text:outline-level="3">
<text:span text:style-name="T4">
<text:span text:style-name="T4">
 Introduction to NATO Sweden </text:span>
- We expect that many allies will express decisive support as soon as possible the full -time Swedish -fulfilling membership in the Alliance. I spoke with Turkey President Erdogan early this week and emphasized the importance of the progress of Sweden's entry. I also plan to visit Ankara to continue the Tsizilli, that is, to continue discussing how we can ensure the faster Swedish entry into NATO, ”Mr Stoltenberg said.</text:span>
</text:h>
      <text:p text:style-name="P4">
He also greeted that new anti -terrorist laws of Sweden came into force today, which means that she has fulfilled her obligations in the framework of a trilateral memorandum.</text:p>
      <text:p text:style-name="P4">
<draw:frame draw:style-name="fr1" draw:name="Image321" text:anchor-type="as-char" svg:width="6.9236in" svg:height="3.891999in" draw:z-index="0">
<draw:image xlink:href="../Images/AРМІЯINFORM/2023-06-01T90-00-00-04-00/foto-4.jpg" xlink:type="simple" xlink:show="embed" xlink:actuate="onLoad" draw:mime-type="image/jpeg"/>
</draw:frame>
### <text:span text:style-name="T4">
 Whether there will be security guarantees for Ukraine </text:span>
</text:p>
      <text:p text:style-name="P4">
In general, Jens Stoltenberg noted that the meeting of the Foreign Minister in Oslo was quite passionate, but - informal, so no decisions were made on it, discussed.</text:p>
      <text:p text:style-name="P4">
However, the main conclusion on the support of Ukraine by Member States and partners is that NATO countries only plan to strengthen assistance to Ukraine, Abiprroskit victory over the Russian aggressor, and after victory-to create mechanisms for providing Ukraine's security guarantees, so that the "cycle of Russian aggression" does not repeat .</text:p>
      <text:p text:style-name="P4">
Regarding the ways of ensuring security guarantees for Ukraine, it is a matter that Jens Stoltenberg has been discussed by NATO partners in front of the reconciliation sum. The main task at the moment is the victory of Ukraine in the war with Russia, as already noted - the termination of the "cycle of Russian aggressions", which are periodically repeated.</text:p>
      <ul>
        <li>
The wars are unpredictable, we do not know when it end. But when the ceiling is, we have to do our best to have ready structures of Tamhanisms so that there is no pause(In relations with Kiev. - Ed.), - as stated by Stoltenberg.</li>
      </ul>
      <text:p text:style-name="P4">
He recalled that the war began not in 2022, but much earlier in 2014. Therefore, it is necessary to do everything possible to prevent the Russian Federation after the end of the war, to regroup and to attack again after a few months of Chirok.</text:p>
      <ul>
        <li>
In order to stop this cycle, we must provide long -term support for Ukraine, implement different programs, as we discussed, and look at what we will have a structure and what mechanisms we will have to provide the necessary security guarantees so that the Russian Federation does not start attacking Ukraine again, In order not to undermine European security, - the Alliance Secretary General emphasized.</li>
      </ul>
      <text:p text:style-name="P4">
News Source: <text:a xlink:type="simple" xlink:href="https://armyinform.com.ua/2023/06/01/pro-shho-govoryly-glavy-mzs-krayin-nato-na-zustrichi-v-oslo/" text:style-name="Internet_20_link" text:visited-style-name="Visited_20_Internet_20_Link">
https://armyinform.com.ua/2023/06/01/pro-shho-govoryly-glavy-mzs-krayin-nato-na-zustrichi-v-oslo/</text:a>
</text:p>
      <!--NEWS-->
      <text:h text:style-name="P10" text:outline-level="1">
<text:span text:style-name="T4">
"We have a request for mobilization for citizens who speak foreign languages for cooperation with foreign instructors" - Chief of Kharkiv OTC and JV</text:span>
</text:h>
      <text:p text:style-name="P4">
Author: ['Оксана Іванець']</text:p>
      <text:p text:style-name="P4">
Time: 2023-06-01T91:00:00-04:00</text:p>
      <text:p text:style-name="P4">
Description: Head of the Kharkivsky Regional Teritarian Center of the Complete Complex of that social ... War with Ukraine 2022, War with Ukraine Latest News today, News War with Ukraine 2022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6/img_3677.jpg" text:style-name="Internet_20_link" text:visited-style-name="Visited_20_Internet_20_Link">
img_3677.jpg</text:a>
']</text:p>
      <text:p text:style-name="P4">
Tags: ['ОТЦК ТА СП']</text:p>
      <text:p text:style-name="P4">
Category: News</text:p>
      <!--METADATA-->
      <text:p text:style-name="P4">
<draw:frame draw:style-name="fr1" draw:name="Image322" text:anchor-type="as-char" svg:width="6.9236in" svg:height="4.615733in" draw:z-index="0">
<draw:image xlink:href="../Images/AРМІЯINFORM/2023-06-01T91-00-00-04-00/img_3677.jpg" xlink:type="simple" xlink:show="embed" xlink:actuate="onLoad" draw:mime-type="image/jpeg"/>
</draw:frame>
Colonel Volodymyr Arab, Head of the Kharkiv Regional Territorial Territorial Center for Tasotcial Support during a briefing held by Kharkiv Media Hub platform, spoke about the course of the Kharkiv Mobilization Campaign for 5 months of the current year.</text:p>
      <text:p text:style-name="P4">
He noted that the mobilization in the Kharkiv region takes place in accordance with the dosacon of Ukraine "On General Mobilization" and other normative Act of the Ministry of Defense and the General Staff of Ukraine. Colonel Arapnaghada also that according to the Presidential Decree of May 1, the general mobilization was extended for three months - until August 18.</text:p>
      <ul>
        <li>
As before, mobilizations are subject to conscripts from 18 to 60 years of age who are not eligible for deferral, - the speaker emphasized.</li>
      </ul>
      <text:p text:style-name="P4">
The head of Kharkiv OTC and JV noted that the planned tasks for mobilization are determined by the General Staff of Ukraine. In turn, the CCCs are in accordance with these requirements-they send the required number of military-military training centers and establishments.</text:p>
      <text:p text:style-name="P4">
The Head of the Kharkiv Regional Territorial Center for Tasocial Support staff noted that no military personnel could be brought to a military unit involved in the war zone without professional training.</text:p>
      <ul>
        <li>
It is strictly forbidden by the General Staff. Even the person who has previously been in military service is initially sent to the domestic military landfills, training centers or for increased training courses. Distribution by military units and institutions occurs after a month or a half -month training, - said Colonel Vladimir Arab.</li>
      </ul>
      <text:p text:style-name="P4">
In addition, the officer emphasized that from the beginning of a large -scale invasion of Russia, no woman has been called for military service without their own desire.Also, the head of Kharkiv OTC and JV noted that for those who want to join the Armed Forces in Kharkiv region there is a free hotline at 0-800-300-441, which operates daily from 09:00 to 18:00.</text:p>
      <text:p text:style-name="P4">
<text:span text:style-name="T4">
 _ Photo of the author _ </text:span>
</text:p>
      <text:p text:style-name="P4">
News Source: <text:a xlink:type="simple" xlink:href="https://armyinform.com.ua/2023/06/01/my-mayemo-zapyt-na-mobilizacziyu-na-gromadyan-yaki-volodiyut-inozemnymy-movamy-dlya-spivpraczi-z-inozemnymy-instruktoramy-nachalnyk-harkivskogo-otczk-ta-sp/" text:style-name="Internet_20_link" text:visited-style-name="Visited_20_Internet_20_Link">
https://armyinform.com.ua/2023/06/01/my-mayemo-zapyt-na-mobilizacziyu-na-gromadyan-yaki-volodiyut-inozemnymy-movamy-dlya-spivpraczi-z-inozemnymy-instruktoramy-nachalnyk-harkivskogo-otczk-ta-sp/</text:a>
</text:p>
      <!--NEWS-->
      <text:h text:style-name="P10" text:outline-level="1">
<text:span text:style-name="T4">
The duty of local authorities is to ensure the presence and availability of shelters around the clock - President of Ukraine</text:span>
</text:h>
      <text:p text:style-name="P4">
Author: ['АРМІЯINFORM']</text:p>
      <text:p text:style-name="P4">
Time: 2023-06-01T92:00:00-04:00</text:p>
      <text:p text:style-name="P4">
Description: Complete the Dovgiy and Important Day. Before the Usechutty I Plizkim ... war with Ukraine 2022, the war with Ukraine is the latest news today, the News War with Ukraine 2022 is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6/volodyayaya.png" text:style-name="Internet_20_link" text:visited-style-name="Visited_20_Internet_20_Link">
volodyayaya.png</text:a>
']</text:p>
      <text:p text:style-name="P4">
Tags: ['STOPRUSSIA', 'АГРЕСІЯ РФ', 'ВОЛОДИМИР ЗЕЛЕНСЬКИЙ', 'ВТОРГНЕННЯ РФ']</text:p>
      <text:p text:style-name="P4">
Category: News</text:p>
      <!--METADATA-->
      <text:p text:style-name="P4">
<draw:frame draw:style-name="fr1" draw:name="Image323" text:anchor-type="as-char" svg:width="6.9236in" svg:height="4.792731in" draw:z-index="0">
<draw:image xlink:href="../Images/AРМІЯINFORM/2023-06-01T92-00-00-04-00/volodyayaya.png" xlink:type="simple" xlink:show="embed" xlink:actuate="onLoad" draw:mime-type="image/png"/>
</draw:frame>
This long and hard day is being completed.</text:p>
      <text:p text:style-name="P4">
First of all, my condolences to the relatives and relatives of whose lives were taken away by Russia.</text:p>
      <text:p text:style-name="P4">
We do the maximum to protect people. There was no such international meeting, there were no such international negotiations that would not raise the issue of the issue of Ukraine.</text:p>
      <text:p text:style-name="P4">
But protection of people is protection at all levels. The shelter should be available. The situation should no longer happen again as this night in Kiev, when people came to the shelter and the shelter is closed. It is a duty of local departments, a very specific duty - to ensure the availability and availability of plates around the clock. It hurts to see a negligent attitude to this duty. It seems to see losses. And if the duty on the ground is not fulfilled, it is a direct obligation to law enforcement officers - to be held liable.</text:p>
      <text:p text:style-name="P4">
Today in our country, as in many other countries, there is a day of protection of children. But on this day, the terrorist state claimed the life of the Ukrainian child. But on this day, Russia fired at our cities - from Kharkiv Daherson, from Kiev to Donbass. But we also used this day to the maximum to be defeated by terrorists. And this day became a time when we bring the responsibility of Russia - every murderer, every terrorist.</text:p>
      <text:p text:style-name="P4">
Our Ukrainian delegation - in Moldova at the Summit -European Political Community. Now here is the Center for Political Discussions by the continent. There were very important negotiations. Moldova President of France, Prime Minister and the President of the European Commission, President of Romania and Prime Minister of Portugal, Prime Minister Albania and Prime Minister of Northern Majoria, premiere of Italy, President of Azer, President of Swiss, President, President, President, President.</text:p>
      <text:p text:style-name="P4">
There was also an extended format with representatives of the Netherlands, Denmark, Sweden, Britain, Poland, Belgium. And, of course, meetings in the fields of the summit and jointly ascending all participants of the summit ...</text:p>
      <text:p text:style-name="P4">
We are preparing new defensive solutions for Ukraine - this applies to air defense and aviation, and other promotion on Earth. We are preparing a real political content for Natu Vilnius summit. We are preparing a security package for our country on the way of Valiance. We do our best to bring the political decision of the European Union on the Svetwan of Ukraine. We prepare the peace of peace based on the Ukrainian formula of peace.</text:p>
      <text:p text:style-name="P4">
And I thank all the leaders, all the countries that support us by these points. This only support for Ukraine is the support of real security for all of Europe.I would like to thank President Michelle, the President of the European Council, held a special security session within the summit.</text:p>
      <text:p text:style-name="P4">
And separately I would like to thank Roberti Motzoli, the head of the European Parliament, a weed decision on ammunition for Ukraine - with the support of the allocation of an additional 500 million euros for this. Thank you!</text:p>
      <text:p text:style-name="P4">
Thank you all our soldiers!Thank you all who train our warriors!Who helps weapons!Who treats our heroes after injuries!I thank all the rescuers, all our employees of the SES and other services that eliminate the consequences of Russia!I thank all the volunteers who help our warriors, our bride, our country!</text:p>
      <text:p text:style-name="P4">
I thank everyone with whom we go side by side to our victory, to our peace and the help of Russian terrorists.</text:p>
      <text:p text:style-name="P4">
_ Dudelo: <text:a xlink:type="simple" xlink:href="https://www.president.gov.ua/news/obovyazok-miscevoyi-vladi-zabezpechiti-nayavnist-i-dostupnis-83337" text:style-name="Internet_20_link" text:visited-style-name="Visited_20_Internet_20_Link">
Presidential Office</text:a>
_</text:p>
      <text:p text:style-name="P4">
News Source: <text:a xlink:type="simple" xlink:href="https://armyinform.com.ua/2023/06/01/obov%ca%bcyazok-misczevoyi-vlady-zabezpechyty-nayavnist-i-dostupnist-ukryttiv-czilodobovo-prezydent-ukrayiny/" text:style-name="Internet_20_link" text:visited-style-name="Visited_20_Internet_20_Link">
https://armyinform.com.ua/2023/06/01/obov%ca%bcyazok-misczevoyi-vlady-zabezpechyty-nayavnist-i-dostupnist-ukryttiv-czilodobovo-prezydent-ukrayiny/</text:a>
</text:p>
      <!--NEWS-->
      <text:h text:style-name="P10" text:outline-level="1">
<text:span text:style-name="T4">
In the Donetsk region in 7 settlements, forced evacuation of children was announced</text:span>
</text:h>
      <text:p text:style-name="P4">
Author: ['АРМІЯINFORM']</text:p>
      <text:p text:style-name="P4">
Time: 2023-06-01T93:00:00-04:00</text:p>
      <text:p text:style-name="P4">
Description: Syogodni PID Medicanes Viceper'r-Minstra ikini Vereshchuk Vidbulo Zhidannya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6/evakuacziya-ditej.jpg" text:style-name="Internet_20_link" text:visited-style-name="Visited_20_Internet_20_Link">
evakuacziya-ditej.jpg</text:a>
']</text:p>
      <text:p text:style-name="P4">
Tags: ['STOPRUSSIA', 'АГРЕСІЯ РФ', 'ВТОРГНЕННЯ РФ']</text:p>
      <text:p text:style-name="P4">
Category: News</text:p>
      <!--METADATA-->
      <text:p text:style-name="P4">
<draw:frame draw:style-name="fr1" draw:name="Image324" text:anchor-type="as-char" svg:width="6.9236in" svg:height="4.615733in" draw:z-index="0">
<draw:image xlink:href="../Images/AРМІЯINFORM/2023-06-01T93-00-00-04-00/evakuacziya-ditej.jpg" xlink:type="simple" xlink:show="embed" xlink:actuate="onLoad" draw:mime-type="image/jpeg"/>
</draw:frame>
Illustrative photo</text:p>
      <text:p text:style-name="P4">
Today, under the chairmanship of Viceremer Irina Vereshchuk, there was a coordination headquarters on the issues of compulsory evacuation in martial law.</text:p>
      <text:p text:style-name="P4">
Coordination members unanimously supported the decision of the Donetsk OVA on the declaration of compulsory evacuation 239 children from 7 settlements of Donetsk region, the deny situation remains critical.</text:p>
      <text:p text:style-name="P4">
About it <text:a xlink:type="simple" xlink:href="https://t.me/minre_ua" text:style-name="Internet_20_link" text:visited-style-name="Visited_20_Internet_20_Link">
reports</text:a>
Ministry of Reintegration of the Occupied Territories of Ukraine.</text:p>
      <text:p text:style-name="P4">
“The forced evacuation of children will be carried out in the city of Iron, the settlements of New York Ipovnichny, the villages of Konstantinovka, Ivanopillya, Mykolaivka, Podilsky. Evakuwauvanites accompanied by one of the parents or legal representative will be provided by free reflection, social guarantees, humanitarian assistance and psychological support, ”the message reads.</text:p>
      <text:p text:style-name="P4">
In addition, the Ministry of Reintegration once again urges not to neglect its safety and the safety of children and to immediately evacuate to safer regions.</text:p>
      <text:p text:style-name="P4">
For evacuation issues from Donetsk region, contact local departments or number:(098)890-33-18.</text:p>
      <text:p text:style-name="P4">
You can also report to a hot linen-mone-reintegration of 15-48 or write to us in messengers about the number:(096)078-84-33.</text:p>
      <text:p text:style-name="P4">
News Source: <text:a xlink:type="simple" xlink:href="https://armyinform.com.ua/2023/06/01/na-donechchyni-u-7-naselenyh-punktah-ogolosheno-prymusovu-evakuacziyu-ditej/" text:style-name="Internet_20_link" text:visited-style-name="Visited_20_Internet_20_Link">
https://armyinform.com.ua/2023/06/01/na-donechchyni-u-7-naselenyh-punktah-ogolosheno-prymusovu-evakuacziyu-ditej/</text:a>
</text:p>
      <!--NEWS-->
      <text:h text:style-name="P10" text:outline-level="1">
<text:span text:style-name="T4">
President of Ukraine held a multilateral meeting in Moldova within the fighter coalition</text:span>
</text:h>
      <text:p text:style-name="P4">
Author: ['АРМІЯINFORM']</text:p>
      <text:p text:style-name="P4">
Time: 2023-06-01T94:00:00-04:00</text:p>
      <text:p text:style-name="P4">
Description: PID Hour Vizita before the Moldovs for the Samiti єvropeisyoko President President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oldo.jpeg" text:style-name="Internet_20_link" text:visited-style-name="Visited_20_Internet_20_Link">
moldo.jpeg</text:a>
', '<text:a xlink:type="simple" xlink:href="https://armyinform.com.ua/wp-content/uploads/2023/06/modlov.jpeg" text:style-name="Internet_20_link" text:visited-style-name="Visited_20_Internet_20_Link">
modlov.jpeg</text:a>
']</text:p>
      <text:p text:style-name="P4">
Tags: ['АГРЕСІЯ РФ', 'ВІЙНА', 'ВОЛОДИМИР ЗЕЛЕНСЬКИЙ', 'ВТОРГНЕННЯ РФ', 'ПРЕЗИДЕНТ УКРАЇНИ']</text:p>
      <text:p text:style-name="P4">
Category: News</text:p>
      <!--METADATA-->
      <text:p text:style-name="P4">
<draw:frame draw:style-name="fr1" draw:name="Image325" text:anchor-type="as-char" svg:width="6.9236in" svg:height="4.604691in" draw:z-index="0">
<draw:image xlink:href="../Images/AРМІЯINFORM/2023-06-01T94-00-00-04-00/moldo.jpeg" xlink:type="simple" xlink:show="embed" xlink:actuate="onLoad" draw:mime-type="image/jpeg"/>
</draw:frame>
During his visit to Moldova, President of Ukraine Volodymyr Zelensky held an informal meeting with the leaders of European countries within the European Political Community Summit within a coalition of fighter jets.</text:p>
      <text:p text:style-name="P4">
In particular, the negotiations were attended by: Prime Minister of Great Britain Rishsunak, Prime Minister of the Netherlands Mark Rutte, Prime Minister of Poland Mateusmoravetsky, Denmark Prime Minister Matte Frederixen, Prime Minister Sweden Belgium Prime Minister Alexander de Kroo.</text:p>
      <text:p text:style-name="P4">
<draw:frame draw:style-name="fr1" draw:name="Image326" text:anchor-type="as-char" svg:width="6.9236in" svg:height="4.604691in" draw:z-index="0">
<draw:image xlink:href="../Images/AРМІЯINFORM/2023-06-01T94-00-00-04-00/modlov.jpeg" xlink:type="simple" xlink:show="embed" xlink:actuate="onLoad" draw:mime-type="image/jpeg"/>
</draw:frame>
Leaders discussed practical issues related to the start of training Ukrainian pilots on F-16 fighter jets and other types. The parties have suggested that this process began in the near future.</text:p>
      <text:p text:style-name="P4">
The participants of the meeting also concerned the issues of future supply of planes for the necessary infrastructure for them.</text:p>
      <text:p text:style-name="P4">
The President of Ukraine and European leaders have agreed to continue after future consultations with the American side work on the official solution of the coalition of combat aircraft(<text:span text:style-name="T4">
 "</text:span>
 of the celestial shield of Ukraine <text:span text:style-name="T4">
" </text:span>
)The applied meeting in format <text:span text:style-name="T4">
 "</text:span>
 Ramstein <text:span text:style-name="T4">
" </text:span>
.</text:p>
      <text:p text:style-name="P4">
During the meeting, Volodymyr Zelensky also raised the need to form a coalition of "Petriots" against the background of strengthening rocket firing of Ukrainian cities by Russia.</text:p>
      <text:p text:style-name="P4">
_Derelo: Presidential Office of Ukraine.__</text:p>
      <text:p text:style-name="P4">
News Source: <text:a xlink:type="simple" xlink:href="https://armyinform.com.ua/2023/06/01/prezydent-ukrayiny-proviv-u-moldovi-bagatostoronnyu-zustrich-u-mezhah-koalicziyi-vynyshhuvachiv/" text:style-name="Internet_20_link" text:visited-style-name="Visited_20_Internet_20_Link">
https://armyinform.com.ua/2023/06/01/prezydent-ukrayiny-proviv-u-moldovi-bagatostoronnyu-zustrich-u-mezhah-koalicziyi-vynyshhuvachiv/</text:a>
</text:p>
      <!--NEWS-->
      <text:h text:style-name="P10" text:outline-level="1">
<text:span text:style-name="T4">
The reason for the enemy's rotary measures in the Bakhmut direction - powerful strokes of the Armed Forces - Sergey Cherevaty</text:span>
</text:h>
      <text:p text:style-name="P4">
Author: ['Валентина Вілюра']</text:p>
      <text:p text:style-name="P4">
Time: 2023-06-01T95:00:00-04:00</text:p>
      <text:p text:style-name="P4">
Description: About the Tse in the Efіrі Telemarafon “єini News”, the renmits of the SCIDARY URIGUSKAKOSKA River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2.jpg" text:style-name="Internet_20_link" text:visited-style-name="Visited_20_Internet_20_Link">
cherevatyj-2.jpg</text:a>
']</text:p>
      <text:p text:style-name="P4">
Tags: ['STOPRUSSIA', 'АГРЕСІЯ РФ', 'ВТОРГНЕННЯ РФ', 'СЕРГІЙ ЧЕРЕВАТИЙ']</text:p>
      <text:p text:style-name="P4">
Category: News</text:p>
      <!--METADATA-->
      <text:p text:style-name="P4">
<draw:frame draw:style-name="fr1" draw:name="Image327" text:anchor-type="as-char" svg:width="6.9236in" svg:height="4.61393in" draw:z-index="0">
<draw:image xlink:href="../Images/AРМІЯINFORM/2023-06-01T95-00-00-04-00/cherevatyj-2.jpg" xlink:type="simple" xlink:show="embed" xlink:actuate="onLoad" draw:mime-type="image/jpeg"/>
</draw:frame>
The spokesman of the Eastern Urgent Troops of the Armed Forces Sergey Cherevaty reported this on the air of the only news.</text:p>
      <text:p text:style-name="P4">
According to him, the Russians carry out rotary measures at the Bakhmut direction. The racists were beaten 476 times in our positions by the Nabakhmut segment of the front. There were also 4 combat clashes. The defense forces were struck in response, not giving the occupants to rotate personnel and equipment.</text:p>
      <ul>
        <li>
          <text:p text:style-name="P4">
59 invaders were destroyed, 103 - they were injured, one racist was taken. Also destroyed two radar stations, UAVs, one gun "Hyacint" and PTRC. In addition, when moving the enemy, 2 vehicles and 2 ammunition warehouses were eliminated. According to Sergey Cherevaty, the very reason of the rotary measures - powerful strikes of the Armed Forces. This also forced the units of Wagner PEC.</text:p>
        </li>
        <li>
          <text:p text:style-name="P4">
In this case, we do our best to get the enemy's logistics as much as possible. We beat the equipment, personnel and headquarters. In particular, at the Limano-Kubyansky Naprymka, 1 command and observation center was destroyed today, yesterday 3 command points in the Bakhmut direction. The work is constantly ongoing to make it possible or complicate the delivery of ammunition to the enemy.</text:p>
        </li>
      </ul>
      <text:p text:style-name="P4">
News Source: <text:a xlink:type="simple" xlink:href="https://armyinform.com.ua/2023/06/01/prychyna-rotaczijnyh-zahodiv-protyvnyka-na-bahmutskomu-napryamku-potuzhni-udary-zsu-sergij-cherevatyj/" text:style-name="Internet_20_link" text:visited-style-name="Visited_20_Internet_20_Link">
https://armyinform.com.ua/2023/06/01/prychyna-rotaczijnyh-zahodiv-protyvnyka-na-bahmutskomu-napryamku-potuzhni-udary-zsu-sergij-cherevatyj/</text:a>
</text:p>
      <!--NEWS-->
      <text:h text:style-name="P10" text:outline-level="1">
<text:span text:style-name="T4">
Hollywood actor Misha Collins got acquainted with the course of dear territories of Chernihiv region</text:span>
</text:h>
      <text:p text:style-name="P4">
Author: ['АРМІЯINFORM']</text:p>
      <text:p text:style-name="P4">
Time: 2023-06-01T96:00:00-04:00</text:p>
      <text:p text:style-name="P4">
Description: Ambassador of a benevolent Platform United24 American actor Misha Collinz PID Hour Vizita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6/350630730_785242189925208_4231982651787524087_n.jpg" text:style-name="Internet_20_link" text:visited-style-name="Visited_20_Internet_20_Link">
350630730_785242189925208_4231982651787524087_n.jpg</text:a>
', '<text:a xlink:type="simple" xlink:href="https://armyinform.com.ua/wp-content/uploads/2023/06/350796998_616654957079754_8809435878629411543_n-150x150.jpg" text:style-name="Internet_20_link" text:visited-style-name="Visited_20_Internet_20_Link">
350796998_616654957079754_8809435878629411543_n-150x150.jpg</text:a>
', '<text:a xlink:type="simple" xlink:href="https://armyinform.com.ua/wp-content/uploads/2023/06/351158430_784262463099340_5950885670125784005_n-150x150.jpg" text:style-name="Internet_20_link" text:visited-style-name="Visited_20_Internet_20_Link">
351158430_784262463099340_5950885670125784005_n-150x150.jpg</text:a>
', '<text:a xlink:type="simple" xlink:href="https://armyinform.com.ua/wp-content/uploads/2023/06/350930943_783416176520461_6389420153118497101_n-150x150.jpg" text:style-name="Internet_20_link" text:visited-style-name="Visited_20_Internet_20_Link">
350930943_783416176520461_6389420153118497101_n-150x150.jpg</text:a>
']</text:p>
      <text:p text:style-name="P4">
Tags: ['STOPRUSSIA']</text:p>
      <text:p text:style-name="P4">
Category: News</text:p>
      <!--METADATA-->
      <text:p text:style-name="P4">
<draw:frame draw:style-name="fr1" draw:name="Image328" text:anchor-type="as-char" svg:width="6.9236in" svg:height="3.900295in" draw:z-index="0">
<draw:image xlink:href="../Images/AРМІЯINFORM/2023-06-01T96-00-00-04-00/350630730_785242189925208_4231982651787524087_n.jpg" xlink:type="simple" xlink:show="embed" xlink:actuate="onLoad" draw:mime-type="image/jpeg"/>
</draw:frame>
The ambassador of the United United States Charitable Platform, American actor Misha Collins, during his visit to Ukraine as part of the delegation, got acquainted with the course of demining the delegation of the delegated territories of Chernihiv region with sappers and divers-sappers of the State Safety Service of the Ministry of Defense of Ukraine.</text:p>
      <text:p text:style-name="P4">
Delegation <text:a xlink:type="simple" xlink:href="https://www.facebook.com/u24.gov.ua" text:style-name="Internet_20_link" text:visited-style-name="Visited_20_Internet_20_Link">
United24</text:a>
She visited the place of performance of works on the miners of the water area of the reservoir in the area of the Chernihiv recreation areas. Representatives of the charitable platform did what the remnants of the war were lifted from the bottom and found on the Sand Birch. They also visited the area of the area where future saperispestrics have acquired practical skills in work and got acquainted with slim types of explosive objects that have been released from the Russian occupiers. They witnessed the work of the sappers in the abuse of the identified ammunition. Ubasador United24 did not overlook the and preparation of the sappers. Radoma Volovetska is the only woman - Saper in the Inarazi team chose a profession at the call of the heart. Collins was also talked by the engineering-saplier company as a senior lieutenant Vadim Frolov. During the fulfillment of official tasks for the protection of the territorial integrity of Ukraine, Navadim Frolov was seriously injured, but full of optimism and determination after recovery to stay in order and continue to serve Ukraine.</text:p>
      <text:p text:style-name="P4">
<text:a xlink:type="simple" xlink:href="https://armyinform.com.ua/wp-content/uploads/2023/06/350796998_616654957079754_8809435878629411543_n.jpg" text:style-name="Internet_20_link" text:visited-style-name="Visited_20_Internet_20_Link">
!(Images/AРМІЯINFORM/2023-06-01T96-00-00-04-00/350796998_616654957079754_8809435878629411543_n-150x150.jpg)</text:a>
</text:p>
      <text:p text:style-name="P4">
<text:a xlink:type="simple" xlink:href="https://armyinform.com.ua/wp-content/uploads/2023/06/351158430_784262463099340_5950885670125784005_n.jpg" text:style-name="Internet_20_link" text:visited-style-name="Visited_20_Internet_20_Link">
<draw:frame draw:style-name="fr1" draw:name="Image329" text:anchor-type="as-char" svg:width="6.9236in" svg:height="6.9236in" draw:z-index="0">
<draw:image xlink:href="../Images/AРМІЯINFORM/2023-06-01T96-00-00-04-00/351158430_784262463099340_5950885670125784005_n-150x150.jpg" xlink:type="simple" xlink:show="embed" xlink:actuate="onLoad" draw:mime-type="image/jpeg"/>
</draw:frame>
</text:a>
</text:p>
      <text:p text:style-name="P4">
<text:a xlink:type="simple" xlink:href="https://armyinform.com.ua/wp-content/uploads/2023/06/350930943_783416176520461_6389420153118497101_n.jpg" text:style-name="Internet_20_link" text:visited-style-name="Visited_20_Internet_20_Link">
<draw:frame draw:style-name="fr1" draw:name="Image330" text:anchor-type="as-char" svg:width="6.9236in" svg:height="6.9236in" draw:z-index="0">
<draw:image xlink:href="../Images/AРМІЯINFORM/2023-06-01T96-00-00-04-00/350930943_783416176520461_6389420153118497101_n-150x150.jpg" xlink:type="simple" xlink:show="embed" xlink:actuate="onLoad" draw:mime-type="image/jpeg"/>
</draw:frame>
</text:a>
At the end of the event, Ambasador thanked for the pain and risky work of the sepists in the mine land.<text:a xlink:type="simple" xlink:href="https://www.facebook.com/officialmisha" text:style-name="Internet_20_link" text:visited-style-name="Visited_20_Internet_20_Link">
MishaCollins</text:a>
Provides support for the united24 fundraising platform in which the same directions of distribution of collected funds are humanitarian demining.</text:p>
      <text:p text:style-name="P4">
The unbreakable spirit will restore Ukraine!</text:p>
      <text:p text:style-name="P4">
Source: <text:a xlink:type="simple" xlink:href="https://www.facebook.com/uadsst" text:style-name="Internet_20_link" text:visited-style-name="Visited_20_Internet_20_Link">
State Special Transport Service / UA State Special Transportservice</text:a>
</text:p>
      <text:p text:style-name="P4">
News Source: <text:a xlink:type="simple" xlink:href="https://armyinform.com.ua/2023/06/01/gollivudskyj-aktor-misha-kollinz-oznajomyvsya-z-hodom-rozminuvannyam-deokupovanyh-terytorij-chernigivshhyny/" text:style-name="Internet_20_link" text:visited-style-name="Visited_20_Internet_20_Link">
https://armyinform.com.ua/2023/06/01/gollivudskyj-aktor-misha-kollinz-oznajomyvsya-z-hodom-rozminuvannyam-deokupovanyh-terytorij-chernigivshhyny/</text:a>
</text:p>
      <!--NEWS-->
      <text:h text:style-name="P10" text:outline-level="1">
<text:span text:style-name="T4">
Mass shelling of Ukraine is an example of the nervous reaction of Russians to their failure on the battlefield</text:span>
</text:h>
      <text:p text:style-name="P4">
Author: ['Валентина Вілюра']</text:p>
      <text:p text:style-name="P4">
Time: 2023-06-01T97:00:00-04:00</text:p>
      <text:p text:style-name="P4">
Description: The intercessor of the Ministra defense of Ukraine Ganna Malel in Efirin Teemarafon “єini Novyi”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6/malyar-1-960x540-1.jpg" text:style-name="Internet_20_link" text:visited-style-name="Visited_20_Internet_20_Link">
malyar-1-960x540-1.jpg</text:a>
']</text:p>
      <text:p text:style-name="P4">
Tags: ['STOPRUSSIA', 'АГРЕСІЯ РФ', 'ГАННА МАЛЯР']</text:p>
      <text:p text:style-name="P4">
Category: News</text:p>
      <!--METADATA-->
      <text:p text:style-name="P4">
<draw:frame draw:style-name="fr1" draw:name="Image331" text:anchor-type="as-char" svg:width="6.9236in" svg:height="3.894525in" draw:z-index="0">
<draw:image xlink:href="../Images/AРМІЯINFORM/2023-06-01T97-00-00-04-00/malyar-1-960x540-1.jpg" xlink:type="simple" xlink:show="embed" xlink:actuate="onLoad" draw:mime-type="image/jpeg"/>
</draw:frame>
Deputy Minister of Defense of Ukraine Anna Malyar on the air of the television "Unin" has expressed her opinion on the question whether May shells of Ukraine with an enemy with the situation on the front could be connected.</text:p>
      <text:p text:style-name="P4">
Anna Malyar said that it could be an example of a nervous reaction to other events. In the information space, the theme of the Armed Forces of Ukraine was actively covered, and the Russians had a panic influence.</text:p>
      <ul>
        <li>
Indeed in the east of our country, they tried to step from the New Year to 4 more - now they added 2 more, but nothing works. The Russians are constantly advised to give their tasks, for example, to get out on the turn of the Lugansk and Donetsk region, so the program they have set themselves after they did not realize Kiev, they could not implement, - said the Minister of Defense of Ukraine.</li>
      </ul>
      <text:p text:style-name="P4">
In addition, she added that the enemy is definitely looking for other paths to still be Ukraine and many of their steps are due to distorting a psychological equilibrium and demoralized.</text:p>
      <text:p text:style-name="P4">
News Source: <text:a xlink:type="simple" xlink:href="https://armyinform.com.ua/2023/06/01/masovani-obstrily-ukrayiny-pryklad-nervovoyi-reakcziyi-rosiyan-na-yih-nevdachi-na-poli-boyu/" text:style-name="Internet_20_link" text:visited-style-name="Visited_20_Internet_20_Link">
https://armyinform.com.ua/2023/06/01/masovani-obstrily-ukrayiny-pryklad-nervovoyi-reakcziyi-rosiyan-na-yih-nevdachi-na-poli-boyu/</text:a>
</text:p>
      <!--NEWS-->
      <text:h text:style-name="P10" text:outline-level="1">
<text:span text:style-name="T4">
SBU chairman signed the flag for which the Russians fought with a Ukrainian deputy</text:span>
</text:h>
      <text:p text:style-name="P4">
Author: ['АРМІЯINFORM']</text:p>
      <text:p text:style-name="P4">
Time: 2023-06-01T98:00:00-04:00</text:p>
      <text:p text:style-name="P4">
Description: Vasil Malyuk Piding the ensign for the auctzion of United24, Koshti with the Yako PIDUT on the DOODOMO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6/sbu111.jpeg" text:style-name="Internet_20_link" text:visited-style-name="Visited_20_Internet_20_Link">
sbu111.jpeg</text:a>
', '<text:a xlink:type="simple" xlink:href="https://armyinform.com.ua/wp-content/uploads/2023/06/sbu222-150x150.jpeg" text:style-name="Internet_20_link" text:visited-style-name="Visited_20_Internet_20_Link">
sbu222-150x150.jpeg</text:a>
', '<text:a xlink:type="simple" xlink:href="https://armyinform.com.ua/wp-content/uploads/2023/06/sbu22323-150x150.jpeg" text:style-name="Internet_20_link" text:visited-style-name="Visited_20_Internet_20_Link">
sbu22323-150x150.jpeg</text:a>
']</text:p>
      <text:p text:style-name="P4">
Tags: ['STOPRUSSIA', 'АГРЕСІЯ РФ', 'ВТОРГНЕННЯ РФ', 'ПРАПОР', 'СБУ']</text:p>
      <text:p text:style-name="P4">
Category: News</text:p>
      <!--METADATA-->
      <text:p text:style-name="P4">
<draw:frame draw:style-name="fr1" draw:name="Image332" text:anchor-type="as-char" svg:width="6.9236in" svg:height="4.615733in" draw:z-index="0">
<draw:image xlink:href="../Images/AРМІЯINFORM/2023-06-01T98-00-00-04-00/sbu111.jpeg" xlink:type="simple" xlink:show="embed" xlink:actuate="onLoad" draw:mime-type="image/jpeg"/>
</draw:frame>
Vasyl Malyuk signed the Flag for the United Auction, the funds from which will be aid to Ukrainian defenders.</text:p>
      <text:p text:style-name="P4">
About it <text:a xlink:type="simple" xlink:href="https://www.facebook.com/SecurSerUkraine/posts/pfbid02jcoXtG1TUfZR5NmorVpuHtCRUB8YyyLNdfCDwc1sFC1YFWSV45ajFVEicLxamtdNl" text:style-name="Internet_20_link" text:visited-style-name="Visited_20_Internet_20_Link">
reports</text:a>
Security Service of Ukraine.</text:p>
      <text:p text:style-name="P4">
“This flag has become one of the symbols of our fight against Rashism on international arrene. Ukrainian People's Deputy Alexander Marikovsky in the truest sense of the word reflected from the Russians during the Parliamentary Assembly of the Black Sea Economic Community, held in Ankara. Russian delegates wanted to pick up a yellow-blue flag by force, but could not. Our parliamentarians brought him Nabatkivshchyna to participate in a charitable auction on the United24 platform, ”he will be in the message.</text:p>
      <text:p text:style-name="P4">
<text:a xlink:type="simple" xlink:href="https://armyinform.com.ua/wp-content/uploads/2023/06/sbu222.jpeg" text:style-name="Internet_20_link" text:visited-style-name="Visited_20_Internet_20_Link">
!(Images/AРМІЯINFORM/2023-06-01T98-00-00-04-00/sbu222-150x150.jpeg)</text:a>
</text:p>
      <text:p text:style-name="P4">
<text:a xlink:type="simple" xlink:href="https://armyinform.com.ua/wp-content/uploads/2023/06/sbu22323.jpeg" text:style-name="Internet_20_link" text:visited-style-name="Visited_20_Internet_20_Link">
<draw:frame draw:style-name="fr1" draw:name="Image333" text:anchor-type="as-char" svg:width="6.9236in" svg:height="6.9236in" draw:z-index="0">
<draw:image xlink:href="../Images/AРМІЯINFORM/2023-06-01T98-00-00-04-00/sbu22323-150x150.jpeg" xlink:type="simple" xlink:show="embed" xlink:actuate="onLoad" draw:mime-type="image/jpeg"/>
</draw:frame>
</text:a>
In addition to the chairman of the Security Service of Ukraine, the flag was signed by other combat brothers - representatives of the Security and Defense Forces of Ukraine.</text:p>
      <text:p text:style-name="P4">
The auction funds will go to the purchase of the next "portions of greetings", which will be improved by our victory over the Russian invaders.</text:p>
      <text:p text:style-name="P4">
News Source: <text:a xlink:type="simple" xlink:href="https://armyinform.com.ua/2023/06/01/golova-sbu-pidpysav-prapor-za-yakyj-rosiyany-pobylysya-z-ukrayinskym-deputatom/" text:style-name="Internet_20_link" text:visited-style-name="Visited_20_Internet_20_Link">
https://armyinform.com.ua/2023/06/01/golova-sbu-pidpysav-prapor-za-yakyj-rosiyany-pobylysya-z-ukrayinskym-deputatom/</text:a>
</text:p>
      <!--NEWS-->
      <text:h text:style-name="P10" text:outline-level="1">
<text:span text:style-name="T4">
Short. War. Day 463. Videoodigest</text:span>
</text:h>
      <text:p text:style-name="P4">
Author: ['АРМІЯINFORM']</text:p>
      <text:p text:style-name="P4">
Time: 2023-06-0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a xlink:type="simple" xlink:href="https://armyinform.com.ua/wp-content/uploads/2023/06/2aab9e.jpeg" text:style-name="Internet_20_link" text:visited-style-name="Visited_20_Internet_20_Link">
2aab9e.jpeg</text:a>
']</text:p>
      <text:p text:style-name="P4">
Tags: ['STOPRUSSIA', 'АГРЕСІЯ РФ', 'ВТОРГНЕННЯ РФ', 'ГШ ЗСУ']</text:p>
      <text:p text:style-name="P4">
Category: News</text:p>
      <!--METADATA-->
      <text:p text:style-name="P4">
<draw:frame draw:style-name="fr1" draw:name="Image334" text:anchor-type="as-char" svg:width="6.9236in" svg:height="4.144053in" draw:z-index="0">
<draw:image xlink:href="../Images/AРМІЯINFORM/2023-06-01T99-00-00-04-00/2aab9e.jpeg" xlink:type="simple" xlink:show="embed" xlink:actuate="onLoad" draw:mime-type="image/jpeg"/>
</draw:frame>
</text:p>
      <text:p text:style-name="P4">
News Source: <text:a xlink:type="simple" xlink:href="https://armyinform.com.ua/2023/06/01/korotko-vijna-den-463-videodajdzhest/" text:style-name="Internet_20_link" text:visited-style-name="Visited_20_Internet_20_Link">
https://armyinform.com.ua/2023/06/01/korotko-vijna-den-463-videodajdzhest/</text:a>
</text:p>
      <!--NEWS-->
      <text:h text:style-name="P10" text:outline-level="1">
<text:span text:style-name="T4">
On Friday predicted rains and thunderstorms, in the afternoon to +28 °</text:span>
</text:h>
      <text:p text:style-name="P4">
Authors: Ukrinform (Person)</text:p>
      <text:p text:style-name="P4">
Publisher: Укринформ (Organization)</text:p>
      <text:p text:style-name="P4">
Published Time: 2023-06-02T-31:29:00+03:00</text:p>
      <text:p text:style-name="P4">
Modified Time: 2023-06-02T00:29:00+03:00</text:p>
      <text:p text:style-name="P4">
Description: In Ukraine, on Friday, short-term rains and thunderstorms are expected in the Crimea, the Azov region, the western and northern regions, the temperature of 10-15 ° at night, 23-28 ° in the afternoon. - Ukrinform.</text:p>
      <text:p text:style-name="P4">
Images: ['<text:a xlink:type="simple" xlink:href="https://static.ukrinform.com/photos/2022_05/thumb_files/630_360_1653467553-903.jpg" text:style-name="Internet_20_link" text:visited-style-name="Visited_20_Internet_20_Link">
630_360_16534...</text:a>
']</text:p>
      <text:p text:style-name="P4">
Tags: ['Дощ', 'Гроза', 'Погода']</text:p>
      <text:p text:style-name="P4">
Type: Article</text:p>
      <!--METADATA-->
      <text:p text:style-name="P4">
<draw:frame draw:style-name="fr1" draw:name="Image335" text:anchor-type="as-char" svg:width="6.9236in" svg:height="3.956343in" draw:z-index="0">
<draw:image xlink:href="../Images/yкринформ/2023-06-02T-31-29-00-03-00/630_360_1653467553-903.jpg" xlink:type="simple" xlink:show="embed" xlink:actuate="onLoad" draw:mime-type="image/jpeg"/>
</draw:frame>
In Ukraine in Friday, short-term rains and thunderstorms are expected in Crimea, the Azov region, the western northern regions, the temperature of 10-15 ° at night, 23-28 ° in the afternoon.</text:p>
      <text:p text:style-name="P4">
Ukrinform was reported at the Ukrainian Hydrometeorological Center.</text:p>
      <text:p text:style-name="P4">
"In Crimea and the Azov region, light rain, in the day of western, northern Tavinnitsa regions, short-term rains, places of thunderstorms, in the rest of the territory. /village temperature at night 10-15 °, on the coast of the seas up to 18 °; in the afternoon23-28 °, in the extreme west of the country 19-24 ° ",-the message reads.</text:p>
      <text:p text:style-name="P4">
In Kiev and the region on June 2, without precipitation, only in the afternoon, it is likely to rain, in places of thunderstorm. Southwestern wind, 5-10 m/s. In the capital temperature at night 13-15 °, in the afternoon 26-28 °; at night 10-15 °, in the afternoon 23-28 °.</text:p>
      <text:p text:style-name="P4">
<text:span text:style-name="T4">
 Read also: </text:span>
 [in Kiev <text:span text:style-name="T4">
 May </text:span>
 b was the driest for the entire time(https://www.ukrinform.ua/rubric-kyiv/3717054-u-kievi-traven-viavivsa-najsuhisim-za-ves-cas-sposterezen.html)According to the forecast, on June 3, in the central, southern, night and western tailor, day and east regions and in the Crimea, short -term rains, locations, in the rest of the territory without precipitation; June 4 in Ukraine without precipitation.</text:p>
      <text:p text:style-name="P4">
The wind of the northwestern with the transition to the northeast, 5-10 m/s, in the afternoon on June 3 with thunderstorms in some areas of hail and squalls 15-20 m/s.</text:p>
      <text:p text:style-name="P4">
Temperature at night 10-15 °, in the western and northern regions, June 4 in Ukraine, except the southern part, 5-10 °; in the afternoon 19-24 °.</text:p>
      <text:p text:style-name="P4">
In Kiev and the region, on weekends are not forecast, only on the night of June 3, a long -term rain, a thunderstorm. The wind is northwest with a crossing to the northeast, 5-10 m/s. In the capital the temperature at night is 7-9 °, in the afternoon 21-23 °; In Kyiv region 5-10 ° at night, 19-24 ° in the afternoon.</text:p>
      <text:p text:style-name="P4">
Forecasters are forecasting on June 5-6 in the western and northern regions places, in the Carpathians moderate short-term <text:a xlink:type="simple" xlink:href="https://www.ukrinform.ua/tag-dos" text:style-name="Internet_20_link" text:visited-style-name="Visited_20_Internet_20_Link">
rain</text:a>
, thunderstorms, in the rest of the territory without precipitation. The temperature at night 7-13 °, on the coast of the seas 12-18 °; in the afternoon 20-26 °.</text:p>
      <text:p text:style-name="P4">
In the capital region on June 5-6 at night without precipitation, in the afternoon in places of low-time rain, thunderstorm. In Kiev the temperature at night 11-13 °, in the afternoon 23-25 °; 8-13 ° at night, 21-26 ° in the afternoon.</text:p>
      <text:p text:style-name="P4">
News Source: <text:a xlink:type="simple" xlink:href="https://www.ukrinform.ua/rubric-regions/3717093-na-zavtra-prognozuut-dosi-ta-grozi-vden-do-28.html" text:style-name="Internet_20_link" text:visited-style-name="Visited_20_Internet_20_Link">
https://www.ukrinform.ua/rubric-regions/3717093-na-zavtra-prognozuut-dosi-ta-grozi-vden-do-28.html</text:a>
</text:p>
      <!--NEWS-->
      <text:h text:style-name="P10" text:outline-level="1">
<text:span text:style-name="T4">
Near the Russian Embassy in the Netherlands protested against the deportations and murders of Ukrainian children</text:span>
</text:h>
      <text:p text:style-name="P4">
Authors: Ukrinform (Person)</text:p>
      <text:p text:style-name="P4">
Publisher: Укринформ (Organization)</text:p>
      <text:p text:style-name="P4">
Published Time: 2023-06-02T-33:16:00+03:00</text:p>
      <text:p text:style-name="P4">
Modified Time: 2023-06-02T00:16:00+03:00</text:p>
      <text:p text:style-name="P4">
Description: In the Hague near the Russian Embassy, there was a protest action demanding to stop crippled and kill Ukrainian children, as well as to return deported minors to Ukraine. - Ukrinform.</text:p>
      <text:p text:style-name="P4">
Images: ['<text:a xlink:type="simple" xlink:href="https://static.ukrinform.com/photos/2023_06/thumb_files/630_360_1685652629-522.jpg" text:style-name="Internet_20_link" text:visited-style-name="Visited_20_Internet_20_Link">
630_360_16856...</text:a>
', '<text:a xlink:type="simple" xlink:href="https://static.ukrinform.com/photos/2023_06/1685652646-415.jpg" text:style-name="Internet_20_link" text:visited-style-name="Visited_20_Internet_20_Link">
1685652646-41...</text:a>
']</text:p>
      <text:p text:style-name="P4">
Tags: ['Діти', 'Гаага', 'Нідерланди', 'Посольство', 'Протест', 'Росія', 'Акція']</text:p>
      <text:p text:style-name="P4">
Type: Article</text:p>
      <!--METADATA-->
      <text:p text:style-name="P4">
<draw:frame draw:style-name="fr1" draw:name="Image336" text:anchor-type="as-char" svg:width="6.9236in" svg:height="3.956343in" draw:z-index="0">
<draw:image xlink:href="../Images/yкринформ/2023-06-02T-33-16-00-03-00/630_360_1685652629-522.jpg" xlink:type="simple" xlink:show="embed" xlink:actuate="onLoad" draw:mime-type="image/jpeg"/>
</draw:frame>
The Hague of the Embassy of Russia took place a protest action demanding to stop the crippled of Ukrainian children, as well as to return deported minors in Ukraine.</text:p>
      <text:p text:style-name="P4">
It is reported by Ukrinform correspondent in the Hague.</text:p>
      <text:p text:style-name="P4">
“The actions of Russia to change the citizenship of Ukrainian children, unlawful adoption by the Epons of the Fourth Geneva Convention. The Russian Federation creates a variety of families who seek to return their children, impedes the establishment of their records and whereabouts, which is also a violation of the Geneva Convention, ”the organizer of the action Ulyana Bun, who lives in Vnierdland for many years.</text:p>
      <text:p text:style-name="P4">
The action near the building of the Embassy of Russia in the Hague took place under Ukrainian labes and slogans "Return Ukrainian children!", "Russia - countryman", "Putin in the Hague", "Tribunal of military criminals".</text:p>
      <text:p text:style-name="P4">
<draw:frame draw:style-name="fr1" draw:name="Image337" text:anchor-type="as-char" svg:width="6.9236in" svg:height="4.615733in" draw:z-index="0">
<draw:image xlink:href="../Images/yкринформ/2023-06-02T-33-16-00-03-00/1685652646-415.jpg" xlink:type="simple" xlink:show="embed" xlink:actuate="onLoad" draw:mime-type="image/jpeg"/>
</draw:frame>
In addition to Ukrainians, it has been involved in the Dutch, who have been protecting the 20-meter Ukrainian flag for over a year, which is hung in front of the Russian [Embassy] every morning](https://www.ukrinform.ua/tag-posolstvo). Security has established the flags a few hundred people from all hundreds of people from all the Netherlands.</text:p>
      <text:p text:style-name="P4">
As reported by Ukrinform, on the night of June 1, when the International Children's Protection is celebrated, a child was killed in Kiev, a child was killed in Kiev, and was injured.</text:p>
      <text:p text:style-name="P4">
<text:span text:style-name="T4">
 Read also: </text:span>
 <text:a xlink:type="simple" xlink:href="https://www.ukrinform.ua/rubric-polytics/3717060-inozemni-posolstva-v-ukraini-zaklikali-rf-povernuti-deportovanih-ditej.html" text:style-name="Internet_20_link" text:visited-style-name="Visited_20_Internet_20_Link">
Foreign Embassies in Ukraine called on the Russian Federation to be returned to disportant children</text:a>
According to the prosecutor General's Office, 484 children were injured as a result of Russian aggression in the Ukrainian aggression, 992 were injured.</text:p>
      <text:p text:style-name="P4">
News Source: <text:a xlink:type="simple" xlink:href="https://www.ukrinform.ua/rubric-diaspora/3717241-bila-posolstva-rf-u-niderlandah-protestuvali-proti-deportacij-ta-vbivstv-ukrainskih-ditej.html" text:style-name="Internet_20_link" text:visited-style-name="Visited_20_Internet_20_Link">
https://www.ukrinform.ua/rubric-diaspora/3717241-bila-posolstva-rf-u-niderlandah-protestuvali-proti-deportacij-ta-vbivstv-ukrainskih-ditej.html</text:a>
</text:p>
      <!--NEWS-->
      <text:h text:style-name="P10" text:outline-level="1">
<text:span text:style-name="T4">
The World Congress of Ukrainians has summed up Pavel Grod's visit to France</text:span>
</text:h>
      <text:p text:style-name="P4">
Authors: Ukrinform (Person)</text:p>
      <text:p text:style-name="P4">
Publisher: Укринформ (Organization)</text:p>
      <text:p text:style-name="P4">
Published Time: 2023-06-02T-35:14:00+03:00</text:p>
      <text:p text:style-name="P4">
Modified Time: 2023-06-02T00:14:00+03:00</text:p>
      <text:p text:style-name="P4">
Description: The key topics of discussions with French political and public figures during the visit of the President of the World Congress of Ukrainians (UWC) Pavel Grod to France were: Ukraine's accession to the EU and NATO, the recognition of Russia's recognition by the country-terrorist and the support of Ukrainian forced migrants. - Ukrinform.</text:p>
      <text:p text:style-name="P4">
Images: ['<text:a xlink:type="simple" xlink:href="https://static.ukrinform.com/photos/2023_06/thumb_files/630_360_1685633072-148.jpeg" text:style-name="Internet_20_link" text:visited-style-name="Visited_20_Internet_20_Link">
630_360_16856...</text:a>
']</text:p>
      <text:p text:style-name="P4">
Tags: ['Діаспора', 'Франція', 'Париж', 'Війна з Росією']</text:p>
      <text:p text:style-name="P4">
Type: Article</text:p>
      <!--METADATA-->
      <text:p text:style-name="P4">
<draw:frame draw:style-name="fr1" draw:name="Image339" text:anchor-type="as-char" svg:width="6.9236in" svg:height="3.956343in" draw:z-index="0">
<draw:image xlink:href="../Images/yкринформ/2023-06-02T-35-14-00-03-00/630_360_1685633072-148.jpeg" xlink:type="simple" xlink:show="embed" xlink:actuate="onLoad" draw:mime-type="image/jpeg"/>
</draw:frame>
The key topics of discussions with French political and public figures during the visit of the President of the World Congress of Ukrainians(SKU)Pavel Groda of Dofranium was: Ukraine's accession to the EU and NATO, the recognition of Russia's recognition by the Terroist country's support for the support of Ukrainian forced displaced persons.</text:p>
      <text:p text:style-name="P4">
As Ukrinform reports, this is stated on <text:a xlink:type="simple" xlink:href="https://www.ukrainianworldcongress.org/ua/prezident-sku-v-parizhi-francziya-%d1%94-i-zalishatimetsya-nashim-silnim-soyuznikom/" text:style-name="Internet_20_link" text:visited-style-name="Visited_20_Internet_20_Link">
the UWC site</text:a>
.</text:p>
      <text:p text:style-name="P4">
Thus, during a meeting with the senator Nadiya Sologub, the UWC President emphasized the dangers of Ukraine's Euro -Atlantic course. He thanked for the decision of both the French Parliament to recognize the Holodomor of 1932-1933.</text:p>
      <text:p text:style-name="P4">
Pavel Grod also expressed his respect and gratitude from Ukrainian world to government and all French for the adoption, assistance and support of Ukrainian fleeing from the war. The meeting agreed on the cooperation of the Representative Committee of Ukrainians of France, which is part of UWC, seizing the support of Ukrainian refugees.</text:p>
      <text:p text:style-name="P4">
On the further support of Ukraine, first of all the provision of weapons, joining NATO and the importance of reconstruction of Ukraine was discussed at a meeting of the UWC President as an extraordinary and authorized ambassador of Ukraine to France Vadim Omelchenko.</text:p>
      <text:p text:style-name="P4">
Pavel Grod thanked for a good example of working with youth and newly argued Ukrainian embassy and the representative committee of Ukrainians of France, which actively cooperate with newly created organizations.</text:p>
      <text:p text:style-name="P4">
Also <text:a xlink:type="simple" xlink:href="https://www.ukrinform.ua/rubric-diaspora/3716835-prezident-svitovogo-kongresu-ukrainciv-zustrivsa-u-parizi-z-bernaromanri-levi.html" text:style-name="Internet_20_link" text:visited-style-name="Visited_20_Internet_20_Link">
a landmark meeting took place</text:a>
With the great friend of Ukraine-a French intellectual, philosopher, journalist and writer Bernard-Anri Levi. Pavel Groda thanked the Bernard-Anri Levi for the consistent support of the Ukrainian people and his films and work dedicated to Ukraine, which came out from the beginning of the Russian invasion.</text:p>
      <text:p text:style-name="P4">
“Bernard-Anri is a true and loyal friend of Ukraine. He is a well -known supporter of Ukraine in NATO and the EU and thanks to him today Ukraine is part of the political agenda of France and the EU. Having such powerful voice resistance of Ukraine, Ukrainians can be sure that France will be ashamed of our strong ally, ”the UWC President said.</text:p>
      <text:p text:style-name="P4">
In addition, Pavel Grod, Deputy Mayor of the French Capital Jean-Luke Romero, representatives of the local authorities and the Ukrainian community in Paris were the nominations that passed under the slogans "away from the Russian market!" and "Russia is a terrorist-state!" In order to convey the truth about horrific events in Ukrainian companies that have not yet left the Russian market and urge them to cease this bloody war.</text:p>
      <text:p text:style-name="P4">
Pavel Grod appealed to the participants of the demonstration and urged France to join the circle of countries that have already recognized Russian war crimes in Ukraine to the Genocydid-Ukrainian people, and Russia itself-a terrorist state.</text:p>
      <text:p text:style-name="P4">
Also, an extremely warm and fruitful meeting of the UWC President of the Tuhrain Community at the Cultural Center of the Embassy of Ukraine in France was held. Pavlogorod thanked the previous leadership of the representative committee of Ukrainian Francing and greeted the new head of the organization Oleg Koval.</text:p>
      <text:p text:style-name="P4">
Photo(Hell): Oleksandr Rominsky, Danylo Stul, Taras Gorishni, Oleg Koval, Yevgeny Petrov, Pavel Grod.</text:p>
      <text:p text:style-name="P4">
In communication with the community, they discussed that the Ukrainian diaspora can and should not do it to victory over the Russian aggressor and how to work for the construction of Ukraine now. The participants also discussed the support of Ukrainian defenders, humanitarian initiatives and the opposition of the Russian Peace.</text:p>
      <text:p text:style-name="P4">
We will remind, the President of the World Congress of Ukrainians Pavel Grod during the trip of Berlin <text:a xlink:type="simple" xlink:href="https://www.ukrinform.ua/rubric-diaspora/3715488-prezident-sku-zustrivsa-z-nimeckimi-politikami-ta-ukrainskou-gromadou-u-berlini.html" text:style-name="Internet_20_link" text:visited-style-name="Visited_20_Internet_20_Link">
met</text:a>
with German politicians and representatives of the Ukrainian Gromad.</text:p>
      <text:p text:style-name="P4">
<text:span text:style-name="T5">
Foto: TSC</text:span>
</text:p>
      <text:p text:style-name="P4">
News Source: <text:a xlink:type="simple" xlink:href="https://www.ukrinform.ua/rubric-diaspora/3717151-svitovij-kongres-ukrainciv-pidbiv-pidsumki-vizitu-pavla-groda-do-francii.html" text:style-name="Internet_20_link" text:visited-style-name="Visited_20_Internet_20_Link">
https://www.ukrinform.ua/rubric-diaspora/3717151-svitovij-kongres-ukrainciv-pidbiv-pidsumki-vizitu-pavla-groda-do-francii.html</text:a>
</text:p>
      <!--NEWS-->
      <text:h text:style-name="P10" text:outline-level="1">
<text:span text:style-name="T4">
The World Congress of Ukrainians has summed up Pavel Grod's visit to France</text:span>
</text:h>
      <text:p text:style-name="P4">
Authors: Ukrinform (Person)</text:p>
      <text:p text:style-name="P4">
Publisher: Укринформ (Organization)</text:p>
      <text:p text:style-name="P4">
Published Time: 2023-06-02T00:14:00+03:00</text:p>
      <text:p text:style-name="P4">
Modified Time: 2023-06-02T00:14:00+03:00</text:p>
      <text:p text:style-name="P4">
Description: The key topics of discussions with French political and public figures during the visit of the President of the World Congress of Ukrainians (UWC) Pavel Grod to France were: Ukraine's accession to the EU and NATO, the recognition of Russia's recognition by the country-terrorist and the support of Ukrainian forced migrants. - Ukrinform.</text:p>
      <text:p text:style-name="P4">
Images: ['<text:a xlink:type="simple" xlink:href="https://static.ukrinform.com/photos/2023_06/thumb_files/630_360_1685633072-148.jpeg" text:style-name="Internet_20_link" text:visited-style-name="Visited_20_Internet_20_Link">
630_360_16856...</text:a>
']</text:p>
      <text:p text:style-name="P4">
Tags: ['Діаспора', 'Франція', 'Париж', 'Війна з Росією']</text:p>
      <text:p text:style-name="P4">
Type: Article</text:p>
      <!--METADATA-->
      <text:p text:style-name="P4">
<draw:frame draw:style-name="fr1" draw:name="Image344" text:anchor-type="as-char" svg:width="6.9236in" svg:height="3.956343in" draw:z-index="0">
<draw:image xlink:href="../Images/yкринформ/2023-06-02T00-14-00-03-00/630_360_1685633072-148.jpeg" xlink:type="simple" xlink:show="embed" xlink:actuate="onLoad" draw:mime-type="image/jpeg"/>
</draw:frame>
Key discussions with French political and public figures during the Visit of the President of the World Congress of Ukrainians(SKU)Pavel Groda to Francesti: Ukraine's accession to the EU and NATO, the recognition of Russia by the terrorist country and support of Ukrainian forced migrants.</text:p>
      <text:p text:style-name="P4">
As Ukrinform reports, this is stated on <text:a xlink:type="simple" xlink:href="https://www.ukrainianworldcongress.org/ua/prezident-sku-v-parizhi-francziya-%d1%94-i-zalishatimetsya-nashim-silnim-soyuznikom/" text:style-name="Internet_20_link" text:visited-style-name="Visited_20_Internet_20_Link">
the UWC site</text:a>
.</text:p>
      <text:p text:style-name="P4">
Thus, during a meeting with the senator Nadiya Sologub, the UWC President emphasized the dangers of Ukraine's Euro -Atlantic course. He thanked for the decision of both the French Parliament to recognize the Holodomor of 1932-1933.</text:p>
      <text:p text:style-name="P4">
Pavel Grod also expressed his respect and gratitude from Ukrainian world to government and all French for the adoption, assistance and support of Ukrainian fleeing from the war. The meeting agreed on the cooperation of the Representative Committee of Ukrainians of France, which is part of UWC, seizing the support of Ukrainian refugees.</text:p>
      <text:p text:style-name="P4">
On the further support of Ukraine, first of all the provision of weapons, joining NATO and the importance of reconstruction of Ukraine was discussed at a meeting of the UWC President as an extraordinary and authorized ambassador of Ukraine to France Vadim Omelchenko.</text:p>
      <text:p text:style-name="P4">
Pavel Grod thanked for a good example of working with youth and newly argued Ukrainian embassy and the representative committee of Ukrainians of France, which actively cooperate with newly created organizations.</text:p>
      <text:p text:style-name="P4">
Also <text:a xlink:type="simple" xlink:href="https://www.ukrinform.ua/rubric-diaspora/3716835-prezident-svitovogo-kongresu-ukrainciv-zustrivsa-u-parizi-z-bernaromanri-levi.html" text:style-name="Internet_20_link" text:visited-style-name="Visited_20_Internet_20_Link">
a landmark meeting took place</text:a>
With the great friend of Ukraine-a French intellectual, philosopher, journalist and writer Bernard-Anri Levi. Pavel Groda thanked the Bernard-Anri Levi for the consistent support of the Ukrainian people and his films and work dedicated to Ukraine, which came out from the beginning of the Russian invasion.</text:p>
      <text:p text:style-name="P4">
“Bernard-Anri is a true and loyal friend of Ukraine. He is a well -known supporter of Ukraine in NATO and the EU and thanks to him today Ukraine is part of the political agenda of France and the EU. Having such powerful voice resistance of Ukraine, Ukrainians can be sure that France will be ashamed of our strong ally, ”the UWC President said.</text:p>
      <text:p text:style-name="P4">
In addition, Pavel Grod, Deputy Mayor of the French capital Jean-Luke Romero, representatives of the local authorities and the Ukrainian community in Paris were the novatons that passed under the slogans "Down from the Russian market!" and "Russia is a terrorist-state!" In order to convey the truth about horrific events in Ukrainian companies that have not yet left the Russian market and urge them to cease this bloody war.</text:p>
      <text:p text:style-name="P4">
Pavel Grod appealed to the participants of the demonstration and urged France to join the circle of countries that have already recognized Russian war crimes in Ukraine to the Genocydid-Ukrainian people, and Russia itself-a terrorist state.</text:p>
      <text:p text:style-name="P4">
Also, an extremely warm and fruitful meeting of the UWC President of the Tuhrain Community at the Cultural Center of the Embassy of Ukraine in France was held. Pavlogorod thanked the previous leadership of the representative committee of Ukrainian Francing and greeted the new head of the organization Oleg Koval.</text:p>
      <text:p text:style-name="P4">
Photo(Hell): Oleksandr Rominsky, Danylo Stul, Taras Gorishni, Oleg Koval, Yevgeny Petrov, Pavel Grod.</text:p>
      <text:p text:style-name="P4">
In communication with the community, they discussed that the Ukrainian diaspora can and should not do it to victory over the Russian aggressor and how to work for the construction of Ukraine now. The participants also discussed the support of Ukrainian defenders, humanitarian initiatives and the opposition of the Russian Peace.</text:p>
      <text:p text:style-name="P4">
We will remind, the President of the World Congress of Ukrainians Pavel Grod during the trip of Berlin <text:a xlink:type="simple" xlink:href="https://www.ukrinform.ua/rubric-diaspora/3715488-prezident-sku-zustrivsa-z-nimeckimi-politikami-ta-ukrainskou-gromadou-u-berlini.html" text:style-name="Internet_20_link" text:visited-style-name="Visited_20_Internet_20_Link">
met</text:a>
with German politicians and representatives of the Ukrainian Gromad.</text:p>
      <text:p text:style-name="P4">
<text:span text:style-name="T5">
Foto: TSC</text:span>
</text:p>
      <text:p text:style-name="P4">
News Source: <text:a xlink:type="simple" xlink:href="https://www.ukrinform.ua/rubric-diaspora/3717151-svitovij-kongres-ukrainciv-pidbiv-pidsumki-vizitu-pavla-groda-do-francii.html" text:style-name="Internet_20_link" text:visited-style-name="Visited_20_Internet_20_Link">
https://www.ukrinform.ua/rubric-diaspora/3717151-svitovij-kongres-ukrainciv-pidbiv-pidsumki-vizitu-pavla-groda-do-francii.html</text:a>
</text:p>
      <!--NEWS-->
      <text:h text:style-name="P10" text:outline-level="1">
<text:span text:style-name="T4">
Near the Russian Embassy in the Netherlands protested against the deportations and murders of Ukrainian children</text:span>
</text:h>
      <text:p text:style-name="P4">
Authors: Ukrinform (Person)</text:p>
      <text:p text:style-name="P4">
Publisher: Укринформ (Organization)</text:p>
      <text:p text:style-name="P4">
Published Time: 2023-06-02T00:16:00+03:00</text:p>
      <text:p text:style-name="P4">
Modified Time: 2023-06-02T00:16:00+03:00</text:p>
      <text:p text:style-name="P4">
Description: In the Hague near the Russian Embassy, there was a protest action demanding to stop crippled and kill Ukrainian children, as well as to return deported minors to Ukraine. - Ukrinform.</text:p>
      <text:p text:style-name="P4">
Images: ['<text:a xlink:type="simple" xlink:href="https://static.ukrinform.com/photos/2023_06/thumb_files/630_360_1685652629-522.jpg" text:style-name="Internet_20_link" text:visited-style-name="Visited_20_Internet_20_Link">
630_360_16856...</text:a>
', '<text:a xlink:type="simple" xlink:href="https://static.ukrinform.com/photos/2023_06/1685652646-415.jpg" text:style-name="Internet_20_link" text:visited-style-name="Visited_20_Internet_20_Link">
1685652646-41...</text:a>
']</text:p>
      <text:p text:style-name="P4">
Tags: ['Діти', 'Гаага', 'Нідерланди', 'Посольство', 'Протест', 'Росія', 'Акція']</text:p>
      <text:p text:style-name="P4">
Type: Article</text:p>
      <!--METADATA-->
      <text:p text:style-name="P4">
<draw:frame draw:style-name="fr1" draw:name="Image349" text:anchor-type="as-char" svg:width="6.9236in" svg:height="3.956343in" draw:z-index="0">
<draw:image xlink:href="../Images/yкринформ/2023-06-02T00-16-00-03-00/630_360_1685652629-522.jpg" xlink:type="simple" xlink:show="embed" xlink:actuate="onLoad" draw:mime-type="image/jpeg"/>
</draw:frame>
The Hague of the Embassy of Russia took place a protest action demanding to stop the crippled of Ukrainian children, as well as to return deported minors in Ukraine.</text:p>
      <text:p text:style-name="P4">
It is reported by Ukrinform correspondent in the Hague.</text:p>
      <text:p text:style-name="P4">
“The actions of Russia to change the citizenship of Ukrainian children, unlawful adoption by the Epons of the Fourth Geneva Convention. The Russian Federation creates a variety of families who seek to return their children, impedes the establishment of their records and whereabouts, which is also a violation of the Geneva Convention, ”the organizer of the action Ulyana Bun, who lives in Vnierdland for many years.</text:p>
      <text:p text:style-name="P4">
The action near the building of the Embassy of Russia in the Hague took place under Ukrainian labes and slogans "Return Ukrainian children!", "Russia - countryman", "Putin in the Hague", "Tribunal of military criminals".</text:p>
      <text:p text:style-name="P4">
<draw:frame draw:style-name="fr1" draw:name="Image350" text:anchor-type="as-char" svg:width="6.9236in" svg:height="4.615733in" draw:z-index="0">
<draw:image xlink:href="../Images/yкринформ/2023-06-02T00-16-00-03-00/1685652646-415.jpg" xlink:type="simple" xlink:show="embed" xlink:actuate="onLoad" draw:mime-type="image/jpeg"/>
</draw:frame>
In addition to Ukrainians, it has been involved in the Dutch, who have been protecting the 20-meter Ukrainian flag for over a year, which is hung in front of the Russian [Embassy] every morning](https://www.ukrinform.ua/tag-posolstvo). Security has established the flags a few hundred people from all hundreds of people from all the Netherlands.</text:p>
      <text:p text:style-name="P4">
As reported by Ukrinform, on the night of June 1, when the International Children's Protection is celebrated, a child was killed in Kiev, a child was killed in Kiev, and was injured.</text:p>
      <text:p text:style-name="P4">
<text:span text:style-name="T4">
 Read also: </text:span>
 <text:a xlink:type="simple" xlink:href="https://www.ukrinform.ua/rubric-polytics/3717060-inozemni-posolstva-v-ukraini-zaklikali-rf-povernuti-deportovanih-ditej.html" text:style-name="Internet_20_link" text:visited-style-name="Visited_20_Internet_20_Link">
Foreign Embassies in Ukraine called on the Russian Federation to be returned to disportant children</text:a>
According to the prosecutor General's Office, 484 children were injured as a result of Russian aggression in the Ukrainian aggression, 992 were injured.</text:p>
      <text:p text:style-name="P4">
News Source: <text:a xlink:type="simple" xlink:href="https://www.ukrinform.ua/rubric-diaspora/3717241-bila-posolstva-rf-u-niderlandah-protestuvali-proti-deportacij-ta-vbivstv-ukrainskih-ditej.html" text:style-name="Internet_20_link" text:visited-style-name="Visited_20_Internet_20_Link">
https://www.ukrinform.ua/rubric-diaspora/3717241-bila-posolstva-rf-u-niderlandah-protestuvali-proti-deportacij-ta-vbivstv-ukrainskih-ditej.html</text:a>
</text:p>
      <!--NEWS-->
      <text:h text:style-name="P10" text:outline-level="1">
<text:span text:style-name="T4">
On Friday predicted rains and thunderstorms, in the afternoon to +28 °</text:span>
</text:h>
      <text:p text:style-name="P4">
Authors: Ukrinform (Person)</text:p>
      <text:p text:style-name="P4">
Publisher: Укринформ (Organization)</text:p>
      <text:p text:style-name="P4">
Published Time: 2023-06-02T00:29:00+03:00</text:p>
      <text:p text:style-name="P4">
Modified Time: 2023-06-02T00:29:00+03:00</text:p>
      <text:p text:style-name="P4">
Description: In Ukraine, on Friday, short-term rains and thunderstorms are expected in the Crimea, the Azov region, the western and northern regions, the temperature of 10-15 ° at night, 23-28 ° in the afternoon. - Ukrinform.</text:p>
      <text:p text:style-name="P4">
Images: ['<text:a xlink:type="simple" xlink:href="https://static.ukrinform.com/photos/2022_05/thumb_files/630_360_1653467553-903.jpg" text:style-name="Internet_20_link" text:visited-style-name="Visited_20_Internet_20_Link">
630_360_16534...</text:a>
']</text:p>
      <text:p text:style-name="P4">
Tags: ['Дощ', 'Гроза', 'Погода']</text:p>
      <text:p text:style-name="P4">
Type: Article</text:p>
      <!--METADATA-->
      <text:p text:style-name="P4">
<draw:frame draw:style-name="fr1" draw:name="Image352" text:anchor-type="as-char" svg:width="6.9236in" svg:height="3.956343in" draw:z-index="0">
<draw:image xlink:href="../Images/yкринформ/2023-06-02T00-29-00-03-00/630_360_1653467553-903.jpg" xlink:type="simple" xlink:show="embed" xlink:actuate="onLoad" draw:mime-type="image/jpeg"/>
</draw:frame>
In Ukraine in Friday, short-term rains and thunderstorms are expected in Crimea, the Azov region, the western northern regions, the temperature of 10-15 ° at night, 23-28 ° in the afternoon.</text:p>
      <text:p text:style-name="P4">
Ukrinform was reported at the Ukrainian Hydrometeorological Center.</text:p>
      <text:p text:style-name="P4">
"In Crimea and the Azov region, light rain, in the day of western, northern Tavinnitsa regions, short-term rains, places of thunderstorms, in the rest of the territory. /village temperature at night 10-15 °, on the coast of the seas up to 18 °; in the afternoon23-28 °, in the extreme west of the country 19-24 ° ",-the message reads.</text:p>
      <text:p text:style-name="P4">
In Kiev and the region on June 2, without precipitation, only in the afternoon, it is likely to rain, in places of thunderstorm. Southwestern wind, 5-10 m/s. In the capital temperature at night 13-15 °, in the afternoon 26-28 °; at night 10-15 °, in the afternoon 23-28 °.</text:p>
      <text:p text:style-name="P4">
<text:span text:style-name="T4">
 Read also: </text:span>
 [in Kiev <text:span text:style-name="T4">
 May </text:span>
 b was the driest for the entire time(https://www.ukrinform.ua/rubric-kyiv/3717054-u-kievi-traven-viavivsa-najsuhisim-za-ves-cas-sposterezen.html)According to the forecast, on June 3, in the central, southern, night and western tailor, day and east regions and in the Crimea, short -term rains, locations, in the rest of the territory without precipitation; June 4 in Ukraine without precipitation.</text:p>
      <text:p text:style-name="P4">
The wind of the northwestern with the transition to the northeast, 5-10 m/s, in the afternoon on June 3 with thunderstorms in some areas of hail and squalls 15-20 m/s.</text:p>
      <text:p text:style-name="P4">
Temperature at night 10-15 °, in the western and northern regions, June 4 in Ukraine, except the southern part, 5-10 °; in the afternoon 19-24 °.</text:p>
      <text:p text:style-name="P4">
In Kiev and the region, on weekends are not forecast, only on the night of June 3, a long -term rain, a thunderstorm. The wind is northwest with a crossing to the northeast, 5-10 m/s. In the capital the temperature at night is 7-9 °, in the afternoon 21-23 °; In Kyiv region 5-10 ° at night, 19-24 ° in the afternoon.</text:p>
      <text:p text:style-name="P4">
Forecasters are forecasting on June 5-6 in the western and northern regions places, in the Carpathians moderate short-term <text:a xlink:type="simple" xlink:href="https://www.ukrinform.ua/tag-dos" text:style-name="Internet_20_link" text:visited-style-name="Visited_20_Internet_20_Link">
rain</text:a>
, thunderstorms, in the rest of the territory without precipitation. The temperature at night 7-13 °, on the coast of the seas 12-18 °; in the afternoon 20-26 °.</text:p>
      <text:p text:style-name="P4">
In the capital region on June 5-6 at night without precipitation, in the afternoon in places of low-time rain, thunderstorm. In Kiev the temperature at night 11-13 °, in the afternoon 23-25 °; 8-13 ° at night, 21-26 ° in the afternoon.</text:p>
      <text:p text:style-name="P4">
News Source: <text:a xlink:type="simple" xlink:href="https://www.ukrinform.ua/rubric-regions/3717093-na-zavtra-prognozuut-dosi-ta-grozi-vden-do-28.html" text:style-name="Internet_20_link" text:visited-style-name="Visited_20_Internet_20_Link">
https://www.ukrinform.ua/rubric-regions/3717093-na-zavtra-prognozuut-dosi-ta-grozi-vden-do-28.html</text:a>
</text:p>
      <!--NEWS-->
      <text:h text:style-name="P10" text:outline-level="1">
<text:span text:style-name="T4">
Military Israel, together with the Armed Forces, introduce a missile attack system - Foreign Minister</text:span>
</text:h>
      <text:p text:style-name="P4">
Authors: Ukrinform (Person)</text:p>
      <text:p text:style-name="P4">
Publisher: Укринформ (Organization)</text:p>
      <text:p text:style-name="P4">
Published Time: 2023-06-02T00:47:00+03:00</text:p>
      <text:p text:style-name="P4">
Modified Time: 2023-06-02T00:47:00+03:00</text:p>
      <text:p text:style-name="P4">
Description: Servicemen from Ukraine and Israel work together in Poland in order to introduce early warnings about missile attacks in our country. - Ukrinform.</text:p>
      <text:p text:style-name="P4">
Images: ['<text:a xlink:type="simple" xlink:href="https://static.ukrinform.com/photos/2019_03/thumb_files/630_360_1551881491-493.jpg" text:style-name="Internet_20_link" text:visited-style-name="Visited_20_Internet_20_Link">
630_360_15518...</text:a>
']</text:p>
      <text:p text:style-name="P4">
Tags: ['Ізраїль', 'Польща', 'Ракета', 'ЗСУ', 'Повітряна тривога']</text:p>
      <text:p text:style-name="P4">
Type: Article</text:p>
      <!--METADATA-->
      <text:p text:style-name="P4">
<draw:frame draw:style-name="fr1" draw:name="Image353" text:anchor-type="as-char" svg:width="6.9236in" svg:height="3.956343in" draw:z-index="0">
<draw:image xlink:href="../Images/yкринформ/2023-06-02T00-47-00-03-00/630_360_1551881491-493.jpg" xlink:type="simple" xlink:show="embed" xlink:actuate="onLoad" draw:mime-type="image/jpeg"/>
</draw:frame>
Soldiers from Ukraine and Israel work together in Poland by the landing of the Israeli system of early warning in Poland.</text:p>
      <text:p text:style-name="P4">
According to the Ukrinform correspondent, the Minister of Foreign Affairs Eli Cohen said this during a press conference in Vienna after negotiations with his Austrian colleague.</text:p>
      <text:p text:style-name="P4">
"While we are talking here, the Israeli and Ukrainian military work together to implement our warning system, which will save civilians in Ukraine," he said.</text:p>
      <text:p text:style-name="P4">
According to Cohen, Israel "supported Ukraine from the first days".</text:p>
      <text:p text:style-name="P4">
"Two months ago, I became the first Minister of Foreign Affairs of Israel, who respected Kyiv and met with President Zelensky. We support Ukraine for earlier days. We support the territorial integrity and sovereignty of Ukraine," the Ministry of Foreign Affairs of Israel emphasized.</text:p>
      <text:p text:style-name="P4">
<text:span text:style-name="T4">
 Read also: </text:span>
 <text:a xlink:type="simple" xlink:href="https://www.ukrinform.ua/rubric-ato/3714407-izrailska-model-bezpeki-ukraini-ce-tocno-pidijde.html" text:style-name="Internet_20_link" text:visited-style-name="Visited_20_Internet_20_Link">
<text:span text:style-name="T4">
 Israel </text:span>
 Security Model: Ukraine will accurately rise? </text:a>
As reported by Ukrinform, the media reported that in May <text:a xlink:type="simple" xlink:href="https://www.ukrinform.ua/tag-izrail" text:style-name="Internet_20_link" text:visited-style-name="Visited_20_Internet_20_Link">
Israel</text:a>
It will begin to test in Kiev its civil alert system, which warns of the threat of rocket firing. The testing will conduct the Israeli command of the rear.</text:p>
      <text:p text:style-name="P4">
It is expected that connection to the Ukrainian radar system will allow you to transmit notifications to users of mobile phones and aircraft anxiety only in places where there is a real danger of a rocket launcher.</text:p>
      <text:p text:style-name="P4">
News Source: <text:a xlink:type="simple" xlink:href="https://www.ukrinform.ua/rubric-ato/3717244-vijskovi-izrailu-spilno-iz-zsu-vprovadzuut-sistemu-poperedzenna-pro-raketni-ataki-glava-mzs.html" text:style-name="Internet_20_link" text:visited-style-name="Visited_20_Internet_20_Link">
https://www.ukrinform.ua/rubric-ato/3717244-vijskovi-izrailu-spilno-iz-zsu-vprovadzuut-sistemu-poperedzenna-pro-raketni-ataki-glava-mzs.html</text:a>
</text:p>
      <!--NEWS-->
      <text:h text:style-name="P10" text:outline-level="1">
<text:span text:style-name="T4">
Alexei Chubashev's memory will take place in Kiev</text:span>
</text:h>
      <text:p text:style-name="P4">
Author: ['АРМІЯINFORM']</text:p>
      <text:p text:style-name="P4">
Time: 2023-06-02T98:00:00-04:00</text:p>
      <text:p text:style-name="P4">
Description: 11 Chervnya at Kiwi Vidbuy, a good -good whip of the Pam'yatu about the recruit - the fortified war ... War with Ukraine 2022, the war with Ukraine is the latest news today, the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6/chubashev.jpeg" text:style-name="Internet_20_link" text:visited-style-name="Visited_20_Internet_20_Link">
chubashev.jpeg</text:a>
']</text:p>
      <text:p text:style-name="P4">
Tags: ['STOPRUSSIA', 'АГРЕСІЯ РФ', 'ВТОРГНЕННЯ РФ', 'ГУР МО УКРАЇНИ', 'ОЛЕКСІЙ ЧУБАШЕВ']</text:p>
      <text:p text:style-name="P4">
Category: News</text:p>
      <!--METADATA-->
      <text:p text:style-name="P4">
<draw:frame draw:style-name="fr1" draw:name="Image354" text:anchor-type="as-char" svg:width="6.9236in" svg:height="6.9236in" draw:z-index="0">
<draw:image xlink:href="../Images/AРМІЯINFORM/2023-06-02T98-00-00-04-00/chubashev.jpeg" xlink:type="simple" xlink:show="embed" xlink:actuate="onLoad" draw:mime-type="image/jpeg"/>
</draw:frame>
On June 11, a charity race will be held in Kyiv in memory of the recruitment of “Major GUR of Ukraine of Ukraine, Alexei Chubashev.</text:p>
      <text:p text:style-name="P4">
About it <text:a xlink:type="simple" xlink:href="https://gur.gov.ua/content/11-chervnia-u-kyievi-vidbudetsia-blahodiinyi-zabih.html" text:style-name="Internet_20_link" text:visited-style-name="Visited_20_Internet_20_Link">
reports</text:a>
Main Directorate of Intelligence of the Ministry of Defense of Ukraine.</text:p>
      <text:p text:style-name="P4">
"Recruit was a motivator for many Ukrainian guys who became warriors of the example - Alexei Chubashev went from the journalist to the team -specific unit," the message reads.</text:p>
      <text:p text:style-name="P4">
Run will start <text:span text:style-name="T4">
 June 11 at 17:00 in Victory Park </text:span>
(Kyiv, Zhmachenko St.).</text:p>
      <text:p text:style-name="P4">
Організовують захід благодійна організація Varta та реабілітаційний центрSuperhumans. Зібрані кошти організатори спрямують на реабілітацію ветеранів уцентрі Superhumans.</text:p>
      <text:p text:style-name="P4">
Для участі в заході необхідно зареєструватись<text:a xlink:type="simple" xlink:href="https://docs.google.com/forms/d/e/1FAIpQLSczEuLdUzu67NyInFlkq2VOt1YkQ_djaVvZBYRppEvSO5bPsA/viewform" text:style-name="Internet_20_link" text:visited-style-name="Visited_20_Internet_20_Link">
 за цим посиланням.</text:a>
</text:p>
      <text:p text:style-name="P4">
News Source: <text:a xlink:type="simple" xlink:href="https://armyinform.com.ua/2023/06/02/u-kyyevi-vidbudetsya-blagodijnyj-zabig-pamyati-oleksiya-chubasheva/" text:style-name="Internet_20_link" text:visited-style-name="Visited_20_Internet_20_Link">
https://armyinform.com.ua/2023/06/02/u-kyyevi-vidbudetsya-blagodijnyj-zabig-pamyati-oleksiya-chubashev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